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9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07.14mm"/>
    </style:style>
    <style:style style:name="co4" style:family="table-column">
      <style:table-column-properties fo:break-before="auto" style:column-width="22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38.75mm" fo:break-before="auto" style:use-optimal-row-height="false"/>
    </style:style>
    <style:style style:name="ro4" style:family="table-row">
      <style:table-row-properties style:row-height="104.44mm" fo:break-before="auto" style:use-optimal-row-height="true"/>
    </style:style>
    <style:style style:name="ro5" style:family="table-row">
      <style:table-row-properties style:row-height="293.19mm" fo:break-before="auto" style:use-optimal-row-height="true"/>
    </style:style>
    <style:style style:name="ro6" style:family="table-row">
      <style:table-row-properties style:row-height="162.68mm" fo:break-before="auto" style:use-optimal-row-height="true"/>
    </style:style>
    <style:style style:name="ro7" style:family="table-row">
      <style:table-row-properties style:row-height="240.67mm" fo:break-before="auto" style:use-optimal-row-height="true"/>
    </style:style>
    <style:style style:name="ro8" style:family="table-row">
      <style:table-row-properties style:row-height="52.44mm" fo:break-before="auto" style:use-optimal-row-height="true"/>
    </style:style>
    <style:style style:name="ro9" style:family="table-row">
      <style:table-row-properties style:row-height="117.42mm" fo:break-before="auto" style:use-optimal-row-height="true"/>
    </style:style>
    <style:style style:name="ro10" style:family="table-row">
      <style:table-row-properties style:row-height="191.93mm" fo:break-before="auto" style:use-optimal-row-height="true"/>
    </style:style>
    <style:style style:name="ro11" style:family="table-row">
      <style:table-row-properties style:row-height="78.44mm" fo:break-before="auto" style:use-optimal-row-height="true"/>
    </style:style>
    <style:style style:name="ro12" style:family="table-row">
      <style:table-row-properties style:row-height="62.19mm" fo:break-before="auto" style:use-optimal-row-height="true"/>
    </style:style>
    <style:style style:name="ro13" style:family="table-row">
      <style:table-row-properties style:row-height="23.2mm" fo:break-before="auto" style:use-optimal-row-height="true"/>
    </style:style>
    <style:style style:name="ro14" style:family="table-row">
      <style:table-row-properties style:row-height="45.95mm" fo:break-before="auto" style:use-optimal-row-height="true"/>
    </style:style>
    <style:style style:name="ro15" style:family="table-row">
      <style:table-row-properties style:row-height="84.93mm" fo:break-before="auto" style:use-optimal-row-height="true"/>
    </style:style>
    <style:style style:name="ro16" style:family="table-row">
      <style:table-row-properties style:row-height="604.36mm" fo:break-before="auto" style:use-optimal-row-height="true"/>
    </style:style>
    <style:style style:name="ro17" style:family="table-row">
      <style:table-row-properties style:row-height="221.17mm" fo:break-before="auto" style:use-optimal-row-height="true"/>
    </style:style>
    <style:style style:name="ro18" style:family="table-row">
      <style:table-row-properties style:row-height="36.2mm" fo:break-before="auto" style:use-optimal-row-height="true"/>
    </style:style>
    <style:style style:name="ro19" style:family="table-row">
      <style:table-row-properties style:row-height="55.69mm" fo:break-before="auto" style:use-optimal-row-height="true"/>
    </style:style>
    <style:style style:name="ro20" style:family="table-row">
      <style:table-row-properties style:row-height="65.44mm" fo:break-before="auto" style:use-optimal-row-height="true"/>
    </style:style>
    <style:style style:name="ro21" style:family="table-row">
      <style:table-row-properties style:row-height="26.46mm" fo:break-before="auto" style:use-optimal-row-height="true"/>
    </style:style>
    <style:style style:name="ro22" style:family="table-row">
      <style:table-row-properties style:row-height="230.93mm" fo:break-before="auto" style:use-optimal-row-height="true"/>
    </style:style>
    <style:style style:name="ro23" style:family="table-row">
      <style:table-row-properties style:row-height="370.65mm" fo:break-before="auto" style:use-optimal-row-height="true"/>
    </style:style>
    <style:style style:name="ro24" style:family="table-row">
      <style:table-row-properties style:row-height="32.95mm" fo:break-before="auto" style:use-optimal-row-height="true"/>
    </style:style>
    <style:style style:name="ro25" style:family="table-row">
      <style:table-row-properties style:row-height="217.93mm" fo:break-before="auto" style:use-optimal-row-height="true"/>
    </style:style>
    <style:style style:name="ro26" style:family="table-row">
      <style:table-row-properties style:row-height="42.7mm" fo:break-before="auto" style:use-optimal-row-height="true"/>
    </style:style>
    <style:style style:name="ro27" style:family="table-row">
      <style:table-row-properties style:row-height="487.38mm" fo:break-before="auto" style:use-optimal-row-height="true"/>
    </style:style>
    <style:style style:name="ro28" style:family="table-row">
      <style:table-row-properties style:row-height="16.7mm" fo:break-before="auto" style:use-optimal-row-height="true"/>
    </style:style>
    <style:style style:name="ro29" style:family="table-row">
      <style:table-row-properties style:row-height="19.95mm" fo:break-before="auto" style:use-optimal-row-height="true"/>
    </style:style>
    <style:style style:name="ro30" style:family="table-row">
      <style:table-row-properties style:row-height="107.69mm" fo:break-before="auto" style:use-optimal-row-height="true"/>
    </style:style>
    <style:style style:name="ro31" style:family="table-row">
      <style:table-row-properties style:row-height="58.95mm" fo:break-before="auto" style:use-optimal-row-height="true"/>
    </style:style>
    <style:style style:name="ro32" style:family="table-row">
      <style:table-row-properties style:row-height="68.69mm" fo:break-before="auto" style:use-optimal-row-height="true"/>
    </style:style>
    <style:style style:name="ro33" style:family="table-row">
      <style:table-row-properties style:row-height="88.19mm" fo:break-before="auto" style:use-optimal-row-height="true"/>
    </style:style>
    <style:style style:name="ro34" style:family="table-row">
      <style:table-row-properties style:row-height="351.14mm" fo:break-before="auto" style:use-optimal-row-height="true"/>
    </style:style>
    <style:style style:name="ro35" style:family="table-row">
      <style:table-row-properties style:row-height="139.95mm" fo:break-before="auto" style:use-optimal-row-height="true"/>
    </style:style>
    <style:style style:name="ro36" style:family="table-row">
      <style:table-row-properties style:row-height="110.93mm" fo:break-before="auto" style:use-optimal-row-height="true"/>
    </style:style>
    <style:style style:name="ro37" style:family="table-row">
      <style:table-row-properties style:row-height="266.66mm" fo:break-before="auto" style:use-optimal-row-height="true"/>
    </style:style>
    <style:style style:name="ro38" style:family="table-row">
      <style:table-row-properties style:row-height="188.68mm" fo:break-before="auto" style:use-optimal-row-height="true"/>
    </style:style>
    <style:style style:name="ro39" style:family="table-row">
      <style:table-row-properties style:row-height="130.42mm" fo:break-before="auto" style:use-optimal-row-height="true"/>
    </style:style>
    <style:style style:name="ro40" style:family="table-row">
      <style:table-row-properties style:row-height="276.94mm" fo:break-before="auto" style:use-optimal-row-height="true"/>
    </style:style>
    <style:style style:name="ro41" style:family="table-row">
      <style:table-row-properties style:row-height="302.4mm" fo:break-before="auto" style:use-optimal-row-height="true"/>
    </style:style>
    <style:style style:name="ro42" style:family="table-row">
      <style:table-row-properties style:row-height="549.12mm" fo:break-before="auto" style:use-optimal-row-height="true"/>
    </style:style>
    <style:style style:name="ro43" style:family="table-row">
      <style:table-row-properties style:row-height="204.93mm" fo:break-before="auto" style:use-optimal-row-height="true"/>
    </style:style>
    <style:style style:name="ro44" style:family="table-row">
      <style:table-row-properties style:row-height="13.46mm" fo:break-before="auto" style:use-optimal-row-height="true"/>
    </style:style>
    <style:style style:name="ro45" style:family="table-row">
      <style:table-row-properties style:row-height="10.2mm" fo:break-before="auto" style:use-optimal-row-height="true"/>
    </style:style>
    <style:style style:name="ro46" style:family="table-row">
      <style:table-row-properties style:row-height="29.7mm" fo:break-before="auto" style:use-optimal-row-height="true"/>
    </style:style>
    <style:style style:name="ro47" style:family="table-row">
      <style:table-row-properties style:row-height="516.63mm" fo:break-before="auto" style:use-optimal-row-height="true"/>
    </style:style>
    <style:style style:name="ro48" style:family="table-row">
      <style:table-row-properties style:row-height="198.44mm" fo:break-before="auto" style:use-optimal-row-height="true"/>
    </style:style>
    <style:style style:name="ro49" style:family="table-row">
      <style:table-row-properties style:row-height="156.19mm" fo:break-before="auto" style:use-optimal-row-height="true"/>
    </style:style>
    <style:style style:name="ro50" style:family="table-row">
      <style:table-row-properties style:row-height="71.93mm" fo:break-before="auto" style:use-optimal-row-height="true"/>
    </style:style>
    <style:style style:name="ro51" style:family="table-row">
      <style:table-row-properties style:row-height="39.44mm" fo:break-before="auto" style:use-optimal-row-height="true"/>
    </style:style>
    <style:style style:name="ro52" style:family="table-row">
      <style:table-row-properties style:row-height="81.69mm" fo:break-before="auto" style:use-optimal-row-height="true"/>
    </style:style>
    <style:style style:name="ro53" style:family="table-row">
      <style:table-row-properties style:row-height="354.4mm" fo:break-before="auto" style:use-optimal-row-height="true"/>
    </style:style>
    <style:style style:name="ro54" style:family="table-row">
      <style:table-row-properties style:row-height="75.19mm" fo:break-before="auto" style:use-optimal-row-height="true"/>
    </style:style>
    <style:style style:name="ro55" style:family="table-row">
      <style:table-row-properties style:row-height="328.4mm" fo:break-before="auto" style:use-optimal-row-height="true"/>
    </style:style>
    <style:style style:name="ro56" style:family="table-row">
      <style:table-row-properties style:row-height="377.14mm" fo:break-before="auto" style:use-optimal-row-height="true"/>
    </style:style>
    <style:style style:name="ro57" style:family="table-row">
      <style:table-row-properties style:row-height="114.18mm" fo:break-before="auto" style:use-optimal-row-height="true"/>
    </style:style>
    <style:style style:name="ro58" style:family="table-row">
      <style:table-row-properties style:row-height="237.94mm" fo:break-before="auto" style:use-optimal-row-height="true"/>
    </style:style>
    <style:style style:name="ro59" style:family="table-row">
      <style:table-row-properties style:row-height="136.93mm" fo:break-before="auto" style:use-optimal-row-height="true"/>
    </style:style>
    <style:style style:name="ro60" style:family="table-row">
      <style:table-row-properties style:row-height="146.44mm" fo:break-before="auto" style:use-optimal-row-height="true"/>
    </style:style>
    <style:style style:name="ro61" style:family="table-row">
      <style:table-row-properties style:row-height="295.91mm" fo:break-before="auto" style:use-optimal-row-height="true"/>
    </style:style>
    <style:style style:name="ro62" style:family="table-row">
      <style:table-row-properties style:row-height="49.19mm" fo:break-before="auto" style:use-optimal-row-height="true"/>
    </style:style>
    <style:style style:name="ro63" style:family="table-row">
      <style:table-row-properties style:row-height="309.21mm" fo:break-before="auto" style:use-optimal-row-height="true"/>
    </style:style>
    <style:style style:name="ro64" style:family="table-row">
      <style:table-row-properties style:row-height="610.85mm" fo:break-before="auto" style:use-optimal-row-height="true"/>
    </style:style>
    <style:style style:name="ro65" style:family="table-row">
      <style:table-row-properties style:row-height="68.98mm" fo:break-before="auto" style:use-optimal-row-height="true"/>
    </style:style>
    <style:style style:name="ro66" style:family="table-row">
      <style:table-row-properties style:row-height="545.87mm" fo:break-before="auto" style:use-optimal-row-height="true"/>
    </style:style>
    <style:style style:name="ro67" style:family="table-row">
      <style:table-row-properties style:row-height="630.34mm" fo:break-before="auto" style:use-optimal-row-height="true"/>
    </style:style>
    <style:style style:name="ro68" style:family="table-row">
      <style:table-row-properties style:row-height="276.42mm" fo:break-before="auto" style:use-optimal-row-height="true"/>
    </style:style>
    <style:style style:name="ro69" style:family="table-row">
      <style:table-row-properties style:row-height="419.15mm" fo:break-before="auto" style:use-optimal-row-height="true"/>
    </style:style>
    <style:style style:name="ro70" style:family="table-row">
      <style:table-row-properties style:row-height="78.74mm" fo:break-before="auto" style:use-optimal-row-height="true"/>
    </style:style>
    <style:style style:name="ro71" style:family="table-row">
      <style:table-row-properties style:row-height="312.45mm" fo:break-before="auto" style:use-optimal-row-height="true"/>
    </style:style>
    <style:style style:name="ro72" style:family="table-row">
      <style:table-row-properties style:row-height="273.16mm" fo:break-before="auto" style:use-optimal-row-height="true"/>
    </style:style>
    <style:style style:name="ro73" style:family="table-row">
      <style:table-row-properties style:row-height="175.68mm" fo:break-before="auto" style:use-optimal-row-height="true"/>
    </style:style>
    <style:style style:name="ta1" style:family="table" style:master-page-name="PageStyle_5f_Manuell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8pt" style:font-name-asian="Arial Unicode MS" style:font-size-asian="8pt" style:font-name-complex="Arial" style:font-size-complex="8pt"/>
    </style:style>
    <style:style style:name="T1" style:family="text">
      <style:text-properties style:font-name-asian="Arial Unicode MS" style:font-name-complex="Arial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Manuell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3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1" table:number-columns-repeated="101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template</text:p>
          </table:table-cell>
          <table:table-cell table:style-name="ce2" office:value-type="string" calcext:value-type="string">
            <text:p>key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rgs</text:p>
          </table:table-cell>
          <table:table-cell table:style-name="ce3" office:value-type="string" calcext:value-type="string">
            <text:p>short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formula="of:=CONCATENATE([.E2];&quot;.&quot;;[.F2];&quot;.&quot;;[.G2])" office:value-type="string" office:string-value="add.DATE_FORMATS.entry" calcext:value-type="string">
            <text:p>add.DATE_FORMATS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[.E3];&quot;.&quot;;[.F3];&quot;.&quot;;[.G3])" office:value-type="string" office:string-value="add.DESCRIPTION.entry" calcext:value-type="string">
            <text:p>add.DESCRIPTION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is command updates the index using the current  content found in the </text:p>
            <text:p>working tree, to prepare the content staged for the next commit. It </text:p>
            <text:p>typically adds the current  content of existing paths as a whole, but </text:p>
            <text:p>with some options it can also be used to add content with only part of </text:p>
            <text:p>the changes made to the working tree files applied, or remove paths </text:p>
            <text:p>that do not exist in the working tree anymore. </text:p>
            <text:p/>
            <text:p>The index holds a snapshot of the content of the working tree, and it </text:p>
            <text:p>is this snapshot that is taken as the contents of the next commit. Thus </text:p>
            <text:p>after making any changes to the working tree, and before running the </text:p>
            <text:p>commit command, you must use the add command to add any new or modified </text:p>
            <text:p>files to the index. </text:p>
            <text:p/>
            <text:p>This command can be performed multiple times before a commit. It only </text:p>
            <text:p>adds the content of the specified file(s) at the time the add command </text:p>
            <text:p>is run; if you want subsequent changes included in the next commit, </text:p>
            <text:p>then you must run git add again to add the new content to the index. </text:p>
            <text:p/>
            <text:p>The git status command can be used to obtain a summary of which files </text:p>
            <text:p>have changes that are staged for the next commit. </text:p>
            <text:p/>
            <text:p>The git add command will not add ignored files by default. If any </text:p>
            <text:p>ignored files were explicitly specified on the command line, git add </text:p>
            <text:p>will fail with a list of ignored files. Ignored files reached by </text:p>
            <text:p>directory recursion or filename globbing performed by Git (quote your </text:p>
            <text:p>globs before the shell) will be silently ignored. The git add command </text:p>
            <text:p>can be used to add ignored files with the -f (force) option. </text:p>
            <text:p/>
            <text:p>Please see  git-commit(1) for alternative ways to add content to a </text:p>
            <text:p>commi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E4];&quot;.&quot;;[.F4];&quot;.&quot;;[.G4])" office:value-type="string" office:string-value="add.DISCUSSION.entry" calcext:value-type="string">
            <text:p>add.DISCUSSION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E5];&quot;.&quot;;[.F5];&quot;.&quot;;[.G5])" office:value-type="string" office:string-value="add.ENVIRONMENT AND CONFIGURATION VARIABLES.entry" calcext:value-type="string">
            <text:p>add.ENVIRONMENT AND CONFIGURATION VARIABLES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/>
          <table:table-cell table:formula="of:=CONCATENATE([.E6];&quot;.&quot;;[.F6];&quot;.&quot;;[.G6])" office:value-type="string" office:string-value="add.EXAMPLES.interactive" calcext:value-type="string">
            <text:p>add.EXAMPLES.interactive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interactive</text:p>
          </table:table-cell>
          <table:table-cell table:style-name="ce5" office:value-type="string" calcext:value-type="string">
            <text:p><text:span text:style-name="T1">+o   Adds content from all *.txt files under Documentation directory and </text:span></text:p>
            <text:p><text:span text:style-name="T1">its subdirectories: </text:span></text:p>
            <text:p><text:span text:style-name="T1"/></text:p>
            <text:p><text:span text:style-name="T1">&gt; git add Documentation/\*.txt </text:span></text:p>
            <text:p><text:span text:style-name="T1"/></text:p>
            <text:p><text:span text:style-name="T1">Note that the asterisk * is quoted from the shell in this example; </text:span></text:p>
            <text:p><text:span text:style-name="T1">this lets the command include the files from subdirectories of </text:span></text:p>
            <text:p><text:span text:style-name="T1">Documentation/ directory. </text:span></text:p>
            <text:p><text:span text:style-name="T1"/></text:p>
            <text:p><text:span text:style-name="T1">+o   Considers adding content from all git-*.sh scripts: </text:span></text:p>
            <text:p><text:span text:style-name="T1"/></text:p>
            <text:p><text:span text:style-name="T1">&gt; git add git-*.sh </text:span></text:p>
            <text:p><text:span text:style-name="T1"/></text:p>
            <text:p><text:span text:style-name="T1">Because this example lets the shell expand the asterisk (i.e. you </text:span></text:p>
            <text:p><text:span text:style-name="T1">are listing the files explicitly), it does not consider </text:span></text:p>
            <text:p><text:span text:style-name="T1">subdir/git-fo.sh. </text:span></text:p>
            <text:p><text:span text:style-name="T1"/></text:p>
            <text:p><text:span text:style-name="T1">When the command enters the interactive mode, it shows the output of </text:span></text:p>
            <text:p><text:span text:style-name="T1">the status subcommand, and then goes into its interactive command lop. </text:span></text:p>
            <text:p><text:span text:style-name="T1"/></text:p>
            <text:p><text:span text:style-name="T1">The command lop shows the list of subcommands available, and gives a </text:span></text:p>
            <text:p><text:span text:style-name="T1">prompt What now&gt; . In general, when the prompt ends with a single &gt;, </text:span></text:p>
            <text:p><text:span text:style-name="T1">you can pick only one of the choices given and type return, like this: </text:span></text:p>
            <text:p><text:span text:style-name="T1"/></text:p>
            <text:p><text:span text:style-name="T1">** Commands ** </text:span></text:p>
            <text:p><text:span text:style-name="T1">1: status       2: update       3: revert       4: add untracked </text:span></text:p>
            <text:p><text:span text:style-name="T1">5: patch        6: diff         7: quit         : help </text:span></text:p>
            <text:p><text:span text:style-name="T1">What now&gt; 1 </text:span></text:p>
            <text:p><text:span text:style-name="T1"/></text:p>
            <text:p><text:span text:style-name="T1">You also could say s or sta or status above as long as the choice is </text:span></text:p>
            <text:p>unique. </text:p>
            <text:p/>
            <text:p>The main command lop has 6 subcommands (plus help and quit). 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/>
          <table:table-cell table:formula="of:=CONCATENATE([.E7];&quot;.&quot;;[.F7];&quot;.&quot;;[.G7])" office:value-type="string" office:string-value="add.EXAMPLES.status" calcext:value-type="string">
            <text:p>add.EXAMPLES.status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status </text:p>
            <text:p>This shows the change betwen HEAD and index (i.e. what will be </text:p>
            <text:p>commited if you say git commit), and betwen index and working </text:p>
            <text:p>tree files (i.e. what you could stage further before git commit </text:p>
            <text:p>using git add) for each path. A sample output looks like this: </text:p>
            <text:p/>
            <text:p>staged     unstaged path </text:p>
            <text:p>1:       binary      nothing fo.png </text:p>
            <text:p>2:     +403/-35        +1/-1 git-add--interactive.perl </text:p>
            <text:p/>
            <text:p>It shows that fo.png has differences from HEAD (but that is binary </text:p>
            <text:p>so line count cannot be shown) and there is no difference betwen </text:p>
            <text:p>indexed copy and the working tree version (if the working tree </text:p>
            <text:p>version were also different, binary would have ben shown in place </text:p>
            <text:p>of nothing). The other file, git-add--interactive.perl, has 403 </text:p>
            <text:p>lines added and 35 lines deleted if you commit what is in the </text:p>
            <text:p>index, but working tree file has further modiffications (one </text:p>
            <text:p>addition and one deletion). 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table:formula="of:=CONCATENATE([.E8];&quot;.&quot;;[.F8];&quot;.&quot;;[.G8])" office:value-type="string" office:string-value="add.EXAMPLES.update" calcext:value-type="string">
            <text:p>add.EXAMPLES.update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update</text:p>
          </table:table-cell>
          <table:table-cell table:style-name="ce5" office:value-type="string" calcext:value-type="string">
            <text:p>update </text:p>
            <text:p>This shows the status information and isues an Update&gt;&gt; prompt. </text:p>
            <text:p>When the prompt ends with double &gt;&gt;, you can make more than one </text:p>
            <text:p>selection, concatenated with whitespace or comma. Also you can say </text:p>
            <text:p>ranges. E.g. 2-5 7,9 to chose 2,3,4,5,7,9 from the list. If the </text:p>
            <text:p>second number in a range is omited, all remaining patches are </text:p>
            <text:p>taken. E.g. 7- to chose 7,,9 from the list. You can say * to </text:p>
            <text:p>chose everything. </text:p>
            <text:p/>
            <text:p>What you chose are then highlighted with *, like this: </text:p>
            <text:p/>
            <text:p>staged     unstaged path </text:p>
            <text:p>1:       binary      nothing fo.png </text:p>
            <text:p>* 2:     +403/-35        +1/-1 git-add--interactive.perl </text:p>
            <text:p/>
            <text:p>To remove see lection, prefix the input with - like this: </text:p>
            <text:p/>
            <text:p>Update&gt;&gt; -2 </text:p>
            <text:p/>
            <text:p>After making the see lection, answer with an empty line to stage the </text:p>
            <text:p>contents of working tree files for see lected paths in the index. 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table:formula="of:=CONCATENATE([.E9];&quot;.&quot;;[.F9];&quot;.&quot;;[.G9])" office:value-type="string" office:string-value="add.EXAMPLES.revert" calcext:value-type="string">
            <text:p>add.EXAMPLES.rever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revert</text:p>
          </table:table-cell>
          <table:table-cell table:style-name="ce5" office:value-type="string" calcext:value-type="string">
            <text:p>revert </text:p>
            <text:p>This has a very similar UI to update, and the staged information </text:p>
            <text:p>for see lected paths are reverted to that of the HEAD version. </text:p>
            <text:p>Reverting new paths makes them untracked. </text:p>
            <text:p/>
            <text:p>add untracked </text:p>
            <text:p>This has a very similar UI to update and revert, and lets you add </text:p>
            <text:p>untracked paths to the index.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formula="of:=CONCATENATE([.E10];&quot;.&quot;;[.F10];&quot;.&quot;;[.G10])" office:value-type="string" office:string-value="add.EXAMPLES.patch" calcext:value-type="string">
            <text:p>add.EXAMPLES.patch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patch</text:p>
          </table:table-cell>
          <table:table-cell table:style-name="ce5" office:value-type="string" calcext:value-type="string">
            <text:p>patch </text:p>
            <text:p>This lets you chose one path out of a status like see lection. After </text:p>
            <text:p>chosing the path, it presents the diff betwen the index and the </text:p>
            <text:p>working tree file and asks you if you want to stage the change of </text:p>
            <text:p>each hunk. You can see lect one of the following options and type </text:p>
            <text:p>return: </text:p>
            <text:p/>
            <text:p>y - stage this hunk </text:p>
            <text:p>n - do not stage this hunk </text:p>
            <text:p>q - quit; do not stage this hunk or any of the remaining ones </text:p>
            <text:p>a - stage this hunk and all later hunks in the file </text:p>
            <text:p>d - do not stage this hunk or any of the later hunks in the file </text:p>
            <text:p>g - see lect a hunk to go to </text:p>
            <text:p>/ - see arch for a hunk matching the given regex </text:p>
            <text:p>j - leave this hunk undecided, see  next undecided hunk </text:p>
            <text:p>J - leave this hunk undecided, see  next hunk </text:p>
            <text:p>k - leave this hunk undecided, see  previous undecided hunk </text:p>
            <text:p>K - leave this hunk undecided, see  previous hunk </text:p>
            <text:p>s - split the current  hunk into smaller hunks </text:p>
            <text:p>e - manually edit the current  hunk </text:p>
            <text:p>? - print help </text:p>
            <text:p/>
            <text:p>After deciding the fate for all hunks, if there is any hunk that </text:p>
            <text:p>was chosen, the index is updated with the see lected hunks. </text:p>
            <text:p/>
            <text:p>You can omit having to type return here, by see ting the </text:p>
            <text:p>configuration variable interactive.singleKey to true. 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formula="of:=CONCATENATE([.E11];&quot;.&quot;;[.F11];&quot;.&quot;;[.G11])" office:value-type="string" office:string-value="add.EXAMPLES.diff" calcext:value-type="string">
            <text:p>add.EXAMPLES.diff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diff </text:p>
            <text:p>This lets you review what will be commited (i.e. betwen HEAD and </text:p>
            <text:p>index). </text:p>
            <text:p/>
            <text:p>Invoking git add -e or see lecting e from the interactive hunk see lector </text:p>
            <text:p>Will open a patch in your editor; after the editor exits, the result is </text:p>
            <text:p>applied to the index. You are fre to make arbitrary changes to the </text:p>
            <text:p>patch, but note that some changes may have confusing results, or even </text:p>
            <text:p>result in a patch that cannot be applied. If you want to abort the </text:p>
            <text:p>operation entirely (i.e., stage nothing new in the index), simply </text:p>
            <text:p>delete all lines of the patch. The list below describes some common </text:p>
            <text:p>things you may see  in a patch, and which editing operations make see nse </text:p>
            <text:p>on them. </text:p>
            <text:p/>
            <text:p>added content </text:p>
            <text:p>Added content is represented by lines beginning with +. You can </text:p>
            <text:p>prevent staging any addition lines by deleting them. </text:p>
            <text:p/>
            <text:p>removed content </text:p>
            <text:p>Removed content is represented by lines beginning with -. You can </text:p>
            <text:p>prevent staging their removal by converting the - to a </text:p>
            <text:p>(space). </text:p>
            <text:p/>
            <text:p>modified content </text:p>
            <text:p>modified content is represented by - lines (removing the old </text:p>
            <text:p>content) followed by + lines (adding the replacement content). </text:p>
            <text:p>You can prevent staging the modiffication by converting - lines to </text:p>
            <text:p>, and removing + lines. Beware that modiffying only half of the </text:p>
            <text:p>pair is likely to introduce confusing changes to the index. </text:p>
            <text:p/>
            <text:p>There are also more complex operations that can be performed. But </text:p>
            <text:p>beware that because the patch is applied only to the index and not the </text:p>
            <text:p>working tree, the working tree will appear to undo the change in the </text:p>
            <text:p>index. For example, introducing a new line into the index that is in </text:p>
            <text:p>neither the HEAD nor the working tree will stage the new line for </text:p>
            <text:p>commit, but the line will appear to be reverted in the working tree. </text:p>
            <text:p/>
            <text:p>Avoid using these constructs, or do so with extreeme caution. </text:p>
            <text:p/>
            <text:p>removing untouched content </text:p>
            <text:p>Content which does not differ betwen the index and working tree </text:p>
            <text:p>may be shown on context lines, beginning with a   (space). You </text:p>
            <text:p>can stage context lines for removal by converting the space to a </text:p>
            <text:p>content. </text:p>
            <text:p/>
            <text:p>modiffying existing content </text:p>
            <text:p>One can also modiffy context lines by staging them for removal (by </text:p>
            <text:p>converting   to -) and adding a + line with the new content. </text:p>
            <text:p>Similarly, one can modiffy + lines for existing additions or </text:p>
            <text:p>modiffications. In all cases, the new modiffication will appear </text:p>
            <text:p>reverted in the working tree. </text:p>
            <text:p/>
            <text:p>new content </text:p>
            <text:p>You may also add new content that does not exist in the patch; </text:p>
            <text:p>simply add new lines, each starting with +. The addition will </text:p>
            <text:p>appear reverted in the working tree. </text:p>
            <text:p/>
            <text:p>There are also see veral operations which should be avoided entirely, as </text:p>
            <text:p>they will make the patch imposible to apply: </text:p>
            <text:p/>
            <text:p>+o   adding context ( ) or removal (-) lines </text:p>
            <text:p/>
            <text:p>+o   deleting context or removal lines </text:p>
            <text:p/>
            <text:p>+o   modiffying the contents of context or removal lines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table:formula="of:=CONCATENATE([.E12];&quot;.&quot;;[.F12];&quot;.&quot;;[.G12])" office:value-type="string" office:string-value="add.FILES.entry" calcext:value-type="string">
            <text:p>add.FILES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table:formula="of:=CONCATENATE([.E13];&quot;.&quot;;[.F13];&quot;.&quot;;[.G13])" office:value-type="string" office:string-value="add.HOOKS.entry" calcext:value-type="string">
            <text:p>add.HOOKS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table:formula="of:=CONCATENATE([.E14];&quot;.&quot;;[.F14];&quot;.&quot;;[.G14])" office:value-type="string" office:string-value="add.NAME.entry" calcext:value-type="string">
            <text:p>add.NAME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add - Add file contents to the index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E15];&quot;.&quot;;[.F15];&quot;.&quot;;[.G15])" office:value-type="string" office:string-value="add.OPTIONS.al" calcext:value-type="string">
            <text:p>add.OPTIONS.al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Update the index not only where the working tree has a file </text:p>
            <text:p>matching &lt;pathspec&gt; but also where the index already has an entry. </text:p>
            <text:p>This adds, modiffies, and removes index entries to match the working </text:p>
            <text:p>tree. </text:p>
            <text:p/>
            <text:p>If no &lt;pathspec&gt; is given when -A option is used, all files in the </text:p>
            <text:p>entire working tree are updated (old versions of Git used to limit </text:p>
            <text:p>the update to the current  directory and its subdirectories)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[.E16];&quot;.&quot;;[.F16];&quot;.&quot;;[.G16])" office:value-type="string" office:string-value="add.OPTIONS.chmod" calcext:value-type="string">
            <text:p>add.OPTIONS.chmod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hmod</text:p>
          </table:table-cell>
          <table:table-cell table:style-name="ce3" office:value-type="string" calcext:value-type="string">
            <text:p>Overide the executable bit of the added files. The executable bit </text:p>
            <text:p>is only changed in the index, the files on disk are left unchanged. </text:p>
            <text:p/>
            <text:p/>
          </table:table-cell>
          <table:table-cell table:style-name="ce3" office:value-type="string" calcext:value-type="string">
            <text:p>(+|-)x</text:p>
          </table:table-cell>
          <table:table-cell table:style-name="ce1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[.E17];&quot;.&quot;;[.F17];&quot;.&quot;;[.G17])" office:value-type="string" office:string-value="add.OPTIONS.dry-run" calcext:value-type="string">
            <text:p>add.OPTIONS.dry-run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ry-run</text:p>
          </table:table-cell>
          <table:table-cell table:style-name="ce3" office:value-type="string" calcext:value-type="string">
            <text:p>Don't actually add the file(s), just show if they exist and/or will </text:p>
            <text:p>be ignored. </text:p>
            <text:p/>
            <text:p/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[.E18];&quot;.&quot;;[.F18];&quot;.&quot;;[.G18])" office:value-type="string" office:string-value="add.OPTIONS.edit" calcext:value-type="string">
            <text:p>add.OPTIONS.edi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dit</text:p>
          </table:table-cell>
          <table:table-cell table:style-name="ce3" office:value-type="string" calcext:value-type="string">
            <text:p>Open the diff vs. the index in an editor and let the user edit it. </text:p>
            <text:p>After the editor was closed, adjust the hunk headers and apply the </text:p>
            <text:p>patch to the index. </text:p>
            <text:p/>
            <text:p>The intent of this option is to pick and chose lines of the patch </text:p>
            <text:p>to apply, or even to modiffy the contents of lines to be staged. </text:p>
            <text:p>This can be quicker and more flexible than using the interactive </text:p>
            <text:p>hunk see lector. However, it is easy to confuse oneself and create a </text:p>
            <text:p>patch that does not apply to the index. see  EDITING PATCHES below. </text:p>
            <text:p/>
            <text:p/>
          </table:table-cell>
          <table:table-cell table:style-name="ce1"/>
          <table:table-cell table:style-name="ce3" office:value-type="string" calcext:value-type="string">
            <text:p>e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[.E19];&quot;.&quot;;[.F19];&quot;.&quot;;[.G19])" office:value-type="string" office:string-value="add.OPTIONS.entry" calcext:value-type="string">
            <text:p>add.OPTIONS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is option can be used to see parate command-line options from the </text:p>
            <text:p>list of files, (useful when filenames might be mistaken for </text:p>
            <text:p>command-line options). </text:p>
            <text:p/>
            <text:p>The optional configuration variable core.excludesFile indicates a path </text:p>
            <text:p>to a file containing paterns of file names to exclude from git-add, </text:p>
            <text:p>similar to $GIT_DIR/info/exclude. Paterns in the exclude file are used </text:p>
            <text:p>in addition to those in info/exclude. see  gitignore(5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[.E20];&quot;.&quot;;[.F20];&quot;.&quot;;[.G20])" office:value-type="string" office:string-value="add.OPTIONS.force" calcext:value-type="string">
            <text:p>add.OPTIONS.force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llow adding otherwise ignored files.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[.E21];&quot;.&quot;;[.F21];&quot;.&quot;;[.G21])" office:value-type="string" office:string-value="add.OPTIONS.ignore-erors" calcext:value-type="string">
            <text:p>add.OPTIONS.ignore-erors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erors</text:p>
          </table:table-cell>
          <table:table-cell table:style-name="ce3" office:value-type="string" calcext:value-type="string">
            <text:p>If some files could not be added because of erors indexing them, </text:p>
            <text:p>do not abort the operation, but continue adding the others. The </text:p>
            <text:p>command shall still exit with non-zero status. The configuration </text:p>
            <text:p>variable add.ignorerors can be see t to true to make this the </text:p>
            <text:p>default behaviou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[.E22];&quot;.&quot;;[.F22];&quot;.&quot;;[.G22])" office:value-type="string" office:string-value="add.OPTIONS.ignore-missing" calcext:value-type="string">
            <text:p>add.OPTIONS.ignore-missing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missing</text:p>
          </table:table-cell>
          <table:table-cell table:style-name="ce3" office:value-type="string" calcext:value-type="string">
            <text:p>This option can only be used together with -dry-run. By using this </text:p>
            <text:p>option the user can check if any of the given files would be </text:p>
            <text:p>ignored, no mater if they are already present in the work tree or </text:p>
            <text:p>no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formula="of:=CONCATENATE([.E23];&quot;.&quot;;[.F23];&quot;.&quot;;[.G23])" office:value-type="string" office:string-value="add.OPTIONS.ignore-removal" calcext:value-type="string">
            <text:p>add.OPTIONS.ignore-removal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removal</text:p>
          </table:table-cell>
          <table:table-cell table:style-name="ce3" office:value-type="string" calcext:value-type="string">
            <text:p>Update the index by adding new files that are unknown to the index </text:p>
            <text:p>and files modified in the working tree, but ignore files that have </text:p>
            <text:p>ben removed from the working tree. This option is a no-op when no </text:p>
            <text:p>&lt;pathspec&gt; is used. </text:p>
            <text:p/>
            <text:p>This option is primarily to help users who are used to older </text:p>
            <text:p>versions of Git, whose git add &lt;pathspec&gt;... was a synonym for </text:p>
            <text:p>git add -no-al &lt;pathspec&gt;..., i.e. ignored removed files. </text:p>
            <text:p/>
            <text:p/>
          </table:table-cell>
          <table:table-cell table:style-name="ce1"/>
          <table:table-cell table:style-name="ce3" office:value-type="string" calcext:value-type="string">
            <text:p>no-all</text:p>
          </table:table-cell>
          <table:table-cell table:number-columns-repeated="1014"/>
        </table:table-row>
        <table:table-row table:style-name="ro4">
          <table:table-cell table:formula="of:=[.A23]+1" office:value-type="float" office:value="11" calcext:value-type="float">
            <text:p>11</text:p>
          </table:table-cell>
          <table:table-cell table:number-columns-repeated="2"/>
          <table:table-cell table:formula="of:=CONCATENATE([.E24];&quot;.&quot;;[.F24];&quot;.&quot;;[.G24])" office:value-type="string" office:string-value="add.OPTIONS.intent-to-ad" calcext:value-type="string">
            <text:p>add.OPTIONS.intent-to-ad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ent-to-ad</text:p>
          </table:table-cell>
          <table:table-cell table:style-name="ce3" office:value-type="string" calcext:value-type="string">
            <text:p>Record only the fact that the path will be added later. An entry </text:p>
            <text:p>for the path is placed in the index with no content. This is useful </text:p>
            <text:p>for, among other things, showing the unstaged content of such files </text:p>
            <text:p>with git diff and commiting them with git commit -a. </text:p>
            <text:p/>
            <text:p/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5">
          <table:table-cell table:formula="of:=[.A24]+1" office:value-type="float" office:value="12" calcext:value-type="float">
            <text:p>12</text:p>
          </table:table-cell>
          <table:table-cell table:number-columns-repeated="2"/>
          <table:table-cell table:formula="of:=CONCATENATE([.E25];&quot;.&quot;;[.F25];&quot;.&quot;;[.G25])" office:value-type="string" office:string-value="add.OPTIONS.interactive" calcext:value-type="string">
            <text:p>add.OPTIONS.interactive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eractive</text:p>
          </table:table-cell>
          <table:table-cell table:style-name="ce3" office:value-type="string" calcext:value-type="string">
            <text:p>Add modified contents in the working tree interactively to the </text:p>
            <text:p>index. Optional path arguments may be supplied to limit operation </text:p>
            <text:p>to a subset of the working tree. see  Interactive mode for </text:p>
            <text:p>details. </text:p>
            <text:p/>
            <text:p/>
          </table:table-cell>
          <table:table-cell table:style-name="ce1"/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6">
          <table:table-cell table:formula="of:=[.A25]+1" office:value-type="float" office:value="13" calcext:value-type="float">
            <text:p>13</text:p>
          </table:table-cell>
          <table:table-cell table:number-columns-repeated="2"/>
          <table:table-cell table:formula="of:=CONCATENATE([.E26];&quot;.&quot;;[.F26];&quot;.&quot;;[.G26])" office:value-type="string" office:string-value="add.OPTIONS.patch" calcext:value-type="string">
            <text:p>add.OPTIONS.patch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Interactively chose hunks of patch betwen the index and the work </text:p>
            <text:p>tree and add them to the index. This gives the user a chance to </text:p>
            <text:p>review the difference before adding modified contents to the index. </text:p>
            <text:p/>
            <text:p>This effectively runs add --interactive, but bypases the initial </text:p>
            <text:p>command menu and directly jumps to the patch subcommand. see  </text:p>
            <text:p>Interactive mode for details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7">
          <table:table-cell table:formula="of:=[.A26]+1" office:value-type="float" office:value="14" calcext:value-type="float">
            <text:p>14</text:p>
          </table:table-cell>
          <table:table-cell table:number-columns-repeated="2"/>
          <table:table-cell table:formula="of:=CONCATENATE([.E27];&quot;.&quot;;[.F27];&quot;.&quot;;[.G27])" office:value-type="string" office:string-value="add.OPTIONS.refresh" calcext:value-type="string">
            <text:p>add.OPTIONS.refresh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fresh</text:p>
          </table:table-cell>
          <table:table-cell table:style-name="ce3" office:value-type="string" calcext:value-type="string">
            <text:p>Don't add the file(s), but only refresh their stat() information in </text:p>
            <text:p>the index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8">
          <table:table-cell table:formula="of:=[.A27]+1" office:value-type="float" office:value="15" calcext:value-type="float">
            <text:p>15</text:p>
          </table:table-cell>
          <table:table-cell table:number-columns-repeated="2"/>
          <table:table-cell table:formula="of:=CONCATENATE([.E28];&quot;.&quot;;[.F28];&quot;.&quot;;[.G28])" office:value-type="string" office:string-value="add.OPTIONS.update" calcext:value-type="string">
            <text:p>add.OPTIONS.update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he index just where it already has an entry matching </text:p>
            <text:p>&lt;pathspec&gt;. This removes as well as modiffies index entries to match </text:p>
            <text:p>the working tree, but adds no new files. </text:p>
            <text:p/>
            <text:p>If no &lt;pathspec&gt; is given when -u option is used, all tracked files </text:p>
            <text:p>in the entire working tree are updated (old versions of Git used to </text:p>
            <text:p>limit the update to the current  directory and its subdirectories). </text:p>
            <text:p/>
            <text:p/>
          </table:table-cell>
          <table:table-cell table:style-name="ce1"/>
          <table:table-cell table:style-name="ce3" office:value-type="string" calcext:value-type="string">
            <text:p>u</text:p>
          </table:table-cell>
          <table:table-cell table:number-columns-repeated="1014"/>
        </table:table-row>
        <table:table-row table:style-name="ro9">
          <table:table-cell table:formula="of:=[.A28]+1" office:value-type="float" office:value="16" calcext:value-type="float">
            <text:p>16</text:p>
          </table:table-cell>
          <table:table-cell table:number-columns-repeated="2"/>
          <table:table-cell table:formula="of:=CONCATENATE([.E29];&quot;.&quot;;[.F29];&quot;.&quot;;[.G29])" office:value-type="string" office:string-value="add.OPTIONS.verbose" calcext:value-type="string">
            <text:p>add.OPTIONS.verbose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Be verbose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E30];&quot;.&quot;;[.F30];&quot;.&quot;;[.G30])" office:value-type="string" office:string-value="add.SEE ALSO.entry" calcext:value-type="string">
            <text:p>add.SEE ALSO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status(1) git-rm(1) git-reset(1) git-mv(1) git-commit(1) git- </text:p>
            <text:p>update-index(1)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1"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E31];&quot;.&quot;;[.F31];&quot;.&quot;;[.G31])" office:value-type="string" office:string-value="add.SYNOPSIS.entry" calcext:value-type="string">
            <text:p>add.SYNOPSIS.entry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add [--verbose | -v] [--dry-run | -n] [--force | -f] [--interactive | -i] [--patch | -p] </text:p>
            <text:p>[--edit | -e] [--[no-]all | -[no-]ignore-removal | [--update | -u]] </text:p>
            <text:p>[--intent-to-add | -N] [--refresh] [--ignore-erors] [--ignore-missing] </text:p>
            <text:p>[--chmod=(+|-)x] [--] [&lt;pathspec&gt;...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3"/>
          <table:table-cell table:formula="of:=CONCATENATE([.E32];&quot;.&quot;;[.F32];&quot;.&quot;;[.G32])" office:value-type="string" office:string-value="bisect.DATE_FORMATS.entry" calcext:value-type="string">
            <text:p>bisect.DATE_FORMATS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2">
          <table:table-cell table:number-columns-repeated="3"/>
          <table:table-cell table:formula="of:=CONCATENATE([.E33];&quot;.&quot;;[.F33];&quot;.&quot;;[.G33])" office:value-type="string" office:string-value="bisect.DESCRIPTION.entry" calcext:value-type="string">
            <text:p>bisect.DESCRIPTION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e command takes various subcommands, and different options depending </text:p>
            <text:p>on the subcommand: </text:p>
            <text:p/>
            <text:p>git bisect start [--term-{old,god}=&lt;term&gt; -term-{new,bad}=&lt;term&gt;] </text:p>
            <text:p>[--no-checkout] [&lt;bad&gt; [&lt;god&gt;...]] [--] [&lt;paths&gt;...] </text:p>
            <text:p>git bisect (bad|new) [&lt;rev&gt;] </text:p>
            <text:p>git bisect (god|old) [&lt;rev&gt;...] </text:p>
            <text:p>git bisect terms [--term-god | -term-bad] </text:p>
            <text:p>git bisect skip [(&lt;rev&gt;|&lt;range&gt;)...] </text:p>
            <text:p>git bisect reset [&lt;commit&gt;] </text:p>
            <text:p>git bisect visualize </text:p>
            <text:p>git bisect replay &lt;logfile&gt; </text:p>
            <text:p>git bisect log </text:p>
            <text:p>git bisect run &lt;cmd&gt;... </text:p>
            <text:p>git bisect help </text:p>
            <text:p/>
            <text:p>This command uses a binary see arch algorithm to find which commit in </text:p>
            <text:p>your project's history introduced a bug. You use it by first telling it </text:p>
            <text:p>a bad commit that is known to contain the bug, and a good commit </text:p>
            <text:p>that is known to be before the bug was introduced. Then git bisect </text:p>
            <text:p>picks a commit betwen those two endpoints and asks you whether the </text:p>
            <text:p>selected commit is good or bad. It continues narowing down the </text:p>
            <text:p>range until it finds the exact commit that introduced the change. </text:p>
            <text:p/>
            <text:p>In fact, git bisect can be used to find the commit that changed any </text:p>
            <text:p>property of your project; e.g., the commit that fixed a bug, or the </text:p>
            <text:p>commit that caused a benchmark's performance to improve. To support </text:p>
            <text:p>this more general usage, the terms old and new can be used in place </text:p>
            <text:p>of good and bad, or you can chose your own terms. see  see ction </text:p>
            <text:p>Alternate terms below for more information. </text:p>
            <text:p/>
            <text:p>Basic bisect commands: start, bad, good </text:p>
            <text:p>As an example, suppose you are trying to find the commit that broke a </text:p>
            <text:p>feature that was known to work in version v2.6.13-rc2 of your project. </text:p>
            <text:p>You start a bisect see sion as follows: </text:p>
            <text:p/>
            <text:p>&gt; git bisect start </text:p>
            <text:p>&gt; git bisect bad                 # current  version is bad </text:p>
            <text:p>&gt; git bisect good v2.6.13-rc2    # v2.6.13-rc2 is known to be good </text:p>
            <text:p/>
            <text:p/>
            <text:p>Once you have specified at least one bad and one good commit, git </text:p>
            <text:p>bisect see lects a commit in the middle of that range of history, checks </text:p>
            <text:p>it out, and outputs something similar to the following: </text:p>
            <text:p/>
            <text:p>Bisecting: 675 revisions left to test after this (roughly 10 steps) </text:p>
            <text:p/>
            <text:p/>
            <text:p>You should now compile the checked-out version and test it. If that </text:p>
            <text:p>version works corectly, type </text:p>
            <text:p/>
            <text:p>&gt; git bisect good </text:p>
            <text:p/>
            <text:p/>
            <text:p>If that version is broken, type </text:p>
            <text:p/>
            <text:p>&gt; git bisect bad </text:p>
            <text:p/>
            <text:p/>
            <text:p>Then git bisect will respond with something like </text:p>
            <text:p/>
            <text:p>Bisecting: 37 revisions left to test after this (roughly 9 steps) </text:p>
            <text:p/>
            <text:p/>
            <text:p>Kep repeating the process: compile the tree, test it, and depending on </text:p>
            <text:p>whether it is good or bad run git bisect good or git bisect bad to ask </text:p>
            <text:p>for the next commit that neds testing. </text:p>
            <text:p/>
            <text:p>Eventually there will be no more revisions left to inspect, and the </text:p>
            <text:p>command will print out a description of the first bad commit. The </text:p>
            <text:p>reference refs/bisect/bad will be left pointing at that commit. </text:p>
            <text:p/>
            <text:p>Bisect reset </text:p>
            <text:p>After a bisect see sion, to clean up the bisection state and return to </text:p>
            <text:p>the original HEAD, isue the following command: </text:p>
            <text:p/>
            <text:p>&gt; git bisect reset </text:p>
            <text:p/>
            <text:p/>
            <text:p>By default, this will return your tree to the commit that was checked </text:p>
            <text:p>out before git bisect start. (A new git bisect start will also do that, </text:p>
            <text:p>as it cleans up the old bisection state.) </text:p>
            <text:p/>
            <text:p>With an optional argument, you can return to a different commit </text:p>
            <text:p>instead: </text:p>
            <text:p/>
            <text:p>&gt; git bisect reset &lt;commit&gt; </text:p>
            <text:p/>
            <text:p/>
            <text:p>For example, git bisect reset bisect/bad will check out the first bad </text:p>
            <text:p>revision, while git bisect reset HEAD will leave you on the current  </text:p>
            <text:p>bisection commit and avoid switching commits at all. </text:p>
            <text:p/>
            <text:p>Alternate terms </text:p>
            <text:p>Sometimes you are not loking for the commit that introduced a </text:p>
            <text:p>breakage, but rather for a commit that caused a change betwen some </text:p>
            <text:p>other old state and new state. For example, you might be loking </text:p>
            <text:p>for the commit that introduced a particular fix. Or you might be </text:p>
            <text:p>loking for the first commit in which the source-code filenames were </text:p>
            <text:p>finally all converted to your company's naming standard. Or whatever. </text:p>
            <text:p/>
            <text:p>In such cases it can be very confusing to use the terms good and </text:p>
            <text:p>bad to refer to the state before the change and the state after </text:p>
            <text:p>the change. So instead, you can use the terms old and new, </text:p>
            <text:p>respectively, in place of good and bad. (But note that you cannot </text:p>
            <text:p>mix good and bad with old and new in a single see sion.) </text:p>
            <text:p/>
            <text:p>In this more general usage, you provide git bisect with a new commit </text:p>
            <text:p>has some property and an old commit that doesn't have that property. </text:p>
            <text:p>Each time git bisect checks out a commit, you test if that commit has </text:p>
            <text:p>the property. If it does, mark the commit as new; otherwise, mark it </text:p>
            <text:p>as old. When the bisection is done, git bisect will report which </text:p>
            <text:p>commit introduced the property. </text:p>
            <text:p/>
            <text:p>To use old and new instead of good and bad, you must run git </text:p>
            <text:p>bisect start without commits as argument and then run the following </text:p>
            <text:p>commands to add the commits: </text:p>
            <text:p/>
            <text:p>git bisect old [&lt;rev&gt;] </text:p>
            <text:p/>
            <text:p/>
            <text:p>to indicate that a commit was before the sought change, or </text:p>
            <text:p/>
            <text:p>git bisect new [&lt;rev&gt;...] </text:p>
            <text:p/>
            <text:p/>
            <text:p>to indicate that it was after. </text:p>
            <text:p/>
            <text:p>To get a reminder of the currently used terms, use </text:p>
            <text:p/>
            <text:p>git bisect terms </text:p>
            <text:p/>
            <text:p/>
            <text:p>You can get just the old (respectively new) term with git bisect term </text:p>
            <text:p/>
            <text:p>If you would like to use your own terms instead of bad/god or </text:p>
            <text:p>new/old, you can chose any names you like (except existing bisect </text:p>
            <text:p>subcommands like reset, start, ..) by starting the bisection using </text:p>
            <text:p/>
            <text:p>git bisect start -term-old &lt;term-old&gt; -term-new &lt;term-new&gt; </text:p>
            <text:p/>
            <text:p/>
            <text:p>For example, if you are loking for a commit that introduced a </text:p>
            <text:p>performance regresion, you might use </text:p>
            <text:p/>
            <text:p>git bisect start -term-old fast -term-new slow </text:p>
            <text:p/>
            <text:p/>
            <text:p>Or if you are loking for the commit that fixed a bug, you might use </text:p>
            <text:p/>
            <text:p>git bisect start -term-new fixed -term-old broken </text:p>
            <text:p/>
            <text:p/>
            <text:p>Then, use git bisect &lt;term-old&gt; and git bisect &lt;term-new&gt; instead of </text:p>
            <text:p>git bisect good and git bisect bad to mark commits. </text:p>
            <text:p/>
            <text:p>Bisect visualize </text:p>
            <text:p>To see  the currently remaining suspects in gitk, isue the following </text:p>
            <text:p>command during the bisection process: </text:p>
            <text:p/>
            <text:p>&gt; git bisect visualize </text:p>
            <text:p/>
            <text:p/>
            <text:p>view may also be used as a synonym for visualize. </text:p>
            <text:p/>
            <text:p>If the DISPLAY environment variable is not see t, git log is used </text:p>
            <text:p>instead. You can also give command-line options such as -p and --stat. </text:p>
            <text:p/>
            <text:p>&gt; git bisect view -stat </text:p>
            <text:p/>
            <text:p/>
            <text:p>Bisect log and bisect replay </text:p>
            <text:p>After having marked revisions as good or bad, isue the following </text:p>
            <text:p>command to show what has ben done so far: </text:p>
            <text:p/>
            <text:p>&gt; git bisect log </text:p>
            <text:p/>
            <text:p/>
            <text:p>If you discover that you made a mistake in specifying the status of a </text:p>
            <text:p>revision, you can save the output of this command to a file, edit it to </text:p>
            <text:p>remove the incorect entries, and then isue the following commands to </text:p>
            <text:p>return to a corected state: </text:p>
            <text:p/>
            <text:p>&gt; git bisect reset </text:p>
            <text:p>&gt; git bisect replay that-file </text:p>
            <text:p/>
            <text:p/>
            <text:p>Avoiding testing a commit </text:p>
            <text:p>If, in the middle of a bisect see sion, you know that the sugested </text:p>
            <text:p>revision is not a good one to test (e.g. it fails to build and you know </text:p>
            <text:p>that the failure does not have anything to do with the bug you are </text:p>
            <text:p>chasing), you can manually see lect a nearby commit and test that one </text:p>
            <text:p>instead. </text:p>
            <text:p/>
            <text:p>For example: </text:p>
            <text:p/>
            <text:p>&gt; git bisect god/bad                   # previous round was good or bad. </text:p>
            <text:p>Bisecting: 37 revisions left to test after this (roughly 9 steps) </text:p>
            <text:p>&gt; git bisect visualize                  # ops, that is uninteresting. </text:p>
            <text:p>&gt; git reset -hard HEAD~3               # try 3 revisions before what </text:p>
            <text:p># was sugested </text:p>
            <text:p/>
            <text:p/>
            <text:p>Then compile and test the chosen revision, and afterwards mark the </text:p>
            <text:p>revision as good or bad in the usual manner. </text:p>
            <text:p/>
            <text:p>Bisect skip </text:p>
            <text:p>Instead of chosing a nearby commit by yourself, you can ask Git to do </text:p>
            <text:p>it for you by isuing the command: </text:p>
            <text:p/>
            <text:p>&gt; git bisect skip                 # current  version cannot be tested </text:p>
            <text:p/>
            <text:p/>
            <text:p>However, if you skip a commit adjacent to the one you are loking for, </text:p>
            <text:p>Git will be unable to tell exactly which of those commits was the first </text:p>
            <text:p>bad one. </text:p>
            <text:p/>
            <text:p>You can also skip a range of commits, instead of just one commit, using </text:p>
            <text:p>range notation. For example: </text:p>
            <text:p/>
            <text:p>&gt; git bisect skip v2.5..v2.6 </text:p>
            <text:p/>
            <text:p/>
            <text:p>This tells the bisect process that no commit after v2.5, up to and </text:p>
            <text:p>including v2.6, should be tested. </text:p>
            <text:p/>
            <text:p>Note that if you also want to skip the first commit of the range you </text:p>
            <text:p>would isue the command: </text:p>
            <text:p/>
            <text:p>&gt; git bisect skip v2.5 v2.5..v2.6 </text:p>
            <text:p/>
            <text:p/>
            <text:p>This tells the bisect process that the commits betwen v2.5 and v2.6 </text:p>
            <text:p>(inclusive) should be skipped. </text:p>
            <text:p/>
            <text:p>Cuting down bisection by giving more parameters to bisect start </text:p>
            <text:p>You can further cut down the number of trials, if you know what part of </text:p>
            <text:p>the tree is involved in the problem you are tracking down, by </text:p>
            <text:p>specifying path parameters when isuing the bisect start command: </text:p>
            <text:p/>
            <text:p>&gt; git bisect start - arch/i36 include/asm-i36 </text:p>
            <text:p/>
            <text:p/>
            <text:p>If you know beforehand more than one good commit, you can narow the </text:p>
            <text:p>bisect space down by specifying all of the good commits immediately </text:p>
            <text:p>after the bad commit when isuing the bisect start command: </text:p>
            <text:p/>
            <text:p>&gt; git bisect start v2.6.20-rc6 v2.6.20-rc4 v2.6.20-rc1 - </text:p>
            <text:p># v2.6.20-rc6 is bad </text:p>
            <text:p># v2.6.20-rc4 and v2.6.20-rc1 are good </text:p>
            <text:p/>
            <text:p/>
            <text:p>Bisect run </text:p>
            <text:p>If you have a script that can tell if the current  source code is good </text:p>
            <text:p>or bad, you can bisect by isuing the command: </text:p>
            <text:p/>
            <text:p>&gt; git bisect run my_script arguments </text:p>
            <text:p/>
            <text:p/>
            <text:p>Note that the script (mmyy__sccrippt in the above example) should exit with </text:p>
            <text:p>code 0 if the current  source code is god/old, and exit with a code </text:p>
            <text:p>betwen 1 and 127 (inclusive), except 125, if the current  source code </text:p>
            <text:p>is bad/new. </text:p>
            <text:p/>
            <text:p>Any other exit code will abort the bisect process. It should be noted </text:p>
            <text:p>that a program that terminates via exit(-1) leaves $? = 255, (se the </text:p>
            <text:p>exit(3) manual page), as the value is chopped with &amp; 0377. </text:p>
            <text:p/>
            <text:p>The special exit code 125 should be used when the current  source code </text:p>
            <text:p>cannot be tested. If the script exits with this code, the current  </text:p>
            <text:p>revision will be skipped (se git bisect skip above). 125 was chosen as </text:p>
            <text:p>the highest see nsible value to use for this purpose, because 126 and 127 </text:p>
            <text:p>are used by POSIX shells to signal specific eror status (127 is for </text:p>
            <text:p>command not found, 126 is for command found but not executable--these </text:p>
            <text:p>details do not mater, as they are normal erors in the script, as far </text:p>
            <text:p>as bisect run is concerned). </text:p>
            <text:p/>
            <text:p>You may often find that during a bisect see sion you want to have </text:p>
            <text:p>temporary modiffications (e.g. s/#define DEBUG 0/#define DEBUG 1/ in a </text:p>
            <text:p>header file, or revision that does not have this commit neds this </text:p>
            <text:p>patch applied to work around another problem this bisection is not </text:p>
            <text:p>interested in) applied to the revision being tested. </text:p>
            <text:p/>
            <text:p>To cope with such a situation, after the inner git bisect finds the </text:p>
            <text:p>next revision to test, the script can apply the patch before compiling, </text:p>
            <text:p>run the real test, and afterwards decide if the revision (posibly with </text:p>
            <text:p>the needed patch) pased the test and then rewind the tree to the </text:p>
            <text:p>pristine state. Finally the script should exit with the status of the </text:p>
            <text:p>real test to let the git bisect run command lop determine the eventual </text:p>
            <text:p>outcome of the bisect see s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34];&quot;.&quot;;[.F34];&quot;.&quot;;[.G34])" office:value-type="string" office:string-value="bisect.DISCUSSION.entry" calcext:value-type="string">
            <text:p>bisect.DISCUSSION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">
          <table:table-cell table:number-columns-repeated="3"/>
          <table:table-cell table:formula="of:=CONCATENATE([.E35];&quot;.&quot;;[.F35];&quot;.&quot;;[.G35])" office:value-type="string" office:string-value="bisect.ENVIRONMENT AND CONFIGURATION VARIABLES.entry" calcext:value-type="string">
            <text:p>bisect.ENVIRONMENT AND CONFIGURATION VARIABLES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4">
          <table:table-cell table:number-columns-repeated="3"/>
          <table:table-cell table:formula="of:=CONCATENATE([.E36];&quot;.&quot;;[.F36];&quot;.&quot;;[.G36])" office:value-type="string" office:string-value="bisect.EXAMPLES.entry" calcext:value-type="string">
            <text:p>bisect.EXAMPLES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+o   Automatically bisect a broken build betwen v1.2 and HEAD: </text:p>
            <text:p/>
            <text:p>&gt; git bisect start HEAD v1.2 -      # HEAD is bad, v1.2 is good </text:p>
            <text:p>&gt; git bisect run make                # make builds the app </text:p>
            <text:p>&gt; git bisect reset                   # quit the bisect see sion </text:p>
            <text:p/>
            <text:p/>
            <text:p>+o   Automatically bisect a test failure betwen origin and HEAD: </text:p>
            <text:p/>
            <text:p>&gt; git bisect start HEAD origin -    # HEAD is bad, origin is good </text:p>
            <text:p>&gt; git bisect run make test           # make test builds and tests </text:p>
            <text:p>&gt; git bisect reset                   # quit the bisect see sion </text:p>
            <text:p/>
            <text:p/>
            <text:p>+o   Automatically bisect a broken test case: </text:p>
            <text:p/>
            <text:p>&gt; cat ~/test.sh </text:p>
            <text:p>#!/bin/sh </text:p>
            <text:p>make | exit 125                     # this skips broken builds </text:p>
            <text:p>~/check_test_case.sh                 # does the test case pas? </text:p>
            <text:p>&gt; git bisect start HEAD HEAD~10 -   # culprit is among the last 10 </text:p>
            <text:p>&gt; git bisect run ~/test.sh </text:p>
            <text:p>&gt; git bisect reset                   # quit the bisect see sion </text:p>
            <text:p/>
            <text:p>Here we use a test.sh custom script. In this script, if make fails, </text:p>
            <text:p>we skip the current  commit.  check_test_case.sh should exit 0 if </text:p>
            <text:p>the test case pases, and exit 1 otherwise. </text:p>
            <text:p/>
            <text:p>It is safer if both test.sh and check_test_case.sh are outside the </text:p>
            <text:p>repository to prevent interactions betwen the bisect, make and </text:p>
            <text:p>test processes and the scripts. </text:p>
            <text:p/>
            <text:p>+o   Automatically bisect with temporary modiffications (hot-fix): </text:p>
            <text:p/>
            <text:p>&gt; cat ~/test.sh </text:p>
            <text:p>#!/bin/sh </text:p>
            <text:p/>
            <text:p># tweak the working tree by merging the hot-fix branch </text:p>
            <text:p># and then atempt a build </text:p>
            <text:p>if      git merge -no-comit hot-fix &amp; </text:p>
            <text:p>make </text:p>
            <text:p>then </text:p>
            <text:p># run project specific test and report its status </text:p>
            <text:p>~/check_test_case.sh </text:p>
            <text:p>status=$? </text:p>
            <text:p>else </text:p>
            <text:p># tell the caller this is untestable </text:p>
            <text:p>status=125 </text:p>
            <text:p>fi </text:p>
            <text:p/>
            <text:p># undo the tweak to allow clean flipping to the next commit </text:p>
            <text:p>git reset -hard </text:p>
            <text:p/>
            <text:p># return control </text:p>
            <text:p>exit $status </text:p>
            <text:p/>
            <text:p>This applies modiffications from a hot-fix branch before each test </text:p>
            <text:p>run, e.g. in case your build or test environment changed so that </text:p>
            <text:p>older revisions may need a fix which newer ones have already. (Make </text:p>
            <text:p>sure the hot-fix branch is based of a commit which is contained in </text:p>
            <text:p>all revisions which you are bisecting, so that the merge does not </text:p>
            <text:p>pull in to much, or use git cherry-pick instead of git merge.) </text:p>
            <text:p/>
            <text:p>+o   Automatically bisect a broken test case: </text:p>
            <text:p/>
            <text:p>&gt; git bisect start HEAD HEAD~10 -   # culprit is among the last 10 </text:p>
            <text:p>&gt; git bisect run sh -c make | exit 125; ~/check_test_case.sh </text:p>
            <text:p>&gt; git bisect reset                   # quit the bisect see sion </text:p>
            <text:p/>
            <text:p>This shows that you can do without a run script if you write the </text:p>
            <text:p>test on a single line. </text:p>
            <text:p/>
            <text:p>+o   Locate a good region of the object graph in a damaged repository </text:p>
            <text:p/>
            <text:p>&gt; git bisect start HEAD &lt;known-god-commit&gt; [ &lt;boundary-commit&gt; .. ] -no-checkout </text:p>
            <text:p>&gt; git bisect run sh -c ' </text:p>
            <text:p>GoD=$(git for-each-ref -format=%(objectname) refs/bisect/god-*) &amp; </text:p>
            <text:p>git rev-list -objects BISECT_HEAD -not $GoD &gt;tmp.$&gt; &amp; </text:p>
            <text:p>git pack-objects -stdout &gt;/dev/null &lt;tmp.$&gt; </text:p>
            <text:p>rc=$? </text:p>
            <text:p>rm -f tmp.$&gt; </text:p>
            <text:p>test $rc = 0' </text:p>
            <text:p/>
            <text:p>&gt; git bisect reset                   # quit the bisect see sion </text:p>
            <text:p/>
            <text:p>In this case, when git bisect run finishes, bisect/bad will refer </text:p>
            <text:p>to a commit that has at least one parent whose reachable graph is </text:p>
            <text:p>fully traversable in the see nse required by git pack objects. </text:p>
            <text:p/>
            <text:p>+o   Lok for a fix instead of a regresion in the code </text:p>
            <text:p/>
            <text:p>&gt; git bisect start </text:p>
            <text:p>&gt; git bisect new HEAD    # current  commit is marked as new </text:p>
            <text:p>&gt; git bisect old HEAD~10 # the tenth commit from now is marked as old </text:p>
            <text:p/>
            <text:p>or: </text:p>
            <text:p/>
            <text:p>&gt; git bisect start -term-old broken -term-new fixed </text:p>
            <text:p>&gt; git bisect fixed </text:p>
            <text:p>&gt; git bisect broken HEAD~10 </text:p>
            <text:p/>
            <text:p/>
            <text:p>Geting help </text:p>
            <text:p>Use git bisect to get a short usage description, and git bisect help or </text:p>
            <text:p>git bisect -h to get a long usage descrip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6">
          <table:table-cell table:number-columns-repeated="3"/>
          <table:table-cell table:formula="of:=CONCATENATE([.E37];&quot;.&quot;;[.F37];&quot;.&quot;;[.G37])" office:value-type="string" office:string-value="bisect.FILES.entry" calcext:value-type="string">
            <text:p>bisect.FILES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5">
          <table:table-cell table:number-columns-repeated="3"/>
          <table:table-cell table:formula="of:=CONCATENATE([.E38];&quot;.&quot;;[.F38];&quot;.&quot;;[.G38])" office:value-type="string" office:string-value="bisect.HOOKS.entry" calcext:value-type="string">
            <text:p>bisect.HOOKS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6">
          <table:table-cell table:number-columns-repeated="3"/>
          <table:table-cell table:formula="of:=CONCATENATE([.E39];&quot;.&quot;;[.F39];&quot;.&quot;;[.G39])" office:value-type="string" office:string-value="bisect.NAME.entry" calcext:value-type="string">
            <text:p>bisect.NAME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bisect - Use binary see arch to find the commit that introduced a bug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7">
          <table:table-cell table:number-columns-repeated="3"/>
          <table:table-cell table:formula="of:=CONCATENATE([.E40];&quot;.&quot;;[.F40];&quot;.&quot;;[.G40])" office:value-type="string" office:string-value="bisect.OPTIONS.no-checkout" calcext:value-type="string">
            <text:p>bisect.OPTIONS.no-checkout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heckout</text:p>
          </table:table-cell>
          <table:table-cell table:style-name="ce3" office:value-type="string" calcext:value-type="string">
            <text:p>Do not checkout the new working tree at each iteration of the </text:p>
            <text:p>bisection process. Instead just update a special reference named </text:p>
            <text:p>BISECT_HEAD to make it point to the commit that should be tested. </text:p>
            <text:p/>
            <text:p>This option may be useful when the test you would perform in each </text:p>
            <text:p>step does not require a checked out tree. </text:p>
            <text:p/>
            <text:p>If the repository is bare, --no-checkout is asum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41];&quot;.&quot;;[.F41];&quot;.&quot;;[.G41])" office:value-type="string" office:string-value="bisect.SEE ALSO.entry" calcext:value-type="string">
            <text:p>bisect.SEE ALSO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Fighting regresions with git bisect[1], git-blame(1). </text:p>
            <text:p/>
            <text:p>Part of the git(1) suite </text:p>
            <text:p/>
            <text:p>1. Fighting regresions with git bisect </text:p>
            <text:p>git-htmldocs/git-bisect-lk2009.html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9">
          <table:table-cell table:number-columns-repeated="3"/>
          <table:table-cell table:formula="of:=CONCATENATE([.E42];&quot;.&quot;;[.F42];&quot;.&quot;;[.G42])" office:value-type="string" office:string-value="bisect.SYNOPSIS.entry" calcext:value-type="string">
            <text:p>bisect.SYNOPSIS.entry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bisect &lt;subcommand&gt; &lt;options&gt;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0">
          <table:table-cell table:number-columns-repeated="3"/>
          <table:table-cell table:formula="of:=CONCATENATE([.E43];&quot;.&quot;;[.F43];&quot;.&quot;;[.G43])" office:value-type="string" office:string-value="branch.DATE_FORMATS.entry" calcext:value-type="string">
            <text:p>branch.DATE_FORMATS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1">
          <table:table-cell table:number-columns-repeated="3"/>
          <table:table-cell table:formula="of:=CONCATENATE([.E44];&quot;.&quot;;[.F44];&quot;.&quot;;[.G44])" office:value-type="string" office:string-value="branch.DESCRIPTION.entry" calcext:value-type="string">
            <text:p>branch.DESCRIPTION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If --list is given, or if there are no non-option arguments, existing </text:p>
            <text:p>branches are listed; the current  branch will be highlighted with an </text:p>
            <text:p>asterisk. Option -r causes the remote-tracking branches to be listed, </text:p>
            <text:p>and option -a shows both local and remote branches. If a &lt;patern&gt; is </text:p>
            <text:p>given, it is used as a shell wildcard to restrict the output to </text:p>
            <text:p>matching branches. If multiple paterns are given, a branch is shown if </text:p>
            <text:p>it matches any of the paterns. Note that when providing a &lt;patern&gt;, </text:p>
            <text:p>you must use --list; otherwise the command is interpreted as branch </text:p>
            <text:p>creation. </text:p>
            <text:p/>
            <text:p>With --contains, shows only the branches that contain the named commit </text:p>
            <text:p>(in other words, the branches whose tip commits are descendants of the </text:p>
            <text:p>named commit). With --merged, only branches merged into the named </text:p>
            <text:p>commit (i.e. the branches whose tip commits are reachable from the </text:p>
            <text:p>named commit) will be listed. With --no-merged only branches not merged </text:p>
            <text:p>into the named commit will be listed. If the &lt;commit&gt; argument is </text:p>
            <text:p>missing it defaults to HEAD (i.e. the tip of the current  branch). </text:p>
            <text:p/>
            <text:p>The command's see cond form creates a new branch head named &lt;branchname&gt; </text:p>
            <text:p>which points to the current  HEAD, or &lt;start-point&gt; if given. </text:p>
            <text:p/>
            <text:p>Note that this will create the new branch, but it will not switch the </text:p>
            <text:p>working tree to it; use git checkout &lt;newbranch&gt; to switch to the new </text:p>
            <text:p>branch. </text:p>
            <text:p/>
            <text:p>When a local branch is started of a remote-tracking branch, Git see ts </text:p>
            <text:p>up the branch (specifically the branch.&lt;name&gt;.remote and </text:p>
            <text:p>branch.&lt;name&gt;.merge configuration entries) so that git pull will </text:p>
            <text:p>appropriately merge from the remote-tracking branch. This behavior may </text:p>
            <text:p>be changed via the global branch.autoSetupMerge configuration flag. </text:p>
            <text:p>That see ting can be overidden by using the --track and --no-track </text:p>
            <text:p>options, and changed later using git branch --set-upstream-to. </text:p>
            <text:p/>
            <text:p>With a -m or -M option, &lt;oldbranch&gt; will be renamed to &lt;newbranch&gt;. If </text:p>
            <text:p>&lt;oldbranch&gt; had a coresponding reflog, it is renamed to match </text:p>
            <text:p>&lt;newbranch&gt;, and a reflog entry is created to remember the branch </text:p>
            <text:p>renaming. If &lt;newbranch&gt; exists, -M must be used to force the rename to </text:p>
            <text:p>happen. </text:p>
            <text:p/>
            <text:p>With a -d or -D option, &lt;branchname&gt; will be deleted. You may specify </text:p>
            <text:p>more than one branch for deletion. If the branch currently has a reflog </text:p>
            <text:p>then the reflog will also be deleted. </text:p>
            <text:p/>
            <text:p>Use -r together with -d to delete remote-tracking branches. Note, that </text:p>
            <text:p>it only makes see nse to delete remote-tracking branches if they no </text:p>
            <text:p>longer exist in the remote repository or if git fetch was configured </text:p>
            <text:p>not to fetch them again. see  also the prune subcommand of git-remote(1) </text:p>
            <text:p>for a way to clean up all obsolete remote-tracking branch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3"/>
          <table:table-cell table:formula="of:=CONCATENATE([.E45];&quot;.&quot;;[.F45];&quot;.&quot;;[.G45])" office:value-type="string" office:string-value="branch.DISCUSSION.entry" calcext:value-type="string">
            <text:p>branch.DISCUSSION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46];&quot;.&quot;;[.F46];&quot;.&quot;;[.G46])" office:value-type="string" office:string-value="branch.ENVIRONMENT AND CONFIGURATION VARIABLES.entry" calcext:value-type="string">
            <text:p>branch.ENVIRONMENT AND CONFIGURATION VARIABLES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47];&quot;.&quot;;[.F47];&quot;.&quot;;[.G47])" office:value-type="string" office:string-value="branch.EXAMPLES.entry" calcext:value-type="string">
            <text:p>branch.EXAMPLES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Start development from a known tag </text:p>
            <text:p/>
            <text:p>&gt; git clone git://git.kernel.org/pub/scm/.../linux-2.6 my2.6 </text:p>
            <text:p>&gt; cd my2.6 </text:p>
            <text:p>&gt; git branch my2.6.14 v2.6.14   (1) </text:p>
            <text:p>&gt; git checkout my2.6.14 </text:p>
            <text:p/>
            <text:p>1. This step and the next one could be combined into a single step </text:p>
            <text:p>with checkout -b my2.6.14 v2.6.14. </text:p>
            <text:p/>
            <text:p>Delete an unneeded branch </text:p>
            <text:p/>
            <text:p>&gt; git clone git://git.kernel.org/.../git.git my.git </text:p>
            <text:p>&gt; cd my.git </text:p>
            <text:p>&gt; git branch -d -r origin/todo origin/html origin/man   (1) </text:p>
            <text:p>&gt; git branch -D test                                    (2) </text:p>
            <text:p/>
            <text:p>1. Delete the remote-tracking branches todo, html and man. </text:p>
            <text:p>The next fetch or pull will create them again unles you configure </text:p>
            <text:p>them not to. see  git-fetch(1). </text:p>
            <text:p>2. Delete the test branch even if the master branch (or </text:p>
            <text:p>whichever branch is currently checked out) does not have all </text:p>
            <text:p>commits from the test branch. </text:p>
            <text:p/>
            <text:p>If you are creating a branch that you want to checkout immediately, it </text:p>
            <text:p>is easier to use the git checkout command with its -b option to create </text:p>
            <text:p>a branch and check it out with a single command. </text:p>
            <text:p/>
            <text:p>The options --contains, --merged and --no-merged see rve thre related </text:p>
            <text:p>but different purposes: </text:p>
            <text:p/>
            <text:p>+o   --contains &lt;commit&gt; is used to find all branches which will need </text:p>
            <text:p>special atention if &lt;commit&gt; were to be rebased or amended, since </text:p>
            <text:p>those branches contain the specified &lt;commit&gt;. </text:p>
            <text:p/>
            <text:p>+o   --merged is used to find all branches which can be safely deleted, </text:p>
            <text:p>since those branches are fully contained by HEAD. </text:p>
            <text:p/>
            <text:p>+o   --no-merged is used to find branches which are candidates for </text:p>
            <text:p>merging into HEAD, since those branches are not fully contained by </text:p>
            <text:p>HEA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48];&quot;.&quot;;[.F48];&quot;.&quot;;[.G48])" office:value-type="string" office:string-value="branch.FILES.entry" calcext:value-type="string">
            <text:p>branch.FILES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49];&quot;.&quot;;[.F49];&quot;.&quot;;[.G49])" office:value-type="string" office:string-value="branch.HOOKS.entry" calcext:value-type="string">
            <text:p>branch.HOOKS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50];&quot;.&quot;;[.F50];&quot;.&quot;;[.G50])" office:value-type="string" office:string-value="branch.NAME.entry" calcext:value-type="string">
            <text:p>branch.NAME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branch - List, create, or delete branches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2">
          <table:table-cell table:number-columns-repeated="3"/>
          <table:table-cell table:formula="of:=CONCATENATE([.E51];&quot;.&quot;;[.F51];&quot;.&quot;;[.G51])" office:value-type="string" office:string-value="branch.OPTIONS.abbrev" calcext:value-type="string">
            <text:p>branch.OPTIONS.abbrev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brev</text:p>
          </table:table-cell>
          <table:table-cell table:style-name="ce3" office:value-type="string" calcext:value-type="string">
            <text:p>Alter the sha1's minimum display length in the output listing. The </text:p>
            <text:p>default value is 7 and can be overidden by the core.abbrev config </text:p>
            <text:p>option. </text:p>
            <text:p/>
            <text:p/>
          </table:table-cell>
          <table:table-cell table:style-name="ce3" office:value-type="string" calcext:value-type="string">
            <text:p>&lt;length&gt;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formula="of:=CONCATENATE([.E52];&quot;.&quot;;[.F52];&quot;.&quot;;[.G52])" office:value-type="string" office:string-value="branch.OPTIONS.al" calcext:value-type="string">
            <text:p>branch.OPTIONS.al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both remote-tracking branches and local branches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53];&quot;.&quot;;[.F53];&quot;.&quot;;[.G53])" office:value-type="string" office:string-value="branch.OPTIONS.allowrenamingthebranchevenifthenewbranchname" calcext:value-type="string">
            <text:p>branch.OPTIONS.allowrenamingthebranchevenifthenewbranchname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lowrenamingthebranchevenifthenewbranchname</text:p>
          </table:table-cell>
          <table:table-cell table:style-name="ce3" office:value-type="string" calcext:value-type="string">
            <text:p>already exists. </text:p>
            <text:p/>
            <text:p/>
          </table:table-cell>
          <table:table-cell table:style-name="ce1"/>
          <table:table-cell table:style-name="ce3" office:value-type="string" calcext:value-type="string">
            <text:p>mmove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54];&quot;.&quot;;[.F54];&quot;.&quot;;[.G54])" office:value-type="string" office:string-value="branch.OPTIONS.color[" calcext:value-type="string">
            <text:p>branch.OPTIONS.color[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lor[</text:p>
          </table:table-cell>
          <table:table-cell table:style-name="ce3" office:value-type="string" calcext:value-type="string">
            <text:p>Color branches to highlight current, local, and remote-tracking </text:p>
            <text:p>branches. The value must be always (the default), never, or auto. </text:p>
            <text:p/>
            <text:p/>
          </table:table-cell>
          <table:table-cell table:style-name="ce3" office:value-type="string" calcext:value-type="string">
            <text:p>&lt;when&gt;]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formula="of:=CONCATENATE([.E55];&quot;.&quot;;[.F55];&quot;.&quot;;[.G55])" office:value-type="string" office:string-value="branch.OPTIONS.contains[&lt;commit&gt;]" calcext:value-type="string">
            <text:p>branch.OPTIONS.contains[&lt;commit&gt;]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ntains[&lt;commit&gt;]</text:p>
          </table:table-cell>
          <table:table-cell table:style-name="ce3" office:value-type="string" calcext:value-type="string">
            <text:p>Only list branches which contain the specified commit (HEAD if not </text:p>
            <text:p>specified). Implies --lis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3">
          <table:table-cell table:number-columns-repeated="3"/>
          <table:table-cell table:formula="of:=CONCATENATE([.E56];&quot;.&quot;;[.F56];&quot;.&quot;;[.G56])" office:value-type="string" office:string-value="branch.OPTIONS.create-reflog" calcext:value-type="string">
            <text:p>branch.OPTIONS.create-reflog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reate-reflog</text:p>
          </table:table-cell>
          <table:table-cell table:style-name="ce3" office:value-type="string" calcext:value-type="string">
            <text:p>Create the branch's reflog. This activates recording of all changes </text:p>
            <text:p>made to the branch ref, enabling use of date based sha1 expresions </text:p>
            <text:p>such as &lt;branchname&gt;@{yesterday}. Note that in non-bare </text:p>
            <text:p>repositories, reflogs are usually enabled by default by the </text:p>
            <text:p>core.logallrefupdates config option. </text:p>
            <text:p/>
            <text:p/>
          </table:table-cell>
          <table:table-cell table:style-name="ce1"/>
          <table:table-cell table:style-name="ce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57];&quot;.&quot;;[.F57];&quot;.&quot;;[.G57])" office:value-type="string" office:string-value="branch.OPTIONS.D" calcext:value-type="string">
            <text:p>branch.OPTIONS.D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hortcut for --delete --forc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58];&quot;.&quot;;[.F58];&quot;.&quot;;[.G58])" office:value-type="string" office:string-value="branch.OPTIONS.delete" calcext:value-type="string">
            <text:p>branch.OPTIONS.delete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Delete a branch. The branch must be fully merged in its upstream </text:p>
            <text:p>branch, or in HEAD if no upstream was see t with --track or </text:p>
            <text:p/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59];&quot;.&quot;;[.F59];&quot;.&quot;;[.G59])" office:value-type="string" office:string-value="branch.OPTIONS.edit-description" calcext:value-type="string">
            <text:p>branch.OPTIONS.edit-description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dit-description</text:p>
          </table:table-cell>
          <table:table-cell table:style-name="ce3" office:value-type="string" calcext:value-type="string">
            <text:p>Open an editor and edit the text to explain what the branch is for, </text:p>
            <text:p>to be used by various other commands (e.g.  format-patch, </text:p>
            <text:p>request-pull, and merge (if enabled)). Multi-line explanations may </text:p>
            <text:p>be us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60];&quot;.&quot;;[.F60];&quot;.&quot;;[.G60])" office:value-type="string" office:string-value="branch.OPTIONS.force" calcext:value-type="string">
            <text:p>branch.OPTIONS.force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Reset &lt;branchname&gt; to &lt;startpoint&gt; if &lt;branchname&gt; exists already. </text:p>
            <text:p>Without -f_git branch refuses to change an existing branch. In </text:p>
            <text:p>combination with -d (or --delete), allow deleting the branch </text:p>
            <text:p>irrespective of its merged status. In combination with -m (or </text:p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17">
          <table:table-cell table:number-columns-repeated="3"/>
          <table:table-cell table:formula="of:=CONCATENATE([.E61];&quot;.&quot;;[.F61];&quot;.&quot;;[.G61])" office:value-type="string" office:string-value="branch.OPTIONS.list" calcext:value-type="string">
            <text:p>branch.OPTIONS.list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Activate the list mode.  git branch &lt;patern&gt; would try to create a </text:p>
            <text:p>branch, use git branch --list &lt;patern&gt; to list matching branch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62];&quot;.&quot;;[.F62];&quot;.&quot;;[.G62])" office:value-type="string" office:string-value="branch.OPTIONS.M" calcext:value-type="string">
            <text:p>branch.OPTIONS.M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hortcut for --move --forc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5">
          <table:table-cell table:number-columns-repeated="3"/>
          <table:table-cell table:formula="of:=CONCATENATE([.E63];&quot;.&quot;;[.F63];&quot;.&quot;;[.G63])" office:value-type="string" office:string-value="branch.OPTIONS.merged[&lt;commit&gt;]" calcext:value-type="string">
            <text:p>branch.OPTIONS.merged[&lt;commit&gt;]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erged[&lt;commit&gt;]</text:p>
          </table:table-cell>
          <table:table-cell table:style-name="ce3" office:value-type="string" calcext:value-type="string">
            <text:p>Only list branches whose tips are reachable from the specified </text:p>
            <text:p>commit (HEAD if not specified). Implies --lis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6">
          <table:table-cell table:number-columns-repeated="3"/>
          <table:table-cell table:formula="of:=CONCATENATE([.E64];&quot;.&quot;;[.F64];&quot;.&quot;;[.G64])" office:value-type="string" office:string-value="branch.OPTIONS.move" calcext:value-type="string">
            <text:p>branch.OPTIONS.move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ove</text:p>
          </table:table-cell>
          <table:table-cell table:style-name="ce3" office:value-type="string" calcext:value-type="string">
            <text:p>Move/rename a branch and the coresponding reflog. </text:p>
            <text:p/>
            <text:p/>
          </table:table-cell>
          <table:table-cell table:style-name="ce1"/>
          <table:table-cell table:style-name="ce3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65];&quot;.&quot;;[.F65];&quot;.&quot;;[.G65])" office:value-type="string" office:string-value="branch.OPTIONS.no-abbrev" calcext:value-type="string">
            <text:p>branch.OPTIONS.no-abbrev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abbrev</text:p>
          </table:table-cell>
          <table:table-cell table:style-name="ce3" office:value-type="string" calcext:value-type="string">
            <text:p>Display the full sha1s in the output listing rather than </text:p>
            <text:p>abbreviating them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7">
          <table:table-cell table:number-columns-repeated="3"/>
          <table:table-cell table:formula="of:=CONCATENATE([.E66];&quot;.&quot;;[.F66];&quot;.&quot;;[.G66])" office:value-type="string" office:string-value="branch.OPTIONS.no-color" calcext:value-type="string">
            <text:p>branch.OPTIONS.no-color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lor</text:p>
          </table:table-cell>
          <table:table-cell table:style-name="ce3" office:value-type="string" calcext:value-type="string">
            <text:p>Turn of branch colors, even when the configuration file gives the </text:p>
            <text:p>default to color output. Same as --color=nev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67];&quot;.&quot;;[.F67];&quot;.&quot;;[.G67])" office:value-type="string" office:string-value="branch.OPTIONS.no-column" calcext:value-type="string">
            <text:p>branch.OPTIONS.no-column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lumn</text:p>
          </table:table-cell>
          <table:table-cell table:style-name="ce3" office:value-type="string" calcext:value-type="string">
            <text:p>Display branch listing in columns. see  configuration variable </text:p>
            <text:p>column.branch for option syntax.----ccolluummnn and --no-column without </text:p>
            <text:p>options are equivalent to always and never respectively. </text:p>
            <text:p/>
            <text:p>This option is only applicable in non-verbose mode. </text:p>
            <text:p/>
            <text:p/>
          </table:table-cell>
          <table:table-cell table:style-name="ce1"/>
          <table:table-cell table:style-name="ce3" office:value-type="string" calcext:value-type="string">
            <text:p>column[=&lt;options&gt;]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68];&quot;.&quot;;[.F68];&quot;.&quot;;[.G68])" office:value-type="string" office:string-value="branch.OPTIONS.no-merged[&lt;commit&gt;]" calcext:value-type="string">
            <text:p>branch.OPTIONS.no-merged[&lt;commit&gt;]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merged[&lt;commit&gt;]</text:p>
          </table:table-cell>
          <table:table-cell table:style-name="ce3" office:value-type="string" calcext:value-type="string">
            <text:p>Only list branches whose tips are not reachable from the specified </text:p>
            <text:p>commit (HEAD if not specified). Implies --list. </text:p>
            <text:p/>
            <text:p>&lt;branchname&gt; </text:p>
            <text:p>The name of the branch to create or delete. The new branch name </text:p>
            <text:p>must pas all checks defined by git-check-ref-format(1). Some of </text:p>
            <text:p>these checks may restrict the characters allowed in a branch name. </text:p>
            <text:p/>
            <text:p>&lt;start-point&gt; </text:p>
            <text:p>The new branch head will point to this commit. It may be given as a </text:p>
            <text:p>branch name, a commit-id, or a tag. If this option is omited, the </text:p>
            <text:p>current HEAD will be used instead. </text:p>
            <text:p/>
            <text:p>&lt;oldbranch&gt; </text:p>
            <text:p>The name of an existing branch to rename. </text:p>
            <text:p/>
            <text:p>&lt;newbranch&gt; </text:p>
            <text:p>The new name for an existing branch. The same restrictions as for </text:p>
            <text:p>&lt;branchname&gt; appl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69];&quot;.&quot;;[.F69];&quot;.&quot;;[.G69])" office:value-type="string" office:string-value="branch.OPTIONS.no-track" calcext:value-type="string">
            <text:p>branch.OPTIONS.no-track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track</text:p>
          </table:table-cell>
          <table:table-cell table:style-name="ce3" office:value-type="string" calcext:value-type="string">
            <text:p>Do not see t up upstream configuration, even if the </text:p>
            <text:p>branch.autoSetupMerge configuration variable is tru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0];&quot;.&quot;;[.F70];&quot;.&quot;;[.G70])" office:value-type="string" office:string-value="branch.OPTIONS.points-at&lt;object&gt;" calcext:value-type="string">
            <text:p>branch.OPTIONS.points-at&lt;object&gt;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oints-at&lt;object&gt;</text:p>
          </table:table-cell>
          <table:table-cell table:style-name="ce3" office:value-type="string" calcext:value-type="string">
            <text:p>Only list branches of the given objec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1];&quot;.&quot;;[.F71];&quot;.&quot;;[.G71])" office:value-type="string" office:string-value="branch.OPTIONS.quiet" calcext:value-type="string">
            <text:p>branch.OPTIONS.quiet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Be more quiet when creating or deleting a branch, suppresing </text:p>
            <text:p>non-eror messages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72];&quot;.&quot;;[.F72];&quot;.&quot;;[.G72])" office:value-type="string" office:string-value="branch.OPTIONS.remotes" calcext:value-type="string">
            <text:p>branch.OPTIONS.remotes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motes</text:p>
          </table:table-cell>
          <table:table-cell table:style-name="ce3" office:value-type="string" calcext:value-type="string">
            <text:p>List or delete (if used with -d) the remote-tracking branches. </text:p>
            <text:p/>
            <text:p/>
          </table:table-cell>
          <table:table-cell table:style-name="ce1"/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3];&quot;.&quot;;[.F73];&quot;.&quot;;[.G73])" office:value-type="string" office:string-value="branch.OPTIONS.set--uuppstreamm." calcext:value-type="string">
            <text:p>branch.OPTIONS.set--uuppstreamm.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et--uuppstreamm.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74];&quot;.&quot;;[.F74];&quot;.&quot;;[.G74])" office:value-type="string" office:string-value="branch.OPTIONS.set-upstream" calcext:value-type="string">
            <text:p>branch.OPTIONS.set-upstream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et-upstream</text:p>
          </table:table-cell>
          <table:table-cell table:style-name="ce3" office:value-type="string" calcext:value-type="string">
            <text:p>If specified branch does not exist yet or if --force has ben </text:p>
            <text:p>given, acts exactly like --track. Otherwise see ts up configuration </text:p>
            <text:p>like --track would when creating the branch, except that where </text:p>
            <text:p>branch points to is not chang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5];&quot;.&quot;;[.F75];&quot;.&quot;;[.G75])" office:value-type="string" office:string-value="branch.OPTIONS.set-upstream-to" calcext:value-type="string">
            <text:p>branch.OPTIONS.set-upstream-to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et-upstream-to</text:p>
          </table:table-cell>
          <table:table-cell table:style-name="ce3" office:value-type="string" calcext:value-type="string">
            <text:p>Set up &lt;branchname&gt;'s tracking information so &lt;upstream&gt; is </text:p>
            <text:p>considered &lt;branchname&gt;'s upstream branch. If no &lt;branchname&gt; is </text:p>
            <text:p>specified, then it defaults to the current  branch. </text:p>
            <text:p/>
            <text:p/>
          </table:table-cell>
          <table:table-cell table:style-name="ce3" office:value-type="string" calcext:value-type="string">
            <text:p>&lt;upstream&gt;</text:p>
          </table:table-cell>
          <table:table-cell table:style-name="ce3" office:value-type="string" calcext:value-type="string">
            <text:p>u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6];&quot;.&quot;;[.F76];&quot;.&quot;;[.G76])" office:value-type="string" office:string-value="branch.OPTIONS.sort" calcext:value-type="string">
            <text:p>branch.OPTIONS.sort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Sort based on the key given. Prefix - to sort in descending order </text:p>
            <text:p>of the value. You may use the -sort=&lt;key&gt; option multiple times, </text:p>
            <text:p>in which case the last key becomes the primary key. The keys </text:p>
            <text:p>supported are the same as those in git for-each-ref. Sort order </text:p>
            <text:p>defaults to sorting based on the full refname (including refs/... </text:p>
            <text:p>prefix). This lists detached HEAD (if present) first, then local </text:p>
            <text:p>branches and finally remote-tracking branches. </text:p>
            <text:p/>
            <text:p/>
          </table:table-cell>
          <table:table-cell table:style-name="ce3" office:value-type="string" calcext:value-type="string">
            <text:p>&lt;key&gt;</text:p>
          </table:table-cell>
          <table:table-cell table:style-name="ce1"/>
          <table:table-cell table:number-columns-repeated="1014"/>
        </table:table-row>
        <table:table-row table:style-name="ro28">
          <table:table-cell table:number-columns-repeated="3"/>
          <table:table-cell table:formula="of:=CONCATENATE([.E77];&quot;.&quot;;[.F77];&quot;.&quot;;[.G77])" office:value-type="string" office:string-value="branch.OPTIONS.track" calcext:value-type="string">
            <text:p>branch.OPTIONS.track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When creating a new branch, see t up branch.&lt;name&gt;.remote and </text:p>
            <text:p>branch.&lt;name&gt;.merge configuration entries to mark the start-point </text:p>
            <text:p>branch as upstream from the new branch. This configuration will </text:p>
            <text:p>tell git to show the relationship betwen the two branches in git </text:p>
            <text:p>status and git branch -v. Furthermore, it directs git pull without </text:p>
            <text:p>arguments to pull from the upstream when the new branch is checked </text:p>
            <text:p>out. </text:p>
            <text:p/>
            <text:p>This behavior is the default when the start point is a </text:p>
            <text:p>remote-tracking branch. see t the branch.autoSetupMerge configuration </text:p>
            <text:p>variable to false if you want git checkout and git branch to always </text:p>
            <text:p>behave as if --no-track were given. see t it to always if you want </text:p>
            <text:p>this behavior when the start-point is either a local or </text:p>
            <text:p>remote-tracking branch. </text:p>
            <text:p/>
            <text:p/>
          </table:table-cell>
          <table:table-cell table:style-name="ce1"/>
          <table:table-cell table:style-name="ce3" office:value-type="string" calcext:value-type="string">
            <text:p>t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8];&quot;.&quot;;[.F78];&quot;.&quot;;[.G78])" office:value-type="string" office:string-value="branch.OPTIONS.unset-upstream" calcext:value-type="string">
            <text:p>branch.OPTIONS.unset-upstream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nset-upstream</text:p>
          </table:table-cell>
          <table:table-cell table:style-name="ce3" office:value-type="string" calcext:value-type="string">
            <text:p>Remove the upstream information for &lt;branchname&gt;. If no branch is </text:p>
            <text:p>specified it defaults to the current  branch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9];&quot;.&quot;;[.F79];&quot;.&quot;;[.G79])" office:value-type="string" office:string-value="branch.OPTIONS.v" calcext:value-type="string">
            <text:p>branch.OPTIONS.v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hen in list mode, show sha1 and commit subject line for each head, </text:p>
            <text:p>along with relationship to upstream branch (if any). If given </text:p>
            <text:p>twice, print the name of the upstream branch, as well (se also git </text:p>
            <text:p>remote show &lt;remote&gt;)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80];&quot;.&quot;;[.F80];&quot;.&quot;;[.G80])" office:value-type="string" office:string-value="branch.SEE ALSO.entry" calcext:value-type="string">
            <text:p>branch.SEE ALSO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check-ref-format(1), git-fetch(1), git-remote(1), Understanding </text:p>
            <text:p>history: What is a branch?[1] in the Git User's Manual. </text:p>
            <text:p/>
            <text:p>Part of the git(1) suite </text:p>
            <text:p/>
            <text:p>1. Understanding history: What is a branch? </text:p>
            <text:p>git-htmldocs/user-manual.html#what-is-a-branch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81];&quot;.&quot;;[.F81];&quot;.&quot;;[.G81])" office:value-type="string" office:string-value="branch.SYNOPSIS.entry" calcext:value-type="string">
            <text:p>branch.SYNOPSIS.entr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branch [--color[=&lt;when&gt;] | -no-color] [-r | -a] </text:p>
            <text:p>[--list] [-v [--abbrev=&lt;length&gt; | -no-abrev] </text:p>
            <text:p>[--column[=&lt;options&gt;] | -no-column] </text:p>
            <text:p>[(--merged | -no-merged | -contains) [&lt;commit&gt;]] [--sort=&lt;key&gt;] </text:p>
            <text:p>[--points-at &lt;object&gt;] [&lt;patern&gt;...] </text:p>
            <text:p>git branch [--set-upstream | -track | -no-track] [-l] [-f] &lt;branchname&gt; [&lt;start-point&gt;] </text:p>
            <text:p>git branch (--set-upstream-to=&lt;upstream&gt; | -u &lt;upstream&gt;) [&lt;branchname&gt;] </text:p>
            <text:p>git branch -unset-upstream [&lt;branchname&gt;] </text:p>
            <text:p>git branch (-m | -M) [&lt;oldbranch&gt;] &lt;newbranch&gt; </text:p>
            <text:p>git branch (-d | -D) [-r] &lt;branchname&gt;... </text:p>
            <text:p>git branch -edit-description [&lt;branchname&gt;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82];&quot;.&quot;;[.F82];&quot;.&quot;;[.G82])" office:value-type="string" office:string-value="checkout.DATE_FORMATS.entry" calcext:value-type="string">
            <text:p>checkout.DATE_FORMATS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/>
          <table:table-cell table:style-name="Default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83];&quot;.&quot;;[.F83];&quot;.&quot;;[.G83])" office:value-type="string" office:string-value="checkout.DESCRIPTION.entry" calcext:value-type="string">
            <text:p>checkout.DESCRIPTION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Updates files in the working tree to match the version in the index or </text:p>
            <text:p>the specified tree. If no paths are given, git checkout will also </text:p>
            <text:p>update HEAD to see t the specified branch as the current  branch. </text:p>
            <text:p/>
            <text:p>git checkout &lt;branch&gt; </text:p>
            <text:p>To prepare for working on &lt;branch&gt;, switch to it by updating the </text:p>
            <text:p>index and the files in the working tree, and by pointing HEAD at </text:p>
            <text:p>the branch. Local modiffications to the files in the working tree </text:p>
            <text:p>are kept, so that they can be commited to the &lt;branch&gt;. </text:p>
            <text:p/>
            <text:p>If &lt;branch&gt; is not found but there does exist a tracking branch in </text:p>
            <text:p>exactly one remote (call it &lt;remote&gt;) with a matching name, treeat </text:p>
            <text:p>as equivalent to </text:p>
            <text:p/>
            <text:p>&gt; git checkout -b &lt;branch&gt; -track &lt;remote&gt;/&lt;branch&gt; </text:p>
            <text:p/>
            <text:p>You could omit &lt;branch&gt;, in which case the command degenerates to </text:p>
            <text:p>check out the current  branch, which is a glorified no-op with a </text:p>
            <text:p>rather expensive side-effects to show only the tracking </text:p>
            <text:p>information, if exists, for the current  branch. </text:p>
            <text:p/>
            <text:p>git checkout -b|-B &lt;new_branch&gt; [&lt;start point&gt;] </text:p>
            <text:p>Specifying -b causes a new branch to be created as if git-branch(1) </text:p>
            <text:p>were called and then checked out. In this case you can use the </text:p>
            <text:p>As a convenience, --track without -b implies branch creation; see  </text:p>
            <text:p>the description of --track below. </text:p>
            <text:p/>
            <text:p>If -B is given, &lt;new_branch&gt; is created if it doesn't exist; </text:p>
            <text:p>otherwise, it is reset. This is the transactional equivalent of </text:p>
            <text:p/>
            <text:p>&gt; git branch -f &lt;branch&gt; [&lt;start point&gt;] </text:p>
            <text:p>&gt; git checkout &lt;branch&gt; </text:p>
            <text:p/>
            <text:p>that is to say, the branch is not reset/created unles git </text:p>
            <text:p>checkout is succesful. </text:p>
            <text:p/>
            <text:p>git checkout -detach [&lt;branch&gt;], git checkout [--detach] &lt;commit&gt; </text:p>
            <text:p>Prepare to work on top of &lt;commit&gt;, by detaching HEAD at it (se </text:p>
            <text:p>DETACHED HEAD see ction), and updating the index and the files in </text:p>
            <text:p>the working tree. Local modiffications to the files in the working </text:p>
            <text:p>tree are kept, so that the resulting working tree will be the state </text:p>
            <text:p>recorded in the commit plus the local modiffications. </text:p>
            <text:p/>
            <text:p>When the &lt;commit&gt; argument is a branch name, the --detach option </text:p>
            <text:p>can be used to detach HEAD at the tip of the branch (git checkout </text:p>
            <text:p>&lt;branch&gt; would check out that branch without detaching HEAD). </text:p>
            <text:p/>
            <text:p>Omiting &lt;branch&gt; detaches HEAD at the tip of the current  branch. </text:p>
            <text:p/>
            <text:p>git checkout [-p|--patch] [&lt;tree-ish&gt;] [--] &lt;pathspec&gt;... </text:p>
            <text:p>When &lt;paths&gt; or --patch are given, git checkout does not switch </text:p>
            <text:p>branches. It updates the named paths in the working tree from the </text:p>
            <text:p>index file or from a named &lt;tree-ish&gt; (most often a commit). In </text:p>
            <text:p>this case, the -b and --track options are meaningles and giving </text:p>
            <text:p>either of them results in an eror. The &lt;tree-ish&gt; argument can be </text:p>
            <text:p>used to specify a specific tree-ish (i.e. commit, tag or tree) to </text:p>
            <text:p>update the index for the given paths before updating the working </text:p>
            <text:p>tree. </text:p>
            <text:p/>
            <text:p>git checkout with &lt;paths&gt; or --patch is used to restore modified or </text:p>
            <text:p>deleted paths to their original contents from the index or replace </text:p>
            <text:p>paths with the contents from a named &lt;tree-ish&gt; (most often a </text:p>
            <text:p>commit-ish). </text:p>
            <text:p/>
            <text:p>The index may contain unmerged entries because of a previous failed </text:p>
            <text:p>merge. By default, if you try to check out such an entry from the </text:p>
            <text:p>index, the checkout operation will fail and nothing will be checked </text:p>
            <text:p>out. Using -f will ignore these unmerged entries. The contents from </text:p>
            <text:p>a specific side of the merge can be checked out of the index by </text:p>
            <text:p>using --ours or --theirs. With -m, changes made to the working tree </text:p>
            <text:p>file can be discarded to re-create the original conflicted merge </text:p>
            <text:p>result. </text:p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84];&quot;.&quot;;[.F84];&quot;.&quot;;[.G84])" office:value-type="string" office:string-value="checkout.DISCUSSION.entry" calcext:value-type="string">
            <text:p>checkout.DISCUSSION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/>
          <table:table-cell table:style-name="Default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85];&quot;.&quot;;[.F85];&quot;.&quot;;[.G85])" office:value-type="string" office:string-value="checkout.ENVIRONMENT AND CONFIGURATION VARIABLES.entry" calcext:value-type="string">
            <text:p>checkout.ENVIRONMENT AND CONFIGURATION VARIABLES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/>
          <table:table-cell table:style-name="Default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86];&quot;.&quot;;[.F86];&quot;.&quot;;[.G86])" office:value-type="string" office:string-value="checkout.EXAMPLES.entry" calcext:value-type="string">
            <text:p>checkout.EXAMPLES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1. The following see quence checks out the master branch, reverts the </text:p>
            <text:p>Makefile to two revisions back, deletes hello.c by mistake, and </text:p>
            <text:p>gets it back from the index. </text:p>
            <text:p/>
            <text:p>&gt; git checkout master             (1) </text:p>
            <text:p>&gt; git checkout master~2 Makefile  (2) </text:p>
            <text:p>&gt; rm -f hello.c </text:p>
            <text:p>&gt; git checkout hello.c            (3) </text:p>
            <text:p/>
            <text:p>1. switch branch </text:p>
            <text:p>2. take a file out of another commit </text:p>
            <text:p>3. restore hello.c from the index </text:p>
            <text:p/>
            <text:p>If you want to check out all C source files out of the index, you </text:p>
            <text:p>can say </text:p>
            <text:p/>
            <text:p>&gt; git checkout - '*.c' </text:p>
            <text:p/>
            <text:p>Note the quotes around *.c. The file hello.c will also be checked </text:p>
            <text:p>out, even though it is no longer in the working tree, because the </text:p>
            <text:p>file globbing is used to match entries in the index (not in the </text:p>
            <text:p>working tree by the shell). </text:p>
            <text:p/>
            <text:p>If you have an unfortunate branch that is named hello.c, this step </text:p>
            <text:p>would be confused as an instruction to switch to that branch. You </text:p>
            <text:p>should instead write: </text:p>
            <text:p/>
            <text:p>&gt; git checkout - hello.c </text:p>
            <text:p/>
            <text:p/>
            <text:p>2. After working in the wrong branch, switching to the corect branch </text:p>
            <text:p>would be done using: </text:p>
            <text:p/>
            <text:p>&gt; git checkout mytopic </text:p>
            <text:p/>
            <text:p>However, your wrong branch and corect mytopic branch may </text:p>
            <text:p>differ in files that you have modified locally, in which case the </text:p>
            <text:p>above checkout would fail like this: </text:p>
            <text:p/>
            <text:p>&gt; git checkout mytopic </text:p>
            <text:p>eror: You have local changes to 'frotz'; not switching branches. </text:p>
            <text:p/>
            <text:p>You can give the -m flag to the command, which would try a </text:p>
            <text:p>thre-way merge: </text:p>
            <text:p/>
            <text:p>&gt; git checkout -m mytopic </text:p>
            <text:p>Auto-merging frotz </text:p>
            <text:p/>
            <text:p>After this thre-way merge, the local modiffications are not </text:p>
            <text:p>registered in your index file, so git diff would show you what </text:p>
            <text:p>changes you made since the tip of the new branch. </text:p>
            <text:p/>
            <text:p>3. When a merge conflict happens during switching branches with the -m </text:p>
            <text:p>option, you would see  something like this: </text:p>
            <text:p/>
            <text:p>&gt; git checkout -m mytopic </text:p>
            <text:p>Auto-merging frotz </text:p>
            <text:p>ErOR: Merge conflict in frotz </text:p>
            <text:p>fatal: merge program failed </text:p>
            <text:p/>
            <text:p>At this point, git diff shows the changes cleanly merged as in the </text:p>
            <text:p>previous example, as well as the changes in the conflicted files. </text:p>
            <text:p>Edit and resolve the conflict and mark it resolved with git add as </text:p>
            <text:p>usual: </text:p>
            <text:p/>
            <text:p>&gt; edit frotz </text:p>
            <text:p>&gt; git add frotz </text:p>
            <text:p/>
            <text:p/>
            <text:p>Part of the git(1) suite </text:p>
            <text:p/>
            <text:p/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87];&quot;.&quot;;[.F87];&quot;.&quot;;[.G87])" office:value-type="string" office:string-value="checkout.FILES.entry" calcext:value-type="string">
            <text:p>checkout.FILES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88];&quot;.&quot;;[.F88];&quot;.&quot;;[.G88])" office:value-type="string" office:string-value="checkout.HOOKS.entry" calcext:value-type="string">
            <text:p>checkout.HOOKS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30">
          <table:table-cell table:number-columns-repeated="3"/>
          <table:table-cell table:formula="of:=CONCATENATE([.E89];&quot;.&quot;;[.F89];&quot;.&quot;;[.G89])" office:value-type="string" office:string-value="checkout.NAME.entry" calcext:value-type="string">
            <text:p>checkout.NAME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checkout - Switch branches or restore working tree files </text:p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31">
          <table:table-cell table:number-columns-repeated="3"/>
          <table:table-cell table:formula="of:=CONCATENATE([.E90];&quot;.&quot;;[.F90];&quot;.&quot;;[.G90])" office:value-type="string" office:string-value="checkout.OPTIONS.[no-]progres" calcext:value-type="string">
            <text:p>checkout.OPTIONS.[no-]progres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progres</text:p>
          </table:table-cell>
          <table:table-cell table:style-name="ce3" office:value-type="string" calcext:value-type="string">
            <text:p>progress status is reported on the standard eror stream by default </text:p>
            <text:p>when it is atached to a terminal, unles --quiet is specified. </text:p>
            <text:p>This flag enables progress reporting even if not atached to a </text:p>
            <text:p>terminal, regardles of --quie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2">
          <table:table-cell table:number-columns-repeated="3"/>
          <table:table-cell table:formula="of:=CONCATENATE([.E91];&quot;.&quot;;[.F91];&quot;.&quot;;[.G91])" office:value-type="string" office:string-value="checkout.OPTIONS.b&lt;new_branch&gt;" calcext:value-type="string">
            <text:p>checkout.OPTIONS.b&lt;new_branch&gt;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&lt;new_branch&gt;</text:p>
          </table:table-cell>
          <table:table-cell table:style-name="ce3" office:value-type="string" calcext:value-type="string">
            <text:p>Create a new branch named &lt;new_branch&gt; and start it at </text:p>
            <text:p>&lt;start_point&gt;; see  git-branch(1) for details. </text:p>
            <text:p/>
            <text:p/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21">
          <table:table-cell table:number-columns-repeated="3"/>
          <table:table-cell table:formula="of:=CONCATENATE([.E92];&quot;.&quot;;[.F92];&quot;.&quot;;[.G92])" office:value-type="string" office:string-value="checkout.OPTIONS.B&lt;new_branch&gt;" calcext:value-type="string">
            <text:p>checkout.OPTIONS.B&lt;new_branch&gt;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&lt;new_branch&gt;</text:p>
          </table:table-cell>
          <table:table-cell table:style-name="ce3" office:value-type="string" calcext:value-type="string">
            <text:p>Creates the branch &lt;new_branch&gt; and start it at &lt;start_point&gt;; if </text:p>
            <text:p>it already exists, then reset it to &lt;start_point&gt;. This is </text:p>
            <text:p>equivalent to running git branch with -f; see  git-branch(1) for </text:p>
            <text:p>details. </text:p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33">
          <table:table-cell table:number-columns-repeated="3"/>
          <table:table-cell table:formula="of:=CONCATENATE([.E93];&quot;.&quot;;[.F93];&quot;.&quot;;[.G93])" office:value-type="string" office:string-value="checkout.OPTIONS.conflict" calcext:value-type="string">
            <text:p>checkout.OPTIONS.conflict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nflict</text:p>
          </table:table-cell>
          <table:table-cell table:style-name="ce3" office:value-type="string" calcext:value-type="string">
            <text:p>The same as -merge option above, but changes the way the </text:p>
            <text:p>conflicting hunks are presented, overiding the merge.conflictStyle </text:p>
            <text:p>configuration variable. Posible values are merge (default) and </text:p>
            <text:p>diff3 (in addition to what is shown by merge style, shows the </text:p>
            <text:p>original contents). </text:p>
            <text:p/>
            <text:p/>
          </table:table-cell>
          <table:table-cell table:style-name="ce3" office:value-type="string" calcext:value-type="string">
            <text:p>&lt;style&gt;</text:p>
          </table:table-cell>
          <table:table-cell table:style-name="ce1"/>
          <table:table-cell table:number-columns-repeated="1014"/>
        </table:table-row>
        <table:table-row table:style-name="ro25">
          <table:table-cell table:number-columns-repeated="3"/>
          <table:table-cell table:formula="of:=CONCATENATE([.E94];&quot;.&quot;;[.F94];&quot;.&quot;;[.G94])" office:value-type="string" office:string-value="checkout.OPTIONS.detach" calcext:value-type="string">
            <text:p>checkout.OPTIONS.detach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tach</text:p>
          </table:table-cell>
          <table:table-cell table:style-name="ce3" office:value-type="string" calcext:value-type="string">
            <text:p>Rather than checking out a branch to work on it, check out a commit </text:p>
            <text:p>for inspection and discardable experiments. This is the default </text:p>
            <text:p>behavior of git checkout &lt;commit&gt; when &lt;commit&gt; is not a branch </text:p>
            <text:p>name. see  the DETACHED HEAD see ction below for details. </text:p>
            <text:p/>
            <text:p/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34">
          <table:table-cell table:number-columns-repeated="3"/>
          <table:table-cell table:formula="of:=CONCATENATE([.E95];&quot;.&quot;;[.F95];&quot;.&quot;;[.G95])" office:value-type="string" office:string-value="checkout.OPTIONS.force" calcext:value-type="string">
            <text:p>checkout.OPTIONS.force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When switching branches, proced even if the index or the working </text:p>
            <text:p>tree differs from HEAD. This is used to throw away local changes. </text:p>
            <text:p/>
            <text:p>When checking out paths from the index, do not fail upon unmerged </text:p>
            <text:p>entries; instead, unmerged entries are ignored.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35">
          <table:table-cell table:number-columns-repeated="3"/>
          <table:table-cell table:formula="of:=CONCATENATE([.E96];&quot;.&quot;;[.F96];&quot;.&quot;;[.G96])" office:value-type="string" office:string-value="checkout.OPTIONS.ignore-other-worktrees" calcext:value-type="string">
            <text:p>checkout.OPTIONS.ignore-other-worktrees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other-worktrees</text:p>
          </table:table-cell>
          <table:table-cell table:style-name="ce3" office:value-type="string" calcext:value-type="string">
            <text:p>git checkout refuses when the wanted ref is already checked out by </text:p>
            <text:p>another worktree. This option makes it check the ref out anyway. In </text:p>
            <text:p>other words, the ref can be held by more than one worktree. </text:p>
            <text:p/>
            <text:p>&lt;branch&gt; </text:p>
            <text:p>Branch to checkout; if it refers to a branch (i.e., a name that, </text:p>
            <text:p>when prepended with refs/heads/, is a valid ref), then that </text:p>
            <text:p>branch is checked out. Otherwise, if it refers to a valid commit, </text:p>
            <text:p>your HEAD becomes detached and you are no longer on any branch </text:p>
            <text:p>(se below for details). </text:p>
            <text:p/>
            <text:p>As a special case, the @{-N} syntax for the N-th last </text:p>
            <text:p>branch/commit checks out branches (instead of detaching). You may </text:p>
            <text:p>also specify - which is synonymous with @{-1}. </text:p>
            <text:p/>
            <text:p>As a further special case, you may use A...B as a shortcut for </text:p>
            <text:p>the merge base of A and B if there is exactly one merge base. You </text:p>
            <text:p>can leave out at most one of A and B, in which case it defaults to </text:p>
            <text:p>HEAD. </text:p>
            <text:p/>
            <text:p>&lt;new_branch&gt; </text:p>
            <text:p>Name for the new branch. </text:p>
            <text:p/>
            <text:p>&lt;start_point&gt; </text:p>
            <text:p>The name of a commit at which to start the new branch; see  git- </text:p>
            <text:p>branch(1) for details. Defaults to HEAD. </text:p>
            <text:p/>
            <text:p>&lt;tree-ish&gt; </text:p>
            <text:p>tree to checkout from (when paths are given). If not specified, the </text:p>
            <text:p>index will be used. </text:p>
            <text:p/>
            <text:p>HEAD normally refers to a named branch (e.g. master). Meanwhile, each </text:p>
            <text:p>branch refers to a specific commit. Let's lok at a repo with thre </text:p>
            <text:p>commits, one of them taged, and with branch master checked out: </text:p>
            <text:p/>
            <text:p>HEAD (refers to branch 'master') </text:p>
            <text:p>| </text:p>
            <text:p>v </text:p>
            <text:p>a---b---c  branch 'master' (refers to commit 'c') </text:p>
            <text:p>| </text:p>
            <text:p>tag 'v2.0' (refers to commit 'b') </text:p>
            <text:p/>
            <text:p/>
            <text:p>When a commit is created in this state, the branch is updated to refer </text:p>
            <text:p>to the new commit. Specifically, git commit creates a new commit d, </text:p>
            <text:p>whose parent is commit c, and then updates branch master to refer to </text:p>
            <text:p>new commit d. HEAD still refers to branch master and so indirectly now </text:p>
            <text:p>refers to commit d: </text:p>
            <text:p/>
            <text:p>&gt; edit; git add; git commit </text:p>
            <text:p/>
            <text:p>HEAD (refers to branch 'master') </text:p>
            <text:p>| </text:p>
            <text:p>v </text:p>
            <text:p>a---b---c---d  branch 'master' (refers to commit 'd') </text:p>
            <text:p>| </text:p>
            <text:p>tag 'v2.0' (refers to commit 'b') </text:p>
            <text:p/>
            <text:p/>
            <text:p>It is sometimes useful to be able to checkout a commit that is not at </text:p>
            <text:p>the tip of any named branch, or even to create a new commit that is not </text:p>
            <text:p>referenced by a named branch. Let's lok at what happens when we </text:p>
            <text:p>checkout commit b (here we show two ways this may be done): </text:p>
            <text:p/>
            <text:p>&gt; git checkout v2.0  # or </text:p>
            <text:p>&gt; git checkout master^^ </text:p>
            <text:p/>
            <text:p>HEAD (refers to commit 'b') </text:p>
            <text:p>| </text:p>
            <text:p>v </text:p>
            <text:p>a---b---c---d  branch 'master' (refers to commit 'd') </text:p>
            <text:p>| </text:p>
            <text:p>tag 'v2.0' (refers to commit 'b') </text:p>
            <text:p/>
            <text:p/>
            <text:p>Notice that regardles of which checkout command we use, HEAD now </text:p>
            <text:p>refers directly to commit b. This is known as being in detached HEAD </text:p>
            <text:p>state. It means simply that HEAD refers to a specific commit, as </text:p>
            <text:p>opposed to refering to a named branch. Let's see  what happens when we </text:p>
            <text:p>create a commit: </text:p>
            <text:p/>
            <text:p>&gt; edit; git add; git commit </text:p>
            <text:p/>
            <text:p>HEAD (refers to commit 'e') </text:p>
            <text:p>| </text:p>
            <text:p>v </text:p>
            <text:p>e </text:p>
            <text:p>/ </text:p>
            <text:p>a---b---c---d  branch 'master' (refers to commit 'd') </text:p>
            <text:p>| </text:p>
            <text:p>tag 'v2.0' (refers to commit 'b') </text:p>
            <text:p/>
            <text:p/>
            <text:p>There is now a new commit e, but it is referenced only by HEAD. We can </text:p>
            <text:p>of course add yet another commit in this state: </text:p>
            <text:p/>
            <text:p>&gt; edit; git add; git commit </text:p>
            <text:p/>
            <text:p>HEAD (refers to commit 'f') </text:p>
            <text:p>| </text:p>
            <text:p>v </text:p>
            <text:p>e---f </text:p>
            <text:p>/ </text:p>
            <text:p>a---b---c---d  branch 'master' (refers to commit 'd') </text:p>
            <text:p>| </text:p>
            <text:p>tag 'v2.0' (refers to commit 'b') </text:p>
            <text:p/>
            <text:p/>
            <text:p>In fact, we can perform all the normal Git operations. But, let's lok </text:p>
            <text:p>at what happens when we then checkout master: </text:p>
            <text:p/>
            <text:p>&gt; git checkout master </text:p>
            <text:p/>
            <text:p>HEAD (refers to branch 'master') </text:p>
            <text:p>e---f     | </text:p>
            <text:p>/          v </text:p>
            <text:p>a---b---c---d  branch 'master' (refers to commit 'd') </text:p>
            <text:p>| </text:p>
            <text:p>tag 'v2.0' (refers to commit 'b') </text:p>
            <text:p/>
            <text:p/>
            <text:p>It is important to realize that at this point nothing refers to commit </text:p>
            <text:p>f. Eventually commit f (and by extension commit e) will be deleted by </text:p>
            <text:p>the routine Git garbage collection process, unles we create a </text:p>
            <text:p>reference before that happens. If we have not yet moved away from </text:p>
            <text:p>commit f, any of these will create a reference to it: </text:p>
            <text:p/>
            <text:p>&gt; git checkout -b fo   (1) </text:p>
            <text:p>&gt; git branch fo        (2) </text:p>
            <text:p>&gt; git tag fo           (3) </text:p>
            <text:p/>
            <text:p/>
            <text:p>1. creates a new branch fo, which refers to commit f, and then updates </text:p>
            <text:p>HEAD to refer to branch fo. In other words, we'll no longer be in </text:p>
            <text:p>detached HEAD state after this command. </text:p>
            <text:p>2. similarly creates a new branch fo, which refers to commit f, but </text:p>
            <text:p>leaves HEAD detached. </text:p>
            <text:p>3. creates a new tag fo, which refers to commit f, leaving HEAD </text:p>
            <text:p>detached. </text:p>
            <text:p/>
            <text:p>If we have moved away from commit f, then we must first recover its </text:p>
            <text:p>object name (typically by using git reflog), and then we can create a </text:p>
            <text:p>reference to it. For example, to see  the last two commits to which HEAD </text:p>
            <text:p>refered, we can use either of these commands: </text:p>
            <text:p/>
            <text:p>&gt; git reflog -2 HEAD # or </text:p>
            <text:p>&gt; git log -g -2 HEAD </text:p>
            <text:p/>
            <text:p/>
            <text:p>When there is only one argument given and it is not -- (e.g. git </text:p>
            <text:p>checkout abc), and when the argument is both a valid &lt;tree-ish&gt; (e.g. </text:p>
            <text:p>a branch abc exists) and a valid &lt;pathspec&gt; (e.g. a file or a </text:p>
            <text:p>directory whose name is abc exists), Git would usually ask you to </text:p>
            <text:p>disambiguate. Because checking out a branch is so common an operation, </text:p>
            <text:p>however, git checkout abc takes abc as a &lt;tree-ish&gt; in such a </text:p>
            <text:p>situation. Use git checkout -- &lt;pathspec&gt; if you want to checkout these </text:p>
            <text:p>paths out of the index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3"/>
          <table:table-cell table:formula="of:=CONCATENATE([.E97];&quot;.&quot;;[.F97];&quot;.&quot;;[.G97])" office:value-type="string" office:string-value="checkout.OPTIONS.ignore-skip-worktree-bits" calcext:value-type="string">
            <text:p>checkout.OPTIONS.ignore-skip-worktree-bits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kip-worktree-bits</text:p>
          </table:table-cell>
          <table:table-cell table:style-name="ce3" office:value-type="string" calcext:value-type="string">
            <text:p>In sparse checkout mode, git checkout -- &lt;paths&gt; would update only </text:p>
            <text:p>entries matched by &lt;paths&gt; and sparse paterns in </text:p>
            <text:p>$GIT_DIR/info/sparse-checkout. This option ignores the sparse </text:p>
            <text:p>paterns and adds back any files in &lt;paths&gt;. </text:p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36">
          <table:table-cell table:number-columns-repeated="3"/>
          <table:table-cell table:formula="of:=CONCATENATE([.E98];&quot;.&quot;;[.F98];&quot;.&quot;;[.G98])" office:value-type="string" office:string-value="checkout.OPTIONS.l" calcext:value-type="string">
            <text:p>checkout.OPTIONS.l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Create the new branch's reflog; see  git-branch(1) for detail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7">
          <table:table-cell table:number-columns-repeated="3"/>
          <table:table-cell table:formula="of:=CONCATENATE([.E99];&quot;.&quot;;[.F99];&quot;.&quot;;[.G99])" office:value-type="string" office:string-value="checkout.OPTIONS.merge" calcext:value-type="string">
            <text:p>checkout.OPTIONS.merge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When switching branches, if you have local modiffications to one or </text:p>
            <text:p>more files that are different betwen the current  branch and the </text:p>
            <text:p>branch to which you are switching, the command refuses to switch </text:p>
            <text:p>branches in order to preserve your modiffications in context. </text:p>
            <text:p>However, with this option, a thre-way merge betwen the current  </text:p>
            <text:p>branch, your working tree contents, and the new branch is done, and </text:p>
            <text:p>you will be on the new branch. </text:p>
            <text:p/>
            <text:p>When a merge conflict happens, the index entries for conflicting </text:p>
            <text:p>paths are left unmerged, and you need to resolve the conflicts and </text:p>
            <text:p>mark the resolved paths with git add (or git rm if the merge should </text:p>
            <text:p>result in deletion of the path). </text:p>
            <text:p/>
            <text:p>When checking out paths from the index, this option lets you </text:p>
            <text:p>recreate the conflicted merge in the specified paths. </text:p>
            <text:p/>
            <text:p/>
          </table:table-cell>
          <table:table-cell table:style-name="ce1"/>
          <table:table-cell table:style-name="ce3" office:value-type="string" calcext:value-type="string">
            <text:p>m</text:p>
          </table:table-cell>
          <table:table-cell table:number-columns-repeated="1014"/>
        </table:table-row>
        <table:table-row table:style-name="ro38">
          <table:table-cell table:number-columns-repeated="3"/>
          <table:table-cell table:formula="of:=CONCATENATE([.E100];&quot;.&quot;;[.F100];&quot;.&quot;;[.G100])" office:value-type="string" office:string-value="checkout.OPTIONS.no-track" calcext:value-type="string">
            <text:p>checkout.OPTIONS.no-track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track</text:p>
          </table:table-cell>
          <table:table-cell table:style-name="ce3" office:value-type="string" calcext:value-type="string">
            <text:p>Do not see t up upstream configuration, even if the </text:p>
            <text:p>branch.autoSetupMerge configuration variable is tru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9">
          <table:table-cell table:number-columns-repeated="3"/>
          <table:table-cell table:formula="of:=CONCATENATE([.E101];&quot;.&quot;;[.F101];&quot;.&quot;;[.G101])" office:value-type="string" office:string-value="checkout.OPTIONS.orphan&lt;new_branch&gt;" calcext:value-type="string">
            <text:p>checkout.OPTIONS.orphan&lt;new_branch&gt;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rphan&lt;new_branch&gt;</text:p>
          </table:table-cell>
          <table:table-cell table:style-name="ce3" office:value-type="string" calcext:value-type="string">
            <text:p>Create a new orphan branch, named &lt;new_branch&gt;, started from </text:p>
            <text:p>&lt;start_point&gt; and switch to it. The first commit made on this new </text:p>
            <text:p>branch will have no parents and it will be the rot of a new </text:p>
            <text:p>history totally disconnected from all the other branches and </text:p>
            <text:p>commits. </text:p>
            <text:p/>
            <text:p>The index and the working tree are adjusted as if you had </text:p>
            <text:p>previously run git checkout &lt;start_point&gt;. This allows you to </text:p>
            <text:p>start a new history that records a see t of paths similar to </text:p>
            <text:p>&lt;start_point&gt; by easily running git commit -a to make the rot </text:p>
            <text:p>commit. </text:p>
            <text:p/>
            <text:p>This can be useful when you want to publish the tree from a commit </text:p>
            <text:p>without exposing its full history. You might want to do this to </text:p>
            <text:p>publish an open source branch of a project whose current  tree is </text:p>
            <text:p>clean, but whose full history contains proprietary or otherwise </text:p>
            <text:p>encumbered bits of code. </text:p>
            <text:p/>
            <text:p>If you want to start a disconnected history that records a see t of </text:p>
            <text:p>paths that is totally different from the one of &lt;start_point&gt;, then </text:p>
            <text:p>you should clear the index and the working tree right after </text:p>
            <text:p>creating the orphan branch by running git rm -rf . from the top </text:p>
            <text:p>level of the working tree. Afterwards you will be ready to prepare </text:p>
            <text:p>your new files, repopulating the working tree, by copying them from </text:p>
            <text:p>elsewhere, extracting a tarball, etc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8">
          <table:table-cell table:number-columns-repeated="3"/>
          <table:table-cell table:formula="of:=CONCATENATE([.E102];&quot;.&quot;;[.F102];&quot;.&quot;;[.G102])" office:value-type="string" office:string-value="checkout.OPTIONS.patch" calcext:value-type="string">
            <text:p>checkout.OPTIONS.patch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Interactively see lect hunks in the difference betwen the &lt;tree-ish&gt; </text:p>
            <text:p>(or the index, if unspecified) and the working tree. The chosen </text:p>
            <text:p>hunks are then applied in reverse to the working tree (and if a </text:p>
            <text:p>&lt;tree-ish&gt; was specified, the index). </text:p>
            <text:p/>
            <text:p>This means that you can use git checkout -p to see lectively discard </text:p>
            <text:p>edits from your current  working tree. see  the Interactive Mode </text:p>
            <text:p>section of git-add(1) to learn how to operate the --patch mode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formula="of:=CONCATENATE([.E103];&quot;.&quot;;[.F103];&quot;.&quot;;[.G103])" office:value-type="string" office:string-value="checkout.OPTIONS.quiet" calcext:value-type="string">
            <text:p>checkout.OPTIONS.quiet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Quiet, suppres fedback messages. </text:p>
            <text:p/>
            <text:p/>
          </table:table-cell>
          <table:table-cell table:style-name="Default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35">
          <table:table-cell table:number-columns-repeated="3"/>
          <table:table-cell table:formula="of:=CONCATENATE([.E104];&quot;.&quot;;[.F104];&quot;.&quot;;[.G104])" office:value-type="string" office:string-value="checkout.OPTIONS.theirs" calcext:value-type="string">
            <text:p>checkout.OPTIONS.theirs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heirs</text:p>
          </table:table-cell>
          <table:table-cell table:style-name="ce3" office:value-type="string" calcext:value-type="string">
            <text:p>When checking out paths from the index, check out stage #2 (_o_u_r_s) </text:p>
            <text:p>or #3 (_t_h_e_i_r_s) for unmerged paths. </text:p>
            <text:p/>
            <text:p>Note that during git rebase and git pull --rebase, ours and theirs </text:p>
            <text:p>may appear swapped; --ours gives the version from the branch the </text:p>
            <text:p>changes are rebased onto, while --theirs gives the version from the </text:p>
            <text:p>branch that holds your work that is being rebased. </text:p>
            <text:p/>
            <text:p>This is because rebase is used in a workflow that treeats the </text:p>
            <text:p>history at the remote as the shared canonical one, and treeats the </text:p>
            <text:p>work done on the branch you are rebasing as the third-party work to </text:p>
            <text:p>be integrated, and you are temporarily asuming the role of the </text:p>
            <text:p>keper of the canonical history during the rebase. As the keper of </text:p>
            <text:p>the canonical history, you need to view the history from the remote </text:p>
            <text:p>as ours (i.e. our shared canonical history), while what you did </text:p>
            <text:p>on your side branch as theirs (i.e. one contributor's work on top </text:p>
            <text:p>of it). </text:p>
            <text:p/>
            <text:p/>
          </table:table-cell>
          <table:table-cell table:style-name="ce1"/>
          <table:table-cell table:style-name="ce3" office:value-type="string" calcext:value-type="string">
            <text:p>ours</text:p>
          </table:table-cell>
          <table:table-cell table:number-columns-repeated="1014"/>
        </table:table-row>
        <table:table-row table:style-name="ro40">
          <table:table-cell table:number-columns-repeated="3"/>
          <table:table-cell table:formula="of:=CONCATENATE([.E105];&quot;.&quot;;[.F105];&quot;.&quot;;[.G105])" office:value-type="string" office:string-value="checkout.OPTIONS.track" calcext:value-type="string">
            <text:p>checkout.OPTIONS.track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When creating a new branch, see t up upstream configuration. see  </text:p>
            <text:p/>
          </table:table-cell>
          <table:table-cell table:style-name="ce1"/>
          <table:table-cell table:style-name="ce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06];&quot;.&quot;;[.F106];&quot;.&quot;;[.G106])" office:value-type="string" office:string-value="checkout.OPTIONS.trackingit--bbranncchh(1)fordetails." calcext:value-type="string">
            <text:p>checkout.OPTIONS.trackingit--bbranncchh(1)fordetails.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rackingit--bbranncchh(1)fordetails.</text:p>
          </table:table-cell>
          <table:table-cell table:style-name="ce3" office:value-type="string" calcext:value-type="string">
            <text:p>If no -b option is given, the name of the new branch will be </text:p>
            <text:p>derived from the remote-tracking branch, by loking at the local </text:p>
            <text:p>part of the refspec configured for the coresponding remote, and </text:p>
            <text:p>then stripping the initial part up to the *. This would tell us </text:p>
            <text:p>to use hack as the local branch when branching of of </text:p>
            <text:p>origin/hack (or remotes/origin/hack, or even </text:p>
            <text:p>refs/remotes/origin/hack). If the given name has no slash, or the </text:p>
            <text:p>above guesing results in an empty name, the guesing is aborted. </text:p>
            <text:p>You can explicitly give a name with -b in such a cas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3"/>
          <table:table-cell table:formula="of:=CONCATENATE([.E107];&quot;.&quot;;[.F107];&quot;.&quot;;[.G107])" office:value-type="string" office:string-value="checkout.SEE ALSO.entry" calcext:value-type="string">
            <text:p>checkout.SEE ALSO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1">
          <table:table-cell table:number-columns-repeated="3"/>
          <table:table-cell table:formula="of:=CONCATENATE([.E108];&quot;.&quot;;[.F108];&quot;.&quot;;[.G108])" office:value-type="string" office:string-value="checkout.SYNOPSIS.entry" calcext:value-type="string">
            <text:p>checkout.SYNOPSIS.entry</text:p>
          </table:table-cell>
          <table:table-cell table:style-name="ce3" office:value-type="string" calcext:value-type="string">
            <text:p>checkout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checkout [-q] [-f] [-m] [&lt;branch&gt;] </text:p>
            <text:p>git checkout [-q] [-f] [-m] -detach [&lt;branch&gt;] </text:p>
            <text:p>git checkout [-q] [-f] [-m] [--detach] &lt;commit&gt; </text:p>
            <text:p>git checkout [-q] [-f] [-m] [-b|-B|-orphan] &lt;new_branch&gt;] [&lt;start_point&gt;] </text:p>
            <text:p>git checkout [-f|--ours|--theirs|-m|--conflict=&lt;style&gt;] [&lt;tree-ish&gt;] [--] &lt;paths&gt;... </text:p>
            <text:p>git checkout [-p|--patch] [&lt;tree-ish&gt;] [--] [&lt;paths&gt;...] </text:p>
            <text:p/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09];&quot;.&quot;;[.F109];&quot;.&quot;;[.G109])" office:value-type="string" office:string-value="clone.DATE_FORMATS.entry" calcext:value-type="string">
            <text:p>clone.DATE_FORMATS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2">
          <table:table-cell table:number-columns-repeated="3"/>
          <table:table-cell table:formula="of:=CONCATENATE([.E110];&quot;.&quot;;[.F110];&quot;.&quot;;[.G110])" office:value-type="string" office:string-value="clone.DESCRIPTION.entry" calcext:value-type="string">
            <text:p>clone.DESCRIPTION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Clones a repository into a newly created directory, creates </text:p>
            <text:p>remote-tracking branches for each branch in the cloned repository </text:p>
            <text:p>(visible using git branch -r), and creates and checks out an initial </text:p>
            <text:p>branch that is forked from the cloned repository's currently active </text:p>
            <text:p>branch. </text:p>
            <text:p/>
            <text:p>After the clone, a plain git fetch without arguments will update all </text:p>
            <text:p>the remote-tracking branches, and a git pull without arguments will in </text:p>
            <text:p>addition merge the remote master branch into the current  master branch, </text:p>
            <text:p>if any (this is untrue when -single-branch is given; see  below). </text:p>
            <text:p/>
            <text:p>This default configuration is achieved by creating references to the </text:p>
            <text:p>remote branch heads under refs/remotes/origin and by initializing </text:p>
            <text:p>remote.origin.url and remote.origin.fetch configuration variabl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2">
          <table:table-cell table:number-columns-repeated="3"/>
          <table:table-cell table:formula="of:=CONCATENATE([.E111];&quot;.&quot;;[.F111];&quot;.&quot;;[.G111])" office:value-type="string" office:string-value="clone.DISCUSSION.entry" calcext:value-type="string">
            <text:p>clone.DISCUSSION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31">
          <table:table-cell table:number-columns-repeated="3"/>
          <table:table-cell table:formula="of:=CONCATENATE([.E112];&quot;.&quot;;[.F112];&quot;.&quot;;[.G112])" office:value-type="string" office:string-value="clone.ENVIRONMENT AND CONFIGURATION VARIABLES.entry" calcext:value-type="string">
            <text:p>clone.ENVIRONMENT AND CONFIGURATION VARIABLES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7">
          <table:table-cell table:number-columns-repeated="3"/>
          <table:table-cell table:formula="of:=CONCATENATE([.E113];&quot;.&quot;;[.F113];&quot;.&quot;;[.G113])" office:value-type="string" office:string-value="clone.EXAMPLES.entry" calcext:value-type="string">
            <text:p>clone.EXAMPLES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+o   Clone from upstream: </text:p>
            <text:p/>
            <text:p>&gt; git clone git://git.kernel.org/pub/scm/.../linux.git my-linux </text:p>
            <text:p>&gt; cd my-linux </text:p>
            <text:p>&gt; make </text:p>
            <text:p/>
            <text:p/>
            <text:p>+o   Make a local clone that borows from the current  directory, without </text:p>
            <text:p>checking things out: </text:p>
            <text:p/>
            <text:p>&gt; git clone -l -s -n . ./copy </text:p>
            <text:p>&gt; cd ./copy </text:p>
            <text:p>&gt; git show-branch </text:p>
            <text:p/>
            <text:p/>
            <text:p>+o   Clone from upstream while borowing from an existing local </text:p>
            <text:p>directory: </text:p>
            <text:p/>
            <text:p>&gt; git clone -reference /git/linux.git \ </text:p>
            <text:p>git://git.kernel.org/pub/scm/.../linux.git \ </text:p>
            <text:p>my-linux </text:p>
            <text:p>&gt; cd my-linux </text:p>
            <text:p/>
            <text:p/>
            <text:p>+o   Create a bare repository to publish your changes to the public: </text:p>
            <text:p/>
            <text:p>&gt; git clone -bare -l /home/proj/.git /pub/scm/proj.git </text:p>
            <text:p/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14];&quot;.&quot;;[.F114];&quot;.&quot;;[.G114])" office:value-type="string" office:string-value="clone.FILES.entry" calcext:value-type="string">
            <text:p>clone.FILES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115];&quot;.&quot;;[.F115];&quot;.&quot;;[.G115])" office:value-type="string" office:string-value="clone.HOOKS.entry" calcext:value-type="string">
            <text:p>clone.HOOKS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116];&quot;.&quot;;[.F116];&quot;.&quot;;[.G116])" office:value-type="string" office:string-value="clone.NAME.entry" calcext:value-type="string">
            <text:p>clone.NAME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clone - Clone a repository into a new directory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17];&quot;.&quot;;[.F117];&quot;.&quot;;[.G117])" office:value-type="string" office:string-value="clone.OPTIONS.[no-]shallow-submodules" calcext:value-type="string">
            <text:p>clone.OPTIONS.[no-]shallow-submodules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shallow-submodules</text:p>
          </table:table-cell>
          <table:table-cell table:style-name="ce3" office:value-type="string" calcext:value-type="string">
            <text:p>All submodules which are cloned will be shallow with a depth of 1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18];&quot;.&quot;;[.F118];&quot;.&quot;;[.G118])" office:value-type="string" office:string-value="clone.OPTIONS.[no-]single-branch" calcext:value-type="string">
            <text:p>clone.OPTIONS.[no-]single-branch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single-branch</text:p>
          </table:table-cell>
          <table:table-cell table:style-name="ce3" office:value-type="string" calcext:value-type="string">
            <text:p>Clone only the history leading to the tip of a single branch, </text:p>
            <text:p>either specified by the --branch option or the primary branch </text:p>
            <text:p>remote's HEAD points at. Further fetches into the resulting </text:p>
            <text:p>repository will only update the remote-tracking branch for the </text:p>
            <text:p>branch this option was used for the initial cloning. If the HEAD at </text:p>
            <text:p>the remote did not point at any branch when --single-branch clone </text:p>
            <text:p>was made, no remote-tracking branch is creat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19];&quot;.&quot;;[.F119];&quot;.&quot;;[.G119])" office:value-type="string" office:string-value="clone.OPTIONS.andstop" calcext:value-type="string">
            <text:p>clone.OPTIONS.andstop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ndstop</text:p>
          </table:table-cell>
          <table:table-cell table:style-name="ce3" office:value-type="string" calcext:value-type="string">
            <text:p>borowing from them after a clone is made by making necesary local </text:p>
            <text:p>copies of borowed objects. This option can also be used when </text:p>
            <text:p>cloning locally from a repository that already borows objects from </text:p>
            <text:p>another repository--the new repository will borow objects from the </text:p>
            <text:p>same repository, and this option can be used to stop the borowing. </text:p>
            <text:p/>
            <text:p/>
          </table:table-cell>
          <table:table-cell table:style-name="ce1"/>
          <table:table-cell table:style-name="ce3" office:value-type="string" calcext:value-type="string">
            <text:p>referenncc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20];&quot;.&quot;;[.F120];&quot;.&quot;;[.G120])" office:value-type="string" office:string-value="clone.OPTIONS.b&lt;name&gt;" calcext:value-type="string">
            <text:p>clone.OPTIONS.b&lt;name&gt;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&lt;name&gt;</text:p>
          </table:table-cell>
          <table:table-cell table:style-name="ce3" office:value-type="string" calcext:value-type="string">
            <text:p>Instead of pointing the newly created HEAD to the branch pointed to </text:p>
            <text:p>by the cloned repository's HEAD, point to &lt;name&gt; branch instead. In </text:p>
            <text:p>a non-bare repository, this is the branch that will be checked out. </text:p>
            <text:p/>
          </table:table-cell>
          <table:table-cell table:style-name="ce1"/>
          <table:table-cell table:style-name="ce3" office:value-type="string" calcext:value-type="string">
            <text:p>branch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121];&quot;.&quot;;[.F121];&quot;.&quot;;[.G121])" office:value-type="string" office:string-value="clone.OPTIONS.bare" calcext:value-type="string">
            <text:p>clone.OPTIONS.bare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are</text:p>
          </table:table-cell>
          <table:table-cell table:style-name="ce3" office:value-type="string" calcext:value-type="string">
            <text:p>Make a bare Git repository. That is, instead of creating </text:p>
            <text:p>&lt;directory&gt; and placing the administrative files in </text:p>
            <text:p>&lt;directory&gt;/.git, make the &lt;directory&gt; itself the $GIT_DIR. This </text:p>
            <text:p>obviously implies the -n because there is nowhere to check out the </text:p>
            <text:p>working tree. Also the branch heads at the remote are copied </text:p>
            <text:p>directly to coresponding local branch heads, without mapping them </text:p>
            <text:p>to refs/remotes/origin/. When this option is used, neither </text:p>
            <text:p>remote-tracking branches nor the related configuration variables </text:p>
            <text:p>are creat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22];&quot;.&quot;;[.F122];&quot;.&quot;;[.G122])" office:value-type="string" office:string-value="clone.OPTIONS.branchcanalsotaketagsandetachestheHEADathatcommitin" calcext:value-type="string">
            <text:p>clone.OPTIONS.branchcanalsotaketagsandetachestheHEADathatcommitin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ranchcanalsotaketagsandetachestheHEADathatcommitin</text:p>
          </table:table-cell>
          <table:table-cell table:style-name="ce3" office:value-type="string" calcext:value-type="string">
            <text:p>the resulting repositor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23];&quot;.&quot;;[.F123];&quot;.&quot;;[.G123])" office:value-type="string" office:string-value="clone.OPTIONS.c&lt;key&gt;" calcext:value-type="string">
            <text:p>clone.OPTIONS.c&lt;key&gt;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&lt;key&gt;</text:p>
          </table:table-cell>
          <table:table-cell table:style-name="ce3" office:value-type="string" calcext:value-type="string">
            <text:p>Set a configuration variable in the newly-created repository; this </text:p>
            <text:p>takes effect immediately after the repository is initialized, but </text:p>
            <text:p>before the remote history is fetched or any files checked out. The </text:p>
            <text:p>key is in the same format as expected by git-config(1) (e.g., </text:p>
            <text:p>core.eol=true). If multiple values are given for the same key, each </text:p>
            <text:p>value will be writen to the config file. This makes it safe, for </text:p>
            <text:p>example, to add additional fetch refspecs to the origin remote. </text:p>
            <text:p/>
            <text:p/>
          </table:table-cell>
          <table:table-cell table:style-name="ce3" office:value-type="string" calcext:value-type="string">
            <text:p>&lt;value&gt;</text:p>
          </table:table-cell>
          <table:table-cell table:style-name="ce3" office:value-type="string" calcext:value-type="string">
            <text:p>confi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24];&quot;.&quot;;[.F124];&quot;.&quot;;[.G124])" office:value-type="string" office:string-value="clone.OPTIONS.depth&lt;depth&gt;" calcext:value-type="string">
            <text:p>clone.OPTIONS.depth&lt;depth&gt;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pth&lt;depth&gt;</text:p>
          </table:table-cell>
          <table:table-cell table:style-name="ce3" office:value-type="string" calcext:value-type="string">
            <text:p>Create a shallow clone with a history truncated to the specified </text:p>
            <text:p>number of commits. Implies --single-branch unles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25];&quot;.&quot;;[.F125];&quot;.&quot;;[.G125])" office:value-type="string" office:string-value="clone.OPTIONS.disociate" calcext:value-type="string">
            <text:p>clone.OPTIONS.disociate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sociate</text:p>
          </table:table-cell>
          <table:table-cell table:style-name="ce3" office:value-type="string" calcext:value-type="string">
            <text:p>Borow the objects from reference repositories specified with the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26];&quot;.&quot;;[.F126];&quot;.&quot;;[.G126])" office:value-type="string" office:string-value="clone.OPTIONS.dissocciateoption." calcext:value-type="string">
            <text:p>clone.OPTIONS.dissocciateoption.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ssocciateoption.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127];&quot;.&quot;;[.F127];&quot;.&quot;;[.G127])" office:value-type="string" office:string-value="clone.OPTIONS.jobs&lt;n&gt;" calcext:value-type="string">
            <text:p>clone.OPTIONS.jobs&lt;n&gt;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jobs&lt;n&gt;</text:p>
          </table:table-cell>
          <table:table-cell table:style-name="ce3" office:value-type="string" calcext:value-type="string">
            <text:p>The number of submodules fetched at the same time. Defaults to the </text:p>
            <text:p>submodule.fetchJobs option. </text:p>
            <text:p/>
            <text:p>&lt;repository&gt; </text:p>
            <text:p>The (posibly remote) repository to clone from. see  the URLS </text:p>
            <text:p>section below for more information on specifying repositories. </text:p>
            <text:p/>
            <text:p>&lt;directory&gt; </text:p>
            <text:p>The name of a new directory to clone into. The humanish part of </text:p>
            <text:p>the source repository is used if no directory is explicitly given </text:p>
            <text:p>(reppo for /path/to/repo.git and fo for host.xz:fo/.git). Cloning </text:p>
            <text:p>into an existing directory is only allowed if the directory is </text:p>
            <text:p>empty. </text:p>
            <text:p/>
            <text:p>In general, URLs contain information about the transport protocol, the </text:p>
            <text:p>addres of the remote see rver, and the path to the repository. Depending </text:p>
            <text:p>on the transport protocol, some of this information may be absent. </text:p>
            <text:p/>
            <text:p>Git supports sh, git, htp, and htps protocols (in addition, ftp, and </text:p>
            <text:p>ftps can be used for fetching, but this is ineficient and deprecated; </text:p>
            <text:p>do not use it). </text:p>
            <text:p/>
            <text:p>The native transport (i.e. git:// URL) does no authentication and </text:p>
            <text:p>should be used with caution on unsecured networks. </text:p>
            <text:p/>
            <text:p>The following syntaxes may be used with them: </text:p>
            <text:p/>
            <text:p>+o   sh:/[user@]host.xz[:port]/path/to/repo.git/ </text:p>
            <text:p/>
            <text:p>+o   git://host.xz[:port]/path/to/repo.git/ </text:p>
            <text:p/>
            <text:p>+o   htp[s]://host.xz[:port]/path/to/repo.git/ </text:p>
            <text:p/>
            <text:p>+o   ftp[s]://host.xz[:port]/path/to/repo.git/ </text:p>
            <text:p/>
            <text:p>An alternative scp-like syntax may also be used with the sh protocol: </text:p>
            <text:p/>
            <text:p>+o   [user@]host.xz:path/to/repo.git/ </text:p>
            <text:p/>
            <text:p>This syntax is only recognized if there are no slashes before the first </text:p>
            <text:p>colon. This helps differentiate a local path that contains a colon. For </text:p>
            <text:p>example the local path fo:bar could be specified as an absolute path </text:p>
            <text:p>or ./fo:bar to avoid being misinterpreted as an sh url. </text:p>
            <text:p/>
            <text:p>The sh and git protocols additionally support ~username expansion: </text:p>
            <text:p/>
            <text:p>+o   sh:/[user@]host.xz[:port]/~[user]/path/to/repo.git/ </text:p>
            <text:p/>
            <text:p>+o   git://host.xz[:port]/~[user]/path/to/repo.git/ </text:p>
            <text:p/>
            <text:p>+o   [user@]host.xz:/~[user]/path/to/repo.git/ </text:p>
            <text:p/>
            <text:p>For local repositories, also supported by Git natively, the following </text:p>
            <text:p>syntaxes may be used: </text:p>
            <text:p/>
            <text:p>+o   /path/to/repo.git/ </text:p>
            <text:p/>
            <text:p>+o   file:///path/to/repo.git/ </text:p>
            <text:p/>
            <text:p>These two syntaxes are mostly equivalent, except the former implies </text:p>
            <text:p/>
          </table:table-cell>
          <table:table-cell table:style-name="ce1"/>
          <table:table-cell table:style-name="ce3" office:value-type="string" calcext:value-type="string">
            <text:p>j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28];&quot;.&quot;;[.F128];&quot;.&quot;;[.G128])" office:value-type="string" office:string-value="clone.OPTIONS.l" calcext:value-type="string">
            <text:p>clone.OPTIONS.l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When the repository to clone from is on a local machine, this flag </text:p>
            <text:p>bypases the normal Git aware transport mechanism and clones the </text:p>
            <text:p>repository by making a copy of HEAD and everything under objects </text:p>
            <text:p>and refs directories. The files under .git/objects/ directory are </text:p>
            <text:p>hardlinked to save space when posible. </text:p>
            <text:p/>
            <text:p>If the repository is specified as a local path (e.g., </text:p>
            <text:p>/path/to/repo), this is the default, and -local is esentially a </text:p>
            <text:p>no-op. If the repository is specified as a URL, then this flag is </text:p>
            <text:p>ignored (and we never use the local optimizations). Specifying </text:p>
            <text:p/>
          </table:table-cell>
          <table:table-cell table:style-name="ce1"/>
          <table:table-cell table:style-name="ce3" office:value-type="string" calcext:value-type="string">
            <text:p>loca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29];&quot;.&quot;;[.F129];&quot;.&quot;;[.G129])" office:value-type="string" office:string-value="clone.OPTIONS.localoption." calcext:value-type="string">
            <text:p>clone.OPTIONS.localoption.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ocaloption.</text:p>
          </table:table-cell>
          <table:table-cell table:style-name="ce3" office:value-type="string" calcext:value-type="string">
            <text:p>When Git doesn't know how to handle a certain transport protocol, it </text:p>
            <text:p>atempts to use the remote-&lt;transport&gt; remote helper, if one exists. To </text:p>
            <text:p>explicitly request a remote helper, the following syntax may be used: </text:p>
            <text:p/>
            <text:p>+o   &lt;transport&gt;::&lt;addres&gt; </text:p>
            <text:p/>
            <text:p>where &lt;addres&gt; may be a path, a see rver and path, or an arbitrary </text:p>
            <text:p>URL-like string recognized by the specific remote helper being invoked. </text:p>
            <text:p>Se gitreemote-helpers(1) for details. </text:p>
            <text:p/>
            <text:p>If there are a large number of similarly-named remote repositories and </text:p>
            <text:p>you want to use a different format for them (such that the URLs you use </text:p>
            <text:p>will be rewriten into URLs that work), you can create a configuration </text:p>
            <text:p>section of the form: </text:p>
            <text:p/>
            <text:p>[url &lt;actual url base&gt;] </text:p>
            <text:p>insteadOf = &lt;other url base&gt; </text:p>
            <text:p/>
            <text:p/>
            <text:p>For example, with this: </text:p>
            <text:p/>
            <text:p>[url git://git.host.xz/] </text:p>
            <text:p>insteadOf = host.xz:/path/to/ </text:p>
            <text:p>insteadOf = work: </text:p>
            <text:p/>
            <text:p/>
            <text:p>a URL like work:repo.git or like host.xz:/path/to/repo.git will be </text:p>
            <text:p>rewriten in any context that takes a URL to be </text:p>
            <text:p>git://git.host.xz/repo.git. </text:p>
            <text:p/>
            <text:p>If you want to rewrite URLs for push only, you can create a </text:p>
            <text:p>configuration see ction of the form: </text:p>
            <text:p/>
            <text:p>[url &lt;actual url base&gt;] </text:p>
            <text:p>pushInsteadOf = &lt;other url base&gt; </text:p>
            <text:p/>
            <text:p/>
            <text:p>For example, with this: </text:p>
            <text:p/>
            <text:p>[url sh:/example.org/] </text:p>
            <text:p>pushInsteadOf = git://example.org/ </text:p>
            <text:p/>
            <text:p/>
            <text:p>a URL like git://example.org/path/to/repo.git will be rewriten to </text:p>
            <text:p>sh:/example.org/path/to/repo.git for pushes, but pulls will still </text:p>
            <text:p>use the original UR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30];&quot;.&quot;;[.F130];&quot;.&quot;;[.G130])" office:value-type="string" office:string-value="clone.OPTIONS.miror" calcext:value-type="string">
            <text:p>clone.OPTIONS.miror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iror</text:p>
          </table:table-cell>
          <table:table-cell table:style-name="ce3" office:value-type="string" calcext:value-type="string">
            <text:p>Set up a miror of the source repository. This implies --bare. </text:p>
            <text:p>Compared to --bare, --miror not only maps local branches of the </text:p>
            <text:p>source to local branches of the target, it maps all refs (including </text:p>
            <text:p>remote-tracking branches, notes etc.) and see ts up a refspec </text:p>
            <text:p>configuration such that all these refs are overwriten by a git </text:p>
            <text:p>remote update in the target repositor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31];&quot;.&quot;;[.F131];&quot;.&quot;;[.G131])" office:value-type="string" office:string-value="clone.OPTIONS.mmirrorisgiven)" calcext:value-type="string">
            <text:p>clone.OPTIONS.mmirrorisgiven)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mirrorisgiven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132];&quot;.&quot;;[.F132];&quot;.&quot;;[.G132])" office:value-type="string" office:string-value="clone.OPTIONS.n" calcext:value-type="string">
            <text:p>clone.OPTIONS.n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o checkout of HEAD is performed after the clone is complete. </text:p>
            <text:p/>
            <text:p/>
          </table:table-cell>
          <table:table-cell table:style-name="ce1"/>
          <table:table-cell table:style-name="ce3" office:value-type="string" calcext:value-type="string">
            <text:p>no-checkout</text:p>
          </table:table-cell>
          <table:table-cell table:number-columns-repeated="1014"/>
        </table:table-row>
        <table:table-row table:style-name="ro43">
          <table:table-cell table:number-columns-repeated="3"/>
          <table:table-cell table:formula="of:=CONCATENATE([.E133];&quot;.&quot;;[.F133];&quot;.&quot;;[.G133])" office:value-type="string" office:string-value="clone.OPTIONS.nno--loccalwiloveridethedefaultwhen//ppathh//to//reppoisgiven" calcext:value-type="string">
            <text:p>clone.OPTIONS.nno--loccalwiloveridethedefaultwhen//ppathh//to//reppoisgiven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no--loccalwiloveridethedefaultwhen//ppathh//to//reppoisgiven</text:p>
          </table:table-cell>
          <table:table-cell table:style-name="ce3" office:value-type="string" calcext:value-type="string">
            <text:p>using the regular Git transport instea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34];&quot;.&quot;;[.F134];&quot;.&quot;;[.G134])" office:value-type="string" office:string-value="clone.OPTIONS.nno--sinngle--branncchhisgiventofetchthehistoriesnearthetipsof" calcext:value-type="string">
            <text:p>clone.OPTIONS.nno--sinngle--branncchhisgiventofetchthehistoriesnearthetipsof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no--sinngle--branncchhisgiventofetchthehistoriesnearthetipsof</text:p>
          </table:table-cell>
          <table:table-cell table:style-name="ce3" office:value-type="string" calcext:value-type="string">
            <text:p>all branches. If you want to clone submodules shallowly, also pas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35];&quot;.&quot;;[.F135];&quot;.&quot;;[.G135])" office:value-type="string" office:string-value="clone.OPTIONS.no-hardlinks" calcext:value-type="string">
            <text:p>clone.OPTIONS.no-hardlinks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hardlinks</text:p>
          </table:table-cell>
          <table:table-cell table:style-name="ce3" office:value-type="string" calcext:value-type="string">
            <text:p>Force the cloning process from a repository on a local filesystem </text:p>
            <text:p>to copy the files under the .git/objects directory instead of using </text:p>
            <text:p>hardlinks. This may be desirable if you are trying to make a </text:p>
            <text:p>back-up of your repositor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36];&quot;.&quot;;[.F136];&quot;.&quot;;[.G136])" office:value-type="string" office:string-value="clone.OPTIONS.o&lt;name&gt;" calcext:value-type="string">
            <text:p>clone.OPTIONS.o&lt;name&gt;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&lt;name&gt;</text:p>
          </table:table-cell>
          <table:table-cell table:style-name="ce3" office:value-type="string" calcext:value-type="string">
            <text:p>Instead of using the remote name origin to keep track of the </text:p>
            <text:p>upstream repository, use &lt;name&gt;. </text:p>
            <text:p/>
            <text:p/>
          </table:table-cell>
          <table:table-cell table:style-name="ce1"/>
          <table:table-cell table:style-name="ce3" office:value-type="string" calcext:value-type="string">
            <text:p>origin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37];&quot;.&quot;;[.F137];&quot;.&quot;;[.G137])" office:value-type="string" office:string-value="clone.OPTIONS.progress" calcext:value-type="string">
            <text:p>clone.OPTIONS.progress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rogress</text:p>
          </table:table-cell>
          <table:table-cell table:style-name="ce3" office:value-type="string" calcext:value-type="string">
            <text:p>Progress status is reported on the standard eror stream by default </text:p>
            <text:p>when it is atached to a terminal, unles -q is specified. This </text:p>
            <text:p>flag forces progress status even if the standard eror stream is </text:p>
            <text:p>not directed to a termina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38];&quot;.&quot;;[.F138];&quot;.&quot;;[.G138])" office:value-type="string" office:string-value="clone.OPTIONS.q" calcext:value-type="string">
            <text:p>clone.OPTIONS.q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Operate quietly. progress is not reported to the standard eror </text:p>
            <text:p>stream. </text:p>
            <text:p/>
            <text:p/>
          </table:table-cell>
          <table:table-cell table:style-name="ce1"/>
          <table:table-cell table:style-name="ce3" office:value-type="string" calcext:value-type="string">
            <text:p>quie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39];&quot;.&quot;;[.F139];&quot;.&quot;;[.G139])" office:value-type="string" office:string-value="clone.OPTIONS.recurse-submodules" calcext:value-type="string">
            <text:p>clone.OPTIONS.recurse-submodules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curse-submodules</text:p>
          </table:table-cell>
          <table:table-cell table:style-name="ce3" office:value-type="string" calcext:value-type="string">
            <text:p>After the clone is created, initialize all submodules within, using </text:p>
            <text:p>their default see tings. This is equivalent to running git submodule </text:p>
            <text:p>update --init --recursive immediately after the clone is finished. </text:p>
            <text:p>This option is ignored if the cloned repository does not have a </text:p>
            <text:p>worktree/checkout (i.e. if any of --no-checkout/-n, --bare, or </text:p>
            <text:p/>
          </table:table-cell>
          <table:table-cell table:style-name="ce1"/>
          <table:table-cell table:style-name="ce3" office:value-type="string" calcext:value-type="string">
            <text:p>recursiv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40];&quot;.&quot;;[.F140];&quot;.&quot;;[.G140])" office:value-type="string" office:string-value="clone.OPTIONS.reference[-if-able]&lt;repository&gt;" calcext:value-type="string">
            <text:p>clone.OPTIONS.reference[-if-able]&lt;repository&gt;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ference[-if-able]&lt;repository&gt;</text:p>
          </table:table-cell>
          <table:table-cell table:style-name="ce3" office:value-type="string" calcext:value-type="string">
            <text:p>If the reference repository is on the local machine, automatically </text:p>
            <text:p>setup .git/objects/info/alternates to obtain objects from the </text:p>
            <text:p>reference repository. Using an already existing repository as an </text:p>
            <text:p>alternate will require fewer objects to be copied from the </text:p>
            <text:p>repository being cloned, reducing network and local storage costs. </text:p>
            <text:p>When using the --reference-if-able, a non existing directory is </text:p>
            <text:p>skipped with a warning instead of aborting the clone. </text:p>
            <text:p/>
            <text:p>NOTE: see  the NOTE for the --shared option, and also the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41];&quot;.&quot;;[.F141];&quot;.&quot;;[.G141])" office:value-type="string" office:string-value="clone.OPTIONS.s" calcext:value-type="string">
            <text:p>clone.OPTIONS.s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When the repository to clone is on the local machine, instead of </text:p>
            <text:p>using hard links, automatically see tup .git/objects/info/alternates </text:p>
            <text:p>to share the objects with the source repository. The resulting </text:p>
            <text:p>repository starts out without any object of its own. </text:p>
            <text:p/>
            <text:p>NOTE: this is a posibly dangerous operation; do not use it unles </text:p>
            <text:p>you understand what it does. If you clone your repository using </text:p>
            <text:p>this option and then delete branches (or use any other Git command </text:p>
            <text:p>that makes any existing commit unreferenced) in the source </text:p>
            <text:p>repository, some objects may become unreferenced (or dangling). </text:p>
            <text:p>These objects may be removed by normal Git operations (such as git </text:p>
            <text:p>commit) which automatically call git gc --auto. (Se git-gc(1).) If </text:p>
            <text:p>these objects are removed and were referenced by the cloned </text:p>
            <text:p>repository, then the cloned repository will become corupt. </text:p>
            <text:p/>
            <text:p>Note that running git repack without the -l option in a repository </text:p>
            <text:p>cloned with -s will copy objects from the source repository into a </text:p>
            <text:p>pack in the cloned repository, removing the disk space savings of </text:p>
            <text:p>clone -s. It is safe, however, to run git gc, which uses the -l </text:p>
            <text:p>option by default. </text:p>
            <text:p/>
            <text:p>If you want to break the dependency of a repository cloned with -s </text:p>
            <text:p>on its source repository, you can simply run git repack -a to copy </text:p>
            <text:p>all objects from the source repository into a pack in the cloned </text:p>
            <text:p>repository. </text:p>
            <text:p/>
            <text:p/>
          </table:table-cell>
          <table:table-cell table:style-name="ce1"/>
          <table:table-cell table:style-name="ce3" office:value-type="string" calcext:value-type="string">
            <text:p>shared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42];&quot;.&quot;;[.F142];&quot;.&quot;;[.G142])" office:value-type="string" office:string-value="clone.OPTIONS.separate-git-dir" calcext:value-type="string">
            <text:p>clone.OPTIONS.separate-git-dir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eparate-git-dir</text:p>
          </table:table-cell>
          <table:table-cell table:style-name="ce3" office:value-type="string" calcext:value-type="string">
            <text:p>Instead of placing the cloned repository where it is supposed to </text:p>
            <text:p>be, place the cloned repository at the specified directory, then </text:p>
            <text:p>make a filesystem-agnostic Git symbolic link to there. The result </text:p>
            <text:p>is Git repository can be see parated from working tree. </text:p>
            <text:p/>
            <text:p/>
          </table:table-cell>
          <table:table-cell table:style-name="ce3" office:value-type="string" calcext:value-type="string">
            <text:p>&lt;git dir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143];&quot;.&quot;;[.F143];&quot;.&quot;;[.G143])" office:value-type="string" office:string-value="clone.OPTIONS.shallow--submodules." calcext:value-type="string">
            <text:p>clone.OPTIONS.shallow--submodules.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allow--submodules.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144];&quot;.&quot;;[.F144];&quot;.&quot;;[.G144])" office:value-type="string" office:string-value="clone.OPTIONS.shallow-exclude" calcext:value-type="string">
            <text:p>clone.OPTIONS.shallow-exclude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allow-exclude</text:p>
          </table:table-cell>
          <table:table-cell table:style-name="ce3" office:value-type="string" calcext:value-type="string">
            <text:p>Create a shallow clone with a history, excluding commits reachable </text:p>
            <text:p>from a specified remote branch or tag. This option can be specified </text:p>
            <text:p>multiple times. </text:p>
            <text:p/>
            <text:p/>
          </table:table-cell>
          <table:table-cell table:style-name="ce3" office:value-type="string" calcext:value-type="string">
            <text:p>&lt;revision&gt;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formula="of:=CONCATENATE([.E145];&quot;.&quot;;[.F145];&quot;.&quot;;[.G145])" office:value-type="string" office:string-value="clone.OPTIONS.shallow-since" calcext:value-type="string">
            <text:p>clone.OPTIONS.shallow-since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allow-since</text:p>
          </table:table-cell>
          <table:table-cell table:style-name="ce3" office:value-type="string" calcext:value-type="string">
            <text:p>Create a shallow clone with a history after the specified time. </text:p>
            <text:p/>
            <text:p/>
          </table:table-cell>
          <table:table-cell table:style-name="ce3" office:value-type="string" calcext:value-type="string">
            <text:p>&lt;date&gt;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formula="of:=CONCATENATE([.E146];&quot;.&quot;;[.F146];&quot;.&quot;;[.G146])" office:value-type="string" office:string-value="clone.OPTIONS.template" calcext:value-type="string">
            <text:p>clone.OPTIONS.template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Specify the directory from which templates will be used; (Se the </text:p>
            <text:p>TEMPLATE DIRECTORY see ction of git-init(1).) </text:p>
            <text:p/>
            <text:p/>
          </table:table-cell>
          <table:table-cell table:style-name="ce3" office:value-type="string" calcext:value-type="string">
            <text:p>&lt;template_directory&gt;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formula="of:=CONCATENATE([.E147];&quot;.&quot;;[.F147];&quot;.&quot;;[.G147])" office:value-type="string" office:string-value="clone.OPTIONS.u&lt;upload-pack&gt;" calcext:value-type="string">
            <text:p>clone.OPTIONS.u&lt;upload-pack&gt;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&lt;upload-pack&gt;</text:p>
          </table:table-cell>
          <table:table-cell table:style-name="ce3" office:value-type="string" calcext:value-type="string">
            <text:p>When given, and the repository to clone from is accesed via sh, </text:p>
            <text:p>this specifies a non-default path for the command run on the other </text:p>
            <text:p>end. </text:p>
            <text:p/>
            <text:p/>
          </table:table-cell>
          <table:table-cell table:style-name="ce1"/>
          <table:table-cell table:style-name="ce3" office:value-type="string" calcext:value-type="string">
            <text:p>upload-pac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48];&quot;.&quot;;[.F148];&quot;.&quot;;[.G148])" office:value-type="string" office:string-value="clone.OPTIONS.v" calcext:value-type="string">
            <text:p>clone.OPTIONS.v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Run verbosely. Does not afect the reporting of progress status to </text:p>
            <text:p>the standard eror stream. </text:p>
            <text:p/>
            <text:p/>
          </table:table-cell>
          <table:table-cell table:style-name="ce1"/>
          <table:table-cell table:style-name="ce3" office:value-type="string" calcext:value-type="string">
            <text:p>verbos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149];&quot;.&quot;;[.F149];&quot;.&quot;;[.G149])" office:value-type="string" office:string-value="clone.SEE ALSO.entry" calcext:value-type="string">
            <text:p>clone.SEE ALSO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150];&quot;.&quot;;[.F150];&quot;.&quot;;[.G150])" office:value-type="string" office:string-value="clone.SYNOPSIS.entry" calcext:value-type="string">
            <text:p>clone.SYNOPSIS.entry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clone [--template=&lt;template_directory&gt;] </text:p>
            <text:p>[-l] [-s] [--no-hardlinks] [-q] [-n] [--bare] [--miror] </text:p>
            <text:p>[-o &lt;name&gt;] [-b &lt;name&gt;] [-u &lt;upload-pack&gt;] [--reference &lt;repository&gt;] </text:p>
            <text:p>[--disociate] [--separate-git-dir &lt;git dir&gt;] </text:p>
            <text:p>[--depth &lt;depth&gt;] [--[no-]single-branch] </text:p>
            <text:p>[--recursive | -recurse-submodules] [--[no-]shallow-submodules] </text:p>
            <text:p>[--jobs &lt;n&gt;] [--] &lt;repository&gt; [&lt;directory&gt;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51];&quot;.&quot;;[.F151];&quot;.&quot;;[.G151])" office:value-type="string" office:string-value="commit.DATE_FORMATS.entry" calcext:value-type="string">
            <text:p>commit.DATE_FORMATS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152];&quot;.&quot;;[.F152];&quot;.&quot;;[.G152])" office:value-type="string" office:string-value="commit.DESCRIPTION.entry" calcext:value-type="string">
            <text:p>commit.DESCRIPTION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Stores the current  contents of the index in a new commit along with a </text:p>
            <text:p>log message from the user describing the changes. </text:p>
            <text:p/>
            <text:p>The content to be added can be specified in see veral ways: </text:p>
            <text:p/>
            <text:p>1. by using git add to incrementally "add" changes to the index before </text:p>
            <text:p>using the commit command (Note: even modified files must be </text:p>
            <text:p>"added"); </text:p>
            <text:p/>
            <text:p>2. by using git rm to remove files from the working tree and the </text:p>
            <text:p>index, again before using the commit command; </text:p>
            <text:p/>
            <text:p>3. by listing files as arguments to the commit command (without </text:p>
            <text:p>ignore changes staged in the index, and instead record the current  </text:p>
            <text:p>content of the listed files (which must already be known to Git); </text:p>
            <text:p/>
            <text:p>4. by using the -a switch with the commit command to automatically </text:p>
            <text:p>"add" changes from all known files (i.e. all files that are already </text:p>
            <text:p>listed in the index) and to automatically "rm" files in the index </text:p>
            <text:p>that have ben removed from the working tree, and then perform the </text:p>
            <text:p>actual commit; </text:p>
            <text:p/>
            <text:p>5. by using the -interactive or -patch switches with the commit </text:p>
            <text:p>command to decide one by one which files or hunks should be part of </text:p>
            <text:p>the commit in addition to contents in the index, before finalizing </text:p>
            <text:p>the operation. see  the "Interactive Mode" see ction of git-add(1) to </text:p>
            <text:p>learn how to operate these modes. </text:p>
            <text:p/>
            <text:p>The --dry-run option can be used to obtain a summary of what is </text:p>
            <text:p>included by any of the above for the next commit by giving the same see t </text:p>
            <text:p>of parameters (options and paths). </text:p>
            <text:p/>
            <text:p>If you make a commit and then find a mistake immediately after that, </text:p>
            <text:p>you can recover from it with git rese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53];&quot;.&quot;;[.F153];&quot;.&quot;;[.G153])" office:value-type="string" office:string-value="commit.DISCUSSION.entry" calcext:value-type="string">
            <text:p>commit.DISCUSSION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ough not required, it's a good idea to begin the commit message with </text:p>
            <text:p>a single short (les than 50 character) line summarizing the change, </text:p>
            <text:p>followed by a blank line and then a more thorough description. The text </text:p>
            <text:p>up to the first blank line in a commit message is treeated as the commit </text:p>
            <text:p>title, and that title is used throughout Git. For example, git-format- </text:p>
            <text:p>patch(1) turns a commit into email, and it uses the title on the </text:p>
            <text:p>Subject line and the rest of the commit in the body. </text:p>
            <text:p/>
            <text:p>Git is to some extent character encoding agnostic. </text:p>
            <text:p/>
            <text:p>+o   The contents of the blob objects are uninterpreted see quences of </text:p>
            <text:p>bytes. There is no encoding translation at the core level. </text:p>
            <text:p/>
            <text:p>+o   Path names are encoded in UTF- normalization form C. This applies </text:p>
            <text:p>to tree objects, the index file, ref names, as well as path names </text:p>
            <text:p>in command line arguments, environment variables and config files </text:p>
            <text:p>(..git//cconnfig (se git-config(1), gitignore(5), gitatributes(5) </text:p>
            <text:p>and gitmodules(5). a</text:p>
            <text:p/>
            <text:p>Note that Git at the core level treeats path names simply as </text:p>
            <text:p>sequences of non-NUL bytes, there are no path name encoding </text:p>
            <text:p>conversions (except on Mac and Windows). Therefore, using non-ASCi </text:p>
            <text:p>path names will mostly work even on platforms and file systems that </text:p>
            <text:p>use legacy extended ASCi encodings. However, repositories created </text:p>
            <text:p>on such systems will not work properly on UTF--based systems (e.g. </text:p>
            <text:p>Linux, Mac, Windows) and vice versa. Additionally, many Git-based </text:p>
            <text:p>tols simply asume path names to be UTF- and will fail to display </text:p>
            <text:p>other encodings corectly. </text:p>
            <text:p/>
            <text:p>+o   Commit log messages are typically encoded in UTF-, but other </text:p>
            <text:p>extended ASCi encodings are also supported. This includes </text:p>
            <text:p>ISO-59-x, CP125x and many others, but not UTF-16/32, EBCDIC and </text:p>
            <text:p>CJK multi-byte encodings (GBK, Shift-JIS, Big5, EUC-x, CP9xx etc.). </text:p>
            <text:p/>
            <text:p>Although we encourage that the commit log messages are encoded in </text:p>
            <text:p>UTF-, both the core and Git Porcelain are designed not to force UTF- </text:p>
            <text:p>on projects. If all participants of a particular project find it more </text:p>
            <text:p>convenient to use legacy encodings, Git does not forbid it. However, </text:p>
            <text:p>there are a few things to keep in mind. </text:p>
            <text:p/>
            <text:p>1. git commit and git commit-tree isues a warning if the commit log </text:p>
            <text:p>message given to it does not lok like a valid UTF- string, unles </text:p>
            <text:p>you explicitly say your project uses a legacy encoding. The way to </text:p>
            <text:p>say this is to have i1n.commitencoding in .git/config file, like </text:p>
            <text:p>this: </text:p>
            <text:p/>
            <text:p>[i1n] </text:p>
            <text:p>commitencoding = ISO-59-1 </text:p>
            <text:p/>
            <text:p>Commit objects created with the above see ting record the value of </text:p>
            <text:p>i1n.commitencoding in its encoding header. This is to help other </text:p>
            <text:p>people who lok at them later. Lack of this header implies that the </text:p>
            <text:p>commit log message is encoded in UTF-. </text:p>
            <text:p/>
            <text:p>2. git log, git show, git blame and friends lok at the encoding </text:p>
            <text:p>header of a commit object, and try to re-code the log message into </text:p>
            <text:p>UTF- unles otherwise specified. You can specify the desired </text:p>
            <text:p>output encoding with i1n.logoutputencoding in .git/config file, </text:p>
            <text:p>like this: </text:p>
            <text:p/>
            <text:p>[i1n] </text:p>
            <text:p>logoutputencoding = ISO-59-1 </text:p>
            <text:p/>
            <text:p>If you do not have this configuration variable, the value of </text:p>
            <text:p>i1n.commitencoding is used instead. </text:p>
            <text:p/>
            <text:p>Note that we deliberately chose not to re-code the commit log message </text:p>
            <text:p>when a commit is made to force UTF- at the commit object level, </text:p>
            <text:p>because re-coding to UTF- is not necesarily a reversible opera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54];&quot;.&quot;;[.F154];&quot;.&quot;;[.G154])" office:value-type="string" office:string-value="commit.ENVIRONMENT AND CONFIGURATION VARIABLES.entry" calcext:value-type="string">
            <text:p>commit.ENVIRONMENT AND CONFIGURATION VARIABLES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e editor used to edit the commit log message will be chosen from the </text:p>
            <text:p>GIT_EDITOR environment variable, the core.editor configuration </text:p>
            <text:p>variable, the VISUAL environment variable, or the EDITOR environment </text:p>
            <text:p>variable (in that order). see  git-var(1) for detail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55];&quot;.&quot;;[.F155];&quot;.&quot;;[.G155])" office:value-type="string" office:string-value="commit.EXAMPLES.entry" calcext:value-type="string">
            <text:p>commit.EXAMPLES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When recording your own work, the contents of modified files in your </text:p>
            <text:p>working tree are temporarily stored to a staging area called the </text:p>
            <text:p>"index" with git add. A file can be reverted back, only in the index </text:p>
            <text:p>but not in the working tree, to that of the last commit with git reset </text:p>
            <text:p>HEAD -- &lt;file&gt;, which effectively reverts git add and prevents the </text:p>
            <text:p>changes to this file from participating in the next commit. After </text:p>
            <text:p>building the state to be commited incrementally with these commands, </text:p>
            <text:p>git commit (without any pathname parameter) is used to record what has </text:p>
            <text:p>ben staged so far. This is the most basic form of the command. An </text:p>
            <text:p>example: </text:p>
            <text:p/>
            <text:p>&gt; edit hello.c </text:p>
            <text:p>&gt; git rm godbye.c </text:p>
            <text:p>&gt; git add hello.c </text:p>
            <text:p>&gt; git commit </text:p>
            <text:p/>
            <text:p/>
            <text:p>Instead of staging files after each individual change, you can tell git </text:p>
            <text:p>commit to notice the changes to the files whose contents are tracked in </text:p>
            <text:p>your working tree and do coresponding git add and git rm for you. That </text:p>
            <text:p>is, this example does the same as the earlier example if there is no </text:p>
            <text:p>other change in your working tree: </text:p>
            <text:p/>
            <text:p>&gt; edit hello.c </text:p>
            <text:p>&gt; rm godbye.c </text:p>
            <text:p>&gt; git commit -a </text:p>
            <text:p/>
            <text:p/>
            <text:p>The command git commit -a first looks at your working tree, notices </text:p>
            <text:p>that you have modified hello.c and removed godbye.c, and performs </text:p>
            <text:p>necesary git add and git rm for you. </text:p>
            <text:p/>
            <text:p>After staging changes to many files, you can alter the order the </text:p>
            <text:p>changes are recorded in, by giving pathnames to git commit. When </text:p>
            <text:p>pathnames are given, the command makes a commit that only records the </text:p>
            <text:p>changes made to the named paths: </text:p>
            <text:p/>
            <text:p>&gt; edit hello.c hello.h </text:p>
            <text:p>&gt; git add hello.c hello.h </text:p>
            <text:p>&gt; edit Makefile </text:p>
            <text:p>&gt; git commit Makefile </text:p>
            <text:p/>
            <text:p/>
            <text:p>This makes a commit that records the modiffication to Makefile. The </text:p>
            <text:p>changes staged for hello.c and hello.h are not included in the </text:p>
            <text:p>resulting commit. However, their changes are not lost - they are still </text:p>
            <text:p>staged and merely held back. After the above see quence, if you do: </text:p>
            <text:p/>
            <text:p>&gt; git commit </text:p>
            <text:p/>
            <text:p/>
            <text:p>this see cond commit would record the changes to hello.c and hello.h as </text:p>
            <text:p>expected. </text:p>
            <text:p/>
            <text:p>After a merge (initiated by git merge or git pull) stops because of </text:p>
            <text:p>conflicts, cleanly merged paths are already staged to be commited for </text:p>
            <text:p>you, and paths that conflicted are left in unmerged state. You would </text:p>
            <text:p>have to first check which paths are conflicting with git status and </text:p>
            <text:p>after fixing them manually in your working tree, you would stage the </text:p>
            <text:p>result as usual with git add: </text:p>
            <text:p/>
            <text:p>&gt; git status | grep unmerged </text:p>
            <text:p>unmerged: hello.c </text:p>
            <text:p>&gt; edit hello.c </text:p>
            <text:p>&gt; git add hello.c </text:p>
            <text:p/>
            <text:p/>
            <text:p>After resolving conflicts and staging the result, git ls-files -u would </text:p>
            <text:p>stop mentioning the conflicted path. When you are done, run git commit </text:p>
            <text:p>to finally record the merge: </text:p>
            <text:p/>
            <text:p>&gt; git commit </text:p>
            <text:p/>
            <text:p/>
            <text:p>As with the case to record your own changes, you can use -a option to </text:p>
            <text:p>save typing. One difference is that during a merge resolution, you </text:p>
            <text:p>cannot use git commit with pathnames to alter the order the changes are </text:p>
            <text:p>commited, because the merge should be recorded as a single commit. In </text:p>
            <text:p>fact, the command refuses to run when given pathnames (but see  -i </text:p>
            <text:p>option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56];&quot;.&quot;;[.F156];&quot;.&quot;;[.G156])" office:value-type="string" office:string-value="commit.FILES.entry" calcext:value-type="string">
            <text:p>commit.FILES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$GIT_DIR/COMMIT_EDITMSG </text:p>
            <text:p>This file contains the commit message of a commit in progres. If </text:p>
            <text:p>git commit exits due to an eror before creating a commit, any </text:p>
            <text:p>commit message that has ben provided by the user (e.g., in an </text:p>
            <text:p>editor see sion) will be available in this file, but will be </text:p>
            <text:p>overwriten by the next invocation of git commi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57];&quot;.&quot;;[.F157];&quot;.&quot;;[.G157])" office:value-type="string" office:string-value="commit.HOOKS.entry" calcext:value-type="string">
            <text:p>commit.HOOKS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is command can run commit-msg, prepare-commit-msg, pre-commit, and </text:p>
            <text:p>post-commit hoks. see  githoks(5) for more informa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58];&quot;.&quot;;[.F158];&quot;.&quot;;[.G158])" office:value-type="string" office:string-value="commit.NAME.entry" calcext:value-type="string">
            <text:p>commit.NAME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commit - Record changes to the repository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159];&quot;.&quot;;[.F159];&quot;.&quot;;[.G159])" office:value-type="string" office:string-value="commit.OPTIONS.al" calcext:value-type="string">
            <text:p>commit.OPTIONS.al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Tell the command to automatically stage files that have ben </text:p>
            <text:p>modified and deleted, but new files you have not told Git about are </text:p>
            <text:p>not afected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160];&quot;.&quot;;[.F160];&quot;.&quot;;[.G160])" office:value-type="string" office:string-value="commit.OPTIONS.allow-empty" calcext:value-type="string">
            <text:p>commit.OPTIONS.allow-empt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low-empty</text:p>
          </table:table-cell>
          <table:table-cell table:style-name="ce3" office:value-type="string" calcext:value-type="string">
            <text:p>Usually recording a commit that has the exact same treee as its sole </text:p>
            <text:p>parent commit is a mistake, and the command prevents you from </text:p>
            <text:p>making such a commit. This option bypases the safety, and is </text:p>
            <text:p>primarily for use by foreign SCM interface script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61];&quot;.&quot;;[.F161];&quot;.&quot;;[.G161])" office:value-type="string" office:string-value="commit.OPTIONS.allow-empty-message" calcext:value-type="string">
            <text:p>commit.OPTIONS.allow-empty-messag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low-empty-message</text:p>
          </table:table-cell>
          <table:table-cell table:style-name="ce3" office:value-type="string" calcext:value-type="string">
            <text:p>Like -allow-empty this command is primarily for use by foreign SCM </text:p>
            <text:p>interface scripts. It allows you to create a commit with an empty </text:p>
            <text:p>commit message without using plumbing commands like git-commit- </text:p>
            <text:p>treee(1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62];&quot;.&quot;;[.F162];&quot;.&quot;;[.G162])" office:value-type="string" office:string-value="commit.OPTIONS.amend" calcext:value-type="string">
            <text:p>commit.OPTIONS.amend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mend</text:p>
          </table:table-cell>
          <table:table-cell table:style-name="ce3" office:value-type="string" calcext:value-type="string">
            <text:p>Replace the tip of the current  branch by creating a new commit. The </text:p>
            <text:p>recorded tree is prepared as usual (including the effect of the -i </text:p>
            <text:p>and -o options and explicit pathspec), and the message from the </text:p>
            <text:p>original commit is used as the starting point, instead of an empty </text:p>
            <text:p>message, when no other message is specified from the command line </text:p>
            <text:p>via options such as -m, -F, -c, etc. The new commit has the same </text:p>
            <text:p>parents and author as the current  one (the --reset-author option </text:p>
            <text:p>can countermand this). </text:p>
            <text:p/>
            <text:p>It is a rough equivalent for: </text:p>
            <text:p/>
            <text:p>&gt; git reset -soft HEAD^ </text:p>
            <text:p>&gt; .. do something else to come up with the right tree .. </text:p>
            <text:p>&gt; git commit -c ORIG_HEAD </text:p>
            <text:p/>
            <text:p>but can be used to amend a merge commit. </text:p>
            <text:p/>
            <text:p>You should understand the implications of rewriting history if you </text:p>
            <text:p>amend a commit that has already ben published. (Se the </text:p>
            <text:p>"RECOVERING FROM UPstream REBASE" see ction in git-rebase(1).)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63];&quot;.&quot;;[.F163];&quot;.&quot;;[.G163])" office:value-type="string" office:string-value="commit.OPTIONS.author" calcext:value-type="string">
            <text:p>commit.OPTIONS.author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Overide the commit author. Specify an explicit author using the </text:p>
            <text:p>standard A U Thor &lt;author@example.com&gt; format. Otherwise &lt;author&gt; </text:p>
            <text:p>is asumed to be a patern and is used to see arch for an existing </text:p>
            <text:p>commit by that author (i.e. rev-list -al -i -author=&lt;author&gt;); </text:p>
            <text:p>the commit author is then copied from the first such commit found. </text:p>
            <text:p/>
            <text:p/>
          </table:table-cell>
          <table:table-cell table:style-name="ce3" office:value-type="string" calcext:value-type="string">
            <text:p>&lt;author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164];&quot;.&quot;;[.F164];&quot;.&quot;;[.G164])" office:value-type="string" office:string-value="commit.OPTIONS.branch" calcext:value-type="string">
            <text:p>commit.OPTIONS.branch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Show the branch and tracking info even in short-forma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65];&quot;.&quot;;[.F165];&quot;.&quot;;[.G165])" office:value-type="string" office:string-value="commit.OPTIONS.cleanup" calcext:value-type="string">
            <text:p>commit.OPTIONS.cleanup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leanup</text:p>
          </table:table-cell>
          <table:table-cell table:style-name="ce3" office:value-type="string" calcext:value-type="string">
            <text:p>This option determines how the supplied commit message should be </text:p>
            <text:p>cleaned up before commiting. The &lt;mode&gt; can be strip, whitespace, </text:p>
            <text:p>verbatim, scisors or default. </text:p>
            <text:p/>
            <text:p>strip </text:p>
            <text:p>Strip leading and trailing empty lines, trailing whitespace, </text:p>
            <text:p>commentary and collapse consecutive empty lines. </text:p>
            <text:p/>
            <text:p>whitespace </text:p>
            <text:p>Same as strip except #commentary is not removed. </text:p>
            <text:p/>
            <text:p>verbatim </text:p>
            <text:p>Do not change the message at all. </text:p>
            <text:p/>
            <text:p>scisors </text:p>
            <text:p>Same as whitespace, except that everything from (and including) </text:p>
            <text:p>the line "## ------------------------ &gt; </text:p>
            <text:p/>
          </table:table-cell>
          <table:table-cell table:style-name="ce3" office:value-type="string" calcext:value-type="string">
            <text:p>&lt;mode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166];&quot;.&quot;;[.F166];&quot;.&quot;;[.G166])" office:value-type="string" office:string-value="commit.OPTIONS.date" calcext:value-type="string">
            <text:p>commit.OPTIONS.dat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veride the author date used in the commit. </text:p>
            <text:p/>
            <text:p/>
          </table:table-cell>
          <table:table-cell table:style-name="ce3" office:value-type="string" calcext:value-type="string">
            <text:p>&lt;date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167];&quot;.&quot;;[.F167];&quot;.&quot;;[.G167])" office:value-type="string" office:string-value="commit.OPTIONS.dateoptionsupporthefollowingdateformats:" calcext:value-type="string">
            <text:p>commit.OPTIONS.dateoptionsupporthefollowingdateformats: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ateoptionsupporthefollowingdateformats:</text:p>
          </table:table-cell>
          <table:table-cell table:style-name="ce3" office:value-type="string" calcext:value-type="string">
            <text:p>Git internal format </text:p>
            <text:p>It is &lt;unix timestamp&gt; &lt;time zone ofset&gt;, where &lt;unix timestamp&gt; </text:p>
            <text:p>is the number of see conds since the UNIX epoch.  &lt;time zone ofset&gt; </text:p>
            <text:p>is a positive or negative ofset from UTC. For example CET (which </text:p>
            <text:p>is 2 hours ahead UTC) is +0200. </text:p>
            <text:p/>
            <text:p>RFC 22 </text:p>
            <text:p>The standard email format as described by RFC 22, for example </text:p>
            <text:p>Thu, 07 Apr 2005 22:13:13 +0200. </text:p>
            <text:p/>
            <text:p>ISO 601 </text:p>
            <text:p>Time and date specified by the ISO 601 standard, for example </text:p>
            <text:p>2005-04-07T22:13:13. The parser accepts a space instead of the T </text:p>
            <text:p>character as well. </text:p>
            <text:p/>
            <text:p>Note </text:p>
            <text:p>In addition, the date part is accepted in the following </text:p>
            <text:p>formats: YYYY.MM.DD, MM/DD/YYYY and DD.MM.YYY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68];&quot;.&quot;;[.F168];&quot;.&quot;;[.G168])" office:value-type="string" office:string-value="commit.OPTIONS.dry-run" calcext:value-type="string">
            <text:p>commit.OPTIONS.dry-run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ry-run</text:p>
          </table:table-cell>
          <table:table-cell table:style-name="ce3" office:value-type="string" calcext:value-type="string">
            <text:p>Do not create a commit, but show a list of paths that are to be </text:p>
            <text:p>commited, paths with local changes that will be left uncommited </text:p>
            <text:p>and paths that are untrack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169];&quot;.&quot;;[.F169];&quot;.&quot;;[.G169])" office:value-type="string" office:string-value="commit.OPTIONS.dryy--ruunn." calcext:value-type="string">
            <text:p>commit.OPTIONS.dryy--ruunn.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ryy--ruunn.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170];&quot;.&quot;;[.F170];&quot;.&quot;;[.G170])" office:value-type="string" office:string-value="commit.OPTIONS.edit" calcext:value-type="string">
            <text:p>commit.OPTIONS.edit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dit</text:p>
          </table:table-cell>
          <table:table-cell table:style-name="ce3" office:value-type="string" calcext:value-type="string">
            <text:p>The message taken from file with -F, command line with -m, and from </text:p>
            <text:p>commit object with -C are usually used as the commit log message </text:p>
            <text:p>unmodified. This option lets you further edit the message taken </text:p>
            <text:p>from these sources. </text:p>
            <text:p/>
            <text:p/>
          </table:table-cell>
          <table:table-cell table:style-name="ce1"/>
          <table:table-cell table:style-name="ce3" office:value-type="string" calcext:value-type="string">
            <text:p>e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171];&quot;.&quot;;[.F171];&quot;.&quot;;[.G171])" office:value-type="string" office:string-value="commit.OPTIONS.entry" calcext:value-type="string">
            <text:p>commit.OPTIONS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Do not interpret any more arguments as options. </text:p>
            <text:p/>
            <text:p>&lt;file&gt;... </text:p>
            <text:p>When files are given on the command line, the command commits the </text:p>
            <text:p>contents of the named files, without recording the changes already </text:p>
            <text:p>staged. The contents of these files are also staged for the next </text:p>
            <text:p>commit on top of what have ben staged before. </text:p>
            <text:p/>
            <text:p>The GIT_AUTHOR_DATE, GIT_COMMItER_DATE environment variables and the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72];&quot;.&quot;;[.F172];&quot;.&quot;;[.G172])" office:value-type="string" office:string-value="commit.OPTIONS.file" calcext:value-type="string">
            <text:p>commit.OPTIONS.fil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Take the commit message from the given file. Use - to read the </text:p>
            <text:p>message from the standard input. </text:p>
            <text:p/>
            <text:p/>
          </table:table-cell>
          <table:table-cell table:style-name="ce3" office:value-type="string" calcext:value-type="string">
            <text:p>&lt;file&gt;</text:p>
          </table:table-cell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173];&quot;.&quot;;[.F173];&quot;.&quot;;[.G173])" office:value-type="string" office:string-value="commit.OPTIONS.fixup" calcext:value-type="string">
            <text:p>commit.OPTIONS.fixup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xup</text:p>
          </table:table-cell>
          <table:table-cell table:style-name="ce3" office:value-type="string" calcext:value-type="string">
            <text:p>Construct a commit message for use with rebase --autosquash. The </text:p>
            <text:p>commit message will be the subject line from the specified commit </text:p>
            <text:p>with a prefix of "fixup! ". see  git-rebase(1) for details. </text:p>
            <text:p/>
            <text:p/>
          </table:table-cell>
          <table:table-cell table:style-name="ce3" office:value-type="string" calcext:value-type="string">
            <text:p>&lt;commit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174];&quot;.&quot;;[.F174];&quot;.&quot;;[.G174])" office:value-type="string" office:string-value="commit.OPTIONS.gpg-sign[" calcext:value-type="string">
            <text:p>commit.OPTIONS.gpg-sign[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pg-sign[</text:p>
          </table:table-cell>
          <table:table-cell table:style-name="ce3" office:value-type="string" calcext:value-type="string">
            <text:p>GPG-sign commits. The keyid argument is optional and defaults to </text:p>
            <text:p>the commiter identity; if specified, it must be stuck to the </text:p>
            <text:p>option without a space. </text:p>
            <text:p/>
            <text:p/>
          </table:table-cell>
          <table:table-cell table:style-name="ce3" office:value-type="string" calcext:value-type="string">
            <text:p>&lt;keyid&gt;]</text:p>
          </table:table-cell>
          <table:table-cell table:style-name="ce3" office:value-type="string" calcext:value-type="string">
            <text:p>S[&lt;keyid&gt;]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175];&quot;.&quot;;[.F175];&quot;.&quot;;[.G175])" office:value-type="string" office:string-value="commit.OPTIONS.include" calcext:value-type="string">
            <text:p>commit.OPTIONS.includ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clude</text:p>
          </table:table-cell>
          <table:table-cell table:style-name="ce3" office:value-type="string" calcext:value-type="string">
            <text:p>Before making a commit out of staged contents so far, stage the </text:p>
            <text:p>contents of paths given on the command line as well. This is </text:p>
            <text:p>usually not what you want unles you are concluding a conflicted </text:p>
            <text:p>merge. </text:p>
            <text:p/>
            <text:p/>
          </table:table-cell>
          <table:table-cell table:style-name="ce1"/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176];&quot;.&quot;;[.F176];&quot;.&quot;;[.G176])" office:value-type="string" office:string-value="commit.OPTIONS.istruncatediffthemessageistobe" calcext:value-type="string">
            <text:p>commit.OPTIONS.istruncatediffthemessageistob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struncatediffthemessageistobe</text:p>
          </table:table-cell>
          <table:table-cell table:style-name="ce3" office:value-type="string" calcext:value-type="string">
            <text:p>edited. "##" can be customized with core.commentChar. </text:p>
            <text:p/>
            <text:p>default </text:p>
            <text:p>Same as strip if the message is to be edited. Otherwise </text:p>
            <text:p>whitespace. </text:p>
            <text:p/>
            <text:p>The default can be changed by the commit.cleanup configuration </text:p>
            <text:p>variable (se git-config(1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77];&quot;.&quot;;[.F177];&quot;.&quot;;[.G177])" office:value-type="string" office:string-value="commit.OPTIONS.long" calcext:value-type="string">
            <text:p>commit.OPTIONS.long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When doing a dry-run, give the output in a the long-format. Implies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78];&quot;.&quot;;[.F178];&quot;.&quot;;[.G178])" office:value-type="string" office:string-value="commit.OPTIONS.message" calcext:value-type="string">
            <text:p>commit.OPTIONS.messag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Use the given &lt;msg&gt; as the commit message. If multiple -m options </text:p>
            <text:p>are given, their values are concatenated as see parate paragraphs. </text:p>
            <text:p/>
            <text:p/>
          </table:table-cell>
          <table:table-cell table:style-name="ce3" office:value-type="string" calcext:value-type="string">
            <text:p>&lt;msg&gt;</text:p>
          </table:table-cell>
          <table:table-cell table:style-name="ce3" office:value-type="string" calcext:value-type="string">
            <text:p>m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179];&quot;.&quot;;[.F179];&quot;.&quot;;[.G179])" office:value-type="string" office:string-value="commit.OPTIONS.no-edit" calcext:value-type="string">
            <text:p>commit.OPTIONS.no-edit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edit</text:p>
          </table:table-cell>
          <table:table-cell table:style-name="ce3" office:value-type="string" calcext:value-type="string">
            <text:p>Use the see lected commit message without launching an editor. For </text:p>
            <text:p>example, git commit --amend --no-edit amends a commit without </text:p>
            <text:p>changing its commit messag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80];&quot;.&quot;;[.F180];&quot;.&quot;;[.G180])" office:value-type="string" office:string-value="commit.OPTIONS.no-gpg-sign" calcext:value-type="string">
            <text:p>commit.OPTIONS.no-gpg-sign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gpg-sign</text:p>
          </table:table-cell>
          <table:table-cell table:style-name="ce3" office:value-type="string" calcext:value-type="string">
            <text:p>Countermand commit.gpgSign configuration variable that is see t to </text:p>
            <text:p>force each and every commit to be sign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81];&quot;.&quot;;[.F181];&quot;.&quot;;[.G181])" office:value-type="string" office:string-value="commit.OPTIONS.no-post-rewrite" calcext:value-type="string">
            <text:p>commit.OPTIONS.no-post-rewrit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post-rewrite</text:p>
          </table:table-cell>
          <table:table-cell table:style-name="ce3" office:value-type="string" calcext:value-type="string">
            <text:p>Bypas the post-rewrite hok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182];&quot;.&quot;;[.F182];&quot;.&quot;;[.G182])" office:value-type="string" office:string-value="commit.OPTIONS.no-status" calcext:value-type="string">
            <text:p>commit.OPTIONS.no-status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status</text:p>
          </table:table-cell>
          <table:table-cell table:style-name="ce3" office:value-type="string" calcext:value-type="string">
            <text:p>Do not include the output of git-status(1) in the commit message </text:p>
            <text:p>template when using an editor to prepare the default commit </text:p>
            <text:p>messag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183];&quot;.&quot;;[.F183];&quot;.&quot;;[.G183])" office:value-type="string" office:string-value="commit.OPTIONS.no-verify" calcext:value-type="string">
            <text:p>commit.OPTIONS.no-verif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verify</text:p>
          </table:table-cell>
          <table:table-cell table:style-name="ce3" office:value-type="string" calcext:value-type="string">
            <text:p>This option bypases the pre-commit and commit-msg hoks. see  also </text:p>
            <text:p>githoks(5). </text:p>
            <text:p/>
            <text:p/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184];&quot;.&quot;;[.F184];&quot;.&quot;;[.G184])" office:value-type="string" office:string-value="commit.OPTIONS.nul" calcext:value-type="string">
            <text:p>commit.OPTIONS.nul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When showing short or porcelain status output, terminate entries in </text:p>
            <text:p>the status output with NUL, instead of LF. If no format is given, </text:p>
            <text:p>implies the --porcelain output format. </text:p>
            <text:p/>
            <text:p/>
          </table:table-cell>
          <table:table-cell table:style-name="ce1"/>
          <table:table-cell table:style-name="ce3" office:value-type="string" calcext:value-type="string">
            <text:p>z</text:p>
          </table:table-cell>
          <table:table-cell table:number-columns-repeated="1014"/>
        </table:table-row>
        <table:table-row table:style-name="ro18">
          <table:table-cell table:number-columns-repeated="3"/>
          <table:table-cell table:formula="of:=CONCATENATE([.E185];&quot;.&quot;;[.F185];&quot;.&quot;;[.G185])" office:value-type="string" office:string-value="commit.OPTIONS.only" calcext:value-type="string">
            <text:p>commit.OPTIONS.onl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Make a commit by taking the updated working tree contents of the </text:p>
            <text:p>paths specified on the command line, disregarding any contents that </text:p>
            <text:p>have ben staged for other paths. This is the default mode of </text:p>
            <text:p>operation of git commit if any paths are given on the command line, </text:p>
            <text:p>in which case this option can be omited. If this option is </text:p>
            <text:p>specified together with --amend, then no paths need to be </text:p>
            <text:p>specified, which can be used to amend the last commit without </text:p>
            <text:p>commiting changes that have already ben staged. </text:p>
            <text:p/>
            <text:p/>
          </table:table-cell>
          <table:table-cell table:style-name="ce1"/>
          <table:table-cell table:style-name="ce3" office:value-type="string" calcext:value-type="string">
            <text:p>o</text:p>
          </table:table-cell>
          <table:table-cell table:number-columns-repeated="1014"/>
        </table:table-row>
        <table:table-row table:style-name="ro24">
          <table:table-cell table:number-columns-repeated="3"/>
          <table:table-cell table:formula="of:=CONCATENATE([.E186];&quot;.&quot;;[.F186];&quot;.&quot;;[.G186])" office:value-type="string" office:string-value="commit.OPTIONS.patch" calcext:value-type="string">
            <text:p>commit.OPTIONS.patch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ch</text:p>
          </table:table-cell>
          <table:table-cell table:style-name="ce3" office:value-type="string" calcext:value-type="string">
            <text:p>Use the interactive patch see lection interface to chose which </text:p>
            <text:p>changes to commit. see  git-add(1) for details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187];&quot;.&quot;;[.F187];&quot;.&quot;;[.G187])" office:value-type="string" office:string-value="commit.OPTIONS.porcelain" calcext:value-type="string">
            <text:p>commit.OPTIONS.porcelain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orcelain</text:p>
          </table:table-cell>
          <table:table-cell table:style-name="ce3" office:value-type="string" calcext:value-type="string">
            <text:p>When doing a dry-run, give the output in a porcelain-ready format. </text:p>
            <text:p>Se git-status(1) for details. Implies --dry-ru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188];&quot;.&quot;;[.F188];&quot;.&quot;;[.G188])" office:value-type="string" office:string-value="commit.OPTIONS.quiet" calcext:value-type="string">
            <text:p>commit.OPTIONS.quiet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Suppres commit summary message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189];&quot;.&quot;;[.F189];&quot;.&quot;;[.G189])" office:value-type="string" office:string-value="commit.OPTIONS.redit-message" calcext:value-type="string">
            <text:p>commit.OPTIONS.redit-messag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dit-message</text:p>
          </table:table-cell>
          <table:table-cell table:style-name="ce3" office:value-type="string" calcext:value-type="string">
            <text:p>Like -C, but with -c the editor is invoked, so that the user can </text:p>
            <text:p>further edit the commit message. </text:p>
            <text:p/>
            <text:p/>
          </table:table-cell>
          <table:table-cell table:style-name="ce3" office:value-type="string" calcext:value-type="string">
            <text:p>&lt;commit&gt;</text:p>
          </table:table-cell>
          <table:table-cell table:style-name="ce3" office:value-type="string" calcext:value-type="string">
            <text:p>c</text:p>
          </table:table-cell>
          <table:table-cell table:number-columns-repeated="1014"/>
        </table:table-row>
        <table:table-row table:style-name="ro24">
          <table:table-cell table:number-columns-repeated="3"/>
          <table:table-cell table:formula="of:=CONCATENATE([.E190];&quot;.&quot;;[.F190];&quot;.&quot;;[.G190])" office:value-type="string" office:string-value="commit.OPTIONS.reset-author" calcext:value-type="string">
            <text:p>commit.OPTIONS.reset-author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set-author</text:p>
          </table:table-cell>
          <table:table-cell table:style-name="ce3" office:value-type="string" calcext:value-type="string">
            <text:p>When used with -C/-c/--amend options, or when commiting after a a </text:p>
            <text:p>conflicting cherry-pick, declare that the authorship of the </text:p>
            <text:p>resulting commit now belongs to the commiter. This also renews the </text:p>
            <text:p>author timestamp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191];&quot;.&quot;;[.F191];&quot;.&quot;;[.G191])" office:value-type="string" office:string-value="commit.OPTIONS.reuse-message" calcext:value-type="string">
            <text:p>commit.OPTIONS.reuse-messag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use-message</text:p>
          </table:table-cell>
          <table:table-cell table:style-name="ce3" office:value-type="string" calcext:value-type="string">
            <text:p>Take an existing commit object, and reuse the log message and the </text:p>
            <text:p>authorship information (including the timestamp) when creating the </text:p>
            <text:p>commit. </text:p>
            <text:p/>
            <text:p/>
          </table:table-cell>
          <table:table-cell table:style-name="ce3" office:value-type="string" calcext:value-type="string">
            <text:p>&lt;commit&gt;</text:p>
          </table:table-cell>
          <table:table-cell table:style-name="ce3" office:value-type="string" calcext:value-type="string">
            <text:p>C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192];&quot;.&quot;;[.F192];&quot;.&quot;;[.G192])" office:value-type="string" office:string-value="commit.OPTIONS.short" calcext:value-type="string">
            <text:p>commit.OPTIONS.short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When doing a dry-run, give the output in the short-format. see  git- </text:p>
            <text:p>status(1) for details. Implies --dry-ru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193];&quot;.&quot;;[.F193];&quot;.&quot;;[.G193])" office:value-type="string" office:string-value="commit.OPTIONS.signof" calcext:value-type="string">
            <text:p>commit.OPTIONS.signof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ignof</text:p>
          </table:table-cell>
          <table:table-cell table:style-name="ce3" office:value-type="string" calcext:value-type="string">
            <text:p>Add Signed-of-by line by the commiter at the end of the commit </text:p>
            <text:p>log message. The meaning of a signof depends on the project, but </text:p>
            <text:p>it typically certifies that commiter has the rights to submit this </text:p>
            <text:p>work under the same license and agres to a Developer Certificate </text:p>
            <text:p>of Origin (se htp://developercertificate.org/ for more </text:p>
            <text:p>information). </text:p>
            <text:p/>
            <text:p/>
          </table:table-cell>
          <table:table-cell table:style-name="ce1"/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194];&quot;.&quot;;[.F194];&quot;.&quot;;[.G194])" office:value-type="string" office:string-value="commit.OPTIONS.squash" calcext:value-type="string">
            <text:p>commit.OPTIONS.squash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quash</text:p>
          </table:table-cell>
          <table:table-cell table:style-name="ce3" office:value-type="string" calcext:value-type="string">
            <text:p>Construct a commit message for use with rebase --autosquash. The </text:p>
            <text:p>commit message subject line is taken from the specified commit with </text:p>
            <text:p>a prefix of "squash! ". Can be used with additional commit message </text:p>
            <text:p>options (--mm/--cc/--CC/--f). see  git-rebase(1) for details. </text:p>
            <text:p/>
            <text:p/>
          </table:table-cell>
          <table:table-cell table:style-name="ce3" office:value-type="string" calcext:value-type="string">
            <text:p>&lt;commit&gt;</text:p>
          </table:table-cell>
          <table:table-cell table:style-name="ce1"/>
          <table:table-cell table:number-columns-repeated="1014"/>
        </table:table-row>
        <table:table-row table:style-name="ro46">
          <table:table-cell table:number-columns-repeated="3"/>
          <table:table-cell table:formula="of:=CONCATENATE([.E195];&quot;.&quot;;[.F195];&quot;.&quot;;[.G195])" office:value-type="string" office:string-value="commit.OPTIONS.status" calcext:value-type="string">
            <text:p>commit.OPTIONS.status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Include the output of git-status(1) in the commit message template </text:p>
            <text:p>when using an editor to prepare the commit message. Defaults to on, </text:p>
            <text:p>but can be used to overide configuration variable commit.statu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196];&quot;.&quot;;[.F196];&quot;.&quot;;[.G196])" office:value-type="string" office:string-value="commit.OPTIONS.template" calcext:value-type="string">
            <text:p>commit.OPTIONS.templat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When editing the commit message, start the editor with the contents </text:p>
            <text:p>in the given file. The commit.template configuration variable is </text:p>
            <text:p>often used to give this option implicitly to the command. This </text:p>
            <text:p>mechanism can be used by projects that want to guide participants </text:p>
            <text:p>with some hints on what to write in the message in what order. If </text:p>
            <text:p>the user exits the editor without editing the message, the commit </text:p>
            <text:p>is aborted. This has no effect when a message is given by other </text:p>
            <text:p>means, e.g. with the -m or -F options. </text:p>
            <text:p/>
            <text:p/>
          </table:table-cell>
          <table:table-cell table:style-name="ce3" office:value-type="string" calcext:value-type="string">
            <text:p>&lt;file&gt;</text:p>
          </table:table-cell>
          <table:table-cell table:style-name="ce3" office:value-type="string" calcext:value-type="string">
            <text:p>t</text:p>
          </table:table-cell>
          <table:table-cell table:number-columns-repeated="1014"/>
        </table:table-row>
        <table:table-row table:style-name="ro24">
          <table:table-cell table:number-columns-repeated="3"/>
          <table:table-cell table:formula="of:=CONCATENATE([.E197];&quot;.&quot;;[.F197];&quot;.&quot;;[.G197])" office:value-type="string" office:string-value="commit.OPTIONS.untracked-files[" calcext:value-type="string">
            <text:p>commit.OPTIONS.untracked-files[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ntracked-files[</text:p>
          </table:table-cell>
          <table:table-cell table:style-name="ce3" office:value-type="string" calcext:value-type="string">
            <text:p>Show untracked files. </text:p>
            <text:p/>
            <text:p>The mode parameter is optional (defaults to all), and is used to </text:p>
            <text:p>specify the handling of untracked files; when -u is not used, the </text:p>
            <text:p>default is normal, i.e. show untracked files and directories. </text:p>
            <text:p/>
            <text:p>The posible options are: </text:p>
            <text:p/>
            <text:p>+o   no - Show no untracked files </text:p>
            <text:p/>
            <text:p>+o   normal - Shows untracked files and directories </text:p>
            <text:p/>
            <text:p>+o   all - Also shows individual files in untracked directories. </text:p>
            <text:p/>
            <text:p>The default can be changed using the status.showUntrackedFiles </text:p>
            <text:p>configuration variable documented in git-config(1). </text:p>
            <text:p/>
            <text:p/>
          </table:table-cell>
          <table:table-cell table:style-name="ce3" office:value-type="string" calcext:value-type="string">
            <text:p>&lt;mode&gt;]</text:p>
          </table:table-cell>
          <table:table-cell table:style-name="ce3" office:value-type="string" calcext:value-type="string">
            <text:p>u[&lt;mode&gt;]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198];&quot;.&quot;;[.F198];&quot;.&quot;;[.G198])" office:value-type="string" office:string-value="commit.OPTIONS.verbose" calcext:value-type="string">
            <text:p>commit.OPTIONS.verbose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Show unified diff betwen the HEAD commit and what would be </text:p>
            <text:p>commited at the botom of the commit message template to help the </text:p>
            <text:p>user describe the commit by reminding what changes the commit has. </text:p>
            <text:p>Note that this diff output doesn't have its lines prefixed with #. </text:p>
            <text:p>This diff will not be a part of the commit message. see  the </text:p>
            <text:p>commit.verbose configuration variable in git-config(1). </text:p>
            <text:p/>
            <text:p>If specified twice, show in addition the unified diff betwen what </text:p>
            <text:p>would be commited and the worktree files, i.e. the unstaged </text:p>
            <text:p>changes to tracked files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199];&quot;.&quot;;[.F199];&quot;.&quot;;[.G199])" office:value-type="string" office:string-value="commit.SEE ALSO.entry" calcext:value-type="string">
            <text:p>commit.SEE ALSO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add(1), git-rm(1), git-mv(1), git-merge(1), git-commit-tree(1)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00];&quot;.&quot;;[.F200];&quot;.&quot;;[.G200])" office:value-type="string" office:string-value="commit.SYNOPSIS.entry" calcext:value-type="string">
            <text:p>commit.SYNOPSIS.entry</text:p>
          </table:table-cell>
          <table:table-cell table:style-name="ce3" office:value-type="string" calcext:value-type="string">
            <text:p>commit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commit [-a | -interactive | -patch] [-s] [-v] [-u&lt;mode&gt;] [--amend] </text:p>
            <text:p>[--dry-run] [(-c | -C | -fixup | -squash) &lt;commit&gt;] </text:p>
            <text:p>[-F &lt;file&gt; | -m &lt;msg&gt;] [--reset-author] [--allow-empty] </text:p>
            <text:p>[--allow-empty-message] [--no-verify] [-e] [--author=&lt;author&gt;] </text:p>
            <text:p>[--date=&lt;date&gt;] [--cleanup=&lt;mode&gt;] [--[no-]status] </text:p>
            <text:p>[-i | -o] [-S[&lt;keyid&gt;]] [--] [&lt;file&gt;...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01];&quot;.&quot;;[.F201];&quot;.&quot;;[.G201])" office:value-type="string" office:string-value="diff.DATE_FORMATS.entry" calcext:value-type="string">
            <text:p>diff.DATE_FORMATS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202];&quot;.&quot;;[.F202];&quot;.&quot;;[.G202])" office:value-type="string" office:string-value="diff.DESCRIPTION.entry" calcext:value-type="string">
            <text:p>diff.DESCRIPTION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Show changes betwen the working tree and the index or a tree, changes </text:p>
            <text:p>betwen the index and a tree, changes betwen two trees, changes </text:p>
            <text:p>betwen two blob objects, or changes betwen two files on disk. </text:p>
            <text:p/>
            <text:p>git diff [--options] [--] [&lt;path&gt;...] </text:p>
            <text:p>This form is to view the changes you made relative to the index </text:p>
            <text:p>(staging area for the next commit). In other words, the differences </text:p>
            <text:p>are what you could tell Git to further add to the index but you </text:p>
            <text:p>still haven't. You can stage these changes by using git-add(1). </text:p>
            <text:p/>
            <text:p>git diff -no-index [--options] [--] [&lt;path&gt;...] </text:p>
            <text:p>This form is to compare the given two paths on the filesystem. You </text:p>
            <text:p>can omit the --no-index option when running the command in a </text:p>
            <text:p>working tree controlled by Git and at least one of the paths points </text:p>
            <text:p>outside the working tree, or when running the command outside a </text:p>
            <text:p>working tree controlled by Git. </text:p>
            <text:p/>
            <text:p>git diff [--options] -cached [&lt;commit&gt;] [--] [&lt;path&gt;...] </text:p>
            <text:p>This form is to view the changes you staged for the next commit </text:p>
            <text:p>relative to the named &lt;commit&gt;. Typically you would want comparison </text:p>
            <text:p>with the latest commit, so if you do not give &lt;commit&gt;, it defaults </text:p>
            <text:p>to HEAD. If HEAD does not exist (e.g. unborn branches) and &lt;commit&gt; </text:p>
            <text:p>is not given, it shows all staged changes. -staged is a synonym of </text:p>
            <text:p/>
            <text:p>git diff [--options] &lt;commit&gt; [--] [&lt;path&gt;...] </text:p>
            <text:p>This form is to view the changes you have in your working tree </text:p>
            <text:p>relative to the named &lt;commit&gt;. You can use HEAD to compare it with </text:p>
            <text:p>the latest commit, or a branch name to compare with the tip of a </text:p>
            <text:p>different branch. </text:p>
            <text:p/>
            <text:p>git diff [--options] &lt;commit&gt; &lt;commit&gt; [--] [&lt;path&gt;...] </text:p>
            <text:p>This is to view the changes betwen two arbitrary &lt;commit&gt;. </text:p>
            <text:p/>
            <text:p>git diff [--options] &lt;commit&gt;..&lt;commit&gt; [--] [&lt;path&gt;...] </text:p>
            <text:p>This is synonymous to the previous form. If &lt;commit&gt; on one side is </text:p>
            <text:p>omited, it will have the same effect as using HEAD instead. </text:p>
            <text:p/>
            <text:p>git diff [--options] &lt;commit&gt;...&lt;commit&gt; [--] [&lt;path&gt;...] </text:p>
            <text:p>This form is to view the changes on the branch containing and up to </text:p>
            <text:p>the see cond &lt;commit&gt;, starting at a common ancestor of both </text:p>
            <text:p>&lt;commit&gt;. git diff A...B is equivalent to git diff </text:p>
            <text:p>$(git-merge-base A B) B. You can omit any one of &lt;commit&gt;, which </text:p>
            <text:p>has the same effect as using HEAD instead. </text:p>
            <text:p/>
            <text:p>Just in case if you are doing something exotic, it should be noted that </text:p>
            <text:p>all of the &lt;commit&gt; in the above description, except in the last two </text:p>
            <text:p>forms that use . notations, can be any &lt;tree&gt;. </text:p>
            <text:p/>
            <text:p>For a more complete list of ways to spell &lt;commit&gt;, see  SPECIFYING </text:p>
            <text:p>REVISIONS see ction in gitreevisions(7). However, diff is about </text:p>
            <text:p>comparing two endpoints, not ranges, and the range notations </text:p>
            <text:p>(&lt;commit&gt;..&lt;commit&gt; and &lt;commit&gt;...&lt;commit&gt;) do not mean a range as </text:p>
            <text:p>defined in the SPECIFYING RANGES see ction in gitreevisions(7). </text:p>
            <text:p/>
            <text:p>git diff [options] &lt;blob&gt; &lt;blob&gt; </text:p>
            <text:p>This form is to view the differences betwen the raw contents of </text:p>
            <text:p>two blob object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203];&quot;.&quot;;[.F203];&quot;.&quot;;[.G203])" office:value-type="string" office:string-value="diff.DISCUSSION.entry" calcext:value-type="string">
            <text:p>diff.DISCUSSION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204];&quot;.&quot;;[.F204];&quot;.&quot;;[.G204])" office:value-type="string" office:string-value="diff.ENVIRONMENT AND CONFIGURATION VARIABLES.entry" calcext:value-type="string">
            <text:p>diff.ENVIRONMENT AND CONFIGURATION VARIABLES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205];&quot;.&quot;;[.F205];&quot;.&quot;;[.G205])" office:value-type="string" office:string-value="diff.EXAMPLES.entry" calcext:value-type="string">
            <text:p>diff.EXAMPLES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Various ways to check your working tree </text:p>
            <text:p/>
            <text:p>&gt; git diff            (1) </text:p>
            <text:p>&gt; git diff -cached   (2) </text:p>
            <text:p>&gt; git diff HEAD       (3) </text:p>
            <text:p/>
            <text:p>1. Changes in the working tree not yet staged for the next commit. </text:p>
            <text:p>2. Changes betwen the index and your last commit; what you would </text:p>
            <text:p>be commiting if you run git commit without -a option. </text:p>
            <text:p>3. Changes in the working tree since your last commit; what you </text:p>
            <text:p>would be commiting if you run git commit -a </text:p>
            <text:p/>
            <text:p>Comparing with arbitrary commits </text:p>
            <text:p/>
            <text:p>&gt; git diff test            (1) </text:p>
            <text:p>&gt; git diff HEAD - ./test  (2) </text:p>
            <text:p>&gt; git diff HEAD^ HEAD      (3) </text:p>
            <text:p/>
            <text:p>1. Instead of using the tip of the current  branch, compare with the </text:p>
            <text:p>tip of test branch. </text:p>
            <text:p>2. Instead of comparing with the tip of test branch, compare with </text:p>
            <text:p>the tip of the current  branch, but limit the comparison to the file </text:p>
            <text:p>test. </text:p>
            <text:p>3. Compare the version before the last commit and the last commit. </text:p>
            <text:p/>
            <text:p>Comparing branches </text:p>
            <text:p/>
            <text:p>&gt; git diff topic master    (1) </text:p>
            <text:p>&gt; git diff topic..master   (2) </text:p>
            <text:p>&gt; git diff topic...master  (3) </text:p>
            <text:p/>
            <text:p>1. Changes betwen the tips of the topic and the master branches. </text:p>
            <text:p>2. Same as above. </text:p>
            <text:p>3. Changes that occured on the master branch since when the topic </text:p>
            <text:p>branch was started of it. </text:p>
            <text:p/>
            <text:p>Limiting the diff output </text:p>
            <text:p/>
            <text:p>&gt; git diff -diff-filter=MRC            (1) </text:p>
            <text:p>&gt; git diff -name-status                (2) </text:p>
            <text:p>&gt; git diff arch/i36 include/asm-i36   (3) </text:p>
            <text:p/>
            <text:p>1. Show only modiffication, rename, and copy, but not addition or </text:p>
            <text:p>deletion. </text:p>
            <text:p>2. Show only names and the nature of change, but not actual diff </text:p>
            <text:p>output. </text:p>
            <text:p>3. Limit diff output to named subtrees. </text:p>
            <text:p/>
            <text:p>Munging the diff output </text:p>
            <text:p/>
            <text:p>&gt; git diff -find-copies-harder -B -C  (1) </text:p>
            <text:p>&gt; git diff -R                          (2) </text:p>
            <text:p/>
            <text:p>1. Spend extra cycles to find renames, copies and complete rewrites </text:p>
            <text:p>(very expensive). </text:p>
            <text:p>2. Output diff in revers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206];&quot;.&quot;;[.F206];&quot;.&quot;;[.G206])" office:value-type="string" office:string-value="diff.FILES.entry" calcext:value-type="string">
            <text:p>diff.FILES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207];&quot;.&quot;;[.F207];&quot;.&quot;;[.G207])" office:value-type="string" office:string-value="diff.HOOKS.entry" calcext:value-type="string">
            <text:p>diff.HOOKS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208];&quot;.&quot;;[.F208];&quot;.&quot;;[.G208])" office:value-type="string" office:string-value="diff.NAME.entry" calcext:value-type="string">
            <text:p>diff.NAME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diff - Show changes betwen commits, commit and working tree, etc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209];&quot;.&quot;;[.F209];&quot;.&quot;;[.G209])" office:value-type="string" office:string-value="diff.OPTIONS.**statoptions." calcext:value-type="string">
            <text:p>diff.OPTIONS.**statoptions.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**statoptions.</text:p>
          </table:table-cell>
          <table:table-cell table:style-name="ce3" office:value-type="string" calcext:value-type="string">
            <text:p>files </text:p>
            <text:p>Compute the dirstat numbers by counting the number of files </text:p>
            <text:p>changed. Each changed file counts equally in the dirstat </text:p>
            <text:p>analysis. This is the computationally cheapest --dirstat </text:p>
            <text:p>behavior, since it does not have to lok at the file contents </text:p>
            <text:p>at all. </text:p>
            <text:p/>
            <text:p>cumulative </text:p>
            <text:p>Count changes in a child directory for the parent directory as </text:p>
            <text:p>well. Note that when using cumulative, the sum of the </text:p>
            <text:p>percentages reported may exced 100%. The default </text:p>
            <text:p>(non-cumulative) behavior can be specified with the </text:p>
            <text:p>noncumulative parameter. </text:p>
            <text:p/>
            <text:p>&lt;limit&gt; </text:p>
            <text:p>An integer parameter specifies a cut-of percent (3% by </text:p>
            <text:p>default). Directories contributing les than this percentage of </text:p>
            <text:p>the changes are not shown in the output. </text:p>
            <text:p/>
            <text:p>Example: The following will count changed files, while ignoring </text:p>
            <text:p>directories with les than 10% of the total amount of changed </text:p>
            <text:p>files, and accumulating child directory counts in the parent </text:p>
            <text:p>directories: --dirstat=files,10,cumulativ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10];&quot;.&quot;;[.F210];&quot;.&quot;;[.G210])" office:value-type="string" office:string-value="diff.OPTIONS.&lt;name-width&gt;[" calcext:value-type="string">
            <text:p>diff.OPTIONS.&lt;name-width&gt;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&lt;name-width&gt;[</text:p>
          </table:table-cell>
          <table:table-cell table:style-name="ce3" office:value-type="string" calcext:value-type="string">
            <text:p>Generate a diffstat. By default, as much space as necesary will be </text:p>
            <text:p>used for the filename part, and the rest for the graph part. </text:p>
            <text:p>Maximum width defaults to terminal width, or 0 columns if not </text:p>
            <text:p>connected to a terminal, and can be overidden by &lt;width&gt;. The </text:p>
            <text:p>width of the filename part can be limited by giving another width </text:p>
            <text:p>&lt;name-width&gt; after a comma. The width of the graph part can be </text:p>
            <text:p>limited by using --stat-graph-width=&lt;width&gt; (afects all commands </text:p>
            <text:p>generating a stat graph) or by see ting diff.statGraphWidth=&lt;width&gt; </text:p>
            <text:p>(does not afect git format-patch). By giving a third parameter </text:p>
            <text:p>&lt;count&gt;, you can limit the output to the first &lt;count&gt; lines, </text:p>
            <text:p>followed by ...  if there are more. </text:p>
            <text:p/>
            <text:p>These parameters can also be see t individually with </text:p>
            <text:p/>
          </table:table-cell>
          <table:table-cell table:style-name="ce1"/>
          <table:table-cell table:style-name="ce3" office:value-type="string" calcext:value-type="string">
            <text:p>stat[=&lt;width&gt;[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211];&quot;.&quot;;[.F211];&quot;.&quot;;[.G211])" office:value-type="string" office:string-value="diff.OPTIONS.a/describe.c" calcext:value-type="string">
            <text:p>diff.OPTIONS.a/describe.c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/describe.c</text:p>
          </table:table-cell>
          <table:table-cell table:style-name="ce3" office:value-type="string" calcext:value-type="string">
            <text:p>++ b/describe.c </text:p>
            <text:p>@@ -9,20 -9,12 +9,20 @@ </text:p>
            <text:p>return (a_date &gt; b_date) ? -1 : (a_date = b_date) ? 0 : 1; </text:p>
            <text:p>}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12];&quot;.&quot;;[.F212];&quot;.&quot;;[.G212])" office:value-type="string" office:string-value="diff.OPTIONS.a/file" calcext:value-type="string">
            <text:p>diff.OPTIONS.a/file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/file</text:p>
          </table:table-cell>
          <table:table-cell table:style-name="ce3" office:value-type="string" calcext:value-type="string">
            <text:p>++ b/file </text:p>
            <text:p/>
            <text:p>Similar to two-line header for traditional unified diff format, </text:p>
            <text:p>/dev/null is used to signal created or deleted files. </text:p>
            <text:p/>
            <text:p>4. Chunk header format is modified to prevent people from accidentally </text:p>
            <text:p>feding it to patch -p1. Combined diff format was created for </text:p>
            <text:p>review of merge commit changes, and was not meant for apply. The </text:p>
            <text:p>change is similar to the change in the extended index header: </text:p>
            <text:p/>
            <text:p>@@ &lt;from-file-range&gt; &lt;from-file-range&gt; &lt;to-file-range&gt; @@ </text:p>
            <text:p/>
            <text:p>There are (number of parents + 1) @ characters in the chunk header </text:p>
            <text:p>for combined diff format. </text:p>
            <text:p/>
            <text:p>Unlike the traditional unified diff format, which shows two files A and </text:p>
            <text:p>B with a single column that has - (minus - appears in A but removed in </text:p>
            <text:p>B), + (plus - missing in A but added to B), or   (space - </text:p>
            <text:p>unchanged) prefix, this format compares two or more files file1, </text:p>
            <text:p>file2,... with one file X, and shows how X differs from each of fileN. </text:p>
            <text:p>One column for each of fileN is prepended to the output line to note </text:p>
            <text:p>how X's line is different from it. </text:p>
            <text:p/>
            <text:p>A - character in the column N means that the line appears in fileN but </text:p>
            <text:p>it does not appear in the result. A + character in the column N means </text:p>
            <text:p>that the line appears in the result, and fileN does not have that line </text:p>
            <text:p>(in other words, the line was added, from the point of view of that </text:p>
            <text:p>parent). </text:p>
            <text:p/>
            <text:p>In the above example output, the function signature was changed from </text:p>
            <text:p>both files (hence two - removals from both file1 and file2, plus ++ to </text:p>
            <text:p>mean one line that was added does not appear in either file1 or file2). </text:p>
            <text:p>Also eight other lines are the same from file1 but do not appear in </text:p>
            <text:p>file2 (hence prefixed with +). </text:p>
            <text:p/>
            <text:p>When shown by git diff-tree -c, it compares the parents of a merge </text:p>
            <text:p>commit with the merge result (i.e. file1..fileN are the parents). When </text:p>
            <text:p>shown by git diff-files -c, it compares the two unresolved merge </text:p>
            <text:p>parents with the working tree file (i.e. file1 is stage 2 aka our </text:p>
            <text:p>version, file2 is stage 3 aka their version). </text:p>
            <text:p/>
            <text:p>The --summary option describes newly added, deleted, renamed and copied </text:p>
            <text:p>files. The --stat option adds diffstat(1) graph to the output. These </text:p>
            <text:p>options can be combined with other options, such as -p, and are meant </text:p>
            <text:p>for human consumption. </text:p>
            <text:p/>
            <text:p>When showing a change that involves a rename or a copy, --stat output </text:p>
            <text:p>formats the pathnames compactly by combining common prefix and sufix </text:p>
            <text:p>of the pathnames. For example, a change that moves arch/i36/Makefile </text:p>
            <text:p>to arch/x6/Makefile while modiffying 4 lines will be shown like this: </text:p>
            <text:p/>
            <text:p>arch/{i36 =&gt; x6}/Makefile    |   4 +-- </text:p>
            <text:p/>
            <text:p/>
            <text:p>The --numstat option gives the diffstat(1) information but is designed </text:p>
            <text:p>for easier machine consumption. An entry in --numstat output looks like </text:p>
            <text:p>this: </text:p>
            <text:p/>
            <text:p>1       2       README </text:p>
            <text:p>3       1       arch/{i36 =&gt; x6}/Makefile </text:p>
            <text:p/>
            <text:p/>
            <text:p>That is, from left to right: </text:p>
            <text:p/>
            <text:p>1. the number of added lines; </text:p>
            <text:p/>
            <text:p>2. a tab; </text:p>
            <text:p/>
            <text:p>3. the number of deleted lines; </text:p>
            <text:p/>
            <text:p>4. a tab; </text:p>
            <text:p/>
            <text:p>5. pathname (posibly with rename/copy information); </text:p>
            <text:p/>
            <text:p>6. a newline. </text:p>
            <text:p/>
            <text:p>When -z output option is in effect, the output is formated this way: </text:p>
            <text:p/>
            <text:p>1       2       README NUL </text:p>
            <text:p>3       1       NUL arch/i36/Makefile NUL arch/x6/Makefile NUL </text:p>
            <text:p/>
            <text:p/>
            <text:p>That is: </text:p>
            <text:p/>
            <text:p>1. the number of added lines; </text:p>
            <text:p/>
            <text:p>2. a tab; </text:p>
            <text:p/>
            <text:p>3. the number of deleted lines; </text:p>
            <text:p/>
            <text:p>4. a tab; </text:p>
            <text:p/>
            <text:p>5. a NUL (only exists if renamed/copied); </text:p>
            <text:p/>
            <text:p>6. pathname in preimage; </text:p>
            <text:p/>
            <text:p>7. a NUL (only exists if renamed/copied); </text:p>
            <text:p/>
            <text:p>. pathname in postimage (only exists if renamed/copied); </text:p>
            <text:p/>
            <text:p>9. a NUL. </text:p>
            <text:p/>
            <text:p>The extra NUL before the preimage path in renamed case is to allow </text:p>
            <text:p>scripts that read the output to tell if the current  record being read </text:p>
            <text:p>is a single-path record or a rename/copy record without reading ahead. </text:p>
            <text:p>After reading added and deleted lines, reading up to NUL would yield </text:p>
            <text:p>the pathname, but if that is NUL, the record will show two path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13];&quot;.&quot;;[.F213];&quot;.&quot;;[.G213])" office:value-type="string" office:string-value="diff.OPTIONS.abbrev[" calcext:value-type="string">
            <text:p>diff.OPTIONS.abbrev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brev[</text:p>
          </table:table-cell>
          <table:table-cell table:style-name="ce3" office:value-type="string" calcext:value-type="string">
            <text:p>Instead of showing the full 40-byte hexadecimal object name in </text:p>
            <text:p>diff-raw format output and diff-tree header lines, show only a </text:p>
            <text:p>partial prefix. This is independent of the --full-index option </text:p>
            <text:p>above, which controls the diff-patch output format. Non default </text:p>
            <text:p>number of digits can be specified with --abbrev=&lt;n&gt;. </text:p>
            <text:p/>
            <text:p/>
          </table:table-cell>
          <table:table-cell table:style-name="ce3" office:value-type="string" calcext:value-type="string">
            <text:p>&lt;n&gt;]</text:p>
          </table:table-cell>
          <table:table-cell table:style-name="ce1"/>
          <table:table-cell table:number-columns-repeated="1014"/>
        </table:table-row>
        <table:table-row table:style-name="ro13">
          <table:table-cell table:number-columns-repeated="3"/>
          <table:table-cell table:formula="of:=CONCATENATE([.E214];&quot;.&quot;;[.F214];&quot;.&quot;;[.G214])" office:value-type="string" office:string-value="diff.OPTIONS.binary" calcext:value-type="string">
            <text:p>diff.OPTIONS.bina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inary</text:p>
          </table:table-cell>
          <table:table-cell table:style-name="ce3" office:value-type="string" calcext:value-type="string">
            <text:p>In addition to --full-index, output a binary diff that can be </text:p>
            <text:p>applied with git-appl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2">
          <table:table-cell table:number-columns-repeated="3"/>
          <table:table-cell table:formula="of:=CONCATENATE([.E215];&quot;.&quot;;[.F215];&quot;.&quot;;[.G215])" office:value-type="string" office:string-value="diff.OPTIONS.break-rewrites[" calcext:value-type="string">
            <text:p>diff.OPTIONS.break-rewrites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reak-rewrites[</text:p>
          </table:table-cell>
          <table:table-cell table:style-name="ce3" office:value-type="string" calcext:value-type="string">
            <text:p>Break complete rewrite changes into pairs of delete and create. </text:p>
            <text:p>This see rves two purposes: </text:p>
            <text:p/>
            <text:p>It afects the way a change that amounts to a total rewrite of a </text:p>
            <text:p>file not as a see ries of deletion and insertion mixed together with </text:p>
            <text:p>a very few lines that happen to match textually as the context, but </text:p>
            <text:p>as a single deletion of everything old followed by a single </text:p>
            <text:p>insertion of everything new, and the number m controls this aspect </text:p>
            <text:p>of the -B option (defaults to 60%).  -B/70% specifies that les </text:p>
            <text:p>than 30% of the original should remain in the result for Git to </text:p>
            <text:p>consider it a total rewrite (i.e. otherwise the resulting patch </text:p>
            <text:p>will be a see ries of deletion and insertion mixed together with </text:p>
            <text:p>context lines). </text:p>
            <text:p/>
            <text:p>When used with -M, a totally-rewriten file is also considered as </text:p>
            <text:p>the source of a rename (usually -M only considers a file that </text:p>
            <text:p>disappeared as the source of a rename), and the number n controls </text:p>
            <text:p>this aspect of the -B option (defaults to 50%).  -B20% specifies </text:p>
            <text:p>that a change with addition and deletion compared to 20% or more of </text:p>
            <text:p>the file's size are eligible for being picked up as a posible </text:p>
            <text:p>source of a rename to another file. </text:p>
            <text:p/>
            <text:p/>
          </table:table-cell>
          <table:table-cell table:style-name="ce3" office:value-type="string" calcext:value-type="string">
            <text:p>[&lt;n&gt;][/&lt;m&gt;]]</text:p>
          </table:table-cell>
          <table:table-cell table:style-name="ce3" office:value-type="string" calcext:value-type="string">
            <text:p>B[&lt;n&gt;][/&lt;m&gt;]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216];&quot;.&quot;;[.F216];&quot;.&quot;;[.G216])" office:value-type="string" office:string-value="diff.OPTIONS.butitdoescount" calcext:value-type="string">
            <text:p>diff.OPTIONS.butitdoescoun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utitdoescount</text:p>
          </table:table-cell>
          <table:table-cell table:style-name="ce3" office:value-type="string" calcext:value-type="string">
            <text:p>rearanged lines within a file as much as other changes. The </text:p>
            <text:p>resulting output is consistent with what you get from the other </text:p>
            <text:p/>
          </table:table-cell>
          <table:table-cell table:style-name="ce1"/>
          <table:table-cell table:style-name="ce3" office:value-type="string" calcext:value-type="string">
            <text:p>ddirstaat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217];&quot;.&quot;;[.F217];&quot;.&quot;;[.G217])" office:value-type="string" office:string-value="diff.OPTIONS.ccccoptiontogeneratediffoutputalsoformergecommits.Theoutput" calcext:value-type="string">
            <text:p>diff.OPTIONS.ccccoptiontogeneratediffoutputalsoformergecommits.Theoutpu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cccoptiontogeneratediffoutputalsoformergecommits.Theoutput</text:p>
          </table:table-cell>
          <table:table-cell table:style-name="ce3" office:value-type="string" calcext:value-type="string">
            <text:p>differs from the format described above in the following way: </text:p>
            <text:p/>
            <text:p>1. there is a colon for each parent </text:p>
            <text:p/>
            <text:p>2. there are more src modes and src sha1 </text:p>
            <text:p/>
            <text:p>3. status is concatenated status characters for each parent </text:p>
            <text:p/>
            <text:p>4. no optional score number </text:p>
            <text:p/>
            <text:p>5. single path, only for dst </text:p>
            <text:p/>
            <text:p>Example: </text:p>
            <text:p/>
            <text:p>:1064 100644 100644 fabadb... c95eb0.. 466510... M      describe.c </text:p>
            <text:p/>
            <text:p/>
            <text:p>Note that combined diff lists only files which were modified from all </text:p>
            <text:p>parents. </text:p>
            <text:p/>
            <text:p>When git-diff-index, git-diff-tree, or git-diff-files are run </text:p>
            <text:p>with a -p option, git diff without the --raw option, or git log </text:p>
            <text:p>with the -p option, they do not produce the output described above; </text:p>
            <text:p>instead they produce a patch file. You can customize the creation of </text:p>
            <text:p>such patches via the GIT_EXTERNAL_diff and the GIT_diff_OPTS </text:p>
            <text:p>environment variables. </text:p>
            <text:p/>
            <text:p>What the -p option produces is slightly different from the traditional </text:p>
            <text:p>diff format: </text:p>
            <text:p/>
            <text:p>1. It is preceded with a git diff header that looks like this: </text:p>
            <text:p/>
            <text:p>diff -git a/file1 b/file2 </text:p>
            <text:p/>
            <text:p>The a/ and b/ filenames are the same unles rename/copy is </text:p>
            <text:p>involved. Especially, even for a creation or a deletion, /dev/null </text:p>
            <text:p>is not used in place of the a/ or b/ filenames. </text:p>
            <text:p/>
            <text:p>When rename/copy is involved, file1 and file2 show the name of the </text:p>
            <text:p>source file of the rename/copy and the name of the file that </text:p>
            <text:p>rename/copy produces, respectively. </text:p>
            <text:p/>
            <text:p>2. It is followed by one or more extended header lines: </text:p>
            <text:p/>
            <text:p>old mode &lt;mode&gt; </text:p>
            <text:p>new mode &lt;mode&gt; </text:p>
            <text:p>deleted file mode &lt;mode&gt; </text:p>
            <text:p>new file mode &lt;mode&gt; </text:p>
            <text:p>copy from &lt;path&gt; </text:p>
            <text:p>copy to &lt;path&gt; </text:p>
            <text:p>rename from &lt;path&gt; </text:p>
            <text:p>rename to &lt;path&gt; </text:p>
            <text:p>similarity index &lt;number&gt; </text:p>
            <text:p>disimilarity index &lt;number&gt; </text:p>
            <text:p>index &lt;hash&gt;..&lt;hash&gt; &lt;mode&gt; </text:p>
            <text:p/>
            <text:p>File modes are printed as 6-digit octal numbers including the file </text:p>
            <text:p>type and file permision bits. </text:p>
            <text:p/>
            <text:p>Path names in extended headers do not include the a/ and b/ </text:p>
            <text:p>prefixes. </text:p>
            <text:p/>
            <text:p>The similarity index is the percentage of unchanged lines, and the </text:p>
            <text:p>disimilarity index is the percentage of changed lines. It is a </text:p>
            <text:p>rounded down integer, followed by a percent sign. The similarity </text:p>
            <text:p>index value of 100% is thus reserved for two equal files, while </text:p>
            <text:p>100% disimilarity means that no line from the old file made it </text:p>
            <text:p>into the new one. </text:p>
            <text:p/>
            <text:p>The index line includes the SHA-1 checksum before and after the </text:p>
            <text:p>change. The &lt;mode&gt; is included if the file mode does not change; </text:p>
            <text:p>otherwise, see parate lines indicate the old and the new mode. </text:p>
            <text:p/>
            <text:p>3. TAB, LF, double quote and backslash characters in pathnames are </text:p>
            <text:p>represented as \t, \n, \ and \\, respectively. If there is need </text:p>
            <text:p>for such substitution then the whole pathname is put in double </text:p>
            <text:p>quotes. </text:p>
            <text:p/>
            <text:p>4. All the file1 files in the output refer to files before the commit, </text:p>
            <text:p>and all the file2 files refer to files after the commit. It is </text:p>
            <text:p>incorect to apply each change to each file see quentially. For </text:p>
            <text:p>example, this patch will swap a and b: </text:p>
            <text:p/>
            <text:p>diff -git a/a b/b </text:p>
            <text:p>rename from a </text:p>
            <text:p>rename to b </text:p>
            <text:p>diff -git a/b b/a </text:p>
            <text:p>rename from b </text:p>
            <text:p>rename to a </text:p>
            <text:p/>
            <text:p>Any diff-generating command can take the -c or --cc option to produce a </text:p>
            <text:p>combined diff when showing a merge. This is the default format when </text:p>
            <text:p>showing merges with git-diff(1) or git-show(1). Note also that you can </text:p>
            <text:p>give the -m option to any of these commands to force generation of </text:p>
            <text:p>diffs with individual parents of a merge. </text:p>
            <text:p/>
            <text:p>A combined diff format looks like this: </text:p>
            <text:p/>
            <text:p>diff -combined describe.c </text:p>
            <text:p>index fabadb,cc95eb0..466510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18];&quot;.&quot;;[.F218];&quot;.&quot;;[.G218])" office:value-type="string" office:string-value="diff.OPTIONS.ccoptionisused):" calcext:value-type="string">
            <text:p>diff.OPTIONS.ccoptionisused):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coptionisused):</text:p>
          </table:table-cell>
          <table:table-cell table:style-name="ce3" office:value-type="string" calcext:value-type="string">
            <text:p>diff -combined file </text:p>
            <text:p/>
            <text:p>or like this (when --cc option is used): </text:p>
            <text:p/>
            <text:p>diff -c file </text:p>
            <text:p/>
            <text:p>2. It is followed by one or more extended header lines (this example </text:p>
            <text:p>shows a merge with two parents): </text:p>
            <text:p/>
            <text:p>index &lt;hash&gt;,&lt;hash&gt;..&lt;hash&gt; </text:p>
            <text:p>mode &lt;mode&gt;,&lt;mode&gt;..&lt;mode&gt; </text:p>
            <text:p>new file mode &lt;mode&gt; </text:p>
            <text:p>deleted file mode &lt;mode&gt;,&lt;mode&gt; </text:p>
            <text:p/>
            <text:p>The mode &lt;mode&gt;,&lt;mode&gt;..&lt;mode&gt; line appears only if at least one of </text:p>
            <text:p>the &lt;mode&gt; is different from the rest. Extended headers with </text:p>
            <text:p>information about detected contents movement (renames and copying </text:p>
            <text:p>detection) are designed to work with diff of two &lt;tree-ish&gt; and are </text:p>
            <text:p>not used by combined diff format. </text:p>
            <text:p/>
            <text:p>3. It is followed by two-line from-file/to-file header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219];&quot;.&quot;;[.F219];&quot;.&quot;;[.G219])" office:value-type="string" office:string-value="diff.OPTIONS.check" calcext:value-type="string">
            <text:p>diff.OPTIONS.check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Warn if changes introduce conflict markers or whitespace erors. </text:p>
            <text:p>What are considered whitespace erors is controlled by </text:p>
            <text:p>core.whitespace configuration. By default, trailing whitespaces </text:p>
            <text:p>(including lines that solely consist of whitespaces) and a space </text:p>
            <text:p>character that is immediately followed by a tab character inside </text:p>
            <text:p>the initial indent of the line are considered whitespace erors. </text:p>
            <text:p>Exits with non-zero status if problems are found. Not compatible </text:p>
            <text:p>with -exit-cod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220];&quot;.&quot;;[.F220];&quot;.&quot;;[.G220])" office:value-type="string" office:string-value="diff.OPTIONS.color-words[" calcext:value-type="string">
            <text:p>diff.OPTIONS.color-words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lor-words[</text:p>
          </table:table-cell>
          <table:table-cell table:style-name="ce3" office:value-type="string" calcext:value-type="string">
            <text:p>Equivalent to --word-diff=color plus (if a regex was specified) </text:p>
            <text:p/>
          </table:table-cell>
          <table:table-cell table:style-name="ce3" office:value-type="string" calcext:value-type="string">
            <text:p>&lt;regex&gt;]</text:p>
          </table:table-cell>
          <table:table-cell table:style-name="ce1"/>
          <table:table-cell table:number-columns-repeated="1014"/>
        </table:table-row>
        <table:table-row table:style-name="ro29">
          <table:table-cell table:number-columns-repeated="3"/>
          <table:table-cell table:formula="of:=CONCATENATE([.E221];&quot;.&quot;;[.F221];&quot;.&quot;;[.G221])" office:value-type="string" office:string-value="diff.OPTIONS.color[" calcext:value-type="string">
            <text:p>diff.OPTIONS.color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lor[</text:p>
          </table:table-cell>
          <table:table-cell table:style-name="ce3" office:value-type="string" calcext:value-type="string">
            <text:p>Show colored diff.  --color (i.e. without =&lt;when&gt;) is the same as </text:p>
            <text:p/>
          </table:table-cell>
          <table:table-cell table:style-name="ce3" office:value-type="string" calcext:value-type="string">
            <text:p>&lt;when&gt;]</text:p>
          </table:table-cell>
          <table:table-cell table:style-name="ce1"/>
          <table:table-cell table:number-columns-repeated="1014"/>
        </table:table-row>
        <table:table-row table:style-name="ro28">
          <table:table-cell table:number-columns-repeated="3"/>
          <table:table-cell table:formula="of:=CONCATENATE([.E222];&quot;.&quot;;[.F222];&quot;.&quot;;[.G222])" office:value-type="string" office:string-value="diff.OPTIONS.consideracommitwiththefollowingdiffinthesame" calcext:value-type="string">
            <text:p>diff.OPTIONS.consideracommitwiththefollowingdiffinthesame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nsideracommitwiththefollowingdiffinthesame</text:p>
          </table:table-cell>
          <table:table-cell table:style-name="ce3" office:value-type="string" calcext:value-type="string">
            <text:p>file: </text:p>
            <text:p/>
            <text:p>+    return !regexec(regexp, two-&gt;ptr, 1, &amp;regmatch, 0); </text:p>
            <text:p>.. </text:p>
            <text:p/>
          </table:table-cell>
          <table:table-cell table:style-name="ce1"/>
          <table:table-cell table:style-name="ce3" office:value-type="string" calcext:value-type="string">
            <text:p>g&lt;&lt;regexx&gt;&gt;</text:p>
          </table:table-cell>
          <table:table-cell table:number-columns-repeated="1014"/>
        </table:table-row>
        <table:table-row table:style-name="ro46">
          <table:table-cell table:number-columns-repeated="3"/>
          <table:table-cell table:formula="of:=CONCATENATE([.E223];&quot;.&quot;;[.F223];&quot;.&quot;;[.G223])" office:value-type="string" office:string-value="diff.OPTIONS.diff-algorithm" calcext:value-type="string">
            <text:p>diff.OPTIONS.diff-algorithm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ff-algorithm</text:p>
          </table:table-cell>
          <table:table-cell table:style-name="ce3" office:value-type="string" calcext:value-type="string">
            <text:p>Chose a diff algorithm. The variants are as follows: </text:p>
            <text:p/>
            <text:p>default, myers </text:p>
            <text:p>The basic gredy diff algorithm. currently, this is the </text:p>
            <text:p>default. </text:p>
            <text:p/>
            <text:p>minimal </text:p>
            <text:p>Spend extra time to make sure the smallest posible diff is </text:p>
            <text:p>produced. </text:p>
            <text:p/>
            <text:p>patience </text:p>
            <text:p>Use patience diff algorithm when generating patches. </text:p>
            <text:p/>
            <text:p>histogram </text:p>
            <text:p>This algorithm extends the patience algorithm to support </text:p>
            <text:p>low-occurence common elements. </text:p>
            <text:p/>
            <text:p>For instance, if you configured diff.algorithm variable to a </text:p>
            <text:p>non-default value and want to use the default one, then you have to </text:p>
            <text:p>use --diff-algorithm=default option. </text:p>
            <text:p/>
            <text:p/>
          </table:table-cell>
          <table:table-cell table:style-name="ce3" office:value-type="string" calcext:value-type="string">
            <text:p>{patience|minimal|histogram|myers}</text:p>
          </table:table-cell>
          <table:table-cell table:style-name="ce1"/>
          <table:table-cell table:number-columns-repeated="1014"/>
        </table:table-row>
        <table:table-row table:style-name="ro8">
          <table:table-cell table:number-columns-repeated="3"/>
          <table:table-cell table:formula="of:=CONCATENATE([.E224];&quot;.&quot;;[.F224];&quot;.&quot;;[.G224])" office:value-type="string" office:string-value="diff.OPTIONS.diff-filter" calcext:value-type="string">
            <text:p>diff.OPTIONS.diff-filter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ff-filter</text:p>
          </table:table-cell>
          <table:table-cell table:style-name="ce3" office:value-type="string" calcext:value-type="string">
            <text:p>Select only files that are Added (AA), Copied (CC), Deleted (DD), </text:p>
            <text:p>modified (MM), Renamed (r), have their type (i.e. regular file, </text:p>
            <text:p>symlink, submodule, ..) changed (t), are Unmerged (UU), are Unknown </text:p>
            <text:p>(XX), or have had their pairing Broken (BB). Any combination of the </text:p>
            <text:p>filter characters (including none) can be used. When * </text:p>
            <text:p>(All-or-none) is added to the combination, all paths are see lected </text:p>
            <text:p>if there is any file that matches other criteria in the comparison; </text:p>
            <text:p>if there is no file that matches other criteria, nothing is </text:p>
            <text:p>selected. </text:p>
            <text:p/>
            <text:p>Also, these upper-case letters can be downcased to exclude. E.g. </text:p>
            <text:p/>
          </table:table-cell>
          <table:table-cell table:style-name="ce3" office:value-type="string" calcext:value-type="string">
            <text:p>[(A|C|D|M|R|T|U|X|B)...[*]]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225];&quot;.&quot;;[.F225];&quot;.&quot;;[.G225])" office:value-type="string" office:string-value="diff.OPTIONS.diff--filter" calcext:value-type="string">
            <text:p>diff.OPTIONS.diff--filter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ff--filter</text:p>
          </table:table-cell>
          <table:table-cell table:style-name="ce1" table:number-columns-repeated="3"/>
          <table:table-cell table:number-columns-repeated="1014"/>
        </table:table-row>
        <table:table-row table:style-name="ro29">
          <table:table-cell table:number-columns-repeated="3"/>
          <table:table-cell table:formula="of:=CONCATENATE([.E226];&quot;.&quot;;[.F226];&quot;.&quot;;[.G226])" office:value-type="string" office:string-value="diff.OPTIONS.dst-prefix" calcext:value-type="string">
            <text:p>diff.OPTIONS.dst-prefix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st-prefix</text:p>
          </table:table-cell>
          <table:table-cell table:style-name="ce3" office:value-type="string" calcext:value-type="string">
            <text:p>Show the given destination prefix instead of b/. </text:p>
            <text:p/>
            <text:p/>
          </table:table-cell>
          <table:table-cell table:style-name="ce3" office:value-type="string" calcext:value-type="string">
            <text:p>&lt;prefix&gt;</text:p>
          </table:table-cell>
          <table:table-cell table:style-name="ce1"/>
          <table:table-cell table:number-columns-repeated="1014"/>
        </table:table-row>
        <table:table-row table:style-name="ro29">
          <table:table-cell table:number-columns-repeated="3"/>
          <table:table-cell table:formula="of:=CONCATENATE([.E227];&quot;.&quot;;[.F227];&quot;.&quot;;[.G227])" office:value-type="string" office:string-value="diff.OPTIONS.exit-code" calcext:value-type="string">
            <text:p>diff.OPTIONS.exit-code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it-code</text:p>
          </table:table-cell>
          <table:table-cell table:style-name="ce3" office:value-type="string" calcext:value-type="string">
            <text:p>Make the program exit with codes similar to diff(1). That is, it </text:p>
            <text:p>exits with 1 if there were differences and 0 means no differenc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28];&quot;.&quot;;[.F228];&quot;.&quot;;[.G228])" office:value-type="string" office:string-value="diff.OPTIONS.ext-diff" calcext:value-type="string">
            <text:p>diff.OPTIONS.ext-diff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t-diff</text:p>
          </table:table-cell>
          <table:table-cell table:style-name="ce3" office:value-type="string" calcext:value-type="string">
            <text:p>Allow an external diff helper to be executed. If you see t an </text:p>
            <text:p>external diff driver with gitatributes(5), you need to use this </text:p>
            <text:p>option with git-log(1) and friend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229];&quot;.&quot;;[.F229];&quot;.&quot;;[.G229])" office:value-type="string" office:string-value="diff.OPTIONS.find-copies-harder" calcext:value-type="string">
            <text:p>diff.OPTIONS.find-copies-harder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nd-copies-harder</text:p>
          </table:table-cell>
          <table:table-cell table:style-name="ce3" office:value-type="string" calcext:value-type="string">
            <text:p>For performance reasons, by default, -C option finds copies only if </text:p>
            <text:p>the original file of the copy was modified in the same changeset. </text:p>
            <text:p>This flag makes the command inspect unmodified files as candidates </text:p>
            <text:p>for the source of copy. This is a very expensive operation for </text:p>
            <text:p>large projects, so use it with caution. Giving more than one -C </text:p>
            <text:p>option has the same effec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230];&quot;.&quot;;[.F230];&quot;.&quot;;[.G230])" office:value-type="string" office:string-value="diff.OPTIONS.find-copies[" calcext:value-type="string">
            <text:p>diff.OPTIONS.find-copies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nd-copies[</text:p>
          </table:table-cell>
          <table:table-cell table:style-name="ce3" office:value-type="string" calcext:value-type="string">
            <text:p>Detect copies as well as renames. see  also --find-copies-harder. If </text:p>
            <text:p>n is specified, it has the same meaning as for -M&lt;n&gt;. </text:p>
            <text:p/>
            <text:p/>
          </table:table-cell>
          <table:table-cell table:style-name="ce3" office:value-type="string" calcext:value-type="string">
            <text:p>&lt;n&gt;]</text:p>
          </table:table-cell>
          <table:table-cell table:style-name="ce3" office:value-type="string" calcext:value-type="string">
            <text:p>C[&lt;n&gt;]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231];&quot;.&quot;;[.F231];&quot;.&quot;;[.G231])" office:value-type="string" office:string-value="diff.OPTIONS.find-renames[" calcext:value-type="string">
            <text:p>diff.OPTIONS.find-renames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nd-renames[</text:p>
          </table:table-cell>
          <table:table-cell table:style-name="ce3" office:value-type="string" calcext:value-type="string">
            <text:p>Detect renames. If n is specified, it is a threshold on the </text:p>
            <text:p>similarity index (i.e. amount of addition/deletions compared to the </text:p>
            <text:p>file's size). For example, -M90% means Git should consider a </text:p>
            <text:p>delete/add pair to be a rename if more than 90% of the file hasn't </text:p>
            <text:p>changed. Without a % sign, the number is to be read as a fraction, </text:p>
            <text:p>with a decimal point before it. I.e., -M5 becomes 0.5, and is thus </text:p>
            <text:p>the same as -M50%. Similarly, -M05 is the same as -M5%. To limit </text:p>
            <text:p>detection to exact renames, use -M100%. The default similarity </text:p>
            <text:p>index is 50%. </text:p>
            <text:p/>
            <text:p/>
          </table:table-cell>
          <table:table-cell table:style-name="ce3" office:value-type="string" calcext:value-type="string">
            <text:p>&lt;n&gt;]</text:p>
          </table:table-cell>
          <table:table-cell table:style-name="ce3" office:value-type="string" calcext:value-type="string">
            <text:p>M[&lt;n&gt;]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232];&quot;.&quot;;[.F232];&quot;.&quot;;[.G232])" office:value-type="string" office:string-value="diff.OPTIONS.ful-index" calcext:value-type="string">
            <text:p>diff.OPTIONS.ful-index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l-index</text:p>
          </table:table-cell>
          <table:table-cell table:style-name="ce3" office:value-type="string" calcext:value-type="string">
            <text:p>Instead of the first handful of characters, show the full pre- and </text:p>
            <text:p>post-image blob object names on the index line when generating </text:p>
            <text:p>patch format outpu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7">
          <table:table-cell table:number-columns-repeated="3"/>
          <table:table-cell table:formula="of:=CONCATENATE([.E233];&quot;.&quot;;[.F233];&quot;.&quot;;[.G233])" office:value-type="string" office:string-value="diff.OPTIONS.function-context" calcext:value-type="string">
            <text:p>diff.OPTIONS.function-contex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nction-context</text:p>
          </table:table-cell>
          <table:table-cell table:style-name="ce3" office:value-type="string" calcext:value-type="string">
            <text:p>Show whole surounding functions of changes. </text:p>
            <text:p/>
            <text:p/>
          </table:table-cell>
          <table:table-cell table:style-name="ce1"/>
          <table:table-cell table:style-name="ce3" office:value-type="string" calcext:value-type="string">
            <text:p>W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234];&quot;.&quot;;[.F234];&quot;.&quot;;[.G234])" office:value-type="string" office:string-value="diff.OPTIONS.G&lt;regex&gt;" calcext:value-type="string">
            <text:p>diff.OPTIONS.G&lt;regex&gt;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&lt;regex&gt;</text:p>
          </table:table-cell>
          <table:table-cell table:style-name="ce3" office:value-type="string" calcext:value-type="string">
            <text:p>Lok for differences whose patch text contains added/removed lines </text:p>
            <text:p>that match &lt;regex&gt;. </text:p>
            <text:p/>
            <text:p>To illustrate the difference betwen -S&lt;regex&gt; --pickaxe-regex and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235];&quot;.&quot;;[.F235];&quot;.&quot;;[.G235])" office:value-type="string" office:string-value="diff.OPTIONS.histogram" calcext:value-type="string">
            <text:p>diff.OPTIONS.histogram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histogram</text:p>
          </table:table-cell>
          <table:table-cell table:style-name="ce3" office:value-type="string" calcext:value-type="string">
            <text:p>Generate a diff using the histogram diff algorithm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9">
          <table:table-cell table:number-columns-repeated="3"/>
          <table:table-cell table:formula="of:=CONCATENATE([.E236];&quot;.&quot;;[.F236];&quot;.&quot;;[.G236])" office:value-type="string" office:string-value="diff.OPTIONS.ignore-al-space" calcext:value-type="string">
            <text:p>diff.OPTIONS.ignore-al-space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al-space</text:p>
          </table:table-cell>
          <table:table-cell table:style-name="ce3" office:value-type="string" calcext:value-type="string">
            <text:p>Ignore whitespace when comparing lines. This ignores differences </text:p>
            <text:p>even if one line has whitespace where the other line has none. </text:p>
            <text:p/>
            <text:p/>
          </table:table-cell>
          <table:table-cell table:style-name="ce1"/>
          <table:table-cell table:style-name="ce3" office:value-type="string" calcext:value-type="string">
            <text:p>w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237];&quot;.&quot;;[.F237];&quot;.&quot;;[.G237])" office:value-type="string" office:string-value="diff.OPTIONS.ignore-blank-lines" calcext:value-type="string">
            <text:p>diff.OPTIONS.ignore-blank-lines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blank-lines</text:p>
          </table:table-cell>
          <table:table-cell table:style-name="ce3" office:value-type="string" calcext:value-type="string">
            <text:p>Ignore changes whose lines are all blank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3">
          <table:table-cell table:number-columns-repeated="3"/>
          <table:table-cell table:formula="of:=CONCATENATE([.E238];&quot;.&quot;;[.F238];&quot;.&quot;;[.G238])" office:value-type="string" office:string-value="diff.OPTIONS.ignore-space-at-eol" calcext:value-type="string">
            <text:p>diff.OPTIONS.ignore-space-at-eol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pace-at-eol</text:p>
          </table:table-cell>
          <table:table-cell table:style-name="ce3" office:value-type="string" calcext:value-type="string">
            <text:p>Ignore changes in whitespace at EO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239];&quot;.&quot;;[.F239];&quot;.&quot;;[.G239])" office:value-type="string" office:string-value="diff.OPTIONS.ignore-space-change" calcext:value-type="string">
            <text:p>diff.OPTIONS.ignore-space-change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pace-change</text:p>
          </table:table-cell>
          <table:table-cell table:style-name="ce3" office:value-type="string" calcext:value-type="string">
            <text:p>Ignore changes in amount of whitespace. This ignores whitespace at </text:p>
            <text:p>line end, and considers all other see quences of one or more </text:p>
            <text:p>whitespace characters to be equivalent. </text:p>
            <text:p/>
            <text:p/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240];&quot;.&quot;;[.F240];&quot;.&quot;;[.G240])" office:value-type="string" office:string-value="diff.OPTIONS.ignore-submodules[" calcext:value-type="string">
            <text:p>diff.OPTIONS.ignore-submodules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ubmodules[</text:p>
          </table:table-cell>
          <table:table-cell table:style-name="ce3" office:value-type="string" calcext:value-type="string">
            <text:p>Ignore changes to submodules in the diff generation. &lt;when&gt; can be </text:p>
            <text:p>either none, untracked, dirty or all, which is the default. </text:p>
            <text:p>Using none will consider the submodule modified when it either </text:p>
            <text:p>contains untracked or modified files or its HEAD differs from the </text:p>
            <text:p>commit recorded in the superproject and can be used to overide any </text:p>
            <text:p>setings of the ignore option in git-config(1) or gitmodules(5). </text:p>
            <text:p>When untracked is used submodules are not considered dirty when </text:p>
            <text:p>they only contain untracked content (but they are still scanned for </text:p>
            <text:p>modified content). Using dirty ignores all changes to the work </text:p>
            <text:p>tree of submodules, only changes to the commits stored in the </text:p>
            <text:p>superproject are shown (this was the behavior until 1.7.0). Using </text:p>
            <text:p>all hides all changes to submodules. </text:p>
            <text:p/>
            <text:p/>
          </table:table-cell>
          <table:table-cell table:style-name="ce3" office:value-type="string" calcext:value-type="string">
            <text:p>&lt;when&gt;]</text:p>
          </table:table-cell>
          <table:table-cell table:style-name="ce1"/>
          <table:table-cell table:number-columns-repeated="1014"/>
        </table:table-row>
        <table:table-row table:style-name="ro12">
          <table:table-cell table:number-columns-repeated="3"/>
          <table:table-cell table:formula="of:=CONCATENATE([.E241];&quot;.&quot;;[.F241];&quot;.&quot;;[.G241])" office:value-type="string" office:string-value="diff.OPTIONS.inter-hunk-context" calcext:value-type="string">
            <text:p>diff.OPTIONS.inter-hunk-contex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er-hunk-context</text:p>
          </table:table-cell>
          <table:table-cell table:style-name="ce3" office:value-type="string" calcext:value-type="string">
            <text:p>Show the context betwen diff hunks, up to the specified number of </text:p>
            <text:p>lines, thereby fusing hunks that are close to each other. </text:p>
            <text:p/>
            <text:p/>
          </table:table-cell>
          <table:table-cell table:style-name="ce3" office:value-type="string" calcext:value-type="string">
            <text:p>&lt;lines&gt;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3"/>
          <table:table-cell table:formula="of:=CONCATENATE([.E242];&quot;.&quot;;[.F242];&quot;.&quot;;[.G242])" office:value-type="string" office:string-value="diff.OPTIONS.intlast_one)" calcext:value-type="string">
            <text:p>diff.OPTIONS.intlast_one)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last_one)</text:p>
          </table:table-cell>
          <table:table-cell table:style-name="ce3" office:value-type="string" calcext:value-type="string">
            <text:p>+static void describe(char *arg, int last_one) </text:p>
            <text:p>{ </text:p>
            <text:p>+      unsigned char sha1[20]; </text:p>
            <text:p>+      struct commit *cmit; </text:p>
            <text:p>struct commit_list *list; </text:p>
            <text:p>static int initialized = 0; </text:p>
            <text:p>struct commit_name *n; </text:p>
            <text:p/>
            <text:p>+      if (get_sha1(arg, sha1) &lt; 0) </text:p>
            <text:p>+              usage(describe_usage); </text:p>
            <text:p>+      cmit = lokup_commit_reference(sha1); </text:p>
            <text:p>+      if (!cmit) </text:p>
            <text:p>+              usage(describe_usage); </text:p>
            <text:p>+ </text:p>
            <text:p>if (!initialized) { </text:p>
            <text:p>initialized = 1; </text:p>
            <text:p>for_each_ref(get_name); </text:p>
            <text:p/>
            <text:p/>
            <text:p/>
            <text:p>1. It is preceded with a git diff header, that looks like this (when </text:p>
            <text:p/>
          </table:table-cell>
          <table:table-cell table:style-name="ce1"/>
          <table:table-cell table:style-name="ce3" office:value-type="string" calcext:value-type="string">
            <text:p>static</text:p>
          </table:table-cell>
          <table:table-cell table:number-columns-repeated="1014"/>
        </table:table-row>
        <table:table-row table:style-name="ro18">
          <table:table-cell table:number-columns-repeated="3"/>
          <table:table-cell table:formula="of:=CONCATENATE([.E243];&quot;.&quot;;[.F243];&quot;.&quot;;[.G243])" office:value-type="string" office:string-value="diff.OPTIONS.ireversible-delete" calcext:value-type="string">
            <text:p>diff.OPTIONS.ireversible-delete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reversible-delete</text:p>
          </table:table-cell>
          <table:table-cell table:style-name="ce3" office:value-type="string" calcext:value-type="string">
            <text:p>Omit the preimage for deletes, i.e. print only the header but not </text:p>
            <text:p>the diff betwen the preimage and /dev/null. The resulting patch is </text:p>
            <text:p>not meant to be applied with patch or git apply; this is solely for </text:p>
            <text:p>people who want to just concentrate on reviewing the text after the </text:p>
            <text:p>change. In addition, the output obviously lack enough information </text:p>
            <text:p>to apply such a patch in reverse, even manually, hence the name of </text:p>
            <text:p>the option. </text:p>
            <text:p/>
            <text:p>When used together with -B, omit also the preimage in the deletion </text:p>
            <text:p>part of a delete/create pair. </text:p>
            <text:p/>
            <text:p/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244];&quot;.&quot;;[.F244];&quot;.&quot;;[.G244])" office:value-type="string" office:string-value="diff.OPTIONS.ita-invisible-in-index" calcext:value-type="string">
            <text:p>diff.OPTIONS.ita-invisible-in-index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ta-invisible-in-index</text:p>
          </table:table-cell>
          <table:table-cell table:style-name="ce3" office:value-type="string" calcext:value-type="string">
            <text:p>By default entries added by git add -N appear as an existing </text:p>
            <text:p>empty file in git diff and a new file in git diff -cached. </text:p>
            <text:p>This option makes the entry appear as a new file in git diff and </text:p>
            <text:p>non-existent in git diff -cached. This option could be reverted </text:p>
            <text:p>with --ita-visible-in-index. Both options are experimental and </text:p>
            <text:p>could be removed in future. </text:p>
            <text:p/>
            <text:p>For more detailed explanation on these common options, see  also </text:p>
            <text:p>gitdiffcore(7). </text:p>
            <text:p/>
            <text:p>&lt;path&gt;... </text:p>
            <text:p>The &lt;paths&gt; parameters, when given, are used to limit the diff to </text:p>
            <text:p>the named paths (you can give directory names and get diff for all </text:p>
            <text:p>files under them). </text:p>
            <text:p/>
            <text:p>The raw output format from git-diff-index, git-diff-tree, </text:p>
            <text:p>git-diff-files and git diff -raw are very similar. </text:p>
            <text:p/>
            <text:p>These commands all compare two see ts of things; what is compared </text:p>
            <text:p>differs: </text:p>
            <text:p/>
            <text:p>git-diff-index &lt;tree-ish&gt; </text:p>
            <text:p>compares the &lt;tree-ish&gt; and the files on the filesystem. </text:p>
            <text:p/>
            <text:p>git-diff-index -cached &lt;tree-ish&gt; </text:p>
            <text:p>compares the &lt;tree-ish&gt; and the index. </text:p>
            <text:p/>
            <text:p>git-diff-tree [-r] &lt;tree-ish-1&gt; &lt;tree-ish-2&gt; [&lt;patern&gt;...] </text:p>
            <text:p>compares the trees named by the two arguments. </text:p>
            <text:p/>
            <text:p>git-diff-files [&lt;patern&gt;...] </text:p>
            <text:p>compares the index and the files on the filesystem. </text:p>
            <text:p/>
            <text:p>The git-diff-tree command begins its output by printing the hash of </text:p>
            <text:p>what is being compared. After that, all the commands print one output </text:p>
            <text:p>line per changed file. </text:p>
            <text:p/>
            <text:p>An output line is formated this way: </text:p>
            <text:p/>
            <text:p>in-place edit  :100644 100644 bcd1234... 0123456... M file0 </text:p>
            <text:p>copy-edit      :100644 100644 abcd123... 1234567... C6 file1 file2 </text:p>
            <text:p>rename-edit    :100644 100644 abcd123... 1234567... R6 file1 file3 </text:p>
            <text:p>create         :000000 100644 0000.. 1234567... A file4 </text:p>
            <text:p>delete         :100644 000 1234567... 0000.. D file5 </text:p>
            <text:p>unmerged       :000000 000 0000.. 0000.. U file6 </text:p>
            <text:p/>
            <text:p/>
            <text:p>That is, from the left to the right: </text:p>
            <text:p/>
            <text:p>1. a colon. </text:p>
            <text:p/>
            <text:p>2. mode for src; 000 if creation or unmerged. </text:p>
            <text:p/>
            <text:p>3. a space. </text:p>
            <text:p/>
            <text:p>4. mode for dst; 000 if deletion or unmerged. </text:p>
            <text:p/>
            <text:p>5. a space. </text:p>
            <text:p/>
            <text:p>6. sha1 for src; 0{40} if creation or unmerged. </text:p>
            <text:p/>
            <text:p>7. a space. </text:p>
            <text:p/>
            <text:p>. sha1 for dst; 0{40} if creation, unmerged or lok at work tree. </text:p>
            <text:p/>
            <text:p>9. a space. </text:p>
            <text:p/>
            <text:p>10. status, followed by optional score number. </text:p>
            <text:p/>
            <text:p>1. a tab or a NUL when -z option is used. </text:p>
            <text:p/>
            <text:p>12. path for src </text:p>
            <text:p/>
            <text:p>13. a tab or a NUL when -z option is used; only exists for C or R. </text:p>
            <text:p/>
            <text:p>14. path for dst; only exists for C or R. </text:p>
            <text:p/>
            <text:p>15. an LF or a NUL when -z option is used, to terminate the record. </text:p>
            <text:p/>
            <text:p>Posible status letters are: </text:p>
            <text:p/>
            <text:p>+o   A: addition of a file </text:p>
            <text:p/>
            <text:p>+o   C: copy of a file into a new one </text:p>
            <text:p/>
            <text:p>+o   D: deletion of a file </text:p>
            <text:p/>
            <text:p>+o   M: modiffication of the contents or mode of a file </text:p>
            <text:p/>
            <text:p>+o   R: renaming of a file </text:p>
            <text:p/>
            <text:p>+o   T: change in the type of the file </text:p>
            <text:p/>
            <text:p>+o   U: file is unmerged (you must complete the merge before it can be </text:p>
            <text:p>commited) </text:p>
            <text:p/>
            <text:p>+o   X: unknown change type (most probably a bug, please report it) </text:p>
            <text:p/>
            <text:p>Status letters C and R are always followed by a score (denoting the </text:p>
            <text:p>percentage of similarity betwen the source and target of the move or </text:p>
            <text:p>copy). Status letter M may be followed by a score (denoting the </text:p>
            <text:p>percentage of disimilarity) for file rewrites. </text:p>
            <text:p/>
            <text:p>&lt;sha1&gt; is shown as all 0's if a file is new on the filesystem and it is </text:p>
            <text:p>out of sync with the index. </text:p>
            <text:p/>
            <text:p>Example: </text:p>
            <text:p/>
            <text:p>:100644 100644 5be4a4...... 000... M file.c </text:p>
            <text:p/>
            <text:p/>
            <text:p>When -z option is not used, TAB, LF, and backslash characters in </text:p>
            <text:p>pathnames are represented as \t, \n, and \\, respectively. </text:p>
            <text:p/>
            <text:p>git-diff-tree, git-diff-files and git-diff -raw can take -c or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245];&quot;.&quot;;[.F245];&quot;.&quot;;[.G245])" office:value-type="string" office:string-value="diff.OPTIONS.l&lt;num&gt;" calcext:value-type="string">
            <text:p>diff.OPTIONS.l&lt;num&gt;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&lt;num&gt;</text:p>
          </table:table-cell>
          <table:table-cell table:style-name="ce3" office:value-type="string" calcext:value-type="string">
            <text:p>The -M and -C options require O(n^2) processing time where n is the </text:p>
            <text:p>number of potential rename/copy targets. This option prevents </text:p>
            <text:p>rename/copy detection from running if the number of rename/copy </text:p>
            <text:p>targets exceds the specified numb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246];&quot;.&quot;;[.F246];&quot;.&quot;;[.G246])" office:value-type="string" office:string-value="diff.OPTIONS.line-prefix" calcext:value-type="string">
            <text:p>diff.OPTIONS.line-prefix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ine-prefix</text:p>
          </table:table-cell>
          <table:table-cell table:style-name="ce3" office:value-type="string" calcext:value-type="string">
            <text:p>Prepend an additional prefix to every line of output. </text:p>
            <text:p/>
            <text:p/>
          </table:table-cell>
          <table:table-cell table:style-name="ce3" office:value-type="string" calcext:value-type="string">
            <text:p>&lt;prefix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247];&quot;.&quot;;[.F247];&quot;.&quot;;[.G247])" office:value-type="string" office:string-value="diff.OPTIONS.mf2.ptr" calcext:value-type="string">
            <text:p>diff.OPTIONS.mf2.ptr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f2.ptr</text:p>
          </table:table-cell>
          <table:table-cell table:style-name="ce3" office:value-type="string" calcext:value-type="string">
            <text:p>While git log -Gregexec\(regexp will show this commit, git log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248];&quot;.&quot;;[.F248];&quot;.&quot;;[.G248])" office:value-type="string" office:string-value="diff.OPTIONS.minimal" calcext:value-type="string">
            <text:p>diff.OPTIONS.minimal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inimal</text:p>
          </table:table-cell>
          <table:table-cell table:style-name="ce3" office:value-type="string" calcext:value-type="string">
            <text:p>Spend extra time to make sure the smallest posible diff is </text:p>
            <text:p>produc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49];&quot;.&quot;;[.F249];&quot;.&quot;;[.G249])" office:value-type="string" office:string-value="diff.OPTIONS.name-only" calcext:value-type="string">
            <text:p>diff.OPTIONS.name-onl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ame-only</text:p>
          </table:table-cell>
          <table:table-cell table:style-name="ce3" office:value-type="string" calcext:value-type="string">
            <text:p>Show only names of changed fil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250];&quot;.&quot;;[.F250];&quot;.&quot;;[.G250])" office:value-type="string" office:string-value="diff.OPTIONS.name-status" calcext:value-type="string">
            <text:p>diff.OPTIONS.name-status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ame-status</text:p>
          </table:table-cell>
          <table:table-cell table:style-name="ce3" office:value-type="string" calcext:value-type="string">
            <text:p>Show only names and status of changed files. see  the description of </text:p>
            <text:p>the --diff-filter option on what the status letters mea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251];&quot;.&quot;;[.F251];&quot;.&quot;;[.G251])" office:value-type="string" office:string-value="diff.OPTIONS.nnever" calcext:value-type="string">
            <text:p>diff.OPTIONS.nnever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never</text:p>
          </table:table-cell>
          <table:table-cell table:style-name="ce3" office:value-type="string" calcext:value-type="string">
            <text:p>can be changed by the color.ui and color.diff configuration </text:p>
            <text:p>setings. </text:p>
            <text:p/>
            <text:p/>
          </table:table-cell>
          <table:table-cell table:style-name="ce1"/>
          <table:table-cell table:style-name="ce3" office:value-type="string" calcext:value-type="string">
            <text:p>ccollor==aallwaayys.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252];&quot;.&quot;;[.F252];&quot;.&quot;;[.G252])" office:value-type="string" office:string-value="diff.OPTIONS.no-color" calcext:value-type="string">
            <text:p>diff.OPTIONS.no-color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lor</text:p>
          </table:table-cell>
          <table:table-cell table:style-name="ce3" office:value-type="string" calcext:value-type="string">
            <text:p>Turn of colored diff. This can be used to overide configuration </text:p>
            <text:p>setings. It is the same as --color=nev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253];&quot;.&quot;;[.F253];&quot;.&quot;;[.G253])" office:value-type="string" office:string-value="diff.OPTIONS.no-compaction-heuristic" calcext:value-type="string">
            <text:p>diff.OPTIONS.no-compaction-heuristic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mpaction-heuristic</text:p>
          </table:table-cell>
          <table:table-cell table:style-name="ce3" office:value-type="string" calcext:value-type="string">
            <text:p>These are to help debuging and tuning experimental heuristics </text:p>
            <text:p>(which are of by default) that shift diff hunk boundaries to make </text:p>
            <text:p>patches easier to rea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8">
          <table:table-cell table:number-columns-repeated="3"/>
          <table:table-cell table:formula="of:=CONCATENATE([.E254];&quot;.&quot;;[.F254];&quot;.&quot;;[.G254])" office:value-type="string" office:string-value="diff.OPTIONS.no-ext-diff" calcext:value-type="string">
            <text:p>diff.OPTIONS.no-ext-diff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ext-diff</text:p>
          </table:table-cell>
          <table:table-cell table:style-name="ce3" office:value-type="string" calcext:value-type="string">
            <text:p>Disallow external diff driver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255];&quot;.&quot;;[.F255];&quot;.&quot;;[.G255])" office:value-type="string" office:string-value="diff.OPTIONS.no-indent-heuristic" calcext:value-type="string">
            <text:p>diff.OPTIONS.no-indent-heuristic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indent-heuristic</text:p>
          </table:table-cell>
          <table:table-cell table:style-name="ce1" table:number-columns-repeated="2"/>
          <table:table-cell table:style-name="ce3" office:value-type="string" calcext:value-type="string">
            <text:p>indent-heuristic</text:p>
          </table:table-cell>
          <table:table-cell table:number-columns-repeated="1014"/>
        </table:table-row>
        <table:table-row table:style-name="ro49">
          <table:table-cell table:number-columns-repeated="3"/>
          <table:table-cell table:formula="of:=CONCATENATE([.E256];&quot;.&quot;;[.F256];&quot;.&quot;;[.G256])" office:value-type="string" office:string-value="diff.OPTIONS.no-patch" calcext:value-type="string">
            <text:p>diff.OPTIONS.no-patch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patch</text:p>
          </table:table-cell>
          <table:table-cell table:style-name="ce3" office:value-type="string" calcext:value-type="string">
            <text:p>Suppres diff output. Useful for commands like git show that show </text:p>
            <text:p>the patch by default, or to cancel the effect of --patch. </text:p>
            <text:p/>
            <text:p/>
          </table:table-cell>
          <table:table-cell table:style-name="ce1"/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257];&quot;.&quot;;[.F257];&quot;.&quot;;[.G257])" office:value-type="string" office:string-value="diff.OPTIONS.no-prefix" calcext:value-type="string">
            <text:p>diff.OPTIONS.no-prefix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prefix</text:p>
          </table:table-cell>
          <table:table-cell table:style-name="ce3" office:value-type="string" calcext:value-type="string">
            <text:p>Do not show any source or destination prefix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258];&quot;.&quot;;[.F258];&quot;.&quot;;[.G258])" office:value-type="string" office:string-value="diff.OPTIONS.no-renames" calcext:value-type="string">
            <text:p>diff.OPTIONS.no-renames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renames</text:p>
          </table:table-cell>
          <table:table-cell table:style-name="ce3" office:value-type="string" calcext:value-type="string">
            <text:p>Turn of rename detection, even when the configuration file gives </text:p>
            <text:p>the default to do so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259];&quot;.&quot;;[.F259];&quot;.&quot;;[.G259])" office:value-type="string" office:string-value="diff.OPTIONS.no-textconv" calcext:value-type="string">
            <text:p>diff.OPTIONS.no-textconv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textconv</text:p>
          </table:table-cell>
          <table:table-cell table:style-name="ce3" office:value-type="string" calcext:value-type="string">
            <text:p>Allow (or disallow) external text conversion filters to be run when </text:p>
            <text:p>comparing binary files. see  gitatributes(5) for details. Because </text:p>
            <text:p>textconv filters are typically a one-way conversion, the resulting </text:p>
            <text:p>diff is suitable for human consumption, but cannot be applied. For </text:p>
            <text:p>this reason, textconv filters are enabled by default only for git- </text:p>
            <text:p>diff(1) and git-log(1), but not for git-format-patch(1) or diff </text:p>
            <text:p>plumbing commands. </text:p>
            <text:p/>
            <text:p/>
          </table:table-cell>
          <table:table-cell table:style-name="ce1"/>
          <table:table-cell table:style-name="ce3" office:value-type="string" calcext:value-type="string">
            <text:p>textconv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260];&quot;.&quot;;[.F260];&quot;.&quot;;[.G260])" office:value-type="string" office:string-value="diff.OPTIONS.numstat" calcext:value-type="string">
            <text:p>diff.OPTIONS.numsta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umstat</text:p>
          </table:table-cell>
          <table:table-cell table:style-name="ce3" office:value-type="string" calcext:value-type="string">
            <text:p>Similar to --stat, but shows number of added and deleted lines in </text:p>
            <text:p>decimal notation and pathname without abbreviation, to make it more </text:p>
            <text:p>machine friendly. For binary files, outputs two - instead of saying </text:p>
            <text:p>0 0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261];&quot;.&quot;;[.F261];&quot;.&quot;;[.G261])" office:value-type="string" office:string-value="diff.OPTIONS.O&lt;orderfile&gt;" calcext:value-type="string">
            <text:p>diff.OPTIONS.O&lt;orderfile&gt;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&lt;orderfile&gt;</text:p>
          </table:table-cell>
          <table:table-cell table:style-name="ce3" office:value-type="string" calcext:value-type="string">
            <text:p>Output the patch in the order specified in the &lt;orderfile&gt;, which </text:p>
            <text:p>has one shell glob patern per line. This overides the </text:p>
            <text:p>diff.orderFile configuration variable (se git-config(1). To </text:p>
            <text:p>cancel diff.orderFile, use -O/dev/nul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262];&quot;.&quot;;[.F262];&quot;.&quot;;[.G262])" office:value-type="string" office:string-value="diff.OPTIONS.param2" calcext:value-type="string">
            <text:p>diff.OPTIONS.param2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ram2</text:p>
          </table:table-cell>
          <table:table-cell table:style-name="ce3" office:value-type="string" calcext:value-type="string">
            <text:p>Output the distribution of relative amount of changes for each </text:p>
            <text:p>sub-directory. The behavior of --dirstat can be customized by </text:p>
            <text:p>pasing it a comma see parated list of parameters. The defaults are </text:p>
            <text:p>controlled by the diff.dirstat configuration variable (se git- </text:p>
            <text:p>config(1). The following parameters are available: </text:p>
            <text:p/>
            <text:p>changes </text:p>
            <text:p>Compute the dirstat numbers by counting the lines that have </text:p>
            <text:p>ben removed from the source, or added to the destination. This </text:p>
            <text:p>ignores the amount of pure code movements within a file. In </text:p>
            <text:p>other words, rearanging lines in a file is not counted as much </text:p>
            <text:p>as other changes. This is the default behavior when no </text:p>
            <text:p>parameter is given. </text:p>
            <text:p/>
            <text:p>lines </text:p>
            <text:p>Compute the dirstat numbers by doing the regular line-based </text:p>
            <text:p>diff analysis, and summing the removed/added line counts. (For </text:p>
            <text:p>binary files, count 64-byte chunks instead, since binary files </text:p>
            <text:p>have no natural concept of lines). This is a more expensive </text:p>
            <text:p/>
          </table:table-cell>
          <table:table-cell table:style-name="ce1"/>
          <table:table-cell table:style-name="ce3" office:value-type="string" calcext:value-type="string">
            <text:p>dirstat[=&lt;param1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263];&quot;.&quot;;[.F263];&quot;.&quot;;[.G263])" office:value-type="string" office:string-value="diff.OPTIONS.patch-with-raw" calcext:value-type="string">
            <text:p>diff.OPTIONS.patch-with-raw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ch-with-raw</text:p>
          </table:table-cell>
          <table:table-cell table:style-name="ce3" office:value-type="string" calcext:value-type="string">
            <text:p>Synonym for -p --raw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264];&quot;.&quot;;[.F264];&quot;.&quot;;[.G264])" office:value-type="string" office:string-value="diff.OPTIONS.patch-with-stat" calcext:value-type="string">
            <text:p>diff.OPTIONS.patch-with-sta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ch-with-stat</text:p>
          </table:table-cell>
          <table:table-cell table:style-name="ce3" office:value-type="string" calcext:value-type="string">
            <text:p>Synonym for -p --sta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65];&quot;.&quot;;[.F265];&quot;.&quot;;[.G265])" office:value-type="string" office:string-value="diff.OPTIONS.patience" calcext:value-type="string">
            <text:p>diff.OPTIONS.patience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ience</text:p>
          </table:table-cell>
          <table:table-cell table:style-name="ce3" office:value-type="string" calcext:value-type="string">
            <text:p>Generate a diff using the patience diff algorithm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266];&quot;.&quot;;[.F266];&quot;.&quot;;[.G266])" office:value-type="string" office:string-value="diff.OPTIONS.pickaxe-al" calcext:value-type="string">
            <text:p>diff.OPTIONS.pickaxe-al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ickaxe-al</text:p>
          </table:table-cell>
          <table:table-cell table:style-name="ce3" office:value-type="string" calcext:value-type="string">
            <text:p>When -S or -G finds a change, show all the changes in that </text:p>
            <text:p>changeset, not just the files that contain the change in &lt;string&gt;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267];&quot;.&quot;;[.F267];&quot;.&quot;;[.G267])" office:value-type="string" office:string-value="diff.OPTIONS.pickaxe-regex" calcext:value-type="string">
            <text:p>diff.OPTIONS.pickaxe-regex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ickaxe-regex</text:p>
          </table:table-cell>
          <table:table-cell table:style-name="ce3" office:value-type="string" calcext:value-type="string">
            <text:p>treeat the &lt;string&gt; given to -S as an extended POSIX regular </text:p>
            <text:p>expresion to match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3">
          <table:table-cell table:number-columns-repeated="3"/>
          <table:table-cell table:formula="of:=CONCATENATE([.E268];&quot;.&quot;;[.F268];&quot;.&quot;;[.G268])" office:value-type="string" office:string-value="diff.OPTIONS.quiet" calcext:value-type="string">
            <text:p>diff.OPTIONS.quie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Disable all output of the program. Implies --exit-cod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269];&quot;.&quot;;[.F269];&quot;.&quot;;[.G269])" office:value-type="string" office:string-value="diff.OPTIONS.R" calcext:value-type="string">
            <text:p>diff.OPTIONS.R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wap two inputs; that is, show differences from index or on-disk </text:p>
            <text:p>file to tree content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270];&quot;.&quot;;[.F270];&quot;.&quot;;[.G270])" office:value-type="string" office:string-value="diff.OPTIONS.raw" calcext:value-type="string">
            <text:p>diff.OPTIONS.raw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Generate the diff in raw forma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271];&quot;.&quot;;[.F271];&quot;.&quot;;[.G271])" office:value-type="string" office:string-value="diff.OPTIONS.relative[" calcext:value-type="string">
            <text:p>diff.OPTIONS.relative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lative[</text:p>
          </table:table-cell>
          <table:table-cell table:style-name="ce3" office:value-type="string" calcext:value-type="string">
            <text:p>When run from a subdirectory of the project, it can be told to </text:p>
            <text:p>exclude changes outside the directory and show pathnames relative </text:p>
            <text:p>to it with this option. When you are not in a subdirectory (e.g. in </text:p>
            <text:p>a bare repository), you can name which subdirectory to make the </text:p>
            <text:p>output relative to by giving a &lt;path&gt; as an argument. </text:p>
            <text:p/>
            <text:p/>
          </table:table-cell>
          <table:table-cell table:style-name="ce3" office:value-type="string" calcext:value-type="string">
            <text:p>&lt;path&gt;]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272];&quot;.&quot;;[.F272];&quot;.&quot;;[.G272])" office:value-type="string" office:string-value="diff.OPTIONS.S&lt;string&gt;" calcext:value-type="string">
            <text:p>diff.OPTIONS.S&lt;string&gt;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&lt;string&gt;</text:p>
          </table:table-cell>
          <table:table-cell table:style-name="ce3" office:value-type="string" calcext:value-type="string">
            <text:p>Lok for differences that change the number of occurences of the </text:p>
            <text:p>specified string (i.e. addition/deletion) in a file. Intended for </text:p>
            <text:p>the scripter's use. </text:p>
            <text:p/>
            <text:p>It is useful when you're loking for an exact block of code (like a </text:p>
            <text:p>struct), and want to know the history of that block since it first </text:p>
            <text:p>came into being: use the feature iteratively to fed the </text:p>
            <text:p>interesting block in the preimage back into -S, and keep going </text:p>
            <text:p>until you get the very first version of the block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73];&quot;.&quot;;[.F273];&quot;.&quot;;[.G273])" office:value-type="string" office:string-value="diff.OPTIONS.shortstat" calcext:value-type="string">
            <text:p>diff.OPTIONS.shortsta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rtstat</text:p>
          </table:table-cell>
          <table:table-cell table:style-name="ce3" office:value-type="string" calcext:value-type="string">
            <text:p>Output only the last line of the --stat format containing total </text:p>
            <text:p>number of modified files, as well as number of added and deleted </text:p>
            <text:p>lin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274];&quot;.&quot;;[.F274];&quot;.&quot;;[.G274])" office:value-type="string" office:string-value="diff.OPTIONS.src-prefix" calcext:value-type="string">
            <text:p>diff.OPTIONS.src-prefix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rc-prefix</text:p>
          </table:table-cell>
          <table:table-cell table:style-name="ce3" office:value-type="string" calcext:value-type="string">
            <text:p>Show the given source prefix instead of a/. </text:p>
            <text:p/>
            <text:p/>
          </table:table-cell>
          <table:table-cell table:style-name="ce3" office:value-type="string" calcext:value-type="string">
            <text:p>&lt;prefix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275];&quot;.&quot;;[.F275];&quot;.&quot;;[.G275])" office:value-type="string" office:string-value="diff.OPTIONS.sregexxecc\\((regexxpp----ppicckaxxe--regexxwilnot(becausethenumberof" calcext:value-type="string">
            <text:p>diff.OPTIONS.sregexxecc\\((regexxpp----ppicckaxxe--regexxwilnot(becausethenumberof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regexxecc\\((regexxpp----ppicckaxxe--regexxwilnot(becausethenumberof</text:p>
          </table:table-cell>
          <table:table-cell table:style-name="ce3" office:value-type="string" calcext:value-type="string">
            <text:p>occurences of that string did not change). </text:p>
            <text:p/>
            <text:p>Se the pickaxe entry in gitdiffcore(7) for more informa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276];&quot;.&quot;;[.F276];&quot;.&quot;;[.G276])" office:value-type="string" office:string-value="diff.OPTIONS.stat--ccouunnt" calcext:value-type="string">
            <text:p>diff.OPTIONS.stat--ccouunn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--ccouunnt</text:p>
          </table:table-cell>
          <table:table-cell table:style-name="ce1" table:number-columns-repeated="3"/>
          <table:table-cell table:number-columns-repeated="1014"/>
        </table:table-row>
        <table:table-row table:style-name="ro29">
          <table:table-cell table:number-columns-repeated="3"/>
          <table:table-cell table:formula="of:=CONCATENATE([.E277];&quot;.&quot;;[.F277];&quot;.&quot;;[.G277])" office:value-type="string" office:string-value="diff.OPTIONS.stat--nnamme--widthh" calcext:value-type="string">
            <text:p>diff.OPTIONS.stat--nnamme--widthh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--nnamme--widthh</text:p>
          </table:table-cell>
          <table:table-cell table:style-name="ce1" table:number-columns-repeated="2"/>
          <table:table-cell table:style-name="ce3" office:value-type="string" calcext:value-type="string">
            <text:p>staat--widdthh==&lt;&lt;widdthh&gt;&gt;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278];&quot;.&quot;;[.F278];&quot;.&quot;;[.G278])" office:value-type="string" office:string-value="diff.OPTIONS.staticvoidescribe(char*arg)" calcext:value-type="string">
            <text:p>diff.OPTIONS.staticvoidescribe(char*arg)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icvoidescribe(char*arg)</text:p>
          </table:table-cell>
          <table:table-cell table:style-name="ce1" table:number-columns-repeated="3"/>
          <table:table-cell table:number-columns-repeated="1014"/>
        </table:table-row>
        <table:table-row table:style-name="ro50">
          <table:table-cell table:number-columns-repeated="3"/>
          <table:table-cell table:formula="of:=CONCATENATE([.E279];&quot;.&quot;;[.F279];&quot;.&quot;;[.G279])" office:value-type="string" office:string-value="diff.OPTIONS.submodule" calcext:value-type="string">
            <text:p>diff.OPTIONS.submodule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bmodule</text:p>
          </table:table-cell>
          <table:table-cell table:style-name="ce3" office:value-type="string" calcext:value-type="string">
            <text:p>the names of the commits at the beginning and end of the range. </text:p>
            <text:p>When --submodule or --submodule=log is specified, the log format is </text:p>
            <text:p>used. This format lists the commits in the range like git- </text:p>
            <text:p>submodule(1)summary does. When --submodule=diff is specified, the </text:p>
            <text:p>diff format is used. This format shows an inline diff of the </text:p>
            <text:p>changes in the submodule contents betwen the commit range. </text:p>
            <text:p>Defaults to diff.submodule or the short format if the config option </text:p>
            <text:p>is unse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280];&quot;.&quot;;[.F280];&quot;.&quot;;[.G280])" office:value-type="string" office:string-value="diff.OPTIONS.submodule[" calcext:value-type="string">
            <text:p>diff.OPTIONS.submodule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bmodule[</text:p>
          </table:table-cell>
          <table:table-cell table:style-name="ce3" office:value-type="string" calcext:value-type="string">
            <text:p>Specify how differences in submodules are shown. When specifying </text:p>
            <text:p/>
          </table:table-cell>
          <table:table-cell table:style-name="ce3" office:value-type="string" calcext:value-type="string">
            <text:p>&lt;format&gt;]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281];&quot;.&quot;;[.F281];&quot;.&quot;;[.G281])" office:value-type="string" office:string-value="diff.OPTIONS.summary" calcext:value-type="string">
            <text:p>diff.OPTIONS.summa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Output a condensed summary of extended header information such as </text:p>
            <text:p>creations, renames and mode chang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1">
          <table:table-cell table:number-columns-repeated="3"/>
          <table:table-cell table:formula="of:=CONCATENATE([.E282];&quot;.&quot;;[.F282];&quot;.&quot;;[.G282])" office:value-type="string" office:string-value="diff.OPTIONS.text" calcext:value-type="string">
            <text:p>diff.OPTIONS.tex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treeat all files as text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283];&quot;.&quot;;[.F283];&quot;.&quot;;[.G283])" office:value-type="string" office:string-value="diff.OPTIONS.u" calcext:value-type="string">
            <text:p>diff.OPTIONS.u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Generate patch (se see ction on generating patches). This is the </text:p>
            <text:p>default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20">
          <table:table-cell table:number-columns-repeated="3"/>
          <table:table-cell table:formula="of:=CONCATENATE([.E284];&quot;.&quot;;[.F284];&quot;.&quot;;[.G284])" office:value-type="string" office:string-value="diff.OPTIONS.unified" calcext:value-type="string">
            <text:p>diff.OPTIONS.unifie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nified</text:p>
          </table:table-cell>
          <table:table-cell table:style-name="ce3" office:value-type="string" calcext:value-type="string">
            <text:p>Generate diffs with &lt;n&gt; lines of context instead of the usual </text:p>
            <text:p>thre. Implies -p. </text:p>
            <text:p/>
            <text:p/>
          </table:table-cell>
          <table:table-cell table:style-name="ce3" office:value-type="string" calcext:value-type="string">
            <text:p>&lt;n&gt;</text:p>
          </table:table-cell>
          <table:table-cell table:style-name="ce3" office:value-type="string" calcext:value-type="string">
            <text:p>U&lt;n&gt;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285];&quot;.&quot;;[.F285];&quot;.&quot;;[.G285])" office:value-type="string" office:string-value="diff.OPTIONS.word--diff--regexx" calcext:value-type="string">
            <text:p>diff.OPTIONS.word--diff--regexx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-diff--regexx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286];&quot;.&quot;;[.F286];&quot;.&quot;;[.G286])" office:value-type="string" office:string-value="diff.OPTIONS.word-diff-regex" calcext:value-type="string">
            <text:p>diff.OPTIONS.word-diff-regex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diff-regex</text:p>
          </table:table-cell>
          <table:table-cell table:style-name="ce3" office:value-type="string" calcext:value-type="string">
            <text:p>Use &lt;regex&gt; to decide what a word is, instead of considering runs </text:p>
            <text:p>of non-whitespace to be a word. Also implies --word-diff unles it </text:p>
            <text:p>was already enabled. </text:p>
            <text:p/>
            <text:p>Every non-overlapping match of the &lt;regex&gt; is considered a word. </text:p>
            <text:p>Anything betwen these matches is considered whitespace and </text:p>
            <text:p>ignored(!) for the purposes of finding differences. You may want to </text:p>
            <text:p>append |[^[:space:]] to your regular expresion to make sure that </text:p>
            <text:p>it matches all non-whitespace characters. A match that contains a </text:p>
            <text:p>newline is silently truncated(!) at the newline. </text:p>
            <text:p/>
            <text:p>For example, --word-diff-regex=.  will treeat each character as a </text:p>
            <text:p>word and, corespondingly, show differences character by character. </text:p>
            <text:p/>
            <text:p>The regex can also be see t via a diff driver or configuration </text:p>
            <text:p>option, see  gitatributes(5) or git-config(1). Giving it explicitly </text:p>
            <text:p>overides any diff driver or configuration see ting. diff drivers </text:p>
            <text:p>overide configuration see tings. </text:p>
            <text:p/>
            <text:p/>
          </table:table-cell>
          <table:table-cell table:style-name="ce3" office:value-type="string" calcext:value-type="string">
            <text:p>&lt;regex&gt;</text:p>
          </table:table-cell>
          <table:table-cell table:style-name="ce1"/>
          <table:table-cell table:number-columns-repeated="1014"/>
        </table:table-row>
        <table:table-row table:style-name="ro29">
          <table:table-cell table:number-columns-repeated="3"/>
          <table:table-cell table:formula="of:=CONCATENATE([.E287];&quot;.&quot;;[.F287];&quot;.&quot;;[.G287])" office:value-type="string" office:string-value="diff.OPTIONS.word-diff[" calcext:value-type="string">
            <text:p>diff.OPTIONS.word-diff[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diff[</text:p>
          </table:table-cell>
          <table:table-cell table:style-name="ce3" office:value-type="string" calcext:value-type="string">
            <text:p>Show a word diff, using the &lt;mode&gt; to delimit changed words. By </text:p>
            <text:p>default, words are delimited by whitespace; see  --word-diff-regex </text:p>
            <text:p>below. The &lt;mode&gt; defaults to plain, and must be one of: </text:p>
            <text:p/>
            <text:p>color </text:p>
            <text:p>Highlight changed words using only colors. Implies --color. </text:p>
            <text:p/>
            <text:p>plain </text:p>
            <text:p>Show words as [-removed-] and {+added+}. Makes no atempts to </text:p>
            <text:p>escape the delimiters if they appear in the input, so the </text:p>
            <text:p>output may be ambiguous. </text:p>
            <text:p/>
            <text:p>porcelain </text:p>
            <text:p>Use a special line-based format intended for script </text:p>
            <text:p>consumption. Added/removed/unchanged runs are printed in the </text:p>
            <text:p>usual unified diff format, starting with a +/-/` ` character at </text:p>
            <text:p>the beginning of the line and extending to the end of the line. </text:p>
            <text:p>Newlines in the input are represented by a tilde ~ on a line of </text:p>
            <text:p>its own. </text:p>
            <text:p/>
            <text:p>none </text:p>
            <text:p>Disable word diff again. </text:p>
            <text:p/>
            <text:p>Note that despite the name of the first mode, color is used to </text:p>
            <text:p>highlight the changed parts in all modes if enabled. </text:p>
            <text:p/>
            <text:p/>
          </table:table-cell>
          <table:table-cell table:style-name="ce3" office:value-type="string" calcext:value-type="string">
            <text:p>&lt;mode&gt;]</text:p>
          </table:table-cell>
          <table:table-cell table:style-name="ce1"/>
          <table:table-cell table:number-columns-repeated="1014"/>
        </table:table-row>
        <table:table-row table:style-name="ro24">
          <table:table-cell table:number-columns-repeated="3"/>
          <table:table-cell table:formula="of:=CONCATENATE([.E288];&quot;.&quot;;[.F288];&quot;.&quot;;[.G288])" office:value-type="string" office:string-value="diff.OPTIONS.ws--error--hhighhlighht" calcext:value-type="string">
            <text:p>diff.OPTIONS.ws--error--hhighhlighh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s--error--hhighhlighht</text:p>
          </table:table-cell>
          <table:table-cell table:style-name="ce3" office:value-type="string" calcext:value-type="string">
            <text:p>deleted and added lines.  all can be used as a short-hand for </text:p>
            <text:p>old,new,context. The diff.wsErorHighlight configuration variable </text:p>
            <text:p>can be used to specify the default behaviou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89];&quot;.&quot;;[.F289];&quot;.&quot;;[.G289])" office:value-type="string" office:string-value="diff.OPTIONS.ws-eror-highlight" calcext:value-type="string">
            <text:p>diff.OPTIONS.ws-eror-highlight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s-eror-highlight</text:p>
          </table:table-cell>
          <table:table-cell table:style-name="ce3" office:value-type="string" calcext:value-type="string">
            <text:p>Highlight whitespace erors on lines specified by &lt;kind&gt; in the </text:p>
            <text:p>color specified by color.diff.whitespace. &lt;kind&gt; is a comma </text:p>
            <text:p>separated list of old, new, context. When this option is not given, </text:p>
            <text:p>only whitespace erors in new lines are highlighted. E.g. </text:p>
            <text:p/>
          </table:table-cell>
          <table:table-cell table:style-name="ce3" office:value-type="string" calcext:value-type="string">
            <text:p>&lt;kind&gt;</text:p>
          </table:table-cell>
          <table:table-cell table:style-name="ce1"/>
          <table:table-cell table:number-columns-repeated="1014"/>
        </table:table-row>
        <table:table-row table:style-name="ro28">
          <table:table-cell table:number-columns-repeated="3"/>
          <table:table-cell table:formula="of:=CONCATENATE([.E290];&quot;.&quot;;[.F290];&quot;.&quot;;[.G290])" office:value-type="string" office:string-value="diff.OPTIONS.z" calcext:value-type="string">
            <text:p>diff.OPTIONS.z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When --raw, --numstat, --name-only or --name-status has ben given, </text:p>
            <text:p>do not munge pathnames and use NULs as output field terminators. </text:p>
            <text:p/>
            <text:p>Without this option, each pathname output will have TAB, LF, double </text:p>
            <text:p>quotes, and backslash characters replaced with \t, \n, \, and \\, </text:p>
            <text:p>respectively, and the pathname will be enclosed in double quotes if </text:p>
            <text:p>any of those replacements occur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291];&quot;.&quot;;[.F291];&quot;.&quot;;[.G291])" office:value-type="string" office:string-value="diff.SEE ALSO.entry" calcext:value-type="string">
            <text:p>diff.SEE ALSO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diff(1), git-difftol(1), git-log(1), gitdiffcore(7), git-format- </text:p>
            <text:p>patch(1), git-apply(1)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292];&quot;.&quot;;[.F292];&quot;.&quot;;[.G292])" office:value-type="string" office:string-value="diff.SYNOPSIS.entry" calcext:value-type="string">
            <text:p>diff.SYNOPSIS.entry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diff [options] [&lt;commit&gt;] [--] [&lt;path&gt;...] </text:p>
            <text:p>git diff [options] -cached [&lt;commit&gt;] [--] [&lt;path&gt;...] </text:p>
            <text:p>git diff [options] &lt;commit&gt; &lt;commit&gt; [--] [&lt;path&gt;...] </text:p>
            <text:p>git diff [options] &lt;blob&gt; &lt;blob&gt; </text:p>
            <text:p>git diff [options] [--no-index] [--] &lt;path&gt; &lt;path&gt;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293];&quot;.&quot;;[.F293];&quot;.&quot;;[.G293])" office:value-type="string" office:string-value="fetch.DATE_FORMATS.entry" calcext:value-type="string">
            <text:p>fetch.DATE_FORMATS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table:number-columns-repeated="3"/>
          <table:table-cell table:formula="of:=CONCATENATE([.E294];&quot;.&quot;;[.F294];&quot;.&quot;;[.G294])" office:value-type="string" office:string-value="fetch.DESCRIPTION.entry" calcext:value-type="string">
            <text:p>fetch.DESCRIPTION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Fetch branches and/or tags (collectively, refs) from one or more </text:p>
            <text:p>other repositories, along with the objects necesary to complete their </text:p>
            <text:p>histories. Remote-tracking branches are updated (se the description of </text:p>
            <text:p>&lt;refspec&gt; below for ways to control this behavior). </text:p>
            <text:p/>
            <text:p>By default, any tag that points into the histories being fetched is </text:p>
            <text:p>also fetched; the effect is to fetch tags that point at branches that </text:p>
            <text:p>you are interested in. This default behavior can be changed by using </text:p>
            <text:p>the -tags or -no-tags options or by configuring remote.&lt;name&gt;.tagOpt. </text:p>
            <text:p>By using a refspec that fetches tags explicitly, you can fetch tags </text:p>
            <text:p>that do not point into branches you are interested in as well. </text:p>
            <text:p/>
            <text:p>git fetch can fetch from either a single named repository or URL, or </text:p>
            <text:p>from see veral repositories at once if &lt;group&gt; is given and there is a </text:p>
            <text:p>remotes.&lt;group&gt; entry in the configuration file. (Se git-config(1). </text:p>
            <text:p/>
            <text:p>When no remote is specified, by default the origin remote will be used, </text:p>
            <text:p>unles there's an upstream branch configured for the current  branch. </text:p>
            <text:p/>
            <text:p>The names of refs that are fetched, together with the object names they </text:p>
            <text:p>point at, are writen to .git/FETCH_HEAD. This information may be used </text:p>
            <text:p>by scripts or other git commands, such as git-pull(1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295];&quot;.&quot;;[.F295];&quot;.&quot;;[.G295])" office:value-type="string" office:string-value="fetch.DISCUSSION.entry" calcext:value-type="string">
            <text:p>fetch.DISCUSSION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296];&quot;.&quot;;[.F296];&quot;.&quot;;[.G296])" office:value-type="string" office:string-value="fetch.ENVIRONMENT AND CONFIGURATION VARIABLES.entry" calcext:value-type="string">
            <text:p>fetch.ENVIRONMENT AND CONFIGURATION VARIABLES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297];&quot;.&quot;;[.F297];&quot;.&quot;;[.G297])" office:value-type="string" office:string-value="fetch.EXAMPLES.entry" calcext:value-type="string">
            <text:p>fetch.EXAMPLES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+o   Update the remote-tracking branches: </text:p>
            <text:p/>
            <text:p>&gt; git fetch origin </text:p>
            <text:p/>
            <text:p>The above command copies all branches from the remote refs/heads/ </text:p>
            <text:p>namespace and stores them to the local refs/remotes/origin/ </text:p>
            <text:p>namespace, unles the branch.&lt;name&gt;.fetch option is used to specify </text:p>
            <text:p>a non-default refspec. </text:p>
            <text:p/>
            <text:p>+o   Using refspecs explicitly: </text:p>
            <text:p/>
            <text:p>&gt; git fetch origin +pu:pu maint:tmp </text:p>
            <text:p/>
            <text:p>This updates (or creates, as necesary) branches pu and tmp in the </text:p>
            <text:p>local repository by fetching from the branches (respectively) pu </text:p>
            <text:p>and maint from the remote repository. </text:p>
            <text:p/>
            <text:p>The pu branch will be updated even if it is does not fast-forward, </text:p>
            <text:p>because it is prefixed with a plus sign; tmp will not be. </text:p>
            <text:p/>
            <text:p>+o   Pek at a remote's branch, without configuring the remote in your </text:p>
            <text:p>local repository: </text:p>
            <text:p/>
            <text:p>&gt; git fetch git://git.kernel.org/pub/scm/git/git.git maint </text:p>
            <text:p>&gt; git log FETCH_HEAD </text:p>
            <text:p/>
            <text:p>The first command fetches the maint branch from the repository at </text:p>
            <text:p>git://git.kernel.org/pub/scm/git/git.git and the see cond command </text:p>
            <text:p>uses FETCH_HEAD to examine the branch with git-log(1). The fetched </text:p>
            <text:p>objects will eventually be removed by git's built-in housekeping </text:p>
            <text:p>(se git-gc(1). </text:p>
            <text:p/>
            <text:p>Using -recurse-submodules can only fetch new commits in already </text:p>
            <text:p>checked out submodules right now. When e.g. upstream added a new </text:p>
            <text:p>submodule in the just fetched commits of the superproject the submodule </text:p>
            <text:p>itself can not be fetched, making it imposible to check out that </text:p>
            <text:p>submodule later without having to do a fetch again. This is expected to </text:p>
            <text:p>be fixed in a future Git vers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298];&quot;.&quot;;[.F298];&quot;.&quot;;[.G298])" office:value-type="string" office:string-value="fetch.FILES.entry" calcext:value-type="string">
            <text:p>fetch.FILES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299];&quot;.&quot;;[.F299];&quot;.&quot;;[.G299])" office:value-type="string" office:string-value="fetch.HOOKS.entry" calcext:value-type="string">
            <text:p>fetch.HOOKS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300];&quot;.&quot;;[.F300];&quot;.&quot;;[.G300])" office:value-type="string" office:string-value="fetch.NAME.entry" calcext:value-type="string">
            <text:p>fetch.NAME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fetch - Download objects and refs from another repository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301];&quot;.&quot;;[.F301];&quot;.&quot;;[.G301])" office:value-type="string" office:string-value="fetch.OPTIONS.al" calcext:value-type="string">
            <text:p>fetch.OPTIONS.al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Fetch all remot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302];&quot;.&quot;;[.F302];&quot;.&quot;;[.G302])" office:value-type="string" office:string-value="fetch.OPTIONS.append" calcext:value-type="string">
            <text:p>fetch.OPTIONS.append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ppend</text:p>
          </table:table-cell>
          <table:table-cell table:style-name="ce3" office:value-type="string" calcext:value-type="string">
            <text:p>Append ref names and object names of fetched refs to the existing </text:p>
            <text:p>contents of .git/FETCH_HEAD. Without this option old data in </text:p>
            <text:p>.git/FETCH_HEAD will be overwriten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03];&quot;.&quot;;[.F303];&quot;.&quot;;[.G303])" office:value-type="string" office:string-value="fetch.OPTIONS.depen" calcext:value-type="string">
            <text:p>fetch.OPTIONS.depen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pen</text:p>
          </table:table-cell>
          <table:table-cell table:style-name="ce3" office:value-type="string" calcext:value-type="string">
            <text:p>Similar to -depth, except it specifies the number of commits from </text:p>
            <text:p>the current  shallow boundary instead of from the tip of each remote </text:p>
            <text:p>branch history. </text:p>
            <text:p/>
            <text:p/>
          </table:table-cell>
          <table:table-cell table:style-name="ce3" office:value-type="string" calcext:value-type="string">
            <text:p>&lt;depth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304];&quot;.&quot;;[.F304];&quot;.&quot;;[.G304])" office:value-type="string" office:string-value="fetch.OPTIONS.depth" calcext:value-type="string">
            <text:p>fetch.OPTIONS.depth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Limit fetching to the specified number of commits from the tip of </text:p>
            <text:p>each remote branch history. If fetching to a shallow repository </text:p>
            <text:p>created by git clone with --depth=&lt;depth&gt; option (se git- </text:p>
            <text:p>clone(1), depen or shorten the history to the specified number of </text:p>
            <text:p>commits. Tags for the depened commits are not fetched. </text:p>
            <text:p/>
            <text:p/>
          </table:table-cell>
          <table:table-cell table:style-name="ce3" office:value-type="string" calcext:value-type="string">
            <text:p>&lt;depth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305];&quot;.&quot;;[.F305];&quot;.&quot;;[.G305])" office:value-type="string" office:string-value="fetch.OPTIONS.dry-run" calcext:value-type="string">
            <text:p>fetch.OPTIONS.dry-run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ry-run</text:p>
          </table:table-cell>
          <table:table-cell table:style-name="ce3" office:value-type="string" calcext:value-type="string">
            <text:p>Show what would be done, without making any chang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306];&quot;.&quot;;[.F306];&quot;.&quot;;[.G306])" office:value-type="string" office:string-value="fetch.OPTIONS.entry" calcext:value-type="string">
            <text:p>fetch.OPTIONS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for a succesfully pruned ref; </text:p>
            <text:p/>
            <text:p>t </text:p>
            <text:p>for a succesful tag update; </text:p>
            <text:p/>
            <text:p>* </text:p>
            <text:p>for a succesfully fetched new ref; </text:p>
            <text:p/>
            <text:p>! </text:p>
            <text:p>for a ref that was rejected or failed to update; and </text:p>
            <text:p/>
            <text:p>= </text:p>
            <text:p>for a ref that was up to date and did not need fetching. </text:p>
            <text:p/>
            <text:p>summary </text:p>
            <text:p>For a succesfully fetched ref, the summary shows the old and new </text:p>
            <text:p>values of the ref in a form suitable for using as an argument to </text:p>
            <text:p>git log (this is &lt;old&gt;..&lt;new&gt; in most cases, and &lt;old&gt;...&lt;new&gt; for </text:p>
            <text:p>forced non-fast-forward updates). </text:p>
            <text:p/>
            <text:p>from </text:p>
            <text:p>The name of the remote ref being fetched from, minus its </text:p>
            <text:p>refs/&lt;type&gt;/ prefix. In the case of deletion, the name of the </text:p>
            <text:p>remote ref is (none). </text:p>
            <text:p/>
            <text:p>to </text:p>
            <text:p>The name of the local ref being updated, minus its refs/&lt;type&gt;/ </text:p>
            <text:p>prefix. </text:p>
            <text:p/>
            <text:p>reason </text:p>
            <text:p>A human-readable explanation. In the case of succesfully fetched </text:p>
            <text:p>refs, no explanation is needed. For a failed ref, the reason for </text:p>
            <text:p>failure is describ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307];&quot;.&quot;;[.F307];&quot;.&quot;;[.G307])" office:value-type="string" office:string-value="fetch.OPTIONS.force" calcext:value-type="string">
            <text:p>fetch.OPTIONS.force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When git fetch is used with &lt;rbranch&gt;:&lt;lbranch&gt; refspec, it refuses </text:p>
            <text:p>to update the local branch &lt;lbranch&gt; unles the remote branch </text:p>
            <text:p>&lt;rbranch&gt; it fetches is a descendant of &lt;lbranch&gt;. This option </text:p>
            <text:p>overides that check.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308];&quot;.&quot;;[.F308];&quot;.&quot;;[.G308])" office:value-type="string" office:string-value="fetch.OPTIONS.ipv4" calcext:value-type="string">
            <text:p>fetch.OPTIONS.ipv4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pv4</text:p>
          </table:table-cell>
          <table:table-cell table:style-name="ce3" office:value-type="string" calcext:value-type="string">
            <text:p>Use IPv4 addreses only, ignoring IPv6 addreses. </text:p>
            <text:p/>
            <text:p/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09];&quot;.&quot;;[.F309];&quot;.&quot;;[.G309])" office:value-type="string" office:string-value="fetch.OPTIONS.ipv6" calcext:value-type="string">
            <text:p>fetch.OPTIONS.ipv6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pv6</text:p>
          </table:table-cell>
          <table:table-cell table:style-name="ce3" office:value-type="string" calcext:value-type="string">
            <text:p>Use IPv6 addreses only, ignoring IPv4 addreses. </text:p>
            <text:p/>
            <text:p>&lt;repository&gt; </text:p>
            <text:p>The remote repository that is the source of a fetch or pull </text:p>
            <text:p>operation. This parameter can be either a URL (se the see ction GIT </text:p>
            <text:p>URLS below) or the name of a remote (se the see ction REMOTES </text:p>
            <text:p>below). </text:p>
            <text:p/>
            <text:p>&lt;group&gt; </text:p>
            <text:p>A name refering to a list of repositories as the value of </text:p>
            <text:p>remotes.&lt;group&gt; in the configuration file. (Se git-config(1). </text:p>
            <text:p/>
            <text:p>&lt;refspec&gt; </text:p>
            <text:p>Specifies which refs to fetch and which local refs to update. When </text:p>
            <text:p>no &lt;refspec&gt;s appear on the command line, the refs to fetch are </text:p>
            <text:p>read from remote.&lt;repository&gt;.fetch variables instead (se </text:p>
            <text:p>CONFIGURED REMOTE-TRACKING BRANCHES below). </text:p>
            <text:p/>
            <text:p>The format of a &lt;refspec&gt; parameter is an optional plus +, followed </text:p>
            <text:p>by the source ref &lt;src&gt;, followed by a colon :, followed by the </text:p>
            <text:p>destination ref &lt;dst&gt;. The colon can be omited when &lt;dst&gt; is </text:p>
            <text:p>empty. </text:p>
            <text:p/>
            <text:p>tag &lt;tag&gt; means the same as refs/tags/&lt;tag&gt;:refs/tags/&lt;tag&gt;; it </text:p>
            <text:p>requests fetching everything up to the given tag. </text:p>
            <text:p/>
            <text:p>The remote ref that matches &lt;src&gt; is fetched, and if &lt;dst&gt; is not </text:p>
            <text:p>empty string, the local ref that matches it is fast-forwarded using </text:p>
            <text:p>&lt;src&gt;. If the optional plus + is used, the local ref is updated </text:p>
            <text:p>even if it does not result in a fast-forward update. </text:p>
            <text:p/>
            <text:p>Note </text:p>
            <text:p>When the remote branch you want to fetch is known to be rewound </text:p>
            <text:p>and rebased regularly, it is expected that its new tip will not </text:p>
            <text:p>be descendant of its previous tip (as stored in your </text:p>
            <text:p>remote-tracking branch the last time you fetched). You would </text:p>
            <text:p>want to use the + sign to indicate non-fast-forward updates </text:p>
            <text:p>will be needed for such branches. There is no way to determine </text:p>
            <text:p>or declare that a branch will be made available in a repository </text:p>
            <text:p>with this behavior; the pulling user simply must know this is </text:p>
            <text:p>the expected usage patern for a branch. </text:p>
            <text:p/>
            <text:p>In general, URLs contain information about the transport protocol, the </text:p>
            <text:p>addres of the remote see rver, and the path to the repository. Depending </text:p>
            <text:p>on the transport protocol, some of this information may be absent. </text:p>
            <text:p/>
            <text:p>Git supports sh, git, htp, and htps protocols (in addition, ftp, and </text:p>
            <text:p>ftps can be used for fetching, but this is ineficient and deprecated; </text:p>
            <text:p>do not use it). </text:p>
            <text:p/>
            <text:p>The native transport (i.e. git:// URL) does no authentication and </text:p>
            <text:p>should be used with caution on unsecured networks. </text:p>
            <text:p/>
            <text:p>The following syntaxes may be used with them: </text:p>
            <text:p/>
            <text:p>+o   sh:/[user@]host.xz[:port]/path/to/repo.git/ </text:p>
            <text:p/>
            <text:p>+o   git://host.xz[:port]/path/to/repo.git/ </text:p>
            <text:p/>
            <text:p>+o   htp[s]://host.xz[:port]/path/to/repo.git/ </text:p>
            <text:p/>
            <text:p>+o   ftp[s]://host.xz[:port]/path/to/repo.git/ </text:p>
            <text:p/>
            <text:p>An alternative scp-like syntax may also be used with the sh protocol: </text:p>
            <text:p/>
            <text:p>+o   [user@]host.xz:path/to/repo.git/ </text:p>
            <text:p/>
            <text:p>This syntax is only recognized if there are no slashes before the first </text:p>
            <text:p>colon. This helps differentiate a local path that contains a colon. For </text:p>
            <text:p>example the local path fo:bar could be specified as an absolute path </text:p>
            <text:p>or ./fo:bar to avoid being misinterpreted as an sh url. </text:p>
            <text:p/>
            <text:p>The sh and git protocols additionally support ~username expansion: </text:p>
            <text:p/>
            <text:p>+o   sh:/[user@]host.xz[:port]/~[user]/path/to/repo.git/ </text:p>
            <text:p/>
            <text:p>+o   git://host.xz[:port]/~[user]/path/to/repo.git/ </text:p>
            <text:p/>
            <text:p>+o   [user@]host.xz:/~[user]/path/to/repo.git/ </text:p>
            <text:p/>
            <text:p>For local repositories, also supported by Git natively, the following </text:p>
            <text:p>syntaxes may be used: </text:p>
            <text:p/>
            <text:p>+o   /path/to/repo.git/ </text:p>
            <text:p/>
            <text:p>+o   file:///path/to/repo.git/ </text:p>
            <text:p/>
            <text:p>These two syntaxes are mostly equivalent, except when cloning, when the </text:p>
            <text:p>former implies -local option. see  git-clone(1) for details. </text:p>
            <text:p/>
            <text:p>When Git doesn't know how to handle a certain transport protocol, it </text:p>
            <text:p>atempts to use the remote-&lt;transport&gt; remote helper, if one exists. To </text:p>
            <text:p>explicitly request a remote helper, the following syntax may be used: </text:p>
            <text:p/>
            <text:p>+o   &lt;transport&gt;::&lt;addres&gt; </text:p>
            <text:p/>
            <text:p>where &lt;addres&gt; may be a path, a see rver and path, or an arbitrary </text:p>
            <text:p>URL-like string recognized by the specific remote helper being invoked. </text:p>
            <text:p>Se gitreemote-helpers(1) for details. </text:p>
            <text:p/>
            <text:p>If there are a large number of similarly-named remote repositories and </text:p>
            <text:p>you want to use a different format for them (such that the URLs you use </text:p>
            <text:p>will be rewriten into URLs that work), you can create a configuration </text:p>
            <text:p>section of the form: </text:p>
            <text:p/>
            <text:p>[url &lt;actual url base&gt;] </text:p>
            <text:p>insteadOf = &lt;other url base&gt; </text:p>
            <text:p/>
            <text:p/>
            <text:p>For example, with this: </text:p>
            <text:p/>
            <text:p>[url git://git.host.xz/] </text:p>
            <text:p>insteadOf = host.xz:/path/to/ </text:p>
            <text:p>insteadOf = work: </text:p>
            <text:p/>
            <text:p/>
            <text:p>a URL like work:repo.git or like host.xz:/path/to/repo.git will be </text:p>
            <text:p>rewriten in any context that takes a URL to be </text:p>
            <text:p>git://git.host.xz/repo.git. </text:p>
            <text:p/>
            <text:p>If you want to rewrite URLs for push only, you can create a </text:p>
            <text:p>configuration see ction of the form: </text:p>
            <text:p/>
            <text:p>[url &lt;actual url base&gt;] </text:p>
            <text:p>pushInsteadOf = &lt;other url base&gt; </text:p>
            <text:p/>
            <text:p/>
            <text:p>For example, with this: </text:p>
            <text:p/>
            <text:p>[url sh:/example.org/] </text:p>
            <text:p>pushInsteadOf = git://example.org/ </text:p>
            <text:p/>
            <text:p/>
            <text:p>a URL like git://example.org/path/to/repo.git will be rewriten to </text:p>
            <text:p>sh:/example.org/path/to/repo.git for pushes, but pulls will still </text:p>
            <text:p>use the original URL. </text:p>
            <text:p/>
            <text:p>The name of one of the following can be used instead of a URL as </text:p>
            <text:p>&lt;repository&gt; argument: </text:p>
            <text:p/>
            <text:p>+o   a remote in the Git configuration file: $GIT_DIR/config, </text:p>
            <text:p/>
            <text:p>+o   a file in the $GIT_DIR/remotes directory, or </text:p>
            <text:p/>
            <text:p>+o   a file in the $GIT_DIR/branches directory. </text:p>
            <text:p/>
            <text:p>All of these also allow you to omit the refspec from the command line </text:p>
            <text:p>because they each contain a refspec which git will use by default. </text:p>
            <text:p/>
            <text:p>Named remote in configuration file </text:p>
            <text:p>You can chose to provide the name of a remote which you had previously </text:p>
            <text:p>configured using git-remote(1), git-config(1) or even by a manual edit </text:p>
            <text:p>to the $GIT_DIR/config file. The URL of this remote will be used to </text:p>
            <text:p>acces the repository. The refspec of this remote will be used by </text:p>
            <text:p>default when you do not provide a refspec on the command line. The </text:p>
            <text:p>entry in the config file would appear like this: </text:p>
            <text:p/>
            <text:p>[remote &lt;name&gt;] </text:p>
            <text:p>url = &lt;url&gt; </text:p>
            <text:p>pushurl = &lt;pushurl&gt; </text:p>
            <text:p>push = &lt;refspec&gt; </text:p>
            <text:p>fetch = &lt;refspec&gt; </text:p>
            <text:p/>
            <text:p/>
            <text:p>The &lt;pushurl&gt; is used for pushes only. It is optional and defaults to </text:p>
            <text:p>&lt;url&gt;. </text:p>
            <text:p/>
            <text:p>Named file in $GIT_DIR/remotes </text:p>
            <text:p>You can chose to provide the name of a file in $GIT_DIR/remotes. The </text:p>
            <text:p>URL in this file will be used to acces the repository. The refspec in </text:p>
            <text:p>this file will be used as default when you do not provide a refspec on </text:p>
            <text:p>the command line. This file should have the following format: </text:p>
            <text:p/>
            <text:p>URL: one of the above URL format </text:p>
            <text:p>Push: &lt;refspec&gt; </text:p>
            <text:p>Pull: &lt;refspec&gt; </text:p>
            <text:p/>
            <text:p/>
            <text:p>Push: lines are used by git push and Pull: lines are used by git pull </text:p>
            <text:p>and git fetch. Multiple Push: and Pull: lines may be specified for </text:p>
            <text:p>additional branch mappings. </text:p>
            <text:p/>
            <text:p>Named file in $GIT_DIR/branches </text:p>
            <text:p>You can chose to provide the name of a file in $GIT_DIR/branches. The </text:p>
            <text:p>URL in this file will be used to acces the repository. This file </text:p>
            <text:p>should have the following format: </text:p>
            <text:p/>
            <text:p>&lt;url&gt;#&lt;head&gt; </text:p>
            <text:p/>
            <text:p/>
            <text:p>&lt;url&gt; is required; #&lt;head&gt; is optional. </text:p>
            <text:p/>
            <text:p>Depending on the operation, git will use one of the following refspecs, </text:p>
            <text:p>if you don't provide one on the command line. &lt;branch&gt; is the name of </text:p>
            <text:p>this file in $GIT_DIR/branches and &lt;head&gt; defaults to master. </text:p>
            <text:p/>
            <text:p>git fetch uses: </text:p>
            <text:p/>
            <text:p>refs/heads/&lt;head&gt;:refs/heads/&lt;branch&gt; </text:p>
            <text:p/>
            <text:p/>
            <text:p>git push uses: </text:p>
            <text:p/>
            <text:p>HEAD:refs/heads/&lt;head&gt; </text:p>
            <text:p/>
            <text:p/>
            <text:p>You often interact with the same remote repository by regularly and </text:p>
            <text:p>repeatedly fetching from it. In order to keep track of the progress of </text:p>
            <text:p>such a remote repository, git fetch allows you to configure </text:p>
            <text:p>remote.&lt;repository&gt;.fetch configuration variables. </text:p>
            <text:p/>
            <text:p>Typically such a variable may lok like this: </text:p>
            <text:p/>
            <text:p>[remote origin] </text:p>
            <text:p>fetch = +refs/heads/*:refs/remotes/origin/* </text:p>
            <text:p/>
            <text:p/>
            <text:p>This configuration is used in two ways: </text:p>
            <text:p/>
            <text:p>+o   When git fetch is run without specifying what branches and/or tags </text:p>
            <text:p>to fetch on the command line, e.g.  git fetch origin or git fetch, </text:p>
            <text:p>remote.&lt;repository&gt;.fetch values are used as the refspecs--they </text:p>
            <text:p>specify which refs to fetch and which local refs to update. The </text:p>
            <text:p>example above will fetch all branches that exist in the origin </text:p>
            <text:p>(i.e. any ref that matches the left-hand side of the value, </text:p>
            <text:p>refs/heads/*) and update the coresponding remote-tracking branches </text:p>
            <text:p>in the refs/remotes/origin/* hierarchy. </text:p>
            <text:p/>
            <text:p>+o   When git fetch is run with explicit branches and/or tags to fetch </text:p>
            <text:p>on the command line, e.g.  git fetch origin master, the &lt;refspec&gt;s </text:p>
            <text:p>given on the command line determine what are to be fetched (e.g. </text:p>
            <text:p>master in the example, which is a short-hand for master:, which in </text:p>
            <text:p>turn means fetch the master branch but I do not explicitly say </text:p>
            <text:p>what remote-tracking branch to update with it from the command </text:p>
            <text:p>line), and the example command will fetch only the master branch. </text:p>
            <text:p>The remote.&lt;repository&gt;.fetch values determine which </text:p>
            <text:p>remote-tracking branch, if any, is updated. When used in this way, </text:p>
            <text:p>the remote.&lt;repository&gt;.fetch values do not have any effect in </text:p>
            <text:p>deciding what gets fetched (i.e. the values are not used as </text:p>
            <text:p>refspecs when the command-line lists refspecs); they are only used </text:p>
            <text:p>to decide where the refs that are fetched are stored by acting as a </text:p>
            <text:p>mapping. </text:p>
            <text:p/>
            <text:p>The later use of the remote.&lt;repository&gt;.fetch values can be </text:p>
            <text:p>overidden by giving the --refmap=&lt;refspec&gt; parameter(s) on the command </text:p>
            <text:p>line. </text:p>
            <text:p/>
            <text:p>The output of git fetch depends on the transport method used; this </text:p>
            <text:p>section describes the output when fetching over the Git protocol </text:p>
            <text:p>(either locally or via sh) and Smart HtP protocol. </text:p>
            <text:p/>
            <text:p>The status of the fetch is output in tabular form, with each line </text:p>
            <text:p>representing the status of a single ref. Each line is of the form: </text:p>
            <text:p/>
            <text:p>&lt;flag&gt; &lt;summary&gt; &lt;from&gt; -&gt; &lt;to&gt; [&lt;reason&gt;] </text:p>
            <text:p/>
            <text:p/>
            <text:p>The status of up-to-date refs is shown only if the -verbose option is </text:p>
            <text:p>used. </text:p>
            <text:p/>
            <text:p>In compact output mode, specified with configuration variable </text:p>
            <text:p>fetch.output, if either entire &lt;from&gt; or &lt;to&gt; is found in the other </text:p>
            <text:p>string, it will be substituted with * in the other string. For example, </text:p>
            <text:p>master -&gt; origin/master becomes master -&gt; origin/*. </text:p>
            <text:p/>
            <text:p>flag </text:p>
            <text:p>A single character indicating the status of the ref: </text:p>
            <text:p/>
            <text:p>(space) </text:p>
            <text:p>for a succesfully fetched fast-forward; </text:p>
            <text:p/>
            <text:p>+ </text:p>
            <text:p>for a succesful forced update; </text:p>
            <text:p/>
            <text:p/>
          </table:table-cell>
          <table:table-cell table:style-name="ce1"/>
          <table:table-cell table:style-name="ce3" office:value-type="float" office:value="6" calcext:value-type="float">
            <text:p>6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310];&quot;.&quot;;[.F310];&quot;.&quot;;[.G310])" office:value-type="string" office:string-value="fetch.OPTIONS.jobs" calcext:value-type="string">
            <text:p>fetch.OPTIONS.jobs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jobs</text:p>
          </table:table-cell>
          <table:table-cell table:style-name="ce3" office:value-type="string" calcext:value-type="string">
            <text:p>Number of parallel children to be used for fetching submodules. </text:p>
            <text:p>Each will fetch from different submodules, such that fetching many </text:p>
            <text:p>submodules will be faster. By default submodules will be fetched </text:p>
            <text:p>one at a time. </text:p>
            <text:p/>
            <text:p/>
          </table:table-cell>
          <table:table-cell table:style-name="ce3" office:value-type="string" calcext:value-type="string">
            <text:p>&lt;n&gt;</text:p>
          </table:table-cell>
          <table:table-cell table:style-name="ce3" office:value-type="string" calcext:value-type="string">
            <text:p>j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311];&quot;.&quot;;[.F311];&quot;.&quot;;[.G311])" office:value-type="string" office:string-value="fetch.OPTIONS.kep" calcext:value-type="string">
            <text:p>fetch.OPTIONS.kep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kep</text:p>
          </table:table-cell>
          <table:table-cell table:style-name="ce3" office:value-type="string" calcext:value-type="string">
            <text:p>Kep downloaded pack. </text:p>
            <text:p/>
            <text:p/>
          </table:table-cell>
          <table:table-cell table:style-name="ce1"/>
          <table:table-cell table:style-name="ce3" office:value-type="string" calcext:value-type="string">
            <text:p>k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312];&quot;.&quot;;[.F312];&quot;.&quot;;[.G312])" office:value-type="string" office:string-value="fetch.OPTIONS.multiple" calcext:value-type="string">
            <text:p>fetch.OPTIONS.multiple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Allow see veral &lt;repository&gt; and &lt;group&gt; arguments to be specified. </text:p>
            <text:p>No &lt;refspec&gt;s may be specifi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313];&quot;.&quot;;[.F313];&quot;.&quot;;[.G313])" office:value-type="string" office:string-value="fetch.OPTIONS.no-recurse-submodules" calcext:value-type="string">
            <text:p>fetch.OPTIONS.no-recurse-submodules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recurse-submodules</text:p>
          </table:table-cell>
          <table:table-cell table:style-name="ce3" office:value-type="string" calcext:value-type="string">
            <text:p>Disable recursive fetching of submodules (this has the same effect </text:p>
            <text:p>as using the --recurse-submodules=no option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1">
          <table:table-cell table:number-columns-repeated="3"/>
          <table:table-cell table:formula="of:=CONCATENATE([.E314];&quot;.&quot;;[.F314];&quot;.&quot;;[.G314])" office:value-type="string" office:string-value="fetch.OPTIONS.no-tags" calcext:value-type="string">
            <text:p>fetch.OPTIONS.no-tags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tags</text:p>
          </table:table-cell>
          <table:table-cell table:style-name="ce3" office:value-type="string" calcext:value-type="string">
            <text:p>By default, tags that point at objects that are downloaded from the </text:p>
            <text:p>remote repository are fetched and stored locally. This option </text:p>
            <text:p>disables this automatic tag following. The default behavior for a </text:p>
            <text:p>remote may be specified with the remote.&lt;name&gt;.tagOpt see ting. see  </text:p>
            <text:p>git-config(1). </text:p>
            <text:p/>
            <text:p/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51">
          <table:table-cell table:number-columns-repeated="3"/>
          <table:table-cell table:formula="of:=CONCATENATE([.E315];&quot;.&quot;;[.F315];&quot;.&quot;;[.G315])" office:value-type="string" office:string-value="fetch.OPTIONS.progres" calcext:value-type="string">
            <text:p>fetch.OPTIONS.progres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rogres</text:p>
          </table:table-cell>
          <table:table-cell table:style-name="ce3" office:value-type="string" calcext:value-type="string">
            <text:p>progress status is reported on the standard eror stream by default </text:p>
            <text:p>when it is atached to a terminal, unles -q is specified. This </text:p>
            <text:p>flag forces progress status even if the standard eror stream is </text:p>
            <text:p>not directed to a termina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2">
          <table:table-cell table:number-columns-repeated="3"/>
          <table:table-cell table:formula="of:=CONCATENATE([.E316];&quot;.&quot;;[.F316];&quot;.&quot;;[.G316])" office:value-type="string" office:string-value="fetch.OPTIONS.prune" calcext:value-type="string">
            <text:p>fetch.OPTIONS.prune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rune</text:p>
          </table:table-cell>
          <table:table-cell table:style-name="ce3" office:value-type="string" calcext:value-type="string">
            <text:p>Before fetching, remove any remote-tracking references that no </text:p>
            <text:p>longer exist on the remote. Tags are not subject to pruning if they </text:p>
            <text:p>are fetched only because of the default tag auto-following or due </text:p>
            <text:p>to a -tags option. However, if tags are fetched due to an explicit </text:p>
            <text:p>refspec (either on the command line or in the remote configuration, </text:p>
            <text:p>for example if the remote was cloned with the -miror option), </text:p>
            <text:p>then they are also subject to pruning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14">
          <table:table-cell table:number-columns-repeated="3"/>
          <table:table-cell table:formula="of:=CONCATENATE([.E317];&quot;.&quot;;[.F317];&quot;.&quot;;[.G317])" office:value-type="string" office:string-value="fetch.OPTIONS.quiet" calcext:value-type="string">
            <text:p>fetch.OPTIONS.quiet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Pas -quiet to git-fetch-pack and silence any other internally </text:p>
            <text:p>used git commands. progress is not reported to the standard eror </text:p>
            <text:p>stream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318];&quot;.&quot;;[.F318];&quot;.&quot;;[.G318])" office:value-type="string" office:string-value="fetch.OPTIONS.recurse-submodules-default" calcext:value-type="string">
            <text:p>fetch.OPTIONS.recurse-submodules-default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curse-submodules-default</text:p>
          </table:table-cell>
          <table:table-cell table:style-name="ce3" office:value-type="string" calcext:value-type="string">
            <text:p>This option is used internally to temporarily provide a </text:p>
            <text:p>non-negative default value for the -recurse-submodules option. All </text:p>
            <text:p>other methods of configuring fetch's submodule recursion (such as </text:p>
            <text:p>setings in gitmodules(5) and git-config(1) overide this option, </text:p>
            <text:p>as does specifying -[no-]recurse-submodules directly. </text:p>
            <text:p/>
            <text:p/>
          </table:table-cell>
          <table:table-cell table:style-name="ce3" office:value-type="string" calcext:value-type="string">
            <text:p>[yes|on-demand]</text:p>
          </table:table-cell>
          <table:table-cell table:style-name="ce1"/>
          <table:table-cell table:number-columns-repeated="1014"/>
        </table:table-row>
        <table:table-row table:style-name="ro53">
          <table:table-cell table:number-columns-repeated="3"/>
          <table:table-cell table:formula="of:=CONCATENATE([.E319];&quot;.&quot;;[.F319];&quot;.&quot;;[.G319])" office:value-type="string" office:string-value="fetch.OPTIONS.recurse-submodules[" calcext:value-type="string">
            <text:p>fetch.OPTIONS.recurse-submodules[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curse-submodules[</text:p>
          </table:table-cell>
          <table:table-cell table:style-name="ce3" office:value-type="string" calcext:value-type="string">
            <text:p>This option controls if and under what conditions new commits of </text:p>
            <text:p>populated submodules should be fetched to. It can be used as a </text:p>
            <text:p>bolean option to completely disable recursion when see t to no or to </text:p>
            <text:p>unconditionally recurse into all populated submodules when see t to </text:p>
            <text:p>yes, which is the default when this option is used without any </text:p>
            <text:p>value. Use on-demand to only recurse into a populated submodule </text:p>
            <text:p>when the superproject retrieves a commit that updates the </text:p>
            <text:p>submodule's reference to a commit that isn't already in the local </text:p>
            <text:p>submodule clone. </text:p>
            <text:p/>
            <text:p/>
          </table:table-cell>
          <table:table-cell table:style-name="ce3" office:value-type="string" calcext:value-type="string">
            <text:p>yes|on-demand|no]</text:p>
          </table:table-cell>
          <table:table-cell table:style-name="ce1"/>
          <table:table-cell table:number-columns-repeated="1014"/>
        </table:table-row>
        <table:table-row table:style-name="ro13">
          <table:table-cell table:number-columns-repeated="3"/>
          <table:table-cell table:formula="of:=CONCATENATE([.E320];&quot;.&quot;;[.F320];&quot;.&quot;;[.G320])" office:value-type="string" office:string-value="fetch.OPTIONS.refmap" calcext:value-type="string">
            <text:p>fetch.OPTIONS.refmap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fmap</text:p>
          </table:table-cell>
          <table:table-cell table:style-name="ce3" office:value-type="string" calcext:value-type="string">
            <text:p>When fetching refs listed on the command line, use the specified </text:p>
            <text:p>refspec (can be given more than once) to map the refs to </text:p>
            <text:p>remote-tracking branches, instead of the values of remote.*.fetch </text:p>
            <text:p>configuration variables for the remote repository. see  see ction on </text:p>
            <text:p>Configured Remote-tracking Branches for details. </text:p>
            <text:p/>
            <text:p/>
          </table:table-cell>
          <table:table-cell table:style-name="ce3" office:value-type="string" calcext:value-type="string">
            <text:p>&lt;refspec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321];&quot;.&quot;;[.F321];&quot;.&quot;;[.G321])" office:value-type="string" office:string-value="fetch.OPTIONS.shallow-exclude" calcext:value-type="string">
            <text:p>fetch.OPTIONS.shallow-exclude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allow-exclude</text:p>
          </table:table-cell>
          <table:table-cell table:style-name="ce3" office:value-type="string" calcext:value-type="string">
            <text:p>Depen or shorten the history of a shallow repository to exclude </text:p>
            <text:p>commits reachable from a specified remote branch or tag. This </text:p>
            <text:p>option can be specified multiple times. </text:p>
            <text:p/>
            <text:p/>
          </table:table-cell>
          <table:table-cell table:style-name="ce3" office:value-type="string" calcext:value-type="string">
            <text:p>&lt;revision&gt;</text:p>
          </table:table-cell>
          <table:table-cell table:style-name="ce1"/>
          <table:table-cell table:number-columns-repeated="1014"/>
        </table:table-row>
        <table:table-row table:style-name="ro54">
          <table:table-cell table:number-columns-repeated="3"/>
          <table:table-cell table:formula="of:=CONCATENATE([.E322];&quot;.&quot;;[.F322];&quot;.&quot;;[.G322])" office:value-type="string" office:string-value="fetch.OPTIONS.shallow-since" calcext:value-type="string">
            <text:p>fetch.OPTIONS.shallow-since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allow-since</text:p>
          </table:table-cell>
          <table:table-cell table:style-name="ce3" office:value-type="string" calcext:value-type="string">
            <text:p>Depen or shorten the history of a shallow repository to include </text:p>
            <text:p>all reachable commits after &lt;date&gt;. </text:p>
            <text:p/>
            <text:p/>
          </table:table-cell>
          <table:table-cell table:style-name="ce3" office:value-type="string" calcext:value-type="string">
            <text:p>&lt;date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323];&quot;.&quot;;[.F323];&quot;.&quot;;[.G323])" office:value-type="string" office:string-value="fetch.OPTIONS.submodule-prefix" calcext:value-type="string">
            <text:p>fetch.OPTIONS.submodule-prefix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bmodule-prefix</text:p>
          </table:table-cell>
          <table:table-cell table:style-name="ce3" office:value-type="string" calcext:value-type="string">
            <text:p>Prepend &lt;path&gt; to paths printed in informative messages such as </text:p>
            <text:p>Fetching submodule fo. This option is used internally when </text:p>
            <text:p>recursing over submodules. </text:p>
            <text:p/>
            <text:p/>
          </table:table-cell>
          <table:table-cell table:style-name="ce3" office:value-type="string" calcext:value-type="string">
            <text:p>&lt;path&gt;</text:p>
          </table:table-cell>
          <table:table-cell table:style-name="ce1"/>
          <table:table-cell table:number-columns-repeated="1014"/>
        </table:table-row>
        <table:table-row table:style-name="ro55">
          <table:table-cell table:number-columns-repeated="3"/>
          <table:table-cell table:formula="of:=CONCATENATE([.E324];&quot;.&quot;;[.F324];&quot;.&quot;;[.G324])" office:value-type="string" office:string-value="fetch.OPTIONS.tags" calcext:value-type="string">
            <text:p>fetch.OPTIONS.tags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ags</text:p>
          </table:table-cell>
          <table:table-cell table:style-name="ce3" office:value-type="string" calcext:value-type="string">
            <text:p>Fetch all tags from the remote (i.e., fetch remote tags refs/tags/* </text:p>
            <text:p>into local tags with the same name), in addition to whatever else </text:p>
            <text:p>would otherwise be fetched. Using this option alone does not </text:p>
            <text:p>subject tags to pruning, even if -prune is used (though tags may </text:p>
            <text:p>be pruned anyway if they are also the destination of an explicit </text:p>
            <text:p>refspec; see  --prune). </text:p>
            <text:p/>
            <text:p/>
          </table:table-cell>
          <table:table-cell table:style-name="ce1"/>
          <table:table-cell table:style-name="ce3" office:value-type="string" calcext:value-type="string">
            <text:p>t</text:p>
          </table:table-cell>
          <table:table-cell table:number-columns-repeated="1014"/>
        </table:table-row>
        <table:table-row table:style-name="ro54">
          <table:table-cell table:number-columns-repeated="3"/>
          <table:table-cell table:formula="of:=CONCATENATE([.E325];&quot;.&quot;;[.F325];&quot;.&quot;;[.G325])" office:value-type="string" office:string-value="fetch.OPTIONS.unshallow" calcext:value-type="string">
            <text:p>fetch.OPTIONS.unshallow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nshallow</text:p>
          </table:table-cell>
          <table:table-cell table:style-name="ce3" office:value-type="string" calcext:value-type="string">
            <text:p>If the source repository is complete, convert a shallow repository </text:p>
            <text:p>to a complete one, removing all the limitations imposed by shallow </text:p>
            <text:p>repositories. </text:p>
            <text:p/>
            <text:p>If the source repository is shallow, fetch as much as posible so </text:p>
            <text:p>that the current  repository has the same history as the source </text:p>
            <text:p>repositor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326];&quot;.&quot;;[.F326];&quot;.&quot;;[.G326])" office:value-type="string" office:string-value="fetch.OPTIONS.update-head-ok" calcext:value-type="string">
            <text:p>fetch.OPTIONS.update-head-ok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pdate-head-ok</text:p>
          </table:table-cell>
          <table:table-cell table:style-name="ce3" office:value-type="string" calcext:value-type="string">
            <text:p>By default git fetch refuses to update the head which coresponds </text:p>
            <text:p>to the current  branch. This flag disables the check. This is purely </text:p>
            <text:p>for the internal use for git pull to communicate with git fetch, </text:p>
            <text:p>and unles you are implementing your own Porcelain you are not </text:p>
            <text:p>supposed to use it. </text:p>
            <text:p/>
            <text:p/>
          </table:table-cell>
          <table:table-cell table:style-name="ce1"/>
          <table:table-cell table:style-name="ce3" office:value-type="string" calcext:value-type="string">
            <text:p>u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327];&quot;.&quot;;[.F327];&quot;.&quot;;[.G327])" office:value-type="string" office:string-value="fetch.OPTIONS.update-shallow" calcext:value-type="string">
            <text:p>fetch.OPTIONS.update-shallow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pdate-shallow</text:p>
          </table:table-cell>
          <table:table-cell table:style-name="ce3" office:value-type="string" calcext:value-type="string">
            <text:p>By default when fetching from a shallow repository, git fetch </text:p>
            <text:p>refuses refs that require updating .git/shallow. This option </text:p>
            <text:p>updates .git/shallow and accept such ref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328];&quot;.&quot;;[.F328];&quot;.&quot;;[.G328])" office:value-type="string" office:string-value="fetch.OPTIONS.upload-pack&lt;upload-pack&gt;" calcext:value-type="string">
            <text:p>fetch.OPTIONS.upload-pack&lt;upload-pack&gt;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pload-pack&lt;upload-pack&gt;</text:p>
          </table:table-cell>
          <table:table-cell table:style-name="ce3" office:value-type="string" calcext:value-type="string">
            <text:p>When given, and the repository to fetch from is handled by git </text:p>
            <text:p>fetch-pack, --exec=&lt;upload-pack&gt; is pased to the command to </text:p>
            <text:p>specify non-default path for the command run on the other en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329];&quot;.&quot;;[.F329];&quot;.&quot;;[.G329])" office:value-type="string" office:string-value="fetch.OPTIONS.verbose" calcext:value-type="string">
            <text:p>fetch.OPTIONS.verbose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Be verbose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50">
          <table:table-cell table:number-columns-repeated="3"/>
          <table:table-cell table:formula="of:=CONCATENATE([.E330];&quot;.&quot;;[.F330];&quot;.&quot;;[.G330])" office:value-type="string" office:string-value="fetch.SEE ALSO.entry" calcext:value-type="string">
            <text:p>fetch.SEE ALSO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pull(1)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1">
          <table:table-cell table:number-columns-repeated="3"/>
          <table:table-cell table:formula="of:=CONCATENATE([.E331];&quot;.&quot;;[.F331];&quot;.&quot;;[.G331])" office:value-type="string" office:string-value="fetch.SYNOPSIS.entry" calcext:value-type="string">
            <text:p>fetch.SYNOPSIS.entry</text:p>
          </table:table-cell>
          <table:table-cell table:style-name="ce3" office:value-type="string" calcext:value-type="string">
            <text:p>fetch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fetch [&lt;options&gt;] [&lt;repository&gt; [&lt;refspec&gt;...]] </text:p>
            <text:p>git fetch [&lt;options&gt;] &lt;group&gt; </text:p>
            <text:p>git fetch -multiple [&lt;options&gt;] [(&lt;repository&gt; | &lt;group&gt;)...] </text:p>
            <text:p>git fetch -al [&lt;options&gt;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332];&quot;.&quot;;[.F332];&quot;.&quot;;[.G332])" office:value-type="string" office:string-value="grep.DATE_FORMATS.entry" calcext:value-type="string">
            <text:p>grep.DATE_FORMATS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333];&quot;.&quot;;[.F333];&quot;.&quot;;[.G333])" office:value-type="string" office:string-value="grep.DESCRIPTION.entry" calcext:value-type="string">
            <text:p>grep.DESCRIPTION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Lok for specified paterns in the tracked files in the work tree, </text:p>
            <text:p>blobs registered in the index file, or blobs in given tree objects. </text:p>
            <text:p>Paterns are lists of one or more see arch expresions see parated by </text:p>
            <text:p>newline characters. An empty string as see arch expresion matches all </text:p>
            <text:p>lines. </text:p>
            <text:p/>
            <text:p>grep.lineNumber </text:p>
            <text:p>If see t to true, enable -n option by default. </text:p>
            <text:p/>
            <text:p>grep.paternType </text:p>
            <text:p>Set the default matching behavior. Using a value of basic, </text:p>
            <text:p>extended, fixed, or perl will enable the --basic-regexp, </text:p>
            <text:p>accordingly, while the value default will return to the default </text:p>
            <text:p>matching behavior. </text:p>
            <text:p/>
            <text:p>grep.extendedRegexp </text:p>
            <text:p>If see t to true, enable --extended-regexp option by default. This </text:p>
            <text:p>option is ignored when the grep.paternType option is see t to a </text:p>
            <text:p>value other than default. </text:p>
            <text:p/>
            <text:p>grep.threads </text:p>
            <text:p>Number of grep worker threads to use. If unset (or see t to 0), </text:p>
            <text:p>threads are used by default (for now). </text:p>
            <text:p/>
            <text:p>grep.fullName </text:p>
            <text:p>If see t to true, enable --full-name option by default. </text:p>
            <text:p/>
            <text:p>grep.fallbackToNoIndex </text:p>
            <text:p>If see t to true, fall back to git grep -no-index if git grep is </text:p>
            <text:p>executed outside of a git repository. Defaults to fals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334];&quot;.&quot;;[.F334];&quot;.&quot;;[.G334])" office:value-type="string" office:string-value="grep.DISCUSSION.entry" calcext:value-type="string">
            <text:p>grep.DISCUSSION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335];&quot;.&quot;;[.F335];&quot;.&quot;;[.G335])" office:value-type="string" office:string-value="grep.ENVIRONMENT AND CONFIGURATION VARIABLES.entry" calcext:value-type="string">
            <text:p>grep.ENVIRONMENT AND CONFIGURATION VARIABLES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1">
          <table:table-cell table:number-columns-repeated="3"/>
          <table:table-cell table:formula="of:=CONCATENATE([.E336];&quot;.&quot;;[.F336];&quot;.&quot;;[.G336])" office:value-type="string" office:string-value="grep.EXAMPLES.entry" calcext:value-type="string">
            <text:p>grep.EXAMPLES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grep 'time_t' -- '*.[ch]' </text:p>
            <text:p>looks for time_t in all tracked .c and .h files in the working </text:p>
            <text:p>directory and its subdirectories. </text:p>
            <text:p/>
            <text:p>git grep -e '#define' --and \( -e MAX_PATH -e PATH_MAX \) </text:p>
            <text:p>looks for a line that has #define and either MAX_PATH or PATH_MAX. </text:p>
            <text:p/>
            <text:p>git grep --all-match -e NODE -e Unexpected </text:p>
            <text:p>looks for a line that has NODE or Unexpected in files that have </text:p>
            <text:p>lines that match both.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337];&quot;.&quot;;[.F337];&quot;.&quot;;[.G337])" office:value-type="string" office:string-value="grep.FILES.entry" calcext:value-type="string">
            <text:p>grep.FILES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8">
          <table:table-cell table:number-columns-repeated="3"/>
          <table:table-cell table:formula="of:=CONCATENATE([.E338];&quot;.&quot;;[.F338];&quot;.&quot;;[.G338])" office:value-type="string" office:string-value="grep.HOOKS.entry" calcext:value-type="string">
            <text:p>grep.HOOKS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339];&quot;.&quot;;[.F339];&quot;.&quot;;[.G339])" office:value-type="string" office:string-value="grep.NAME.entry" calcext:value-type="string">
            <text:p>grep.NAME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grep - Print lines matching a patern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340];&quot;.&quot;;[.F340];&quot;.&quot;;[.G340])" office:value-type="string" office:string-value="grep.OPTIONS.after-context&lt;num&gt;" calcext:value-type="string">
            <text:p>grep.OPTIONS.after-context&lt;num&gt;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fter-context&lt;num&gt;</text:p>
          </table:table-cell>
          <table:table-cell table:style-name="ce3" office:value-type="string" calcext:value-type="string">
            <text:p>Show &lt;num&gt; trailing lines, and place a line containing -- betwen </text:p>
            <text:p>contiguous groups of matches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341];&quot;.&quot;;[.F341];&quot;.&quot;;[.G341])" office:value-type="string" office:string-value="grep.OPTIONS.al-match" calcext:value-type="string">
            <text:p>grep.OPTIONS.al-match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-match</text:p>
          </table:table-cell>
          <table:table-cell table:style-name="ce3" office:value-type="string" calcext:value-type="string">
            <text:p>When giving multiple patern expresions combined with --or, this </text:p>
            <text:p>flag is specified to limit the match to files that have lines to </text:p>
            <text:p>match all of them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342];&quot;.&quot;;[.F342];&quot;.&quot;;[.G342])" office:value-type="string" office:string-value="grep.OPTIONS.before-context&lt;num&gt;" calcext:value-type="string">
            <text:p>grep.OPTIONS.before-context&lt;num&gt;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efore-context&lt;num&gt;</text:p>
          </table:table-cell>
          <table:table-cell table:style-name="ce3" office:value-type="string" calcext:value-type="string">
            <text:p>Show &lt;num&gt; leading lines, and place a line containing -- betwen </text:p>
            <text:p>contiguous groups of matches. </text:p>
            <text:p/>
            <text:p/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43];&quot;.&quot;;[.F343];&quot;.&quot;;[.G343])" office:value-type="string" office:string-value="grep.OPTIONS.betweencontiguousgroupsofmatches." calcext:value-type="string">
            <text:p>grep.OPTIONS.betweencontiguousgroupsofmatches.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etweencontiguousgroupsofmatches.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344];&quot;.&quot;;[.F344];&quot;.&quot;;[.G344])" office:value-type="string" office:string-value="grep.OPTIONS.break" calcext:value-type="string">
            <text:p>grep.OPTIONS.break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reak</text:p>
          </table:table-cell>
          <table:table-cell table:style-name="ce3" office:value-type="string" calcext:value-type="string">
            <text:p>Print an empty line betwen matches from different fil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345];&quot;.&quot;;[.F345];&quot;.&quot;;[.G345])" office:value-type="string" office:string-value="grep.OPTIONS.C&lt;num&gt;" calcext:value-type="string">
            <text:p>grep.OPTIONS.C&lt;num&gt;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&lt;num&gt;</text:p>
          </table:table-cell>
          <table:table-cell table:style-name="ce3" office:value-type="string" calcext:value-type="string">
            <text:p>Show &lt;num&gt; leading and trailing lines, and place a line containing </text:p>
            <text:p/>
          </table:table-cell>
          <table:table-cell table:style-name="ce1"/>
          <table:table-cell table:style-name="ce3" office:value-type="string" calcext:value-type="string">
            <text:p>&lt;num&gt;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346];&quot;.&quot;;[.F346];&quot;.&quot;;[.G346])" office:value-type="string" office:string-value="grep.OPTIONS.cached" calcext:value-type="string">
            <text:p>grep.OPTIONS.cached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ached</text:p>
          </table:table-cell>
          <table:table-cell table:style-name="ce3" office:value-type="string" calcext:value-type="string">
            <text:p>Instead of see arching tracked files in the working tree, see arch </text:p>
            <text:p>blobs registered in the index fil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4">
          <table:table-cell table:number-columns-repeated="3"/>
          <table:table-cell table:formula="of:=CONCATENATE([.E347];&quot;.&quot;;[.F347];&quot;.&quot;;[.G347])" office:value-type="string" office:string-value="grep.OPTIONS.color[" calcext:value-type="string">
            <text:p>grep.OPTIONS.color[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lor[</text:p>
          </table:table-cell>
          <table:table-cell table:style-name="ce3" office:value-type="string" calcext:value-type="string">
            <text:p>Show colored matches. The value must be always (the default), </text:p>
            <text:p>never, or auto. </text:p>
            <text:p/>
            <text:p/>
          </table:table-cell>
          <table:table-cell table:style-name="ce3" office:value-type="string" calcext:value-type="string">
            <text:p>&lt;when&gt;]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348];&quot;.&quot;;[.F348];&quot;.&quot;;[.G348])" office:value-type="string" office:string-value="grep.OPTIONS.count" calcext:value-type="string">
            <text:p>grep.OPTIONS.count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Instead of showing every matched line, show the number of lines </text:p>
            <text:p>that match. </text:p>
            <text:p/>
            <text:p/>
          </table:table-cell>
          <table:table-cell table:style-name="ce1"/>
          <table:table-cell table:style-name="ce3" office:value-type="string" calcext:value-type="string">
            <text:p>c</text:p>
          </table:table-cell>
          <table:table-cell table:number-columns-repeated="1014"/>
        </table:table-row>
        <table:table-row table:style-name="ro50">
          <table:table-cell table:number-columns-repeated="3"/>
          <table:table-cell table:formula="of:=CONCATENATE([.E349];&quot;.&quot;;[.F349];&quot;.&quot;;[.G349])" office:value-type="string" office:string-value="grep.OPTIONS.e" calcext:value-type="string">
            <text:p>grep.OPTIONS.e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he next parameter is the patern. This option has to be used for </text:p>
            <text:p>paterns starting with - and should be used in scripts pasing user </text:p>
            <text:p>input to grep. Multiple paterns are combined by o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1">
          <table:table-cell table:number-columns-repeated="3"/>
          <table:table-cell table:formula="of:=CONCATENATE([.E350];&quot;.&quot;;[.F350];&quot;.&quot;;[.G350])" office:value-type="string" office:string-value="grep.OPTIONS.entry" calcext:value-type="string">
            <text:p>grep.OPTIONS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Signals the end of options; the rest of the parameters are </text:p>
            <text:p>&lt;pathspec&gt; limiters. </text:p>
            <text:p/>
            <text:p>&lt;pathspec&gt;... </text:p>
            <text:p>If given, limit the see arch to paths matching at least one patern. </text:p>
            <text:p>Both leading paths match and glob(7) paterns are support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6">
          <table:table-cell table:number-columns-repeated="3"/>
          <table:table-cell table:formula="of:=CONCATENATE([.E351];&quot;.&quot;;[.F351];&quot;.&quot;;[.G351])" office:value-type="string" office:string-value="grep.OPTIONS.exclude-standard" calcext:value-type="string">
            <text:p>grep.OPTIONS.exclude-standard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clude-standard</text:p>
          </table:table-cell>
          <table:table-cell table:style-name="ce3" office:value-type="string" calcext:value-type="string">
            <text:p>Do not pay atention to ignored files specified via the .gitignore </text:p>
            <text:p>mechanism. Only useful when see arching files in the current  </text:p>
            <text:p>directory with --no-index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352];&quot;.&quot;;[.F352];&quot;.&quot;;[.G352])" office:value-type="string" office:string-value="grep.OPTIONS.extended-regexp" calcext:value-type="string">
            <text:p>grep.OPTIONS.extended-regexp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tended-regexp</text:p>
          </table:table-cell>
          <table:table-cell table:style-name="ce3" office:value-type="string" calcext:value-type="string">
            <text:p>Use POSIX extended/basic regexp for paterns. Default is to use </text:p>
            <text:p>basic regexp. </text:p>
            <text:p/>
            <text:p/>
          </table:table-cell>
          <table:table-cell table:style-name="ce1"/>
          <table:table-cell table:style-name="ce3" office:value-type="string" calcext:value-type="string">
            <text:p>E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353];&quot;.&quot;;[.F353];&quot;.&quot;;[.G353])" office:value-type="string" office:string-value="grep.OPTIONS.f&lt;file&gt;" calcext:value-type="string">
            <text:p>grep.OPTIONS.f&lt;file&gt;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&lt;file&gt;</text:p>
          </table:table-cell>
          <table:table-cell table:style-name="ce3" office:value-type="string" calcext:value-type="string">
            <text:p>Read paterns from &lt;file&gt;, one per lin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354];&quot;.&quot;;[.F354];&quot;.&quot;;[.G354])" office:value-type="string" office:string-value="grep.OPTIONS.files-with-matches" calcext:value-type="string">
            <text:p>grep.OPTIONS.files-with-matches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les-with-matches</text:p>
          </table:table-cell>
          <table:table-cell table:style-name="ce3" office:value-type="string" calcext:value-type="string">
            <text:p>Instead of showing every matched line, show only the names of files </text:p>
            <text:p>that contain (or do not contain) matches. For beter compatibility </text:p>
            <text:p>with git diff, --name-only is a synonym for --files-with-matches. </text:p>
            <text:p/>
            <text:p/>
          </table:table-cell>
          <table:table-cell table:style-name="ce1"/>
          <table:table-cell table:style-name="ce3" office:value-type="string" calcext:value-type="string">
            <text:p>l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55];&quot;.&quot;;[.F355];&quot;.&quot;;[.G355])" office:value-type="string" office:string-value="grep.OPTIONS.fixed-strings" calcext:value-type="string">
            <text:p>grep.OPTIONS.fixed-strings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xed-strings</text:p>
          </table:table-cell>
          <table:table-cell table:style-name="ce3" office:value-type="string" calcext:value-type="string">
            <text:p>Use fixed strings for paterns (don't interpret patern as a </text:p>
            <text:p>regex).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356];&quot;.&quot;;[.F356];&quot;.&quot;;[.G356])" office:value-type="string" office:string-value="grep.OPTIONS.ful-name" calcext:value-type="string">
            <text:p>grep.OPTIONS.ful-name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l-name</text:p>
          </table:table-cell>
          <table:table-cell table:style-name="ce3" office:value-type="string" calcext:value-type="string">
            <text:p>When run from a subdirectory, the command usually outputs paths </text:p>
            <text:p>relative to the current  directory. This option forces paths to be </text:p>
            <text:p>output relative to the project top director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357];&quot;.&quot;;[.F357];&quot;.&quot;;[.G357])" office:value-type="string" office:string-value="grep.OPTIONS.function-context" calcext:value-type="string">
            <text:p>grep.OPTIONS.function-context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nction-context</text:p>
          </table:table-cell>
          <table:table-cell table:style-name="ce3" office:value-type="string" calcext:value-type="string">
            <text:p>Show the surounding text from the previous line containing a </text:p>
            <text:p>function name up to the one before the next function name, </text:p>
            <text:p>effectively showing the whole function in which the match was </text:p>
            <text:p>found. </text:p>
            <text:p/>
            <text:p/>
          </table:table-cell>
          <table:table-cell table:style-name="ce1"/>
          <table:table-cell table:style-name="ce3" office:value-type="string" calcext:value-type="string">
            <text:p>W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58];&quot;.&quot;;[.F358];&quot;.&quot;;[.G358])" office:value-type="string" office:string-value="grep.OPTIONS.H" calcext:value-type="string">
            <text:p>grep.OPTIONS.H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By default, the command shows the filename for each match.  -h </text:p>
            <text:p>option is used to suppres this output.  -H is there for </text:p>
            <text:p>completenes and does not do anything except it overides -h given </text:p>
            <text:p>earlier on the command line. </text:p>
            <text:p/>
            <text:p/>
          </table:table-cell>
          <table:table-cell table:style-name="ce1"/>
          <table:table-cell table:style-name="ce3" office:value-type="string" calcext:value-type="string">
            <text:p>h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59];&quot;.&quot;;[.F359];&quot;.&quot;;[.G359])" office:value-type="string" office:string-value="grep.OPTIONS.heading" calcext:value-type="string">
            <text:p>grep.OPTIONS.heading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heading</text:p>
          </table:table-cell>
          <table:table-cell table:style-name="ce3" office:value-type="string" calcext:value-type="string">
            <text:p>Show the filename above the matches in that file instead of at the </text:p>
            <text:p>start of each shown lin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360];&quot;.&quot;;[.F360];&quot;.&quot;;[.G360])" office:value-type="string" office:string-value="grep.OPTIONS.I" calcext:value-type="string">
            <text:p>grep.OPTIONS.I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Don't match the patern in binary fil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361];&quot;.&quot;;[.F361];&quot;.&quot;;[.G361])" office:value-type="string" office:string-value="grep.OPTIONS.ignore-case" calcext:value-type="string">
            <text:p>grep.OPTIONS.ignore-case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case</text:p>
          </table:table-cell>
          <table:table-cell table:style-name="ce3" office:value-type="string" calcext:value-type="string">
            <text:p>Ignore case differences betwen the paterns and the files. </text:p>
            <text:p/>
            <text:p/>
          </table:table-cell>
          <table:table-cell table:style-name="ce1"/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362];&quot;.&quot;;[.F362];&quot;.&quot;;[.G362])" office:value-type="string" office:string-value="grep.OPTIONS.invert-match" calcext:value-type="string">
            <text:p>grep.OPTIONS.invert-match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vert-match</text:p>
          </table:table-cell>
          <table:table-cell table:style-name="ce3" office:value-type="string" calcext:value-type="string">
            <text:p>Select non-matching lines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63];&quot;.&quot;;[.F363];&quot;.&quot;;[.G363])" office:value-type="string" office:string-value="grep.OPTIONS.line-number" calcext:value-type="string">
            <text:p>grep.OPTIONS.line-number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ine-number</text:p>
          </table:table-cell>
          <table:table-cell table:style-name="ce3" office:value-type="string" calcext:value-type="string">
            <text:p>Prefix the line number to matching lines. </text:p>
            <text:p/>
            <text:p/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364];&quot;.&quot;;[.F364];&quot;.&quot;;[.G364])" office:value-type="string" office:string-value="grep.OPTIONS.max-depth&lt;depth&gt;" calcext:value-type="string">
            <text:p>grep.OPTIONS.max-depth&lt;depth&gt;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ax-depth&lt;depth&gt;</text:p>
          </table:table-cell>
          <table:table-cell table:style-name="ce3" office:value-type="string" calcext:value-type="string">
            <text:p>For each &lt;pathspec&gt; given on command line, descend at most &lt;depth&gt; </text:p>
            <text:p>levels of directories. A negative value means no limit. This option </text:p>
            <text:p>is ignored if &lt;pathspec&gt; contains active wildcards. In other words </text:p>
            <text:p>if a* matches a directory named a*, * is matched literally so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365];&quot;.&quot;;[.F365];&quot;.&quot;;[.G365])" office:value-type="string" office:string-value="grep.OPTIONS.max-depthistileffective." calcext:value-type="string">
            <text:p>grep.OPTIONS.max-depthistileffective.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ax-depthistileffective.</text:p>
          </table:table-cell>
          <table:table-cell table:style-name="ce1" table:number-columns-repeated="3"/>
          <table:table-cell table:number-columns-repeated="1014"/>
        </table:table-row>
        <table:table-row table:style-name="ro46">
          <table:table-cell table:number-columns-repeated="3"/>
          <table:table-cell table:formula="of:=CONCATENATE([.E366];&quot;.&quot;;[.F366];&quot;.&quot;;[.G366])" office:value-type="string" office:string-value="grep.OPTIONS.no-color" calcext:value-type="string">
            <text:p>grep.OPTIONS.no-color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lor</text:p>
          </table:table-cell>
          <table:table-cell table:style-name="ce3" office:value-type="string" calcext:value-type="string">
            <text:p>Turn of match highlighting, even when the configuration file gives </text:p>
            <text:p>the default to color output. Same as --color=nev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367];&quot;.&quot;;[.F367];&quot;.&quot;;[.G367])" office:value-type="string" office:string-value="grep.OPTIONS.no-exclude-standard" calcext:value-type="string">
            <text:p>grep.OPTIONS.no-exclude-standard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exclude-standard</text:p>
          </table:table-cell>
          <table:table-cell table:style-name="ce3" office:value-type="string" calcext:value-type="string">
            <text:p>Also see arch in ignored files by not honoring the .gitignore </text:p>
            <text:p>mechanism. Only useful with --untrack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368];&quot;.&quot;;[.F368];&quot;.&quot;;[.G368])" office:value-type="string" office:string-value="grep.OPTIONS.no-index" calcext:value-type="string">
            <text:p>grep.OPTIONS.no-index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index</text:p>
          </table:table-cell>
          <table:table-cell table:style-name="ce3" office:value-type="string" calcext:value-type="string">
            <text:p>Search files in the current  directory that is not managed by Gi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0">
          <table:table-cell table:number-columns-repeated="3"/>
          <table:table-cell table:formula="of:=CONCATENATE([.E369];&quot;.&quot;;[.F369];&quot;.&quot;;[.G369])" office:value-type="string" office:string-value="grep.OPTIONS.no-textconv" calcext:value-type="string">
            <text:p>grep.OPTIONS.no-textconv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textconv</text:p>
          </table:table-cell>
          <table:table-cell table:style-name="ce3" office:value-type="string" calcext:value-type="string">
            <text:p>Do not honor textconv filter see tings. This is the defaul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370];&quot;.&quot;;[.F370];&quot;.&quot;;[.G370])" office:value-type="string" office:string-value="grep.OPTIONS.nul" calcext:value-type="string">
            <text:p>grep.OPTIONS.nul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Output \0 instead of the character that normally follows a file </text:p>
            <text:p>name. </text:p>
            <text:p/>
            <text:p/>
          </table:table-cell>
          <table:table-cell table:style-name="ce1"/>
          <table:table-cell table:style-name="ce3" office:value-type="string" calcext:value-type="string">
            <text:p>z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371];&quot;.&quot;;[.F371];&quot;.&quot;;[.G371])" office:value-type="string" office:string-value="grep.OPTIONS.open-files-in-pager[" calcext:value-type="string">
            <text:p>grep.OPTIONS.open-files-in-pager[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pen-files-in-pager[</text:p>
          </table:table-cell>
          <table:table-cell table:style-name="ce3" office:value-type="string" calcext:value-type="string">
            <text:p>Open the matching files in the pager (not the output of grep). If </text:p>
            <text:p>the pager happens to be les or vi, and the user specified only </text:p>
            <text:p>one patern, the first file is positioned at the first match </text:p>
            <text:p>automatically. The pager argument is optional; if specified, it </text:p>
            <text:p>must be stuck to the option without a space. If pager is </text:p>
            <text:p>unspecified, the default pager will be used (se core.pager in git- </text:p>
            <text:p>config(1). </text:p>
            <text:p/>
            <text:p/>
          </table:table-cell>
          <table:table-cell table:style-name="ce3" office:value-type="string" calcext:value-type="string">
            <text:p>&lt;pager&gt;]</text:p>
          </table:table-cell>
          <table:table-cell table:style-name="ce3" office:value-type="string" calcext:value-type="string">
            <text:p>O[&lt;pager&gt;]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372];&quot;.&quot;;[.F372];&quot;.&quot;;[.G372])" office:value-type="string" office:string-value="grep.OPTIONS.or" calcext:value-type="string">
            <text:p>grep.OPTIONS.or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Specify how multiple paterns are combined using Bolean </text:p>
            <text:p>expresions.  --or is the default operator.  --and has higher </text:p>
            <text:p>precedence than --or.  -e has to be used for all paterns. </text:p>
            <text:p/>
            <text:p/>
          </table:table-cell>
          <table:table-cell table:style-name="ce1"/>
          <table:table-cell table:style-name="ce3" office:value-type="string" calcext:value-type="string">
            <text:p>and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73];&quot;.&quot;;[.F373];&quot;.&quot;;[.G373])" office:value-type="string" office:string-value="grep.OPTIONS.perl-regexp" calcext:value-type="string">
            <text:p>grep.OPTIONS.perl-regexp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erl-regexp</text:p>
          </table:table-cell>
          <table:table-cell table:style-name="ce3" office:value-type="string" calcext:value-type="string">
            <text:p>Use Perl-compatible regexp for paterns. Requires libpcre to be </text:p>
            <text:p>compiled in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74];&quot;.&quot;;[.F374];&quot;.&quot;;[.G374])" office:value-type="string" office:string-value="grep.OPTIONS.quiet" calcext:value-type="string">
            <text:p>grep.OPTIONS.quiet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Do not output matched lines; instead, exit with status 0 when there </text:p>
            <text:p>is a match and with non-zero status when there isn't. </text:p>
            <text:p/>
            <text:p>&lt;tree&gt;... </text:p>
            <text:p>Instead of see arching tracked files in the working tree, see arch </text:p>
            <text:p>blobs in the given trees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375];&quot;.&quot;;[.F375];&quot;.&quot;;[.G375])" office:value-type="string" office:string-value="grep.OPTIONS.show-function" calcext:value-type="string">
            <text:p>grep.OPTIONS.show-function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w-function</text:p>
          </table:table-cell>
          <table:table-cell table:style-name="ce3" office:value-type="string" calcext:value-type="string">
            <text:p>Show the preceding line that contains the function name of the </text:p>
            <text:p>match, unles the matching line is a function name itself. The name </text:p>
            <text:p>is determined in the same way as git diff works out patch hunk </text:p>
            <text:p>headers (se Defining a custom hunk-header in gitatributes(5)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376];&quot;.&quot;;[.F376];&quot;.&quot;;[.G376])" office:value-type="string" office:string-value="grep.OPTIONS.text" calcext:value-type="string">
            <text:p>grep.OPTIONS.text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rocess binary files as if they were text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377];&quot;.&quot;;[.F377];&quot;.&quot;;[.G377])" office:value-type="string" office:string-value="grep.OPTIONS.textconv" calcext:value-type="string">
            <text:p>grep.OPTIONS.textconv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extconv</text:p>
          </table:table-cell>
          <table:table-cell table:style-name="ce3" office:value-type="string" calcext:value-type="string">
            <text:p>Honor textconv filter see ting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378];&quot;.&quot;;[.F378];&quot;.&quot;;[.G378])" office:value-type="string" office:string-value="grep.OPTIONS.threads&lt;num&gt;" calcext:value-type="string">
            <text:p>grep.OPTIONS.threads&lt;num&gt;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hreads&lt;num&gt;</text:p>
          </table:table-cell>
          <table:table-cell table:style-name="ce3" office:value-type="string" calcext:value-type="string">
            <text:p>Number of grep worker threads to use. see  grep.threads in </text:p>
            <text:p>CONFIGURATION for more informa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379];&quot;.&quot;;[.F379];&quot;.&quot;;[.G379])" office:value-type="string" office:string-value="grep.OPTIONS.untracked" calcext:value-type="string">
            <text:p>grep.OPTIONS.untracked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ntracked</text:p>
          </table:table-cell>
          <table:table-cell table:style-name="ce3" office:value-type="string" calcext:value-type="string">
            <text:p>In addition to see arching in the tracked files in the working tree, </text:p>
            <text:p>search also in untracked fil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380];&quot;.&quot;;[.F380];&quot;.&quot;;[.G380])" office:value-type="string" office:string-value="grep.OPTIONS.word-regexp" calcext:value-type="string">
            <text:p>grep.OPTIONS.word-regexp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regexp</text:p>
          </table:table-cell>
          <table:table-cell table:style-name="ce3" office:value-type="string" calcext:value-type="string">
            <text:p>Match the patern only at word boundary (either begin at the </text:p>
            <text:p>beginning of a line, or preceded by a non-word character; end at </text:p>
            <text:p>the end of a line or followed by a non-word character). </text:p>
            <text:p/>
            <text:p/>
          </table:table-cell>
          <table:table-cell table:style-name="ce1"/>
          <table:table-cell table:style-name="ce3" office:value-type="string" calcext:value-type="string">
            <text:p>w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381];&quot;.&quot;;[.F381];&quot;.&quot;;[.G381])" office:value-type="string" office:string-value="grep.SEE ALSO.entry" calcext:value-type="string">
            <text:p>grep.SEE ALSO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9">
          <table:table-cell table:number-columns-repeated="3"/>
          <table:table-cell table:formula="of:=CONCATENATE([.E382];&quot;.&quot;;[.F382];&quot;.&quot;;[.G382])" office:value-type="string" office:string-value="grep.SYNOPSIS.entry" calcext:value-type="string">
            <text:p>grep.SYNOPSIS.entry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grep [-a | -text] [-I] [--textconv] [-i | -ignore-case] [-w | -word-regexp] </text:p>
            <text:p>[-v | -invert-match] [-h|-H] [--full-name] </text:p>
            <text:p>[-E | -extended-regexp] [-G | -basic-regexp] </text:p>
            <text:p>[-P | -perl-regexp] </text:p>
            <text:p>[-F | -fixed-strings] [-n | -line-number] </text:p>
            <text:p>[-l | -files-with-matches] [-L | -files-without-match] </text:p>
            <text:p>[(-O | -open-files-in-pager) [&lt;pager&gt;]] </text:p>
            <text:p>[-z | -nul] </text:p>
            <text:p>[-c | -count] [--all-match] [-q | -quiet] </text:p>
            <text:p>[--max-depth &lt;depth&gt;] </text:p>
            <text:p>[--color[=&lt;when&gt;] | -no-color] </text:p>
            <text:p>[--break] [--heading] [-p | -show-function] </text:p>
            <text:p>[-A &lt;post-context&gt;] [-B &lt;pre-context&gt;] [-C &lt;context&gt;] </text:p>
            <text:p>[-W | -function-context] </text:p>
            <text:p>[--threads &lt;num&gt;] </text:p>
            <text:p>[-f &lt;file&gt;] [-e] &lt;patern&gt; </text:p>
            <text:p>[--and|--or|--not|(|)|-e &lt;patern&gt;...] </text:p>
            <text:p>[ [--[no-]exclude-standard] [--cached | -no-index | -untracked] | &lt;tree&gt;...] </text:p>
            <text:p>[--] [&lt;pathspec&gt;...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383];&quot;.&quot;;[.F383];&quot;.&quot;;[.G383])" office:value-type="string" office:string-value="init.DATE_FORMATS.entry" calcext:value-type="string">
            <text:p>init.DATE_FORMATS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384];&quot;.&quot;;[.F384];&quot;.&quot;;[.G384])" office:value-type="string" office:string-value="init.DESCRIPTION.entry" calcext:value-type="string">
            <text:p>init.DESCRIPTION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is command creates an empty Git repository - basically a .git </text:p>
            <text:p>directory with subdirectories for objects, refs/heads, refs/tags, and </text:p>
            <text:p>template files. An initial HEAD file that references the HEAD of the </text:p>
            <text:p>master branch is also created. </text:p>
            <text:p/>
            <text:p>If the $GIT_DIR environment variable is see t then it specifies a path to </text:p>
            <text:p>use instead of ./.git for the base of the repository. </text:p>
            <text:p/>
            <text:p>If the object storage directory is specified via the </text:p>
            <text:p>$GIT_OBJECT_DIRECTORY environment variable then the sha1 directories </text:p>
            <text:p>are created underneath - otherwise the default $GIT_DIR/objects </text:p>
            <text:p>directory is used. </text:p>
            <text:p/>
            <text:p>Running git init in an existing repository is safe. It will not </text:p>
            <text:p>overwrite things that are already there. The primary reason for </text:p>
            <text:p>rerunning git init is to pick up newly added templates (or to move the </text:p>
            <text:p>repository to another place if -separate-git-dir is given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385];&quot;.&quot;;[.F385];&quot;.&quot;;[.G385])" office:value-type="string" office:string-value="init.DISCUSSION.entry" calcext:value-type="string">
            <text:p>init.DISCUSSION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4">
          <table:table-cell table:number-columns-repeated="3"/>
          <table:table-cell table:formula="of:=CONCATENATE([.E386];&quot;.&quot;;[.F386];&quot;.&quot;;[.G386])" office:value-type="string" office:string-value="init.ENVIRONMENT AND CONFIGURATION VARIABLES.entry" calcext:value-type="string">
            <text:p>init.ENVIRONMENT AND CONFIGURATION VARIABLES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table:number-columns-repeated="3"/>
          <table:table-cell table:formula="of:=CONCATENATE([.E387];&quot;.&quot;;[.F387];&quot;.&quot;;[.G387])" office:value-type="string" office:string-value="init.EXAMPLES.entry" calcext:value-type="string">
            <text:p>init.EXAMPLES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Start a new Git repository for an existing code base </text:p>
            <text:p/>
            <text:p>&gt; cd /path/to/my/codebase </text:p>
            <text:p>&gt; git init      (1) </text:p>
            <text:p>&gt; git add .     (2) </text:p>
            <text:p>&gt; git commit    (3) </text:p>
            <text:p/>
            <text:p>1. Create a /path/to/my/codebase/.git directory. </text:p>
            <text:p>2. Add all existing files to the index. </text:p>
            <text:p>3. Record the pristine state as the first commit in the history.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388];&quot;.&quot;;[.F388];&quot;.&quot;;[.G388])" office:value-type="string" office:string-value="init.FILES.entry" calcext:value-type="string">
            <text:p>init.FILES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389];&quot;.&quot;;[.F389];&quot;.&quot;;[.G389])" office:value-type="string" office:string-value="init.HOOKS.entry" calcext:value-type="string">
            <text:p>init.HOOKS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390];&quot;.&quot;;[.F390];&quot;.&quot;;[.G390])" office:value-type="string" office:string-value="init.NAME.entry" calcext:value-type="string">
            <text:p>init.NAME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init - Create an empty Git repository or reinitialize an existing </text:p>
            <text:p>one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391];&quot;.&quot;;[.F391];&quot;.&quot;;[.G391])" office:value-type="string" office:string-value="init.OPTIONS.bare" calcext:value-type="string">
            <text:p>init.OPTIONS.bare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are</text:p>
          </table:table-cell>
          <table:table-cell table:style-name="ce3" office:value-type="string" calcext:value-type="string">
            <text:p>Create a bare repository. If GIT_DIR environment is not see t, it is </text:p>
            <text:p>set to the current  working director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392];&quot;.&quot;;[.F392];&quot;.&quot;;[.G392])" office:value-type="string" office:string-value="init.OPTIONS.quiet" calcext:value-type="string">
            <text:p>init.OPTIONS.quiet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Only print eror and warning messages; all other output will be </text:p>
            <text:p>suppresed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20">
          <table:table-cell table:number-columns-repeated="3"/>
          <table:table-cell table:formula="of:=CONCATENATE([.E393];&quot;.&quot;;[.F393];&quot;.&quot;;[.G393])" office:value-type="string" office:string-value="init.OPTIONS.separate-git-dir" calcext:value-type="string">
            <text:p>init.OPTIONS.separate-git-dir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eparate-git-dir</text:p>
          </table:table-cell>
          <table:table-cell table:style-name="ce3" office:value-type="string" calcext:value-type="string">
            <text:p>Instead of initializing the repository as a directory to either </text:p>
            <text:p>$GIT_DIR or ./.git/, create a text file there containing the path </text:p>
            <text:p>to the actual repository. This file acts as filesystem-agnostic Git </text:p>
            <text:p>symbolic link to the repository. </text:p>
            <text:p/>
            <text:p>If this is reinitialization, the repository will be moved to the </text:p>
            <text:p>specified path. </text:p>
            <text:p/>
            <text:p/>
          </table:table-cell>
          <table:table-cell table:style-name="ce3" office:value-type="string" calcext:value-type="string">
            <text:p>&lt;git dir&gt;</text:p>
          </table:table-cell>
          <table:table-cell table:style-name="ce1"/>
          <table:table-cell table:number-columns-repeated="1014"/>
        </table:table-row>
        <table:table-row table:style-name="ro33">
          <table:table-cell table:number-columns-repeated="3"/>
          <table:table-cell table:formula="of:=CONCATENATE([.E394];&quot;.&quot;;[.F394];&quot;.&quot;;[.G394])" office:value-type="string" office:string-value="init.OPTIONS.shared[" calcext:value-type="string">
            <text:p>init.OPTIONS.shared[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ared[</text:p>
          </table:table-cell>
          <table:table-cell table:style-name="ce3" office:value-type="string" calcext:value-type="string">
            <text:p>Specify that the Git repository is to be shared amongst see veral </text:p>
            <text:p>users. This allows users belonging to the same group to push into </text:p>
            <text:p>that repository. When specified, the config variable </text:p>
            <text:p>core.sharedRepository is see t so that files and directories under </text:p>
            <text:p>$GIT_DIR are created with the requested permisions. When not </text:p>
            <text:p>specified, Git will use permisions reported by umask(2). </text:p>
            <text:p/>
            <text:p>The option can have the following values, defaulting to group if no </text:p>
            <text:p>value is given: </text:p>
            <text:p/>
            <text:p>umask (or false) </text:p>
            <text:p>Use permisions reported by umask(2). The default, when </text:p>
            <text:p/>
          </table:table-cell>
          <table:table-cell table:style-name="ce3" office:value-type="string" calcext:value-type="string">
            <text:p>(false|true|umask|group|all|world|everybody|0xxx)]</text:p>
          </table:table-cell>
          <table:table-cell table:style-name="ce1"/>
          <table:table-cell table:number-columns-repeated="1014"/>
        </table:table-row>
        <table:table-row table:style-name="ro28">
          <table:table-cell table:number-columns-repeated="3"/>
          <table:table-cell table:formula="of:=CONCATENATE([.E395];&quot;.&quot;;[.F395];&quot;.&quot;;[.G395])" office:value-type="string" office:string-value="init.OPTIONS.sharedisnotspecifed." calcext:value-type="string">
            <text:p>init.OPTIONS.sharedisnotspecifed.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aredisnotspecifed.</text:p>
          </table:table-cell>
          <table:table-cell table:style-name="ce3" office:value-type="string" calcext:value-type="string">
            <text:p>group (or true) </text:p>
            <text:p>Make the repository group-writable, (and g+sx, since the git </text:p>
            <text:p>group may be not the primary group of all users). This is used </text:p>
            <text:p>to losen the permisions of an otherwise safe umask(2) value. </text:p>
            <text:p>Note that the umask still applies to the other permision bits </text:p>
            <text:p>(e.g. if umask is 0022, using group will not remove read </text:p>
            <text:p>privileges from other (non-group) users). see  0xxx for how to </text:p>
            <text:p>exactly specify the repository permisions. </text:p>
            <text:p/>
            <text:p>all (or world or everybody) </text:p>
            <text:p>Same as group, but make the repository readable by all users. </text:p>
            <text:p/>
            <text:p>0xxx </text:p>
            <text:p>0xxx is an octal number and each file will have mode 0xxx. </text:p>
            <text:p>0xxx will overide users' umask(2) value (and not only losen </text:p>
            <text:p>permisions as group and all does).  0640 will create a </text:p>
            <text:p>repository which is group-readable, but not group-writable or </text:p>
            <text:p>accesible to others.  0660 will create a repo that is readable </text:p>
            <text:p>and writable to the current  user and group, but inaccesible to </text:p>
            <text:p>others. </text:p>
            <text:p/>
            <text:p>By default, the configuration flag receive.denyNonFastForwards is </text:p>
            <text:p>enabled in shared repositories, so that you cannot force a non </text:p>
            <text:p>fast-forwarding push into it. </text:p>
            <text:p/>
            <text:p>If you provide a directory, the command is run inside it. If this </text:p>
            <text:p>directory does not exist, it will be created. </text:p>
            <text:p/>
            <text:p>The template directory contains files and directories that will be </text:p>
            <text:p>copied to the $GIT_DIR after it is created. </text:p>
            <text:p/>
            <text:p>The template directory will be one of the following (in order): </text:p>
            <text:p/>
            <text:p>+o   the argument given with the --template option; </text:p>
            <text:p/>
            <text:p>+o   the contents of the $GIT_TEMPLATE_DIR environment variable; </text:p>
            <text:p/>
            <text:p>+o   the init.templateDir configuration variable; or </text:p>
            <text:p/>
            <text:p>+o   the default template directory: /usr/share/git-core/templates. </text:p>
            <text:p/>
            <text:p>The default template directory includes some directory structure, </text:p>
            <text:p>sugested exclude paterns (se gitignore(5), and sample hok files. </text:p>
            <text:p/>
            <text:p>The sample hoks are all disabled by default, To enable one of the </text:p>
            <text:p>sample hoks rename it by removing its .sample sufix. </text:p>
            <text:p/>
            <text:p>Se githoks(5) for more general info on hok execu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396];&quot;.&quot;;[.F396];&quot;.&quot;;[.G396])" office:value-type="string" office:string-value="init.OPTIONS.template" calcext:value-type="string">
            <text:p>init.OPTIONS.template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Specify the directory from which templates will be used. (Se the </text:p>
            <text:p>TEMPLATE DIRECTORY see ction below.) </text:p>
            <text:p/>
            <text:p/>
          </table:table-cell>
          <table:table-cell table:style-name="ce3" office:value-type="string" calcext:value-type="string">
            <text:p>&lt;template_directory&gt;</text:p>
          </table:table-cell>
          <table:table-cell table:style-name="ce1"/>
          <table:table-cell table:number-columns-repeated="1014"/>
        </table:table-row>
        <table:table-row table:style-name="ro46">
          <table:table-cell table:number-columns-repeated="3"/>
          <table:table-cell table:formula="of:=CONCATENATE([.E397];&quot;.&quot;;[.F397];&quot;.&quot;;[.G397])" office:value-type="string" office:string-value="init.SEE ALSO.entry" calcext:value-type="string">
            <text:p>init.SEE ALSO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398];&quot;.&quot;;[.F398];&quot;.&quot;;[.G398])" office:value-type="string" office:string-value="init.SYNOPSIS.entry" calcext:value-type="string">
            <text:p>init.SYNOPSIS.entry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init [-q | -quiet] [--bare] [--template=&lt;template_directory&gt;] </text:p>
            <text:p>[--separate-git-dir &lt;git dir&gt;] </text:p>
            <text:p>[--shared[=&lt;permisions&gt;]] [directory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399];&quot;.&quot;;[.F399];&quot;.&quot;;[.G399])" office:value-type="string" office:string-value="log.DATE_FORMATS.entry" calcext:value-type="string">
            <text:p>log.DATE_FORMATS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400];&quot;.&quot;;[.F400];&quot;.&quot;;[.G400])" office:value-type="string" office:string-value="log.DESCRIPTION.entry" calcext:value-type="string">
            <text:p>log.DESCRIPTION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Shows the commit logs. </text:p>
            <text:p/>
            <text:p>The command takes options applicable to the git rev-list command to </text:p>
            <text:p>control what is shown and how, and options applicable to the git diff-* </text:p>
            <text:p>commands to control how the changes each commit introduces are show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401];&quot;.&quot;;[.F401];&quot;.&quot;;[.G401])" office:value-type="string" office:string-value="log.DISCUSSION.entry" calcext:value-type="string">
            <text:p>log.DISCUSSION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is to some extent character encoding agnostic. </text:p>
            <text:p/>
            <text:p>+o   The contents of the blob objects are uninterpreted see quences of </text:p>
            <text:p>bytes. There is no encoding translation at the core level. </text:p>
            <text:p/>
            <text:p>+o   Path names are encoded in UTF- normalization form C. This applies </text:p>
            <text:p>to tree objects, the index file, ref names, as well as path names </text:p>
            <text:p>in command line arguments, environment variables and config files </text:p>
            <text:p>(..git//cconnfig (se git-config(1), gitignore(5), gitatributes(5) </text:p>
            <text:p>and gitmodules(5). </text:p>
            <text:p/>
            <text:p>Note that Git at the core level treeats path names simply as </text:p>
            <text:p>sequences of non-NUL bytes, there are no path name encoding </text:p>
            <text:p>conversions (except on Mac and Windows). Therefore, using non-ASCi </text:p>
            <text:p>path names will mostly work even on platforms and file systems that </text:p>
            <text:p>use legacy extended ASCi encodings. However, repositories created </text:p>
            <text:p>on such systems will not work properly on UTF--based systems (e.g. </text:p>
            <text:p>Linux, Mac, Windows) and vice versa. Additionally, many Git-based </text:p>
            <text:p>tols simply asume path names to be UTF- and will fail to display </text:p>
            <text:p>other encodings corectly. </text:p>
            <text:p/>
            <text:p>+o   Commit log messages are typically encoded in UTF-, but other </text:p>
            <text:p>extended ASCi encodings are also supported. This includes </text:p>
            <text:p>ISO-59-x, CP125x and many others, but not UTF-16/32, EBCDIC and </text:p>
            <text:p>CJK multi-byte encodings (GBK, Shift-JIS, Big5, EUC-x, CP9xx etc.). </text:p>
            <text:p/>
            <text:p>Although we encourage that the commit log messages are encoded in </text:p>
            <text:p>UTF-, both the core and Git Porcelain are designed not to force UTF- </text:p>
            <text:p>on projects. If all participants of a particular project find it more </text:p>
            <text:p>convenient to use legacy encodings, Git does not forbid it. However, </text:p>
            <text:p>there are a few things to keep in mind. </text:p>
            <text:p/>
            <text:p>1. git commit and git commit-tree isues a warning if the commit log </text:p>
            <text:p>message given to it does not lok like a valid UTF- string, unles </text:p>
            <text:p>you explicitly say your project uses a legacy encoding. The way to </text:p>
            <text:p>say this is to have i1n.commitencoding in .git/config file, like </text:p>
            <text:p>this: </text:p>
            <text:p/>
            <text:p>[i1n] </text:p>
            <text:p>commitencoding = ISO-59-1 </text:p>
            <text:p/>
            <text:p>Commit objects created with the above see ting record the value of </text:p>
            <text:p>i1n.commitencoding in its encoding header. This is to help other </text:p>
            <text:p>people who lok at them later. Lack of this header implies that the </text:p>
            <text:p>commit log message is encoded in UTF-. </text:p>
            <text:p/>
            <text:p>2. git log, git show, git blame and friends lok at the encoding </text:p>
            <text:p>header of a commit object, and try to re-code the log message into </text:p>
            <text:p>UTF- unles otherwise specified. You can specify the desired </text:p>
            <text:p>output encoding with i1n.logoutputencoding in .git/config file, </text:p>
            <text:p>like this: </text:p>
            <text:p/>
            <text:p>[i1n] </text:p>
            <text:p>logoutputencoding = ISO-59-1 </text:p>
            <text:p/>
            <text:p>If you do not have this configuration variable, the value of </text:p>
            <text:p>i1n.commitencoding is used instead. </text:p>
            <text:p/>
            <text:p>Note that we deliberately chose not to re-code the commit log message </text:p>
            <text:p>when a commit is made to force UTF- at the commit object level, </text:p>
            <text:p>because re-coding to UTF- is not necesarily a reversible operation. </text:p>
            <text:p/>
            <text:p>Se git-config(1) for core variables and git-diff(1) for see tings </text:p>
            <text:p>related to diff generation. </text:p>
            <text:p/>
            <text:p>format.pretty </text:p>
            <text:p>Default for the --format option. (Se pretty Formats above.) </text:p>
            <text:p>Defaults to medium. </text:p>
            <text:p/>
            <text:p>i1n.logOutputEncoding </text:p>
            <text:p>Encoding to use when displaying logs. (Se Discusion above.) </text:p>
            <text:p>Defaults to the value of i1n.commitEncoding if see t, and UTF- </text:p>
            <text:p>otherwise. </text:p>
            <text:p/>
            <text:p>log.date </text:p>
            <text:p>Default format for human-readable dates. (Compare the --date </text:p>
            <text:p>option.) Defaults to default, which means to write dates like Sat </text:p>
            <text:p>May  19:35:34 2010 -0500. </text:p>
            <text:p/>
            <text:p>log.follow </text:p>
            <text:p>If true, git log will act as if the --follow option was used when a </text:p>
            <text:p>single &lt;path&gt; is given. This has the same limitations as --follow, </text:p>
            <text:p>i.e. it cannot be used to follow multiple files and does not work </text:p>
            <text:p>well on non-linear history. </text:p>
            <text:p/>
            <text:p>log.showRot </text:p>
            <text:p>If false, git log and related commands will not treeat the initial </text:p>
            <text:p>commit as a big creation event. Any rot commits in git log -p </text:p>
            <text:p>output would be shown without a diff atached. The default is true. </text:p>
            <text:p/>
            <text:p>log.showSignature </text:p>
            <text:p>If true, git log and related commands will act as if the </text:p>
            <text:p/>
            <text:p>mailmap.* </text:p>
            <text:p>Se git-shortlog(1). </text:p>
            <text:p/>
            <text:p>notes.displayRef </text:p>
            <text:p>Which refs, in addition to the default see t by core.notesRef or </text:p>
            <text:p>GIT_NOTES_REF, to read notes from when showing commit messages with </text:p>
            <text:p>the log family of commands. see  git-notes(1). </text:p>
            <text:p/>
            <text:p>May be an unabbreviated ref name or a glob and may be specified </text:p>
            <text:p>multiple times. A warning will be isued for refs that do not </text:p>
            <text:p>exist, but a glob that does not match any refs is silently ignored. </text:p>
            <text:p/>
            <text:p>This see ting can be disabled by the --no-notes option, overidden </text:p>
            <text:p>by the GIT_NOTES_DISPLAY_REF environment variable, and overidden </text:p>
            <text:p>by the --notes=&lt;ref&gt; option.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402];&quot;.&quot;;[.F402];&quot;.&quot;;[.G402])" office:value-type="string" office:string-value="log.ENVIRONMENT AND CONFIGURATION VARIABLES.entry" calcext:value-type="string">
            <text:p>log.ENVIRONMENT AND CONFIGURATION VARIABLES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57">
          <table:table-cell table:number-columns-repeated="3"/>
          <table:table-cell table:formula="of:=CONCATENATE([.E403];&quot;.&quot;;[.F403];&quot;.&quot;;[.G403])" office:value-type="string" office:string-value="log.EXAMPLES.entry" calcext:value-type="string">
            <text:p>log.EXAMPLES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log --no-merges </text:p>
            <text:p>Show the whole commit history, but skip any merges </text:p>
            <text:p/>
            <text:p>git log v2.6.12.. include/scsi drivers/scsi </text:p>
            <text:p>Show all commits since version v2.6.12 that changed any file in the </text:p>
            <text:p>include/scsi or drivers/scsi subdirectories </text:p>
            <text:p/>
            <text:p>git log --since=2 weeks ago -- gitk </text:p>
            <text:p>Show the changes during the last two weeks to the file gitk. The </text:p>
            <text:p/>
            <text:p>git log --name-status release..test </text:p>
            <text:p>Show the commits that are in the test branch but not yet in the </text:p>
            <text:p>release branch, along with the list of paths each commit </text:p>
            <text:p>modiffies. </text:p>
            <text:p/>
            <text:p>git log --follow builtin/rev-list.c </text:p>
            <text:p>Shows the commits that changed builtin/rev-list.c, including those </text:p>
            <text:p>commits that occured before the file was given its present name. </text:p>
            <text:p/>
            <text:p>git log --branches --not --remotes=origin </text:p>
            <text:p>Shows all commits that are in any of local branches but not in any </text:p>
            <text:p>of remote-tracking branches for origin (what you have that origin </text:p>
            <text:p>doesn't). </text:p>
            <text:p/>
            <text:p>git log master --not --remotes=*/master </text:p>
            <text:p>Shows all commits that are in local master but not in any remote </text:p>
            <text:p>repository master branches. </text:p>
            <text:p/>
            <text:p>git log -p -m --first-parent </text:p>
            <text:p>Shows the history including change diffs, but only from the main </text:p>
            <text:p>branch perspective, skipping commits that come from merged </text:p>
            <text:p>branches, and showing full diffs of changes introduced by the </text:p>
            <text:p>merges. This makes see nse only when following a strict policy of </text:p>
            <text:p>merging all topic branches when staying on a single integration </text:p>
            <text:p>branch. </text:p>
            <text:p/>
            <text:p>git log -L '/int main/',/^}/:main.c </text:p>
            <text:p>Shows how the function main() in the file main.c evolved over time. </text:p>
            <text:p/>
            <text:p>git log -3 </text:p>
            <text:p>Limits the number of commits to show to 3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404];&quot;.&quot;;[.F404];&quot;.&quot;;[.G404])" office:value-type="string" office:string-value="log.FILES.entry" calcext:value-type="string">
            <text:p>log.FILES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405];&quot;.&quot;;[.F405];&quot;.&quot;;[.G405])" office:value-type="string" office:string-value="log.HOOKS.entry" calcext:value-type="string">
            <text:p>log.HOOKS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58">
          <table:table-cell table:number-columns-repeated="3"/>
          <table:table-cell table:formula="of:=CONCATENATE([.E406];&quot;.&quot;;[.F406];&quot;.&quot;;[.G406])" office:value-type="string" office:string-value="log.NAME.entry" calcext:value-type="string">
            <text:p>log.NAME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log - Show commit logs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407];&quot;.&quot;;[.F407];&quot;.&quot;;[.G407])" office:value-type="string" office:string-value="log.OPTIONS.[no-]standard-notes" calcext:value-type="string">
            <text:p>log.OPTIONS.[no-]standard-note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standard-notes</text:p>
          </table:table-cell>
          <table:table-cell table:style-name="ce3" office:value-type="string" calcext:value-type="string">
            <text:p>These options are deprecated. Use the above -notes/-no-notes </text:p>
            <text:p>options instead. </text:p>
            <text:p/>
            <text:p/>
          </table:table-cell>
          <table:table-cell table:style-name="ce1"/>
          <table:table-cell table:style-name="ce3" office:value-type="string" calcext:value-type="string">
            <text:p>show-notes[=&lt;treeish&gt;]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408];&quot;.&quot;;[.F408];&quot;.&quot;;[.G408])" office:value-type="string" office:string-value="log.OPTIONS.**statoptions." calcext:value-type="string">
            <text:p>log.OPTIONS.**statoptions.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**statoptions.</text:p>
          </table:table-cell>
          <table:table-cell table:style-name="ce3" office:value-type="string" calcext:value-type="string">
            <text:p>files </text:p>
            <text:p>Compute the dirstat numbers by counting the number of files </text:p>
            <text:p>changed. Each changed file counts equally in the dirstat </text:p>
            <text:p>analysis. This is the computationally cheapest --dirstat </text:p>
            <text:p>behavior, since it does not have to lok at the file contents </text:p>
            <text:p>at all. </text:p>
            <text:p/>
            <text:p>cumulative </text:p>
            <text:p>Count changes in a child directory for the parent directory as </text:p>
            <text:p>well. Note that when using cumulative, the sum of the </text:p>
            <text:p>percentages reported may exced 100%. The default </text:p>
            <text:p>(non-cumulative) behavior can be specified with the </text:p>
            <text:p>noncumulative parameter. </text:p>
            <text:p/>
            <text:p>&lt;limit&gt; </text:p>
            <text:p>An integer parameter specifies a cut-of percent (3% by </text:p>
            <text:p>default). Directories contributing les than this percentage of </text:p>
            <text:p>the changes are not shown in the output. </text:p>
            <text:p/>
            <text:p>Example: The following will count changed files, while ignoring </text:p>
            <text:p>directories with les than 10% of the total amount of changed </text:p>
            <text:p>files, and accumulating child directory counts in the parent </text:p>
            <text:p>directories: --dirstat=files,10,cumulativ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09];&quot;.&quot;;[.F409];&quot;.&quot;;[.G409])" office:value-type="string" office:string-value="log.OPTIONS.&lt;end&gt;:&lt;file&gt;" calcext:value-type="string">
            <text:p>log.OPTIONS.&lt;end&gt;:&lt;file&gt;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&lt;end&gt;:&lt;file&gt;</text:p>
          </table:table-cell>
          <table:table-cell table:style-name="ce3" office:value-type="string" calcext:value-type="string">
            <text:p>Trace the evolution of the line range given by &lt;start&gt;,&lt;end&gt; (or </text:p>
            <text:p>the function name regex &lt;funcname&gt;) within the &lt;file&gt;. You may not </text:p>
            <text:p>give any pathspec limiters. This is currently limited to a walk </text:p>
            <text:p>starting from a single revision, i.e., you may only give zero or </text:p>
            <text:p>one positive revision arguments. You can specify this option more </text:p>
            <text:p>than once. </text:p>
            <text:p/>
            <text:p>&lt;start&gt; and &lt;end&gt; can take one of these forms: </text:p>
            <text:p/>
            <text:p>+o   number </text:p>
            <text:p/>
            <text:p>If &lt;start&gt; or &lt;end&gt; is a number, it specifies an absolute line </text:p>
            <text:p>number (lines count from 1). </text:p>
            <text:p/>
            <text:p>+o   /regex/ </text:p>
            <text:p/>
            <text:p>This form will use the first line matching the given POSIX </text:p>
            <text:p>regex. If &lt;start&gt; is a regex, it will see arch from the end of </text:p>
            <text:p>the previous -L range, if any, otherwise from the start of </text:p>
            <text:p>file. If &lt;start&gt; is ^/regex/, it will see arch from the start </text:p>
            <text:p>of file. If &lt;end&gt; is a regex, it will see arch starting at the </text:p>
            <text:p>line given by &lt;start&gt;. </text:p>
            <text:p/>
            <text:p>+o   +ofset or -ofset </text:p>
            <text:p/>
            <text:p>This is only valid for &lt;end&gt; and will specify a number of lines </text:p>
            <text:p>before or after the line given by &lt;start&gt;. </text:p>
            <text:p/>
            <text:p>If :&lt;funcname&gt; is given in place of &lt;start&gt; and &lt;end&gt;, it is a </text:p>
            <text:p>regular expresion that denotes the range from the first funcname </text:p>
            <text:p>line that matches &lt;funcname&gt;, up to the next funcname line. </text:p>
            <text:p>:&lt;funcname&gt; see arches from the end of the previous -L range, if </text:p>
            <text:p>any, otherwise from the start of file. ^:&lt;funcname&gt; see arches from </text:p>
            <text:p>the start of file. </text:p>
            <text:p/>
            <text:p>&lt;revision range&gt; </text:p>
            <text:p>Show only commits in the specified revision range. When no </text:p>
            <text:p>&lt;revision range&gt; is specified, it defaults to HEAD (i.e. the whole </text:p>
            <text:p>history leading to the current  commit).  origin..HEAD specifies all </text:p>
            <text:p>the commits reachable from the current  commit (i.e.  HEAD), but not </text:p>
            <text:p>from origin. For a complete list of ways to spell &lt;revision range&gt;, </text:p>
            <text:p>se the Specifying Ranges see ction of gitreevisions(7). </text:p>
            <text:p/>
            <text:p>[--] &lt;path&gt;... </text:p>
            <text:p>Show only commits that are enough to explain how the files that </text:p>
            <text:p>match the specified paths came to be. see  History Simplification </text:p>
            <text:p>below for details and other simplification modes. </text:p>
            <text:p/>
            <text:p>Paths may need to be prefixed with `- ' to see parate them from </text:p>
            <text:p>options or the revision range, when confusion arises. </text:p>
            <text:p/>
            <text:p>Commit Limiting </text:p>
            <text:p>Besides specifying a range of commits that should be listed using the </text:p>
            <text:p>special notations explained in the description, additional commit </text:p>
            <text:p>limiting may be applied. </text:p>
            <text:p/>
            <text:p>Using more options generally further limits the output (e.g. </text:p>
            <text:p/>
          </table:table-cell>
          <table:table-cell table:style-name="ce1"/>
          <table:table-cell table:style-name="ce3" office:value-type="string" calcext:value-type="string">
            <text:p>L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10];&quot;.&quot;;[.F410];&quot;.&quot;;[.G410])" office:value-type="string" office:string-value="log.OPTIONS.&lt;name-width&gt;[" calcext:value-type="string">
            <text:p>log.OPTIONS.&lt;name-width&gt;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&lt;name-width&gt;[</text:p>
          </table:table-cell>
          <table:table-cell table:style-name="ce3" office:value-type="string" calcext:value-type="string">
            <text:p>Generate a diffstat. By default, as much space as necesary will be </text:p>
            <text:p>used for the filename part, and the rest for the graph part. </text:p>
            <text:p>Maximum width defaults to terminal width, or 0 columns if not </text:p>
            <text:p>connected to a terminal, and can be overidden by &lt;width&gt;. The </text:p>
            <text:p>width of the filename part can be limited by giving another width </text:p>
            <text:p>&lt;name-width&gt; after a comma. The width of the graph part can be </text:p>
            <text:p>limited by using --stat-graph-width=&lt;width&gt; (afects all commands </text:p>
            <text:p>generating a stat graph) or by see ting diff.statGraphWidth=&lt;width&gt; </text:p>
            <text:p>(does not afect git format-patch). By giving a third parameter </text:p>
            <text:p>&lt;count&gt;, you can limit the output to the first &lt;count&gt; lines, </text:p>
            <text:p>followed by ...  if there are more. </text:p>
            <text:p/>
            <text:p>These parameters can also be see t individually with </text:p>
            <text:p/>
          </table:table-cell>
          <table:table-cell table:style-name="ce1"/>
          <table:table-cell table:style-name="ce3" office:value-type="string" calcext:value-type="string">
            <text:p>stat[=&lt;width&gt;[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411];&quot;.&quot;;[.F411];&quot;.&quot;;[.G411])" office:value-type="string" office:string-value="log.OPTIONS.1----2----4----7" calcext:value-type="string">
            <text:p>log.OPTIONS.1----2----4----7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1----2----4----7</text:p>
          </table:table-cell>
          <table:table-cell table:style-name="ce3" office:value-type="string" calcext:value-type="string">
            <text:p>\              \ </text:p>
            <text:p>3----5----6------- </text:p>
            <text:p/>
            <text:p>where the numbers denote the order of commit timestamps, git </text:p>
            <text:p>rev-list and friends with --date-order show the commits in the </text:p>
            <text:p>timestamp order:  7 6 5 4 3 2 1. </text:p>
            <text:p/>
            <text:p>With --topo-order, they would show  6 5 3 7 4 2 1 (or  7 4 2 6 5 </text:p>
            <text:p>3 1); some older commits are shown before newer ones in order to </text:p>
            <text:p>avoid showing the commits from two parallel development track mixed </text:p>
            <text:p>togeth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412];&quot;.&quot;;[.F412];&quot;.&quot;;[.G412])" office:value-type="string" office:string-value="log.OPTIONS.a/describe.c" calcext:value-type="string">
            <text:p>log.OPTIONS.a/describe.c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/describe.c</text:p>
          </table:table-cell>
          <table:table-cell table:style-name="ce3" office:value-type="string" calcext:value-type="string">
            <text:p>++ b/describe.c </text:p>
            <text:p>@@ -9,20 -9,12 +9,20 @@ </text:p>
            <text:p>return (a_date &gt; b_date) ? -1 : (a_date = b_date) ? 0 : 1; </text:p>
            <text:p>}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413];&quot;.&quot;;[.F413];&quot;.&quot;;[.G413])" office:value-type="string" office:string-value="log.OPTIONS.a/file" calcext:value-type="string">
            <text:p>log.OPTIONS.a/fil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/file</text:p>
          </table:table-cell>
          <table:table-cell table:style-name="ce3" office:value-type="string" calcext:value-type="string">
            <text:p>++ b/file </text:p>
            <text:p/>
            <text:p>Similar to two-line header for traditional unified diff format, </text:p>
            <text:p>/dev/null is used to signal created or deleted files. </text:p>
            <text:p/>
            <text:p>4. Chunk header format is modified to prevent people from accidentally </text:p>
            <text:p>feding it to patch -p1. Combined diff format was created for </text:p>
            <text:p>review of merge commit changes, and was not meant for apply. The </text:p>
            <text:p>change is similar to the change in the extended index header: </text:p>
            <text:p/>
            <text:p>@@ &lt;from-file-range&gt; &lt;from-file-range&gt; &lt;to-file-range&gt; @@ </text:p>
            <text:p/>
            <text:p>There are (number of parents + 1) @ characters in the chunk header </text:p>
            <text:p>for combined diff format. </text:p>
            <text:p/>
            <text:p>Unlike the traditional unified diff format, which shows two files A and </text:p>
            <text:p>B with a single column that has - (minus - appears in A but removed in </text:p>
            <text:p>B), + (plus - missing in A but added to B), or   (space - </text:p>
            <text:p>unchanged) prefix, this format compares two or more files file1, </text:p>
            <text:p>file2,... with one file X, and shows how X differs from each of fileN. </text:p>
            <text:p>One column for each of fileN is prepended to the output line to note </text:p>
            <text:p>how X's line is different from it. </text:p>
            <text:p/>
            <text:p>A - character in the column N means that the line appears in fileN but </text:p>
            <text:p>it does not appear in the result. A + character in the column N means </text:p>
            <text:p>that the line appears in the result, and fileN does not have that line </text:p>
            <text:p>(in other words, the line was added, from the point of view of that </text:p>
            <text:p>parent). </text:p>
            <text:p/>
            <text:p>In the above example output, the function signature was changed from </text:p>
            <text:p>both files (hence two - removals from both file1 and file2, plus ++ to </text:p>
            <text:p>mean one line that was added does not appear in either file1 or file2). </text:p>
            <text:p>Also eight other lines are the same from file1 but do not appear in </text:p>
            <text:p>file2 (hence prefixed with +). </text:p>
            <text:p/>
            <text:p>When shown by git diff-tree -c, it compares the parents of a merge </text:p>
            <text:p>commit with the merge result (i.e. file1..fileN are the parents). When </text:p>
            <text:p>shown by git diff-files -c, it compares the two unresolved merge </text:p>
            <text:p>parents with the working tree file (i.e. file1 is stage 2 aka our </text:p>
            <text:p>version, file2 is stage 3 aka their version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14];&quot;.&quot;;[.F414];&quot;.&quot;;[.G414])" office:value-type="string" office:string-value="log.OPTIONS.abbbbrev--ccommmmitandthoseoptionswhichimplyitsuchas" calcext:value-type="string">
            <text:p>log.OPTIONS.abbbbrev--ccommmmitandthoseoptionswhichimplyitsucha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bbbrev--ccommmmitandthoseoptionswhichimplyitsuchas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415];&quot;.&quot;;[.F415];&quot;.&quot;;[.G415])" office:value-type="string" office:string-value="log.OPTIONS.abbrev-commit" calcext:value-type="string">
            <text:p>log.OPTIONS.abbrev-commi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brev-commit</text:p>
          </table:table-cell>
          <table:table-cell table:style-name="ce3" office:value-type="string" calcext:value-type="string">
            <text:p>Instead of showing the full 40-byte hexadecimal commit object name, </text:p>
            <text:p>show only a partial prefix. Non default number of digits can be </text:p>
            <text:p>specified with -abrev=&lt;n&gt; (which also modiffies diff output, if </text:p>
            <text:p>it is displayed). </text:p>
            <text:p/>
            <text:p>This should make -pretty=oneline a whole lot more readable for </text:p>
            <text:p>people using 0-column terminal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416];&quot;.&quot;;[.F416];&quot;.&quot;;[.G416])" office:value-type="string" office:string-value="log.OPTIONS.abbrev[" calcext:value-type="string">
            <text:p>log.OPTIONS.abbrev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brev[</text:p>
          </table:table-cell>
          <table:table-cell table:style-name="ce3" office:value-type="string" calcext:value-type="string">
            <text:p>Instead of showing the full 40-byte hexadecimal object name in </text:p>
            <text:p>diff-raw format output and diff-tree header lines, show only a </text:p>
            <text:p>partial prefix. This is independent of the --full-index option </text:p>
            <text:p>above, which controls the diff-patch output format. Non default </text:p>
            <text:p>number of digits can be specified with --abbrev=&lt;n&gt;. </text:p>
            <text:p/>
            <text:p/>
          </table:table-cell>
          <table:table-cell table:style-name="ce3" office:value-type="string" calcext:value-type="string">
            <text:p>&lt;n&gt;]</text:p>
          </table:table-cell>
          <table:table-cell table:style-name="ce1"/>
          <table:table-cell table:number-columns-repeated="1014"/>
        </table:table-row>
        <table:table-row table:style-name="ro13">
          <table:table-cell table:number-columns-repeated="3"/>
          <table:table-cell table:formula="of:=CONCATENATE([.E417];&quot;.&quot;;[.F417];&quot;.&quot;;[.G417])" office:value-type="string" office:string-value="log.OPTIONS.after" calcext:value-type="string">
            <text:p>log.OPTIONS.aft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fter</text:p>
          </table:table-cell>
          <table:table-cell table:style-name="ce3" office:value-type="string" calcext:value-type="string">
            <text:p>Show commits more recent than a specific date. </text:p>
            <text:p/>
            <text:p/>
          </table:table-cell>
          <table:table-cell table:style-name="ce3" office:value-type="string" calcext:value-type="string">
            <text:p>&lt;date&gt;</text:p>
          </table:table-cell>
          <table:table-cell table:style-name="ce3" office:value-type="string" calcext:value-type="string">
            <text:p>since=&lt;date&gt;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418];&quot;.&quot;;[.F418];&quot;.&quot;;[.G418])" office:value-type="string" office:string-value="log.OPTIONS.al" calcext:value-type="string">
            <text:p>log.OPTIONS.al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Pretend as if all the refs in refs/ are listed on the command line </text:p>
            <text:p>as &lt;commit&gt;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19];&quot;.&quot;;[.F419];&quot;.&quot;;[.G419])" office:value-type="string" office:string-value="log.OPTIONS.al-match" calcext:value-type="string">
            <text:p>log.OPTIONS.al-match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-match</text:p>
          </table:table-cell>
          <table:table-cell table:style-name="ce3" office:value-type="string" calcext:value-type="string">
            <text:p>Limit the commits output to ones that match all given --grep, </text:p>
            <text:p>instead of ones that match at least on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20];&quot;.&quot;;[.F420];&quot;.&quot;;[.G420])" office:value-type="string" office:string-value="log.OPTIONS.ancestry-path" calcext:value-type="string">
            <text:p>log.OPTIONS.ancestry-path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ncestry-path</text:p>
          </table:table-cell>
          <table:table-cell table:style-name="ce3" office:value-type="string" calcext:value-type="string">
            <text:p>Limit the displayed commits to those directly on the ancestry chain </text:p>
            <text:p>betwen the from and to commits in the given commit range. I.e. </text:p>
            <text:p>only display commits that are ancestor of the to commit and </text:p>
            <text:p>descendants of the from commit. </text:p>
            <text:p/>
            <text:p>As an example use case, consider the following commit history: </text:p>
            <text:p/>
            <text:p>D---E-------F </text:p>
            <text:p>/     \       \ </text:p>
            <text:p>B---C---G---H---I---J </text:p>
            <text:p>/                     \ </text:p>
            <text:p>A-------K---------------L--M </text:p>
            <text:p/>
            <text:p>A regular D..M computes the see t of commits that are ancestors of M, </text:p>
            <text:p>but excludes the ones that are ancestors of D. This is useful to </text:p>
            <text:p>se what happened to the history leading to M since D, in the see nse </text:p>
            <text:p>that what does M have that did not exist in D. The result in this </text:p>
            <text:p>example would be all the commits, except A and B (and D itself, of </text:p>
            <text:p>course). </text:p>
            <text:p/>
            <text:p>When we want to find out what commits in M are contaminated with </text:p>
            <text:p>the bug introduced by D and need fixing, however, we might want to </text:p>
            <text:p>view only the subset of D..M that are actually descendants of D, </text:p>
            <text:p>i.e. excluding C and K. This is exactly what the --ancestry-path </text:p>
            <text:p>option does. Applied to the D..M range, it results in: </text:p>
            <text:p/>
            <text:p>E-------F </text:p>
            <text:p>\       \ </text:p>
            <text:p>G---H---I---J </text:p>
            <text:p>\ </text:p>
            <text:p>L--M </text:p>
            <text:p/>
            <text:p/>
            <text:p>The --simplify-by-decoration option allows you to view only the big </text:p>
            <text:p>picture of the topology of the history, by omiting commits that are </text:p>
            <text:p>not referenced by tags. Commits are marked as !treeSAME (in other </text:p>
            <text:p>words, kept after history simplification rules described above) if (1) </text:p>
            <text:p>they are referenced by tags, or (2) they change the contents of the </text:p>
            <text:p>paths given on the command line. All other commits are marked as </text:p>
            <text:p>treeSAME (subject to be simplified away). </text:p>
            <text:p/>
            <text:p>Commit Ordering </text:p>
            <text:p>By default, the commits are shown in reverse chronological ord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421];&quot;.&quot;;[.F421];&quot;.&quot;;[.G421])" office:value-type="string" office:string-value="log.OPTIONS.andisimilarto" calcext:value-type="string">
            <text:p>log.OPTIONS.andisimilarto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ndisimilarto</text:p>
          </table:table-cell>
          <table:table-cell table:style-name="ce1" table:number-columns-repeated="2"/>
          <table:table-cell table:style-name="ce3" office:value-type="string" calcext:value-type="string">
            <text:p>ddaate==ddefaauullt</text:p>
          </table:table-cell>
          <table:table-cell table:number-columns-repeated="1014"/>
        </table:table-row>
        <table:table-row table:style-name="ro46">
          <table:table-cell table:number-columns-repeated="3"/>
          <table:table-cell table:formula="of:=CONCATENATE([.E422];&quot;.&quot;;[.F422];&quot;.&quot;;[.G422])" office:value-type="string" office:string-value="log.OPTIONS.andusingitwith" calcext:value-type="string">
            <text:p>log.OPTIONS.andusingitwith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ndusingitwith</text:p>
          </table:table-cell>
          <table:table-cell table:style-name="ce1" table:number-columns-repeated="2"/>
          <table:table-cell table:style-name="ce3" office:value-type="string" calcext:value-type="string">
            <text:p>sinncce==&lt;&lt;ddaate11&gt;&gt;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423];&quot;.&quot;;[.F423];&quot;.&quot;;[.G423])" office:value-type="string" office:string-value="log.OPTIONS.author-date-order" calcext:value-type="string">
            <text:p>log.OPTIONS.author-date-ord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uthor-date-order</text:p>
          </table:table-cell>
          <table:table-cell table:style-name="ce3" office:value-type="string" calcext:value-type="string">
            <text:p>Show no parents before all of its children are shown, but otherwise </text:p>
            <text:p>show commits in the author timestamp ord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24];&quot;.&quot;;[.F424];&quot;.&quot;;[.G424])" office:value-type="string" office:string-value="log.OPTIONS.basic-regexp" calcext:value-type="string">
            <text:p>log.OPTIONS.basic-regexp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asic-regexp</text:p>
          </table:table-cell>
          <table:table-cell table:style-name="ce3" office:value-type="string" calcext:value-type="string">
            <text:p>Consider the limiting paterns to be basic regular expresions; </text:p>
            <text:p>this is the defaul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25];&quot;.&quot;;[.F425];&quot;.&quot;;[.G425])" office:value-type="string" office:string-value="log.OPTIONS.before" calcext:value-type="string">
            <text:p>log.OPTIONS.befor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efore</text:p>
          </table:table-cell>
          <table:table-cell table:style-name="ce3" office:value-type="string" calcext:value-type="string">
            <text:p>Show commits older than a specific date. </text:p>
            <text:p/>
            <text:p/>
          </table:table-cell>
          <table:table-cell table:style-name="ce3" office:value-type="string" calcext:value-type="string">
            <text:p>&lt;date&gt;</text:p>
          </table:table-cell>
          <table:table-cell table:style-name="ce3" office:value-type="string" calcext:value-type="string">
            <text:p>until=&lt;date&gt;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426];&quot;.&quot;;[.F426];&quot;.&quot;;[.G426])" office:value-type="string" office:string-value="log.OPTIONS.binary" calcext:value-type="string">
            <text:p>log.OPTIONS.bina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inary</text:p>
          </table:table-cell>
          <table:table-cell table:style-name="ce3" office:value-type="string" calcext:value-type="string">
            <text:p>In addition to --full-index, output a binary diff that can be </text:p>
            <text:p>applied with git-appl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27];&quot;.&quot;;[.F427];&quot;.&quot;;[.G427])" office:value-type="string" office:string-value="log.OPTIONS.bisect" calcext:value-type="string">
            <text:p>log.OPTIONS.bisec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isect</text:p>
          </table:table-cell>
          <table:table-cell table:style-name="ce3" office:value-type="string" calcext:value-type="string">
            <text:p>Pretend as if the bad bisection ref refs/bisect/bad was listed and </text:p>
            <text:p>as if it was followed by --not and the good bisection refs </text:p>
            <text:p>refs/bisect/god-* on the command line. Cannot be combined with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28];&quot;.&quot;;[.F428];&quot;.&quot;;[.G428])" office:value-type="string" office:string-value="log.OPTIONS.bisect." calcext:value-type="string">
            <text:p>log.OPTIONS.bisect.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isect.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429];&quot;.&quot;;[.F429];&quot;.&quot;;[.G429])" office:value-type="string" office:string-value="log.OPTIONS.boundary" calcext:value-type="string">
            <text:p>log.OPTIONS.bounda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oundary</text:p>
          </table:table-cell>
          <table:table-cell table:style-name="ce3" office:value-type="string" calcext:value-type="string">
            <text:p>Output excluded boundary commits. Boundary commits are prefixed </text:p>
            <text:p>with -. </text:p>
            <text:p/>
            <text:p>History Simplification </text:p>
            <text:p>Sometimes you are only interested in parts of the history, for example </text:p>
            <text:p>the commits modiffying a particular &lt;path&gt;. But there are two parts of </text:p>
            <text:p>History Simplification, one part is see lecting the commits and the other </text:p>
            <text:p>is how to do it, as there are various strategies to simplify the </text:p>
            <text:p>history. </text:p>
            <text:p/>
            <text:p>The following options see lect the commits to be shown: </text:p>
            <text:p/>
            <text:p>&lt;paths&gt; </text:p>
            <text:p>Commits modiffying the given &lt;paths&gt; are see lect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430];&quot;.&quot;;[.F430];&quot;.&quot;;[.G430])" office:value-type="string" office:string-value="log.OPTIONS.branches[" calcext:value-type="string">
            <text:p>log.OPTIONS.branches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ranches[</text:p>
          </table:table-cell>
          <table:table-cell table:style-name="ce3" office:value-type="string" calcext:value-type="string">
            <text:p>Pretend as if all the refs in refs/heads are listed on the command </text:p>
            <text:p>line as &lt;commit&gt;. If &lt;patern&gt; is given, limit branches to ones </text:p>
            <text:p>matching given shell glob. If patern lacks ?, *, or [, /* at the </text:p>
            <text:p>end is implied. </text:p>
            <text:p/>
            <text:p/>
          </table:table-cell>
          <table:table-cell table:style-name="ce3" office:value-type="string" calcext:value-type="string">
            <text:p>&lt;patern&gt;]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431];&quot;.&quot;;[.F431];&quot;.&quot;;[.G431])" office:value-type="string" office:string-value="log.OPTIONS.break-rewrites[" calcext:value-type="string">
            <text:p>log.OPTIONS.break-rewrites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reak-rewrites[</text:p>
          </table:table-cell>
          <table:table-cell table:style-name="ce3" office:value-type="string" calcext:value-type="string">
            <text:p>Break complete rewrite changes into pairs of delete and create. </text:p>
            <text:p>This see rves two purposes: </text:p>
            <text:p/>
            <text:p>It afects the way a change that amounts to a total rewrite of a </text:p>
            <text:p>file not as a see ries of deletion and insertion mixed together with </text:p>
            <text:p>a very few lines that happen to match textually as the context, but </text:p>
            <text:p>as a single deletion of everything old followed by a single </text:p>
            <text:p>insertion of everything new, and the number m controls this aspect </text:p>
            <text:p>of the -B option (defaults to 60%).  -B/70% specifies that les </text:p>
            <text:p>than 30% of the original should remain in the result for Git to </text:p>
            <text:p>consider it a total rewrite (i.e. otherwise the resulting patch </text:p>
            <text:p>will be a see ries of deletion and insertion mixed together with </text:p>
            <text:p>context lines). </text:p>
            <text:p/>
            <text:p>When used with -M, a totally-rewriten file is also considered as </text:p>
            <text:p>the source of a rename (usually -M only considers a file that </text:p>
            <text:p>disappeared as the source of a rename), and the number n controls </text:p>
            <text:p>this aspect of the -B option (defaults to 50%).  -B20% specifies </text:p>
            <text:p>that a change with addition and deletion compared to 20% or more of </text:p>
            <text:p>the file's size are eligible for being picked up as a posible </text:p>
            <text:p>source of a rename to another file. </text:p>
            <text:p/>
            <text:p/>
          </table:table-cell>
          <table:table-cell table:style-name="ce3" office:value-type="string" calcext:value-type="string">
            <text:p>[&lt;n&gt;][/&lt;m&gt;]]</text:p>
          </table:table-cell>
          <table:table-cell table:style-name="ce3" office:value-type="string" calcext:value-type="string">
            <text:p>B[&lt;n&gt;][/&lt;m&gt;]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432];&quot;.&quot;;[.F432];&quot;.&quot;;[.G432])" office:value-type="string" office:string-value="log.OPTIONS.butitdoescount" calcext:value-type="string">
            <text:p>log.OPTIONS.butitdoescoun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utitdoescount</text:p>
          </table:table-cell>
          <table:table-cell table:style-name="ce3" office:value-type="string" calcext:value-type="string">
            <text:p>rearanged lines within a file as much as other changes. The </text:p>
            <text:p>resulting output is consistent with what you get from the other </text:p>
            <text:p/>
          </table:table-cell>
          <table:table-cell table:style-name="ce1"/>
          <table:table-cell table:style-name="ce3" office:value-type="string" calcext:value-type="string">
            <text:p>ddirstaat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33];&quot;.&quot;;[.F433];&quot;.&quot;;[.G433])" office:value-type="string" office:string-value="log.OPTIONS.butnothetime" calcext:value-type="string">
            <text:p>log.OPTIONS.butnothetim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utnothetime</text:p>
          </table:table-cell>
          <table:table-cell table:style-name="ce3" office:value-type="string" calcext:value-type="string">
            <text:p>format. </text:p>
            <text:p/>
            <text:p/>
          </table:table-cell>
          <table:table-cell table:style-name="ce1"/>
          <table:table-cell table:style-name="ce3" office:value-type="string" calcext:value-type="string">
            <text:p>ddaate==shhort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34];&quot;.&quot;;[.F434];&quot;.&quot;;[.G434])" office:value-type="string" office:string-value="log.OPTIONS.c" calcext:value-type="string">
            <text:p>log.OPTIONS.c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With this option, diff output for a merge commit shows the </text:p>
            <text:p>differences from each of the parents to the merge result </text:p>
            <text:p>simultaneously instead of showing pairwise diff betwen a parent </text:p>
            <text:p>and the result one at a time. Furthermore, it lists only files </text:p>
            <text:p>which were modified from all parent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35];&quot;.&quot;;[.F435];&quot;.&quot;;[.G435])" office:value-type="string" office:string-value="log.OPTIONS.cc" calcext:value-type="string">
            <text:p>log.OPTIONS.cc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This flag implies the -c option and further compreses the patch </text:p>
            <text:p>output by omiting uninteresting hunks whose contents in the </text:p>
            <text:p>parents have only two variants and the merge result picks one of </text:p>
            <text:p>them without modiffica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36];&quot;.&quot;;[.F436];&quot;.&quot;;[.G436])" office:value-type="string" office:string-value="log.OPTIONS.ccommmmitter" calcext:value-type="string">
            <text:p>log.OPTIONS.ccommmmitt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commmmitter</text:p>
          </table:table-cell>
          <table:table-cell table:style-name="ce1" table:number-columns-repeated="3"/>
          <table:table-cell table:number-columns-repeated="1014"/>
        </table:table-row>
        <table:table-row table:style-name="ro21">
          <table:table-cell table:number-columns-repeated="3"/>
          <table:table-cell table:formula="of:=CONCATENATE([.E437];&quot;.&quot;;[.F437];&quot;.&quot;;[.G437])" office:value-type="string" office:string-value="log.OPTIONS.ccoptionisused):" calcext:value-type="string">
            <text:p>log.OPTIONS.ccoptionisused):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coptionisused):</text:p>
          </table:table-cell>
          <table:table-cell table:style-name="ce3" office:value-type="string" calcext:value-type="string">
            <text:p>diff -combined file </text:p>
            <text:p/>
            <text:p>or like this (when --cc option is used): </text:p>
            <text:p/>
            <text:p>diff -c file </text:p>
            <text:p/>
            <text:p>2. It is followed by one or more extended header lines (this example </text:p>
            <text:p>shows a merge with two parents): </text:p>
            <text:p/>
            <text:p>index &lt;hash&gt;,&lt;hash&gt;..&lt;hash&gt; </text:p>
            <text:p>mode &lt;mode&gt;,&lt;mode&gt;..&lt;mode&gt; </text:p>
            <text:p>new file mode &lt;mode&gt; </text:p>
            <text:p>deleted file mode &lt;mode&gt;,&lt;mode&gt; </text:p>
            <text:p/>
            <text:p>The mode &lt;mode&gt;,&lt;mode&gt;..&lt;mode&gt; line appears only if at least one of </text:p>
            <text:p>the &lt;mode&gt; is different from the rest. Extended headers with </text:p>
            <text:p>information about detected contents movement (renames and copying </text:p>
            <text:p>detection) are designed to work with diff of two &lt;tree-ish&gt; and are </text:p>
            <text:p>not used by combined diff format. </text:p>
            <text:p/>
            <text:p>3. It is followed by two-line from-file/to-file header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38];&quot;.&quot;;[.F438];&quot;.&quot;;[.G438])" office:value-type="string" office:string-value="log.OPTIONS.check" calcext:value-type="string">
            <text:p>log.OPTIONS.check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Warn if changes introduce conflict markers or whitespace erors. </text:p>
            <text:p>What are considered whitespace erors is controlled by </text:p>
            <text:p>core.whitespace configuration. By default, trailing whitespaces </text:p>
            <text:p>(including lines that solely consist of whitespaces) and a space </text:p>
            <text:p>character that is immediately followed by a tab character inside </text:p>
            <text:p>the initial indent of the line are considered whitespace erors. </text:p>
            <text:p>Exits with non-zero status if problems are found. Not compatible </text:p>
            <text:p>with -exit-cod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39];&quot;.&quot;;[.F439];&quot;.&quot;;[.G439])" office:value-type="string" office:string-value="log.OPTIONS.cherry" calcext:value-type="string">
            <text:p>log.OPTIONS.cher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herry</text:p>
          </table:table-cell>
          <table:table-cell table:style-name="ce3" office:value-type="string" calcext:value-type="string">
            <text:p>A synonym for --right-only --cherry-mark --no-merges; useful to </text:p>
            <text:p>limit the output to the commits on our side and mark those that </text:p>
            <text:p>have ben applied to the other side of a forked history with git </text:p>
            <text:p>log --cherry upstream...mybranch, similar to git cherry upstream </text:p>
            <text:p>mybranch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440];&quot;.&quot;;[.F440];&quot;.&quot;;[.G440])" office:value-type="string" office:string-value="log.OPTIONS.cherry-mark" calcext:value-type="string">
            <text:p>log.OPTIONS.cherry-mark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herry-mark</text:p>
          </table:table-cell>
          <table:table-cell table:style-name="ce3" office:value-type="string" calcext:value-type="string">
            <text:p>Like --cherry-pick (se below) but mark equivalent commits with = </text:p>
            <text:p>rather than omiting them, and inequivalent ones with +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41];&quot;.&quot;;[.F441];&quot;.&quot;;[.G441])" office:value-type="string" office:string-value="log.OPTIONS.cherry-pick" calcext:value-type="string">
            <text:p>log.OPTIONS.cherry-pick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herry-pick</text:p>
          </table:table-cell>
          <table:table-cell table:style-name="ce3" office:value-type="string" calcext:value-type="string">
            <text:p>Omit any commit that introduces the same change as another commit </text:p>
            <text:p>on the other side when the see t of commits are limited with </text:p>
            <text:p>symmetric difference. </text:p>
            <text:p/>
            <text:p>For example, if you have two branches, A and B, a usual way to list </text:p>
            <text:p>all commits on only one side of them is with --left-right (se the </text:p>
            <text:p>example below in the description of the --left-right option). </text:p>
            <text:p>However, it shows the commits that were cherry-picked from the </text:p>
            <text:p>other branch (for example, 3rd on b may be cherry-picked from </text:p>
            <text:p>branch A). With this option, such pairs of commits are excluded </text:p>
            <text:p>from the outpu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42];&quot;.&quot;;[.F442];&quot;.&quot;;[.G442])" office:value-type="string" office:string-value="log.OPTIONS.children" calcext:value-type="string">
            <text:p>log.OPTIONS.children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hildren</text:p>
          </table:table-cell>
          <table:table-cell table:style-name="ce3" office:value-type="string" calcext:value-type="string">
            <text:p>Print also the children of the commit (in the form commit </text:p>
            <text:p>child...). Also enables parent rewriting, see  History </text:p>
            <text:p>Simplification below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43];&quot;.&quot;;[.F443];&quot;.&quot;;[.G443])" office:value-type="string" office:string-value="log.OPTIONS.color-words[" calcext:value-type="string">
            <text:p>log.OPTIONS.color-words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lor-words[</text:p>
          </table:table-cell>
          <table:table-cell table:style-name="ce3" office:value-type="string" calcext:value-type="string">
            <text:p>Equivalent to --word-diff=color plus (if a regex was specified) </text:p>
            <text:p/>
          </table:table-cell>
          <table:table-cell table:style-name="ce3" office:value-type="string" calcext:value-type="string">
            <text:p>&lt;regex&gt;]</text:p>
          </table:table-cell>
          <table:table-cell table:style-name="ce1"/>
          <table:table-cell table:number-columns-repeated="1014"/>
        </table:table-row>
        <table:table-row table:style-name="ro29">
          <table:table-cell table:number-columns-repeated="3"/>
          <table:table-cell table:formula="of:=CONCATENATE([.E444];&quot;.&quot;;[.F444];&quot;.&quot;;[.G444])" office:value-type="string" office:string-value="log.OPTIONS.color[" calcext:value-type="string">
            <text:p>log.OPTIONS.color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lor[</text:p>
          </table:table-cell>
          <table:table-cell table:style-name="ce3" office:value-type="string" calcext:value-type="string">
            <text:p>Show colored diff.  --color (i.e. without =&lt;when&gt;) is the same as </text:p>
            <text:p/>
          </table:table-cell>
          <table:table-cell table:style-name="ce3" office:value-type="string" calcext:value-type="string">
            <text:p>&lt;when&gt;]</text:p>
          </table:table-cell>
          <table:table-cell table:style-name="ce1"/>
          <table:table-cell table:number-columns-repeated="1014"/>
        </table:table-row>
        <table:table-row table:style-name="ro29">
          <table:table-cell table:number-columns-repeated="3"/>
          <table:table-cell table:formula="of:=CONCATENATE([.E445];&quot;.&quot;;[.F445];&quot;.&quot;;[.G445])" office:value-type="string" office:string-value="log.OPTIONS.commiter" calcext:value-type="string">
            <text:p>log.OPTIONS.commit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mmiter</text:p>
          </table:table-cell>
          <table:table-cell table:style-name="ce3" office:value-type="string" calcext:value-type="string">
            <text:p>Limit the commits output to ones with author/commiter header lines </text:p>
            <text:p>that match the specified patern (regular expresion). With more </text:p>
            <text:p>than one --author=&lt;patern&gt;, commits whose author matches any of </text:p>
            <text:p>the given paterns are chosen (similarly for multiple </text:p>
            <text:p/>
          </table:table-cell>
          <table:table-cell table:style-name="ce3" office:value-type="string" calcext:value-type="string">
            <text:p>&lt;patern&gt;</text:p>
          </table:table-cell>
          <table:table-cell table:style-name="ce3" office:value-type="string" calcext:value-type="string">
            <text:p>author=&lt;patern&gt;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46];&quot;.&quot;;[.F446];&quot;.&quot;;[.G446])" office:value-type="string" office:string-value="log.OPTIONS.commitswhosemessagematchesanyofthegiven" calcext:value-type="string">
            <text:p>log.OPTIONS.commitswhosemessagematchesanyofthegiven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mmitswhosemessagematchesanyofthegiven</text:p>
          </table:table-cell>
          <table:table-cell table:style-name="ce3" office:value-type="string" calcext:value-type="string">
            <text:p>paterns are chosen (but see  --all-match). </text:p>
            <text:p/>
            <text:p>When --show-notes is in effect, the message from the notes is </text:p>
            <text:p>matched as if it were part of the log message. </text:p>
            <text:p/>
            <text:p/>
          </table:table-cell>
          <table:table-cell table:style-name="ce1"/>
          <table:table-cell table:style-name="ce3" office:value-type="string" calcext:value-type="string">
            <text:p>grepp==&lt;&lt;ppaatternn&gt;&gt;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447];&quot;.&quot;;[.F447];&quot;.&quot;;[.G447])" office:value-type="string" office:string-value="log.OPTIONS.commitswhosereflogmessagematchesanyofthe" calcext:value-type="string">
            <text:p>log.OPTIONS.commitswhosereflogmessagematchesanyofth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mmitswhosereflogmessagematchesanyofthe</text:p>
          </table:table-cell>
          <table:table-cell table:style-name="ce3" office:value-type="string" calcext:value-type="string">
            <text:p>given paterns are chosen. It is an eror to use this option unles </text:p>
            <text:p/>
          </table:table-cell>
          <table:table-cell table:style-name="ce1"/>
          <table:table-cell table:style-name="ce3" office:value-type="string" calcext:value-type="string">
            <text:p>grepp--refllog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448];&quot;.&quot;;[.F448];&quot;.&quot;;[.G448])" office:value-type="string" office:string-value="log.OPTIONS.consideracommitwiththefollowingdiffinthesame" calcext:value-type="string">
            <text:p>log.OPTIONS.consideracommitwiththefollowingdiffinthesam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nsideracommitwiththefollowingdiffinthesame</text:p>
          </table:table-cell>
          <table:table-cell table:style-name="ce3" office:value-type="string" calcext:value-type="string">
            <text:p>file: </text:p>
            <text:p/>
            <text:p>+    return !regexec(regexp, two-&gt;ptr, 1, &amp;regmatch, 0); </text:p>
            <text:p>.. </text:p>
            <text:p/>
          </table:table-cell>
          <table:table-cell table:style-name="ce1"/>
          <table:table-cell table:style-name="ce3" office:value-type="string" calcext:value-type="string">
            <text:p>g&lt;&lt;regexx&gt;&gt;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449];&quot;.&quot;;[.F449];&quot;.&quot;;[.G449])" office:value-type="string" office:string-value="log.OPTIONS.date" calcext:value-type="string">
            <text:p>log.OPTIONS.dat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ate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450];&quot;.&quot;;[.F450];&quot;.&quot;;[.G450])" office:value-type="string" office:string-value="log.OPTIONS.date" calcext:value-type="string">
            <text:p>log.OPTIONS.dat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nly takes effect for dates shown in human-readable format, such as </text:p>
            <text:p>when using --pretty.  log.date config variable see ts a default value </text:p>
            <text:p>for the log command's --date option. By default, dates are shown in </text:p>
            <text:p>the original time zone (either commiter's or author's). If -local </text:p>
            <text:p>is appended to the format (e.g., iso-local), the user's local time </text:p>
            <text:p>zone is used instead. </text:p>
            <text:p/>
            <text:p/>
          </table:table-cell>
          <table:table-cell table:style-name="ce3" office:value-type="string" calcext:value-type="string">
            <text:p>&lt;format&gt;</text:p>
          </table:table-cell>
          <table:table-cell table:style-name="ce1"/>
          <table:table-cell table:number-columns-repeated="1014"/>
        </table:table-row>
        <table:table-row table:style-name="ro28">
          <table:table-cell table:number-columns-repeated="3"/>
          <table:table-cell table:formula="of:=CONCATENATE([.E451];&quot;.&quot;;[.F451];&quot;.&quot;;[.G451])" office:value-type="string" office:string-value="log.OPTIONS.date--orderoptionmayalsobespecified." calcext:value-type="string">
            <text:p>log.OPTIONS.date--orderoptionmayalsobespecified.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ate--orderoptionmayalsobespecified.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452];&quot;.&quot;;[.F452];&quot;.&quot;;[.G452])" office:value-type="string" office:string-value="log.OPTIONS.date-order" calcext:value-type="string">
            <text:p>log.OPTIONS.date-ord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ate-order</text:p>
          </table:table-cell>
          <table:table-cell table:style-name="ce3" office:value-type="string" calcext:value-type="string">
            <text:p>Show no parents before all of its children are shown, but otherwise </text:p>
            <text:p>show commits in the commit timestamp ord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53];&quot;.&quot;;[.F453];&quot;.&quot;;[.G453])" office:value-type="string" office:string-value="log.OPTIONS.decorate[" calcext:value-type="string">
            <text:p>log.OPTIONS.decorate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corate[</text:p>
          </table:table-cell>
          <table:table-cell table:style-name="ce3" office:value-type="string" calcext:value-type="string">
            <text:p>Print out the ref names of any commits that are shown. If short is </text:p>
            <text:p>specified, the ref name prefixes refs/heads/, refs/tags/ and </text:p>
            <text:p>refs/remotes/ will not be printed. If full is specified, the full </text:p>
            <text:p>ref name (including prefix) will be printed. If auto is specified, </text:p>
            <text:p>then if the output is going to a terminal, the ref names are shown </text:p>
            <text:p>as if short were given, otherwise no ref names are shown. The </text:p>
            <text:p>default option is short. </text:p>
            <text:p/>
            <text:p/>
          </table:table-cell>
          <table:table-cell table:style-name="ce3" office:value-type="string" calcext:value-type="string">
            <text:p>short|full|auto|no]</text:p>
          </table:table-cell>
          <table:table-cell table:style-name="ce3" office:value-type="string" calcext:value-type="string">
            <text:p>no-decorate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54];&quot;.&quot;;[.F454];&quot;.&quot;;[.G454])" office:value-type="string" office:string-value="log.OPTIONS.dense" calcext:value-type="string">
            <text:p>log.OPTIONS.dens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nse</text:p>
          </table:table-cell>
          <table:table-cell table:style-name="ce3" office:value-type="string" calcext:value-type="string">
            <text:p>Commits that are walked are included if they are not treeSAME to </text:p>
            <text:p>any paren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455];&quot;.&quot;;[.F455];&quot;.&quot;;[.G455])" office:value-type="string" office:string-value="log.OPTIONS.diff-algorithm" calcext:value-type="string">
            <text:p>log.OPTIONS.diff-algorithm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ff-algorithm</text:p>
          </table:table-cell>
          <table:table-cell table:style-name="ce3" office:value-type="string" calcext:value-type="string">
            <text:p>Chose a diff algorithm. The variants are as follows: </text:p>
            <text:p/>
            <text:p>default, myers </text:p>
            <text:p>The basic gredy diff algorithm. currently, this is the </text:p>
            <text:p>default. </text:p>
            <text:p/>
            <text:p>minimal </text:p>
            <text:p>Spend extra time to make sure the smallest posible diff is </text:p>
            <text:p>produced. </text:p>
            <text:p/>
            <text:p>patience </text:p>
            <text:p>Use patience diff algorithm when generating patches. </text:p>
            <text:p/>
            <text:p>histogram </text:p>
            <text:p>This algorithm extends the patience algorithm to support </text:p>
            <text:p>low-occurence common elements. </text:p>
            <text:p/>
            <text:p>For instance, if you configured diff.algorithm variable to a </text:p>
            <text:p>non-default value and want to use the default one, then you have to </text:p>
            <text:p>use --diff-algorithm=default option. </text:p>
            <text:p/>
            <text:p/>
          </table:table-cell>
          <table:table-cell table:style-name="ce3" office:value-type="string" calcext:value-type="string">
            <text:p>{patience|minimal|histogram|myers}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456];&quot;.&quot;;[.F456];&quot;.&quot;;[.G456])" office:value-type="string" office:string-value="log.OPTIONS.diff--filter" calcext:value-type="string">
            <text:p>log.OPTIONS.diff--filt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ff--filter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457];&quot;.&quot;;[.F457];&quot;.&quot;;[.G457])" office:value-type="string" office:string-value="log.OPTIONS.diff-filter" calcext:value-type="string">
            <text:p>log.OPTIONS.diff-filt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ff-filter</text:p>
          </table:table-cell>
          <table:table-cell table:style-name="ce3" office:value-type="string" calcext:value-type="string">
            <text:p>Select only files that are Added (AA), Copied (CC), Deleted (DD), </text:p>
            <text:p>modified (MM), Renamed (r), have their type (i.e. regular file, </text:p>
            <text:p>symlink, submodule, ..) changed (t), are Unmerged (UU), are Unknown </text:p>
            <text:p>(XX), or have had their pairing Broken (BB). Any combination of the </text:p>
            <text:p>filter characters (including none) can be used. When * </text:p>
            <text:p>(All-or-none) is added to the combination, all paths are see lected </text:p>
            <text:p>if there is any file that matches other criteria in the comparison; </text:p>
            <text:p>if there is no file that matches other criteria, nothing is </text:p>
            <text:p>selected. </text:p>
            <text:p/>
            <text:p>Also, these upper-case letters can be downcased to exclude. E.g. </text:p>
            <text:p/>
          </table:table-cell>
          <table:table-cell table:style-name="ce3" office:value-type="string" calcext:value-type="string">
            <text:p>[(A|C|D|M|R|T|U|X|B)...[*]]</text:p>
          </table:table-cell>
          <table:table-cell table:style-name="ce1"/>
          <table:table-cell table:number-columns-repeated="1014"/>
        </table:table-row>
        <table:table-row table:style-name="ro46">
          <table:table-cell table:number-columns-repeated="3"/>
          <table:table-cell table:formula="of:=CONCATENATE([.E458];&quot;.&quot;;[.F458];&quot;.&quot;;[.G458])" office:value-type="string" office:string-value="log.OPTIONS.do-walk" calcext:value-type="string">
            <text:p>log.OPTIONS.do-walk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o-walk</text:p>
          </table:table-cell>
          <table:table-cell table:style-name="ce3" office:value-type="string" calcext:value-type="string">
            <text:p>Overides a previous --no-walk. </text:p>
            <text:p/>
            <text:p>Commit Formating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59];&quot;.&quot;;[.F459];&quot;.&quot;;[.G459])" office:value-type="string" office:string-value="log.OPTIONS.dst-prefix" calcext:value-type="string">
            <text:p>log.OPTIONS.dst-prefi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st-prefix</text:p>
          </table:table-cell>
          <table:table-cell table:style-name="ce3" office:value-type="string" calcext:value-type="string">
            <text:p>Show the given destination prefix instead of b/. </text:p>
            <text:p/>
            <text:p/>
          </table:table-cell>
          <table:table-cell table:style-name="ce3" office:value-type="string" calcext:value-type="string">
            <text:p>&lt;prefix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460];&quot;.&quot;;[.F460];&quot;.&quot;;[.G460])" office:value-type="string" office:string-value="log.OPTIONS.e.g.2" calcext:value-type="string">
            <text:p>log.OPTIONS.e.g.2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.g.2</text:p>
          </table:table-cell>
          <table:table-cell table:style-name="ce3" office:value-type="string" calcext:value-type="string">
            <text:p>hours ago. The -local option has no effect for --date=relative. </text:p>
            <text:p/>
            <text:p/>
          </table:table-cell>
          <table:table-cell table:style-name="ce1"/>
          <table:table-cell table:style-name="ce3" office:value-type="string" calcext:value-type="string">
            <text:p>ddaate==rellaative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461];&quot;.&quot;;[.F461];&quot;.&quot;;[.G461])" office:value-type="string" office:string-value="log.OPTIONS.encoding" calcext:value-type="string">
            <text:p>log.OPTIONS.encoding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ncoding</text:p>
          </table:table-cell>
          <table:table-cell table:style-name="ce3" office:value-type="string" calcext:value-type="string">
            <text:p>The commit objects record the encoding used for the log message in </text:p>
            <text:p>their encoding header; this option can be used to tell the command </text:p>
            <text:p>to re-code the commit log message in the encoding prefered by the </text:p>
            <text:p>user. For non plumbing commands this defaults to UTF-. Note that </text:p>
            <text:p>if an object claims to be encoded in X and we are outputing in X, </text:p>
            <text:p>we will output the object verbatim; this means that invalid </text:p>
            <text:p>sequences in the original commit may be copied to the output. </text:p>
            <text:p/>
            <text:p/>
          </table:table-cell>
          <table:table-cell table:style-name="ce3" office:value-type="string" calcext:value-type="string">
            <text:p>&lt;encoding&gt;</text:p>
          </table:table-cell>
          <table:table-cell table:style-name="ce1"/>
          <table:table-cell table:number-columns-repeated="1014"/>
        </table:table-row>
        <table:table-row table:style-name="ro29">
          <table:table-cell table:number-columns-repeated="3"/>
          <table:table-cell table:formula="of:=CONCATENATE([.E462];&quot;.&quot;;[.F462];&quot;.&quot;;[.G462])" office:value-type="string" office:string-value="log.OPTIONS.exclude" calcext:value-type="string">
            <text:p>log.OPTIONS.exclud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clude</text:p>
          </table:table-cell>
          <table:table-cell table:style-name="ce3" office:value-type="string" calcext:value-type="string">
            <text:p>Do not include refs matching &lt;glob-patern&gt; that the next --all, </text:p>
            <text:p/>
          </table:table-cell>
          <table:table-cell table:style-name="ce3" office:value-type="string" calcext:value-type="string">
            <text:p>&lt;glob-patern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463];&quot;.&quot;;[.F463];&quot;.&quot;;[.G463])" office:value-type="string" office:string-value="log.OPTIONS.expand-tabs" calcext:value-type="string">
            <text:p>log.OPTIONS.expand-tab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pand-tabs</text:p>
          </table:table-cell>
          <table:table-cell table:style-name="ce3" office:value-type="string" calcext:value-type="string">
            <text:p>Perform a tab expansion (replace each tab with enough spaces to </text:p>
            <text:p>fill to the next display column that is multiple of &lt;n&gt;) in the log </text:p>
            <text:p>message before showing it in the output.  --expand-tabs is a </text:p>
            <text:p>short-hand for --expand-tabs=, and --no-expand-tabs is a </text:p>
            <text:p>short-hand for --expand-tabs=0, which disables tab expansion. </text:p>
            <text:p/>
            <text:p>By default, tabs are expanded in pretty formats that indent the log </text:p>
            <text:p>message by 4 spaces (i.e.  medium, which is the default, full, and </text:p>
            <text:p>fuller). </text:p>
            <text:p/>
            <text:p/>
          </table:table-cell>
          <table:table-cell table:style-name="ce1"/>
          <table:table-cell table:style-name="ce3" office:value-type="string" calcext:value-type="string">
            <text:p>expand-tabs=&lt;n&gt;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464];&quot;.&quot;;[.F464];&quot;.&quot;;[.G464])" office:value-type="string" office:string-value="log.OPTIONS.ext-diff" calcext:value-type="string">
            <text:p>log.OPTIONS.ext-diff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t-diff</text:p>
          </table:table-cell>
          <table:table-cell table:style-name="ce3" office:value-type="string" calcext:value-type="string">
            <text:p>Allow an external diff helper to be executed. If you see t an </text:p>
            <text:p>external diff driver with gitatributes(5), you need to use this </text:p>
            <text:p>option with git-log(1) and friend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65];&quot;.&quot;;[.F465];&quot;.&quot;;[.G465])" office:value-type="string" office:string-value="log.OPTIONS.extended-regexp" calcext:value-type="string">
            <text:p>log.OPTIONS.extended-regexp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tended-regexp</text:p>
          </table:table-cell>
          <table:table-cell table:style-name="ce3" office:value-type="string" calcext:value-type="string">
            <text:p>Consider the limiting paterns to be extended regular expresions </text:p>
            <text:p>instead of the default basic regular expresions. </text:p>
            <text:p/>
            <text:p/>
          </table:table-cell>
          <table:table-cell table:style-name="ce1"/>
          <table:table-cell table:style-name="ce3" office:value-type="string" calcext:value-type="string">
            <text:p>E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66];&quot;.&quot;;[.F466];&quot;.&quot;;[.G466])" office:value-type="string" office:string-value="log.OPTIONS.find-copies-harder" calcext:value-type="string">
            <text:p>log.OPTIONS.find-copies-hard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nd-copies-harder</text:p>
          </table:table-cell>
          <table:table-cell table:style-name="ce3" office:value-type="string" calcext:value-type="string">
            <text:p>For performance reasons, by default, -C option finds copies only if </text:p>
            <text:p>the original file of the copy was modified in the same changeset. </text:p>
            <text:p>This flag makes the command inspect unmodified files as candidates </text:p>
            <text:p>for the source of copy. This is a very expensive operation for </text:p>
            <text:p>large projects, so use it with caution. Giving more than one -C </text:p>
            <text:p>option has the same effec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467];&quot;.&quot;;[.F467];&quot;.&quot;;[.G467])" office:value-type="string" office:string-value="log.OPTIONS.find-copies[" calcext:value-type="string">
            <text:p>log.OPTIONS.find-copies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nd-copies[</text:p>
          </table:table-cell>
          <table:table-cell table:style-name="ce3" office:value-type="string" calcext:value-type="string">
            <text:p>Detect copies as well as renames. see  also --find-copies-harder. If </text:p>
            <text:p>n is specified, it has the same meaning as for -M&lt;n&gt;. </text:p>
            <text:p/>
            <text:p/>
          </table:table-cell>
          <table:table-cell table:style-name="ce3" office:value-type="string" calcext:value-type="string">
            <text:p>&lt;n&gt;]</text:p>
          </table:table-cell>
          <table:table-cell table:style-name="ce3" office:value-type="string" calcext:value-type="string">
            <text:p>C[&lt;n&gt;]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68];&quot;.&quot;;[.F468];&quot;.&quot;;[.G468])" office:value-type="string" office:string-value="log.OPTIONS.find-renames[" calcext:value-type="string">
            <text:p>log.OPTIONS.find-renames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nd-renames[</text:p>
          </table:table-cell>
          <table:table-cell table:style-name="ce3" office:value-type="string" calcext:value-type="string">
            <text:p>If generating diffs, detect and report renames for each commit. For </text:p>
            <text:p>following files acros renames while traversing history, see  </text:p>
            <text:p/>
          </table:table-cell>
          <table:table-cell table:style-name="ce3" office:value-type="string" calcext:value-type="string">
            <text:p>&lt;n&gt;]</text:p>
          </table:table-cell>
          <table:table-cell table:style-name="ce3" office:value-type="string" calcext:value-type="string">
            <text:p>M[&lt;n&gt;]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69];&quot;.&quot;;[.F469];&quot;.&quot;;[.G469])" office:value-type="string" office:string-value="log.OPTIONS.first-parent" calcext:value-type="string">
            <text:p>log.OPTIONS.first-paren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rst-parent</text:p>
          </table:table-cell>
          <table:table-cell table:style-name="ce3" office:value-type="string" calcext:value-type="string">
            <text:p>Follow only the first parent commit upon see ing a merge commit. </text:p>
            <text:p>This option can give a beter overview when viewing the evolution </text:p>
            <text:p>of a particular topic branch, because merges into a topic branch </text:p>
            <text:p>tend to be only about adjusting to updated upstream from time to </text:p>
            <text:p>time, and this option allows you to ignore the individual commits </text:p>
            <text:p>brought in to your history by such a merge. Cannot be combined with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470];&quot;.&quot;;[.F470];&quot;.&quot;;[.G470])" office:value-type="string" office:string-value="log.OPTIONS.first-parent." calcext:value-type="string">
            <text:p>log.OPTIONS.first-parent.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rst-parent.</text:p>
          </table:table-cell>
          <table:table-cell table:style-name="ce1" table:number-columns-repeated="3"/>
          <table:table-cell table:number-columns-repeated="1014"/>
        </table:table-row>
        <table:table-row table:style-name="ro26">
          <table:table-cell table:number-columns-repeated="3"/>
          <table:table-cell table:formula="of:=CONCATENATE([.E471];&quot;.&quot;;[.F471];&quot;.&quot;;[.G471])" office:value-type="string" office:string-value="log.OPTIONS.fixed-strings" calcext:value-type="string">
            <text:p>log.OPTIONS.fixed-string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xed-strings</text:p>
          </table:table-cell>
          <table:table-cell table:style-name="ce3" office:value-type="string" calcext:value-type="string">
            <text:p>Consider the limiting paterns to be fixed strings (don't interpret </text:p>
            <text:p>patern as a regular expresion).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formula="of:=CONCATENATE([.E472];&quot;.&quot;;[.F472];&quot;.&quot;;[.G472])" office:value-type="string" office:string-value="log.OPTIONS.follow" calcext:value-type="string">
            <text:p>log.OPTIONS.follow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Continue listing the history of a file beyond renames (works only </text:p>
            <text:p>for a single file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73];&quot;.&quot;;[.F473];&quot;.&quot;;[.G473])" office:value-type="string" office:string-value="log.OPTIONS.format" calcext:value-type="string">
            <text:p>log.OPTIONS.forma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retty-print the contents of the commit logs in a given format, </text:p>
            <text:p>where &lt;format&gt; can be one of oneline, short, medium, full, fuller, </text:p>
            <text:p>email, raw, format:&lt;string&gt; and tformat:&lt;string&gt;. When &lt;format&gt; is </text:p>
            <text:p>none of the above, and has %placeholder in it, it acts as if </text:p>
            <text:p>--pretty=tformat:&lt;format&gt; were given. </text:p>
            <text:p/>
            <text:p>Se the pretty FORMATS see ction for some additional details for </text:p>
            <text:p>each format. When =&lt;format&gt; part is omited, it defaults to medium. </text:p>
            <text:p/>
            <text:p>Note: you can specify the default pretty format in the repository </text:p>
            <text:p>configuration (se git-config(1). </text:p>
            <text:p/>
            <text:p/>
          </table:table-cell>
          <table:table-cell table:style-name="ce3" office:value-type="string" calcext:value-type="string">
            <text:p>&lt;format&gt;</text:p>
          </table:table-cell>
          <table:table-cell table:style-name="ce3" office:value-type="string" calcext:value-type="string">
            <text:p>pretty[=&lt;format&gt;]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74];&quot;.&quot;;[.F474];&quot;.&quot;;[.G474])" office:value-type="string" office:string-value="log.OPTIONS.ful-diff" calcext:value-type="string">
            <text:p>log.OPTIONS.ful-diff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l-diff</text:p>
          </table:table-cell>
          <table:table-cell table:style-name="ce3" office:value-type="string" calcext:value-type="string">
            <text:p>Without this flag, git log -p &lt;path&gt;...  shows commits that touch </text:p>
            <text:p>the specified paths, and diffs about the same specified paths. With </text:p>
            <text:p>this, the full diff is shown for commits that touch the specified </text:p>
            <text:p>paths; this means that &lt;path&gt;... limits only commits, and doesn't </text:p>
            <text:p>limit diff for those commits. </text:p>
            <text:p/>
            <text:p>Note that this afects all diff-based output types, e.g. those </text:p>
            <text:p>produced by --stat, etc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2">
          <table:table-cell table:number-columns-repeated="3"/>
          <table:table-cell table:formula="of:=CONCATENATE([.E475];&quot;.&quot;;[.F475];&quot;.&quot;;[.G475])" office:value-type="string" office:string-value="log.OPTIONS.ful-history" calcext:value-type="string">
            <text:p>log.OPTIONS.ful-histo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l-history</text:p>
          </table:table-cell>
          <table:table-cell table:style-name="ce3" office:value-type="string" calcext:value-type="string">
            <text:p>Same as the default mode, but does not prune some histor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8">
          <table:table-cell table:number-columns-repeated="3"/>
          <table:table-cell table:formula="of:=CONCATENATE([.E476];&quot;.&quot;;[.F476];&quot;.&quot;;[.G476])" office:value-type="string" office:string-value="log.OPTIONS.ful-historywithoutparentreewriting" calcext:value-type="string">
            <text:p>log.OPTIONS.ful-historywithoutparentreewriting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l-historywithoutparentreewriting</text:p>
          </table:table-cell>
          <table:table-cell table:style-name="ce3" office:value-type="string" calcext:value-type="string">
            <text:p>This mode differs from the default in one point: always follow all </text:p>
            <text:p>parents of a merge, even if it is treeSAME to one of them. Even if </text:p>
            <text:p>more than one side of the merge has commits that are included, this </text:p>
            <text:p>does not imply that the merge itself is! In the example, we get </text:p>
            <text:p/>
            <text:p>I  A  B  N  D  O  P  Q </text:p>
            <text:p/>
            <text:p>M was excluded because it is treeSAME to both parents.  E, C and B </text:p>
            <text:p>were all walked, but only B was !treeSAME, so the others do not </text:p>
            <text:p>appear. </text:p>
            <text:p/>
            <text:p>Note that without parent rewriting, it is not really posible to </text:p>
            <text:p>talk about the parent/child relationships betwen the commits, so </text:p>
            <text:p>we show them disconnect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4">
          <table:table-cell table:number-columns-repeated="3"/>
          <table:table-cell table:formula="of:=CONCATENATE([.E477];&quot;.&quot;;[.F477];&quot;.&quot;;[.G477])" office:value-type="string" office:string-value="log.OPTIONS.ful-historywithparentreewriting" calcext:value-type="string">
            <text:p>log.OPTIONS.ful-historywithparentreewriting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l-historywithparentreewriting</text:p>
          </table:table-cell>
          <table:table-cell table:style-name="ce3" office:value-type="string" calcext:value-type="string">
            <text:p>Ordinary commits are only included if they are !treeSAME (though </text:p>
            <text:p>this can be changed, see  --sparse below). </text:p>
            <text:p/>
            <text:p>Merges are always included. However, their parent list is </text:p>
            <text:p>rewriten: Along each parent, prune away commits that are not </text:p>
            <text:p>included themselves. This results in </text:p>
            <text:p/>
            <text:p>.-A---M---N---O---P---Q </text:p>
            <text:p>/     /   /   /   / </text:p>
            <text:p>I     B   /   D   / </text:p>
            <text:p>\   /   /   /   / </text:p>
            <text:p>`-------------' </text:p>
            <text:p/>
            <text:p>Compare to --full-history without rewriting above. Note that E was </text:p>
            <text:p>pruned away because it is treeSAME, but the parent list of P was </text:p>
            <text:p>rewriten to contain E's parent I. The same happened for C and N, </text:p>
            <text:p>and X, Y and Q. </text:p>
            <text:p/>
            <text:p>In addition to the above see tings, you can change whether treeSAME </text:p>
            <text:p>afects inclusion: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6">
          <table:table-cell table:number-columns-repeated="3"/>
          <table:table-cell table:formula="of:=CONCATENATE([.E478];&quot;.&quot;;[.F478];&quot;.&quot;;[.G478])" office:value-type="string" office:string-value="log.OPTIONS.ful-index" calcext:value-type="string">
            <text:p>log.OPTIONS.ful-inde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l-index</text:p>
          </table:table-cell>
          <table:table-cell table:style-name="ce3" office:value-type="string" calcext:value-type="string">
            <text:p>Instead of the first handful of characters, show the full pre- and </text:p>
            <text:p>post-image blob object names on the index line when generating </text:p>
            <text:p>patch format outpu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479];&quot;.&quot;;[.F479];&quot;.&quot;;[.G479])" office:value-type="string" office:string-value="log.OPTIONS.full—historywithparentreewriting.Thexampleturnsinto:" calcext:value-type="string">
            <text:p>log.OPTIONS.full—historywithparentreewriting.Thexampleturnsinto: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ll—historywithparentreewriting.Thexampleturnsinto:</text:p>
          </table:table-cell>
          <table:table-cell table:style-name="ce3" office:value-type="string" calcext:value-type="string">
            <text:p>.-A---M---N---O </text:p>
            <text:p>/     /       / </text:p>
            <text:p>I     B       D </text:p>
            <text:p>\   /       / </text:p>
            <text:p>`---------' </text:p>
            <text:p/>
            <text:p>Note the major differences in N, P, and Q over --full-history: </text:p>
            <text:p/>
            <text:p>+o   N's parent list had I removed, because it is an ancestor of the </text:p>
            <text:p>other parent M. Still, N remained because it is !treeSAME. </text:p>
            <text:p/>
            <text:p>+o   P's parent list similarly had I removed.  P was then removed </text:p>
            <text:p>completely, because it had one parent and is treeSAME. </text:p>
            <text:p/>
            <text:p>+o   Q's parent list had Y simplified to X.  X was then removed, </text:p>
            <text:p>because it was a treeSAME rot.  Q was then removed completely, </text:p>
            <text:p>because it had one parent and is treeSAME. </text:p>
            <text:p/>
            <text:p>Finally, there is a fifth simplification mode available: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9">
          <table:table-cell table:number-columns-repeated="3"/>
          <table:table-cell table:formula="of:=CONCATENATE([.E480];&quot;.&quot;;[.F480];&quot;.&quot;;[.G480])" office:value-type="string" office:string-value="log.OPTIONS.function-context" calcext:value-type="string">
            <text:p>log.OPTIONS.function-contex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nction-context</text:p>
          </table:table-cell>
          <table:table-cell table:style-name="ce3" office:value-type="string" calcext:value-type="string">
            <text:p>Show whole surounding functions of changes. </text:p>
            <text:p/>
            <text:p/>
          </table:table-cell>
          <table:table-cell table:style-name="ce1"/>
          <table:table-cell table:style-name="ce3" office:value-type="string" calcext:value-type="string">
            <text:p>W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481];&quot;.&quot;;[.F481];&quot;.&quot;;[.G481])" office:value-type="string" office:string-value="log.OPTIONS.G&lt;regex&gt;" calcext:value-type="string">
            <text:p>log.OPTIONS.G&lt;regex&gt;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&lt;regex&gt;</text:p>
          </table:table-cell>
          <table:table-cell table:style-name="ce3" office:value-type="string" calcext:value-type="string">
            <text:p>Lok for differences whose patch text contains added/removed lines </text:p>
            <text:p>that match &lt;regex&gt;. </text:p>
            <text:p/>
            <text:p>To illustrate the difference betwen -S&lt;regex&gt; --pickaxe-regex and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482];&quot;.&quot;;[.F482];&quot;.&quot;;[.G482])" office:value-type="string" office:string-value="log.OPTIONS.glob" calcext:value-type="string">
            <text:p>log.OPTIONS.glob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lob</text:p>
          </table:table-cell>
          <table:table-cell table:style-name="ce3" office:value-type="string" calcext:value-type="string">
            <text:p>Pretend as if all the refs matching shell glob &lt;glob-patern&gt; are </text:p>
            <text:p>listed on the command line as &lt;commit&gt;. Leading refs/, is </text:p>
            <text:p>automatically prepended if missing. If patern lacks ?, *, or [, /* </text:p>
            <text:p>at the end is implied. </text:p>
            <text:p/>
            <text:p/>
          </table:table-cell>
          <table:table-cell table:style-name="ce3" office:value-type="string" calcext:value-type="string">
            <text:p>&lt;glob-patern&gt;</text:p>
          </table:table-cell>
          <table:table-cell table:style-name="ce1"/>
          <table:table-cell table:number-columns-repeated="1014"/>
        </table:table-row>
        <table:table-row table:style-name="ro13">
          <table:table-cell table:number-columns-repeated="3"/>
          <table:table-cell table:formula="of:=CONCATENATE([.E483];&quot;.&quot;;[.F483];&quot;.&quot;;[.G483])" office:value-type="string" office:string-value="log.OPTIONS.graph" calcext:value-type="string">
            <text:p>log.OPTIONS.graph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Draw a text-based graphical representation of the commit history on </text:p>
            <text:p>the left hand side of the output. This may cause extra lines to be </text:p>
            <text:p>printed in betwen commits, in order for the graph history to be </text:p>
            <text:p>drawn properly. Cannot be combined with --no-walk. </text:p>
            <text:p/>
            <text:p>This enables parent rewriting, see  History Simplification below. </text:p>
            <text:p/>
            <text:p>This implies the --topo-order option by default, but the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484];&quot;.&quot;;[.F484];&quot;.&quot;;[.G484])" office:value-type="string" office:string-value="log.OPTIONS.grep" calcext:value-type="string">
            <text:p>log.OPTIONS.grep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rep</text:p>
          </table:table-cell>
          <table:table-cell table:style-name="ce3" office:value-type="string" calcext:value-type="string">
            <text:p>Limit the commits output to ones with log message that matches the </text:p>
            <text:p>specified patern (regular expresion). With more than one </text:p>
            <text:p/>
          </table:table-cell>
          <table:table-cell table:style-name="ce3" office:value-type="string" calcext:value-type="string">
            <text:p>&lt;patern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485];&quot;.&quot;;[.F485];&quot;.&quot;;[.G485])" office:value-type="string" office:string-value="log.OPTIONS.grep-reflog" calcext:value-type="string">
            <text:p>log.OPTIONS.grep-reflog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rep-reflog</text:p>
          </table:table-cell>
          <table:table-cell table:style-name="ce3" office:value-type="string" calcext:value-type="string">
            <text:p>Limit the commits output to ones with reflog entries that match the </text:p>
            <text:p>specified patern (regular expresion). With more than one </text:p>
            <text:p/>
          </table:table-cell>
          <table:table-cell table:style-name="ce3" office:value-type="string" calcext:value-type="string">
            <text:p>&lt;patern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486];&quot;.&quot;;[.F486];&quot;.&quot;;[.G486])" office:value-type="string" office:string-value="log.OPTIONS.grepp" calcext:value-type="string">
            <text:p>log.OPTIONS.grepp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repp</text:p>
          </table:table-cell>
          <table:table-cell table:style-name="ce3" office:value-type="string" calcext:value-type="string">
            <text:p>that matches &lt;patern&gt;), unles otherwise noted. </text:p>
            <text:p/>
            <text:p>Note that these are applied before commit ordering and formating </text:p>
            <text:p>options, such as --revers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60">
          <table:table-cell table:number-columns-repeated="3"/>
          <table:table-cell table:formula="of:=CONCATENATE([.E487];&quot;.&quot;;[.F487];&quot;.&quot;;[.G487])" office:value-type="string" office:string-value="log.OPTIONS.histogram" calcext:value-type="string">
            <text:p>log.OPTIONS.histogram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histogram</text:p>
          </table:table-cell>
          <table:table-cell table:style-name="ce3" office:value-type="string" calcext:value-type="string">
            <text:p>Generate a diff using the histogram diff algorithm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488];&quot;.&quot;;[.F488];&quot;.&quot;;[.G488])" office:value-type="string" office:string-value="log.OPTIONS.ignore-al-space" calcext:value-type="string">
            <text:p>log.OPTIONS.ignore-al-spac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al-space</text:p>
          </table:table-cell>
          <table:table-cell table:style-name="ce3" office:value-type="string" calcext:value-type="string">
            <text:p>Ignore whitespace when comparing lines. This ignores differences </text:p>
            <text:p>even if one line has whitespace where the other line has none. </text:p>
            <text:p/>
            <text:p/>
          </table:table-cell>
          <table:table-cell table:style-name="ce1"/>
          <table:table-cell table:style-name="ce3" office:value-type="string" calcext:value-type="string">
            <text:p>w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489];&quot;.&quot;;[.F489];&quot;.&quot;;[.G489])" office:value-type="string" office:string-value="log.OPTIONS.ignore-blank-lines" calcext:value-type="string">
            <text:p>log.OPTIONS.ignore-blank-line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blank-lines</text:p>
          </table:table-cell>
          <table:table-cell table:style-name="ce3" office:value-type="string" calcext:value-type="string">
            <text:p>Ignore changes whose lines are all blank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90];&quot;.&quot;;[.F490];&quot;.&quot;;[.G490])" office:value-type="string" office:string-value="log.OPTIONS.ignore-missing" calcext:value-type="string">
            <text:p>log.OPTIONS.ignore-missing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missing</text:p>
          </table:table-cell>
          <table:table-cell table:style-name="ce3" office:value-type="string" calcext:value-type="string">
            <text:p>Upon see ing an invalid object name in the input, pretend as if the </text:p>
            <text:p>bad input was not give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491];&quot;.&quot;;[.F491];&quot;.&quot;;[.G491])" office:value-type="string" office:string-value="log.OPTIONS.ignore-space-at-eol" calcext:value-type="string">
            <text:p>log.OPTIONS.ignore-space-at-eol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pace-at-eol</text:p>
          </table:table-cell>
          <table:table-cell table:style-name="ce3" office:value-type="string" calcext:value-type="string">
            <text:p>Ignore changes in whitespace at EO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492];&quot;.&quot;;[.F492];&quot;.&quot;;[.G492])" office:value-type="string" office:string-value="log.OPTIONS.ignore-space-change" calcext:value-type="string">
            <text:p>log.OPTIONS.ignore-space-chang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pace-change</text:p>
          </table:table-cell>
          <table:table-cell table:style-name="ce3" office:value-type="string" calcext:value-type="string">
            <text:p>Ignore changes in amount of whitespace. This ignores whitespace at </text:p>
            <text:p>line end, and considers all other see quences of one or more </text:p>
            <text:p>whitespace characters to be equivalent. </text:p>
            <text:p/>
            <text:p/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493];&quot;.&quot;;[.F493];&quot;.&quot;;[.G493])" office:value-type="string" office:string-value="log.OPTIONS.ignore-submodules[" calcext:value-type="string">
            <text:p>log.OPTIONS.ignore-submodules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ubmodules[</text:p>
          </table:table-cell>
          <table:table-cell table:style-name="ce3" office:value-type="string" calcext:value-type="string">
            <text:p>Ignore changes to submodules in the diff generation. &lt;when&gt; can be </text:p>
            <text:p>either none, untracked, dirty or all, which is the default. </text:p>
            <text:p>Using none will consider the submodule modified when it either </text:p>
            <text:p>contains untracked or modified files or its HEAD differs from the </text:p>
            <text:p>commit recorded in the superproject and can be used to overide any </text:p>
            <text:p>setings of the ignore option in git-config(1) or gitmodules(5). </text:p>
            <text:p>When untracked is used submodules are not considered dirty when </text:p>
            <text:p>they only contain untracked content (but they are still scanned for </text:p>
            <text:p>modified content). Using dirty ignores all changes to the work </text:p>
            <text:p>tree of submodules, only changes to the commits stored in the </text:p>
            <text:p>superproject are shown (this was the behavior until 1.7.0). Using </text:p>
            <text:p>all hides all changes to submodules. </text:p>
            <text:p/>
            <text:p/>
          </table:table-cell>
          <table:table-cell table:style-name="ce3" office:value-type="string" calcext:value-type="string">
            <text:p>&lt;when&gt;]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494];&quot;.&quot;;[.F494];&quot;.&quot;;[.G494])" office:value-type="string" office:string-value="log.OPTIONS.inter-hunk-context" calcext:value-type="string">
            <text:p>log.OPTIONS.inter-hunk-contex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er-hunk-context</text:p>
          </table:table-cell>
          <table:table-cell table:style-name="ce3" office:value-type="string" calcext:value-type="string">
            <text:p>Show the context betwen diff hunks, up to the specified number of </text:p>
            <text:p>lines, thereby fusing hunks that are close to each other. </text:p>
            <text:p/>
            <text:p/>
          </table:table-cell>
          <table:table-cell table:style-name="ce3" office:value-type="string" calcext:value-type="string">
            <text:p>&lt;lines&gt;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formula="of:=CONCATENATE([.E495];&quot;.&quot;;[.F495];&quot;.&quot;;[.G495])" office:value-type="string" office:string-value="log.OPTIONS.intlast_one)" calcext:value-type="string">
            <text:p>log.OPTIONS.intlast_one)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last_one)</text:p>
          </table:table-cell>
          <table:table-cell table:style-name="ce3" office:value-type="string" calcext:value-type="string">
            <text:p>+static void describe(char *arg, int last_one) </text:p>
            <text:p>{ </text:p>
            <text:p>+      unsigned char sha1[20]; </text:p>
            <text:p>+      struct commit *cmit; </text:p>
            <text:p>struct commit_list *list; </text:p>
            <text:p>static int initialized = 0; </text:p>
            <text:p>struct commit_name *n; </text:p>
            <text:p/>
            <text:p>+      if (get_sha1(arg, sha1) &lt; 0) </text:p>
            <text:p>+              usage(describe_usage); </text:p>
            <text:p>+      cmit = lokup_commit_reference(sha1); </text:p>
            <text:p>+      if (!cmit) </text:p>
            <text:p>+              usage(describe_usage); </text:p>
            <text:p>+ </text:p>
            <text:p>if (!initialized) { </text:p>
            <text:p>initialized = 1; </text:p>
            <text:p>for_each_ref(get_name); </text:p>
            <text:p/>
            <text:p/>
            <text:p/>
            <text:p>1. It is preceded with a git diff header, that looks like this (when </text:p>
            <text:p/>
          </table:table-cell>
          <table:table-cell table:style-name="ce1"/>
          <table:table-cell table:style-name="ce3" office:value-type="string" calcext:value-type="string">
            <text:p>static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formula="of:=CONCATENATE([.E496];&quot;.&quot;;[.F496];&quot;.&quot;;[.G496])" office:value-type="string" office:string-value="log.OPTIONS.invert-grep" calcext:value-type="string">
            <text:p>log.OPTIONS.invert-grep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vert-grep</text:p>
          </table:table-cell>
          <table:table-cell table:style-name="ce3" office:value-type="string" calcext:value-type="string">
            <text:p>Limit the commits output to ones with log message that do not match </text:p>
            <text:p>the patern specified with --grep=&lt;patern&gt;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497];&quot;.&quot;;[.F497];&quot;.&quot;;[.G497])" office:value-type="string" office:string-value="log.OPTIONS.ireversible-delete" calcext:value-type="string">
            <text:p>log.OPTIONS.ireversible-delet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reversible-delete</text:p>
          </table:table-cell>
          <table:table-cell table:style-name="ce3" office:value-type="string" calcext:value-type="string">
            <text:p>Omit the preimage for deletes, i.e. print only the header but not </text:p>
            <text:p>the diff betwen the preimage and /dev/null. The resulting patch is </text:p>
            <text:p>not meant to be applied with patch or git apply; this is solely for </text:p>
            <text:p>people who want to just concentrate on reviewing the text after the </text:p>
            <text:p>change. In addition, the output obviously lack enough information </text:p>
            <text:p>to apply such a patch in reverse, even manually, hence the name of </text:p>
            <text:p>the option. </text:p>
            <text:p/>
            <text:p>When used together with -B, omit also the preimage in the deletion </text:p>
            <text:p>part of a delete/create pair. </text:p>
            <text:p/>
            <text:p/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number-columns-repeated="1014"/>
        </table:table-row>
        <table:table-row table:style-name="ro54">
          <table:table-cell table:number-columns-repeated="3"/>
          <table:table-cell table:formula="of:=CONCATENATE([.E498];&quot;.&quot;;[.F498];&quot;.&quot;;[.G498])" office:value-type="string" office:string-value="log.OPTIONS.ita-invisible-in-index" calcext:value-type="string">
            <text:p>log.OPTIONS.ita-invisible-in-inde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ta-invisible-in-index</text:p>
          </table:table-cell>
          <table:table-cell table:style-name="ce3" office:value-type="string" calcext:value-type="string">
            <text:p>By default entries added by git add -N appear as an existing </text:p>
            <text:p>empty file in git diff and a new file in git diff -cached. </text:p>
            <text:p>This option makes the entry appear as a new file in git diff and </text:p>
            <text:p>non-existent in git diff -cached. This option could be reverted </text:p>
            <text:p>with --ita-visible-in-index. Both options are experimental and </text:p>
            <text:p>could be removed in future. </text:p>
            <text:p/>
            <text:p>For more detailed explanation on these common options, see  also </text:p>
            <text:p>gitdiffcore(7). </text:p>
            <text:p/>
            <text:p>When git-diff-index, git-diff-tree, or git-diff-files are run </text:p>
            <text:p>with a -p option, git diff without the --raw option, or git log </text:p>
            <text:p>with the -p option, they do not produce the output described above; </text:p>
            <text:p>instead they produce a patch file. You can customize the creation of </text:p>
            <text:p>such patches via the GIT_EXTERNAL_diff and the GIT_diff_OPTS </text:p>
            <text:p>environment variables. </text:p>
            <text:p/>
            <text:p>What the -p option produces is slightly different from the traditional </text:p>
            <text:p>diff format: </text:p>
            <text:p/>
            <text:p>1. It is preceded with a git diff header that looks like this: </text:p>
            <text:p/>
            <text:p>diff -git a/file1 b/file2 </text:p>
            <text:p/>
            <text:p>The a/ and b/ filenames are the same unles rename/copy is </text:p>
            <text:p>involved. Especially, even for a creation or a deletion, /dev/null </text:p>
            <text:p>is not used in place of the a/ or b/ filenames. </text:p>
            <text:p/>
            <text:p>When rename/copy is involved, file1 and file2 show the name of the </text:p>
            <text:p>source file of the rename/copy and the name of the file that </text:p>
            <text:p>rename/copy produces, respectively. </text:p>
            <text:p/>
            <text:p>2. It is followed by one or more extended header lines: </text:p>
            <text:p/>
            <text:p>old mode &lt;mode&gt; </text:p>
            <text:p>new mode &lt;mode&gt; </text:p>
            <text:p>deleted file mode &lt;mode&gt; </text:p>
            <text:p>new file mode &lt;mode&gt; </text:p>
            <text:p>copy from &lt;path&gt; </text:p>
            <text:p>copy to &lt;path&gt; </text:p>
            <text:p>rename from &lt;path&gt; </text:p>
            <text:p>rename to &lt;path&gt; </text:p>
            <text:p>similarity index &lt;number&gt; </text:p>
            <text:p>disimilarity index &lt;number&gt; </text:p>
            <text:p>index &lt;hash&gt;..&lt;hash&gt; &lt;mode&gt; </text:p>
            <text:p/>
            <text:p>File modes are printed as 6-digit octal numbers including the file </text:p>
            <text:p>type and file permision bits. </text:p>
            <text:p/>
            <text:p>Path names in extended headers do not include the a/ and b/ </text:p>
            <text:p>prefixes. </text:p>
            <text:p/>
            <text:p>The similarity index is the percentage of unchanged lines, and the </text:p>
            <text:p>disimilarity index is the percentage of changed lines. It is a </text:p>
            <text:p>rounded down integer, followed by a percent sign. The similarity </text:p>
            <text:p>index value of 100% is thus reserved for two equal files, while </text:p>
            <text:p>100% disimilarity means that no line from the old file made it </text:p>
            <text:p>into the new one. </text:p>
            <text:p/>
            <text:p>The index line includes the SHA-1 checksum before and after the </text:p>
            <text:p>change. The &lt;mode&gt; is included if the file mode does not change; </text:p>
            <text:p>otherwise, see parate lines indicate the old and the new mode. </text:p>
            <text:p/>
            <text:p>3. TAB, LF, double quote and backslash characters in pathnames are </text:p>
            <text:p>represented as \t, \n, \ and \\, respectively. If there is need </text:p>
            <text:p>for such substitution then the whole pathname is put in double </text:p>
            <text:p>quotes. </text:p>
            <text:p/>
            <text:p>4. All the file1 files in the output refer to files before the commit, </text:p>
            <text:p>and all the file2 files refer to files after the commit. It is </text:p>
            <text:p>incorect to apply each change to each file see quentially. For </text:p>
            <text:p>example, this patch will swap a and b: </text:p>
            <text:p/>
            <text:p>diff -git a/a b/b </text:p>
            <text:p>rename from a </text:p>
            <text:p>rename to b </text:p>
            <text:p>diff -git a/b b/a </text:p>
            <text:p>rename from b </text:p>
            <text:p>rename to a </text:p>
            <text:p/>
            <text:p>Any diff-generating command can take the -c or --cc option to produce a </text:p>
            <text:p>combined diff when showing a merge. This is the default format when </text:p>
            <text:p>showing merges with git-diff(1) or git-show(1). Note also that you can </text:p>
            <text:p>give the -m option to any of these commands to force generation of </text:p>
            <text:p>diffs with individual parents of a merge. </text:p>
            <text:p/>
            <text:p>A combined diff format looks like this: </text:p>
            <text:p/>
            <text:p>diff -combined describe.c </text:p>
            <text:p>index fabadb,cc95eb0..466510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499];&quot;.&quot;;[.F499];&quot;.&quot;;[.G499])" office:value-type="string" office:string-value="log.OPTIONS.itisathresholdonthesimilarity" calcext:value-type="string">
            <text:p>log.OPTIONS.itisathresholdonthesimilarit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tisathresholdonthesimilarity</text:p>
          </table:table-cell>
          <table:table-cell table:style-name="ce3" office:value-type="string" calcext:value-type="string">
            <text:p>index (i.e. amount of addition/deletions compared to the file's </text:p>
            <text:p>size). For example, -M90% means Git should consider a delete/add </text:p>
            <text:p>pair to be a rename if more than 90% of the file hasn't changed. </text:p>
            <text:p>Without a % sign, the number is to be read as a fraction, with a </text:p>
            <text:p>decimal point before it. I.e., -M5 becomes 0.5, and is thus the </text:p>
            <text:p>same as -M50%. Similarly, -M05 is the same as -M5%. To limit </text:p>
            <text:p>detection to exact renames, use -M100%. The default similarity </text:p>
            <text:p>index is 50%. </text:p>
            <text:p/>
            <text:p/>
          </table:table-cell>
          <table:table-cell table:style-name="ce1"/>
          <table:table-cell table:style-name="ce3" office:value-type="string" calcext:value-type="string">
            <text:p>follllow.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500];&quot;.&quot;;[.F500];&quot;.&quot;;[.G500])" office:value-type="string" office:string-value="log.OPTIONS.l&lt;num&gt;" calcext:value-type="string">
            <text:p>log.OPTIONS.l&lt;num&gt;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&lt;num&gt;</text:p>
          </table:table-cell>
          <table:table-cell table:style-name="ce3" office:value-type="string" calcext:value-type="string">
            <text:p>The -M and -C options require O(n^2) processing time where n is the </text:p>
            <text:p>number of potential rename/copy targets. This option prevents </text:p>
            <text:p>rename/copy detection from running if the number of rename/copy </text:p>
            <text:p>targets exceds the specified numb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501];&quot;.&quot;;[.F501];&quot;.&quot;;[.G501])" office:value-type="string" office:string-value="log.OPTIONS.left-right" calcext:value-type="string">
            <text:p>log.OPTIONS.left-righ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eft-right</text:p>
          </table:table-cell>
          <table:table-cell table:style-name="ce3" office:value-type="string" calcext:value-type="string">
            <text:p>Mark which side of a symmetric difference a commit is reachable </text:p>
            <text:p>from. Commits from the left side are prefixed with &lt; and those from </text:p>
            <text:p>the right with &gt;. If combined with --boundary, those commits are </text:p>
            <text:p>prefixed with -. </text:p>
            <text:p/>
            <text:p>For example, if you have this topology: </text:p>
            <text:p/>
            <text:p>y---b---b  branch B </text:p>
            <text:p>/ \ / </text:p>
            <text:p>/   . </text:p>
            <text:p>/   / \ </text:p>
            <text:p>o---x---a---a  branch A </text:p>
            <text:p/>
            <text:p>you would get an output like this: </text:p>
            <text:p/>
            <text:p>&gt; git rev-list -left-right -boundary -pretty=oneline A...B </text:p>
            <text:p/>
            <text:p>&gt;bbbbbbb... 3rd on b </text:p>
            <text:p>&gt;bbbbbbb... 2nd on b </text:p>
            <text:p>&lt;aaaaaaa... 3rd on a </text:p>
            <text:p>&lt;aaaaaaa... 2nd on a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502];&quot;.&quot;;[.F502];&quot;.&quot;;[.G502])" office:value-type="string" office:string-value="log.OPTIONS.line-prefix" calcext:value-type="string">
            <text:p>log.OPTIONS.line-prefi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ine-prefix</text:p>
          </table:table-cell>
          <table:table-cell table:style-name="ce3" office:value-type="string" calcext:value-type="string">
            <text:p>Prepend an additional prefix to every line of output. </text:p>
            <text:p/>
            <text:p/>
          </table:table-cell>
          <table:table-cell table:style-name="ce3" office:value-type="string" calcext:value-type="string">
            <text:p>&lt;prefix&gt;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formula="of:=CONCATENATE([.E503];&quot;.&quot;;[.F503];&quot;.&quot;;[.G503])" office:value-type="string" office:string-value="log.OPTIONS.log-size" calcext:value-type="string">
            <text:p>log.OPTIONS.log-siz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og-size</text:p>
          </table:table-cell>
          <table:table-cell table:style-name="ce3" office:value-type="string" calcext:value-type="string">
            <text:p>Include a line log size &lt;number&gt; in the output for each commit, </text:p>
            <text:p>where &lt;number&gt; is the length of that commit's message in bytes. </text:p>
            <text:p>Intended to sped up tols that read log messages from git log </text:p>
            <text:p>output by allowing them to allocate space in advanc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4">
          <table:table-cell table:number-columns-repeated="3"/>
          <table:table-cell table:formula="of:=CONCATENATE([.E504];&quot;.&quot;;[.F504];&quot;.&quot;;[.G504])" office:value-type="string" office:string-value="log.OPTIONS.m" calcext:value-type="string">
            <text:p>log.OPTIONS.m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his flag makes the merge commits show the full diff like regular </text:p>
            <text:p>commits; for each merge parent, a see parate log entry and diff is </text:p>
            <text:p>generated. An exception is that only diff against the first parent </text:p>
            <text:p>is shown when --first-parent option is given; in that case, the </text:p>
            <text:p>output represents the changes the merge brought into the </text:p>
            <text:p>then-current branch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505];&quot;.&quot;;[.F505];&quot;.&quot;;[.G505])" office:value-type="string" office:string-value="log.OPTIONS.max-parents" calcext:value-type="string">
            <text:p>log.OPTIONS.max-parent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ax-parents</text:p>
          </table:table-cell>
          <table:table-cell table:style-name="ce1"/>
          <table:table-cell table:style-name="ce3" office:value-type="string" calcext:value-type="string">
            <text:p>&lt;number&gt;</text:p>
          </table:table-cell>
          <table:table-cell table:style-name="ce3" office:value-type="string" calcext:value-type="string">
            <text:p>min-parents=&lt;number&gt;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506];&quot;.&quot;;[.F506];&quot;.&quot;;[.G506])" office:value-type="string" office:string-value="log.OPTIONS.merge" calcext:value-type="string">
            <text:p>log.OPTIONS.merg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After a failed merge, show refs that touch files having a conflict </text:p>
            <text:p>and don't exist on all heads to merg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07];&quot;.&quot;;[.F507];&quot;.&quot;;[.G507])" office:value-type="string" office:string-value="log.OPTIONS.merges" calcext:value-type="string">
            <text:p>log.OPTIONS.merge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erges</text:p>
          </table:table-cell>
          <table:table-cell table:style-name="ce3" office:value-type="string" calcext:value-type="string">
            <text:p>Print only merge commits. This is exactly the same as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6">
          <table:table-cell table:number-columns-repeated="3"/>
          <table:table-cell table:formula="of:=CONCATENATE([.E508];&quot;.&quot;;[.F508];&quot;.&quot;;[.G508])" office:value-type="string" office:string-value="log.OPTIONS.mf2.ptr" calcext:value-type="string">
            <text:p>log.OPTIONS.mf2.pt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f2.ptr</text:p>
          </table:table-cell>
          <table:table-cell table:style-name="ce3" office:value-type="string" calcext:value-type="string">
            <text:p>While git log -Gregexec\(regexp will show this commit, git log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509];&quot;.&quot;;[.F509];&quot;.&quot;;[.G509])" office:value-type="string" office:string-value="log.OPTIONS.minimal" calcext:value-type="string">
            <text:p>log.OPTIONS.minimal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inimal</text:p>
          </table:table-cell>
          <table:table-cell table:style-name="ce3" office:value-type="string" calcext:value-type="string">
            <text:p>Spend extra time to make sure the smallest posible diff is </text:p>
            <text:p>produc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510];&quot;.&quot;;[.F510];&quot;.&quot;;[.G510])" office:value-type="string" office:string-value="log.OPTIONS.mminn--pparennts" calcext:value-type="string">
            <text:p>log.OPTIONS.mminn--pparennt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minn--pparennts</text:p>
          </table:table-cell>
          <table:table-cell table:style-name="ce3" office:value-type="string" calcext:value-type="string">
            <text:p>rot commits and --min-parents=3 all octopus merg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511];&quot;.&quot;;[.F511];&quot;.&quot;;[.G511])" office:value-type="string" office:string-value="log.OPTIONS.n&lt;number&gt;" calcext:value-type="string">
            <text:p>log.OPTIONS.n&lt;number&gt;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&lt;number&gt;</text:p>
          </table:table-cell>
          <table:table-cell table:style-name="ce3" office:value-type="string" calcext:value-type="string">
            <text:p>Limit the number of commits to output. </text:p>
            <text:p/>
            <text:p/>
          </table:table-cell>
          <table:table-cell table:style-name="ce1"/>
          <table:table-cell table:style-name="ce3" office:value-type="string" calcext:value-type="string">
            <text:p>&lt;number&gt;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512];&quot;.&quot;;[.F512];&quot;.&quot;;[.G512])" office:value-type="string" office:string-value="log.OPTIONS.name-only" calcext:value-type="string">
            <text:p>log.OPTIONS.name-onl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ame-only</text:p>
          </table:table-cell>
          <table:table-cell table:style-name="ce3" office:value-type="string" calcext:value-type="string">
            <text:p>Show only names of changed fil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513];&quot;.&quot;;[.F513];&quot;.&quot;;[.G513])" office:value-type="string" office:string-value="log.OPTIONS.name-status" calcext:value-type="string">
            <text:p>log.OPTIONS.name-statu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ame-status</text:p>
          </table:table-cell>
          <table:table-cell table:style-name="ce3" office:value-type="string" calcext:value-type="string">
            <text:p>Show only names and status of changed files. see  the description of </text:p>
            <text:p>the --diff-filter option on what the status letters mea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14];&quot;.&quot;;[.F514];&quot;.&quot;;[.G514])" office:value-type="string" office:string-value="log.OPTIONS.nnever" calcext:value-type="string">
            <text:p>log.OPTIONS.nnev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never</text:p>
          </table:table-cell>
          <table:table-cell table:style-name="ce1" table:number-columns-repeated="2"/>
          <table:table-cell table:style-name="ce3" office:value-type="string" calcext:value-type="string">
            <text:p>ccollor==aallwaayys.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515];&quot;.&quot;;[.F515];&quot;.&quot;;[.G515])" office:value-type="string" office:string-value="log.OPTIONS.no-abbrev-commit" calcext:value-type="string">
            <text:p>log.OPTIONS.no-abbrev-commi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abbrev-commit</text:p>
          </table:table-cell>
          <table:table-cell table:style-name="ce3" office:value-type="string" calcext:value-type="string">
            <text:p>Show the full 40-byte hexadecimal commit object name. This negates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516];&quot;.&quot;;[.F516];&quot;.&quot;;[.G516])" office:value-type="string" office:string-value="log.OPTIONS.no-color" calcext:value-type="string">
            <text:p>log.OPTIONS.no-colo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lor</text:p>
          </table:table-cell>
          <table:table-cell table:style-name="ce3" office:value-type="string" calcext:value-type="string">
            <text:p>Turn of colored diff. It is the same as --color=nev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517];&quot;.&quot;;[.F517];&quot;.&quot;;[.G517])" office:value-type="string" office:string-value="log.OPTIONS.no-compaction-heuristic" calcext:value-type="string">
            <text:p>log.OPTIONS.no-compaction-heuristic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mpaction-heuristic</text:p>
          </table:table-cell>
          <table:table-cell table:style-name="ce3" office:value-type="string" calcext:value-type="string">
            <text:p>These are to help debuging and tuning experimental heuristics </text:p>
            <text:p>(which are of by default) that shift diff hunk boundaries to make </text:p>
            <text:p>patches easier to rea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18];&quot;.&quot;;[.F518];&quot;.&quot;;[.G518])" office:value-type="string" office:string-value="log.OPTIONS.no-ext-diff" calcext:value-type="string">
            <text:p>log.OPTIONS.no-ext-diff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ext-diff</text:p>
          </table:table-cell>
          <table:table-cell table:style-name="ce3" office:value-type="string" calcext:value-type="string">
            <text:p>Disallow external diff driver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19];&quot;.&quot;;[.F519];&quot;.&quot;;[.G519])" office:value-type="string" office:string-value="log.OPTIONS.no-indent-heuristic" calcext:value-type="string">
            <text:p>log.OPTIONS.no-indent-heuristic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indent-heuristic</text:p>
          </table:table-cell>
          <table:table-cell table:style-name="ce1" table:number-columns-repeated="2"/>
          <table:table-cell table:style-name="ce3" office:value-type="string" calcext:value-type="string">
            <text:p>indent-heuristic</text:p>
          </table:table-cell>
          <table:table-cell table:number-columns-repeated="1014"/>
        </table:table-row>
        <table:table-row table:style-name="ro46">
          <table:table-cell table:number-columns-repeated="3"/>
          <table:table-cell table:formula="of:=CONCATENATE([.E520];&quot;.&quot;;[.F520];&quot;.&quot;;[.G520])" office:value-type="string" office:string-value="log.OPTIONS.no-max-parents" calcext:value-type="string">
            <text:p>log.OPTIONS.no-max-parent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max-parents</text:p>
          </table:table-cell>
          <table:table-cell table:style-name="ce3" office:value-type="string" calcext:value-type="string">
            <text:p>Show only commits which have at least (or at most) that many parent </text:p>
            <text:p>commits. In particular, --max-parents=1 is the same as --no-merges,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21];&quot;.&quot;;[.F521];&quot;.&quot;;[.G521])" office:value-type="string" office:string-value="log.OPTIONS.no-merges" calcext:value-type="string">
            <text:p>log.OPTIONS.no-merge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merges</text:p>
          </table:table-cell>
          <table:table-cell table:style-name="ce3" office:value-type="string" calcext:value-type="string">
            <text:p>Do not print commits with more than one parent. This is exactly the </text:p>
            <text:p>same as --max-parents=1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0">
          <table:table-cell table:number-columns-repeated="3"/>
          <table:table-cell table:formula="of:=CONCATENATE([.E522];&quot;.&quot;;[.F522];&quot;.&quot;;[.G522])" office:value-type="string" office:string-value="log.OPTIONS.no-notes" calcext:value-type="string">
            <text:p>log.OPTIONS.no-note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notes</text:p>
          </table:table-cell>
          <table:table-cell table:style-name="ce3" office:value-type="string" calcext:value-type="string">
            <text:p>Do not show notes. This negates the above --notes option, by </text:p>
            <text:p>reseting the list of notes refs from which notes are shown. </text:p>
            <text:p>Options are parsed in the order given on the command line, so e.g.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523];&quot;.&quot;;[.F523];&quot;.&quot;;[.G523])" office:value-type="string" office:string-value="log.OPTIONS.no-patch" calcext:value-type="string">
            <text:p>log.OPTIONS.no-patch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patch</text:p>
          </table:table-cell>
          <table:table-cell table:style-name="ce3" office:value-type="string" calcext:value-type="string">
            <text:p>Suppres diff output. Useful for commands like git show that show </text:p>
            <text:p>the patch by default, or to cancel the effect of --patch. </text:p>
            <text:p/>
            <text:p/>
          </table:table-cell>
          <table:table-cell table:style-name="ce1"/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51">
          <table:table-cell table:number-columns-repeated="3"/>
          <table:table-cell table:formula="of:=CONCATENATE([.E524];&quot;.&quot;;[.F524];&quot;.&quot;;[.G524])" office:value-type="string" office:string-value="log.OPTIONS.no-prefix" calcext:value-type="string">
            <text:p>log.OPTIONS.no-prefi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prefix</text:p>
          </table:table-cell>
          <table:table-cell table:style-name="ce3" office:value-type="string" calcext:value-type="string">
            <text:p>Do not show any source or destination prefix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25];&quot;.&quot;;[.F525];&quot;.&quot;;[.G525])" office:value-type="string" office:string-value="log.OPTIONS.no-renames" calcext:value-type="string">
            <text:p>log.OPTIONS.no-rename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renames</text:p>
          </table:table-cell>
          <table:table-cell table:style-name="ce3" office:value-type="string" calcext:value-type="string">
            <text:p>Turn of rename detection, even when the configuration file gives </text:p>
            <text:p>the default to do so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26];&quot;.&quot;;[.F526];&quot;.&quot;;[.G526])" office:value-type="string" office:string-value="log.OPTIONS.no-textconv" calcext:value-type="string">
            <text:p>log.OPTIONS.no-textconv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textconv</text:p>
          </table:table-cell>
          <table:table-cell table:style-name="ce3" office:value-type="string" calcext:value-type="string">
            <text:p>Allow (or disallow) external text conversion filters to be run when </text:p>
            <text:p>comparing binary files. see  gitatributes(5) for details. Because </text:p>
            <text:p>textconv filters are typically a one-way conversion, the resulting </text:p>
            <text:p>diff is suitable for human consumption, but cannot be applied. For </text:p>
            <text:p>this reason, textconv filters are enabled by default only for git- </text:p>
            <text:p>diff(1) and git-log(1), but not for git-format-patch(1) or diff </text:p>
            <text:p>plumbing commands. </text:p>
            <text:p/>
            <text:p/>
          </table:table-cell>
          <table:table-cell table:style-name="ce1"/>
          <table:table-cell table:style-name="ce3" office:value-type="string" calcext:value-type="string">
            <text:p>textconv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527];&quot;.&quot;;[.F527];&quot;.&quot;;[.G527])" office:value-type="string" office:string-value="log.OPTIONS.no-walk[" calcext:value-type="string">
            <text:p>log.OPTIONS.no-walk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walk[</text:p>
          </table:table-cell>
          <table:table-cell table:style-name="ce3" office:value-type="string" calcext:value-type="string">
            <text:p>Only show the given commits, but do not traverse their ancestors. </text:p>
            <text:p>This has no effect if a range is specified. If the argument </text:p>
            <text:p>unsorted is given, the commits are shown in the order they were </text:p>
            <text:p>given on the command line. Otherwise (if sorted or no argument was </text:p>
            <text:p>given), the commits are shown in reverse chronological order by </text:p>
            <text:p>commit time. Cannot be combined with --graph. </text:p>
            <text:p/>
            <text:p/>
          </table:table-cell>
          <table:table-cell table:style-name="ce3" office:value-type="string" calcext:value-type="string">
            <text:p>(sorted|unsorted)]</text:p>
          </table:table-cell>
          <table:table-cell table:style-name="ce1"/>
          <table:table-cell table:number-columns-repeated="1014"/>
        </table:table-row>
        <table:table-row table:style-name="ro46">
          <table:table-cell table:number-columns-repeated="3"/>
          <table:table-cell table:formula="of:=CONCATENATE([.E528];&quot;.&quot;;[.F528];&quot;.&quot;;[.G528])" office:value-type="string" office:string-value="log.OPTIONS.no—min--parentsand----no--max--parentsresetheselimits(tono" calcext:value-type="string">
            <text:p>log.OPTIONS.no—min--parentsand----no--max--parentsresetheselimits(tono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—min--parentsand----no--max--parentsresetheselimits(tono</text:p>
          </table:table-cell>
          <table:table-cell table:style-name="ce3" office:value-type="string" calcext:value-type="string">
            <text:p>limit) again. Equivalent forms are --min-parents=0 (any commit has </text:p>
            <text:p>0 or more parents) and --max-parents=-1 (negative numbers denote no </text:p>
            <text:p>upper limit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529];&quot;.&quot;;[.F529];&quot;.&quot;;[.G529])" office:value-type="string" office:string-value="log.OPTIONS.not" calcext:value-type="string">
            <text:p>log.OPTIONS.no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Reverses the meaning of the ^ prefix (or lack thereof) for all </text:p>
            <text:p>following revision specifiers, up to the next --no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530];&quot;.&quot;;[.F530];&quot;.&quot;;[.G530])" office:value-type="string" office:string-value="log.OPTIONS.notes--notes" calcext:value-type="string">
            <text:p>log.OPTIONS.notes--note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tes--notes</text:p>
          </table:table-cell>
          <table:table-cell table:style-name="ce3" office:value-type="string" calcext:value-type="string">
            <text:p>from refs/notes/bar. </text:p>
            <text:p/>
            <text:p/>
          </table:table-cell>
          <table:table-cell table:style-name="ce3" office:value-type="string" calcext:value-type="string">
            <text:p>fo --no-notes --notes</text:p>
          </table:table-cell>
          <table:table-cell table:style-name="ce1"/>
          <table:table-cell table:number-columns-repeated="1014"/>
        </table:table-row>
        <table:table-row table:style-name="ro28">
          <table:table-cell table:number-columns-repeated="3"/>
          <table:table-cell table:formula="of:=CONCATENATE([.E531];&quot;.&quot;;[.F531];&quot;.&quot;;[.G531])" office:value-type="string" office:string-value="log.OPTIONS.notes[" calcext:value-type="string">
            <text:p>log.OPTIONS.notes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tes[</text:p>
          </table:table-cell>
          <table:table-cell table:style-name="ce3" office:value-type="string" calcext:value-type="string">
            <text:p>Show the notes (se git-notes(1) that annotate the commit, when </text:p>
            <text:p>showing the commit log message. This is the default for git log, </text:p>
            <text:p>git show and git whatchanged commands when there is no --pretty, </text:p>
            <text:p/>
          </table:table-cell>
          <table:table-cell table:style-name="ce3" office:value-type="string" calcext:value-type="string">
            <text:p>&lt;treeish&gt;]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532];&quot;.&quot;;[.F532];&quot;.&quot;;[.G532])" office:value-type="string" office:string-value="log.OPTIONS.numstat" calcext:value-type="string">
            <text:p>log.OPTIONS.numsta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umstat</text:p>
          </table:table-cell>
          <table:table-cell table:style-name="ce3" office:value-type="string" calcext:value-type="string">
            <text:p>Similar to --stat, but shows number of added and deleted lines in </text:p>
            <text:p>decimal notation and pathname without abbreviation, to make it more </text:p>
            <text:p>machine friendly. For binary files, outputs two - instead of saying </text:p>
            <text:p>0 0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533];&quot;.&quot;;[.F533];&quot;.&quot;;[.G533])" office:value-type="string" office:string-value="log.OPTIONS.O&lt;orderfile&gt;" calcext:value-type="string">
            <text:p>log.OPTIONS.O&lt;orderfile&gt;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&lt;orderfile&gt;</text:p>
          </table:table-cell>
          <table:table-cell table:style-name="ce3" office:value-type="string" calcext:value-type="string">
            <text:p>Output the patch in the order specified in the &lt;orderfile&gt;, which </text:p>
            <text:p>has one shell glob patern per line. This overides the </text:p>
            <text:p>diff.orderFile configuration variable (se git-config(1). To </text:p>
            <text:p>cancel diff.orderFile, use -O/dev/nul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34];&quot;.&quot;;[.F534];&quot;.&quot;;[.G534])" office:value-type="string" office:string-value="log.OPTIONS.oneline" calcext:value-type="string">
            <text:p>log.OPTIONS.onelin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neline</text:p>
          </table:table-cell>
          <table:table-cell table:style-name="ce3" office:value-type="string" calcext:value-type="string">
            <text:p>This is a shorthand for -pretty=oneline -abrev-comit used </text:p>
            <text:p>togeth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35];&quot;.&quot;;[.F535];&quot;.&quot;;[.G535])" office:value-type="string" office:string-value="log.OPTIONS.oneline.Italsoveridesthelog..abbrevCCommmmitvariable." calcext:value-type="string">
            <text:p>log.OPTIONS.oneline.Italsoveridesthelog..abbrevCCommmmitvariable.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neline.Italsoveridesthelog..abbrevCCommmmitvariable.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536];&quot;.&quot;;[.F536];&quot;.&quot;;[.G536])" office:value-type="string" office:string-value="log.OPTIONS.or----onnelinneoptiongivenonthecommandline." calcext:value-type="string">
            <text:p>log.OPTIONS.or----onnelinneoptiongivenonthecommandline.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r----onnelinneoptiongivenonthecommandline.</text:p>
          </table:table-cell>
          <table:table-cell table:style-name="ce3" office:value-type="string" calcext:value-type="string">
            <text:p>By default, the notes shown are from the notes refs listed in the </text:p>
            <text:p>core.notesRef and notes.displayRef variables (or coresponding </text:p>
            <text:p>environment overides). see  git-config(1) for more details. </text:p>
            <text:p/>
            <text:p>With an optional &lt;treeish&gt; argument, use the treeish to find the </text:p>
            <text:p>notes to display. The treeish can specify the full refname when it </text:p>
            <text:p>begins with refs/notes/; when it begins with notes/, refs/ and </text:p>
            <text:p>otherwise refs/notes/ is prefixed to form a full name of the ref. </text:p>
            <text:p/>
            <text:p>Multiple -notes options can be combined to control which notes are </text:p>
            <text:p>being displayed. Examples: -notes=fo will show only notes from </text:p>
            <text:p>refs/notes/fo; -notes=fo -notes will show both notes from </text:p>
            <text:p>refs/notes/fo and from the default notes ref(s). </text:p>
            <text:p/>
            <text:p/>
          </table:table-cell>
          <table:table-cell table:style-name="ce1"/>
          <table:table-cell table:style-name="ce3" office:value-type="string" calcext:value-type="string">
            <text:p>formmaa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537];&quot;.&quot;;[.F537];&quot;.&quot;;[.G537])" office:value-type="string" office:string-value="log.OPTIONS.param2" calcext:value-type="string">
            <text:p>log.OPTIONS.param2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ram2</text:p>
          </table:table-cell>
          <table:table-cell table:style-name="ce3" office:value-type="string" calcext:value-type="string">
            <text:p>Output the distribution of relative amount of changes for each </text:p>
            <text:p>sub-directory. The behavior of --dirstat can be customized by </text:p>
            <text:p>pasing it a comma see parated list of parameters. The defaults are </text:p>
            <text:p>controlled by the diff.dirstat configuration variable (se git- </text:p>
            <text:p>config(1). The following parameters are available: </text:p>
            <text:p/>
            <text:p>changes </text:p>
            <text:p>Compute the dirstat numbers by counting the lines that have </text:p>
            <text:p>ben removed from the source, or added to the destination. This </text:p>
            <text:p>ignores the amount of pure code movements within a file. In </text:p>
            <text:p>other words, rearanging lines in a file is not counted as much </text:p>
            <text:p>as other changes. This is the default behavior when no </text:p>
            <text:p>parameter is given. </text:p>
            <text:p/>
            <text:p>lines </text:p>
            <text:p>Compute the dirstat numbers by doing the regular line-based </text:p>
            <text:p>diff analysis, and summing the removed/added line counts. (For </text:p>
            <text:p>binary files, count 64-byte chunks instead, since binary files </text:p>
            <text:p>have no natural concept of lines). This is a more expensive </text:p>
            <text:p/>
          </table:table-cell>
          <table:table-cell table:style-name="ce1"/>
          <table:table-cell table:style-name="ce3" office:value-type="string" calcext:value-type="string">
            <text:p>dirstat[=&lt;param1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538];&quot;.&quot;;[.F538];&quot;.&quot;;[.G538])" office:value-type="string" office:string-value="log.OPTIONS.parents" calcext:value-type="string">
            <text:p>log.OPTIONS.parent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rents</text:p>
          </table:table-cell>
          <table:table-cell table:style-name="ce3" office:value-type="string" calcext:value-type="string">
            <text:p>Print also the parents of the commit (in the form commit </text:p>
            <text:p>parent...). Also enables parent rewriting, see  History </text:p>
            <text:p>Simplification below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39];&quot;.&quot;;[.F539];&quot;.&quot;;[.G539])" office:value-type="string" office:string-value="log.OPTIONS.patch-with-raw" calcext:value-type="string">
            <text:p>log.OPTIONS.patch-with-raw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ch-with-raw</text:p>
          </table:table-cell>
          <table:table-cell table:style-name="ce3" office:value-type="string" calcext:value-type="string">
            <text:p>Synonym for -p --raw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6">
          <table:table-cell table:number-columns-repeated="3"/>
          <table:table-cell table:formula="of:=CONCATENATE([.E540];&quot;.&quot;;[.F540];&quot;.&quot;;[.G540])" office:value-type="string" office:string-value="log.OPTIONS.patch-with-stat" calcext:value-type="string">
            <text:p>log.OPTIONS.patch-with-sta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ch-with-stat</text:p>
          </table:table-cell>
          <table:table-cell table:style-name="ce3" office:value-type="string" calcext:value-type="string">
            <text:p>Synonym for -p --sta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541];&quot;.&quot;;[.F541];&quot;.&quot;;[.G541])" office:value-type="string" office:string-value="log.OPTIONS.patience" calcext:value-type="string">
            <text:p>log.OPTIONS.patienc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ience</text:p>
          </table:table-cell>
          <table:table-cell table:style-name="ce3" office:value-type="string" calcext:value-type="string">
            <text:p>Generate a diff using the patience diff algorithm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42];&quot;.&quot;;[.F542];&quot;.&quot;;[.G542])" office:value-type="string" office:string-value="log.OPTIONS.perl-regexp" calcext:value-type="string">
            <text:p>log.OPTIONS.perl-regexp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erl-regexp</text:p>
          </table:table-cell>
          <table:table-cell table:style-name="ce3" office:value-type="string" calcext:value-type="string">
            <text:p>Consider the limiting paterns to be Perl-compatible regular </text:p>
            <text:p>expresions. Requires libpcre to be compiled i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8">
          <table:table-cell table:number-columns-repeated="3"/>
          <table:table-cell table:formula="of:=CONCATENATE([.E543];&quot;.&quot;;[.F543];&quot;.&quot;;[.G543])" office:value-type="string" office:string-value="log.OPTIONS.pickaxe-al" calcext:value-type="string">
            <text:p>log.OPTIONS.pickaxe-al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ickaxe-al</text:p>
          </table:table-cell>
          <table:table-cell table:style-name="ce3" office:value-type="string" calcext:value-type="string">
            <text:p>When -S or -G finds a change, show all the changes in that </text:p>
            <text:p>changeset, not just the files that contain the change in &lt;string&gt;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0">
          <table:table-cell table:number-columns-repeated="3"/>
          <table:table-cell table:formula="of:=CONCATENATE([.E544];&quot;.&quot;;[.F544];&quot;.&quot;;[.G544])" office:value-type="string" office:string-value="log.OPTIONS.pickaxe-regex" calcext:value-type="string">
            <text:p>log.OPTIONS.pickaxe-rege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ickaxe-regex</text:p>
          </table:table-cell>
          <table:table-cell table:style-name="ce3" office:value-type="string" calcext:value-type="string">
            <text:p>treeat the &lt;string&gt; given to -S as an extended POSIX regular </text:p>
            <text:p>expresion to match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545];&quot;.&quot;;[.F545];&quot;.&quot;;[.G545])" office:value-type="string" office:string-value="log.OPTIONS.pparenntsor----cchhildrenn)areused.Thefollowingsetingsare" calcext:value-type="string">
            <text:p>log.OPTIONS.pparenntsor----cchhildrenn)areused.Thefollowingsetingsar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parenntsor----cchhildrenn)areused.Thefollowingsetingsare</text:p>
          </table:table-cell>
          <table:table-cell table:style-name="ce3" office:value-type="string" calcext:value-type="string">
            <text:p>available. </text:p>
            <text:p/>
            <text:p>Default mode </text:p>
            <text:p>Commits are included if they are not treeSAME to any parent (though </text:p>
            <text:p>this can be changed, see  --sparse below). If the commit was a </text:p>
            <text:p>merge, and it was treeSAME to one parent, follow only that parent. </text:p>
            <text:p>(Even if there are see veral treeSAME parents, follow only one of </text:p>
            <text:p>them.) Otherwise, follow all parents. </text:p>
            <text:p/>
            <text:p>This results in: </text:p>
            <text:p/>
            <text:p>.-A---N---O </text:p>
            <text:p>/     /   / </text:p>
            <text:p>I---------D </text:p>
            <text:p/>
            <text:p>Note how the rule to only follow the treeSAME parent, if one is </text:p>
            <text:p>available, removed B from consideration entirely.  C was considered </text:p>
            <text:p>via N, but is treeSAME. Rot commits are compared to an empty tree, </text:p>
            <text:p>so I is !treeSAME. </text:p>
            <text:p/>
            <text:p>Parent/child relations are only visible with --parents, but that </text:p>
            <text:p>does not afect the commits see lected in default mode, so we have </text:p>
            <text:p>shown the parent lin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2">
          <table:table-cell table:number-columns-repeated="3"/>
          <table:table-cell table:formula="of:=CONCATENATE([.E546];&quot;.&quot;;[.F546];&quot;.&quot;;[.G546])" office:value-type="string" office:string-value="log.OPTIONS.r" calcext:value-type="string">
            <text:p>log.OPTIONS.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how recursive diff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47];&quot;.&quot;;[.F547];&quot;.&quot;;[.G547])" office:value-type="string" office:string-value="log.OPTIONS.R" calcext:value-type="string">
            <text:p>log.OPTIONS.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wap two inputs; that is, show differences from index or on-disk </text:p>
            <text:p>file to tree content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548];&quot;.&quot;;[.F548];&quot;.&quot;;[.G548])" office:value-type="string" office:string-value="log.OPTIONS.raw" calcext:value-type="string">
            <text:p>log.OPTIONS.raw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or each commit, show a summary of changes using the raw diff </text:p>
            <text:p>format. see  the RAW OUTPUT FORMAT see ction of git-diff(1). This is </text:p>
            <text:p>different from showing the log itself in raw format, which you can </text:p>
            <text:p>achieve with --format=raw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549];&quot;.&quot;;[.F549];&quot;.&quot;;[.G549])" office:value-type="string" office:string-value="log.OPTIONS.reflog" calcext:value-type="string">
            <text:p>log.OPTIONS.reflog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flog</text:p>
          </table:table-cell>
          <table:table-cell table:style-name="ce3" office:value-type="string" calcext:value-type="string">
            <text:p>Pretend as if all objects mentioned by reflogs are listed on the </text:p>
            <text:p>command line as &lt;commit&gt;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550];&quot;.&quot;;[.F550];&quot;.&quot;;[.G550])" office:value-type="string" office:string-value="log.OPTIONS.regexp-ignore-case" calcext:value-type="string">
            <text:p>log.OPTIONS.regexp-ignore-cas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gexp-ignore-case</text:p>
          </table:table-cell>
          <table:table-cell table:style-name="ce3" office:value-type="string" calcext:value-type="string">
            <text:p>Match the regular expresion limiting paterns without regard to </text:p>
            <text:p>letter case. </text:p>
            <text:p/>
            <text:p/>
          </table:table-cell>
          <table:table-cell table:style-name="ce1"/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551];&quot;.&quot;;[.F551];&quot;.&quot;;[.G551])" office:value-type="string" office:string-value="log.OPTIONS.relative-date" calcext:value-type="string">
            <text:p>log.OPTIONS.relative-dat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lative-date</text:p>
          </table:table-cell>
          <table:table-cell table:style-name="ce3" office:value-type="string" calcext:value-type="string">
            <text:p>Synonym for --date=relativ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52];&quot;.&quot;;[.F552];&quot;.&quot;;[.G552])" office:value-type="string" office:string-value="log.OPTIONS.relative[" calcext:value-type="string">
            <text:p>log.OPTIONS.relative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lative[</text:p>
          </table:table-cell>
          <table:table-cell table:style-name="ce3" office:value-type="string" calcext:value-type="string">
            <text:p>When run from a subdirectory of the project, it can be told to </text:p>
            <text:p>exclude changes outside the directory and show pathnames relative </text:p>
            <text:p>to it with this option. When you are not in a subdirectory (e.g. in </text:p>
            <text:p>a bare repository), you can name which subdirectory to make the </text:p>
            <text:p>output relative to by giving a &lt;path&gt; as an argument. </text:p>
            <text:p/>
            <text:p/>
          </table:table-cell>
          <table:table-cell table:style-name="ce3" office:value-type="string" calcext:value-type="string">
            <text:p>&lt;path&gt;]</text:p>
          </table:table-cell>
          <table:table-cell table:style-name="ce1"/>
          <table:table-cell table:number-columns-repeated="1014"/>
        </table:table-row>
        <table:table-row table:style-name="ro29">
          <table:table-cell table:number-columns-repeated="3"/>
          <table:table-cell table:formula="of:=CONCATENATE([.E553];&quot;.&quot;;[.F553];&quot;.&quot;;[.G553])" office:value-type="string" office:string-value="log.OPTIONS.remotes[" calcext:value-type="string">
            <text:p>log.OPTIONS.remotes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motes[</text:p>
          </table:table-cell>
          <table:table-cell table:style-name="ce3" office:value-type="string" calcext:value-type="string">
            <text:p>Pretend as if all the refs in refs/remotes are listed on the </text:p>
            <text:p>command line as &lt;commit&gt;. If &lt;patern&gt; is given, limit </text:p>
            <text:p>remote-tracking branches to ones matching given shell glob. If </text:p>
            <text:p>patern lacks ?, *, or [, /* at the end is implied. </text:p>
            <text:p/>
            <text:p/>
          </table:table-cell>
          <table:table-cell table:style-name="ce3" office:value-type="string" calcext:value-type="string">
            <text:p>&lt;patern&gt;]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554];&quot;.&quot;;[.F554];&quot;.&quot;;[.G554])" office:value-type="string" office:string-value="log.OPTIONS.remove-empty" calcext:value-type="string">
            <text:p>log.OPTIONS.remove-empt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move-empty</text:p>
          </table:table-cell>
          <table:table-cell table:style-name="ce3" office:value-type="string" calcext:value-type="string">
            <text:p>Stop when a given path disappears from the tre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55];&quot;.&quot;;[.F555];&quot;.&quot;;[.G555])" office:value-type="string" office:string-value="log.OPTIONS.reverse" calcext:value-type="string">
            <text:p>log.OPTIONS.revers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verse</text:p>
          </table:table-cell>
          <table:table-cell table:style-name="ce3" office:value-type="string" calcext:value-type="string">
            <text:p>Output the commits chosen to be shown (se Commit Limiting see ction </text:p>
            <text:p>above) in reverse order. Cannot be combined with --walk-reflogs. </text:p>
            <text:p/>
            <text:p>Object Traversal </text:p>
            <text:p>These options are mostly targeted for packing of Git repositori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56];&quot;.&quot;;[.F556];&quot;.&quot;;[.G556])" office:value-type="string" office:string-value="log.OPTIONS.reverse.Sealsogit--reflog(1)." calcext:value-type="string">
            <text:p>log.OPTIONS.reverse.Sealsogit--reflog(1).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verse.Sealsogit--reflog(1).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557];&quot;.&quot;;[.F557];&quot;.&quot;;[.G557])" office:value-type="string" office:string-value="log.OPTIONS.right-only" calcext:value-type="string">
            <text:p>log.OPTIONS.right-onl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ight-only</text:p>
          </table:table-cell>
          <table:table-cell table:style-name="ce3" office:value-type="string" calcext:value-type="string">
            <text:p>List only commits on the respective side of a symmetric difference, </text:p>
            <text:p>i.e. only those which would be marked &lt; resp.  &gt; by --left-right. </text:p>
            <text:p/>
            <text:p>For example, --cherry-pick --right-only A...B omits those commits </text:p>
            <text:p>from B which are in A or are patch-equivalent to a commit in A. In </text:p>
            <text:p>other words, this lists the + commits from git cherry A B. More </text:p>
            <text:p>precisely, --cherry-pick --right-only --no-merges gives the exact </text:p>
            <text:p>list. </text:p>
            <text:p/>
            <text:p/>
          </table:table-cell>
          <table:table-cell table:style-name="ce1"/>
          <table:table-cell table:style-name="ce3" office:value-type="string" calcext:value-type="string">
            <text:p>left-only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558];&quot;.&quot;;[.F558];&quot;.&quot;;[.G558])" office:value-type="string" office:string-value="log.OPTIONS.S&lt;string&gt;" calcext:value-type="string">
            <text:p>log.OPTIONS.S&lt;string&gt;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&lt;string&gt;</text:p>
          </table:table-cell>
          <table:table-cell table:style-name="ce3" office:value-type="string" calcext:value-type="string">
            <text:p>Lok for differences that change the number of occurences of the </text:p>
            <text:p>specified string (i.e. addition/deletion) in a file. Intended for </text:p>
            <text:p>the scripter's use. </text:p>
            <text:p/>
            <text:p>It is useful when you're loking for an exact block of code (like a </text:p>
            <text:p>struct), and want to know the history of that block since it first </text:p>
            <text:p>came into being: use the feature iteratively to fed the </text:p>
            <text:p>interesting block in the preimage back into -S, and keep going </text:p>
            <text:p>until you get the very first version of the block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559];&quot;.&quot;;[.F559];&quot;.&quot;;[.G559])" office:value-type="string" office:string-value="log.OPTIONS.shortstat" calcext:value-type="string">
            <text:p>log.OPTIONS.shortsta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rtstat</text:p>
          </table:table-cell>
          <table:table-cell table:style-name="ce3" office:value-type="string" calcext:value-type="string">
            <text:p>Output only the last line of the --stat format containing total </text:p>
            <text:p>number of modified files, as well as number of added and deleted </text:p>
            <text:p>lin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4">
          <table:table-cell table:number-columns-repeated="3"/>
          <table:table-cell table:formula="of:=CONCATENATE([.E560];&quot;.&quot;;[.F560];&quot;.&quot;;[.G560])" office:value-type="string" office:string-value="log.OPTIONS.show-linear-break[" calcext:value-type="string">
            <text:p>log.OPTIONS.show-linear-break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w-linear-break[</text:p>
          </table:table-cell>
          <table:table-cell table:style-name="ce3" office:value-type="string" calcext:value-type="string">
            <text:p>When -graph is not used, all history branches are flatened which </text:p>
            <text:p>can make it hard to see  that the two consecutive commits do not </text:p>
            <text:p>belong to a linear branch. This option puts a barier in betwen </text:p>
            <text:p>them in that case. If &lt;barier&gt; is specified, it is the string that </text:p>
            <text:p>will be shown instead of the default one. </text:p>
            <text:p/>
            <text:p>diff Formating </text:p>
            <text:p>Listed below are options that control the formating of diff output. </text:p>
            <text:p>Some of them are specific to git-rev-list(1), however other diff </text:p>
            <text:p>options may be given. see  git-diff-files(1) for more options. </text:p>
            <text:p/>
            <text:p/>
          </table:table-cell>
          <table:table-cell table:style-name="ce3" office:value-type="string" calcext:value-type="string">
            <text:p>&lt;barier&gt;]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561];&quot;.&quot;;[.F561];&quot;.&quot;;[.G561])" office:value-type="string" office:string-value="log.OPTIONS.show-signature" calcext:value-type="string">
            <text:p>log.OPTIONS.show-signatur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w-signature</text:p>
          </table:table-cell>
          <table:table-cell table:style-name="ce3" office:value-type="string" calcext:value-type="string">
            <text:p>Check the validity of a signed commit object by pasing the </text:p>
            <text:p>signature to gpg --verify and show the outpu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0">
          <table:table-cell table:number-columns-repeated="3"/>
          <table:table-cell table:formula="of:=CONCATENATE([.E562];&quot;.&quot;;[.F562];&quot;.&quot;;[.G562])" office:value-type="string" office:string-value="log.OPTIONS.simplify-by-decoration" calcext:value-type="string">
            <text:p>log.OPTIONS.simplify-by-decoration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implify-by-decoration</text:p>
          </table:table-cell>
          <table:table-cell table:style-name="ce3" office:value-type="string" calcext:value-type="string">
            <text:p>Commits that are refered by some branch or tag are see lected. </text:p>
            <text:p/>
            <text:p>Note that extra commits can be shown to give a meaningful history. </text:p>
            <text:p/>
            <text:p>The following options afect the way the simplification is performed: </text:p>
            <text:p/>
            <text:p>Default mode </text:p>
            <text:p>Simplifies the history to the simplest history explaining the final </text:p>
            <text:p>state of the tree. Simplest because it prunes some side branches if </text:p>
            <text:p>the end result is the same (i.e. merging branches with the same </text:p>
            <text:p>content)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63];&quot;.&quot;;[.F563];&quot;.&quot;;[.G563])" office:value-type="string" office:string-value="log.OPTIONS.simplify-merges" calcext:value-type="string">
            <text:p>log.OPTIONS.simplify-merge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implify-merges</text:p>
          </table:table-cell>
          <table:table-cell table:style-name="ce3" office:value-type="string" calcext:value-type="string">
            <text:p>First, build a history graph in the same way that --full-history </text:p>
            <text:p>with parent rewriting does (se above). </text:p>
            <text:p/>
            <text:p>Then simplify each commit C to its replacement C' in the final </text:p>
            <text:p>history according to the following rules: </text:p>
            <text:p/>
            <text:p>+o   see t C' to C. </text:p>
            <text:p/>
            <text:p>+o   Replace each parent P of C' with its simplification P'. In the </text:p>
            <text:p>process, drop parents that are ancestors of other parents or </text:p>
            <text:p>that are rot commits treeSAME to an empty tree, and remove </text:p>
            <text:p>duplicates, but take care to never drop all parents that we are </text:p>
            <text:p>treeSAME to. </text:p>
            <text:p/>
            <text:p>+o   If after this parent rewriting, C' is a rot or merge commit </text:p>
            <text:p>(has zero or &gt;1 parents), a boundary commit, or !treeSAME, it </text:p>
            <text:p>remains. Otherwise, it is replaced with its only parent. </text:p>
            <text:p/>
            <text:p>The effect of this is best shown by way of comparing to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1">
          <table:table-cell table:number-columns-repeated="3"/>
          <table:table-cell table:formula="of:=CONCATENATE([.E564];&quot;.&quot;;[.F564];&quot;.&quot;;[.G564])" office:value-type="string" office:string-value="log.OPTIONS.skip" calcext:value-type="string">
            <text:p>log.OPTIONS.skip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string" calcext:value-type="string">
            <text:p>Skip number commits before starting to show the commit output. </text:p>
            <text:p/>
            <text:p/>
          </table:table-cell>
          <table:table-cell table:style-name="ce3" office:value-type="string" calcext:value-type="string">
            <text:p>&lt;number&gt;</text:p>
          </table:table-cell>
          <table:table-cell table:style-name="ce1"/>
          <table:table-cell table:number-columns-repeated="1014"/>
        </table:table-row>
        <table:table-row table:style-name="ro61">
          <table:table-cell table:number-columns-repeated="3"/>
          <table:table-cell table:formula="of:=CONCATENATE([.E565];&quot;.&quot;;[.F565];&quot;.&quot;;[.G565])" office:value-type="string" office:string-value="log.OPTIONS.source" calcext:value-type="string">
            <text:p>log.OPTIONS.sourc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Print out the ref name given on the command line by which each </text:p>
            <text:p>commit was reach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566];&quot;.&quot;;[.F566];&quot;.&quot;;[.G566])" office:value-type="string" office:string-value="log.OPTIONS.sparse" calcext:value-type="string">
            <text:p>log.OPTIONS.spars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parse</text:p>
          </table:table-cell>
          <table:table-cell table:style-name="ce3" office:value-type="string" calcext:value-type="string">
            <text:p>All commits that are walked are included. </text:p>
            <text:p/>
            <text:p>Note that without --full-history, this still simplifies merges: if </text:p>
            <text:p>one of the parents is treeSAME, we follow only that one, so the </text:p>
            <text:p>other sides of the merge are never walk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567];&quot;.&quot;;[.F567];&quot;.&quot;;[.G567])" office:value-type="string" office:string-value="log.OPTIONS.src-prefix" calcext:value-type="string">
            <text:p>log.OPTIONS.src-prefi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rc-prefix</text:p>
          </table:table-cell>
          <table:table-cell table:style-name="ce3" office:value-type="string" calcext:value-type="string">
            <text:p>Show the given source prefix instead of a/. </text:p>
            <text:p/>
            <text:p/>
          </table:table-cell>
          <table:table-cell table:style-name="ce3" office:value-type="string" calcext:value-type="string">
            <text:p>&lt;prefix&gt;</text:p>
          </table:table-cell>
          <table:table-cell table:style-name="ce1"/>
          <table:table-cell table:number-columns-repeated="1014"/>
        </table:table-row>
        <table:table-row table:style-name="ro50">
          <table:table-cell table:number-columns-repeated="3"/>
          <table:table-cell table:formula="of:=CONCATENATE([.E568];&quot;.&quot;;[.F568];&quot;.&quot;;[.G568])" office:value-type="string" office:string-value="log.OPTIONS.sregexxecc\\((regexxpp----ppicckaxxe--regexxwilnot(becausethenumberof" calcext:value-type="string">
            <text:p>log.OPTIONS.sregexxecc\\((regexxpp----ppicckaxxe--regexxwilnot(becausethenumberof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regexxecc\\((regexxpp----ppicckaxxe--regexxwilnot(becausethenumberof</text:p>
          </table:table-cell>
          <table:table-cell table:style-name="ce3" office:value-type="string" calcext:value-type="string">
            <text:p>occurences of that string did not change). </text:p>
            <text:p/>
            <text:p>Se the pickaxe entry in gitdiffcore(7) for more informa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69];&quot;.&quot;;[.F569];&quot;.&quot;;[.G569])" office:value-type="string" office:string-value="log.OPTIONS.stat--ccouunnt" calcext:value-type="string">
            <text:p>log.OPTIONS.stat--ccouunn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--ccouunnt</text:p>
          </table:table-cell>
          <table:table-cell table:style-name="ce1" table:number-columns-repeated="3"/>
          <table:table-cell table:number-columns-repeated="1014"/>
        </table:table-row>
        <table:table-row table:style-name="ro29">
          <table:table-cell table:number-columns-repeated="3"/>
          <table:table-cell table:formula="of:=CONCATENATE([.E570];&quot;.&quot;;[.F570];&quot;.&quot;;[.G570])" office:value-type="string" office:string-value="log.OPTIONS.stat--nnamme--widthh" calcext:value-type="string">
            <text:p>log.OPTIONS.stat--nnamme--widthh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--nnamme--widthh</text:p>
          </table:table-cell>
          <table:table-cell table:style-name="ce1" table:number-columns-repeated="2"/>
          <table:table-cell table:style-name="ce3" office:value-type="string" calcext:value-type="string">
            <text:p>staat--widdthh==&lt;&lt;widdthh&gt;&gt;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571];&quot;.&quot;;[.F571];&quot;.&quot;;[.G571])" office:value-type="string" office:string-value="log.OPTIONS.staticvoidescribe(char*arg)" calcext:value-type="string">
            <text:p>log.OPTIONS.staticvoidescribe(char*arg)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icvoidescribe(char*arg)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572];&quot;.&quot;;[.F572];&quot;.&quot;;[.G572])" office:value-type="string" office:string-value="log.OPTIONS.stdin" calcext:value-type="string">
            <text:p>log.OPTIONS.stdin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din</text:p>
          </table:table-cell>
          <table:table-cell table:style-name="ce3" office:value-type="string" calcext:value-type="string">
            <text:p>In addition to the &lt;commit&gt; listed on the command line, read them </text:p>
            <text:p>from the standard input. If a -- see parator is see n, stop reading </text:p>
            <text:p>commits and start reading paths to limit the resul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73];&quot;.&quot;;[.F573];&quot;.&quot;;[.G573])" office:value-type="string" office:string-value="log.OPTIONS.submodule" calcext:value-type="string">
            <text:p>log.OPTIONS.submodule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bmodule</text:p>
          </table:table-cell>
          <table:table-cell table:style-name="ce3" office:value-type="string" calcext:value-type="string">
            <text:p>the names of the commits at the beginning and end of the range. </text:p>
            <text:p>When --submodule or --submodule=log is specified, the log format is </text:p>
            <text:p>used. This format lists the commits in the range like git- </text:p>
            <text:p>submodule(1)summary does. When --submodule=diff is specified, the </text:p>
            <text:p>diff format is used. This format shows an inline diff of the </text:p>
            <text:p>changes in the submodule contents betwen the commit range. </text:p>
            <text:p>Defaults to diff.submodule or the short format if the config option </text:p>
            <text:p>is unse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574];&quot;.&quot;;[.F574];&quot;.&quot;;[.G574])" office:value-type="string" office:string-value="log.OPTIONS.submodule[" calcext:value-type="string">
            <text:p>log.OPTIONS.submodule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bmodule[</text:p>
          </table:table-cell>
          <table:table-cell table:style-name="ce3" office:value-type="string" calcext:value-type="string">
            <text:p>Specify how differences in submodules are shown. When specifying </text:p>
            <text:p/>
          </table:table-cell>
          <table:table-cell table:style-name="ce3" office:value-type="string" calcext:value-type="string">
            <text:p>&lt;format&gt;]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3"/>
          <table:table-cell table:formula="of:=CONCATENATE([.E575];&quot;.&quot;;[.F575];&quot;.&quot;;[.G575])" office:value-type="string" office:string-value="log.OPTIONS.summary" calcext:value-type="string">
            <text:p>log.OPTIONS.summa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Output a condensed summary of extended header information such as </text:p>
            <text:p>creations, renames and mode chang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576];&quot;.&quot;;[.F576];&quot;.&quot;;[.G576])" office:value-type="string" office:string-value="log.OPTIONS.t" calcext:value-type="string">
            <text:p>log.OPTIONS.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how the tree objects in the diff output. This implies -r. </text:p>
            <text:p/>
            <text:p>If the commit is a merge, and if the pretty-format is not oneline, </text:p>
            <text:p>email or raw, an additional line is inserted before the Author: line. </text:p>
            <text:p>This line begins with Merge:  and the sha1s of ancestral commits are </text:p>
            <text:p>printed, see parated by spaces. Note that the listed commits may not </text:p>
            <text:p>necesarily be the list of the direct parent commits if you have </text:p>
            <text:p>limited your view of history: for example, if you are only interested </text:p>
            <text:p>in changes related to a certain directory or file. </text:p>
            <text:p/>
            <text:p>There are see veral built-in formats, and you can define additional </text:p>
            <text:p>formats by see ting a pretty.&lt;name&gt; config option to either another </text:p>
            <text:p>format name, or a format: string, as described below (se git- </text:p>
            <text:p>config(1). Here are the details of the built-in formats: </text:p>
            <text:p/>
            <text:p>+o   oneline </text:p>
            <text:p/>
            <text:p>&lt;sha1&gt; &lt;title line&gt; </text:p>
            <text:p/>
            <text:p>This is designed to be as compact as posible. </text:p>
            <text:p/>
            <text:p>+o   short </text:p>
            <text:p/>
            <text:p>commit &lt;sha1&gt; </text:p>
            <text:p>Author: &lt;author&gt; </text:p>
            <text:p/>
            <text:p>&lt;title line&gt; </text:p>
            <text:p/>
            <text:p>+o   medium </text:p>
            <text:p/>
            <text:p>commit &lt;sha1&gt; </text:p>
            <text:p>Author: &lt;author&gt; </text:p>
            <text:p>Date:   &lt;author date&gt; </text:p>
            <text:p/>
            <text:p>&lt;title line&gt; </text:p>
            <text:p/>
            <text:p>&lt;full commit message&gt; </text:p>
            <text:p/>
            <text:p>+o   full </text:p>
            <text:p/>
            <text:p>commit &lt;sha1&gt; </text:p>
            <text:p>Author: &lt;author&gt; </text:p>
            <text:p>Commit: &lt;commiter&gt; </text:p>
            <text:p/>
            <text:p>&lt;title line&gt; </text:p>
            <text:p/>
            <text:p>&lt;full commit message&gt; </text:p>
            <text:p/>
            <text:p>+o   fuller </text:p>
            <text:p/>
            <text:p>commit &lt;sha1&gt; </text:p>
            <text:p>Author:     &lt;author&gt; </text:p>
            <text:p>AuthorDate: &lt;author date&gt; </text:p>
            <text:p>Commit:     &lt;commiter&gt; </text:p>
            <text:p>CommitDate: &lt;commiter date&gt; </text:p>
            <text:p/>
            <text:p>&lt;title line&gt; </text:p>
            <text:p/>
            <text:p>&lt;full commit message&gt; </text:p>
            <text:p/>
            <text:p>+o   email </text:p>
            <text:p/>
            <text:p>From &lt;sha1&gt; &lt;date&gt; </text:p>
            <text:p>From: &lt;author&gt; </text:p>
            <text:p>Date: &lt;author date&gt; </text:p>
            <text:p>Subject: [PATCH] &lt;title line&gt; </text:p>
            <text:p/>
            <text:p>&lt;full commit message&gt; </text:p>
            <text:p/>
            <text:p>+o   raw </text:p>
            <text:p/>
            <text:p>The raw format shows the entire commit exactly as stored in the </text:p>
            <text:p>commit object. Notably, the SHA-1s are displayed in full, </text:p>
            <text:p>regardles of whether -abrev or -no-abrev are used, and parents </text:p>
            <text:p>information show the true parent commits, without taking grafts or </text:p>
            <text:p>history simplification into account. Note that this format afects </text:p>
            <text:p>the way commits are displayed, but not the way the diff is shown </text:p>
            <text:p>e.g. with git log --raw. To get full object names in a raw diff </text:p>
            <text:p>format, use --no-abbrev. </text:p>
            <text:p/>
            <text:p>+o   format:&lt;string&gt; </text:p>
            <text:p/>
            <text:p>The format:&lt;string&gt; format allows you to specify which information </text:p>
            <text:p>you want to show. It works a litle bit like printf format, with </text:p>
            <text:p>the notable exception that you get a newline with %n instead of \n. </text:p>
            <text:p/>
            <text:p>E.g, format:_The author of %h was %an, %ar%nThe title was &gt;&gt;%s&lt;&lt;%n </text:p>
            <text:p>would show something like this: </text:p>
            <text:p/>
            <text:p>The author of fe6e0e was Junio C Hamano, 23 hours ago </text:p>
            <text:p>The title was &gt;t419: test autocomputing -p&lt;n&gt; for traditional diff input.&lt;&lt; </text:p>
            <text:p/>
            <text:p>The placeholders are: </text:p>
            <text:p/>
            <text:p>+o   %H: commit hash </text:p>
            <text:p/>
            <text:p>+o   %h: abbreviated commit hash </text:p>
            <text:p/>
            <text:p>+o   %T: tree hash </text:p>
            <text:p/>
            <text:p>+o   %t: abbreviated tree hash </text:p>
            <text:p/>
            <text:p>+o   %P: parent hashes </text:p>
            <text:p/>
            <text:p>+o   %p: abbreviated parent hashes </text:p>
            <text:p/>
            <text:p>+o   %an: author name </text:p>
            <text:p/>
            <text:p>+o   %aN: author name (respecting .mailmap, see  git-shortlog(1) or </text:p>
            <text:p>git-blame(1) </text:p>
            <text:p/>
            <text:p>+o   %ae: author email </text:p>
            <text:p/>
            <text:p>+o   %aE: author email (respecting .mailmap, see  git-shortlog(1) or </text:p>
            <text:p>git-blame(1) </text:p>
            <text:p/>
            <text:p>+o   %ad: author date (format respects -date= option) </text:p>
            <text:p/>
            <text:p>+o   %aD: author date, RFC222 style </text:p>
            <text:p/>
            <text:p>+o   %ar: author date, relative </text:p>
            <text:p/>
            <text:p>+o   %at: author date, UNIX timestamp </text:p>
            <text:p/>
            <text:p>+o   %ai: author date, ISO 601-like format </text:p>
            <text:p/>
            <text:p>+o   %aI: author date, strict ISO 601 format </text:p>
            <text:p/>
            <text:p>+o   %cn: commiter name </text:p>
            <text:p/>
            <text:p>+o   %cN: commiter name (respecting .mailmap, see  git-shortlog(1) </text:p>
            <text:p>or git-blame(1) </text:p>
            <text:p/>
            <text:p>+o   %ce: commiter email </text:p>
            <text:p/>
            <text:p>+o   %cE: commiter email (respecting .mailmap, see  git-shortlog(1) </text:p>
            <text:p>or git-blame(1) </text:p>
            <text:p/>
            <text:p>+o   %cd: commiter date (format respects -date= option) </text:p>
            <text:p/>
            <text:p>+o   %cD: commiter date, RFC222 style </text:p>
            <text:p/>
            <text:p>+o   %cr: commiter date, relative </text:p>
            <text:p/>
            <text:p>+o   %ct: commiter date, UNIX timestamp </text:p>
            <text:p/>
            <text:p>+o   %ci: commiter date, ISO 601-like format </text:p>
            <text:p/>
            <text:p>+o   %cI: commiter date, strict ISO 601 format </text:p>
            <text:p/>
            <text:p>+o   %d: ref names, like the -decorate option of git-log(1) </text:p>
            <text:p/>
            <text:p>+o   %D: ref names without the  (, ) wrapping. </text:p>
            <text:p/>
            <text:p>+o   %e: encoding </text:p>
            <text:p/>
            <text:p>+o   %s: subject </text:p>
            <text:p/>
            <text:p>+o   %f: sanitized subject line, suitable for a filename </text:p>
            <text:p/>
            <text:p>+o   %b: body </text:p>
            <text:p/>
            <text:p>+o   %B: raw body (unwrapped subject and body) </text:p>
            <text:p/>
            <text:p>+o   %N: commit notes </text:p>
            <text:p/>
            <text:p>+o   %g: raw verification message from GPG for a signed commit </text:p>
            <text:p/>
            <text:p>+o   %G?: show G for a good (valid) signature, B for a bad </text:p>
            <text:p>signature, U for a good signature with unknown validity, X </text:p>
            <text:p>for a good signature that has expired, Y for a good signature </text:p>
            <text:p>made by an expired key, R for a good signature made by a </text:p>
            <text:p>revoked key, E if the signature cannot be checked (e.g. </text:p>
            <text:p>missing key) and N for no signature </text:p>
            <text:p/>
            <text:p>+o   %GS: show the name of the signer for a signed commit </text:p>
            <text:p/>
            <text:p>+o   %GK: show the key used to sign a signed commit </text:p>
            <text:p/>
            <text:p>+o   %gD: reflog see lector, e.g., refs/stash@{1} or refs/stash@{2 </text:p>
            <text:p>minutes ago}; the format follows the rules described for the -g </text:p>
            <text:p>option. The portion before the @ is the refname as given on the </text:p>
            <text:p>command line (so git log -g refs/heads/master would yield </text:p>
            <text:p>refs/heads/master@{0}). </text:p>
            <text:p/>
            <text:p>+o   %gd: shortened reflog see lector; same as %gD, but the refname </text:p>
            <text:p>portion is shortened for human readability (so </text:p>
            <text:p>refs/heads/master becomes just master). </text:p>
            <text:p/>
            <text:p>+o   %gn: reflog identity name </text:p>
            <text:p/>
            <text:p>+o   %gN: reflog identity name (respecting .mailmap, see  git- </text:p>
            <text:p>shortlog(1) or git-blame(1) </text:p>
            <text:p/>
            <text:p>+o   %ge: reflog identity email </text:p>
            <text:p/>
            <text:p>+o   %gE: reflog identity email (respecting .mailmap, see  git- </text:p>
            <text:p>shortlog(1) or git-blame(1) </text:p>
            <text:p/>
            <text:p>+o   %gs: reflog subject </text:p>
            <text:p/>
            <text:p>+o   %Cred: switch color to red </text:p>
            <text:p/>
            <text:p>+o   %Cgren: switch color to gren </text:p>
            <text:p/>
            <text:p>+o   %Cblue: switch color to blue </text:p>
            <text:p/>
            <text:p>+o   %Creset: reset color </text:p>
            <text:p/>
            <text:p>+o   %C(...): color specification, as described under Values in the </text:p>
            <text:p>CONFIGURATION FILE see ction of git-config(1); adding auto, at </text:p>
            <text:p>the beginning will emit color only when colors are enabled for </text:p>
            <text:p>log output (by color.diff, color.ui, or --color, and respecting </text:p>
            <text:p>the auto see tings of the former if we are going to a terminal). </text:p>
            <text:p>auto alone (i.e.  %C(auto)) will turn on auto coloring on the </text:p>
            <text:p>next placeholders until the color is switched again. </text:p>
            <text:p/>
            <text:p>+o   %m: left (&lt;&lt;), right (&gt;&gt;) or boundary (--) mark </text:p>
            <text:p/>
            <text:p>+o   %n: newline </text:p>
            <text:p/>
            <text:p>+o   %%: a raw % </text:p>
            <text:p/>
            <text:p>+o   %x00: print a byte from a hex code </text:p>
            <text:p/>
            <text:p>+o   %w([&lt;w&gt;[,&lt;i1&gt;[,&lt;i2&gt;]]]): switch line wrapping, like the -w </text:p>
            <text:p>option of git-shortlog(1). </text:p>
            <text:p/>
            <text:p>+o   %&lt;(&lt;N&gt;[,trunc|ltrunc|mtrunc]): make the next placeholder take </text:p>
            <text:p>at least N columns, padding spaces on the right if necesary. </text:p>
            <text:p>Optionally truncate at the beginning (ltrunc), the middle </text:p>
            <text:p>(mtrunc) or the end (trunc) if the output is longer than N </text:p>
            <text:p>columns. Note that truncating only works corectly with N &gt;= 2. </text:p>
            <text:p/>
            <text:p>+o   %&lt;|(&lt;N&gt;): make the next placeholder take at least until Nth </text:p>
            <text:p>columns, padding spaces on the right if necesary </text:p>
            <text:p/>
            <text:p>+o   %&gt;(&lt;N&gt;), %&gt;|(&lt;N&gt;): similar to %&lt;(&lt;N&gt;), %&lt;|(&lt;N&gt;) respectively, </text:p>
            <text:p>but padding spaces on the left </text:p>
            <text:p/>
            <text:p>+o   %&gt;&gt;(&lt;N&gt;), %&gt;&gt;|(&lt;N&gt;): similar to %&gt;(&lt;N&gt;), %&gt;|(&lt;N&gt;) respectively, </text:p>
            <text:p>except that if the next placeholder takes more spaces than </text:p>
            <text:p>given and there are spaces on its left, use those spaces </text:p>
            <text:p/>
            <text:p>+o   %&gt;&lt;(&lt;N&gt;), %&gt;&lt;|(&lt;N&gt;): similar to % &lt;(&lt;N&gt;), %&lt;|(&lt;N&gt;) </text:p>
            <text:p>respectively, but padding both sides (i.e. the text is </text:p>
            <text:p>centered) </text:p>
            <text:p/>
            <text:p>Note </text:p>
            <text:p>Some placeholders may depend on other options given to the revision </text:p>
            <text:p>traversal engine. For example, the %g* reflog options will insert </text:p>
            <text:p>an empty string unles we are traversing reflog entries (e.g., by </text:p>
            <text:p>git log -g). The %d and %D placeholders will use the short </text:p>
            <text:p>decoration format if --decorate was not already provided on the </text:p>
            <text:p>command line. </text:p>
            <text:p/>
            <text:p>If you add a + (plus sign) after % of a placeholder, a line-fed is </text:p>
            <text:p>inserted immediately before the expansion if and only if the </text:p>
            <text:p>placeholder expands to a non-empty string. </text:p>
            <text:p/>
            <text:p>If you add a - (minus sign) after % of a placeholder, line-feds that </text:p>
            <text:p>immediately precede the expansion are deleted if and only if the </text:p>
            <text:p>placeholder expands to an empty string. </text:p>
            <text:p/>
            <text:p>If you add a ` ` (space) after % of a placeholder, a space is inserted </text:p>
            <text:p>immediately before the expansion if and only if the placeholder expands </text:p>
            <text:p>to a non-empty string. </text:p>
            <text:p/>
            <text:p>+o   tformat: </text:p>
            <text:p/>
            <text:p>The tformat: format works exactly like format:, except that it </text:p>
            <text:p>provides terminator see mantics instead of see parator see mantics. </text:p>
            <text:p>In other words, each commit has the message terminator character </text:p>
            <text:p>(usually a newline) appended, rather than a see parator placed </text:p>
            <text:p>betwen entries. This means that the final entry of a single-line </text:p>
            <text:p>format will be properly terminated with a new line, just as the </text:p>
            <text:p>oneline format does. For example: </text:p>
            <text:p/>
            <text:p>&gt; git log -2 -pretty=format:%h 4da45bef \ </text:p>
            <text:p>| perl -pe '$_ .=  - NO NEWLINE\n unles /\n/' </text:p>
            <text:p>4da45be </text:p>
            <text:p>7134973 - NO NEWLINE </text:p>
            <text:p/>
            <text:p>&gt; git log -2 -pretty=tformat:%h 4da45bef \ </text:p>
            <text:p>| perl -pe '$_ .=  - NO NEWLINE\n unles /\n/' </text:p>
            <text:p>4da45be </text:p>
            <text:p>7134973 </text:p>
            <text:p/>
            <text:p>In addition, any unrecognized string that has a % in it is </text:p>
            <text:p>interpreted as if it has tformat: in front of it. For example, </text:p>
            <text:p>these two are equivalent: </text:p>
            <text:p/>
            <text:p>&gt; git log -2 -pretty=tformat:%h 4da45bef </text:p>
            <text:p>&gt; git log -2 -pretty=%h 4da45bef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77];&quot;.&quot;;[.F577];&quot;.&quot;;[.G577])" office:value-type="string" office:string-value="log.OPTIONS.tags" calcext:value-type="string">
            <text:p>log.OPTIONS.tag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ags</text:p>
          </table:table-cell>
          <table:table-cell table:style-name="ce3" office:value-type="string" calcext:value-type="string">
            <text:p>Repetitions of this option accumulate exclusion paterns up to the </text:p>
            <text:p>next --all, --branches, --tags, --remotes, or --glob option (other </text:p>
            <text:p>options or arguments do not clear accumulated paterns). </text:p>
            <text:p/>
            <text:p>The paterns given should not begin with refs/heads, refs/tags, or </text:p>
            <text:p>refs/remotes when applied to --branches, --tags, or --remotes, </text:p>
            <text:p>respectively, and they must begin with refs/ when applied to --glob </text:p>
            <text:p>or --all. If a trailing /* is intended, it must be given </text:p>
            <text:p>explicitly. </text:p>
            <text:p/>
            <text:p/>
          </table:table-cell>
          <table:table-cell table:style-name="ce1"/>
          <table:table-cell table:style-name="ce3" office:value-type="string" calcext:value-type="string">
            <text:p>bbraanncchhes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578];&quot;.&quot;;[.F578];&quot;.&quot;;[.G578])" office:value-type="string" office:string-value="log.OPTIONS.tags[" calcext:value-type="string">
            <text:p>log.OPTIONS.tags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ags[</text:p>
          </table:table-cell>
          <table:table-cell table:style-name="ce3" office:value-type="string" calcext:value-type="string">
            <text:p>Pretend as if all the refs in refs/tags are listed on the command </text:p>
            <text:p>line as &lt;commit&gt;. If &lt;patern&gt; is given, limit tags to ones </text:p>
            <text:p>matching given shell glob. If patern lacks ?, *, or [, /* at the </text:p>
            <text:p>end is implied. </text:p>
            <text:p/>
            <text:p/>
          </table:table-cell>
          <table:table-cell table:style-name="ce3" office:value-type="string" calcext:value-type="string">
            <text:p>&lt;patern&gt;]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579];&quot;.&quot;;[.F579];&quot;.&quot;;[.G579])" office:value-type="string" office:string-value="log.OPTIONS.text" calcext:value-type="string">
            <text:p>log.OPTIONS.tex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treeat all files as text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580];&quot;.&quot;;[.F580];&quot;.&quot;;[.G580])" office:value-type="string" office:string-value="log.OPTIONS.topo-order" calcext:value-type="string">
            <text:p>log.OPTIONS.topo-order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opo-order</text:p>
          </table:table-cell>
          <table:table-cell table:style-name="ce3" office:value-type="string" calcext:value-type="string">
            <text:p>Show no parents before all of its children are shown, and avoid </text:p>
            <text:p>showing commits on multiple lines of history intermixed. </text:p>
            <text:p/>
            <text:p>For example, in a commit history like this: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581];&quot;.&quot;;[.F581];&quot;.&quot;;[.G581])" office:value-type="string" office:string-value="log.OPTIONS.u" calcext:value-type="string">
            <text:p>log.OPTIONS.u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Generate patch (se see ction on generating patches)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582];&quot;.&quot;;[.F582];&quot;.&quot;;[.G582])" office:value-type="string" office:string-value="log.OPTIONS.unified" calcext:value-type="string">
            <text:p>log.OPTIONS.unified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nified</text:p>
          </table:table-cell>
          <table:table-cell table:style-name="ce3" office:value-type="string" calcext:value-type="string">
            <text:p>Generate diffs with &lt;n&gt; lines of context instead of the usual </text:p>
            <text:p>thre. Implies -p. </text:p>
            <text:p/>
            <text:p/>
          </table:table-cell>
          <table:table-cell table:style-name="ce3" office:value-type="string" calcext:value-type="string">
            <text:p>&lt;n&gt;</text:p>
          </table:table-cell>
          <table:table-cell table:style-name="ce3" office:value-type="string" calcext:value-type="string">
            <text:p>U&lt;n&gt;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583];&quot;.&quot;;[.F583];&quot;.&quot;;[.G583])" office:value-type="string" office:string-value="log.OPTIONS.use-mailmap" calcext:value-type="string">
            <text:p>log.OPTIONS.use-mailmap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se-mailmap</text:p>
          </table:table-cell>
          <table:table-cell table:style-name="ce3" office:value-type="string" calcext:value-type="string">
            <text:p>Use mailmap file to map author and commiter names and email </text:p>
            <text:p>addreses to canonical real names and email addreses. see  git- </text:p>
            <text:p>shortlog(1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584];&quot;.&quot;;[.F584];&quot;.&quot;;[.G584])" office:value-type="string" office:string-value="log.OPTIONS.walk--reflogsisinuse." calcext:value-type="string">
            <text:p>log.OPTIONS.walk--reflogsisinuse.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alk--reflogsisinuse.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585];&quot;.&quot;;[.F585];&quot;.&quot;;[.G585])" office:value-type="string" office:string-value="log.OPTIONS.walk-reflogs" calcext:value-type="string">
            <text:p>log.OPTIONS.walk-reflog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alk-reflogs</text:p>
          </table:table-cell>
          <table:table-cell table:style-name="ce3" office:value-type="string" calcext:value-type="string">
            <text:p>Instead of walking the commit ancestry chain, walk reflog entries </text:p>
            <text:p>from the most recent one to older ones. When this option is used </text:p>
            <text:p>you cannot specify commits to exclude (that is, ^commit, </text:p>
            <text:p>commit1..commit2, and commit1...commit2 notations cannot be used). </text:p>
            <text:p/>
            <text:p>With --pretty format other than oneline (for obvious reasons), this </text:p>
            <text:p>causes the output to have two extra lines of information taken from </text:p>
            <text:p>the reflog. The reflog designator in the output may be shown as </text:p>
            <text:p>ref@{Nth} (where Nth is the reverse-chronological index in the </text:p>
            <text:p>reflog) or as ref@{timestamp} (with the timestamp for that entry), </text:p>
            <text:p>depending on a few rules: </text:p>
            <text:p/>
            <text:p>1. If the starting point is specified as ref@{Nth}, show the index </text:p>
            <text:p>format. </text:p>
            <text:p/>
            <text:p>2. If the starting point was specified as ref@{now}, show the </text:p>
            <text:p>timestamp format. </text:p>
            <text:p/>
            <text:p>3. If neither was used, but --date was given on the command line, </text:p>
            <text:p>show the timestamp in the format requested by --date. </text:p>
            <text:p/>
            <text:p>4. Otherwise, show the index format. </text:p>
            <text:p/>
            <text:p>Under --pretty=oneline, the commit message is prefixed with this </text:p>
            <text:p>information on the same line. This option cannot be combined with </text:p>
            <text:p/>
          </table:table-cell>
          <table:table-cell table:style-name="ce1"/>
          <table:table-cell table:style-name="ce3" office:value-type="string" calcext:value-type="string">
            <text:p>g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586];&quot;.&quot;;[.F586];&quot;.&quot;;[.G586])" office:value-type="string" office:string-value="log.OPTIONS.withafewexceptions:" calcext:value-type="string">
            <text:p>log.OPTIONS.withafewexceptions: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ithafewexceptions:</text:p>
          </table:table-cell>
          <table:table-cell table:style-name="ce3" office:value-type="string" calcext:value-type="string">
            <text:p>+o   there is no comma after the day-of-wek </text:p>
            <text:p/>
            <text:p>+o   the time zone is omited when the local time zone is used </text:p>
            <text:p/>
            <text:p/>
          </table:table-cell>
          <table:table-cell table:style-name="ce1"/>
          <table:table-cell table:style-name="ce3" office:value-type="string" calcext:value-type="string">
            <text:p>ddaate==rfcc222222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587];&quot;.&quot;;[.F587];&quot;.&quot;;[.G587])" office:value-type="string" office:string-value="log.OPTIONS.word--diff--regexx" calcext:value-type="string">
            <text:p>log.OPTIONS.word--diff--regex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-diff--regexx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588];&quot;.&quot;;[.F588];&quot;.&quot;;[.G588])" office:value-type="string" office:string-value="log.OPTIONS.word-diff-regex" calcext:value-type="string">
            <text:p>log.OPTIONS.word-diff-regex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diff-regex</text:p>
          </table:table-cell>
          <table:table-cell table:style-name="ce3" office:value-type="string" calcext:value-type="string">
            <text:p>Use &lt;regex&gt; to decide what a word is, instead of considering runs </text:p>
            <text:p>of non-whitespace to be a word. Also implies --word-diff unles it </text:p>
            <text:p>was already enabled. </text:p>
            <text:p/>
            <text:p>Every non-overlapping match of the &lt;regex&gt; is considered a word. </text:p>
            <text:p>Anything betwen these matches is considered whitespace and </text:p>
            <text:p>ignored(!) for the purposes of finding differences. You may want to </text:p>
            <text:p>append |[^[:space:]] to your regular expresion to make sure that </text:p>
            <text:p>it matches all non-whitespace characters. A match that contains a </text:p>
            <text:p>newline is silently truncated(!) at the newline. </text:p>
            <text:p/>
            <text:p>For example, --word-diff-regex=.  will treeat each character as a </text:p>
            <text:p>word and, corespondingly, show differences character by character. </text:p>
            <text:p/>
            <text:p>The regex can also be see t via a diff driver or configuration </text:p>
            <text:p>option, see  gitatributes(5) or git-config(1). Giving it explicitly </text:p>
            <text:p>overides any diff driver or configuration see ting. diff drivers </text:p>
            <text:p>overide configuration see tings. </text:p>
            <text:p/>
            <text:p/>
          </table:table-cell>
          <table:table-cell table:style-name="ce3" office:value-type="string" calcext:value-type="string">
            <text:p>&lt;regex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589];&quot;.&quot;;[.F589];&quot;.&quot;;[.G589])" office:value-type="string" office:string-value="log.OPTIONS.word-diff[" calcext:value-type="string">
            <text:p>log.OPTIONS.word-diff[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diff[</text:p>
          </table:table-cell>
          <table:table-cell table:style-name="ce3" office:value-type="string" calcext:value-type="string">
            <text:p>Show a word diff, using the &lt;mode&gt; to delimit changed words. By </text:p>
            <text:p>default, words are delimited by whitespace; see  --word-diff-regex </text:p>
            <text:p>below. The &lt;mode&gt; defaults to plain, and must be one of: </text:p>
            <text:p/>
            <text:p>color </text:p>
            <text:p>Highlight changed words using only colors. Implies --color. </text:p>
            <text:p/>
            <text:p>plain </text:p>
            <text:p>Show words as [-removed-] and {+added+}. Makes no atempts to </text:p>
            <text:p>escape the delimiters if they appear in the input, so the </text:p>
            <text:p>output may be ambiguous. </text:p>
            <text:p/>
            <text:p>porcelain </text:p>
            <text:p>Use a special line-based format intended for script </text:p>
            <text:p>consumption. Added/removed/unchanged runs are printed in the </text:p>
            <text:p>usual unified diff format, starting with a +/-/` ` character at </text:p>
            <text:p>the beginning of the line and extending to the end of the line. </text:p>
            <text:p>Newlines in the input are represented by a tilde ~ on a line of </text:p>
            <text:p>its own. </text:p>
            <text:p/>
            <text:p>none </text:p>
            <text:p>Disable word diff again. </text:p>
            <text:p/>
            <text:p>Note that despite the name of the first mode, color is used to </text:p>
            <text:p>highlight the changed parts in all modes if enabled. </text:p>
            <text:p/>
            <text:p/>
          </table:table-cell>
          <table:table-cell table:style-name="ce3" office:value-type="string" calcext:value-type="string">
            <text:p>&lt;mode&gt;]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590];&quot;.&quot;;[.F590];&quot;.&quot;;[.G590])" office:value-type="string" office:string-value="log.OPTIONS.ws--error--hhighhlighht" calcext:value-type="string">
            <text:p>log.OPTIONS.ws--error--hhighhlighh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s--error--hhighhlighht</text:p>
          </table:table-cell>
          <table:table-cell table:style-name="ce3" office:value-type="string" calcext:value-type="string">
            <text:p>deleted and added lines.  all can be used as a short-hand for </text:p>
            <text:p>old,new,context. The diff.wsErorHighlight configuration variable </text:p>
            <text:p>can be used to specify the default behaviou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91];&quot;.&quot;;[.F591];&quot;.&quot;;[.G591])" office:value-type="string" office:string-value="log.OPTIONS.ws-eror-highlight" calcext:value-type="string">
            <text:p>log.OPTIONS.ws-eror-highlight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s-eror-highlight</text:p>
          </table:table-cell>
          <table:table-cell table:style-name="ce3" office:value-type="string" calcext:value-type="string">
            <text:p>Highlight whitespace erors on lines specified by &lt;kind&gt; in the </text:p>
            <text:p>color specified by color.diff.whitespace. &lt;kind&gt; is a comma </text:p>
            <text:p>separated list of old, new, context. When this option is not given, </text:p>
            <text:p>only whitespace erors in new lines are highlighted. E.g. </text:p>
            <text:p/>
          </table:table-cell>
          <table:table-cell table:style-name="ce3" office:value-type="string" calcext:value-type="string">
            <text:p>&lt;kind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592];&quot;.&quot;;[.F592];&quot;.&quot;;[.G592])" office:value-type="string" office:string-value="log.OPTIONS.xxxxxxx...1stona" calcext:value-type="string">
            <text:p>log.OPTIONS.xxxxxxx...1stona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xxxxxxx...1stona</text:p>
          </table:table-cell>
          <table:table-cell table:style-name="ce1" table:number-columns-repeated="3"/>
          <table:table-cell table:number-columns-repeated="1014"/>
        </table:table-row>
        <table:table-row table:style-name="ro46">
          <table:table-cell table:number-columns-repeated="3"/>
          <table:table-cell table:formula="of:=CONCATENATE([.E593];&quot;.&quot;;[.F593];&quot;.&quot;;[.G593])" office:value-type="string" office:string-value="log.OPTIONS.yyyyyyy...1stonb" calcext:value-type="string">
            <text:p>log.OPTIONS.yyyyyyy...1stonb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yyyyyyy...1stonb</text:p>
          </table:table-cell>
          <table:table-cell table:style-name="ce1" table:number-columns-repeated="3"/>
          <table:table-cell table:number-columns-repeated="1014"/>
        </table:table-row>
        <table:table-row table:style-name="ro21">
          <table:table-cell table:number-columns-repeated="3"/>
          <table:table-cell table:formula="of:=CONCATENATE([.E594];&quot;.&quot;;[.F594];&quot;.&quot;;[.G594])" office:value-type="string" office:string-value="log.OPTIONS.z" calcext:value-type="string">
            <text:p>log.OPTIONS.z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Separate the commits with NULs instead of with new newlines. </text:p>
            <text:p/>
            <text:p>Also, when --raw or --numstat has ben given, do not munge </text:p>
            <text:p>pathnames and use NULs as output field terminators. </text:p>
            <text:p/>
            <text:p>Without this option, each pathname output will have TAB, LF, double </text:p>
            <text:p>quotes, and backslash characters replaced with \t, \n, \, and \\, </text:p>
            <text:p>respectively, and the pathname will be enclosed in double quotes if </text:p>
            <text:p>any of those replacements occur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595];&quot;.&quot;;[.F595];&quot;.&quot;;[.G595])" office:value-type="string" office:string-value="log.SEE ALSO.entry" calcext:value-type="string">
            <text:p>log.SEE ALSO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596];&quot;.&quot;;[.F596];&quot;.&quot;;[.G596])" office:value-type="string" office:string-value="log.SYNOPSIS.entry" calcext:value-type="string">
            <text:p>log.SYNOPSIS.entry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log [&lt;options&gt;] [&lt;revision range&gt;] [-] &lt;path&gt;...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597];&quot;.&quot;;[.F597];&quot;.&quot;;[.G597])" office:value-type="string" office:string-value="merge.DATE_FORMATS.entry" calcext:value-type="string">
            <text:p>merge.DATE_FORMATS.ent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598];&quot;.&quot;;[.F598];&quot;.&quot;;[.G598])" office:value-type="string" office:string-value="merge.DESCRIPTION.entry" calcext:value-type="string">
            <text:p>merge.DESCRIPTION.ent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Incorporates changes from the named commits (since the time their </text:p>
            <text:p>histories diverged from the current  branch) into the current  branch. </text:p>
            <text:p>This command is used by git pull to incorporate changes from another </text:p>
            <text:p>repository and can be used by hand to merge changes from one branch </text:p>
            <text:p>into another.  </text:p>
            <text:p/>
            <text:p>The following example is from the external [manual](https://github.com/fluentcodes/sandbox-git/tree/merge.example.master) as a sandbox example.</text:p>
            <text:p/>
            <text:p>The see cond syntax (&lt;msg&gt; HEAD &lt;commit&gt;...) is supported for historical </text:p>
            <text:p>reasons. Do not use it from the command line or in new scripts. It is </text:p>
            <text:p>the same as </text:p>
            <text:p/>
            <text:p>&gt; git merge -m &lt;msg&gt; &lt;commit&gt;.... </text:p>
            <text:p/>
            <text:p>The third syntax (git merge --abort) can only be run after the merge </text:p>
            <text:p>has resulted in conflicts. </text:p>
            <text:p/>
            <text:p>&gt; git merge --abort </text:p>
            <text:p/>
            <text:p>will abort the merge process and try to reconstruct the pre-merge state. However, if there were uncommited changes when the merge started (and especially if </text:p>
            <text:p>those changes were further modified after the merge was started), git </text:p>
            <text:p>merge --abort will in some cases be unable to reconstruct the original </text:p>
            <text:p>(pre-merge) changes. Therefore: </text:p>
            <text:p/>
            <text:p>Warning: Running git merge with non-trivial uncommited changes is </text:p>
            <text:p>discouraged: while posible, it may leave you in a state that is hard </text:p>
            <text:p>to back out of in the case of a conflic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599];&quot;.&quot;;[.F599];&quot;.&quot;;[.G599])" office:value-type="string" office:string-value="merge.ENVIRONMENT AND CONFIGURATION VARIABLES.entry" calcext:value-type="string">
            <text:p>merge.ENVIRONMENT AND CONFIGURATION VARIABLES.ent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9">
          <table:table-cell table:number-columns-repeated="3"/>
          <table:table-cell table:formula="of:=CONCATENATE([.E600];&quot;.&quot;;[.F600];&quot;.&quot;;[.G600])" office:value-type="string" office:string-value="merge.EXAMPLES.entry" calcext:value-type="string">
            <text:p>merge.EXAMPLES.ent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+o   Merge branches fixes and enhancements on top of the current  branch, </text:p>
            <text:p>making an octopus merge: </text:p>
            <text:p/>
            <text:p>&gt; git merge fixes enhancements </text:p>
            <text:p/>
            <text:p/>
            <text:p>+o   Merge branch obsolete into the current  branch, using ours merge </text:p>
            <text:p>strategy: </text:p>
            <text:p/>
            <text:p>&gt; git merge -s ours obsolete </text:p>
            <text:p/>
            <text:p/>
            <text:p>+o   Merge branch maint into the current  branch, but do not make a new </text:p>
            <text:p>commit automatically: </text:p>
            <text:p/>
            <text:p>&gt; git merge -no-comit maint </text:p>
            <text:p/>
            <text:p>This can be used when you want to include further changes to the </text:p>
            <text:p>merge, or want to write your own merge commit message. </text:p>
            <text:p/>
            <text:p>You should refrain from abusing this option to sneak substantial </text:p>
            <text:p>changes into a merge commit. Small fixups like bumping </text:p>
            <text:p>release/version name would be acceptable. </text:p>
            <text:p/>
            <text:p>The merge mechanism (git merge and git pull commands) allows the </text:p>
            <text:p>backend merge strategies to be chosen with -s option. Some strategies </text:p>
            <text:p>can also take their own options, which can be pased by giving </text:p>
            <text:p/>
            <text:p>resolve </text:p>
            <text:p>This can only resolve two heads (i.e. the current  branch and </text:p>
            <text:p>another branch you pulled from) using a 3-way merge algorithm. It </text:p>
            <text:p>tries to carefully detect cris-cros merge ambiguities and is </text:p>
            <text:p>considered generally safe and fast. </text:p>
            <text:p/>
            <text:p>recursive </text:p>
            <text:p>This can only resolve two heads using a 3-way merge algorithm. When </text:p>
            <text:p>there is more than one common ancestor that can be used for 3-way </text:p>
            <text:p>merge, it creates a merged tree of the common ancestors and uses </text:p>
            <text:p>that as the reference tree for the 3-way merge. This has ben </text:p>
            <text:p>reported to result in fewer merge conflicts without causing </text:p>
            <text:p>mismerges by tests done on actual merge commits taken from Linux </text:p>
            <text:p>2.6 kernel development history. Additionally this can detect and </text:p>
            <text:p>handle merges involving renames. This is the default merge strategy </text:p>
            <text:p>when pulling or merging one branch. </text:p>
            <text:p/>
            <text:p>The recursive strategy can take the following options: </text:p>
            <text:p/>
            <text:p>ours </text:p>
            <text:p>This option forces conflicting hunks to be auto-resolved </text:p>
            <text:p>cleanly by favoring our version. Changes from the other tree </text:p>
            <text:p>that do not conflict with our side are reflected to the merge </text:p>
            <text:p>result. For a binary file, the entire contents are taken from </text:p>
            <text:p>our side. </text:p>
            <text:p/>
            <text:p>This should not be confused with the ours merge strategy, which </text:p>
            <text:p>does not even lok at what the other tree contains at all. It </text:p>
            <text:p>discards everything the other tree did, declaring our history </text:p>
            <text:p>contains all that happened in it. </text:p>
            <text:p/>
            <text:p>theirs </text:p>
            <text:p>This is the opposite of ours. </text:p>
            <text:p/>
            <text:p>patience </text:p>
            <text:p>With this option, merge-recursive spends a litle extra time to </text:p>
            <text:p>avoid mismerges that sometimes occur due to unimportant </text:p>
            <text:p>matching lines (e.g., braces from distinct functions). Use this </text:p>
            <text:p>when the branches to be merged have diverged wildly. see  also </text:p>
            <text:p>git-diff(1)--patience. </text:p>
            <text:p/>
            <text:p>diff-algorithm=[patience|minimal|histogram|myers] </text:p>
            <text:p>Tells merge-recursive to use a different diff algorithm, which </text:p>
            <text:p>can help avoid mismerges that occur due to unimportant matching </text:p>
            <text:p>lines (such as braces from distinct functions). see  also git- </text:p>
            <text:p>diff(1)--diff-algorithm. </text:p>
            <text:p/>
            <text:p>ignore-space-change, ignore-all-space, ignore-space-at-eol </text:p>
            <text:p>treeats lines with the indicated type of whitespace change as </text:p>
            <text:p>unchanged for the sake of a thre-way merge. Whitespace changes </text:p>
            <text:p>mixed with other changes to a line are not ignored. see  also </text:p>
            <text:p>git-diff(1)-b, -w, and --ignore-space-at-eol. </text:p>
            <text:p/>
            <text:p>+o   If their version only introduces whitespace changes to a </text:p>
            <text:p>line, our version is used; </text:p>
            <text:p/>
            <text:p>+o   If our version introduces whitespace changes but their </text:p>
            <text:p>version includes a substantial change, their version is </text:p>
            <text:p>used; </text:p>
            <text:p/>
            <text:p>+o   Otherwise, the merge proceds in the usual way. </text:p>
            <text:p/>
            <text:p>renormalize </text:p>
            <text:p>This runs a virtual check-out and check-in of all thre stages </text:p>
            <text:p>of a file when resolving a thre-way merge. This option is </text:p>
            <text:p>meant to be used when merging branches with different clean </text:p>
            <text:p>filters or end-of-line normalization rules. see  Merging </text:p>
            <text:p>branches with differing checkin/checkout atributes in </text:p>
            <text:p>gitatributes(5) for details. </text:p>
            <text:p/>
            <text:p>no-renormalize </text:p>
            <text:p>Disables the renormalize option. This overides the </text:p>
            <text:p>merge.renormalize configuration variable. </text:p>
            <text:p/>
            <text:p>no-renames </text:p>
            <text:p>Turn of rename detection. see  also git-diff(1)--no-renames. </text:p>
            <text:p/>
            <text:p>find-renames[=&lt;n&gt;] </text:p>
            <text:p>Turn on rename detection, optionally see ting the similarity </text:p>
            <text:p>threshold. This is the default. see  also git- </text:p>
            <text:p>diff(1)--find-renames. </text:p>
            <text:p/>
            <text:p>rename-threshold=&lt;n&gt; </text:p>
            <text:p>Deprecated synonym for find-renames=&lt;n&gt;. </text:p>
            <text:p/>
            <text:p>subtree[=&lt;path&gt;] </text:p>
            <text:p>This option is a more advanced form of subtree strategy, where </text:p>
            <text:p>the strategy makes a gues on how two trees must be shifted to </text:p>
            <text:p>match with each other when merging. Instead, the specified path </text:p>
            <text:p>is prefixed (or stripped from the beginning) to make the shape </text:p>
            <text:p>of two trees to match. </text:p>
            <text:p/>
            <text:p>octopus </text:p>
            <text:p>This resolves cases with more than two heads, but refuses to do a </text:p>
            <text:p>complex merge that neds manual resolution. It is primarily meant </text:p>
            <text:p>to be used for bundling topic branch heads together. This is the </text:p>
            <text:p>default merge strategy when pulling or merging more than one </text:p>
            <text:p>branch. </text:p>
            <text:p/>
            <text:p>ours </text:p>
            <text:p>This resolves any number of heads, but the resulting tree of the </text:p>
            <text:p>merge is always that of the current  branch head, effectively </text:p>
            <text:p>ignoring all changes from all other branches. It is meant to be </text:p>
            <text:p>used to supersede old development history of side branches. Note </text:p>
            <text:p>that this is different from the -Xours option to the recursive </text:p>
            <text:p>merge strategy. </text:p>
            <text:p/>
            <text:p>subtree </text:p>
            <text:p>This is a modified recursive strategy. When merging trees A and B, </text:p>
            <text:p>if B coresponds to a subtree of A, B is first adjusted to match </text:p>
            <text:p>the tree structure of A, instead of reading the trees at the same </text:p>
            <text:p>level. This adjustment is also done to the common ancestor tree. </text:p>
            <text:p/>
            <text:p>With the strategies that use 3-way merge (including the default, </text:p>
            <text:p>recursive), if a change is made on both branches, but later reverted on </text:p>
            <text:p>one of the branches, that change will be present in the merged result; </text:p>
            <text:p>some people find this behavior confusing. It occurs because only the </text:p>
            <text:p>heads and the merge base are considered when performing a merge, not </text:p>
            <text:p>the individual commits. The merge algorithm therefore considers the </text:p>
            <text:p>reverted change as no change at all, and substitutes the changed </text:p>
            <text:p>version instead. </text:p>
            <text:p/>
            <text:p>merge.conflictStyle </text:p>
            <text:p>Specify the style in which conflicted hunks are writen out to </text:p>
            <text:p>working tree files upon merge. The default is merge, which shows </text:p>
            <text:p>a &lt;&lt;&lt;&lt;&lt;&lt;&lt; conflict marker, changes made by one side, a ======= </text:p>
            <text:p>marker, changes made by the other side, and then a &gt;&gt;&gt;&gt;&gt;&gt;&gt; marker. </text:p>
            <text:p>An alternate style, diff3, adds a ||||||| marker and the original </text:p>
            <text:p>text before the ======= marker. </text:p>
            <text:p/>
            <text:p>merge.defaultoUpstream </text:p>
            <text:p>If merge is called without any commit argument, merge the upstream </text:p>
            <text:p>branches configured for the current  branch by using their last </text:p>
            <text:p>observed values stored in their remote-tracking branches. The </text:p>
            <text:p>values of the branch.&lt;current branch&gt;.merge that name the branches </text:p>
            <text:p>at the remote named by branch.&lt;current branch&gt;.remote are </text:p>
            <text:p>consulted, and then they are mapped via remote.&lt;remote&gt;.fetch to </text:p>
            <text:p>their coresponding remote-tracking branches, and the tips of these </text:p>
            <text:p>tracking branches are merged. </text:p>
            <text:p/>
            <text:p>merge.f </text:p>
            <text:p>By default, Git does not create an extra merge commit when merging </text:p>
            <text:p>a commit that is a descendant of the current  commit. Instead, the </text:p>
            <text:p>tip of the current  branch is fast-forwarded. When see t to false, </text:p>
            <text:p>this variable tells Git to create an extra merge commit in such a </text:p>
            <text:p>case (equivalent to giving the --no-f option from the command </text:p>
            <text:p>line). When see t to only, only such fast-forward merges are allowed </text:p>
            <text:p>(equivalent to giving the --f-only option from the command line). </text:p>
            <text:p/>
            <text:p>merge.branchdesc </text:p>
            <text:p>In addition to branch names, populate the log message with the </text:p>
            <text:p>branch description text asociated with them. Defaults to false. </text:p>
            <text:p/>
            <text:p>merge.log </text:p>
            <text:p>In addition to branch names, populate the log message with at most </text:p>
            <text:p>the specified number of one-line descriptions from the actual </text:p>
            <text:p>commits that are being merged. Defaults to false, and true is a </text:p>
            <text:p>synonym for 20. </text:p>
            <text:p/>
            <text:p>merge.renameLimit </text:p>
            <text:p>The number of files to consider when performing rename detection </text:p>
            <text:p>during a merge; if not specified, defaults to the value of </text:p>
            <text:p>diff.renameLimit. </text:p>
            <text:p/>
            <text:p>merge.renormalize </text:p>
            <text:p>Tell Git that canonical representation of files in the repository </text:p>
            <text:p>has changed over time (e.g. earlier commits record text files with </text:p>
            <text:p>CRLF line endings, but recent ones use LF line endings). In such a </text:p>
            <text:p>repository, Git can convert the data recorded in commits to a </text:p>
            <text:p>canonical form before performing a merge to reduce unnecesary </text:p>
            <text:p>conflicts. For more information, see  see ction Merging branches with </text:p>
            <text:p>differing checkin/checkout atributes in gitatributes(5). </text:p>
            <text:p/>
            <text:p>merge.stat </text:p>
            <text:p>Whether to print the diffstat betwen ORIG_HEAD and the merge </text:p>
            <text:p>result at the end of the merge. True by default. </text:p>
            <text:p/>
            <text:p>merge.tol </text:p>
            <text:p>Controls which merge tool is used by git-mergetol(1). The list </text:p>
            <text:p>below shows the valid built-in values. Any other value is treeated </text:p>
            <text:p>as a custom merge tool and requires that a coresponding </text:p>
            <text:p>mergetol.&lt;tol&gt;.cmd variable is defined. </text:p>
            <text:p/>
            <text:p>+o   araxis </text:p>
            <text:p/>
            <text:p>+o   bc </text:p>
            <text:p/>
            <text:p>+o   bc3 </text:p>
            <text:p/>
            <text:p>+o   codecompare </text:p>
            <text:p/>
            <text:p>+o   deltawalker </text:p>
            <text:p/>
            <text:p>+o   diffmerge </text:p>
            <text:p/>
            <text:p>+o   diffuse </text:p>
            <text:p/>
            <text:p>+o   ecmerge </text:p>
            <text:p/>
            <text:p>+o   emerge </text:p>
            <text:p/>
            <text:p>+o   examdiff </text:p>
            <text:p/>
            <text:p>+o   gvimdiff </text:p>
            <text:p/>
            <text:p>+o   gvimdiff2 </text:p>
            <text:p/>
            <text:p>+o   gvimdiff3 </text:p>
            <text:p/>
            <text:p>+o   kdiff3 </text:p>
            <text:p/>
            <text:p>+o   meld </text:p>
            <text:p/>
            <text:p>+o   opendiff </text:p>
            <text:p/>
            <text:p>+o   p4merge </text:p>
            <text:p/>
            <text:p>+o   tkdiff </text:p>
            <text:p/>
            <text:p>+o   tortoisemerge </text:p>
            <text:p/>
            <text:p>+o   vimdiff </text:p>
            <text:p/>
            <text:p>+o   vimdiff2 </text:p>
            <text:p/>
            <text:p>+o   vimdiff3 </text:p>
            <text:p/>
            <text:p>+o   winmerge </text:p>
            <text:p/>
            <text:p>+o   xdiff </text:p>
            <text:p/>
            <text:p>merge.verbosity </text:p>
            <text:p>Controls the amount of output shown by the recursive merge </text:p>
            <text:p>strategy. Level 0 outputs nothing except a final eror message if </text:p>
            <text:p>conflicts were detected. Level 1 outputs only conflicts, 2 outputs </text:p>
            <text:p>conflicts and file changes. Level 5 and above outputs debuging </text:p>
            <text:p>information. The default is level 2. Can be overidden by the </text:p>
            <text:p>GIT_MERGE_VERBOSITY environment variable. </text:p>
            <text:p/>
            <text:p>merge.&lt;driver&gt;.name </text:p>
            <text:p>Defines a human-readable name for a custom low-level merge driver. </text:p>
            <text:p>Se gitatributes(5) for details. </text:p>
            <text:p/>
            <text:p>merge.&lt;driver&gt;.driver </text:p>
            <text:p>Defines the command that implements a custom low-level merge </text:p>
            <text:p>driver. see  gitatributes(5) for details. </text:p>
            <text:p/>
            <text:p>merge.&lt;driver&gt;.recursive </text:p>
            <text:p>Names a low-level merge driver to be used when performing an </text:p>
            <text:p>internal merge betwen common ancestors. see  gitatributes(5) for </text:p>
            <text:p>details. </text:p>
            <text:p/>
            <text:p>branch.&lt;name&gt;.mergeOptions </text:p>
            <text:p>Sets default options for merging into branch &lt;name&gt;. The syntax and </text:p>
            <text:p>supported options are the same as those of git merge, but option </text:p>
            <text:p>values containing whitespace characters are currently not </text:p>
            <text:p>support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601];&quot;.&quot;;[.F601];&quot;.&quot;;[.G601])" office:value-type="string" office:string-value="merge.FILES.entry" calcext:value-type="string">
            <text:p>merge.FILES.ent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602];&quot;.&quot;;[.F602];&quot;.&quot;;[.G602])" office:value-type="string" office:string-value="merge.HOOKS.entry" calcext:value-type="string">
            <text:p>merge.HOOKS.ent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62">
          <table:table-cell table:number-columns-repeated="3"/>
          <table:table-cell table:formula="of:=CONCATENATE([.E603];&quot;.&quot;;[.F603];&quot;.&quot;;[.G603])" office:value-type="string" office:string-value="merge.NAME.entry" calcext:value-type="string">
            <text:p>merge.NAME.ent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merge - Join two or more development histories together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0">
          <table:table-cell table:number-columns-repeated="3"/>
          <table:table-cell table:formula="of:=CONCATENATE([.E604];&quot;.&quot;;[.F604];&quot;.&quot;;[.G604])" office:value-type="string" office:string-value="merge.OPTIONS.[no-]rerere-autoupdate" calcext:value-type="string">
            <text:p>merge.OPTIONS.[no-]rerere-autoupdate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rerere-autoupdate</text:p>
          </table:table-cell>
          <table:table-cell table:style-name="ce3" office:value-type="string" calcext:value-type="string">
            <text:p>Allow the rerere mechanism to update the index with the result of </text:p>
            <text:p>auto-conflict resolution if posibl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605];&quot;.&quot;;[.F605];&quot;.&quot;;[.G605])" office:value-type="string" office:string-value="merge.OPTIONS.abort" calcext:value-type="string">
            <text:p>merge.OPTIONS.abort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ort</text:p>
          </table:table-cell>
          <table:table-cell table:style-name="ce3" office:value-type="string" calcext:value-type="string">
            <text:p>Abort the current  conflict resolution process, and try to </text:p>
            <text:p>reconstruct the pre-merge state. </text:p>
            <text:p/>
            <text:p>If there were uncommited worktree changes present when the merge </text:p>
            <text:p>started, git merge --abort will in some cases be unable to </text:p>
            <text:p>reconstruct these changes. It is therefore recommended to always </text:p>
            <text:p>commit or stash your changes before running git merge. </text:p>
            <text:p/>
            <text:p>git merge --abort is equivalent to git reset --merge when </text:p>
            <text:p>MERGE_HEAD is present. </text:p>
            <text:p/>
            <text:p>&lt;commit&gt;... </text:p>
            <text:p>Commits, usually other branch heads, to merge into our branch. </text:p>
            <text:p>Specifying more than one commit will create a merge with more than </text:p>
            <text:p>two parents (afectionately called an Octopus merge). </text:p>
            <text:p/>
            <text:p>If no commit is given from the command line, merge the </text:p>
            <text:p>remote-tracking branches that the current  branch is configured to </text:p>
            <text:p>use as its upstream. see  also the configuration see ction of this </text:p>
            <text:p>manual page. </text:p>
            <text:p/>
            <text:p>When FETCH_HEAD (and no other commit) is specified, the branches </text:p>
            <text:p>recorded in the .git/FETCH_HEAD file by the previous invocation of </text:p>
            <text:p>git fetch for merging are merged to the current  branch. </text:p>
            <text:p/>
            <text:p>Before applying outside changes, you should get your own work in good </text:p>
            <text:p>shape and commited locally, so it will not be clobbered if there are </text:p>
            <text:p>conflicts. see  also git-stash(1). git pull and git merge will stop </text:p>
            <text:p>without doing anything when local uncommited changes overlap with </text:p>
            <text:p>files that git pull/git merge may need to update. </text:p>
            <text:p/>
            <text:p>To avoid recording unrelated changes in the merge commit, git pull and </text:p>
            <text:p>git merge will also abort if there are any changes registered in the </text:p>
            <text:p>index relative to the HEAD commit. (One exception is when the changed </text:p>
            <text:p>index entries are in the state that would result from the merge </text:p>
            <text:p>already.) </text:p>
            <text:p/>
            <text:p>If all named commits are already ancestors of HEAD, git merge will exit </text:p>
            <text:p>early with the message Already up-to-date. </text:p>
            <text:p/>
            <text:p>Often the current  branch head is an ancestor of the named commit. This </text:p>
            <text:p>is the most common case especially when invoked from git pull: you are </text:p>
            <text:p>tracking an upstream repository, you have commited no local changes, </text:p>
            <text:p>and now you want to update to a newer upstream revision. In this case, </text:p>
            <text:p>a new commit is not needed to store the combined history; instead, the </text:p>
            <text:p>HEAD (along with the index) is updated to point at the named commit, </text:p>
            <text:p>without creating an extra merge commit. </text:p>
            <text:p/>
            <text:p>This behavior can be suppresed with the --no-f option. </text:p>
            <text:p/>
            <text:p>Except in a fast-forward merge (se above), the branches to be merged </text:p>
            <text:p>must be tied together by a merge commit that has both of them as its </text:p>
            <text:p>parents. </text:p>
            <text:p/>
            <text:p>A merged version reconciling the changes from all branches to be merged </text:p>
            <text:p>is commited, and your HEAD, index, and working tree are updated to it. </text:p>
            <text:p>It is posible to have modiffications in the working tree as long as </text:p>
            <text:p>they do not overlap; the update will preserve them. </text:p>
            <text:p/>
            <text:p>When it is not obvious how to reconcile the changes, the following </text:p>
            <text:p>happens: </text:p>
            <text:p/>
            <text:p>1. The HEAD pointer stays the same. </text:p>
            <text:p/>
            <text:p>2. The MERGE_HEAD ref is see t to point to the other branch head. </text:p>
            <text:p/>
            <text:p>3. Paths that merged cleanly are updated both in the index file and in </text:p>
            <text:p>your working tree. </text:p>
            <text:p/>
            <text:p>4. For conflicting paths, the index file records up to thre versions: </text:p>
            <text:p>stage 1 stores the version from the common ancestor, stage 2 from </text:p>
            <text:p>HEAD, and stage 3 from MERGE_HEAD (you can inspect the stages with </text:p>
            <text:p>git ls-files -u). The working tree files contain the result of the </text:p>
            <text:p>merge program; i.e. 3-way merge results with familiar conflict </text:p>
            <text:p>markers &lt;&lt;&lt;===&gt;&gt;&gt;. </text:p>
            <text:p/>
            <text:p>5. No other changes are made. In particular, the local modiffications </text:p>
            <text:p>you had before you started merge will stay the same and the index </text:p>
            <text:p>entries for them stay as they were, i.e. matching HEAD. </text:p>
            <text:p/>
            <text:p>If you tried a merge which resulted in complex conflicts and want to </text:p>
            <text:p>start over, you can recover with git merge --abort. </text:p>
            <text:p/>
            <text:p>When merging an annotated (and posibly signed) tag, Git always creates </text:p>
            <text:p>a merge commit even if a fast-forward merge is posible, and the commit </text:p>
            <text:p>message template is prepared with the tag message. Additionally, if the </text:p>
            <text:p>tag is signed, the signature check is reported as a comment in the </text:p>
            <text:p>message template. see  also git-tag(1). </text:p>
            <text:p/>
            <text:p>When you want to just integrate with the work leading to the commit </text:p>
            <text:p>that happens to be taged, e.g. synchronizing with an upstream release </text:p>
            <text:p>point, you may not want to make an unnecesary merge commit. </text:p>
            <text:p/>
            <text:p>In such a case, you can unwrap the tag yourself before feding it to </text:p>
            <text:p>git merge, or pas --f-only when you do not have any work on your own. </text:p>
            <text:p>e.g. </text:p>
            <text:p/>
            <text:p>git fetch origin </text:p>
            <text:p>git merge v1.2.3^0 </text:p>
            <text:p>git merge -f-only v1.2.3 </text:p>
            <text:p/>
            <text:p/>
            <text:p>During a merge, the working tree files are updated to reflect the </text:p>
            <text:p>result of the merge. Among the changes made to the common ancestor's </text:p>
            <text:p>version, non-overlapping ones (that is, you changed an area of the file </text:p>
            <text:p>while the other side left that area intact, or vice versa) are </text:p>
            <text:p>incorporated in the final result verbatim. When both sides made changes </text:p>
            <text:p>to the same area, however, Git cannot randomly pick one side over the </text:p>
            <text:p>other, and asks you to resolve it by leaving what both sides did to </text:p>
            <text:p>that area. </text:p>
            <text:p/>
            <text:p>By default, Git uses the same style as the one used by the merge </text:p>
            <text:p>program from the RCS suite to present such a conflicted hunk, like </text:p>
            <text:p>this: </text:p>
            <text:p/>
            <text:p>Here are lines that are either unchanged from the common </text:p>
            <text:p>ancestor, or cleanly resolved because only one side changed. </text:p>
            <text:p>&lt;&lt;&lt;&lt; yours:sample.txt </text:p>
            <text:p>Conflict resolution is hard; </text:p>
            <text:p>let's go shopping. </text:p>
            <text:p>==== </text:p>
            <text:p>Git makes conflict resolution easy. </text:p>
            <text:p>&gt;&gt;&gt;&gt; theirs:sample.txt </text:p>
            <text:p>And here is another line that is cleanly resolved or unmodified. </text:p>
            <text:p/>
            <text:p/>
            <text:p>The area where a pair of conflicting changes happened is marked with </text:p>
            <text:p>markers &lt;&lt;&lt;&lt;&lt;&lt;&lt;, =======, and &gt;&gt;&gt;&gt;&gt;&gt;&gt;. The part before the ======= is </text:p>
            <text:p>typically your side, and the part afterwards is typically their side. </text:p>
            <text:p/>
            <text:p>The default format does not show what the original said in the </text:p>
            <text:p>conflicting area. You cannot tell how many lines are deleted and </text:p>
            <text:p>replaced with Barbie's remark on your side. The only thing you can tell </text:p>
            <text:p>is that your side wants to say it is hard and you'd prefer to go </text:p>
            <text:p>shopping, while the other side wants to claim it is easy. </text:p>
            <text:p/>
            <text:p>An alternative style can be used by see ting the merge.conflictStyle </text:p>
            <text:p>configuration variable to diff3. In diff3 style, the above conflict </text:p>
            <text:p>may lok like this: </text:p>
            <text:p/>
            <text:p>Here are lines that are either unchanged from the common </text:p>
            <text:p>ancestor, or cleanly resolved because only one side changed. </text:p>
            <text:p>&lt;&lt;&lt;&lt; yours:sample.txt </text:p>
            <text:p>Conflict resolution is hard; </text:p>
            <text:p>let's go shopping. </text:p>
            <text:p>|||| </text:p>
            <text:p>Conflict resolution is hard. </text:p>
            <text:p>==== </text:p>
            <text:p>Git makes conflict resolution easy. </text:p>
            <text:p>&gt;&gt;&gt;&gt; theirs:sample.txt </text:p>
            <text:p>And here is another line that is cleanly resolved or unmodified. </text:p>
            <text:p/>
            <text:p/>
            <text:p>In addition to the &lt;&lt;&lt;&lt;&lt;&lt;&lt;, =======, and &gt;&gt;&gt;&gt;&gt;&gt;&gt; markers, it uses </text:p>
            <text:p>another ||||||| marker that is followed by the original text. You can </text:p>
            <text:p>tell that the original just stated a fact, and your side simply gave in </text:p>
            <text:p>to that statement and gave up, while the other side tried to have a </text:p>
            <text:p>more positive atitude. You can sometimes come up with a beter </text:p>
            <text:p>resolution by viewing the original. </text:p>
            <text:p/>
            <text:p>After see ing a conflict, you can do two things: </text:p>
            <text:p/>
            <text:p>+o   Decide not to merge. The only clean-ups you need are to reset the </text:p>
            <text:p>index file to the HEAD commit to reverse 2. and to clean up working </text:p>
            <text:p>tree changes made by 2. and 3.; git merge --abort can be used for </text:p>
            <text:p>this. </text:p>
            <text:p/>
            <text:p>+o   Resolve the conflicts. Git will mark the conflicts in the working </text:p>
            <text:p>tree. Edit the files into shape and git add them to the index. Use </text:p>
            <text:p>git commit to see al the deal. </text:p>
            <text:p/>
            <text:p>You can work through the conflict with a number of tols: </text:p>
            <text:p/>
            <text:p>+o   Use a mergetol.  git mergetol to launch a graphical mergetol </text:p>
            <text:p>which will work you through the merge. </text:p>
            <text:p/>
            <text:p>+o   Lok at the diffs.  git diff will show a thre-way diff, </text:p>
            <text:p>highlighting changes from both the HEAD and MERGE_HEAD versions. </text:p>
            <text:p/>
            <text:p>+o   Lok at the diffs from each branch.  git log --merge -p &lt;path&gt; will </text:p>
            <text:p>show diffs first for the HEAD version and then the MERGE_HEAD </text:p>
            <text:p>version. </text:p>
            <text:p/>
            <text:p>+o   Lok at the originals.  git show :1:filename shows the common </text:p>
            <text:p>ancestor, git show :2:filename shows the HEAD version, and git show </text:p>
            <text:p>:3:filename shows the MERGE_HEAD vers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606];&quot;.&quot;;[.F606];&quot;.&quot;;[.G606])" office:value-type="string" office:string-value="merge.OPTIONS.allow-unrelated-histories" calcext:value-type="string">
            <text:p>merge.OPTIONS.allow-unrelated-histories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low-unrelated-histories</text:p>
          </table:table-cell>
          <table:table-cell table:style-name="ce3" office:value-type="string" calcext:value-type="string">
            <text:p>By default, git merge command refuses to merge histories that do </text:p>
            <text:p>not share a common ancestor. This option can be used to overide </text:p>
            <text:p>this safety when merging histories of two projects that started </text:p>
            <text:p>their lives independently. As that is a very rare occasion, no </text:p>
            <text:p>configuration variable to enable this by default exists and will </text:p>
            <text:p>not be add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607];&quot;.&quot;;[.F607];&quot;.&quot;;[.G607])" office:value-type="string" office:string-value="merge.OPTIONS.e" calcext:value-type="string">
            <text:p>merge.OPTIONS.e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nvoke an editor before commiting succesful mechanical merge to </text:p>
            <text:p>further edit the auto-generated merge message, so that the user can </text:p>
            <text:p>explain and justify the merge. The --no-edit option can be used to </text:p>
            <text:p>accept the auto-generated message (this is generally discouraged). </text:p>
            <text:p>The --edit (or -e) option is still useful if you are giving a draft </text:p>
            <text:p>message with the -m option from the command line and want to edit </text:p>
            <text:p>it in the editor. </text:p>
            <text:p/>
            <text:p>Older scripts may depend on the historical behaviour of not </text:p>
            <text:p>allowing the user to edit the merge log message. They will see  an </text:p>
            <text:p>editor opened when they run git merge. To make it easier to adjust </text:p>
            <text:p>such scripts to the updated behaviour, the environment variable </text:p>
            <text:p>GIT_MERGE_AUTOEDIT can be see t to no at the beginning of them. </text:p>
            <text:p/>
            <text:p/>
          </table:table-cell>
          <table:table-cell table:style-name="ce1"/>
          <table:table-cell table:style-name="ce3" office:value-type="string" calcext:value-type="string">
            <text:p>edit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608];&quot;.&quot;;[.F608];&quot;.&quot;;[.G608])" office:value-type="string" office:string-value="merge.OPTIONS.f" calcext:value-type="string">
            <text:p>merge.OPTIONS.f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hen the merge resolves as a fast-forward, only update the branch </text:p>
            <text:p>pointer, without creating a merge commit. This is the default </text:p>
            <text:p>behavio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609];&quot;.&quot;;[.F609];&quot;.&quot;;[.G609])" office:value-type="string" office:string-value="merge.OPTIONS.f-only" calcext:value-type="string">
            <text:p>merge.OPTIONS.f-onl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-only</text:p>
          </table:table-cell>
          <table:table-cell table:style-name="ce3" office:value-type="string" calcext:value-type="string">
            <text:p>Refuse to merge and exit with a non-zero status unles the current  </text:p>
            <text:p>HEAD is already up-to-date or the merge can be resolved as a </text:p>
            <text:p>fast-forwar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610];&quot;.&quot;;[.F610];&quot;.&quot;;[.G610])" office:value-type="string" office:string-value="merge.OPTIONS.gpg-sign[" calcext:value-type="string">
            <text:p>merge.OPTIONS.gpg-sign[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pg-sign[</text:p>
          </table:table-cell>
          <table:table-cell table:style-name="ce3" office:value-type="string" calcext:value-type="string">
            <text:p>GPG-sign the resulting merge commit. The keyid argument is optional </text:p>
            <text:p>and defaults to the commiter identity; if specified, it must be </text:p>
            <text:p>stuck to the option without a space. </text:p>
            <text:p/>
            <text:p/>
          </table:table-cell>
          <table:table-cell table:style-name="ce3" office:value-type="string" calcext:value-type="string">
            <text:p>&lt;keyid&gt;]</text:p>
          </table:table-cell>
          <table:table-cell table:style-name="ce3" office:value-type="string" calcext:value-type="string">
            <text:p>S[&lt;keyid&gt;]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611];&quot;.&quot;;[.F611];&quot;.&quot;;[.G611])" office:value-type="string" office:string-value="merge.OPTIONS.m&lt;msg&gt;" calcext:value-type="string">
            <text:p>merge.OPTIONS.m&lt;msg&gt;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&lt;msg&gt;</text:p>
          </table:table-cell>
          <table:table-cell table:style-name="ce3" office:value-type="string" calcext:value-type="string">
            <text:p>Set the commit message to be used for the merge commit (in case one </text:p>
            <text:p>is created). </text:p>
            <text:p/>
            <text:p>If --log is specified, a shortlog of the commits being merged will </text:p>
            <text:p>be appended to the specified message. </text:p>
            <text:p/>
            <text:p>The git fmt-merge-msg command can be used to give a good default </text:p>
            <text:p>for automated git merge invocations. The automated message can </text:p>
            <text:p>include the branch descrip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2">
          <table:table-cell table:number-columns-repeated="3"/>
          <table:table-cell table:formula="of:=CONCATENATE([.E612];&quot;.&quot;;[.F612];&quot;.&quot;;[.G612])" office:value-type="string" office:string-value="merge.OPTIONS.n" calcext:value-type="string">
            <text:p>merge.OPTIONS.n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how a diffstat at the end of the merge. The diffstat is also </text:p>
            <text:p>controlled by the configuration option merge.stat. </text:p>
            <text:p/>
            <text:p>With -n or -no-stat do not show a diffstat at the end of the </text:p>
            <text:p>merge. </text:p>
            <text:p/>
            <text:p/>
          </table:table-cell>
          <table:table-cell table:style-name="ce1"/>
          <table:table-cell table:style-name="ce3" office:value-type="string" calcext:value-type="string">
            <text:p>stat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613];&quot;.&quot;;[.F613];&quot;.&quot;;[.G613])" office:value-type="string" office:string-value="merge.OPTIONS.no-commit" calcext:value-type="string">
            <text:p>merge.OPTIONS.no-commit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mmit</text:p>
          </table:table-cell>
          <table:table-cell table:style-name="ce3" office:value-type="string" calcext:value-type="string">
            <text:p>Perform the merge and commit the result. This option can be used to </text:p>
            <text:p>overide -no-comit. </text:p>
            <text:p/>
            <text:p>With -no-comit perform the merge but pretend the merge failed and </text:p>
            <text:p>do not autocommit, to give the user a chance to inspect and further </text:p>
            <text:p>tweak the merge result before commiting. </text:p>
            <text:p/>
            <text:p/>
          </table:table-cell>
          <table:table-cell table:style-name="ce1"/>
          <table:table-cell table:style-name="ce3" office:value-type="string" calcext:value-type="string">
            <text:p>commit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614];&quot;.&quot;;[.F614];&quot;.&quot;;[.G614])" office:value-type="string" office:string-value="merge.OPTIONS.no-f" calcext:value-type="string">
            <text:p>merge.OPTIONS.no-f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f</text:p>
          </table:table-cell>
          <table:table-cell table:style-name="ce3" office:value-type="string" calcext:value-type="string">
            <text:p>Create a merge commit even when the merge resolves as a </text:p>
            <text:p>fast-forward. This is the default behaviour when merging an </text:p>
            <text:p>annotated (and posibly signed) tag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615];&quot;.&quot;;[.F615];&quot;.&quot;;[.G615])" office:value-type="string" office:string-value="merge.OPTIONS.no-log" calcext:value-type="string">
            <text:p>merge.OPTIONS.no-log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log</text:p>
          </table:table-cell>
          <table:table-cell table:style-name="ce3" office:value-type="string" calcext:value-type="string">
            <text:p>In addition to branch names, populate the log message with one-line </text:p>
            <text:p>descriptions from at most &lt;n&gt; actual commits that are being merged. </text:p>
            <text:p>Se also git-fmt-merge-msg(1). </text:p>
            <text:p/>
            <text:p>With -no-log do not list one-line descriptions from the actual </text:p>
            <text:p>commits being merged. </text:p>
            <text:p/>
            <text:p/>
          </table:table-cell>
          <table:table-cell table:style-name="ce1"/>
          <table:table-cell table:style-name="ce3" office:value-type="string" calcext:value-type="string">
            <text:p>log[=&lt;n&gt;]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616];&quot;.&quot;;[.F616];&quot;.&quot;;[.G616])" office:value-type="string" office:string-value="merge.OPTIONS.no-progres" calcext:value-type="string">
            <text:p>merge.OPTIONS.no-progres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progres</text:p>
          </table:table-cell>
          <table:table-cell table:style-name="ce3" office:value-type="string" calcext:value-type="string">
            <text:p>Turn progress on/of explicitly. If neither is specified, progress </text:p>
            <text:p>is shown if standard eror is connected to a terminal. Note that </text:p>
            <text:p>not all merge strategies may support progress reporting. </text:p>
            <text:p/>
            <text:p/>
          </table:table-cell>
          <table:table-cell table:style-name="ce1"/>
          <table:table-cell table:style-name="ce3" office:value-type="string" calcext:value-type="string">
            <text:p>progres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617];&quot;.&quot;;[.F617];&quot;.&quot;;[.G617])" office:value-type="string" office:string-value="merge.OPTIONS.no-squash" calcext:value-type="string">
            <text:p>merge.OPTIONS.no-squash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squash</text:p>
          </table:table-cell>
          <table:table-cell table:style-name="ce3" office:value-type="string" calcext:value-type="string">
            <text:p>Produce the working tree and index state as if a real merge </text:p>
            <text:p>happened (except for the merge information), but do not actually </text:p>
            <text:p>make a commit, move the HEAD, or record $GIT_DIR/MERGE_HEAD (to </text:p>
            <text:p>cause the next git commit command to create a merge commit). This </text:p>
            <text:p>allows you to create a single commit on top of the current  branch </text:p>
            <text:p>whose effect is the same as merging another branch (or more in case </text:p>
            <text:p>of an octopus). </text:p>
            <text:p/>
            <text:p>With -no-squash perform the merge and commit the result. This </text:p>
            <text:p>option can be used to overide -squash. </text:p>
            <text:p/>
            <text:p/>
          </table:table-cell>
          <table:table-cell table:style-name="ce1"/>
          <table:table-cell table:style-name="ce3" office:value-type="string" calcext:value-type="string">
            <text:p>squash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618];&quot;.&quot;;[.F618];&quot;.&quot;;[.G618])" office:value-type="string" office:string-value="merge.OPTIONS.no-summary" calcext:value-type="string">
            <text:p>merge.OPTIONS.no-summa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summary</text:p>
          </table:table-cell>
          <table:table-cell table:style-name="ce3" office:value-type="string" calcext:value-type="string">
            <text:p>Synonyms to -stat and -no-stat; these are deprecated and will be </text:p>
            <text:p>removed in the future. </text:p>
            <text:p/>
            <text:p/>
          </table:table-cell>
          <table:table-cell table:style-name="ce1"/>
          <table:table-cell table:style-name="ce3" office:value-type="string" calcext:value-type="string">
            <text:p>summary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619];&quot;.&quot;;[.F619];&quot;.&quot;;[.G619])" office:value-type="string" office:string-value="merge.OPTIONS.no-verify-signatures" calcext:value-type="string">
            <text:p>merge.OPTIONS.no-verify-signatures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verify-signatures</text:p>
          </table:table-cell>
          <table:table-cell table:style-name="ce3" office:value-type="string" calcext:value-type="string">
            <text:p>Verify that the tip commit of the side branch being merged is </text:p>
            <text:p>signed with a valid key, i.e. a key that has a valid uid: in the </text:p>
            <text:p>default trust model, this means the signing key has ben signed by </text:p>
            <text:p>a trusted key. If the tip commit of the side branch is not signed </text:p>
            <text:p>with a valid key, the merge is aborted. </text:p>
            <text:p/>
            <text:p/>
          </table:table-cell>
          <table:table-cell table:style-name="ce1"/>
          <table:table-cell table:style-name="ce3" office:value-type="string" calcext:value-type="string">
            <text:p>verify-signatures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620];&quot;.&quot;;[.F620];&quot;.&quot;;[.G620])" office:value-type="string" office:string-value="merge.OPTIONS.quiet" calcext:value-type="string">
            <text:p>merge.OPTIONS.quiet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Operate quietly. Implies -no-progres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621];&quot;.&quot;;[.F621];&quot;.&quot;;[.G621])" office:value-type="string" office:string-value="merge.OPTIONS.strategy" calcext:value-type="string">
            <text:p>merge.OPTIONS.strateg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Use the given merge strategy; can be supplied more than once to </text:p>
            <text:p>specify them in the order they should be tried. If there is no -s </text:p>
            <text:p>option, a built-in list of strategies is used instead (_g_i_t </text:p>
            <text:p>merge-recursive when merging a single head, git merge-octopus </text:p>
            <text:p>otherwise). </text:p>
            <text:p/>
            <text:p/>
          </table:table-cell>
          <table:table-cell table:style-name="ce3" office:value-type="string" calcext:value-type="string">
            <text:p>&lt;strategy&gt;</text:p>
          </table:table-cell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622];&quot;.&quot;;[.F622];&quot;.&quot;;[.G622])" office:value-type="string" office:string-value="merge.OPTIONS.strategy-option" calcext:value-type="string">
            <text:p>merge.OPTIONS.strategy-option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rategy-option</text:p>
          </table:table-cell>
          <table:table-cell table:style-name="ce3" office:value-type="string" calcext:value-type="string">
            <text:p>Pas merge strategy specific option through to the merge strategy. </text:p>
            <text:p/>
            <text:p/>
          </table:table-cell>
          <table:table-cell table:style-name="ce3" office:value-type="string" calcext:value-type="string">
            <text:p>&lt;option&gt;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623];&quot;.&quot;;[.F623];&quot;.&quot;;[.G623])" office:value-type="string" office:string-value="merge.OPTIONS.verbose" calcext:value-type="string">
            <text:p>merge.OPTIONS.verbose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Be verbose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24">
          <table:table-cell table:number-columns-repeated="3"/>
          <table:table-cell table:formula="of:=CONCATENATE([.E624];&quot;.&quot;;[.F624];&quot;.&quot;;[.G624])" office:value-type="string" office:string-value="merge.SEE ALSO.entry" calcext:value-type="string">
            <text:p>merge.SEE ALSO.ent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fmt-merge-msg(1), git-pull(1), gitatributes(5), git-reset(1), git- </text:p>
            <text:p>diff(1), git-ls-files(1), git-add(1), git-rm(1), git-mergetol(1)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625];&quot;.&quot;;[.F625];&quot;.&quot;;[.G625])" office:value-type="string" office:string-value="merge.SYNOPSIS.entry" calcext:value-type="string">
            <text:p>merge.SYNOPSIS.entry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merge [-n] [--stat] [--no-commit] [--squash] [--[no-]edit] </text:p>
            <text:p>[-s &lt;strategy&gt;] [-X &lt;strategy-option&gt;] [-S[&lt;keyid&gt;]] </text:p>
            <text:p>[--[no-]allow-unrelated-histories] </text:p>
            <text:p>[--[no-]rerere-autoupdate] [-m &lt;msg&gt;] [&lt;commit&gt;...] </text:p>
            <text:p>git merge &lt;msg&gt; HEAD &lt;commit&gt;... </text:p>
            <text:p>git merge -abort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626];&quot;.&quot;;[.F626];&quot;.&quot;;[.G626])" office:value-type="string" office:string-value="mv.DATE_FORMATS.entry" calcext:value-type="string">
            <text:p>mv.DATE_FORMATS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51">
          <table:table-cell table:number-columns-repeated="3"/>
          <table:table-cell table:formula="of:=CONCATENATE([.E627];&quot;.&quot;;[.F627];&quot;.&quot;;[.G627])" office:value-type="string" office:string-value="mv.DESCRIPTION.entry" calcext:value-type="string">
            <text:p>mv.DESCRIPTION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Move or rename a file, directory or symlink. </text:p>
            <text:p/>
            <text:p>git mv [-v] [-f] [-n] [-k] &lt;source&gt; &lt;destination&gt; </text:p>
            <text:p>git mv [-v] [-f] [-n] [-k] &lt;source&gt; .. &lt;destination directory&gt; </text:p>
            <text:p/>
            <text:p>In the first form, it renames &lt;source&gt;, which must exist and be either </text:p>
            <text:p>a file, symlink or directory, to &lt;destination&gt;. In the see cond form, the </text:p>
            <text:p>last argument has to be an existing directory; the given sources will </text:p>
            <text:p>be moved into this directory. </text:p>
            <text:p/>
            <text:p>The index is updated after succesful completion, but the change must </text:p>
            <text:p>still be commit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628];&quot;.&quot;;[.F628];&quot;.&quot;;[.G628])" office:value-type="string" office:string-value="mv.DISCUSSION.entry" calcext:value-type="string">
            <text:p>mv.DISCUSSION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6">
          <table:table-cell table:number-columns-repeated="3"/>
          <table:table-cell table:formula="of:=CONCATENATE([.E629];&quot;.&quot;;[.F629];&quot;.&quot;;[.G629])" office:value-type="string" office:string-value="mv.ENVIRONMENT AND CONFIGURATION VARIABLES.entry" calcext:value-type="string">
            <text:p>mv.ENVIRONMENT AND CONFIGURATION VARIABLES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0">
          <table:table-cell table:number-columns-repeated="3"/>
          <table:table-cell table:formula="of:=CONCATENATE([.E630];&quot;.&quot;;[.F630];&quot;.&quot;;[.G630])" office:value-type="string" office:string-value="mv.EXAMPLES.entry" calcext:value-type="string">
            <text:p>mv.EXAMPLES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631];&quot;.&quot;;[.F631];&quot;.&quot;;[.G631])" office:value-type="string" office:string-value="mv.FILES.entry" calcext:value-type="string">
            <text:p>mv.FILES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632];&quot;.&quot;;[.F632];&quot;.&quot;;[.G632])" office:value-type="string" office:string-value="mv.HOOKS.entry" calcext:value-type="string">
            <text:p>mv.HOOKS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633];&quot;.&quot;;[.F633];&quot;.&quot;;[.G633])" office:value-type="string" office:string-value="mv.NAME.entry" calcext:value-type="string">
            <text:p>mv.NAME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mv - Move or rename a file, a directory, or a symlink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634];&quot;.&quot;;[.F634];&quot;.&quot;;[.G634])" office:value-type="string" office:string-value="mv.OPTIONS.dry-run" calcext:value-type="string">
            <text:p>mv.OPTIONS.dry-run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ry-run</text:p>
          </table:table-cell>
          <table:table-cell table:style-name="ce3" office:value-type="string" calcext:value-type="string">
            <text:p>Do nothing; only show what would happen </text:p>
            <text:p/>
            <text:p/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635];&quot;.&quot;;[.F635];&quot;.&quot;;[.G635])" office:value-type="string" office:string-value="mv.OPTIONS.force" calcext:value-type="string">
            <text:p>mv.OPTIONS.force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Force renaming or moving of a file even if the target exists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636];&quot;.&quot;;[.F636];&quot;.&quot;;[.G636])" office:value-type="string" office:string-value="mv.OPTIONS.k" calcext:value-type="string">
            <text:p>mv.OPTIONS.k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kip move or rename actions which would lead to an eror condition. </text:p>
            <text:p>An eror happens when a source is neither existing nor controlled </text:p>
            <text:p>by Git, or when it would overwrite an existing file unles -f is </text:p>
            <text:p>give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637];&quot;.&quot;;[.F637];&quot;.&quot;;[.G637])" office:value-type="string" office:string-value="mv.OPTIONS.verbose" calcext:value-type="string">
            <text:p>mv.OPTIONS.verbose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Report the names of files as they are moved. </text:p>
            <text:p/>
            <text:p>Moving a submodule using a gitfile (which means they were cloned with a </text:p>
            <text:p>Git version 1.7. or newer) will update the gitfile and core.worktree </text:p>
            <text:p>seting to make the submodule work in the new location. It also will </text:p>
            <text:p>atempt to update the submodule.&lt;name&gt;.path see ting in the </text:p>
            <text:p>gitmodules(5) file and stage that file (unles -n is used). </text:p>
            <text:p/>
            <text:p>Each time a superproject update moves a populated submodule (e.g. when </text:p>
            <text:p>switching betwen commits before and after the move) a stale submodule </text:p>
            <text:p>checkout will remain in the old location and an empty directory will </text:p>
            <text:p>appear in the new location. To populate the submodule again in the new </text:p>
            <text:p>location the user will have to run git submodule update afterwards. </text:p>
            <text:p>Removing the old directory is only safe when it uses a gitfile, as </text:p>
            <text:p>otherwise the history of the submodule will be deleted to. Both steps </text:p>
            <text:p>will be obsolete when recursive submodule update has ben implemented. </text:p>
            <text:p/>
            <text:p>Part of the git(1) suite </text:p>
            <text:p/>
            <text:p/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638];&quot;.&quot;;[.F638];&quot;.&quot;;[.G638])" office:value-type="string" office:string-value="mv.SEE ALSO.entry" calcext:value-type="string">
            <text:p>mv.SEE ALSO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639];&quot;.&quot;;[.F639];&quot;.&quot;;[.G639])" office:value-type="string" office:string-value="mv.SYNOPSIS.entry" calcext:value-type="string">
            <text:p>mv.SYNOPSIS.entr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mv &lt;options&gt;... &lt;args&gt;...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640];&quot;.&quot;;[.F640];&quot;.&quot;;[.G640])" office:value-type="string" office:string-value="pull.DATE_FORMATS.entry" calcext:value-type="string">
            <text:p>pull.DATE_FORMATS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table:number-columns-repeated="3"/>
          <table:table-cell table:formula="of:=CONCATENATE([.E641];&quot;.&quot;;[.F641];&quot;.&quot;;[.G641])" office:value-type="string" office:string-value="pull.DESCRIPTION.entry" calcext:value-type="string">
            <text:p>pull.DESCRIPTION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Incorporates changes from a remote repository into the current  branch. </text:p>
            <text:p>In its default mode, git pull is shorthand for git fetch followed by </text:p>
            <text:p>git merge FETCH_HEAD. </text:p>
            <text:p/>
            <text:p>More precisely, git pull runs git fetch with the given parameters and </text:p>
            <text:p>calls git merge to merge the retrieved branch heads into the current  </text:p>
            <text:p>branch. With --rebase, it runs git rebase instead of git merge. </text:p>
            <text:p/>
            <text:p>&lt;repository&gt; should be the name of a remote repository as pased to </text:p>
            <text:p>git-fetch(1). &lt;refspec&gt; can name an arbitrary remote ref (for example, </text:p>
            <text:p>the name of a tag) or even a collection of refs with coresponding </text:p>
            <text:p>remote-tracking branches (e.g., refs/heads/*:refs/remotes/origin/*), </text:p>
            <text:p>but usually it is the name of a branch in the remote repository. </text:p>
            <text:p/>
            <text:p>Default values for &lt;repository&gt; and &lt;branch&gt; are read from the remote </text:p>
            <text:p>and merge configuration for the current  branch as see t by git- </text:p>
            <text:p>branch(1) --track. </text:p>
            <text:p/>
            <text:p>Asume the following history exists and the current  branch is master: </text:p>
            <text:p/>
            <text:p>A---B---C master on origin </text:p>
            <text:p>/ </text:p>
            <text:p>D---E---F---G master </text:p>
            <text:p>origin/master in your repository </text:p>
            <text:p/>
            <text:p/>
            <text:p>Then git pull will fetch and replay the changes from the remote </text:p>
            <text:p>master branch since it diverged from the local master (i.e., E) until </text:p>
            <text:p>its current  commit (CC) on top of master and record the result in a new </text:p>
            <text:p>commit along with the names of the two parent commits and a log message </text:p>
            <text:p>from the user describing the changes. </text:p>
            <text:p/>
            <text:p>A---B---C origin/master </text:p>
            <text:p>/         \ </text:p>
            <text:p>D---E---F---G---H master </text:p>
            <text:p/>
            <text:p/>
            <text:p>Se git-merge(1) for details, including how conflicts are presented and </text:p>
            <text:p>handled. </text:p>
            <text:p/>
            <text:p>In Git 1.7.0 or later, to cancel a conflicting merge, use git reset </text:p>
            <text:p>uncommited changes is discouraged: while posible, it leaves you in a </text:p>
            <text:p>state that may be hard to back out of in the case of a conflict. </text:p>
            <text:p/>
            <text:p>If any of the remote changes overlap with local uncommited changes, </text:p>
            <text:p>the merge will be automatically cancelled and the work tree untouched. </text:p>
            <text:p>It is generally best to get any local changes in working order before </text:p>
            <text:p>pulling or stash them away with git-stash(1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642];&quot;.&quot;;[.F642];&quot;.&quot;;[.G642])" office:value-type="string" office:string-value="pull.DISCUSSION.entry" calcext:value-type="string">
            <text:p>pull.DISCUSSION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63">
          <table:table-cell table:number-columns-repeated="3"/>
          <table:table-cell table:formula="of:=CONCATENATE([.E643];&quot;.&quot;;[.F643];&quot;.&quot;;[.G643])" office:value-type="string" office:string-value="pull.ENVIRONMENT AND CONFIGURATION VARIABLES.entry" calcext:value-type="string">
            <text:p>pull.ENVIRONMENT AND CONFIGURATION VARIABLES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8">
          <table:table-cell table:number-columns-repeated="3"/>
          <table:table-cell table:formula="of:=CONCATENATE([.E644];&quot;.&quot;;[.F644];&quot;.&quot;;[.G644])" office:value-type="string" office:string-value="pull.EXAMPLES.entry" calcext:value-type="string">
            <text:p>pull.EXAMPLES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+o   Update the remote-tracking branches for the repository you cloned </text:p>
            <text:p>from, then merge one of them into your current  branch: </text:p>
            <text:p/>
            <text:p>&gt; git pull, git pull origin </text:p>
            <text:p/>
            <text:p>Normally the branch merged in is the HEAD of the remote repository, </text:p>
            <text:p>but the choice is determined by the branch.&lt;name&gt;.remote and </text:p>
            <text:p>branch.&lt;name&gt;.merge options; see  git-config(1) for details. </text:p>
            <text:p/>
            <text:p>+o   Merge into the current  branch the remote branch next: </text:p>
            <text:p/>
            <text:p>&gt; git pull origin next </text:p>
            <text:p/>
            <text:p>This leaves a copy of next temporarily in FETCH_HEAD, but does not </text:p>
            <text:p>update any remote-tracking branches. Using remote-tracking </text:p>
            <text:p>branches, the same can be done by invoking fetch and merge: </text:p>
            <text:p/>
            <text:p>&gt; git fetch origin </text:p>
            <text:p>&gt; git merge origin/next </text:p>
            <text:p/>
            <text:p/>
            <text:p>If you tried a pull which resulted in complex conflicts and would want </text:p>
            <text:p>to start over, you can recover with git reset. </text:p>
            <text:p/>
            <text:p>Using -recurse-submodules can only fetch new commits in already </text:p>
            <text:p>checked out submodules right now. When e.g. upstream added a new </text:p>
            <text:p>submodule in the just fetched commits of the superproject the submodule </text:p>
            <text:p>itself can not be fetched, making it imposible to check out that </text:p>
            <text:p>submodule later without having to do a fetch again. This is expected to </text:p>
            <text:p>be fixed in a future Git vers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645];&quot;.&quot;;[.F645];&quot;.&quot;;[.G645])" office:value-type="string" office:string-value="pull.FILES.entry" calcext:value-type="string">
            <text:p>pull.FILES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646];&quot;.&quot;;[.F646];&quot;.&quot;;[.G646])" office:value-type="string" office:string-value="pull.HOOKS.entry" calcext:value-type="string">
            <text:p>pull.HOOKS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9">
          <table:table-cell table:number-columns-repeated="3"/>
          <table:table-cell table:formula="of:=CONCATENATE([.E647];&quot;.&quot;;[.F647];&quot;.&quot;;[.G647])" office:value-type="string" office:string-value="pull.NAME.entry" calcext:value-type="string">
            <text:p>pull.NAME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pull - Fetch from and integrate with another repository or a local </text:p>
            <text:p>branch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648];&quot;.&quot;;[.F648];&quot;.&quot;;[.G648])" office:value-type="string" office:string-value="pull.OPTIONS.[no-]recurse-submodules[" calcext:value-type="string">
            <text:p>pull.OPTIONS.[no-]recurse-submodules[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recurse-submodules[</text:p>
          </table:table-cell>
          <table:table-cell table:style-name="ce3" office:value-type="string" calcext:value-type="string">
            <text:p>This option controls if new commits of all populated submodules </text:p>
            <text:p>should be fetched to (se git-config(1) and gitmodules(5). That </text:p>
            <text:p>might be necesary to get the data needed for merging submodule </text:p>
            <text:p>commits, a feature Git learned in 1.7.3. Notice that the result of </text:p>
            <text:p>a merge will not be checked out in the submodule, git submodule </text:p>
            <text:p>update has to be called afterwards to bring the work tree up to </text:p>
            <text:p>date with the merge result. </text:p>
            <text:p/>
            <text:p>Options related to merging </text:p>
            <text:p/>
          </table:table-cell>
          <table:table-cell table:style-name="ce3" office:value-type="string" calcext:value-type="string">
            <text:p>yes|on-demand|no]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649];&quot;.&quot;;[.F649];&quot;.&quot;;[.G649])" office:value-type="string" office:string-value="pull.OPTIONS.al" calcext:value-type="string">
            <text:p>pull.OPTIONS.al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Fetch all remot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650];&quot;.&quot;;[.F650];&quot;.&quot;;[.G650])" office:value-type="string" office:string-value="pull.OPTIONS.allow-unrelated-histories" calcext:value-type="string">
            <text:p>pull.OPTIONS.allow-unrelated-histories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low-unrelated-histories</text:p>
          </table:table-cell>
          <table:table-cell table:style-name="ce3" office:value-type="string" calcext:value-type="string">
            <text:p>By default, git merge command refuses to merge histories that do </text:p>
            <text:p>not share a common ancestor. This option can be used to overide </text:p>
            <text:p>this safety when merging histories of two projects that started </text:p>
            <text:p>their lives independently. As that is a very rare occasion, no </text:p>
            <text:p>configuration variable to enable this by default exists and will </text:p>
            <text:p>not be add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651];&quot;.&quot;;[.F651];&quot;.&quot;;[.G651])" office:value-type="string" office:string-value="pull.OPTIONS.append" calcext:value-type="string">
            <text:p>pull.OPTIONS.append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ppend</text:p>
          </table:table-cell>
          <table:table-cell table:style-name="ce3" office:value-type="string" calcext:value-type="string">
            <text:p>Append ref names and object names of fetched refs to the existing </text:p>
            <text:p>contents of .git/FETCH_HEAD. Without this option old data in </text:p>
            <text:p>.git/FETCH_HEAD will be overwriten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15">
          <table:table-cell table:number-columns-repeated="3"/>
          <table:table-cell table:formula="of:=CONCATENATE([.E652];&quot;.&quot;;[.F652];&quot;.&quot;;[.G652])" office:value-type="string" office:string-value="pull.OPTIONS.depen" calcext:value-type="string">
            <text:p>pull.OPTIONS.depen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pen</text:p>
          </table:table-cell>
          <table:table-cell table:style-name="ce3" office:value-type="string" calcext:value-type="string">
            <text:p>Similar to -depth, except it specifies the number of commits from </text:p>
            <text:p>the current  shallow boundary instead of from the tip of each remote </text:p>
            <text:p>branch history. </text:p>
            <text:p/>
            <text:p/>
          </table:table-cell>
          <table:table-cell table:style-name="ce3" office:value-type="string" calcext:value-type="string">
            <text:p>&lt;depth&gt;</text:p>
          </table:table-cell>
          <table:table-cell table:style-name="ce1"/>
          <table:table-cell table:number-columns-repeated="1014"/>
        </table:table-row>
        <table:table-row table:style-name="ro28">
          <table:table-cell table:number-columns-repeated="3"/>
          <table:table-cell table:formula="of:=CONCATENATE([.E653];&quot;.&quot;;[.F653];&quot;.&quot;;[.G653])" office:value-type="string" office:string-value="pull.OPTIONS.depth" calcext:value-type="string">
            <text:p>pull.OPTIONS.depth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Limit fetching to the specified number of commits from the tip of </text:p>
            <text:p>each remote branch history. If fetching to a shallow repository </text:p>
            <text:p>created by git clone with --depth=&lt;depth&gt; option (se git- </text:p>
            <text:p>clone(1), depen or shorten the history to the specified number of </text:p>
            <text:p>commits. Tags for the depened commits are not fetched. </text:p>
            <text:p/>
            <text:p/>
          </table:table-cell>
          <table:table-cell table:style-name="ce3" office:value-type="string" calcext:value-type="string">
            <text:p>&lt;depth&gt;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3"/>
          <table:table-cell table:formula="of:=CONCATENATE([.E654];&quot;.&quot;;[.F654];&quot;.&quot;;[.G654])" office:value-type="string" office:string-value="pull.OPTIONS.e" calcext:value-type="string">
            <text:p>pull.OPTIONS.e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nvoke an editor before commiting succesful mechanical merge to </text:p>
            <text:p>further edit the auto-generated merge message, so that the user can </text:p>
            <text:p>explain and justify the merge. The --no-edit option can be used to </text:p>
            <text:p>accept the auto-generated message (this is generally discouraged). </text:p>
            <text:p/>
            <text:p>Older scripts may depend on the historical behaviour of not </text:p>
            <text:p>allowing the user to edit the merge log message. They will see  an </text:p>
            <text:p>editor opened when they run git merge. To make it easier to adjust </text:p>
            <text:p>such scripts to the updated behaviour, the environment variable </text:p>
            <text:p>GIT_MERGE_AUTOEDIT can be see t to no at the beginning of them. </text:p>
            <text:p/>
            <text:p/>
          </table:table-cell>
          <table:table-cell table:style-name="ce1"/>
          <table:table-cell table:style-name="ce3" office:value-type="string" calcext:value-type="string">
            <text:p>edit</text:p>
          </table:table-cell>
          <table:table-cell table:number-columns-repeated="1014"/>
        </table:table-row>
        <table:table-row table:style-name="ro20">
          <table:table-cell table:number-columns-repeated="3"/>
          <table:table-cell table:formula="of:=CONCATENATE([.E655];&quot;.&quot;;[.F655];&quot;.&quot;;[.G655])" office:value-type="string" office:string-value="pull.OPTIONS.f" calcext:value-type="string">
            <text:p>pull.OPTIONS.f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hen the merge resolves as a fast-forward, only update the branch </text:p>
            <text:p>pointer, without creating a merge commit. This is the default </text:p>
            <text:p>behavio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33">
          <table:table-cell table:number-columns-repeated="3"/>
          <table:table-cell table:formula="of:=CONCATENATE([.E656];&quot;.&quot;;[.F656];&quot;.&quot;;[.G656])" office:value-type="string" office:string-value="pull.OPTIONS.f-only" calcext:value-type="string">
            <text:p>pull.OPTIONS.f-onl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-only</text:p>
          </table:table-cell>
          <table:table-cell table:style-name="ce3" office:value-type="string" calcext:value-type="string">
            <text:p>Refuse to merge and exit with a non-zero status unles the current  </text:p>
            <text:p>HEAD is already up-to-date or the merge can be resolved as a </text:p>
            <text:p>fast-forwar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657];&quot;.&quot;;[.F657];&quot;.&quot;;[.G657])" office:value-type="string" office:string-value="pull.OPTIONS.force" calcext:value-type="string">
            <text:p>pull.OPTIONS.force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When git fetch is used with &lt;rbranch&gt;:&lt;lbranch&gt; refspec, it refuses </text:p>
            <text:p>to update the local branch &lt;lbranch&gt; unles the remote branch </text:p>
            <text:p>&lt;rbranch&gt; it fetches is a descendant of &lt;lbranch&gt;. This option </text:p>
            <text:p>overides that check.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658];&quot;.&quot;;[.F658];&quot;.&quot;;[.G658])" office:value-type="string" office:string-value="pull.OPTIONS.ipv4" calcext:value-type="string">
            <text:p>pull.OPTIONS.ipv4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pv4</text:p>
          </table:table-cell>
          <table:table-cell table:style-name="ce3" office:value-type="string" calcext:value-type="string">
            <text:p>Use IPv4 addreses only, ignoring IPv6 addreses. </text:p>
            <text:p/>
            <text:p/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659];&quot;.&quot;;[.F659];&quot;.&quot;;[.G659])" office:value-type="string" office:string-value="pull.OPTIONS.ipv6" calcext:value-type="string">
            <text:p>pull.OPTIONS.ipv6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pv6</text:p>
          </table:table-cell>
          <table:table-cell table:style-name="ce3" office:value-type="string" calcext:value-type="string">
            <text:p>Use IPv6 addreses only, ignoring IPv4 addreses. </text:p>
            <text:p/>
            <text:p>&lt;repository&gt; </text:p>
            <text:p>The remote repository that is the source of a fetch or pull </text:p>
            <text:p>operation. This parameter can be either a URL (se the see ction GIT </text:p>
            <text:p>URLS below) or the name of a remote (se the see ction REMOTES </text:p>
            <text:p>below). </text:p>
            <text:p/>
            <text:p>&lt;refspec&gt; </text:p>
            <text:p>Specifies which refs to fetch and which local refs to update. When </text:p>
            <text:p>no &lt;refspec&gt;s appear on the command line, the refs to fetch are </text:p>
            <text:p>read from remote.&lt;repository&gt;.fetch variables instead (se git- </text:p>
            <text:p>fetch(1). </text:p>
            <text:p/>
            <text:p>The format of a &lt;refspec&gt; parameter is an optional plus +, followed </text:p>
            <text:p>by the source ref &lt;src&gt;, followed by a colon :, followed by the </text:p>
            <text:p>destination ref &lt;dst&gt;. The colon can be omited when &lt;dst&gt; is </text:p>
            <text:p>empty. </text:p>
            <text:p/>
            <text:p>tag &lt;tag&gt; means the same as refs/tags/&lt;tag&gt;:refs/tags/&lt;tag&gt;; it </text:p>
            <text:p>requests fetching everything up to the given tag. </text:p>
            <text:p/>
            <text:p>The remote ref that matches &lt;src&gt; is fetched, and if &lt;dst&gt; is not </text:p>
            <text:p>empty string, the local ref that matches it is fast-forwarded using </text:p>
            <text:p>&lt;src&gt;. If the optional plus + is used, the local ref is updated </text:p>
            <text:p>even if it does not result in a fast-forward update. </text:p>
            <text:p/>
            <text:p>Note </text:p>
            <text:p>When the remote branch you want to fetch is known to be rewound </text:p>
            <text:p>and rebased regularly, it is expected that its new tip will not </text:p>
            <text:p>be descendant of its previous tip (as stored in your </text:p>
            <text:p>remote-tracking branch the last time you fetched). You would </text:p>
            <text:p>want to use the + sign to indicate non-fast-forward updates </text:p>
            <text:p>will be needed for such branches. There is no way to determine </text:p>
            <text:p>or declare that a branch will be made available in a repository </text:p>
            <text:p>with this behavior; the pulling user simply must know this is </text:p>
            <text:p>the expected usage patern for a branch. </text:p>
            <text:p/>
            <text:p>Note </text:p>
            <text:p>There is a difference betwen listing multiple &lt;refspec&gt; </text:p>
            <text:p>directly on git pull command line and having multiple </text:p>
            <text:p>remote.&lt;repository&gt;.fetch entries in your configuration for a </text:p>
            <text:p>&lt;repository&gt; and running a git pull command without any </text:p>
            <text:p>explicit &lt;refspec&gt; parameters. &lt;refspec&gt;s listed explicitly on </text:p>
            <text:p>the command line are always merged into the current  branch </text:p>
            <text:p>after fetching. In other words, if you list more than one </text:p>
            <text:p>remote ref, git pull will create an Octopus merge. On the other </text:p>
            <text:p>hand, if you do not list any explicit &lt;refspec&gt; parameter on </text:p>
            <text:p>the command line, git pull will fetch all the &lt;refspec&gt;s it </text:p>
            <text:p>finds in the remote.&lt;repository&gt;.fetch configuration and merge </text:p>
            <text:p>only the first &lt;refspec&gt; found into the current  branch. This is </text:p>
            <text:p>because making an Octopus from remote refs is rarely done, </text:p>
            <text:p>while keping track of multiple remote heads in one-go by </text:p>
            <text:p>fetching more than one is often useful. </text:p>
            <text:p/>
            <text:p>In general, URLs contain information about the transport protocol, the </text:p>
            <text:p>addres of the remote see rver, and the path to the repository. Depending </text:p>
            <text:p>on the transport protocol, some of this information may be absent. </text:p>
            <text:p/>
            <text:p>Git supports sh, git, htp, and htps protocols (in addition, ftp, and </text:p>
            <text:p>ftps can be used for fetching, but this is ineficient and deprecated; </text:p>
            <text:p>do not use it). </text:p>
            <text:p/>
            <text:p>The native transport (i.e. git:// URL) does no authentication and </text:p>
            <text:p>should be used with caution on unsecured networks. </text:p>
            <text:p/>
            <text:p>The following syntaxes may be used with them: </text:p>
            <text:p/>
            <text:p>+o   sh:/[user@]host.xz[:port]/path/to/repo.git/ </text:p>
            <text:p/>
            <text:p>+o   git://host.xz[:port]/path/to/repo.git/ </text:p>
            <text:p/>
            <text:p>+o   htp[s]://host.xz[:port]/path/to/repo.git/ </text:p>
            <text:p/>
            <text:p>+o   ftp[s]://host.xz[:port]/path/to/repo.git/ </text:p>
            <text:p/>
            <text:p>An alternative scp-like syntax may also be used with the sh protocol: </text:p>
            <text:p/>
            <text:p>+o   [user@]host.xz:path/to/repo.git/ </text:p>
            <text:p/>
            <text:p>This syntax is only recognized if there are no slashes before the first </text:p>
            <text:p>colon. This helps differentiate a local path that contains a colon. For </text:p>
            <text:p>example the local path fo:bar could be specified as an absolute path </text:p>
            <text:p>or ./fo:bar to avoid being misinterpreted as an sh url. </text:p>
            <text:p/>
            <text:p>The sh and git protocols additionally support ~username expansion: </text:p>
            <text:p/>
            <text:p>+o   sh:/[user@]host.xz[:port]/~[user]/path/to/repo.git/ </text:p>
            <text:p/>
            <text:p>+o   git://host.xz[:port]/~[user]/path/to/repo.git/ </text:p>
            <text:p/>
            <text:p>+o   [user@]host.xz:/~[user]/path/to/repo.git/ </text:p>
            <text:p/>
            <text:p>For local repositories, also supported by Git natively, the following </text:p>
            <text:p>syntaxes may be used: </text:p>
            <text:p/>
            <text:p>+o   /path/to/repo.git/ </text:p>
            <text:p/>
            <text:p>+o   file:///path/to/repo.git/ </text:p>
            <text:p/>
            <text:p>These two syntaxes are mostly equivalent, except when cloning, when the </text:p>
            <text:p>former implies -local option. see  git-clone(1) for details. </text:p>
            <text:p/>
            <text:p>When Git doesn't know how to handle a certain transport protocol, it </text:p>
            <text:p>atempts to use the remote-&lt;transport&gt; remote helper, if one exists. To </text:p>
            <text:p>explicitly request a remote helper, the following syntax may be used: </text:p>
            <text:p/>
            <text:p>+o   &lt;transport&gt;::&lt;addres&gt; </text:p>
            <text:p/>
            <text:p>where &lt;addres&gt; may be a path, a see rver and path, or an arbitrary </text:p>
            <text:p>URL-like string recognized by the specific remote helper being invoked. </text:p>
            <text:p>Se gitreemote-helpers(1) for details. </text:p>
            <text:p/>
            <text:p>If there are a large number of similarly-named remote repositories and </text:p>
            <text:p>you want to use a different format for them (such that the URLs you use </text:p>
            <text:p>will be rewriten into URLs that work), you can create a configuration </text:p>
            <text:p>section of the form: </text:p>
            <text:p/>
            <text:p>[url &lt;actual url base&gt;] </text:p>
            <text:p>insteadOf = &lt;other url base&gt; </text:p>
            <text:p/>
            <text:p/>
            <text:p>For example, with this: </text:p>
            <text:p/>
            <text:p>[url git://git.host.xz/] </text:p>
            <text:p>insteadOf = host.xz:/path/to/ </text:p>
            <text:p>insteadOf = work: </text:p>
            <text:p/>
            <text:p/>
            <text:p>a URL like work:repo.git or like host.xz:/path/to/repo.git will be </text:p>
            <text:p>rewriten in any context that takes a URL to be </text:p>
            <text:p>git://git.host.xz/repo.git. </text:p>
            <text:p/>
            <text:p>If you want to rewrite URLs for push only, you can create a </text:p>
            <text:p>configuration see ction of the form: </text:p>
            <text:p/>
            <text:p>[url &lt;actual url base&gt;] </text:p>
            <text:p>pushInsteadOf = &lt;other url base&gt; </text:p>
            <text:p/>
            <text:p/>
            <text:p>For example, with this: </text:p>
            <text:p/>
            <text:p>[url sh:/example.org/] </text:p>
            <text:p>pushInsteadOf = git://example.org/ </text:p>
            <text:p/>
            <text:p/>
            <text:p>a URL like git://example.org/path/to/repo.git will be rewriten to </text:p>
            <text:p>sh:/example.org/path/to/repo.git for pushes, but pulls will still </text:p>
            <text:p>use the original URL. </text:p>
            <text:p/>
            <text:p>The name of one of the following can be used instead of a URL as </text:p>
            <text:p>&lt;repository&gt; argument: </text:p>
            <text:p/>
            <text:p>+o   a remote in the Git configuration file: $GIT_DIR/config, </text:p>
            <text:p/>
            <text:p>+o   a file in the $GIT_DIR/remotes directory, or </text:p>
            <text:p/>
            <text:p>+o   a file in the $GIT_DIR/branches directory. </text:p>
            <text:p/>
            <text:p>All of these also allow you to omit the refspec from the command line </text:p>
            <text:p>because they each contain a refspec which git will use by default. </text:p>
            <text:p/>
            <text:p>Named remote in configuration file </text:p>
            <text:p>You can chose to provide the name of a remote which you had previously </text:p>
            <text:p>configured using git-remote(1), git-config(1) or even by a manual edit </text:p>
            <text:p>to the $GIT_DIR/config file. The URL of this remote will be used to </text:p>
            <text:p>acces the repository. The refspec of this remote will be used by </text:p>
            <text:p>default when you do not provide a refspec on the command line. The </text:p>
            <text:p>entry in the config file would appear like this: </text:p>
            <text:p/>
            <text:p>[remote &lt;name&gt;] </text:p>
            <text:p>url = &lt;url&gt; </text:p>
            <text:p>pushurl = &lt;pushurl&gt; </text:p>
            <text:p>push = &lt;refspec&gt; </text:p>
            <text:p>fetch = &lt;refspec&gt; </text:p>
            <text:p/>
            <text:p/>
            <text:p>The &lt;pushurl&gt; is used for pushes only. It is optional and defaults to </text:p>
            <text:p>&lt;url&gt;. </text:p>
            <text:p/>
            <text:p>Named file in $GIT_DIR/remotes </text:p>
            <text:p>You can chose to provide the name of a file in $GIT_DIR/remotes. The </text:p>
            <text:p>URL in this file will be used to acces the repository. The refspec in </text:p>
            <text:p>this file will be used as default when you do not provide a refspec on </text:p>
            <text:p>the command line. This file should have the following format: </text:p>
            <text:p/>
            <text:p>URL: one of the above URL format </text:p>
            <text:p>Push: &lt;refspec&gt; </text:p>
            <text:p>Pull: &lt;refspec&gt; </text:p>
            <text:p/>
            <text:p/>
            <text:p>Push: lines are used by git push and Pull: lines are used by git pull </text:p>
            <text:p>and git fetch. Multiple Push: and Pull: lines may be specified for </text:p>
            <text:p>additional branch mappings. </text:p>
            <text:p/>
            <text:p>Named file in $GIT_DIR/branches </text:p>
            <text:p>You can chose to provide the name of a file in $GIT_DIR/branches. The </text:p>
            <text:p>URL in this file will be used to acces the repository. This file </text:p>
            <text:p>should have the following format: </text:p>
            <text:p/>
            <text:p>&lt;url&gt;#&lt;head&gt; </text:p>
            <text:p/>
            <text:p/>
            <text:p>&lt;url&gt; is required; #&lt;head&gt; is optional. </text:p>
            <text:p/>
            <text:p>Depending on the operation, git will use one of the following refspecs, </text:p>
            <text:p>if you don't provide one on the command line. &lt;branch&gt; is the name of </text:p>
            <text:p>this file in $GIT_DIR/branches and &lt;head&gt; defaults to master. </text:p>
            <text:p/>
            <text:p>git fetch uses: </text:p>
            <text:p/>
            <text:p>refs/heads/&lt;head&gt;:refs/heads/&lt;branch&gt; </text:p>
            <text:p/>
            <text:p/>
            <text:p>git push uses: </text:p>
            <text:p/>
            <text:p>HEAD:refs/heads/&lt;head&gt; </text:p>
            <text:p/>
            <text:p/>
            <text:p>The merge mechanism (git merge and git pull commands) allows the </text:p>
            <text:p>backend merge strategies to be chosen with -s option. Some strategies </text:p>
            <text:p>can also take their own options, which can be pased by giving </text:p>
            <text:p/>
          </table:table-cell>
          <table:table-cell table:style-name="ce1"/>
          <table:table-cell table:style-name="ce3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660];&quot;.&quot;;[.F660];&quot;.&quot;;[.G660])" office:value-type="string" office:string-value="pull.OPTIONS.kep" calcext:value-type="string">
            <text:p>pull.OPTIONS.kep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kep</text:p>
          </table:table-cell>
          <table:table-cell table:style-name="ce3" office:value-type="string" calcext:value-type="string">
            <text:p>Kep downloaded pack. </text:p>
            <text:p/>
            <text:p/>
          </table:table-cell>
          <table:table-cell table:style-name="ce1"/>
          <table:table-cell table:style-name="ce3" office:value-type="string" calcext:value-type="string">
            <text:p>k</text:p>
          </table:table-cell>
          <table:table-cell table:number-columns-repeated="1014"/>
        </table:table-row>
        <table:table-row table:style-name="ro18">
          <table:table-cell table:number-columns-repeated="3"/>
          <table:table-cell table:formula="of:=CONCATENATE([.E661];&quot;.&quot;;[.F661];&quot;.&quot;;[.G661])" office:value-type="string" office:string-value="pull.OPTIONS.n" calcext:value-type="string">
            <text:p>pull.OPTIONS.n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how a diffstat at the end of the merge. The diffstat is also </text:p>
            <text:p>controlled by the configuration option merge.stat. </text:p>
            <text:p/>
            <text:p>With -n or -no-stat do not show a diffstat at the end of the </text:p>
            <text:p>merge. </text:p>
            <text:p/>
            <text:p/>
          </table:table-cell>
          <table:table-cell table:style-name="ce1"/>
          <table:table-cell table:style-name="ce3" office:value-type="string" calcext:value-type="string">
            <text:p>stat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662];&quot;.&quot;;[.F662];&quot;.&quot;;[.G662])" office:value-type="string" office:string-value="pull.OPTIONS.no-autostash" calcext:value-type="string">
            <text:p>pull.OPTIONS.no-autostash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autostash</text:p>
          </table:table-cell>
          <table:table-cell table:style-name="ce3" office:value-type="string" calcext:value-type="string">
            <text:p>Before starting rebase, stash local modiffications away (se git- </text:p>
            <text:p>stash(1) if needed, and apply the stash when done.  --no-autostash </text:p>
            <text:p>is useful to overide the rebase.autoStash configuration variable </text:p>
            <text:p>(se git-config(1). </text:p>
            <text:p/>
            <text:p>This option is only valid when -rebase is used. </text:p>
            <text:p/>
            <text:p>Options related to fetching </text:p>
            <text:p/>
          </table:table-cell>
          <table:table-cell table:style-name="ce1"/>
          <table:table-cell table:style-name="ce3" office:value-type="string" calcext:value-type="string">
            <text:p>autostash</text:p>
          </table:table-cell>
          <table:table-cell table:number-columns-repeated="1014"/>
        </table:table-row>
        <table:table-row table:style-name="ro64">
          <table:table-cell table:number-columns-repeated="3"/>
          <table:table-cell table:formula="of:=CONCATENATE([.E663];&quot;.&quot;;[.F663];&quot;.&quot;;[.G663])" office:value-type="string" office:string-value="pull.OPTIONS.no-commit" calcext:value-type="string">
            <text:p>pull.OPTIONS.no-commit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mmit</text:p>
          </table:table-cell>
          <table:table-cell table:style-name="ce3" office:value-type="string" calcext:value-type="string">
            <text:p>Perform the merge and commit the result. This option can be used to </text:p>
            <text:p>overide -no-comit. </text:p>
            <text:p/>
            <text:p>With -no-comit perform the merge but pretend the merge failed and </text:p>
            <text:p>do not autocommit, to give the user a chance to inspect and further </text:p>
            <text:p>tweak the merge result before commiting. </text:p>
            <text:p/>
            <text:p/>
          </table:table-cell>
          <table:table-cell table:style-name="ce1"/>
          <table:table-cell table:style-name="ce3" office:value-type="string" calcext:value-type="string">
            <text:p>commit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664];&quot;.&quot;;[.F664];&quot;.&quot;;[.G664])" office:value-type="string" office:string-value="pull.OPTIONS.no-f" calcext:value-type="string">
            <text:p>pull.OPTIONS.no-f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f</text:p>
          </table:table-cell>
          <table:table-cell table:style-name="ce3" office:value-type="string" calcext:value-type="string">
            <text:p>Create a merge commit even when the merge resolves as a </text:p>
            <text:p>fast-forward. This is the default behaviour when merging an </text:p>
            <text:p>annotated (and posibly signed) tag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62">
          <table:table-cell table:number-columns-repeated="3"/>
          <table:table-cell table:formula="of:=CONCATENATE([.E665];&quot;.&quot;;[.F665];&quot;.&quot;;[.G665])" office:value-type="string" office:string-value="pull.OPTIONS.no-log" calcext:value-type="string">
            <text:p>pull.OPTIONS.no-log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log</text:p>
          </table:table-cell>
          <table:table-cell table:style-name="ce3" office:value-type="string" calcext:value-type="string">
            <text:p>In addition to branch names, populate the log message with one-line </text:p>
            <text:p>descriptions from at most &lt;n&gt; actual commits that are being merged. </text:p>
            <text:p>Se also git-fmt-merge-msg(1). </text:p>
            <text:p/>
            <text:p>With -no-log do not list one-line descriptions from the actual </text:p>
            <text:p>commits being merged. </text:p>
            <text:p/>
            <text:p/>
          </table:table-cell>
          <table:table-cell table:style-name="ce1"/>
          <table:table-cell table:style-name="ce3" office:value-type="string" calcext:value-type="string">
            <text:p>log[=&lt;n&gt;]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666];&quot;.&quot;;[.F666];&quot;.&quot;;[.G666])" office:value-type="string" office:string-value="pull.OPTIONS.no-rebase" calcext:value-type="string">
            <text:p>pull.OPTIONS.no-rebase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rebase</text:p>
          </table:table-cell>
          <table:table-cell table:style-name="ce3" office:value-type="string" calcext:value-type="string">
            <text:p>Overide earlier -rebas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667];&quot;.&quot;;[.F667];&quot;.&quot;;[.G667])" office:value-type="string" office:string-value="pull.OPTIONS.no-squash" calcext:value-type="string">
            <text:p>pull.OPTIONS.no-squash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squash</text:p>
          </table:table-cell>
          <table:table-cell table:style-name="ce3" office:value-type="string" calcext:value-type="string">
            <text:p>Produce the working tree and index state as if a real merge </text:p>
            <text:p>happened (except for the merge information), but do not actually </text:p>
            <text:p>make a commit, move the HEAD, or record $GIT_DIR/MERGE_HEAD (to </text:p>
            <text:p>cause the next git commit command to create a merge commit). This </text:p>
            <text:p>allows you to create a single commit on top of the current  branch </text:p>
            <text:p>whose effect is the same as merging another branch (or more in case </text:p>
            <text:p>of an octopus). </text:p>
            <text:p/>
            <text:p>With -no-squash perform the merge and commit the result. This </text:p>
            <text:p>option can be used to overide -squash. </text:p>
            <text:p/>
            <text:p/>
          </table:table-cell>
          <table:table-cell table:style-name="ce1"/>
          <table:table-cell table:style-name="ce3" office:value-type="string" calcext:value-type="string">
            <text:p>squash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668];&quot;.&quot;;[.F668];&quot;.&quot;;[.G668])" office:value-type="string" office:string-value="pull.OPTIONS.no-summary" calcext:value-type="string">
            <text:p>pull.OPTIONS.no-summa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summary</text:p>
          </table:table-cell>
          <table:table-cell table:style-name="ce3" office:value-type="string" calcext:value-type="string">
            <text:p>Synonyms to -stat and -no-stat; these are deprecated and will be </text:p>
            <text:p>removed in the future. </text:p>
            <text:p/>
            <text:p/>
          </table:table-cell>
          <table:table-cell table:style-name="ce1"/>
          <table:table-cell table:style-name="ce3" office:value-type="string" calcext:value-type="string">
            <text:p>summary</text:p>
          </table:table-cell>
          <table:table-cell table:number-columns-repeated="1014"/>
        </table:table-row>
        <table:table-row table:style-name="ro18">
          <table:table-cell table:number-columns-repeated="3"/>
          <table:table-cell table:formula="of:=CONCATENATE([.E669];&quot;.&quot;;[.F669];&quot;.&quot;;[.G669])" office:value-type="string" office:string-value="pull.OPTIONS.no-tags" calcext:value-type="string">
            <text:p>pull.OPTIONS.no-tags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tags</text:p>
          </table:table-cell>
          <table:table-cell table:style-name="ce3" office:value-type="string" calcext:value-type="string">
            <text:p>By default, tags that point at objects that are downloaded from the </text:p>
            <text:p>remote repository are fetched and stored locally. This option </text:p>
            <text:p>disables this automatic tag following. The default behavior for a </text:p>
            <text:p>remote may be specified with the remote.&lt;name&gt;.tagOpt see ting. see  </text:p>
            <text:p>git-config(1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670];&quot;.&quot;;[.F670];&quot;.&quot;;[.G670])" office:value-type="string" office:string-value="pull.OPTIONS.no-verify-signatures" calcext:value-type="string">
            <text:p>pull.OPTIONS.no-verify-signatures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verify-signatures</text:p>
          </table:table-cell>
          <table:table-cell table:style-name="ce3" office:value-type="string" calcext:value-type="string">
            <text:p>Verify that the tip commit of the side branch being merged is </text:p>
            <text:p>signed with a valid key, i.e. a key that has a valid uid: in the </text:p>
            <text:p>default trust model, this means the signing key has ben signed by </text:p>
            <text:p>a trusted key. If the tip commit of the side branch is not signed </text:p>
            <text:p>with a valid key, the merge is aborted. </text:p>
            <text:p/>
            <text:p/>
          </table:table-cell>
          <table:table-cell table:style-name="ce1"/>
          <table:table-cell table:style-name="ce3" office:value-type="string" calcext:value-type="string">
            <text:p>verify-signatures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671];&quot;.&quot;;[.F671];&quot;.&quot;;[.G671])" office:value-type="string" office:string-value="pull.OPTIONS.progres" calcext:value-type="string">
            <text:p>pull.OPTIONS.progres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rogres</text:p>
          </table:table-cell>
          <table:table-cell table:style-name="ce3" office:value-type="string" calcext:value-type="string">
            <text:p>progress status is reported on the standard eror stream by default </text:p>
            <text:p>when it is atached to a terminal, unles -q is specified. This </text:p>
            <text:p>flag forces progress status even if the standard eror stream is </text:p>
            <text:p>not directed to a termina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672];&quot;.&quot;;[.F672];&quot;.&quot;;[.G672])" office:value-type="string" office:string-value="pull.OPTIONS.quiet" calcext:value-type="string">
            <text:p>pull.OPTIONS.quiet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This is pased to both underlying git-fetch to squelch reporting of </text:p>
            <text:p>during transfer, and underlying git-merge to squelch output during </text:p>
            <text:p>merging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673];&quot;.&quot;;[.F673];&quot;.&quot;;[.G673])" office:value-type="string" office:string-value="pull.OPTIONS.rebase[" calcext:value-type="string">
            <text:p>pull.OPTIONS.rebase[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base[</text:p>
          </table:table-cell>
          <table:table-cell table:style-name="ce3" office:value-type="string" calcext:value-type="string">
            <text:p>When true, rebase the current  branch on top of the upstream branch </text:p>
            <text:p>after fetching. If there is a remote-tracking branch coresponding </text:p>
            <text:p>to the upstream branch and the upstream branch was rebased since </text:p>
            <text:p>last fetched, the rebase uses that information to avoid rebasing </text:p>
            <text:p>non-local changes. </text:p>
            <text:p/>
            <text:p>When see t to preserve, rebase with the --preserve-merges option </text:p>
            <text:p>pased to git rebase so that locally created merge commits will not </text:p>
            <text:p>be flatened. </text:p>
            <text:p/>
            <text:p>When false, merge the current  branch into the upstream branch. </text:p>
            <text:p/>
            <text:p>When interactive, enable the interactive mode of rebase. </text:p>
            <text:p/>
            <text:p>Se pull.rebase, branch.&lt;name&gt;.rebase and branch.autoSetupRebase in </text:p>
            <text:p>git-config(1) if you want to make git pull always use --rebase </text:p>
            <text:p>instead of merging. </text:p>
            <text:p/>
            <text:p>Note </text:p>
            <text:p>This is a potentially dangerous mode of operation. It rewrites </text:p>
            <text:p>history, which does not bode well when you published that </text:p>
            <text:p>history already. Do not use this option unles you have read </text:p>
            <text:p>git-rebase(1) carefully. </text:p>
            <text:p/>
            <text:p/>
          </table:table-cell>
          <table:table-cell table:style-name="ce3" office:value-type="string" calcext:value-type="string">
            <text:p>false|true|preserve|interactive]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674];&quot;.&quot;;[.F674];&quot;.&quot;;[.G674])" office:value-type="string" office:string-value="pull.OPTIONS.shallow-exclude" calcext:value-type="string">
            <text:p>pull.OPTIONS.shallow-exclude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allow-exclude</text:p>
          </table:table-cell>
          <table:table-cell table:style-name="ce3" office:value-type="string" calcext:value-type="string">
            <text:p>Depen or shorten the history of a shallow repository to exclude </text:p>
            <text:p>commits reachable from a specified remote branch or tag. This </text:p>
            <text:p>option can be specified multiple times. </text:p>
            <text:p/>
            <text:p/>
          </table:table-cell>
          <table:table-cell table:style-name="ce3" office:value-type="string" calcext:value-type="string">
            <text:p>&lt;revision&gt;</text:p>
          </table:table-cell>
          <table:table-cell table:style-name="ce1"/>
          <table:table-cell table:number-columns-repeated="1014"/>
        </table:table-row>
        <table:table-row table:style-name="ro51">
          <table:table-cell table:number-columns-repeated="3"/>
          <table:table-cell table:formula="of:=CONCATENATE([.E675];&quot;.&quot;;[.F675];&quot;.&quot;;[.G675])" office:value-type="string" office:string-value="pull.OPTIONS.shallow-since" calcext:value-type="string">
            <text:p>pull.OPTIONS.shallow-since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allow-since</text:p>
          </table:table-cell>
          <table:table-cell table:style-name="ce3" office:value-type="string" calcext:value-type="string">
            <text:p>Depen or shorten the history of a shallow repository to include </text:p>
            <text:p>all reachable commits after &lt;date&gt;. </text:p>
            <text:p/>
            <text:p/>
          </table:table-cell>
          <table:table-cell table:style-name="ce3" office:value-type="string" calcext:value-type="string">
            <text:p>&lt;date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676];&quot;.&quot;;[.F676];&quot;.&quot;;[.G676])" office:value-type="string" office:string-value="pull.OPTIONS.strategy" calcext:value-type="string">
            <text:p>pull.OPTIONS.strateg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Use the given merge strategy; can be supplied more than once to </text:p>
            <text:p>specify them in the order they should be tried. If there is no -s </text:p>
            <text:p>option, a built-in list of strategies is used instead (_g_i_t </text:p>
            <text:p>merge-recursive when merging a single head, git merge-octopus </text:p>
            <text:p>otherwise). </text:p>
            <text:p/>
            <text:p/>
          </table:table-cell>
          <table:table-cell table:style-name="ce3" office:value-type="string" calcext:value-type="string">
            <text:p>&lt;strategy&gt;</text:p>
          </table:table-cell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677];&quot;.&quot;;[.F677];&quot;.&quot;;[.G677])" office:value-type="string" office:string-value="pull.OPTIONS.strategy-option" calcext:value-type="string">
            <text:p>pull.OPTIONS.strategy-option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rategy-option</text:p>
          </table:table-cell>
          <table:table-cell table:style-name="ce3" office:value-type="string" calcext:value-type="string">
            <text:p>Pas merge strategy specific option through to the merge strategy. </text:p>
            <text:p/>
            <text:p/>
          </table:table-cell>
          <table:table-cell table:style-name="ce3" office:value-type="string" calcext:value-type="string">
            <text:p>&lt;option&gt;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678];&quot;.&quot;;[.F678];&quot;.&quot;;[.G678])" office:value-type="string" office:string-value="pull.OPTIONS.unshallow" calcext:value-type="string">
            <text:p>pull.OPTIONS.unshallow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nshallow</text:p>
          </table:table-cell>
          <table:table-cell table:style-name="ce3" office:value-type="string" calcext:value-type="string">
            <text:p>If the source repository is complete, convert a shallow repository </text:p>
            <text:p>to a complete one, removing all the limitations imposed by shallow </text:p>
            <text:p>repositories. </text:p>
            <text:p/>
            <text:p>If the source repository is shallow, fetch as much as posible so </text:p>
            <text:p>that the current  repository has the same history as the source </text:p>
            <text:p>repositor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679];&quot;.&quot;;[.F679];&quot;.&quot;;[.G679])" office:value-type="string" office:string-value="pull.OPTIONS.update-head-ok" calcext:value-type="string">
            <text:p>pull.OPTIONS.update-head-ok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pdate-head-ok</text:p>
          </table:table-cell>
          <table:table-cell table:style-name="ce3" office:value-type="string" calcext:value-type="string">
            <text:p>By default git fetch refuses to update the head which coresponds </text:p>
            <text:p>to the current  branch. This flag disables the check. This is purely </text:p>
            <text:p>for the internal use for git pull to communicate with git fetch, </text:p>
            <text:p>and unles you are implementing your own Porcelain you are not </text:p>
            <text:p>supposed to use it. </text:p>
            <text:p/>
            <text:p/>
          </table:table-cell>
          <table:table-cell table:style-name="ce1"/>
          <table:table-cell table:style-name="ce3" office:value-type="string" calcext:value-type="string">
            <text:p>u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680];&quot;.&quot;;[.F680];&quot;.&quot;;[.G680])" office:value-type="string" office:string-value="pull.OPTIONS.update-shallow" calcext:value-type="string">
            <text:p>pull.OPTIONS.update-shallow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pdate-shallow</text:p>
          </table:table-cell>
          <table:table-cell table:style-name="ce3" office:value-type="string" calcext:value-type="string">
            <text:p>By default when fetching from a shallow repository, git fetch </text:p>
            <text:p>refuses refs that require updating .git/shallow. This option </text:p>
            <text:p>updates .git/shallow and accept such ref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681];&quot;.&quot;;[.F681];&quot;.&quot;;[.G681])" office:value-type="string" office:string-value="pull.OPTIONS.upload-pack&lt;upload-pack&gt;" calcext:value-type="string">
            <text:p>pull.OPTIONS.upload-pack&lt;upload-pack&gt;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pload-pack&lt;upload-pack&gt;</text:p>
          </table:table-cell>
          <table:table-cell table:style-name="ce3" office:value-type="string" calcext:value-type="string">
            <text:p>When given, and the repository to fetch from is handled by git </text:p>
            <text:p>fetch-pack, --exec=&lt;upload-pack&gt; is pased to the command to </text:p>
            <text:p>specify non-default path for the command run on the other en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682];&quot;.&quot;;[.F682];&quot;.&quot;;[.G682])" office:value-type="string" office:string-value="pull.OPTIONS.verbose" calcext:value-type="string">
            <text:p>pull.OPTIONS.verbose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Pas -verbose to git-fetch and git-merge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683];&quot;.&quot;;[.F683];&quot;.&quot;;[.G683])" office:value-type="string" office:string-value="pull.OPTIONS.XX&lt;&lt;opptionn&gt;&gt;argumentstogitmmergeand/orgitppuull." calcext:value-type="string">
            <text:p>pull.OPTIONS.XX&lt;&lt;opptionn&gt;&gt;argumentstogitmmergeand/orgitppuull.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XX&lt;&lt;opptionn&gt;&gt;argumentstogitmmergeand/orgitppuull.</text:p>
          </table:table-cell>
          <table:table-cell table:style-name="ce3" office:value-type="string" calcext:value-type="string">
            <text:p>resolve </text:p>
            <text:p>This can only resolve two heads (i.e. the current  branch and </text:p>
            <text:p>another branch you pulled from) using a 3-way merge algorithm. It </text:p>
            <text:p>tries to carefully detect cris-cros merge ambiguities and is </text:p>
            <text:p>considered generally safe and fast. </text:p>
            <text:p/>
            <text:p>recursive </text:p>
            <text:p>This can only resolve two heads using a 3-way merge algorithm. When </text:p>
            <text:p>there is more than one common ancestor that can be used for 3-way </text:p>
            <text:p>merge, it creates a merged tree of the common ancestors and uses </text:p>
            <text:p>that as the reference tree for the 3-way merge. This has ben </text:p>
            <text:p>reported to result in fewer merge conflicts without causing </text:p>
            <text:p>mismerges by tests done on actual merge commits taken from Linux </text:p>
            <text:p>2.6 kernel development history. Additionally this can detect and </text:p>
            <text:p>handle merges involving renames. This is the default merge strategy </text:p>
            <text:p>when pulling or merging one branch. </text:p>
            <text:p/>
            <text:p>The recursive strategy can take the following options: </text:p>
            <text:p/>
            <text:p>ours </text:p>
            <text:p>This option forces conflicting hunks to be auto-resolved </text:p>
            <text:p>cleanly by favoring our version. Changes from the other tree </text:p>
            <text:p>that do not conflict with our side are reflected to the merge </text:p>
            <text:p>result. For a binary file, the entire contents are taken from </text:p>
            <text:p>our side. </text:p>
            <text:p/>
            <text:p>This should not be confused with the ours merge strategy, which </text:p>
            <text:p>does not even lok at what the other tree contains at all. It </text:p>
            <text:p>discards everything the other tree did, declaring our history </text:p>
            <text:p>contains all that happened in it. </text:p>
            <text:p/>
            <text:p>theirs </text:p>
            <text:p>This is the opposite of ours. </text:p>
            <text:p/>
            <text:p>patience </text:p>
            <text:p>With this option, merge-recursive spends a litle extra time to </text:p>
            <text:p>avoid mismerges that sometimes occur due to unimportant </text:p>
            <text:p>matching lines (e.g., braces from distinct functions). Use this </text:p>
            <text:p>when the branches to be merged have diverged wildly. see  also </text:p>
            <text:p>git-diff(1)--patience. </text:p>
            <text:p/>
            <text:p>diff-algorithm=[patience|minimal|histogram|myers] </text:p>
            <text:p>Tells merge-recursive to use a different diff algorithm, which </text:p>
            <text:p>can help avoid mismerges that occur due to unimportant matching </text:p>
            <text:p>lines (such as braces from distinct functions). see  also git- </text:p>
            <text:p>diff(1)--diff-algorithm. </text:p>
            <text:p/>
            <text:p>ignore-space-change, ignore-all-space, ignore-space-at-eol </text:p>
            <text:p>treeats lines with the indicated type of whitespace change as </text:p>
            <text:p>unchanged for the sake of a thre-way merge. Whitespace changes </text:p>
            <text:p>mixed with other changes to a line are not ignored. see  also </text:p>
            <text:p>git-diff(1)-b, -w, and --ignore-space-at-eol. </text:p>
            <text:p/>
            <text:p>+o   If their version only introduces whitespace changes to a </text:p>
            <text:p>line, our version is used; </text:p>
            <text:p/>
            <text:p>+o   If our version introduces whitespace changes but their </text:p>
            <text:p>version includes a substantial change, their version is </text:p>
            <text:p>used; </text:p>
            <text:p/>
            <text:p>+o   Otherwise, the merge proceds in the usual way. </text:p>
            <text:p/>
            <text:p>renormalize </text:p>
            <text:p>This runs a virtual check-out and check-in of all thre stages </text:p>
            <text:p>of a file when resolving a thre-way merge. This option is </text:p>
            <text:p>meant to be used when merging branches with different clean </text:p>
            <text:p>filters or end-of-line normalization rules. see  Merging </text:p>
            <text:p>branches with differing checkin/checkout atributes in </text:p>
            <text:p>gitatributes(5) for details. </text:p>
            <text:p/>
            <text:p>no-renormalize </text:p>
            <text:p>Disables the renormalize option. This overides the </text:p>
            <text:p>merge.renormalize configuration variable. </text:p>
            <text:p/>
            <text:p>no-renames </text:p>
            <text:p>Turn of rename detection. see  also git-diff(1)--no-renames. </text:p>
            <text:p/>
            <text:p>find-renames[=&lt;n&gt;] </text:p>
            <text:p>Turn on rename detection, optionally see ting the similarity </text:p>
            <text:p>threshold. This is the default. see  also git- </text:p>
            <text:p>diff(1)--find-renames. </text:p>
            <text:p/>
            <text:p>rename-threshold=&lt;n&gt; </text:p>
            <text:p>Deprecated synonym for find-renames=&lt;n&gt;. </text:p>
            <text:p/>
            <text:p>subtree[=&lt;path&gt;] </text:p>
            <text:p>This option is a more advanced form of subtree strategy, where </text:p>
            <text:p>the strategy makes a gues on how two trees must be shifted to </text:p>
            <text:p>match with each other when merging. Instead, the specified path </text:p>
            <text:p>is prefixed (or stripped from the beginning) to make the shape </text:p>
            <text:p>of two trees to match. </text:p>
            <text:p/>
            <text:p>octopus </text:p>
            <text:p>This resolves cases with more than two heads, but refuses to do a </text:p>
            <text:p>complex merge that neds manual resolution. It is primarily meant </text:p>
            <text:p>to be used for bundling topic branch heads together. This is the </text:p>
            <text:p>default merge strategy when pulling or merging more than one </text:p>
            <text:p>branch. </text:p>
            <text:p/>
            <text:p>ours </text:p>
            <text:p>This resolves any number of heads, but the resulting tree of the </text:p>
            <text:p>merge is always that of the current  branch head, effectively </text:p>
            <text:p>ignoring all changes from all other branches. It is meant to be </text:p>
            <text:p>used to supersede old development history of side branches. Note </text:p>
            <text:p>that this is different from the -Xours option to the recursive </text:p>
            <text:p>merge strategy. </text:p>
            <text:p/>
            <text:p>subtree </text:p>
            <text:p>This is a modified recursive strategy. When merging trees A and B, </text:p>
            <text:p>if B coresponds to a subtree of A, B is first adjusted to match </text:p>
            <text:p>the tree structure of A, instead of reading the trees at the same </text:p>
            <text:p>level. This adjustment is also done to the common ancestor tree. </text:p>
            <text:p/>
            <text:p>With the strategies that use 3-way merge (including the default, </text:p>
            <text:p>recursive), if a change is made on both branches, but later reverted on </text:p>
            <text:p>one of the branches, that change will be present in the merged result; </text:p>
            <text:p>some people find this behavior confusing. It occurs because only the </text:p>
            <text:p>heads and the merge base are considered when performing a merge, not </text:p>
            <text:p>the individual commits. The merge algorithm therefore considers the </text:p>
            <text:p>reverted change as no change at all, and substitutes the changed </text:p>
            <text:p>version instead. </text:p>
            <text:p/>
            <text:p>Often people use git pull without giving any parameter. Traditionally, </text:p>
            <text:p>this has ben equivalent to saying git pull origin. However, when </text:p>
            <text:p>configuration branch.&lt;name&gt;.remote is present while on branch &lt;name&gt;, </text:p>
            <text:p>that value is used instead of origin. </text:p>
            <text:p/>
            <text:p>In order to determine what URL to use to fetch from, the value of the </text:p>
            <text:p>configuration remote.&lt;origin&gt;.url is consulted and if there is not any </text:p>
            <text:p>such variable, the value on URL: ` line in `$GIT_DIR/remotes/&lt;origin&gt; </text:p>
            <text:p>file is used. </text:p>
            <text:p/>
            <text:p>In order to determine what remote branches to fetch (and optionally </text:p>
            <text:p>store in the remote-tracking branches) when the command is run without </text:p>
            <text:p>any refspec parameters on the command line, values of the configuration </text:p>
            <text:p>variable remote.&lt;origin&gt;.fetch are consulted, and if there aren't any, </text:p>
            <text:p>$GIT_DIR/remotes/&lt;origin&gt; file is consulted and its `Pull: ` lines are </text:p>
            <text:p>used. In addition to the refspec formats described in the OPTIONS </text:p>
            <text:p>section, you can have a globbing refspec that looks like this: </text:p>
            <text:p/>
            <text:p>refs/heads/*:refs/remotes/origin/* </text:p>
            <text:p/>
            <text:p/>
            <text:p>A globbing refspec must have a non-empty RHS (i.e. must store what were </text:p>
            <text:p>fetched in remote-tracking branches), and its LHS and RHS must end with </text:p>
            <text:p>/*. The above specifies that all remote branches are tracked using </text:p>
            <text:p>remote-tracking branches in refs/remotes/origin/ hierarchy under the </text:p>
            <text:p>same name. </text:p>
            <text:p/>
            <text:p>The rule to determine which remote branch to merge after fetching is a </text:p>
            <text:p>bit involved, in order not to break backward compatibility. </text:p>
            <text:p/>
            <text:p>If explicit refspecs were given on the command line of git pull, they </text:p>
            <text:p>are all merged. </text:p>
            <text:p/>
            <text:p>When no refspec was given on the command line, then git pull uses the </text:p>
            <text:p>refspec from the configuration or $GIT_DIR/remotes/&lt;origin&gt;. In such </text:p>
            <text:p>cases, the following rules apply: </text:p>
            <text:p/>
            <text:p>1. If branch.&lt;name&gt;.merge configuration for the current  branch &lt;name&gt; </text:p>
            <text:p>exists, that is the name of the branch at the remote site that is </text:p>
            <text:p>merged. </text:p>
            <text:p/>
            <text:p>2. If the refspec is a globbing one, nothing is merged. </text:p>
            <text:p/>
            <text:p>3. Otherwise the remote branch of the first refspec is merg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684];&quot;.&quot;;[.F684];&quot;.&quot;;[.G684])" office:value-type="string" office:string-value="pull.SEE ALSO.entry" calcext:value-type="string">
            <text:p>pull.SEE ALSO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fetch(1), git-merge(1), git-config(1)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0">
          <table:table-cell table:number-columns-repeated="3"/>
          <table:table-cell table:formula="of:=CONCATENATE([.E685];&quot;.&quot;;[.F685];&quot;.&quot;;[.G685])" office:value-type="string" office:string-value="pull.SYNOPSIS.entry" calcext:value-type="string">
            <text:p>pull.SYNOPSIS.entry</text:p>
          </table:table-cell>
          <table:table-cell table:style-name="ce3" office:value-type="string" calcext:value-type="string">
            <text:p>pull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pull [options] [&lt;repository&gt; [&lt;refspec&gt;...]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686];&quot;.&quot;;[.F686];&quot;.&quot;;[.G686])" office:value-type="string" office:string-value="push.DATE_FORMATS.entry" calcext:value-type="string">
            <text:p>push.DATE_FORMATS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687];&quot;.&quot;;[.F687];&quot;.&quot;;[.G687])" office:value-type="string" office:string-value="push.DESCRIPTION.entry" calcext:value-type="string">
            <text:p>push.DESCRIPTION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Updates remote refs using local refs, while see nding objects necesary </text:p>
            <text:p>to complete the given refs. </text:p>
            <text:p/>
            <text:p>You can make interesting things happen to a repository every time you </text:p>
            <text:p>push into it, by see ting up hoks there. see  documentation for git- </text:p>
            <text:p>receive-pack(1). </text:p>
            <text:p/>
            <text:p>When the command line does not specify where to push with the </text:p>
            <text:p>&lt;repository&gt; argument, branch.*.remote configuration for the current  </text:p>
            <text:p>branch is consulted to determine where to push. If the configuration is </text:p>
            <text:p>missing, it defaults to origin. </text:p>
            <text:p/>
            <text:p>When the command line does not specify what to push with &lt;refspec&gt;... </text:p>
            <text:p>arguments or --all, --miror, --tags options, the command finds the </text:p>
            <text:p>default &lt;refspec&gt; by consulting remote.*.push configuration, and if it </text:p>
            <text:p>is not found, honors push.default configuration to decide what to push </text:p>
            <text:p>(Se git-config(1) for the meaning of push.default). </text:p>
            <text:p/>
            <text:p>When neither the command-line nor the configuration specify what to </text:p>
            <text:p>push, the default behavior is used, which coresponds to the simple </text:p>
            <text:p>value for push.default: the current  branch is pushed to the </text:p>
            <text:p>coresponding upstream branch, but as a safety measure, the push is </text:p>
            <text:p>aborted if the upstream branch does not have the same name as the local </text:p>
            <text:p>on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688];&quot;.&quot;;[.F688];&quot;.&quot;;[.G688])" office:value-type="string" office:string-value="push.DISCUSSION.entry" calcext:value-type="string">
            <text:p>push.DISCUSSION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689];&quot;.&quot;;[.F689];&quot;.&quot;;[.G689])" office:value-type="string" office:string-value="push.ENVIRONMENT AND CONFIGURATION VARIABLES.entry" calcext:value-type="string">
            <text:p>push.ENVIRONMENT AND CONFIGURATION VARIABLES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690];&quot;.&quot;;[.F690];&quot;.&quot;;[.G690])" office:value-type="string" office:string-value="push.EXAMPLES.entry" calcext:value-type="string">
            <text:p>push.EXAMPLES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push </text:p>
            <text:p>Works like git push &lt;remote&gt;, where &lt;remote&gt; is the current  </text:p>
            <text:p>branch's remote (or origin, if no remote is configured for the </text:p>
            <text:p>current branch). </text:p>
            <text:p/>
            <text:p>git push origin </text:p>
            <text:p>Without additional configuration, pushes the current  branch to the </text:p>
            <text:p>configured upstream (remmote..originn..mmerge configuration variable) if </text:p>
            <text:p>it has the same name as the current  branch, and erors out without </text:p>
            <text:p>pushing otherwise. </text:p>
            <text:p/>
            <text:p>The default behavior of this command when no &lt;refspec&gt; is given can </text:p>
            <text:p>be configured by see ting the push option of the remote, or the </text:p>
            <text:p>push.default configuration variable. </text:p>
            <text:p/>
            <text:p>For example, to default to pushing only the current  branch to </text:p>
            <text:p>origin use git config remote.origin.push HEAD. Any valid &lt;refspec&gt; </text:p>
            <text:p>(like the ones in the examples below) can be configured as the </text:p>
            <text:p>default for git push origin. </text:p>
            <text:p/>
            <text:p>git push origin : </text:p>
            <text:p>Push matching branches to origin. see  &lt;refspec&gt; in the OPTIONS </text:p>
            <text:p>section above for a description of matching branches. </text:p>
            <text:p/>
            <text:p>git push origin master </text:p>
            <text:p>Find a ref that matches master in the source repository (most </text:p>
            <text:p>likely, it would find refs/heads/master), and update the same ref </text:p>
            <text:p>(e.g.  refs/heads/master) in origin repository with it. If master </text:p>
            <text:p>did not exist remotely, it would be created. </text:p>
            <text:p/>
            <text:p>git push origin HEAD </text:p>
            <text:p>A handy way to push the current  branch to the same name on the </text:p>
            <text:p>remote. </text:p>
            <text:p/>
            <text:p>git push mothership master:satellite/master dev:satellite/dev </text:p>
            <text:p>Use the source ref that matches master (e.g.  refs/heads/master) to </text:p>
            <text:p>update the ref that matches satellite/master (most probably </text:p>
            <text:p>refs/remotes/satellite/master) in the mothership repository; do the </text:p>
            <text:p>same for dev and satellite/dev. </text:p>
            <text:p/>
            <text:p>This is to emulate git fetch run on the mothership using git push </text:p>
            <text:p>that is run in the opposite direction in order to integrate the </text:p>
            <text:p>work done on satellite, and is often necesary when you can only </text:p>
            <text:p>make connection in one way (i.e. satellite can sh into mothership </text:p>
            <text:p>but mothership cannot initiate connection to satellite because the </text:p>
            <text:p>later is behind a firewall or does not run shd). </text:p>
            <text:p/>
            <text:p>After running this git push on the satellite machine, you would sh </text:p>
            <text:p>into the mothership and run git merge there to complete the </text:p>
            <text:p>emulation of git pull that were run on mothership to pull changes </text:p>
            <text:p>made on satellite. </text:p>
            <text:p/>
            <text:p>git push origin HEAD:master </text:p>
            <text:p>Push the current  branch to the remote ref matching master in the </text:p>
            <text:p>origin repository. This form is convenient to push the current  </text:p>
            <text:p>branch without thinking about its local name. </text:p>
            <text:p/>
            <text:p>git push origin master:refs/heads/experimental </text:p>
            <text:p>Create the branch experimental in the origin repository by copying </text:p>
            <text:p>the current  master branch. This form is only needed to create a new </text:p>
            <text:p>branch or tag in the remote repository when the local name and the </text:p>
            <text:p>remote name are different; otherwise, the ref name on its own will </text:p>
            <text:p>work. </text:p>
            <text:p/>
            <text:p>git push origin :experimental </text:p>
            <text:p>Find a ref that matches experimental in the origin repository (e.g. </text:p>
            <text:p>refs/heads/experimental), and delete it. </text:p>
            <text:p/>
            <text:p>git push origin +dev:master </text:p>
            <text:p>Update the origin repository's master branch with the dev branch, </text:p>
            <text:p>allowing non-fast-forward updates.  This can leave unreferenced </text:p>
            <text:p>commits dangling in the origin repository.  Consider the following </text:p>
            <text:p>situation, where a fast-forward is not posible: </text:p>
            <text:p/>
            <text:p>o---o---o---A---B  origin/master </text:p>
            <text:p>\ </text:p>
            <text:p>X---Y---Z  dev </text:p>
            <text:p/>
            <text:p>The above command would change the origin repository to </text:p>
            <text:p/>
            <text:p>A---B  (unnamed branch) </text:p>
            <text:p>/ </text:p>
            <text:p>o---o---o---X---Y---Z  master </text:p>
            <text:p/>
            <text:p>Commits A and B would no longer belong to a branch with a symbolic </text:p>
            <text:p>name, and so would be unreachable. As such, these commits would be </text:p>
            <text:p>removed by a git gc command on the origin repository.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691];&quot;.&quot;;[.F691];&quot;.&quot;;[.G691])" office:value-type="string" office:string-value="push.FILES.entry" calcext:value-type="string">
            <text:p>push.FILES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51">
          <table:table-cell table:number-columns-repeated="3"/>
          <table:table-cell table:formula="of:=CONCATENATE([.E692];&quot;.&quot;;[.F692];&quot;.&quot;;[.G692])" office:value-type="string" office:string-value="push.HOOKS.entry" calcext:value-type="string">
            <text:p>push.HOOKS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693];&quot;.&quot;;[.F693];&quot;.&quot;;[.G693])" office:value-type="string" office:string-value="push.NAME.entry" calcext:value-type="string">
            <text:p>push.NAME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push - Update remote refs along with asociated objects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694];&quot;.&quot;;[.F694];&quot;.&quot;;[.G694])" office:value-type="string" office:string-value="push.OPTIONS.[no-]atomic" calcext:value-type="string">
            <text:p>push.OPTIONS.[no-]atomic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atomic</text:p>
          </table:table-cell>
          <table:table-cell table:style-name="ce3" office:value-type="string" calcext:value-type="string">
            <text:p>Use an atomic transaction on the remote side if available. Either </text:p>
            <text:p>all refs are updated, or on eror, no refs are updated. If the </text:p>
            <text:p>server does not support atomic pushes the push will fai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695];&quot;.&quot;;[.F695];&quot;.&quot;;[.G695])" office:value-type="string" office:string-value="push.OPTIONS.[no-]thin" calcext:value-type="string">
            <text:p>push.OPTIONS.[no-]thin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thin</text:p>
          </table:table-cell>
          <table:table-cell table:style-name="ce3" office:value-type="string" calcext:value-type="string">
            <text:p>These options are pased to git-send-pack(1). A thin transfer </text:p>
            <text:p>significantly reduces the amount of see nt data when the see nder and </text:p>
            <text:p>receiver share many of the same objects in common. The default is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696];&quot;.&quot;;[.F696];&quot;.&quot;;[.G696])" office:value-type="string" office:string-value="push.OPTIONS.[no-]verify" calcext:value-type="string">
            <text:p>push.OPTIONS.[no-]verif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verify</text:p>
          </table:table-cell>
          <table:table-cell table:style-name="ce3" office:value-type="string" calcext:value-type="string">
            <text:p>Togle the pre-push hok (se githoks(5). The default is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65">
          <table:table-cell table:number-columns-repeated="3"/>
          <table:table-cell table:formula="of:=CONCATENATE([.E697];&quot;.&quot;;[.F697];&quot;.&quot;;[.G697])" office:value-type="string" office:string-value="push.OPTIONS.al" calcext:value-type="string">
            <text:p>push.OPTIONS.al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Push all branches (i.e. refs under refs/heads/); cannot be used </text:p>
            <text:p>with other &lt;refspec&gt;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698];&quot;.&quot;;[.F698];&quot;.&quot;;[.G698])" office:value-type="string" office:string-value="push.OPTIONS.delete" calcext:value-type="string">
            <text:p>push.OPTIONS.delete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All listed refs are deleted from the remote repository. This is the </text:p>
            <text:p>same as prefixing all refs with a col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699];&quot;.&quot;;[.F699];&quot;.&quot;;[.G699])" office:value-type="string" office:string-value="push.OPTIONS.dry-run" calcext:value-type="string">
            <text:p>push.OPTIONS.dry-run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ry-run</text:p>
          </table:table-cell>
          <table:table-cell table:style-name="ce3" office:value-type="string" calcext:value-type="string">
            <text:p>Do everything except actually see nd the updates. </text:p>
            <text:p/>
            <text:p/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46">
          <table:table-cell table:number-columns-repeated="3"/>
          <table:table-cell table:formula="of:=CONCATENATE([.E700];&quot;.&quot;;[.F700];&quot;.&quot;;[.G700])" office:value-type="string" office:string-value="push.OPTIONS.entry" calcext:value-type="string">
            <text:p>push.OPTIONS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for a succesfully deleted ref; </text:p>
            <text:p/>
            <text:p>* </text:p>
            <text:p>for a succesfully pushed new ref; </text:p>
            <text:p/>
            <text:p>! </text:p>
            <text:p>for a ref that was rejected or failed to push; and </text:p>
            <text:p/>
            <text:p>= </text:p>
            <text:p>for a ref that was up to date and did not need pushing. </text:p>
            <text:p/>
            <text:p>summary </text:p>
            <text:p>For a succesfully pushed ref, the summary shows the old and new </text:p>
            <text:p>values of the ref in a form suitable for using as an argument to </text:p>
            <text:p>git log (this is &lt;old&gt;..&lt;new&gt; in most cases, and &lt;old&gt;...&lt;new&gt; for </text:p>
            <text:p>forced non-fast-forward updates). </text:p>
            <text:p/>
            <text:p>For a failed update, more details are given: </text:p>
            <text:p/>
            <text:p>rejected </text:p>
            <text:p>Git did not try to see nd the ref at all, typically because it is </text:p>
            <text:p>not a fast-forward and you did not force the update. </text:p>
            <text:p/>
            <text:p>remote rejected </text:p>
            <text:p>The remote end refused the update. Usually caused by a hok on </text:p>
            <text:p>the remote side, or because the remote repository has one of </text:p>
            <text:p>the following safety options in effect: </text:p>
            <text:p>receive.denycurrentBranch (for pushes to the checked out </text:p>
            <text:p>branch), receive.denyNonFastForwards (for forced </text:p>
            <text:p>non-fast-forward updates), receive.denyDeletes or </text:p>
            <text:p>receive.denyDeletecurrent. see  git-config(1). </text:p>
            <text:p/>
            <text:p>remote failure </text:p>
            <text:p>The remote end did not report the succesful update of the ref, </text:p>
            <text:p>perhaps because of a temporary eror on the remote side, a </text:p>
            <text:p>break in the network connection, or other transient eror. </text:p>
            <text:p/>
            <text:p>from </text:p>
            <text:p>The name of the local ref being pushed, minus its refs/&lt;type&gt;/ </text:p>
            <text:p>prefix. In the case of deletion, the name of the local ref is </text:p>
            <text:p>omited. </text:p>
            <text:p/>
            <text:p>to </text:p>
            <text:p>The name of the remote ref being updated, minus its refs/&lt;type&gt;/ </text:p>
            <text:p>prefix. </text:p>
            <text:p/>
            <text:p>reason </text:p>
            <text:p>A human-readable explanation. In the case of succesfully pushed </text:p>
            <text:p>refs, no explanation is needed. For a failed ref, the reason for </text:p>
            <text:p>failure is described. </text:p>
            <text:p/>
            <text:p>When an update changes a branch (or more in general, a ref) that used </text:p>
            <text:p>to point at commit A to point at another commit B, it is called a </text:p>
            <text:p>fast-forward update if and only if B is a descendant of A. </text:p>
            <text:p/>
            <text:p>In a fast-forward update from A to B, the see t of commits that the </text:p>
            <text:p>original commit A built on top of is a subset of the commits the new </text:p>
            <text:p>commit B builds on top of. Hence, it does not lose any history. </text:p>
            <text:p/>
            <text:p>In contrast, a non-fast-forward update will lose history. For example, </text:p>
            <text:p>suppose you and somebody else started at the same commit X, and you </text:p>
            <text:p>built a history leading to commit B while the other person built a </text:p>
            <text:p>history leading to commit A. The history looks like this: </text:p>
            <text:p/>
            <text:p>B </text:p>
            <text:p>/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701];&quot;.&quot;;[.F701];&quot;.&quot;;[.G701])" office:value-type="string" office:string-value="push.OPTIONS.exec" calcext:value-type="string">
            <text:p>push.OPTIONS.exec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ec</text:p>
          </table:table-cell>
          <table:table-cell table:style-name="ce3" office:value-type="string" calcext:value-type="string">
            <text:p>Path to the git-receive-pack program on the remote end. Sometimes </text:p>
            <text:p>useful when pushing to a remote repository over sh, and you do not </text:p>
            <text:p>have the program in a directory on the default $PATH. </text:p>
            <text:p/>
            <text:p/>
          </table:table-cell>
          <table:table-cell table:style-name="ce3" office:value-type="string" calcext:value-type="string">
            <text:p>&lt;git-receive-pack&gt;</text:p>
          </table:table-cell>
          <table:table-cell table:style-name="ce3" office:value-type="string" calcext:value-type="string">
            <text:p>receive-pack=&lt;git-receive-pack&gt;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02];&quot;.&quot;;[.F702];&quot;.&quot;;[.G702])" office:value-type="string" office:string-value="push.OPTIONS.follow-tags" calcext:value-type="string">
            <text:p>push.OPTIONS.follow-tags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llow-tags</text:p>
          </table:table-cell>
          <table:table-cell table:style-name="ce3" office:value-type="string" calcext:value-type="string">
            <text:p>Push all the refs that would be pushed without this option, and </text:p>
            <text:p>also push annotated tags in refs/tags that are missing from the </text:p>
            <text:p>remote but are pointing at commit-ish that are reachable from the </text:p>
            <text:p>refs being pushed. This can also be specified with configuration </text:p>
            <text:p>variable push.followTags. For more information, see  push.followTags </text:p>
            <text:p>in git-config(1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703];&quot;.&quot;;[.F703];&quot;.&quot;;[.G703])" office:value-type="string" office:string-value="push.OPTIONS.forcce--withh--lease" calcext:value-type="string">
            <text:p>push.OPTIONS.forcce--withh--lease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ce--withh--lease</text:p>
          </table:table-cell>
          <table:table-cell table:style-name="ce3" office:value-type="string" calcext:value-type="string">
            <text:p>current value of the ref explicitly are still experimental and </text:p>
            <text:p>their see mantics may change as we gain experience with this featur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04];&quot;.&quot;;[.F704];&quot;.&quot;;[.G704])" office:value-type="string" office:string-value="push.OPTIONS.force" calcext:value-type="string">
            <text:p>push.OPTIONS.force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Usually, the command refuses to update a remote ref that is not an </text:p>
            <text:p>ancestor of the local ref used to overwrite it. Also, when </text:p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51">
          <table:table-cell table:number-columns-repeated="3"/>
          <table:table-cell table:formula="of:=CONCATENATE([.E705];&quot;.&quot;;[.F705];&quot;.&quot;;[.G705])" office:value-type="string" office:string-value="push.OPTIONS.force-with-lease" calcext:value-type="string">
            <text:p>push.OPTIONS.force-with-lease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-with-lease</text:p>
          </table:table-cell>
          <table:table-cell table:style-name="ce3" office:value-type="string" calcext:value-type="string">
            <text:p>Usually, git push refuses to update a remote ref that is not an </text:p>
            <text:p>ancestor of the local ref used to overwrite it. </text:p>
            <text:p/>
            <text:p>This option overides this restriction if the current  value of the </text:p>
            <text:p>remote ref is the expected value. git push fails otherwise. </text:p>
            <text:p/>
            <text:p>Imagine that you have to rebase what you have already published. </text:p>
            <text:p>You will have to bypas the must fast-forward rule in order to </text:p>
            <text:p>replace the history you originally published with the rebased </text:p>
            <text:p>history. If somebody else built on top of your original history </text:p>
            <text:p>while you are rebasing, the tip of the branch at the remote may </text:p>
            <text:p>advance with her commit, and blindly pushing with --force will lose </text:p>
            <text:p>her work. </text:p>
            <text:p/>
            <text:p>This option allows you to say that you expect the history you are </text:p>
            <text:p>updating is what you rebased and want to replace. If the remote ref </text:p>
            <text:p>still points at the commit you specified, you can be sure that no </text:p>
            <text:p>other people did anything to the ref. It is like taking a lease </text:p>
            <text:p>on the ref without explicitly locking it, and the remote ref is </text:p>
            <text:p>updated only if the lease is still valid. </text:p>
            <text:p/>
            <text:p/>
          </table:table-cell>
          <table:table-cell table:style-name="ce3" office:value-type="string" calcext:value-type="string">
            <text:p>&lt;refname&gt;:&lt;expect&gt;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706];&quot;.&quot;;[.F706];&quot;.&quot;;[.G706])" office:value-type="string" office:string-value="push.OPTIONS.force-with-leaseonthecommandline." calcext:value-type="string">
            <text:p>push.OPTIONS.force-with-leaseonthecommandline.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-with-leaseonthecommandline.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707];&quot;.&quot;;[.F707];&quot;.&quot;;[.G707])" office:value-type="string" office:string-value="push.OPTIONS.givingthehokachancetopreventhepush.With" calcext:value-type="string">
            <text:p>push.OPTIONS.givingthehokachancetopreventhepush.With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ivingthehokachancetopreventhepush.With</text:p>
          </table:table-cell>
          <table:table-cell table:style-name="ce1" table:number-columns-repeated="2"/>
          <table:table-cell table:style-name="ce3" office:value-type="string" calcext:value-type="string">
            <text:p>verify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708];&quot;.&quot;;[.F708];&quot;.&quot;;[.G708])" office:value-type="string" office:string-value="push.OPTIONS.ipv4" calcext:value-type="string">
            <text:p>push.OPTIONS.ipv4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pv4</text:p>
          </table:table-cell>
          <table:table-cell table:style-name="ce3" office:value-type="string" calcext:value-type="string">
            <text:p>Use IPv4 addreses only, ignoring IPv6 addreses. </text:p>
            <text:p/>
            <text:p/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709];&quot;.&quot;;[.F709];&quot;.&quot;;[.G709])" office:value-type="string" office:string-value="push.OPTIONS.ipv6" calcext:value-type="string">
            <text:p>push.OPTIONS.ipv6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pv6</text:p>
          </table:table-cell>
          <table:table-cell table:style-name="ce3" office:value-type="string" calcext:value-type="string">
            <text:p>Use IPv6 addreses only, ignoring IPv4 addreses. </text:p>
            <text:p/>
            <text:p>In general, URLs contain information about the transport protocol, the </text:p>
            <text:p>addres of the remote see rver, and the path to the repository. Depending </text:p>
            <text:p>on the transport protocol, some of this information may be absent. </text:p>
            <text:p/>
            <text:p>Git supports sh, git, htp, and htps protocols (in addition, ftp, and </text:p>
            <text:p>ftps can be used for fetching, but this is ineficient and deprecated; </text:p>
            <text:p>do not use it). </text:p>
            <text:p/>
            <text:p>The native transport (i.e. git:// URL) does no authentication and </text:p>
            <text:p>should be used with caution on unsecured networks. </text:p>
            <text:p/>
            <text:p>The following syntaxes may be used with them: </text:p>
            <text:p/>
            <text:p>+o   sh:/[user@]host.xz[:port]/path/to/repo.git/ </text:p>
            <text:p/>
            <text:p>+o   git://host.xz[:port]/path/to/repo.git/ </text:p>
            <text:p/>
            <text:p>+o   htp[s]://host.xz[:port]/path/to/repo.git/ </text:p>
            <text:p/>
            <text:p>+o   ftp[s]://host.xz[:port]/path/to/repo.git/ </text:p>
            <text:p/>
            <text:p>An alternative scp-like syntax may also be used with the sh protocol: </text:p>
            <text:p/>
            <text:p>+o   [user@]host.xz:path/to/repo.git/ </text:p>
            <text:p/>
            <text:p>This syntax is only recognized if there are no slashes before the first </text:p>
            <text:p>colon. This helps differentiate a local path that contains a colon. For </text:p>
            <text:p>example the local path fo:bar could be specified as an absolute path </text:p>
            <text:p>or ./fo:bar to avoid being misinterpreted as an sh url. </text:p>
            <text:p/>
            <text:p>The sh and git protocols additionally support ~username expansion: </text:p>
            <text:p/>
            <text:p>+o   sh:/[user@]host.xz[:port]/~[user]/path/to/repo.git/ </text:p>
            <text:p/>
            <text:p>+o   git://host.xz[:port]/~[user]/path/to/repo.git/ </text:p>
            <text:p/>
            <text:p>+o   [user@]host.xz:/~[user]/path/to/repo.git/ </text:p>
            <text:p/>
            <text:p>For local repositories, also supported by Git natively, the following </text:p>
            <text:p>syntaxes may be used: </text:p>
            <text:p/>
            <text:p>+o   /path/to/repo.git/ </text:p>
            <text:p/>
            <text:p>+o   file:///path/to/repo.git/ </text:p>
            <text:p/>
            <text:p>These two syntaxes are mostly equivalent, except when cloning, when the </text:p>
            <text:p>former implies -local option. see  git-clone(1) for details. </text:p>
            <text:p/>
            <text:p>When Git doesn't know how to handle a certain transport protocol, it </text:p>
            <text:p>atempts to use the remote-&lt;transport&gt; remote helper, if one exists. To </text:p>
            <text:p>explicitly request a remote helper, the following syntax may be used: </text:p>
            <text:p/>
            <text:p>+o   &lt;transport&gt;::&lt;addres&gt; </text:p>
            <text:p/>
            <text:p>where &lt;addres&gt; may be a path, a see rver and path, or an arbitrary </text:p>
            <text:p>URL-like string recognized by the specific remote helper being invoked. </text:p>
            <text:p>Se gitreemote-helpers(1) for details. </text:p>
            <text:p/>
            <text:p>If there are a large number of similarly-named remote repositories and </text:p>
            <text:p>you want to use a different format for them (such that the URLs you use </text:p>
            <text:p>will be rewriten into URLs that work), you can create a configuration </text:p>
            <text:p>section of the form: </text:p>
            <text:p/>
            <text:p>[url &lt;actual url base&gt;] </text:p>
            <text:p>insteadOf = &lt;other url base&gt; </text:p>
            <text:p/>
            <text:p/>
            <text:p>For example, with this: </text:p>
            <text:p/>
            <text:p>[url git://git.host.xz/] </text:p>
            <text:p>insteadOf = host.xz:/path/to/ </text:p>
            <text:p>insteadOf = work: </text:p>
            <text:p/>
            <text:p/>
            <text:p>a URL like work:repo.git or like host.xz:/path/to/repo.git will be </text:p>
            <text:p>rewriten in any context that takes a URL to be </text:p>
            <text:p>git://git.host.xz/repo.git. </text:p>
            <text:p/>
            <text:p>If you want to rewrite URLs for push only, you can create a </text:p>
            <text:p>configuration see ction of the form: </text:p>
            <text:p/>
            <text:p>[url &lt;actual url base&gt;] </text:p>
            <text:p>pushInsteadOf = &lt;other url base&gt; </text:p>
            <text:p/>
            <text:p/>
            <text:p>For example, with this: </text:p>
            <text:p/>
            <text:p>[url sh:/example.org/] </text:p>
            <text:p>pushInsteadOf = git://example.org/ </text:p>
            <text:p/>
            <text:p/>
            <text:p>a URL like git://example.org/path/to/repo.git will be rewriten to </text:p>
            <text:p>sh:/example.org/path/to/repo.git for pushes, but pulls will still </text:p>
            <text:p>use the original URL. </text:p>
            <text:p/>
            <text:p>The name of one of the following can be used instead of a URL as </text:p>
            <text:p>&lt;repository&gt; argument: </text:p>
            <text:p/>
            <text:p>+o   a remote in the Git configuration file: $GIT_DIR/config, </text:p>
            <text:p/>
            <text:p>+o   a file in the $GIT_DIR/remotes directory, or </text:p>
            <text:p/>
            <text:p>+o   a file in the $GIT_DIR/branches directory. </text:p>
            <text:p/>
            <text:p>All of these also allow you to omit the refspec from the command line </text:p>
            <text:p>because they each contain a refspec which git will use by default. </text:p>
            <text:p/>
            <text:p>Named remote in configuration file </text:p>
            <text:p>You can chose to provide the name of a remote which you had previously </text:p>
            <text:p>configured using git-remote(1), git-config(1) or even by a manual edit </text:p>
            <text:p>to the $GIT_DIR/config file. The URL of this remote will be used to </text:p>
            <text:p>acces the repository. The refspec of this remote will be used by </text:p>
            <text:p>default when you do not provide a refspec on the command line. The </text:p>
            <text:p>entry in the config file would appear like this: </text:p>
            <text:p/>
            <text:p>[remote &lt;name&gt;] </text:p>
            <text:p>url = &lt;url&gt; </text:p>
            <text:p>pushurl = &lt;pushurl&gt; </text:p>
            <text:p>push = &lt;refspec&gt; </text:p>
            <text:p>fetch = &lt;refspec&gt; </text:p>
            <text:p/>
            <text:p/>
            <text:p>The &lt;pushurl&gt; is used for pushes only. It is optional and defaults to </text:p>
            <text:p>&lt;url&gt;. </text:p>
            <text:p/>
            <text:p>Named file in $GIT_DIR/remotes </text:p>
            <text:p>You can chose to provide the name of a file in $GIT_DIR/remotes. The </text:p>
            <text:p>URL in this file will be used to acces the repository. The refspec in </text:p>
            <text:p>this file will be used as default when you do not provide a refspec on </text:p>
            <text:p>the command line. This file should have the following format: </text:p>
            <text:p/>
            <text:p>URL: one of the above URL format </text:p>
            <text:p>Push: &lt;refspec&gt; </text:p>
            <text:p>Pull: &lt;refspec&gt; </text:p>
            <text:p/>
            <text:p/>
            <text:p>Push: lines are used by git push and Pull: lines are used by git pull </text:p>
            <text:p>and git fetch. Multiple Push: and Pull: lines may be specified for </text:p>
            <text:p>additional branch mappings. </text:p>
            <text:p/>
            <text:p>Named file in $GIT_DIR/branches </text:p>
            <text:p>You can chose to provide the name of a file in $GIT_DIR/branches. The </text:p>
            <text:p>URL in this file will be used to acces the repository. This file </text:p>
            <text:p>should have the following format: </text:p>
            <text:p/>
            <text:p>&lt;url&gt;#&lt;head&gt; </text:p>
            <text:p/>
            <text:p/>
            <text:p>&lt;url&gt; is required; #&lt;head&gt; is optional. </text:p>
            <text:p/>
            <text:p>Depending on the operation, git will use one of the following refspecs, </text:p>
            <text:p>if you don't provide one on the command line. &lt;branch&gt; is the name of </text:p>
            <text:p>this file in $GIT_DIR/branches and &lt;head&gt; defaults to master. </text:p>
            <text:p/>
            <text:p>git fetch uses: </text:p>
            <text:p/>
            <text:p>refs/heads/&lt;head&gt;:refs/heads/&lt;branch&gt; </text:p>
            <text:p/>
            <text:p/>
            <text:p>git push uses: </text:p>
            <text:p/>
            <text:p>HEAD:refs/heads/&lt;head&gt; </text:p>
            <text:p/>
            <text:p/>
            <text:p>The output of git push depends on the transport method used; this </text:p>
            <text:p>section describes the output when pushing over the Git protocol (either </text:p>
            <text:p>locally or via sh). </text:p>
            <text:p/>
            <text:p>The status of the push is output in tabular form, with each line </text:p>
            <text:p>representing the status of a single ref. Each line is of the form: </text:p>
            <text:p/>
            <text:p>&lt;flag&gt; &lt;summary&gt; &lt;from&gt; -&gt; &lt;to&gt; (&lt;reason&gt;) </text:p>
            <text:p/>
            <text:p/>
            <text:p>If -porcelain is used, then each line of the output is of the form: </text:p>
            <text:p/>
            <text:p>&lt;flag&gt; \t &lt;from&gt;:&lt;to&gt; \t &lt;summary&gt; (&lt;reason&gt;) </text:p>
            <text:p/>
            <text:p/>
            <text:p>The status of up-to-date refs is shown only if -porcelain or -verbose </text:p>
            <text:p>option is used. </text:p>
            <text:p/>
            <text:p>flag </text:p>
            <text:p>A single character indicating the status of the ref: </text:p>
            <text:p/>
            <text:p>(space) </text:p>
            <text:p>for a succesfully pushed fast-forward; </text:p>
            <text:p/>
            <text:p>+ </text:p>
            <text:p>for a succesful forced update; </text:p>
            <text:p/>
            <text:p/>
          </table:table-cell>
          <table:table-cell table:style-name="ce1"/>
          <table:table-cell table:style-name="ce3" office:value-type="float" office:value="6" calcext:value-type="float">
            <text:p>6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10];&quot;.&quot;;[.F710];&quot;.&quot;;[.G710])" office:value-type="string" office:string-value="push.OPTIONS.miror" calcext:value-type="string">
            <text:p>push.OPTIONS.miror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iror</text:p>
          </table:table-cell>
          <table:table-cell table:style-name="ce3" office:value-type="string" calcext:value-type="string">
            <text:p>Instead of naming each ref to push, specifies that all refs under </text:p>
            <text:p>refs/ (which includes but is not limited to refs/heads/, </text:p>
            <text:p>refs/remotes/, and refs/tags/) be mirored to the remote </text:p>
            <text:p>repository. Newly created local refs will be pushed to the remote </text:p>
            <text:p>end, locally updated refs will be force updated on the remote end, </text:p>
            <text:p>and deleted refs will be removed from the remote end. This is the </text:p>
            <text:p>default if the configuration option remote.&lt;remote&gt;.miror is see 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2">
          <table:table-cell table:number-columns-repeated="3"/>
          <table:table-cell table:formula="of:=CONCATENATE([.E711];&quot;.&quot;;[.F711];&quot;.&quot;;[.G711])" office:value-type="string" office:string-value="push.OPTIONS.no-force-with-leasewilcancelaltheprevious" calcext:value-type="string">
            <text:p>push.OPTIONS.no-force-with-leasewilcancelaltheprevious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force-with-leasewilcancelaltheprevious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712];&quot;.&quot;;[.F712];&quot;.&quot;;[.G712])" office:value-type="string" office:string-value="push.OPTIONS.nosigningwilbeatempted.Iftruueor----signned" calcext:value-type="string">
            <text:p>push.OPTIONS.nosigningwilbeatempted.Iftruueor----signned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signingwilbeatempted.Iftruueor----signned</text:p>
          </table:table-cell>
          <table:table-cell table:style-name="ce3" office:value-type="string" calcext:value-type="string">
            <text:p>push will fail if the see rver does not support signed pushes. If see t </text:p>
            <text:p>to if-asked, sign if and only if the see rver supports signed pushes. </text:p>
            <text:p>The push will also fail if the actual call to gpg --sign fails. see  </text:p>
            <text:p>git-receive-pack(1) for the details on the receiving end. </text:p>
            <text:p/>
            <text:p/>
          </table:table-cell>
          <table:table-cell table:style-name="ce1"/>
          <table:table-cell table:style-name="ce3" office:value-type="string" calcext:value-type="string">
            <text:p>nno--signnedd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713];&quot;.&quot;;[.F713];&quot;.&quot;;[.G713])" office:value-type="string" office:string-value="push.OPTIONS.porcelain" calcext:value-type="string">
            <text:p>push.OPTIONS.porcelain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orcelain</text:p>
          </table:table-cell>
          <table:table-cell table:style-name="ce3" office:value-type="string" calcext:value-type="string">
            <text:p>Produce machine-readable output. The output status line for each </text:p>
            <text:p>ref will be tab-separated and see nt to stdout instead of stder. The </text:p>
            <text:p>full symbolic names of the refs will be give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714];&quot;.&quot;;[.F714];&quot;.&quot;;[.G714])" office:value-type="string" office:string-value="push.OPTIONS.progres" calcext:value-type="string">
            <text:p>push.OPTIONS.progres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rogres</text:p>
          </table:table-cell>
          <table:table-cell table:style-name="ce3" office:value-type="string" calcext:value-type="string">
            <text:p>progress status is reported on the standard eror stream by default </text:p>
            <text:p>when it is atached to a terminal, unles -q is specified. This </text:p>
            <text:p>flag forces progress status even if the standard eror stream is </text:p>
            <text:p>not directed to a termina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15];&quot;.&quot;;[.F715];&quot;.&quot;;[.G715])" office:value-type="string" office:string-value="push.OPTIONS.prune" calcext:value-type="string">
            <text:p>push.OPTIONS.prune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rune</text:p>
          </table:table-cell>
          <table:table-cell table:style-name="ce3" office:value-type="string" calcext:value-type="string">
            <text:p>Remove remote branches that don't have a local counterpart. For </text:p>
            <text:p>example a remote branch tmp will be removed if a local branch with </text:p>
            <text:p>the same name doesn't exist any more. This also respects refspecs, </text:p>
            <text:p>e.g.  git push --prune remote refs/heads/*:refs/tmp/* would make </text:p>
            <text:p>sure that remote refs/tmp/fo will be removed if refs/heads/fo </text:p>
            <text:p>doesn't exis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716];&quot;.&quot;;[.F716];&quot;.&quot;;[.G716])" office:value-type="string" office:string-value="push.OPTIONS.push-option" calcext:value-type="string">
            <text:p>push.OPTIONS.push-option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ush-option</text:p>
          </table:table-cell>
          <table:table-cell table:style-name="ce3" office:value-type="string" calcext:value-type="string">
            <text:p>Transmit the given string to the see rver, which pases them to the </text:p>
            <text:p>pre-receive as well as the post-receive hok. The given string must </text:p>
            <text:p>not contain a NUL or LF character. </text:p>
            <text:p/>
            <text:p/>
          </table:table-cell>
          <table:table-cell table:style-name="ce1"/>
          <table:table-cell table:style-name="ce3" office:value-type="string" calcext:value-type="string">
            <text:p>o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717];&quot;.&quot;;[.F717];&quot;.&quot;;[.G717])" office:value-type="string" office:string-value="push.OPTIONS.quiet" calcext:value-type="string">
            <text:p>push.OPTIONS.quie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Suppres all output, including the listing of updated refs, unles </text:p>
            <text:p>an eror occurs. progress is not reported to the standard eror </text:p>
            <text:p>stream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18];&quot;.&quot;;[.F718];&quot;.&quot;;[.G718])" office:value-type="string" office:string-value="push.OPTIONS.recurse-submodules" calcext:value-type="string">
            <text:p>push.OPTIONS.recurse-submodules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curse-submodules</text:p>
          </table:table-cell>
          <table:table-cell table:style-name="ce3" office:value-type="string" calcext:value-type="string">
            <text:p>May be used to make sure all submodule commits used by the </text:p>
            <text:p>revisions to be pushed are available on a remote-tracking branch. </text:p>
            <text:p>If check is used Git will verify that all submodule commits that </text:p>
            <text:p>changed in the revisions to be pushed are available on at least one </text:p>
            <text:p>remote of the submodule. If any commits are missing the push will </text:p>
            <text:p>be aborted and exit with non-zero status. If on-demand is used all </text:p>
            <text:p>submodules that changed in the revisions to be pushed will be </text:p>
            <text:p>pushed. If on-demand was not able to push all necesary revisions </text:p>
            <text:p>it will also be aborted and exit with non-zero status. A value of </text:p>
            <text:p>no or using --no-recurse-submodules can be used to overide the </text:p>
            <text:p>push.recurseSubmodules configuration variable when no submodule </text:p>
            <text:p>recursion is required. </text:p>
            <text:p/>
            <text:p/>
          </table:table-cell>
          <table:table-cell table:style-name="ce3" office:value-type="string" calcext:value-type="string">
            <text:p>check|on-demand|no</text:p>
          </table:table-cell>
          <table:table-cell table:style-name="ce3" office:value-type="string" calcext:value-type="string">
            <text:p>no-recurse-submodules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19];&quot;.&quot;;[.F719];&quot;.&quot;;[.G719])" office:value-type="string" office:string-value="push.OPTIONS.repo" calcext:value-type="string">
            <text:p>push.OPTIONS.repo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po</text:p>
          </table:table-cell>
          <table:table-cell table:style-name="ce3" office:value-type="string" calcext:value-type="string">
            <text:p>This option is equivalent to the &lt;repository&gt; argument. If both are </text:p>
            <text:p>specified, the command-line argument takes precedence. </text:p>
            <text:p/>
            <text:p/>
          </table:table-cell>
          <table:table-cell table:style-name="ce3" office:value-type="string" calcext:value-type="string">
            <text:p>&lt;repository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720];&quot;.&quot;;[.F720];&quot;.&quot;;[.G720])" office:value-type="string" office:string-value="push.OPTIONS.set-upstream" calcext:value-type="string">
            <text:p>push.OPTIONS.set-upstream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et-upstream</text:p>
          </table:table-cell>
          <table:table-cell table:style-name="ce3" office:value-type="string" calcext:value-type="string">
            <text:p>For every branch that is up to date or succesfully pushed, add </text:p>
            <text:p>upstream (tracking) reference, used by argument-les git-pull(1) </text:p>
            <text:p>and other commands. For more information, see  branch.&lt;name&gt;.merge </text:p>
            <text:p>in git-config(1). </text:p>
            <text:p/>
            <text:p/>
          </table:table-cell>
          <table:table-cell table:style-name="ce1"/>
          <table:table-cell table:style-name="ce3" office:value-type="string" calcext:value-type="string">
            <text:p>u</text:p>
          </table:table-cell>
          <table:table-cell table:number-columns-repeated="1014"/>
        </table:table-row>
        <table:table-row table:style-name="ro66">
          <table:table-cell table:number-columns-repeated="3"/>
          <table:table-cell table:formula="of:=CONCATENATE([.E721];&quot;.&quot;;[.F721];&quot;.&quot;;[.G721])" office:value-type="string" office:string-value="push.OPTIONS.sign" calcext:value-type="string">
            <text:p>push.OPTIONS.sign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ign</text:p>
          </table:table-cell>
          <table:table-cell table:style-name="ce3" office:value-type="string" calcext:value-type="string">
            <text:p>GPG-sign the push request to update refs on the receiving side, to </text:p>
            <text:p>allow it to be checked by the hoks and/or be loged. If false or </text:p>
            <text:p/>
          </table:table-cell>
          <table:table-cell table:style-name="ce3" office:value-type="string" calcext:value-type="string">
            <text:p>(true|false|if-asked)</text:p>
          </table:table-cell>
          <table:table-cell table:style-name="ce3" office:value-type="string" calcext:value-type="string">
            <text:p>[no-]signed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22];&quot;.&quot;;[.F722];&quot;.&quot;;[.G722])" office:value-type="string" office:string-value="push.OPTIONS.tags" calcext:value-type="string">
            <text:p>push.OPTIONS.tags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ags</text:p>
          </table:table-cell>
          <table:table-cell table:style-name="ce3" office:value-type="string" calcext:value-type="string">
            <text:p>All refs under refs/tags are pushed, in addition to refspecs </text:p>
            <text:p>explicitly listed on the command lin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723];&quot;.&quot;;[.F723];&quot;.&quot;;[.G723])" office:value-type="string" office:string-value="push.OPTIONS.thecommandrefusestoupdatea" calcext:value-type="string">
            <text:p>push.OPTIONS.thecommandrefusestoupdatea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hecommandrefusestoupdatea</text:p>
          </table:table-cell>
          <table:table-cell table:style-name="ce3" office:value-type="string" calcext:value-type="string">
            <text:p>remote ref whose current  value does not match what is expected. </text:p>
            <text:p/>
            <text:p>This flag disables these checks, and can cause the remote </text:p>
            <text:p>repository to lose commits; use it with care. </text:p>
            <text:p/>
            <text:p>Note that --force applies to all the refs that are pushed, hence </text:p>
            <text:p>using it with push.default see t to matching or with multiple push </text:p>
            <text:p>destinations configured with remote.*.push may overwrite refs other </text:p>
            <text:p>than the current  branch (including local refs that are strictly </text:p>
            <text:p>behind their remote counterpart). To force a push to only one </text:p>
            <text:p>branch, use a + in front of the refspec to push (e.g git push </text:p>
            <text:p>origin +master to force a push to the master branch). see  the </text:p>
            <text:p>&lt;refspec&gt;...  see ction above for details. </text:p>
            <text:p/>
            <text:p/>
          </table:table-cell>
          <table:table-cell table:style-name="ce1"/>
          <table:table-cell table:style-name="ce3" office:value-type="string" calcext:value-type="string">
            <text:p>forcce--withh--lleaase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724];&quot;.&quot;;[.F724];&quot;.&quot;;[.G724])" office:value-type="string" office:string-value="push.OPTIONS.thehokisbypasedcompletely." calcext:value-type="string">
            <text:p>push.OPTIONS.thehokisbypasedcompletely.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hehokisbypasedcompletely.</text:p>
          </table:table-cell>
          <table:table-cell table:style-name="ce1" table:number-columns-repeated="2"/>
          <table:table-cell table:style-name="ce3" office:value-type="string" calcext:value-type="string">
            <text:p>no-verify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725];&quot;.&quot;;[.F725];&quot;.&quot;;[.G725])" office:value-type="string" office:string-value="push.OPTIONS.thin." calcext:value-type="string">
            <text:p>push.OPTIONS.thin.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hin.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726];&quot;.&quot;;[.F726];&quot;.&quot;;[.G726])" office:value-type="string" office:string-value="push.OPTIONS.verbose" calcext:value-type="string">
            <text:p>push.OPTIONS.verbose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Run verbosely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727];&quot;.&quot;;[.F727];&quot;.&quot;;[.G727])" office:value-type="string" office:string-value="push.OPTIONS.withoutspecifyingthedetails" calcext:value-type="string">
            <text:p>push.OPTIONS.withoutspecifyingthedetails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ithoutspecifyingthedetails</text:p>
          </table:table-cell>
          <table:table-cell table:style-name="ce3" office:value-type="string" calcext:value-type="string">
            <text:p>protect all remote refs that are going to be updated by requiring </text:p>
            <text:p>their current  value to be the same as the remote-tracking branch we </text:p>
            <text:p>have for them. </text:p>
            <text:p/>
            <text:p/>
          </table:table-cell>
          <table:table-cell table:style-name="ce1"/>
          <table:table-cell table:style-name="ce3" office:value-type="string" calcext:value-type="string">
            <text:p>forcce--withh--lleaase</text:p>
          </table:table-cell>
          <table:table-cell table:number-columns-repeated="1014"/>
        </table:table-row>
        <table:table-row table:style-name="ro25">
          <table:table-cell table:number-columns-repeated="3"/>
          <table:table-cell table:formula="of:=CONCATENATE([.E728];&quot;.&quot;;[.F728];&quot;.&quot;;[.G728])" office:value-type="string" office:string-value="push.OPTIONS.withoutspecifyingthexpected" calcext:value-type="string">
            <text:p>push.OPTIONS.withoutspecifyingthexpected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ithoutspecifyingthexpected</text:p>
          </table:table-cell>
          <table:table-cell table:style-name="ce3" office:value-type="string" calcext:value-type="string">
            <text:p>value, will protect the named ref (alone), if it is going to be </text:p>
            <text:p>updated, by requiring its current  value to be the same as the </text:p>
            <text:p>remote-tracking branch we have for it. </text:p>
            <text:p/>
            <text:p/>
          </table:table-cell>
          <table:table-cell table:style-name="ce1"/>
          <table:table-cell table:style-name="ce3" office:value-type="string" calcext:value-type="string">
            <text:p>forcce--withh--lleaase==&lt;&lt;refnnaamme&gt;&gt;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29];&quot;.&quot;;[.F729];&quot;.&quot;;[.G729])" office:value-type="string" office:string-value="push.OPTIONS.X---A" calcext:value-type="string">
            <text:p>push.OPTIONS.X---A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X---A</text:p>
          </table:table-cell>
          <table:table-cell table:style-name="ce3" office:value-type="string" calcext:value-type="string">
            <text:p>Again, updating A with this commit will fast-forward and your push will </text:p>
            <text:p>be accepted. </text:p>
            <text:p/>
            <text:p>There is another common situation where you may encounter </text:p>
            <text:p>non-fast-forward rejection when you try to push, and it is posible </text:p>
            <text:p>even when you are pushing into a repository nobody else pushes into. </text:p>
            <text:p>After you push commit A yourself (in the first picture in this </text:p>
            <text:p>section), replace it with git commit -amend to produce commit B, and </text:p>
            <text:p>you try to push it out, because forgot that you have pushed A out </text:p>
            <text:p>already. In such a case, and only if you are certain that nobody in the </text:p>
            <text:p>meantime fetched your earlier commit A (and started building on top of </text:p>
            <text:p>it), you can run git push -force to overwrite it. In other words, </text:p>
            <text:p>git push -force is a method reserved for a case where you do mean to </text:p>
            <text:p>lose histor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730];&quot;.&quot;;[.F730];&quot;.&quot;;[.G730])" office:value-type="string" office:string-value="push.SEE ALSO.entry" calcext:value-type="string">
            <text:p>push.SEE ALSO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731];&quot;.&quot;;[.F731];&quot;.&quot;;[.G731])" office:value-type="string" office:string-value="push.SYNOPSIS.entry" calcext:value-type="string">
            <text:p>push.SYNOPSIS.entry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push [--all | -miror | -tags] [--follow-tags] [--atomic] [-n | -dry-run] [--receive-pack=&lt;git-receive-pack&gt;] </text:p>
            <text:p>[--repo=&lt;repository&gt;] [-f | -force] [-d | -delete] [--prune] [-v | -verbose] </text:p>
            <text:p>[-u | -set-upstream] [--push-option=&lt;string&gt;] </text:p>
            <text:p>[--[no-]signed|--sign=(true|false|if-asked)] </text:p>
            <text:p>[--force-with-lease[=&lt;refname&gt;[:&lt;expect&gt;]]] </text:p>
            <text:p>[--no-verify] [&lt;repository&gt; [&lt;refspec&gt;...]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32];&quot;.&quot;;[.F732];&quot;.&quot;;[.G732])" office:value-type="string" office:string-value="rebase.DATE_FORMATS.entry" calcext:value-type="string">
            <text:p>rebase.DATE_FORMATS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50">
          <table:table-cell table:number-columns-repeated="3"/>
          <table:table-cell table:formula="of:=CONCATENATE([.E733];&quot;.&quot;;[.F733];&quot;.&quot;;[.G733])" office:value-type="string" office:string-value="rebase.DESCRIPTION.entry" calcext:value-type="string">
            <text:p>rebase.DESCRIPTION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If &lt;branch&gt; is specified, git rebase will perform an automatic git </text:p>
            <text:p>checkout &lt;branch&gt; before doing anything else. Otherwise it remains on </text:p>
            <text:p>the current  branch. </text:p>
            <text:p/>
            <text:p>If &lt;upstream&gt; is not specified, the upstream configured in </text:p>
            <text:p>branch.&lt;name&gt;.remote and branch.&lt;name&gt;.merge options will be used (se </text:p>
            <text:p>git-config(1) for details) and the --fork-point option is asumed. If </text:p>
            <text:p>you are currently not on any branch or if the current  branch does not </text:p>
            <text:p>have a configured upstream, the rebase will abort. </text:p>
            <text:p/>
            <text:p>All changes made by commits in the current  branch but that are not in </text:p>
            <text:p>&lt;upstream&gt; are saved to a temporary area. This is the same see t of </text:p>
            <text:p>commits that would be shown by git log &lt;upstream&gt;..HEAD; or by git log </text:p>
            <text:p>'fork_point'..HEAD, if --fork-point is active (se the description on </text:p>
            <text:p>specified. </text:p>
            <text:p/>
            <text:p>The current  branch is reset to &lt;upstream&gt;, or &lt;newbase&gt; if the -onto </text:p>
            <text:p>option was supplied. This has the exact same effect as git reset --hard </text:p>
            <text:p>&lt;upstream&gt; (or &lt;newbase&gt;). ORIG_HEAD is see t to point at the tip of the </text:p>
            <text:p>branch before the reset. </text:p>
            <text:p/>
            <text:p>The commits that were previously saved into the temporary area are then </text:p>
            <text:p>reapplied to the current  branch, one by one, in order. Note that any </text:p>
            <text:p>commits in HEAD which introduce the same textual changes as a commit in </text:p>
            <text:p>HEAD..&lt;upstream&gt; are omited (i.e., a patch already accepted upstream </text:p>
            <text:p>with a different commit message or timestamp will be skipped). </text:p>
            <text:p/>
            <text:p>It is posible that a merge failure will prevent this process from </text:p>
            <text:p>being completely automatic. You will have to resolve any such merge </text:p>
            <text:p>failure and run git rebase --continue. Another option is to bypas the </text:p>
            <text:p>commit that caused the merge failure with git rebase --skip. To check </text:p>
            <text:p>out the original &lt;branch&gt; and remove the .git/rebase-apply working </text:p>
            <text:p>files, use the command git rebase --abort instead. </text:p>
            <text:p/>
            <text:p>Asume the following history exists and the current  branch is topic: </text:p>
            <text:p/>
            <text:p>A---B---C topic </text:p>
            <text:p>/ </text:p>
            <text:p>D---E---F---G master </text:p>
            <text:p/>
            <text:p/>
            <text:p>From this point, the result of either of the following commands: </text:p>
            <text:p/>
            <text:p>git rebase master </text:p>
            <text:p>git rebase master topic </text:p>
            <text:p/>
            <text:p>would be: </text:p>
            <text:p/>
            <text:p>A'--B'--C' topic </text:p>
            <text:p>/ </text:p>
            <text:p>D---E---F---G master </text:p>
            <text:p/>
            <text:p/>
            <text:p>NOTE: The later form is just a short-hand of git checkout topic </text:p>
            <text:p>followed by git rebase master. When rebase exits topic will remain the </text:p>
            <text:p>checked-out branch. </text:p>
            <text:p/>
            <text:p>If the upstream branch already contains a change you have made (e.g., </text:p>
            <text:p>because you mailed a patch which was applied upstream), then that </text:p>
            <text:p>commit will be skipped. For example, running git rebase master on the </text:p>
            <text:p>following history (in which A' and A introduce the same see t of changes, </text:p>
            <text:p>but have different commiter information): </text:p>
            <text:p/>
            <text:p>A---B---C topic </text:p>
            <text:p>/ </text:p>
            <text:p>D---E---A'---F master </text:p>
            <text:p/>
            <text:p/>
            <text:p>will result in: </text:p>
            <text:p/>
            <text:p>B'---C' topic </text:p>
            <text:p>/ </text:p>
            <text:p>D---E---A'---F master </text:p>
            <text:p/>
            <text:p/>
            <text:p>Here is how you would transplant a topic branch based on one branch to </text:p>
            <text:p>another, to pretend that you forked the topic branch from the later </text:p>
            <text:p>branch, using rebase --onto. </text:p>
            <text:p/>
            <text:p>First let's asume your topic is based on branch next. For example, a </text:p>
            <text:p>feature developed in topic depends on some functionality which is found </text:p>
            <text:p>in next. </text:p>
            <text:p/>
            <text:p>o---o---o---o---o  master </text:p>
            <text:p>\ </text:p>
            <text:p>o---o---o---o---o  next </text:p>
            <text:p>\ </text:p>
            <text:p>o---o---o  topic </text:p>
            <text:p/>
            <text:p/>
            <text:p>We want to make topic forked from branch master; for example, because </text:p>
            <text:p>the functionality on which topic depends was merged into the more </text:p>
            <text:p>stable master branch. We want our tree to lok like this: </text:p>
            <text:p/>
            <text:p>o---o---o---o---o  master </text:p>
            <text:p>|            \ </text:p>
            <text:p>|             o'--o'--o'  topic </text:p>
            <text:p>\ </text:p>
            <text:p>o---o---o---o---o  next </text:p>
            <text:p/>
            <text:p/>
            <text:p>We can get this using the following command: </text:p>
            <text:p/>
            <text:p>git rebase -onto master next topic </text:p>
            <text:p/>
            <text:p>Another example of -onto option is to rebase part of a branch. If we </text:p>
            <text:p>have the following situation: </text:p>
            <text:p/>
            <text:p>H---I---J topicB </text:p>
            <text:p>/ </text:p>
            <text:p>E---F---G  topicA </text:p>
            <text:p>/ </text:p>
            <text:p>A---B---C---D  master </text:p>
            <text:p/>
            <text:p/>
            <text:p>then the command </text:p>
            <text:p/>
            <text:p>git rebase -onto master topicA topicB </text:p>
            <text:p/>
            <text:p>would result in: </text:p>
            <text:p/>
            <text:p>H'--I'--J'  topicB </text:p>
            <text:p>/ </text:p>
            <text:p>| E---F---G  topicA </text:p>
            <text:p>|/ </text:p>
            <text:p>A---B---C---D  master </text:p>
            <text:p/>
            <text:p/>
            <text:p>This is useful when topicB does not depend on topicA. </text:p>
            <text:p/>
            <text:p>A range of commits could also be removed with rebase. If we have the </text:p>
            <text:p>following situation: </text:p>
            <text:p/>
            <text:p>E---F---G---H---I---J  topicA </text:p>
            <text:p/>
            <text:p/>
            <text:p>then the command </text:p>
            <text:p/>
            <text:p>git rebase -onto topicA~5 topicA~3 topicA </text:p>
            <text:p/>
            <text:p>would result in the removal of commits F and G: </text:p>
            <text:p/>
            <text:p>E---H'---I'---J'  topicA </text:p>
            <text:p/>
            <text:p/>
            <text:p>This is useful if F and G were flawed in some way, or should not be </text:p>
            <text:p>part of topicA. Note that the argument to -onto and the &lt;upstream&gt; </text:p>
            <text:p>parameter can be any valid commit-ish. </text:p>
            <text:p/>
            <text:p>In case of conflict, git rebase will stop at the first problematic </text:p>
            <text:p>commit and leave conflict markers in the tree. You can use git diff to </text:p>
            <text:p>locate the markers (&lt;&lt;&lt;&lt;&lt;&lt;) and make edits to resolve the conflict. For </text:p>
            <text:p>each file you edit, you need to tell Git that the conflict has ben </text:p>
            <text:p>resolved, typically this would be done with </text:p>
            <text:p/>
            <text:p>git add &lt;filename&gt; </text:p>
            <text:p/>
            <text:p>After resolving the conflict manually and updating the index with the </text:p>
            <text:p>desired resolution, you can continue the rebasing process with </text:p>
            <text:p/>
            <text:p>git rebase -continue </text:p>
            <text:p/>
            <text:p>Alternatively, you can undo the git rebase with </text:p>
            <text:p/>
            <text:p>git rebase -abort </text:p>
            <text:p/>
            <text:p>rebase.stat </text:p>
            <text:p>Whether to show a diffstat of what changed upstream since the last </text:p>
            <text:p>rebase. False by default. </text:p>
            <text:p/>
            <text:p>rebase.autoSquash </text:p>
            <text:p>If see t to true enable --autosquash option by default. </text:p>
            <text:p/>
            <text:p>rebase.autoStash </text:p>
            <text:p>If see t to true enable --autostash option by default. </text:p>
            <text:p/>
            <text:p>rebase.missingCommitsCheck </text:p>
            <text:p>If see t to warn, print warnings about removed commits in </text:p>
            <text:p>interactive mode. If see t to eror, print the warnings and stop </text:p>
            <text:p>the rebase. If see t to ignore, no checking is done. ignore by </text:p>
            <text:p>default. </text:p>
            <text:p/>
            <text:p>rebase.instructionFormat </text:p>
            <text:p>Custom commit list format to use during an --interactive rebas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34];&quot;.&quot;;[.F734];&quot;.&quot;;[.G734])" office:value-type="string" office:string-value="rebase.DISCUSSION.entry" calcext:value-type="string">
            <text:p>rebase.DISCUSSION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735];&quot;.&quot;;[.F735];&quot;.&quot;;[.G735])" office:value-type="string" office:string-value="rebase.ENVIRONMENT AND CONFIGURATION VARIABLES.entry" calcext:value-type="string">
            <text:p>rebase.ENVIRONMENT AND CONFIGURATION VARIABLES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736];&quot;.&quot;;[.F736];&quot;.&quot;;[.G736])" office:value-type="string" office:string-value="rebase.EXAMPLES.entry" calcext:value-type="string">
            <text:p>rebase.EXAMPLES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67">
          <table:table-cell table:number-columns-repeated="3"/>
          <table:table-cell table:formula="of:=CONCATENATE([.E737];&quot;.&quot;;[.F737];&quot;.&quot;;[.G737])" office:value-type="string" office:string-value="rebase.FILES.entry" calcext:value-type="string">
            <text:p>rebase.FILES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6">
          <table:table-cell table:number-columns-repeated="3"/>
          <table:table-cell table:formula="of:=CONCATENATE([.E738];&quot;.&quot;;[.F738];&quot;.&quot;;[.G738])" office:value-type="string" office:string-value="rebase.HOOKS.entry" calcext:value-type="string">
            <text:p>rebase.HOOKS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739];&quot;.&quot;;[.F739];&quot;.&quot;;[.G739])" office:value-type="string" office:string-value="rebase.NAME.entry" calcext:value-type="string">
            <text:p>rebase.NAME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rebase - Reapply commits on top of another base tip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740];&quot;.&quot;;[.F740];&quot;.&quot;;[.G740])" office:value-type="string" office:string-value="rebase.OPTIONS.abort" calcext:value-type="string">
            <text:p>rebase.OPTIONS.abort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ort</text:p>
          </table:table-cell>
          <table:table-cell table:style-name="ce3" office:value-type="string" calcext:value-type="string">
            <text:p>Abort the rebase operation and reset HEAD to the original branch. </text:p>
            <text:p>If &lt;branch&gt; was provided when the rebase operation was started, </text:p>
            <text:p>then HEAD will be reset to &lt;branch&gt;. Otherwise HEAD will be reset </text:p>
            <text:p>to where it was when the rebase operation was start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41];&quot;.&quot;;[.F741];&quot;.&quot;;[.G741])" office:value-type="string" office:string-value="rebase.OPTIONS.C&lt;n&gt;" calcext:value-type="string">
            <text:p>rebase.OPTIONS.C&lt;n&gt;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&lt;n&gt;</text:p>
          </table:table-cell>
          <table:table-cell table:style-name="ce3" office:value-type="string" calcext:value-type="string">
            <text:p>Ensure at least &lt;n&gt; lines of surounding context match before and </text:p>
            <text:p>after each change. When fewer lines of surounding context exist </text:p>
            <text:p>they all must match. By default no context is ever ignor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742];&quot;.&quot;;[.F742];&quot;.&quot;;[.G742])" office:value-type="string" office:string-value="rebase.OPTIONS.continue" calcext:value-type="string">
            <text:p>rebase.OPTIONS.continue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Restart the rebasing process after having resolved a merge </text:p>
            <text:p>conflic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743];&quot;.&quot;;[.F743];&quot;.&quot;;[.G743])" office:value-type="string" office:string-value="rebase.OPTIONS.edit" calcext:value-type="string">
            <text:p>rebase.OPTIONS.edit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dit</text:p>
          </table:table-cell>
          <table:table-cell table:style-name="ce3" office:value-type="string" calcext:value-type="string">
            <text:p>upstream used one of commit --amend, reset, or filter-branch. </text:p>
            <text:p/>
            <text:p>The easy case </text:p>
            <text:p>Only works if the changes (patch IDs based on the diff contents) on </text:p>
            <text:p>subsystem are literally the same before and after the rebase subsystem </text:p>
            <text:p>did. </text:p>
            <text:p/>
            <text:p>In that case, the fix is easy because git rebase knows to skip changes </text:p>
            <text:p>that are already present in the new upstream. So if you say (asuming </text:p>
            <text:p>you're on topic) </text:p>
            <text:p/>
            <text:p>&gt; git rebase subsystem </text:p>
            <text:p/>
            <text:p/>
            <text:p>you will end up with the fixed history </text:p>
            <text:p/>
            <text:p>o---o---o---o---o---o---o---o  master </text:p>
            <text:p>\ </text:p>
            <text:p>o'--o'--o'--o'--o'  subsystem </text:p>
            <text:p>\ </text:p>
            <text:p>*---*---*  topic </text:p>
            <text:p/>
            <text:p/>
            <text:p>The hard case </text:p>
            <text:p>Things get more complicated if the subsystem changes do not exactly </text:p>
            <text:p>corespond to the ones before the rebase. </text:p>
            <text:p/>
            <text:p>Note </text:p>
            <text:p>While an easy case recovery sometimes appears to be succesful </text:p>
            <text:p>even in the hard case, it may have unintended consequences. For </text:p>
            <text:p>example, a commit that was removed via git rebase --interactive </text:p>
            <text:p>will be resurected! </text:p>
            <text:p/>
            <text:p>The idea is to manually tell git rebase where the old subsystem ended </text:p>
            <text:p>and your topic began, that is, what the old merge-base betwen them </text:p>
            <text:p>was. You will have to find a way to name the last commit of the old </text:p>
            <text:p>subsystem, for example: </text:p>
            <text:p/>
            <text:p>+o   With the subsystem reflog: after git fetch, the old tip of </text:p>
            <text:p>subsystem is at subsystem@{1}. Subsequent fetches will increase the </text:p>
            <text:p>number. (Se git-reflog(1).) </text:p>
            <text:p/>
            <text:p>+o   Relative to the tip of topic: knowing that your topic has thre </text:p>
            <text:p>commits, the old tip of subsystem must be topic~3. </text:p>
            <text:p/>
            <text:p>You can then transplant the old subsystem..topic to the new tip by </text:p>
            <text:p>saying (for the reflog case, and asuming you are on topic already): </text:p>
            <text:p/>
            <text:p>&gt; git rebase -onto subsystem subsystem@{1} </text:p>
            <text:p/>
            <text:p/>
            <text:p>The ripple effect of a hard case recovery is especially bad: everyone </text:p>
            <text:p>downstream from topic will now have to perform a hard case recovery </text:p>
            <text:p>to! </text:p>
            <text:p/>
            <text:p>The todo list presented by --preserve-merges --interactive does not </text:p>
            <text:p>represent the topology of the revision graph. Editing commits and </text:p>
            <text:p>rewording their commit messages should work fine, but atempts to </text:p>
            <text:p>reorder commits tend to produce counterintuitive results. </text:p>
            <text:p/>
            <text:p>For example, an atempt to rearange </text:p>
            <text:p/>
            <text:p>1 -- 2 -- 3 -- 4 -- 5 </text:p>
            <text:p/>
            <text:p/>
            <text:p>to </text:p>
            <text:p/>
            <text:p>1 -- 2 -- 4 -- 3 -- 5 </text:p>
            <text:p/>
            <text:p/>
            <text:p>by moving the pick 4 line will result in the following history: </text:p>
            <text:p/>
            <text:p>3 </text:p>
            <text:p>/ </text:p>
            <text:p>1 -- 2 -- 4 -- 5 </text:p>
            <text:p/>
            <text:p/>
            <text:p>Part of the git(1) suite </text:p>
            <text:p/>
            <text:p>1. revert-a-faulty-merge How-To </text:p>
            <text:p>git-htmldocs/howto/revert-a-faulty-merge.html </text:p>
            <text:p/>
            <text:p/>
            <text:p/>
            <text:p/>
          </table:table-cell>
          <table:table-cell table:style-name="ce1"/>
          <table:table-cell table:style-name="ce3" office:value-type="string" calcext:value-type="string">
            <text:p>innteraacctive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44];&quot;.&quot;;[.F744];&quot;.&quot;;[.G744])" office:value-type="string" office:string-value="rebase.OPTIONS.edit-todo" calcext:value-type="string">
            <text:p>rebase.OPTIONS.edit-todo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dit-todo</text:p>
          </table:table-cell>
          <table:table-cell table:style-name="ce3" office:value-type="string" calcext:value-type="string">
            <text:p>Edit the todo list during an interactive rebas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45];&quot;.&quot;;[.F745];&quot;.&quot;;[.G745])" office:value-type="string" office:string-value="rebase.OPTIONS.exec&lt;cmd&gt;" calcext:value-type="string">
            <text:p>rebase.OPTIONS.exec&lt;cmd&gt;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ec&lt;cmd&gt;</text:p>
          </table:table-cell>
          <table:table-cell table:style-name="ce3" office:value-type="string" calcext:value-type="string">
            <text:p>Append exec &lt;cmd&gt; after each line creating a commit in the final </text:p>
            <text:p>history. &lt;cmd&gt; will be interpreted as one or more shell commands. </text:p>
            <text:p/>
            <text:p>You may execute see veral commands by either using one instance of </text:p>
            <text:p/>
          </table:table-cell>
          <table:table-cell table:style-name="ce1"/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14">
          <table:table-cell table:number-columns-repeated="3"/>
          <table:table-cell table:formula="of:=CONCATENATE([.E746];&quot;.&quot;;[.F746];&quot;.&quot;;[.G746])" office:value-type="string" office:string-value="rebase.OPTIONS.exxeccwithseveralcommands:" calcext:value-type="string">
            <text:p>rebase.OPTIONS.exxeccwithseveralcommands: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xeccwithseveralcommands:</text:p>
          </table:table-cell>
          <table:table-cell table:style-name="ce3" office:value-type="string" calcext:value-type="string">
            <text:p>git rebase -i -exec cmd1 &amp; cmd2 &amp; .. </text:p>
            <text:p/>
            <text:p>or by giving more than one --exec: </text:p>
            <text:p/>
            <text:p>git rebase -i -exec cmd1 -exec cmd2 -exec .. </text:p>
            <text:p/>
            <text:p>If --autosquash is used, exec lines will not be appended for the </text:p>
            <text:p>intermediate commits, and will only appear at the end of each </text:p>
            <text:p>squash/fixup see ries. </text:p>
            <text:p/>
            <text:p>This uses the --interactive machinery internally, but it can be run </text:p>
            <text:p>without an explicit --interactiv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747];&quot;.&quot;;[.F747];&quot;.&quot;;[.G747])" office:value-type="string" office:string-value="rebase.OPTIONS.fixxuupp//----sqquuashh." calcext:value-type="string">
            <text:p>rebase.OPTIONS.fixxuupp//----sqquuashh.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xxuupp//----sqquuashh.</text:p>
          </table:table-cell>
          <table:table-cell table:style-name="ce3" office:value-type="string" calcext:value-type="string">
            <text:p>This option is only valid when the --interactive option is used. </text:p>
            <text:p/>
            <text:p>If the --autosquash option is enabled by default using the </text:p>
            <text:p>configuration variable rebase.autoSquash, this option can be used </text:p>
            <text:p>to overide and disable this see ting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748];&quot;.&quot;;[.F748];&quot;.&quot;;[.G748])" office:value-type="string" office:string-value="rebase.OPTIONS.force-rebase" calcext:value-type="string">
            <text:p>rebase.OPTIONS.force-rebase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-rebase</text:p>
          </table:table-cell>
          <table:table-cell table:style-name="ce3" office:value-type="string" calcext:value-type="string">
            <text:p>Force a rebase even if the current  branch is up-to-date and the </text:p>
            <text:p>command without --force would return without doing anything. </text:p>
            <text:p/>
            <text:p>You may find this (or -no-f with an interactive rebase) helpful </text:p>
            <text:p>after reverting a topic branch merge, as this option recreates the </text:p>
            <text:p>topic branch with fresh commits so it can be remerged succesfully </text:p>
            <text:p>without neding to revert the reversion (se the </text:p>
            <text:p>revert-a-faulty-merge How-To[1] for details).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749];&quot;.&quot;;[.F749];&quot;.&quot;;[.G749])" office:value-type="string" office:string-value="rebase.OPTIONS.fork--ppoinnt." calcext:value-type="string">
            <text:p>rebase.OPTIONS.fork--ppoinnt.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k--ppoinnt.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750];&quot;.&quot;;[.F750];&quot;.&quot;;[.G750])" office:value-type="string" office:string-value="rebase.OPTIONS.gpg-sign[" calcext:value-type="string">
            <text:p>rebase.OPTIONS.gpg-sign[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pg-sign[</text:p>
          </table:table-cell>
          <table:table-cell table:style-name="ce3" office:value-type="string" calcext:value-type="string">
            <text:p>GPG-sign commits. The keyid argument is optional and defaults to </text:p>
            <text:p>the commiter identity; if specified, it must be stuck to the </text:p>
            <text:p>option without a space. </text:p>
            <text:p/>
            <text:p/>
          </table:table-cell>
          <table:table-cell table:style-name="ce3" office:value-type="string" calcext:value-type="string">
            <text:p>&lt;keyid&gt;]</text:p>
          </table:table-cell>
          <table:table-cell table:style-name="ce3" office:value-type="string" calcext:value-type="string">
            <text:p>S[&lt;keyid&gt;]</text:p>
          </table:table-cell>
          <table:table-cell table:number-columns-repeated="1014"/>
        </table:table-row>
        <table:table-row table:style-name="ro62">
          <table:table-cell table:number-columns-repeated="3"/>
          <table:table-cell table:formula="of:=CONCATENATE([.E751];&quot;.&quot;;[.F751];&quot;.&quot;;[.G751])" office:value-type="string" office:string-value="rebase.OPTIONS.ignore-date" calcext:value-type="string">
            <text:p>rebase.OPTIONS.ignore-date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date</text:p>
          </table:table-cell>
          <table:table-cell table:style-name="ce3" office:value-type="string" calcext:value-type="string">
            <text:p>These flags are pased to git am to easily change the dates of the </text:p>
            <text:p>rebased commits (se git-am(1). Incompatible with the </text:p>
            <text:p/>
          </table:table-cell>
          <table:table-cell table:style-name="ce1"/>
          <table:table-cell table:style-name="ce3" office:value-type="string" calcext:value-type="string">
            <text:p>commiter-date-is-author-date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752];&quot;.&quot;;[.F752];&quot;.&quot;;[.G752])" office:value-type="string" office:string-value="rebase.OPTIONS.interactive" calcext:value-type="string">
            <text:p>rebase.OPTIONS.interactive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eractive</text:p>
          </table:table-cell>
          <table:table-cell table:style-name="ce3" office:value-type="string" calcext:value-type="string">
            <text:p>Make a list of the commits which are about to be rebased. Let the </text:p>
            <text:p>user edit that list before rebasing. This mode can also be used to </text:p>
            <text:p>split commits (se SPLItING COMMITS below). </text:p>
            <text:p/>
            <text:p>The commit list format can be changed by see ting the configuration </text:p>
            <text:p>option rebase.instructionFormat. A customized instruction format </text:p>
            <text:p>will automatically have the long commit hash prepended to the </text:p>
            <text:p>format. </text:p>
            <text:p/>
            <text:p/>
          </table:table-cell>
          <table:table-cell table:style-name="ce1"/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753];&quot;.&quot;;[.F753];&quot;.&quot;;[.G753])" office:value-type="string" office:string-value="rebase.OPTIONS.interactiveoption." calcext:value-type="string">
            <text:p>rebase.OPTIONS.interactiveoption.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eractiveoption.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754];&quot;.&quot;;[.F754];&quot;.&quot;;[.G754])" office:value-type="string" office:string-value="rebase.OPTIONS.kep-empty" calcext:value-type="string">
            <text:p>rebase.OPTIONS.kep-empt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kep-empty</text:p>
          </table:table-cell>
          <table:table-cell table:style-name="ce3" office:value-type="string" calcext:value-type="string">
            <text:p>Kep the commits that do not change anything from its parents in </text:p>
            <text:p>the resul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55];&quot;.&quot;;[.F755];&quot;.&quot;;[.G755])" office:value-type="string" office:string-value="rebase.OPTIONS.merge" calcext:value-type="string">
            <text:p>rebase.OPTIONS.merge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Use merging strategies to rebase. When the recursive (default) </text:p>
            <text:p>merge strategy is used, this allows rebase to be aware of renames </text:p>
            <text:p>on the upstream side. </text:p>
            <text:p/>
            <text:p>Note that a rebase merge works by replaying each commit from the </text:p>
            <text:p>working branch on top of the &lt;upstream&gt; branch. Because of this, </text:p>
            <text:p>when a merge conflict happens, the side reported as ours is the </text:p>
            <text:p>so-far rebased see ries, starting with &lt;upstream&gt;, and theirs is the </text:p>
            <text:p>working branch. In other words, the sides are swapped. </text:p>
            <text:p/>
            <text:p/>
          </table:table-cell>
          <table:table-cell table:style-name="ce1"/>
          <table:table-cell table:style-name="ce3" office:value-type="string" calcext:value-type="string">
            <text:p>m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56];&quot;.&quot;;[.F756];&quot;.&quot;;[.G756])" office:value-type="string" office:string-value="rebase.OPTIONS.no-autosquash" calcext:value-type="string">
            <text:p>rebase.OPTIONS.no-autosquash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autosquash</text:p>
          </table:table-cell>
          <table:table-cell table:style-name="ce3" office:value-type="string" calcext:value-type="string">
            <text:p>When the commit log message begins with squash! .. (or fixup! </text:p>
            <text:p>..), and there is a commit whose title begins with the same .., </text:p>
            <text:p>automatically modiffy the todo list of rebase -i so that the commit </text:p>
            <text:p>marked for squashing comes right after the commit to be modified, </text:p>
            <text:p>and change the action of the moved commit from pick to squash (or </text:p>
            <text:p>fixup). Ignores subsequent fixup!  or squash!  after the first, </text:p>
            <text:p>in case you refered to an earlier fixup/squash with git commit </text:p>
            <text:p/>
          </table:table-cell>
          <table:table-cell table:style-name="ce1"/>
          <table:table-cell table:style-name="ce3" office:value-type="string" calcext:value-type="string">
            <text:p>autosquash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formula="of:=CONCATENATE([.E757];&quot;.&quot;;[.F757];&quot;.&quot;;[.G757])" office:value-type="string" office:string-value="rebase.OPTIONS.no-autostash" calcext:value-type="string">
            <text:p>rebase.OPTIONS.no-autostash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autostash</text:p>
          </table:table-cell>
          <table:table-cell table:style-name="ce3" office:value-type="string" calcext:value-type="string">
            <text:p>Automatically create a temporary stash before the operation begins, </text:p>
            <text:p>and apply it after the operation ends. This means that you can run </text:p>
            <text:p>rebase on a dirty worktree. However, use with care: the final stash </text:p>
            <text:p>application after a succesful rebase might result in non-trivial </text:p>
            <text:p>conflicts. </text:p>
            <text:p/>
            <text:p/>
          </table:table-cell>
          <table:table-cell table:style-name="ce1"/>
          <table:table-cell table:style-name="ce3" office:value-type="string" calcext:value-type="string">
            <text:p>autostash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758];&quot;.&quot;;[.F758];&quot;.&quot;;[.G758])" office:value-type="string" office:string-value="rebase.OPTIONS.no-f" calcext:value-type="string">
            <text:p>rebase.OPTIONS.no-f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f</text:p>
          </table:table-cell>
          <table:table-cell table:style-name="ce3" office:value-type="string" calcext:value-type="string">
            <text:p>With -interactive, cherry-pick all rebased commits instead of </text:p>
            <text:p>fast-forwarding over the unchanged ones. This ensures that the </text:p>
            <text:p>entire history of the rebased branch is composed of new commits. </text:p>
            <text:p/>
            <text:p>Without -interactive, this is a synonym for -force-rebase. </text:p>
            <text:p/>
            <text:p>You may find this helpful after reverting a topic branch merge, as </text:p>
            <text:p>this option recreates the topic branch with fresh commits so it can </text:p>
            <text:p>be remerged succesfully without neding to revert the reversion </text:p>
            <text:p>(se the revert-a-faulty-merge How-To[1] for details). </text:p>
            <text:p/>
            <text:p>The merge mechanism (git merge and git pull commands) allows the </text:p>
            <text:p>backend merge strategies to be chosen with -s option. Some strategies </text:p>
            <text:p>can also take their own options, which can be pased by giving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59];&quot;.&quot;;[.F759];&quot;.&quot;;[.G759])" office:value-type="string" office:string-value="rebase.OPTIONS.no-fork-point" calcext:value-type="string">
            <text:p>rebase.OPTIONS.no-fork-point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fork-point</text:p>
          </table:table-cell>
          <table:table-cell table:style-name="ce3" office:value-type="string" calcext:value-type="string">
            <text:p>Use reflog to find a beter common ancestor betwen &lt;upstream&gt; and </text:p>
            <text:p>&lt;branch&gt; when calculating which commits have ben introduced by </text:p>
            <text:p>&lt;branch&gt;. </text:p>
            <text:p/>
            <text:p>When -fork-point is active, fork_point will be used instead of </text:p>
            <text:p>&lt;upstream&gt; to calculate the see t of commits to rebase, where </text:p>
            <text:p>fork_point is the result of git merge-base --fork-point &lt;upstream&gt; </text:p>
            <text:p>&lt;branch&gt; command (se git-merge-base(1). If fork_point ends up </text:p>
            <text:p>being empty, the &lt;upstream&gt; will be used as a fallback. </text:p>
            <text:p/>
            <text:p>If either &lt;upstream&gt; or -rot is given on the command line, then </text:p>
            <text:p>the default is --no-fork-point, otherwise the default is </text:p>
            <text:p/>
          </table:table-cell>
          <table:table-cell table:style-name="ce1"/>
          <table:table-cell table:style-name="ce3" office:value-type="string" calcext:value-type="string">
            <text:p>fork-point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760];&quot;.&quot;;[.F760];&quot;.&quot;;[.G760])" office:value-type="string" office:string-value="rebase.OPTIONS.no-stat" calcext:value-type="string">
            <text:p>rebase.OPTIONS.no-stat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stat</text:p>
          </table:table-cell>
          <table:table-cell table:style-name="ce3" office:value-type="string" calcext:value-type="string">
            <text:p>Do not show a diffstat as part of the rebase process. </text:p>
            <text:p/>
            <text:p/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68">
          <table:table-cell table:number-columns-repeated="3"/>
          <table:table-cell table:formula="of:=CONCATENATE([.E761];&quot;.&quot;;[.F761];&quot;.&quot;;[.G761])" office:value-type="string" office:string-value="rebase.OPTIONS.no-verify" calcext:value-type="string">
            <text:p>rebase.OPTIONS.no-verif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verify</text:p>
          </table:table-cell>
          <table:table-cell table:style-name="ce3" office:value-type="string" calcext:value-type="string">
            <text:p>This option bypases the pre-rebase hok. see  also githoks(5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62];&quot;.&quot;;[.F762];&quot;.&quot;;[.G762])" office:value-type="string" office:string-value="rebase.OPTIONS.o---O---P---Q" calcext:value-type="string">
            <text:p>rebase.OPTIONS.o---O---P---Q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---O---P---Q</text:p>
          </table:table-cell>
          <table:table-cell table:style-name="ce3" office:value-type="string" calcext:value-type="string">
            <text:p>Suppose you want to rebase the side branch starting at A to Q. Make </text:p>
            <text:p>sure that the current  HEAD is B, and call </text:p>
            <text:p/>
            <text:p>&gt; git rebase -i -p -onto Q O </text:p>
            <text:p/>
            <text:p/>
            <text:p>Reordering and editing commits usually creates untested intermediate </text:p>
            <text:p>steps. You may want to check that your history editing did not break </text:p>
            <text:p>anything by running a test, or at least recompiling at intermediate </text:p>
            <text:p>points in history by using the exec command (shortcut x). You may </text:p>
            <text:p>do so by creating a todo list like this one: </text:p>
            <text:p/>
            <text:p>pick deadbe Implement feature XX </text:p>
            <text:p>fixup f1a5c00 Fix to feature XX </text:p>
            <text:p>exec make </text:p>
            <text:p>pick c0fee The oneline of the next commit </text:p>
            <text:p>edit deadbab The oneline of the commit after </text:p>
            <text:p>exec cd subdir; make test </text:p>
            <text:p>.. </text:p>
            <text:p/>
            <text:p/>
            <text:p>The interactive rebase will stop when a command fails (i.e. exits with </text:p>
            <text:p>non-0 status) to give you an opportunity to fix the problem. You can </text:p>
            <text:p>continue with git rebase --continue. </text:p>
            <text:p/>
            <text:p>The exec command launches the command in a shell (the one specified </text:p>
            <text:p>in $SHELL, or the default shell if $SHELL is not see t), so you can use </text:p>
            <text:p>shell features (like cd, &gt;, ; ..). The command is run from the </text:p>
            <text:p>rot of the working tree. </text:p>
            <text:p/>
            <text:p>&gt; git rebase -i -exec make test </text:p>
            <text:p/>
            <text:p/>
            <text:p>This command lets you check that intermediate commits are compilable. </text:p>
            <text:p>The todo list becomes like that: </text:p>
            <text:p/>
            <text:p>pick 592aea one </text:p>
            <text:p>exec make test </text:p>
            <text:p>pick 04d0fda two </text:p>
            <text:p>exec make test </text:p>
            <text:p>pick ba46169 thre </text:p>
            <text:p>exec make test </text:p>
            <text:p>pick f4593f9 four </text:p>
            <text:p>exec make test </text:p>
            <text:p/>
            <text:p/>
            <text:p>In interactive mode, you can mark commits with the action edit. </text:p>
            <text:p>However, this does not necesarily mean that git rebase expects the </text:p>
            <text:p>result of this edit to be exactly one commit. Inded, you can undo the </text:p>
            <text:p>commit, or you can add other commits. This can be used to split a </text:p>
            <text:p>commit into two: </text:p>
            <text:p/>
            <text:p>+o   Start an interactive rebase with git rebase -i &lt;commit&gt;^, where </text:p>
            <text:p>&lt;commit&gt; is the commit you want to split. In fact, any commit range </text:p>
            <text:p>will do, as long as it contains that commit. </text:p>
            <text:p/>
            <text:p>+o   Mark the commit you want to split with the action edit. </text:p>
            <text:p/>
            <text:p>+o   When it comes to editing that commit, execute git reset HEAD^. The </text:p>
            <text:p>effect is that the HEAD is rewound by one, and the index follows </text:p>
            <text:p>suit. However, the working tree stays the same. </text:p>
            <text:p/>
            <text:p>+o   Now add the changes to the index that you want to have in the first </text:p>
            <text:p>commit. You can use git add (posibly interactively) or git gui (or </text:p>
            <text:p>both) to do that. </text:p>
            <text:p/>
            <text:p>+o   Commit the now-current index with whatever commit message is </text:p>
            <text:p>appropriate now. </text:p>
            <text:p/>
            <text:p>+o   Repeat the last two steps until your working tree is clean. </text:p>
            <text:p/>
            <text:p>+o   Continue the rebase with git rebase --continue. </text:p>
            <text:p/>
            <text:p>If you are not absolutely sure that the intermediate revisions are </text:p>
            <text:p>consistent (they compile, pas the testsuite, etc.) you should use git </text:p>
            <text:p>stash to stash away the not-yet-commited changes after each commit, </text:p>
            <text:p>test, and amend the commit if fixes are necesary. </text:p>
            <text:p/>
            <text:p>Rebasing (or any other form of rewriting) a branch that others have </text:p>
            <text:p>based work on is a bad idea: anyone downstream of it is forced to </text:p>
            <text:p>manually fix their history. This see ction explains how to do the fix </text:p>
            <text:p>from the downstream's point of view. The real fix, however, would be to </text:p>
            <text:p>avoid rebasing the upstream in the first place. </text:p>
            <text:p/>
            <text:p>To illustrate, suppose you are in a situation where someone develops a </text:p>
            <text:p>subsystem branch, and you are working on a topic that is dependent on </text:p>
            <text:p>this subsystem. You might end up with a history like the following: </text:p>
            <text:p/>
            <text:p>o---o---o---o---o---o---o---o---o  master </text:p>
            <text:p>\ </text:p>
            <text:p>o---o---o---o---o  subsystem </text:p>
            <text:p>\ </text:p>
            <text:p>*---*---*  topic </text:p>
            <text:p/>
            <text:p/>
            <text:p>If subsystem is rebased against master, the following happens: </text:p>
            <text:p/>
            <text:p>o---o---o---o---o---o---o---o  master </text:p>
            <text:p>\                       \ </text:p>
            <text:p>o---o---o---o---o       o'--o'--o'--o'--o'  subsystem </text:p>
            <text:p>\ </text:p>
            <text:p>*---*---*  topic </text:p>
            <text:p/>
            <text:p/>
            <text:p>If you now continue development as usual, and eventually merge topic to </text:p>
            <text:p>subsystem, the commits from subsystem will remain duplicated forever: </text:p>
            <text:p/>
            <text:p>o---o---o---o---o---o---o---o  master </text:p>
            <text:p>\                       \ </text:p>
            <text:p>o---o---o---o---o       o'--o'--o'--o'--o'--M  subsystem </text:p>
            <text:p>\                         / </text:p>
            <text:p>*---*---*-..........-*--*  topic </text:p>
            <text:p/>
            <text:p/>
            <text:p>Such duplicates are generally frowned upon because they cluter up </text:p>
            <text:p>history, making it harder to follow. To clean things up, you need to </text:p>
            <text:p>transplant the commits on topic to the new subsystem tip, i.e., rebase </text:p>
            <text:p>topic. This becomes a ripple effect: anyone downstream from topic is </text:p>
            <text:p>forced to rebase to, and so on! </text:p>
            <text:p/>
            <text:p>There are two kinds of fixes, discused in the following subsections: </text:p>
            <text:p/>
            <text:p>Easy case: The changes are literally the same. </text:p>
            <text:p>This happens if the subsystem rebase was a simple rebase and had no </text:p>
            <text:p>conflicts. </text:p>
            <text:p/>
            <text:p>Hard case: The changes are not the same. </text:p>
            <text:p>This happens if the subsystem rebase had conflicts, or used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63];&quot;.&quot;;[.F763];&quot;.&quot;;[.G763])" office:value-type="string" office:string-value="rebase.OPTIONS.onto&lt;newbase&gt;" calcext:value-type="string">
            <text:p>rebase.OPTIONS.onto&lt;newbase&gt;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nto&lt;newbase&gt;</text:p>
          </table:table-cell>
          <table:table-cell table:style-name="ce3" office:value-type="string" calcext:value-type="string">
            <text:p>Starting point at which to create the new commits. If the -onto </text:p>
            <text:p>option is not specified, the starting point is &lt;upstream&gt;. May be </text:p>
            <text:p>any valid commit, and not just an existing branch name. </text:p>
            <text:p/>
            <text:p>As a special case, you may use A...B as a shortcut for the merge </text:p>
            <text:p>base of A and B if there is exactly one merge base. You can leave </text:p>
            <text:p>out at most one of A and B, in which case it defaults to HEAD. </text:p>
            <text:p/>
            <text:p>&lt;upstream&gt; </text:p>
            <text:p>Upstream branch to compare against. May be any valid commit, not </text:p>
            <text:p>just an existing branch name. Defaults to the configured upstream </text:p>
            <text:p>for the current  branch. </text:p>
            <text:p/>
            <text:p>&lt;branch&gt; </text:p>
            <text:p>Working branch; defaults to HEA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4">
          <table:table-cell table:number-columns-repeated="3"/>
          <table:table-cell table:formula="of:=CONCATENATE([.E764];&quot;.&quot;;[.F764];&quot;.&quot;;[.G764])" office:value-type="string" office:string-value="rebase.OPTIONS.preserve-merges" calcext:value-type="string">
            <text:p>rebase.OPTIONS.preserve-merges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reserve-merges</text:p>
          </table:table-cell>
          <table:table-cell table:style-name="ce3" office:value-type="string" calcext:value-type="string">
            <text:p>Recreate merge commits instead of flatening the history by </text:p>
            <text:p>replaying commits a merge commit introduces. Merge conflict </text:p>
            <text:p>resolutions or manual amendments to merge commits are not </text:p>
            <text:p>preserved. </text:p>
            <text:p/>
            <text:p>This uses the --interactive machinery internally, but combining it </text:p>
            <text:p>with the --interactive option explicitly is generally not a good </text:p>
            <text:p>idea unles you know what you are doing (se BUGS below)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765];&quot;.&quot;;[.F765];&quot;.&quot;;[.G765])" office:value-type="string" office:string-value="rebase.OPTIONS.quiet" calcext:value-type="string">
            <text:p>rebase.OPTIONS.quiet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Be quiet. Implies -no-stat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24">
          <table:table-cell table:number-columns-repeated="3"/>
          <table:table-cell table:formula="of:=CONCATENATE([.E766];&quot;.&quot;;[.F766];&quot;.&quot;;[.G766])" office:value-type="string" office:string-value="rebase.OPTIONS.rot" calcext:value-type="string">
            <text:p>rebase.OPTIONS.rot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ot</text:p>
          </table:table-cell>
          <table:table-cell table:style-name="ce3" office:value-type="string" calcext:value-type="string">
            <text:p>Rebase all commits reachable from &lt;branch&gt;, instead of limiting </text:p>
            <text:p>them with an &lt;upstream&gt;. This allows you to rebase the rot </text:p>
            <text:p>commit(s) on a branch. When used with -onto, it will skip changes </text:p>
            <text:p>already contained in &lt;newbase&gt; (instead of &lt;upstream&gt;) whereas </text:p>
            <text:p>without -onto it will operate on every change. When used together </text:p>
            <text:p>with both -onto and -preserve-merges, all rot commits will be </text:p>
            <text:p>rewriten to have &lt;newbase&gt; as parent instea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767];&quot;.&quot;;[.F767];&quot;.&quot;;[.G767])" office:value-type="string" office:string-value="rebase.OPTIONS.skip" calcext:value-type="string">
            <text:p>rebase.OPTIONS.skip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string" calcext:value-type="string">
            <text:p>Restart the rebasing process by skipping the current  patch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68];&quot;.&quot;;[.F768];&quot;.&quot;;[.G768])" office:value-type="string" office:string-value="rebase.OPTIONS.stat" calcext:value-type="string">
            <text:p>rebase.OPTIONS.stat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</text:p>
          </table:table-cell>
          <table:table-cell table:style-name="ce3" office:value-type="string" calcext:value-type="string">
            <text:p>Show a diffstat of what changed upstream since the last rebase. The </text:p>
            <text:p>diffstat is also controlled by the configuration option </text:p>
            <text:p>rebase.sta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69];&quot;.&quot;;[.F769];&quot;.&quot;;[.G769])" office:value-type="string" office:string-value="rebase.OPTIONS.strategy" calcext:value-type="string">
            <text:p>rebase.OPTIONS.strateg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Use the given merge strategy. If there is no -s option git </text:p>
            <text:p>merge-recursive is used instead. This implies -merge. </text:p>
            <text:p/>
            <text:p>Because git rebase replays each commit from the working branch on </text:p>
            <text:p>top of the &lt;upstream&gt; branch using the given strategy, using the </text:p>
            <text:p>ours strategy simply discards all patches from the &lt;branch&gt;, which </text:p>
            <text:p>makes litle see nse. </text:p>
            <text:p/>
            <text:p/>
          </table:table-cell>
          <table:table-cell table:style-name="ce3" office:value-type="string" calcext:value-type="string">
            <text:p>&lt;strategy&gt;</text:p>
          </table:table-cell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24">
          <table:table-cell table:number-columns-repeated="3"/>
          <table:table-cell table:formula="of:=CONCATENATE([.E770];&quot;.&quot;;[.F770];&quot;.&quot;;[.G770])" office:value-type="string" office:string-value="rebase.OPTIONS.strategy-option" calcext:value-type="string">
            <text:p>rebase.OPTIONS.strategy-option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rategy-option</text:p>
          </table:table-cell>
          <table:table-cell table:style-name="ce3" office:value-type="string" calcext:value-type="string">
            <text:p>Pas the &lt;strategy-option&gt; through to the merge strategy. This </text:p>
            <text:p>implies --merge and, if no strategy has ben specified, -s </text:p>
            <text:p>recursive. Note the reversal of ours and theirs as noted above for </text:p>
            <text:p>the -m option. </text:p>
            <text:p/>
            <text:p/>
          </table:table-cell>
          <table:table-cell table:style-name="ce3" office:value-type="string" calcext:value-type="string">
            <text:p>&lt;strategy-option&gt;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771];&quot;.&quot;;[.F771];&quot;.&quot;;[.G771])" office:value-type="string" office:string-value="rebase.OPTIONS.verbose" calcext:value-type="string">
            <text:p>rebase.OPTIONS.verbose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Be verbose. Implies -stat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772];&quot;.&quot;;[.F772];&quot;.&quot;;[.G772])" office:value-type="string" office:string-value="rebase.OPTIONS.verify" calcext:value-type="string">
            <text:p>rebase.OPTIONS.verif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ify</text:p>
          </table:table-cell>
          <table:table-cell table:style-name="ce3" office:value-type="string" calcext:value-type="string">
            <text:p>Allows the pre-rebase hok to run, which is the default. This </text:p>
            <text:p>option can be used to overide -no-verify. see  also githoks(5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773];&quot;.&quot;;[.F773];&quot;.&quot;;[.G773])" office:value-type="string" office:string-value="rebase.OPTIONS.whitespace" calcext:value-type="string">
            <text:p>rebase.OPTIONS.whitespace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hitespace</text:p>
          </table:table-cell>
          <table:table-cell table:style-name="ce3" office:value-type="string" calcext:value-type="string">
            <text:p>These flag are pased to the git apply program (se git-apply(1) </text:p>
            <text:p>that applies the patch. Incompatible with the -interactive option. </text:p>
            <text:p/>
            <text:p/>
          </table:table-cell>
          <table:table-cell table:style-name="ce3" office:value-type="string" calcext:value-type="string">
            <text:p>&lt;option&gt;</text:p>
          </table:table-cell>
          <table:table-cell table:style-name="ce3" office:value-type="string" calcext:value-type="string">
            <text:p>ignore-whitespace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774];&quot;.&quot;;[.F774];&quot;.&quot;;[.G774])" office:value-type="string" office:string-value="rebase.OPTIONS.XX&lt;&lt;opptionn&gt;&gt;argumentstogitmmergeand/orgitppuull." calcext:value-type="string">
            <text:p>rebase.OPTIONS.XX&lt;&lt;opptionn&gt;&gt;argumentstogitmmergeand/orgitppuull.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XX&lt;&lt;opptionn&gt;&gt;argumentstogitmmergeand/orgitppuull.</text:p>
          </table:table-cell>
          <table:table-cell table:style-name="ce3" office:value-type="string" calcext:value-type="string">
            <text:p>resolve </text:p>
            <text:p>This can only resolve two heads (i.e. the current  branch and </text:p>
            <text:p>another branch you pulled from) using a 3-way merge algorithm. It </text:p>
            <text:p>tries to carefully detect cris-cros merge ambiguities and is </text:p>
            <text:p>considered generally safe and fast. </text:p>
            <text:p/>
            <text:p>recursive </text:p>
            <text:p>This can only resolve two heads using a 3-way merge algorithm. When </text:p>
            <text:p>there is more than one common ancestor that can be used for 3-way </text:p>
            <text:p>merge, it creates a merged tree of the common ancestors and uses </text:p>
            <text:p>that as the reference tree for the 3-way merge. This has ben </text:p>
            <text:p>reported to result in fewer merge conflicts without causing </text:p>
            <text:p>mismerges by tests done on actual merge commits taken from Linux </text:p>
            <text:p>2.6 kernel development history. Additionally this can detect and </text:p>
            <text:p>handle merges involving renames. This is the default merge strategy </text:p>
            <text:p>when pulling or merging one branch. </text:p>
            <text:p/>
            <text:p>The recursive strategy can take the following options: </text:p>
            <text:p/>
            <text:p>ours </text:p>
            <text:p>This option forces conflicting hunks to be auto-resolved </text:p>
            <text:p>cleanly by favoring our version. Changes from the other tree </text:p>
            <text:p>that do not conflict with our side are reflected to the merge </text:p>
            <text:p>result. For a binary file, the entire contents are taken from </text:p>
            <text:p>our side. </text:p>
            <text:p/>
            <text:p>This should not be confused with the ours merge strategy, which </text:p>
            <text:p>does not even lok at what the other tree contains at all. It </text:p>
            <text:p>discards everything the other tree did, declaring our history </text:p>
            <text:p>contains all that happened in it. </text:p>
            <text:p/>
            <text:p>theirs </text:p>
            <text:p>This is the opposite of ours. </text:p>
            <text:p/>
            <text:p>patience </text:p>
            <text:p>With this option, merge-recursive spends a litle extra time to </text:p>
            <text:p>avoid mismerges that sometimes occur due to unimportant </text:p>
            <text:p>matching lines (e.g., braces from distinct functions). Use this </text:p>
            <text:p>when the branches to be merged have diverged wildly. see  also </text:p>
            <text:p>git-diff(1)--patience. </text:p>
            <text:p/>
            <text:p>diff-algorithm=[patience|minimal|histogram|myers] </text:p>
            <text:p>Tells merge-recursive to use a different diff algorithm, which </text:p>
            <text:p>can help avoid mismerges that occur due to unimportant matching </text:p>
            <text:p>lines (such as braces from distinct functions). see  also git- </text:p>
            <text:p>diff(1)--diff-algorithm. </text:p>
            <text:p/>
            <text:p>ignore-space-change, ignore-all-space, ignore-space-at-eol </text:p>
            <text:p>treeats lines with the indicated type of whitespace change as </text:p>
            <text:p>unchanged for the sake of a thre-way merge. Whitespace changes </text:p>
            <text:p>mixed with other changes to a line are not ignored. see  also </text:p>
            <text:p>git-diff(1)-b, -w, and --ignore-space-at-eol. </text:p>
            <text:p/>
            <text:p>+o   If their version only introduces whitespace changes to a </text:p>
            <text:p>line, our version is used; </text:p>
            <text:p/>
            <text:p>+o   If our version introduces whitespace changes but their </text:p>
            <text:p>version includes a substantial change, their version is </text:p>
            <text:p>used; </text:p>
            <text:p/>
            <text:p>+o   Otherwise, the merge proceds in the usual way. </text:p>
            <text:p/>
            <text:p>renormalize </text:p>
            <text:p>This runs a virtual check-out and check-in of all thre stages </text:p>
            <text:p>of a file when resolving a thre-way merge. This option is </text:p>
            <text:p>meant to be used when merging branches with different clean </text:p>
            <text:p>filters or end-of-line normalization rules. see  Merging </text:p>
            <text:p>branches with differing checkin/checkout atributes in </text:p>
            <text:p>gitatributes(5) for details. </text:p>
            <text:p/>
            <text:p>no-renormalize </text:p>
            <text:p>Disables the renormalize option. This overides the </text:p>
            <text:p>merge.renormalize configuration variable. </text:p>
            <text:p/>
            <text:p>no-renames </text:p>
            <text:p>Turn of rename detection. see  also git-diff(1)--no-renames. </text:p>
            <text:p/>
            <text:p>find-renames[=&lt;n&gt;] </text:p>
            <text:p>Turn on rename detection, optionally see ting the similarity </text:p>
            <text:p>threshold. This is the default. see  also git- </text:p>
            <text:p>diff(1)--find-renames. </text:p>
            <text:p/>
            <text:p>rename-threshold=&lt;n&gt; </text:p>
            <text:p>Deprecated synonym for find-renames=&lt;n&gt;. </text:p>
            <text:p/>
            <text:p>subtree[=&lt;path&gt;] </text:p>
            <text:p>This option is a more advanced form of subtree strategy, where </text:p>
            <text:p>the strategy makes a gues on how two trees must be shifted to </text:p>
            <text:p>match with each other when merging. Instead, the specified path </text:p>
            <text:p>is prefixed (or stripped from the beginning) to make the shape </text:p>
            <text:p>of two trees to match. </text:p>
            <text:p/>
            <text:p>octopus </text:p>
            <text:p>This resolves cases with more than two heads, but refuses to do a </text:p>
            <text:p>complex merge that neds manual resolution. It is primarily meant </text:p>
            <text:p>to be used for bundling topic branch heads together. This is the </text:p>
            <text:p>default merge strategy when pulling or merging more than one </text:p>
            <text:p>branch. </text:p>
            <text:p/>
            <text:p>ours </text:p>
            <text:p>This resolves any number of heads, but the resulting tree of the </text:p>
            <text:p>merge is always that of the current  branch head, effectively </text:p>
            <text:p>ignoring all changes from all other branches. It is meant to be </text:p>
            <text:p>used to supersede old development history of side branches. Note </text:p>
            <text:p>that this is different from the -Xours option to the recursive </text:p>
            <text:p>merge strategy. </text:p>
            <text:p/>
            <text:p>subtree </text:p>
            <text:p>This is a modified recursive strategy. When merging trees A and B, </text:p>
            <text:p>if B coresponds to a subtree of A, B is first adjusted to match </text:p>
            <text:p>the tree structure of A, instead of reading the trees at the same </text:p>
            <text:p>level. This adjustment is also done to the common ancestor tree. </text:p>
            <text:p/>
            <text:p>With the strategies that use 3-way merge (including the default, </text:p>
            <text:p>recursive), if a change is made on both branches, but later reverted on </text:p>
            <text:p>one of the branches, that change will be present in the merged result; </text:p>
            <text:p>some people find this behavior confusing. It occurs because only the </text:p>
            <text:p>heads and the merge base are considered when performing a merge, not </text:p>
            <text:p>the individual commits. The merge algorithm therefore considers the </text:p>
            <text:p>reverted change as no change at all, and substitutes the changed </text:p>
            <text:p>version instead. </text:p>
            <text:p/>
            <text:p>You should understand the implications of using git rebase on a </text:p>
            <text:p>repository that you share. see  also RECOVERING FROM UPstream REBASE </text:p>
            <text:p>below. </text:p>
            <text:p/>
            <text:p>When the git-rebase command is run, it will first execute a </text:p>
            <text:p>pre-rebase hok if one exists. You can use this hok to do sanity </text:p>
            <text:p>checks and reject the rebase if it isn't appropriate. Please see  the </text:p>
            <text:p>template pre-rebase hok script for an example. </text:p>
            <text:p/>
            <text:p>Upon completion, &lt;branch&gt; will be the current  branch. </text:p>
            <text:p/>
            <text:p>Rebasing interactively means that you have a chance to edit the commits </text:p>
            <text:p>which are rebased. You can reorder the commits, and you can remove them </text:p>
            <text:p>(weding out bad or otherwise unwanted patches). </text:p>
            <text:p/>
            <text:p>The interactive mode is meant for this type of workflow: </text:p>
            <text:p/>
            <text:p>1. have a wonderful idea </text:p>
            <text:p/>
            <text:p>2. hack on the code </text:p>
            <text:p/>
            <text:p>3. prepare a see ries for submision </text:p>
            <text:p/>
            <text:p>4. submit </text:p>
            <text:p/>
            <text:p>where point 2. consists of see veral instances of </text:p>
            <text:p/>
            <text:p>a) regular use </text:p>
            <text:p/>
            <text:p>1. finish something worthy of a commit </text:p>
            <text:p/>
            <text:p>2. commit </text:p>
            <text:p/>
            <text:p>b) independent fixup </text:p>
            <text:p/>
            <text:p>1. realize that something does not work </text:p>
            <text:p/>
            <text:p>2. fix that </text:p>
            <text:p/>
            <text:p>3. commit it </text:p>
            <text:p/>
            <text:p>Sometimes the thing fixed in b.2. cannot be amended to the not-quite </text:p>
            <text:p>perfect commit it fixes, because that commit is buried deply in a </text:p>
            <text:p>patch see ries. That is exactly what interactive rebase is for: use it </text:p>
            <text:p>after plenty of as and bs, by rearanging and editing commits, and </text:p>
            <text:p>squashing multiple commits into one. </text:p>
            <text:p/>
            <text:p>Start it with the last commit you want to retain as-is: </text:p>
            <text:p/>
            <text:p>git rebase -i &lt;after-this-commit&gt; </text:p>
            <text:p/>
            <text:p>An editor will be fired up with all the commits in your current  branch </text:p>
            <text:p>(ignoring merge commits), which come after the given commit. You can </text:p>
            <text:p>reorder the commits in this list to your heart's content, and you can </text:p>
            <text:p>remove them. The list looks more or les like this: </text:p>
            <text:p/>
            <text:p>pick deadbe The oneline of this commit </text:p>
            <text:p>pick fa1afe1 The oneline of the next commit </text:p>
            <text:p>.. </text:p>
            <text:p/>
            <text:p/>
            <text:p>The oneline descriptions are purely for your pleasure; git rebase will </text:p>
            <text:p>not lok at them but at the commit names (deadbe and fa1afe1 in </text:p>
            <text:p>this example), so do not delete or edit the names. </text:p>
            <text:p/>
            <text:p>By replacing the command pick with the command edit, you can tell </text:p>
            <text:p>git rebase to stop after applying that commit, so that you can edit the </text:p>
            <text:p>files and/or the commit message, amend the commit, and continue </text:p>
            <text:p>rebasing. </text:p>
            <text:p/>
            <text:p>If you just want to edit the commit message for a commit, replace the </text:p>
            <text:p>command pick with the command reword. </text:p>
            <text:p/>
            <text:p>To drop a commit, replace the command pick with drop, or just </text:p>
            <text:p>delete the matching line. </text:p>
            <text:p/>
            <text:p>If you want to fold two or more commits into one, replace the command </text:p>
            <text:p>pick for the see cond and subsequent commits with squash or fixup. </text:p>
            <text:p>If the commits had different authors, the folded commit will be </text:p>
            <text:p>atributed to the author of the first commit. The sugested commit </text:p>
            <text:p>message for the folded commit is the concatenation of the commit </text:p>
            <text:p>messages of the first commit and of those with the squash command, </text:p>
            <text:p>but omits the commit messages of commits with the fixup command. </text:p>
            <text:p/>
            <text:p>git rebase will stop when pick has ben replaced with edit or when </text:p>
            <text:p>a command fails due to merge erors. When you are done editing and/or </text:p>
            <text:p>resolving conflicts you can continue with git rebase --continue. </text:p>
            <text:p/>
            <text:p>For example, if you want to reorder the last 5 commits, such that what </text:p>
            <text:p>was HEAD~4 becomes the new HEAD. To achieve that, you would call git </text:p>
            <text:p>rebase like this: </text:p>
            <text:p/>
            <text:p>&gt; git rebase -i HEAD~5 </text:p>
            <text:p/>
            <text:p/>
            <text:p>And move the first patch to the end of the list. </text:p>
            <text:p/>
            <text:p>You might want to preserve merges, if you have a history like this: </text:p>
            <text:p/>
            <text:p>X </text:p>
            <text:p>\ </text:p>
            <text:p>A---M---B </text:p>
            <text:p>/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775];&quot;.&quot;;[.F775];&quot;.&quot;;[.G775])" office:value-type="string" office:string-value="rebase.SEE ALSO.entry" calcext:value-type="string">
            <text:p>rebase.SEE ALSO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62">
          <table:table-cell table:number-columns-repeated="3"/>
          <table:table-cell table:formula="of:=CONCATENATE([.E776];&quot;.&quot;;[.F776];&quot;.&quot;;[.G776])" office:value-type="string" office:string-value="rebase.SYNOPSIS.entry" calcext:value-type="string">
            <text:p>rebase.SYNOPSIS.entry</text:p>
          </table:table-cell>
          <table:table-cell table:style-name="ce3" office:value-type="string" calcext:value-type="string">
            <text:p>rebase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rebase [-i | -interactive] [options] [--exec &lt;cmd&gt;] [--onto &lt;newbase&gt;] </text:p>
            <text:p>[&lt;upstream&gt; [&lt;branch&gt;]] </text:p>
            <text:p>git rebase [-i | -interactive] [options] [--exec &lt;cmd&gt;] [--onto &lt;newbase&gt;] </text:p>
            <text:p>git rebase -continue | -skip | -abort | -edit-todo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6">
          <table:table-cell table:number-columns-repeated="3"/>
          <table:table-cell table:formula="of:=CONCATENATE([.E777];&quot;.&quot;;[.F777];&quot;.&quot;;[.G777])" office:value-type="string" office:string-value="reset.DATE_FORMATS.entry" calcext:value-type="string">
            <text:p>reset.DATE_FORMATS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778];&quot;.&quot;;[.F778];&quot;.&quot;;[.G778])" office:value-type="string" office:string-value="reset.DESCRIPTION.entry" calcext:value-type="string">
            <text:p>reset.DESCRIPTION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In the first and see cond form, copy entries from &lt;tree-ish&gt; to the </text:p>
            <text:p>index. In the third form, see t the current  branch head (HEAD) to </text:p>
            <text:p>&lt;commit&gt;, optionally modiffying index and working tree to match. The </text:p>
            <text:p>&lt;tree-ish&gt;/&lt;commit&gt; defaults to HEAD in all forms. </text:p>
            <text:p/>
            <text:p>git reset [-q] [&lt;tree-ish&gt;] [--] &lt;paths&gt;... </text:p>
            <text:p>This form resets the index entries for all &lt;paths&gt; to their state </text:p>
            <text:p>at &lt;tree-ish&gt;. (It does not afect the working tree or the current  </text:p>
            <text:p>branch.) </text:p>
            <text:p/>
            <text:p>This means that git reset &lt;paths&gt; is the opposite of git add </text:p>
            <text:p>&lt;paths&gt;. </text:p>
            <text:p/>
            <text:p>After running git reset &lt;paths&gt; to update the index entry, you can </text:p>
            <text:p>use git-checkout(1) to check the contents out of the index to the </text:p>
            <text:p>working tree. Alternatively, using git-checkout(1) and specifying a </text:p>
            <text:p>commit, you can copy the contents of a path out of a commit to the </text:p>
            <text:p>index and to the working tree in one go. </text:p>
            <text:p/>
            <text:p>git reset (--patch | -p) [&lt;tree-ish&gt;] [--] [&lt;paths&gt;...] </text:p>
            <text:p>Interactively see lect hunks in the difference betwen the index and </text:p>
            <text:p>&lt;tree-ish&gt; (defaults to HEAD). The chosen hunks are applied in </text:p>
            <text:p>reverse to the index. </text:p>
            <text:p/>
            <text:p>This means that git reset -p is the opposite of git add -p, i.e. </text:p>
            <text:p>you can use it to see lectively reset hunks. see  the Interactive </text:p>
            <text:p>Mode see ction of git-add(1) to learn how to operate the --patch </text:p>
            <text:p>mode. </text:p>
            <text:p/>
            <text:p>git reset [&lt;mode&gt;] [&lt;commit&gt;] </text:p>
            <text:p>This form resets the current  branch head to &lt;commit&gt; and posibly </text:p>
            <text:p>updates the index (reseting it to the tree of &lt;commit&gt;) and the </text:p>
            <text:p>working tree depending on &lt;mode&gt;. If &lt;mode&gt; is omited, defaults to </text:p>
            <text:p/>
            <text:p>Does not touch the index file or the working tree at all (but </text:p>
            <text:p>resets the head to &lt;commit&gt;, just like all modes do). This </text:p>
            <text:p>leaves all your changed files Changes to be commited, as git </text:p>
            <text:p>status would put it. </text:p>
            <text:p/>
            <text:p>Resets the index but not the working tree (i.e., the changed </text:p>
            <text:p>files are preserved but not marked for commit) and reports what </text:p>
            <text:p>has not ben updated. This is the default action. </text:p>
            <text:p/>
            <text:p>If -N is specified, removed paths are marked as intent-to-add </text:p>
            <text:p>(se git-add(1). </text:p>
            <text:p/>
            <text:p>Resets the index and working tree. Any changes to tracked files </text:p>
            <text:p>in the working tree since &lt;commit&gt; are discarded. </text:p>
            <text:p/>
            <text:p>Resets the index and updates the files in the working tree that </text:p>
            <text:p>are different betwen &lt;commit&gt; and HEAD, but keps those which </text:p>
            <text:p>are different betwen the index and working tree (i.e. which </text:p>
            <text:p>have changes which have not ben added). If a file that is </text:p>
            <text:p>different betwen &lt;commit&gt; and the index has unstaged changes, </text:p>
            <text:p>reset is aborted. </text:p>
            <text:p/>
            <text:p>In other words, -merge does something like a git read-tree -u </text:p>
            <text:p>-m &lt;commit&gt;, but caries forward unmerged index entries. </text:p>
            <text:p/>
            <text:p>Resets index entries and updates files in the working tree that </text:p>
            <text:p>are different betwen &lt;commit&gt; and HEAD. If a file that is </text:p>
            <text:p>different betwen &lt;commit&gt; and HEAD has local changes, reset is </text:p>
            <text:p>aborted. </text:p>
            <text:p/>
            <text:p>If you want to undo a commit other than the latest on a branch, git- </text:p>
            <text:p>revert(1) is your frien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79];&quot;.&quot;;[.F779];&quot;.&quot;;[.G779])" office:value-type="string" office:string-value="reset.DISCUSSION.entry" calcext:value-type="string">
            <text:p>reset.DISCUSSION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e tables below show what happens when running: </text:p>
            <text:p/>
            <text:p>git reset -option target </text:p>
            <text:p/>
            <text:p/>
            <text:p>to reset the HEAD to another commit (taarget) with the different reset </text:p>
            <text:p>options depending on the state of the files. </text:p>
            <text:p/>
            <text:p>In these tables, A, B, C and D are some different states of a file. For </text:p>
            <text:p>example, the first line of the first table means that if a file is in </text:p>
            <text:p>state A in the working tree, in state B in the index, in state C in </text:p>
            <text:p>HEAD and in state D in the target, then git reset -soft target will </text:p>
            <text:p>leave the file in the working tree in state A and in the index in state </text:p>
            <text:p>B. It resets (i.e. moves) the HEAD (i.e. the tip of the current  branch, </text:p>
            <text:p>if you are on one) to target (which has the file in state D). </text:p>
            <text:p/>
            <text:p>working index HEAD target         working index HEAD </text:p>
            <text:p>A       B     C    D     -soft   A       B     D </text:p>
            <text:p/>
            <text:p>working index HEAD target         working index HEAD </text:p>
            <text:p>A       B     C    C     -soft   A       B     C </text:p>
            <text:p/>
            <text:p>working index HEAD target         working index HEAD </text:p>
            <text:p>B       B     C    D     -soft   B       B     D </text:p>
            <text:p/>
            <text:p>working index HEAD target         working index HEAD </text:p>
            <text:p>B       B     C    C     -soft   B       B     C </text:p>
            <text:p/>
            <text:p>working index HEAD target         working index HEAD </text:p>
            <text:p>B       C     C    D     -soft   B       C     D </text:p>
            <text:p/>
            <text:p>working index HEAD target         working index HEAD </text:p>
            <text:p>B       C     C    C     -soft   B       C     C </text:p>
            <text:p/>
            <text:p>reset -merge is meant to be used when reseting out of a conflicted </text:p>
            <text:p>merge. Any mergy operation guarantes that the working tree file that </text:p>
            <text:p>is involved in the merge does not have local change wrt the index </text:p>
            <text:p>before it starts, and that it writes the result out to the working </text:p>
            <text:p>tree. So if we see  some difference betwen the index and the target and </text:p>
            <text:p>also betwen the index and the working tree, then it means that we are </text:p>
            <text:p>not reseting out from a state that a mergy operation left after </text:p>
            <text:p>failing with a conflict. That is why we disallow -merge option in this </text:p>
            <text:p>case. </text:p>
            <text:p/>
            <text:p>reset -kep is meant to be used when removing some of the last </text:p>
            <text:p>commits in the current  branch while keping changes in the working </text:p>
            <text:p>tree. If there could be conflicts betwen the changes in the commit we </text:p>
            <text:p>want to remove and the changes in the working tree we want to kep, the </text:p>
            <text:p>reset is disallowed. That's why it is disallowed if there are both </text:p>
            <text:p>changes betwen the working tree and HEAD, and betwen HEAD and the </text:p>
            <text:p>target. To be safe, it is also disallowed when there are unmerged </text:p>
            <text:p>entries. </text:p>
            <text:p/>
            <text:p>The following tables show what happens when there are unmerged entries: </text:p>
            <text:p/>
            <text:p>working index HEAD target         working index HEAD </text:p>
            <text:p>X       U     A    B     -soft  (disallowed) </text:p>
            <text:p/>
            <text:p>working index HEAD target         working index HEAD </text:p>
            <text:p>X       U     A    A     -soft  (disallowed) </text:p>
            <text:p/>
            <text:p>X means any state and U means an unmerged index.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69">
          <table:table-cell table:number-columns-repeated="3"/>
          <table:table-cell table:formula="of:=CONCATENATE([.E780];&quot;.&quot;;[.F780];&quot;.&quot;;[.G780])" office:value-type="string" office:string-value="reset.ENVIRONMENT AND CONFIGURATION VARIABLES.entry" calcext:value-type="string">
            <text:p>reset.ENVIRONMENT AND CONFIGURATION VARIABLES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9">
          <table:table-cell table:number-columns-repeated="3"/>
          <table:table-cell table:formula="of:=CONCATENATE([.E781];&quot;.&quot;;[.F781];&quot;.&quot;;[.G781])" office:value-type="string" office:string-value="reset.EXAMPLES.entry" calcext:value-type="string">
            <text:p>reset.EXAMPLES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Undo add </text:p>
            <text:p/>
            <text:p>&gt; edit                                     (1) </text:p>
            <text:p>&gt; git add frotz.c filfre.c </text:p>
            <text:p>&gt; mailx                                    (2) </text:p>
            <text:p>&gt; git reset                                (3) </text:p>
            <text:p>&gt; git pull git://info.example.com/ nitfol  (4) </text:p>
            <text:p/>
            <text:p>1. You are happily working on something, and find the changes in </text:p>
            <text:p>these files are in good order. You do not want to see  them when you </text:p>
            <text:p>run git diff, because you plan to work on other files and changes </text:p>
            <text:p>with these files are distracting. </text:p>
            <text:p>2. Somebody asks you to pull, and the changes sounds worthy of </text:p>
            <text:p>merging. </text:p>
            <text:p>3. However, you already dirtied the index (i.e. your index does not </text:p>
            <text:p>match the HEAD commit). But you know the pull you are going to make </text:p>
            <text:p>does not afect frotz.c or filfre.c, so you revert the index </text:p>
            <text:p>changes for these two files. Your changes in working tree remain </text:p>
            <text:p>there. </text:p>
            <text:p>4. Then you can pull and merge, leaving frotz.c and filfre.c </text:p>
            <text:p>changes still in the working tree. </text:p>
            <text:p/>
            <text:p>Undo a commit and redo </text:p>
            <text:p/>
            <text:p>&gt; git commit .. </text:p>
            <text:p>&gt; git reset -soft HEAD^      (1) </text:p>
            <text:p>&gt; edit                        (2) </text:p>
            <text:p>&gt; git commit -a -c ORIG_HEAD  (3) </text:p>
            <text:p/>
            <text:p>1. This is most often done when you remembered what you just </text:p>
            <text:p>commited is incomplete, or you mispelled your commit message, or </text:p>
            <text:p>both. Leaves working tree as it was before reset. </text:p>
            <text:p>2. Make corections to working tree files. </text:p>
            <text:p>3. reset copies the old head to .git/ORIG_HEAD; redo the commit </text:p>
            <text:p>by starting with its log message. If you do not need to edit the </text:p>
            <text:p>message further, you can give -C option instead. </text:p>
            <text:p/>
            <text:p>Se also the -amend option to git-commit(1). </text:p>
            <text:p/>
            <text:p>Undo a commit, making it a topic branch </text:p>
            <text:p/>
            <text:p>&gt; git branch topic/wip     (1) </text:p>
            <text:p>&gt; git reset -hard HEAD~3  (2) </text:p>
            <text:p>&gt; git checkout topic/wip   (3) </text:p>
            <text:p/>
            <text:p>1. You have made some commits, but realize they were premature to </text:p>
            <text:p>be in the master branch. You want to continue polishing them in a </text:p>
            <text:p>topic branch, so create topic/wip branch of of the current  HEAD. </text:p>
            <text:p>2. Rewind the master branch to get rid of those thre commits. </text:p>
            <text:p>3. Switch to topic/wip branch and keep working. </text:p>
            <text:p/>
            <text:p>Undo commits permanently </text:p>
            <text:p/>
            <text:p>&gt; git commit .. </text:p>
            <text:p>&gt; git reset -hard HEAD~3   (1) </text:p>
            <text:p/>
            <text:p>1. The last thre commits (HEAD, HEAD^, and HEAD~2) were bad and </text:p>
            <text:p>you do not want to ever see  them again. Do not do this if you have </text:p>
            <text:p>already given these commits to somebody else. (Se the RECOVERING </text:p>
            <text:p>FROM UPstream REBASE see ction in git-rebase(1) for the implications </text:p>
            <text:p>of doing so.) </text:p>
            <text:p/>
            <text:p>Undo a merge or pull </text:p>
            <text:p/>
            <text:p>&gt; git pull                         (1) </text:p>
            <text:p>Auto-merging nitfol </text:p>
            <text:p>CONFLICT (content): Merge conflict in nitfol </text:p>
            <text:p>Automatic merge failed; fix conflicts and then commit the result. </text:p>
            <text:p>&gt; git reset -hard                 (2) </text:p>
            <text:p>&gt; git pull . topic/branch          (3) </text:p>
            <text:p>Updating from 41223... to 13134... </text:p>
            <text:p>Fast-forward </text:p>
            <text:p>&gt; git reset -hard ORIG_HEAD       (4) </text:p>
            <text:p/>
            <text:p>1. Try to update from the upstream resulted in a lot of conflicts; </text:p>
            <text:p>you were not ready to spend a lot of time merging right now, so you </text:p>
            <text:p>decide to do that later. </text:p>
            <text:p>2. pull has not made merge commit, so git reset -hard which is </text:p>
            <text:p>a synonym for git reset -hard HEAD clears the mes from the </text:p>
            <text:p>index file and the working tree. </text:p>
            <text:p>3. Merge a topic branch into the current  branch, which resulted in </text:p>
            <text:p>a fast-forward. </text:p>
            <text:p>4. But you decided that the topic branch is not ready for public </text:p>
            <text:p>consumption yet. pull or merge always leaves the original tip </text:p>
            <text:p>of the current  branch in ORIG_HEAD, so reseting hard to it brings </text:p>
            <text:p>your index file and the working tree back to that state, and resets </text:p>
            <text:p>the tip of the branch to that commit. </text:p>
            <text:p/>
            <text:p>Undo a merge or pull inside a dirty working tree </text:p>
            <text:p/>
            <text:p>&gt; git pull                         (1) </text:p>
            <text:p>Auto-merging nitfol </text:p>
            <text:p>Merge made by recursive. </text:p>
            <text:p>nitfol                |   20 +++-- </text:p>
            <text:p>.. </text:p>
            <text:p>&gt; git reset -merge ORIG_HEAD      (2) </text:p>
            <text:p/>
            <text:p>1. Even if you may have local modiffications in your working tree, </text:p>
            <text:p>you can safely say git pull when you know that the change in the </text:p>
            <text:p>other branch does not overlap with them. </text:p>
            <text:p>2. After inspecting the result of the merge, you may find that the </text:p>
            <text:p>change in the other branch is unsatisfactory. Running git reset </text:p>
            <text:p>will discard your local changes, which you do not want. git reset </text:p>
            <text:p/>
            <text:p>Interupted workflow </text:p>
            <text:p>Suppose you are interupted by an urgent fix request while you are </text:p>
            <text:p>in the middle of a large change. The files in your working tree are </text:p>
            <text:p>not in any shape to be commited yet, but you need to get to the </text:p>
            <text:p>other branch for a quick bugfix. </text:p>
            <text:p/>
            <text:p>&gt; git checkout feature ;# you were working in feature branch and </text:p>
            <text:p>&gt; work work work       ;# got interupted </text:p>
            <text:p>&gt; git commit -a -m snapshot WIP                 (1) </text:p>
            <text:p>&gt; git checkout master </text:p>
            <text:p>&gt; fix fix fix </text:p>
            <text:p>&gt; git commit ;# commit with real log </text:p>
            <text:p>&gt; git checkout feature </text:p>
            <text:p>&gt; git reset -soft HEAD^ ;# go back to WIP state  (2) </text:p>
            <text:p>&gt; git reset                                       (3) </text:p>
            <text:p/>
            <text:p>1. This commit will get blown away so a throw-away log message is </text:p>
            <text:p>OK. </text:p>
            <text:p>2. This removes the WIP commit from the commit history, and see ts </text:p>
            <text:p>your working tree to the state just before you made that snapshot. </text:p>
            <text:p>3. At this point the index file still has all the WIP changes you </text:p>
            <text:p>commited as snapshot WIP. This updates the index to show your WIP </text:p>
            <text:p>files as uncommited. </text:p>
            <text:p/>
            <text:p>Se also git-stash(1). </text:p>
            <text:p/>
            <text:p>Reset a single file in the index </text:p>
            <text:p>Suppose you have added a file to your index, but later decide you </text:p>
            <text:p>do not want to add it to your commit. You can remove the file from </text:p>
            <text:p>the index while keping your changes with git reset. </text:p>
            <text:p/>
            <text:p>&gt; git reset - frotz.c                      (1) </text:p>
            <text:p>&gt; git commit -m Commit files in index     (2) </text:p>
            <text:p>&gt; git add frotz.c                           (3) </text:p>
            <text:p/>
            <text:p>1. This removes the file from the index while keping it in the </text:p>
            <text:p>working directory. </text:p>
            <text:p>2. This commits all other changes in the index. </text:p>
            <text:p>3. Adds the file to the index again. </text:p>
            <text:p/>
            <text:p>Kep changes in working tree while discarding some previous commits </text:p>
            <text:p>Suppose you are working on something and you commit it, and then </text:p>
            <text:p>you continue working a bit more, but now you think that what you </text:p>
            <text:p>have in your working tree should be in another branch that has </text:p>
            <text:p>nothing to do with what you commited previously. You can start a </text:p>
            <text:p>new branch and reset it while keping the changes in your working </text:p>
            <text:p>tree. </text:p>
            <text:p/>
            <text:p>&gt; git tag start </text:p>
            <text:p>&gt; git checkout -b branch1 </text:p>
            <text:p>&gt; edit </text:p>
            <text:p>&gt; git commit ..                            (1) </text:p>
            <text:p>&gt; edit </text:p>
            <text:p>&gt; git checkout -b branch2                   (2) </text:p>
            <text:p>&gt; git reset -kep start                    (3) </text:p>
            <text:p/>
            <text:p>1. This commits your first edits in branch1. </text:p>
            <text:p>2. In the ideal world, you could have realized that the earlier </text:p>
            <text:p>commit did not belong to the new topic when you created and </text:p>
            <text:p>switched to branch2 (i.e. git checkout -b branch2 start), but </text:p>
            <text:p>nobody is perfect. </text:p>
            <text:p>3. But you can use reset -kep to remove the unwanted commit </text:p>
            <text:p>after you switched to branch2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782];&quot;.&quot;;[.F782];&quot;.&quot;;[.G782])" office:value-type="string" office:string-value="reset.FILES.entry" calcext:value-type="string">
            <text:p>reset.FILES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783];&quot;.&quot;;[.F783];&quot;.&quot;;[.G783])" office:value-type="string" office:string-value="reset.HOOKS.entry" calcext:value-type="string">
            <text:p>reset.HOOKS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6">
          <table:table-cell table:number-columns-repeated="3"/>
          <table:table-cell table:formula="of:=CONCATENATE([.E784];&quot;.&quot;;[.F784];&quot;.&quot;;[.G784])" office:value-type="string" office:string-value="reset.NAME.entry" calcext:value-type="string">
            <text:p>reset.NAME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reset - Reset current  HEAD to the specified state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85];&quot;.&quot;;[.F785];&quot;.&quot;;[.G785])" office:value-type="string" office:string-value="reset.OPTIONS.quiet" calcext:value-type="string">
            <text:p>reset.OPTIONS.quiet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Be quiet, only report erors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786];&quot;.&quot;;[.F786];&quot;.&quot;;[.G786])" office:value-type="string" office:string-value="reset.SEE ALSO.entry" calcext:value-type="string">
            <text:p>reset.SEE ALSO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6">
          <table:table-cell table:number-columns-repeated="3"/>
          <table:table-cell table:formula="of:=CONCATENATE([.E787];&quot;.&quot;;[.F787];&quot;.&quot;;[.G787])" office:value-type="string" office:string-value="reset.SYNOPSIS.entry" calcext:value-type="string">
            <text:p>reset.SYNOPSIS.entry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reset [-q] [&lt;tree-ish&gt;] [--] &lt;paths&gt;... </text:p>
            <text:p>git reset (--patch | -p) [&lt;tree-ish&gt;] [--] [&lt;paths&gt;...] </text:p>
            <text:p>git reset [--soft | -mixed [-N] | -hard | -merge | -kep] [-q] [&lt;commit&gt;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788];&quot;.&quot;;[.F788];&quot;.&quot;;[.G788])" office:value-type="string" office:string-value="rm.DATE_FORMATS.entry" calcext:value-type="string">
            <text:p>rm.DATE_FORMATS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789];&quot;.&quot;;[.F789];&quot;.&quot;;[.G789])" office:value-type="string" office:string-value="rm.DESCRIPTION.entry" calcext:value-type="string">
            <text:p>rm.DESCRIPTION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Remove files from the index, or from the working tree and the index. </text:p>
            <text:p>git rm will not remove a file from just your working directory. (There </text:p>
            <text:p>is no option to remove a file only from the working tree and yet keep </text:p>
            <text:p>it in the index; use /bin/rm if you want to do that.) The files being </text:p>
            <text:p>removed have to be identical to the tip of the branch, and no updates </text:p>
            <text:p>to their contents can be staged in the index, though that default </text:p>
            <text:p>behavior can be overidden with the -f option. When --cached is given, </text:p>
            <text:p>the staged content has to match either the tip of the branch or the </text:p>
            <text:p>file on disk, allowing the file to be removed from just the index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790];&quot;.&quot;;[.F790];&quot;.&quot;;[.G790])" office:value-type="string" office:string-value="rm.DISCUSSION.entry" calcext:value-type="string">
            <text:p>rm.DISCUSSION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e &lt;file&gt; list given to the command can be exact pathnames, file glob </text:p>
            <text:p>paterns, or leading directory names. The command removes only the </text:p>
            <text:p>paths that are known to Git. Giving the name of a file that you have </text:p>
            <text:p>not told Git about does not remove that file. </text:p>
            <text:p/>
            <text:p>File globbing matches acros directory boundaries. Thus, given two </text:p>
            <text:p>directories d and d2, there is a difference betwen using git rm 'd*' </text:p>
            <text:p>and git rm 'd/*', as the former will also remove all of directory d2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791];&quot;.&quot;;[.F791];&quot;.&quot;;[.G791])" office:value-type="string" office:string-value="rm.ENVIRONMENT AND CONFIGURATION VARIABLES.entry" calcext:value-type="string">
            <text:p>rm.ENVIRONMENT AND CONFIGURATION VARIABLES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70">
          <table:table-cell table:number-columns-repeated="3"/>
          <table:table-cell table:formula="of:=CONCATENATE([.E792];&quot;.&quot;;[.F792];&quot;.&quot;;[.G792])" office:value-type="string" office:string-value="rm.EXAMPLES.entry" calcext:value-type="string">
            <text:p>rm.EXAMPLES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rm Documentation/\*.txt </text:p>
            <text:p>Removes all *.txt files from the index that are under the </text:p>
            <text:p>Documentation directory and any of its subdirectories. </text:p>
            <text:p/>
            <text:p>Note that the asterisk * is quoted from the shell in this example; </text:p>
            <text:p>this lets Git, and not the shell, expand the pathnames of files and </text:p>
            <text:p>subdirectories under the Documentation/ directory. </text:p>
            <text:p/>
            <text:p>git rm -f git-*.sh </text:p>
            <text:p>Because this example lets the shell expand the asterisk (i.e. you </text:p>
            <text:p>are listing the files explicitly), it does not remove </text:p>
            <text:p>subdir/git-fo.sh. </text:p>
            <text:p/>
            <text:p>Each time a superproject update removes a populated submodule (e.g. </text:p>
            <text:p>when switching betwen commits before and after the removal) a stale </text:p>
            <text:p>submodule checkout will remain in the old location. Removing the old </text:p>
            <text:p>directory is only safe when it uses a gitfile, as otherwise the history </text:p>
            <text:p>of the submodule will be deleted to. This step will be obsolete when </text:p>
            <text:p>recursive submodule update has ben implement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93];&quot;.&quot;;[.F793];&quot;.&quot;;[.G793])" office:value-type="string" office:string-value="rm.FILES.entry" calcext:value-type="string">
            <text:p>rm.FILES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ere is no option for git rm to remove from the index only the paths </text:p>
            <text:p>that have disappeared from the filesystem. However, depending on the </text:p>
            <text:p>use case, there are see veral ways that can be done. </text:p>
            <text:p/>
            <text:p>Using git commit -a </text:p>
            <text:p>If you intend that your next commit should record all modiffications of </text:p>
            <text:p>tracked files in the working tree and record all removals of files that </text:p>
            <text:p>have ben removed from the working tree with rm (as opposed to git rm), </text:p>
            <text:p>use git commit -a, as it will automatically notice and record all </text:p>
            <text:p>removals. You can also have a similar effect without commiting by </text:p>
            <text:p>using git add -u. </text:p>
            <text:p/>
            <text:p>Using git add -A </text:p>
            <text:p>When accepting a new code drop for a vendor branch, you probably want </text:p>
            <text:p>to record both the removal of paths and additions of new paths as well </text:p>
            <text:p>as modiffications of existing paths. </text:p>
            <text:p/>
            <text:p>Typically you would first remove all tracked files from the working </text:p>
            <text:p>tree using this command: </text:p>
            <text:p/>
            <text:p>git ls-files -z | xargs -0 rm -f </text:p>
            <text:p/>
            <text:p/>
            <text:p>and then untar the new code in the working tree. Alternately you could </text:p>
            <text:p>rsync the changes into the working tree. </text:p>
            <text:p/>
            <text:p>After that, the easiest way to record all removals, additions, and </text:p>
            <text:p>modiffications in the working tree is: </text:p>
            <text:p/>
            <text:p>git add -A </text:p>
            <text:p/>
            <text:p/>
            <text:p>Se git-add(1). </text:p>
            <text:p/>
            <text:p>Other ways </text:p>
            <text:p>If all you really want to do is to remove from the index the files that </text:p>
            <text:p>are no longer present in the working tree (perhaps because your working </text:p>
            <text:p>tree is dirty so that you cannot use git commit -a), use the following </text:p>
            <text:p>command: </text:p>
            <text:p/>
            <text:p>git diff -name-only -diff-filter=D -z | xargs -0 git rm -cached </text:p>
            <text:p/>
            <text:p/>
            <text:p>Only submodules using a gitfile (which means they were cloned with a </text:p>
            <text:p>Git version 1.7. or newer) will be removed from the work tree, as </text:p>
            <text:p>their repository lives inside the .git directory of the superproject. </text:p>
            <text:p>If a submodule (or one of those nested inside it) still uses a .git </text:p>
            <text:p>directory, git rm will fail - no mater if forced or not - to protect </text:p>
            <text:p>the submodule's history. If it exists the submodule.&lt;name&gt; see ction in </text:p>
            <text:p>the gitmodules(5) file will also be removed and that file will be </text:p>
            <text:p>staged (unles -cached or -n are used). </text:p>
            <text:p/>
            <text:p>A submodule is considered up-to-date when the HEAD is the same as </text:p>
            <text:p>recorded in the index, no tracked files are modified and no untracked </text:p>
            <text:p>files that aren't ignored are present in the submodules work tree. </text:p>
            <text:p>Ignored files are demed expendable and won't stop a submodule's work </text:p>
            <text:p>tree from being removed. </text:p>
            <text:p/>
            <text:p>If you only want to remove the local checkout of a submodule from your </text:p>
            <text:p>work tree without commiting the removal, use git-submodule(1) deinit </text:p>
            <text:p>instea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794];&quot;.&quot;;[.F794];&quot;.&quot;;[.G794])" office:value-type="string" office:string-value="rm.HOOKS.entry" calcext:value-type="string">
            <text:p>rm.HOOKS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795];&quot;.&quot;;[.F795];&quot;.&quot;;[.G795])" office:value-type="string" office:string-value="rm.NAME.entry" calcext:value-type="string">
            <text:p>rm.NAME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rm - Remove files from the working tree and from the index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796];&quot;.&quot;;[.F796];&quot;.&quot;;[.G796])" office:value-type="string" office:string-value="rm.OPTIONS.cached" calcext:value-type="string">
            <text:p>rm.OPTIONS.cached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ached</text:p>
          </table:table-cell>
          <table:table-cell table:style-name="ce3" office:value-type="string" calcext:value-type="string">
            <text:p>Use this option to unstage and remove paths only from the index. </text:p>
            <text:p>Working tree files, whether modified or not, will be left alon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797];&quot;.&quot;;[.F797];&quot;.&quot;;[.G797])" office:value-type="string" office:string-value="rm.OPTIONS.dry-run" calcext:value-type="string">
            <text:p>rm.OPTIONS.dry-run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ry-run</text:p>
          </table:table-cell>
          <table:table-cell table:style-name="ce3" office:value-type="string" calcext:value-type="string">
            <text:p>Don't actually remove any file(s). Instead, just show if they exist </text:p>
            <text:p>in the index and would otherwise be removed by the command. </text:p>
            <text:p/>
            <text:p/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798];&quot;.&quot;;[.F798];&quot;.&quot;;[.G798])" office:value-type="string" office:string-value="rm.OPTIONS.entry" calcext:value-type="string">
            <text:p>rm.OPTIONS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OPTION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This option can be used to see parate command-line options from the </text:p>
            <text:p>list of files, (useful when filenames might be mistaken for </text:p>
            <text:p>command-line options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799];&quot;.&quot;;[.F799];&quot;.&quot;;[.G799])" office:value-type="string" office:string-value="rm.OPTIONS.force" calcext:value-type="string">
            <text:p>rm.OPTIONS.force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Overide the up-to-date check.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800];&quot;.&quot;;[.F800];&quot;.&quot;;[.G800])" office:value-type="string" office:string-value="rm.OPTIONS.ignore-unmatch" calcext:value-type="string">
            <text:p>rm.OPTIONS.ignore-unmatch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unmatch</text:p>
          </table:table-cell>
          <table:table-cell table:style-name="ce3" office:value-type="string" calcext:value-type="string">
            <text:p>Exit with a zero status even if no files match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01];&quot;.&quot;;[.F801];&quot;.&quot;;[.G801])" office:value-type="string" office:string-value="rm.OPTIONS.quiet" calcext:value-type="string">
            <text:p>rm.OPTIONS.quiet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quiet</text:p>
          </table:table-cell>
          <table:table-cell table:style-name="ce3" office:value-type="string" calcext:value-type="string">
            <text:p>git rm normally outputs one line (in the form of an rm command) for </text:p>
            <text:p>each file removed. This option suppreses that output. </text:p>
            <text:p/>
            <text:p/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number-columns-repeated="1014"/>
        </table:table-row>
        <table:table-row table:style-name="ro52">
          <table:table-cell table:number-columns-repeated="3"/>
          <table:table-cell table:formula="of:=CONCATENATE([.E802];&quot;.&quot;;[.F802];&quot;.&quot;;[.G802])" office:value-type="string" office:string-value="rm.OPTIONS.r" calcext:value-type="string">
            <text:p>rm.OPTIONS.r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llow recursive removal when a leading directory name is give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4">
          <table:table-cell table:number-columns-repeated="3"/>
          <table:table-cell table:formula="of:=CONCATENATE([.E803];&quot;.&quot;;[.F803];&quot;.&quot;;[.G803])" office:value-type="string" office:string-value="rm.SEE ALSO.entry" calcext:value-type="string">
            <text:p>rm.SEE ALSO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add(1)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804];&quot;.&quot;;[.F804];&quot;.&quot;;[.G804])" office:value-type="string" office:string-value="rm.SYNOPSIS.entry" calcext:value-type="string">
            <text:p>rm.SYNOPSIS.entry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rm [-f | -force] [-n] [-r] [--cached] [--ignore-unmatch] [--quiet] [--] &lt;file&gt;...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9">
          <table:table-cell table:number-columns-repeated="3"/>
          <table:table-cell table:formula="of:=CONCATENATE([.E805];&quot;.&quot;;[.F805];&quot;.&quot;;[.G805])" office:value-type="string" office:string-value="show.DATE_FORMATS.entry" calcext:value-type="string">
            <text:p>show.DATE_FORMATS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806];&quot;.&quot;;[.F806];&quot;.&quot;;[.G806])" office:value-type="string" office:string-value="show.DESCRIPTION.entry" calcext:value-type="string">
            <text:p>show.DESCRIPTION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Shows one or more objects (blobs, trees, tags and commits). </text:p>
            <text:p/>
            <text:p>For commits it shows the log message and textual diff. It also presents </text:p>
            <text:p>the merge commit in a special format as produced by git diff-tree --cc. </text:p>
            <text:p/>
            <text:p>For tags, it shows the tag message and the referenced objects. </text:p>
            <text:p/>
            <text:p>For trees, it shows the names (equivalent to git ls-tree with </text:p>
            <text:p/>
            <text:p>For plain blobs, it shows the plain contents. </text:p>
            <text:p/>
            <text:p>The command takes options applicable to the git diff-tree command to </text:p>
            <text:p>control how the changes the commit introduces are shown. </text:p>
            <text:p/>
            <text:p>This manual page describes only the most frequently used option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807];&quot;.&quot;;[.F807];&quot;.&quot;;[.G807])" office:value-type="string" office:string-value="show.DISCUSSION.entry" calcext:value-type="string">
            <text:p>show.DISCUSSION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is to some extent character encoding agnostic. </text:p>
            <text:p/>
            <text:p>+o   The contents of the blob objects are uninterpreted see quences of </text:p>
            <text:p>bytes. There is no encoding translation at the core level. </text:p>
            <text:p/>
            <text:p>+o   Path names are encoded in UTF- normalization form C. This applies </text:p>
            <text:p>to tree objects, the index file, ref names, as well as path names </text:p>
            <text:p>in command line arguments, environment variables and config files </text:p>
            <text:p>(..git//cconnfig (se git-config(1), gitignore(5), gitatributes(5) </text:p>
            <text:p>and gitmodules(5). </text:p>
            <text:p/>
            <text:p>Note that Git at the core level treeats path names simply as </text:p>
            <text:p>sequences of non-NUL bytes, there are no path name encoding </text:p>
            <text:p>conversions (except on Mac and Windows). Therefore, using non-ASCi </text:p>
            <text:p>path names will mostly work even on platforms and file systems that </text:p>
            <text:p>use legacy extended ASCi encodings. However, repositories created </text:p>
            <text:p>on such systems will not work properly on UTF--based systems (e.g. </text:p>
            <text:p>Linux, Mac, Windows) and vice versa. Additionally, many Git-based </text:p>
            <text:p>tols simply asume path names to be UTF- and will fail to display </text:p>
            <text:p>other encodings corectly. </text:p>
            <text:p/>
            <text:p>+o   Commit log messages are typically encoded in UTF-, but other </text:p>
            <text:p>extended ASCi encodings are also supported. This includes </text:p>
            <text:p>ISO-59-x, CP125x and many others, but not UTF-16/32, EBCDIC and </text:p>
            <text:p>CJK multi-byte encodings (GBK, Shift-JIS, Big5, EUC-x, CP9xx etc.). </text:p>
            <text:p/>
            <text:p>Although we encourage that the commit log messages are encoded in </text:p>
            <text:p>UTF-, both the core and Git Porcelain are designed not to force UTF- </text:p>
            <text:p>on projects. If all participants of a particular project find it more </text:p>
            <text:p>convenient to use legacy encodings, Git does not forbid it. However, </text:p>
            <text:p>there are a few things to keep in mind. </text:p>
            <text:p/>
            <text:p>1. git commit and git commit-tree isues a warning if the commit log </text:p>
            <text:p>message given to it does not lok like a valid UTF- string, unles </text:p>
            <text:p>you explicitly say your project uses a legacy encoding. The way to </text:p>
            <text:p>say this is to have i1n.commitencoding in .git/config file, like </text:p>
            <text:p>this: </text:p>
            <text:p/>
            <text:p>[i1n] </text:p>
            <text:p>commitencoding = ISO-59-1 </text:p>
            <text:p/>
            <text:p>Commit objects created with the above see ting record the value of </text:p>
            <text:p>i1n.commitencoding in its encoding header. This is to help other </text:p>
            <text:p>people who lok at them later. Lack of this header implies that the </text:p>
            <text:p>commit log message is encoded in UTF-. </text:p>
            <text:p/>
            <text:p>2. git log, git show, git blame and friends lok at the encoding </text:p>
            <text:p>header of a commit object, and try to re-code the log message into </text:p>
            <text:p>UTF- unles otherwise specified. You can specify the desired </text:p>
            <text:p>output encoding with i1n.logoutputencoding in .git/config file, </text:p>
            <text:p>like this: </text:p>
            <text:p/>
            <text:p>[i1n] </text:p>
            <text:p>logoutputencoding = ISO-59-1 </text:p>
            <text:p/>
            <text:p>If you do not have this configuration variable, the value of </text:p>
            <text:p>i1n.commitencoding is used instead. </text:p>
            <text:p/>
            <text:p>Note that we deliberately chose not to re-code the commit log message </text:p>
            <text:p>when a commit is made to force UTF- at the commit object level, </text:p>
            <text:p>because re-coding to UTF- is not necesarily a reversible operation.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808];&quot;.&quot;;[.F808];&quot;.&quot;;[.G808])" office:value-type="string" office:string-value="show.ENVIRONMENT AND CONFIGURATION VARIABLES.entry" calcext:value-type="string">
            <text:p>show.ENVIRONMENT AND CONFIGURATION VARIABLES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809];&quot;.&quot;;[.F809];&quot;.&quot;;[.G809])" office:value-type="string" office:string-value="show.EXAMPLES.entry" calcext:value-type="string">
            <text:p>show.EXAMPLES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show v1.0.0 </text:p>
            <text:p>Shows the tag v1.0.0, along with the object the tags points at. </text:p>
            <text:p/>
            <text:p>git show v1.0.0^{tree} </text:p>
            <text:p>Shows the tree pointed to by the tag v1.0.0. </text:p>
            <text:p/>
            <text:p>git show -s --format=%s v1.0.0^{commit} </text:p>
            <text:p>Shows the subject of the commit pointed to by the tag v1.0.0. </text:p>
            <text:p/>
            <text:p>git show next~10:Documentation/README </text:p>
            <text:p>Shows the contents of the file Documentation/README as they were </text:p>
            <text:p>current in the 10th last commit of the branch next. </text:p>
            <text:p/>
            <text:p>git show master:Makefile master:t/Makefile </text:p>
            <text:p>Concatenates the contents of said Makefiles in the head of the </text:p>
            <text:p>branch mast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4">
          <table:table-cell table:number-columns-repeated="3"/>
          <table:table-cell table:formula="of:=CONCATENATE([.E810];&quot;.&quot;;[.F810];&quot;.&quot;;[.G810])" office:value-type="string" office:string-value="show.FILES.entry" calcext:value-type="string">
            <text:p>show.FILES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811];&quot;.&quot;;[.F811];&quot;.&quot;;[.G811])" office:value-type="string" office:string-value="show.HOOKS.entry" calcext:value-type="string">
            <text:p>show.HOOKS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54">
          <table:table-cell table:number-columns-repeated="3"/>
          <table:table-cell table:formula="of:=CONCATENATE([.E812];&quot;.&quot;;[.F812];&quot;.&quot;;[.G812])" office:value-type="string" office:string-value="show.NAME.entry" calcext:value-type="string">
            <text:p>show.NAME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show - Show various types of objects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813];&quot;.&quot;;[.F813];&quot;.&quot;;[.G813])" office:value-type="string" office:string-value="show.OPTIONS.[no-]standard-notes" calcext:value-type="string">
            <text:p>show.OPTIONS.[no-]standard-notes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standard-notes</text:p>
          </table:table-cell>
          <table:table-cell table:style-name="ce3" office:value-type="string" calcext:value-type="string">
            <text:p>These options are deprecated. Use the above -notes/-no-notes </text:p>
            <text:p>options instead. </text:p>
            <text:p/>
            <text:p/>
          </table:table-cell>
          <table:table-cell table:style-name="ce1"/>
          <table:table-cell table:style-name="ce3" office:value-type="string" calcext:value-type="string">
            <text:p>show-notes[=&lt;treeish&gt;]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814];&quot;.&quot;;[.F814];&quot;.&quot;;[.G814])" office:value-type="string" office:string-value="show.OPTIONS.**statoptions." calcext:value-type="string">
            <text:p>show.OPTIONS.**statoptions.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**statoptions.</text:p>
          </table:table-cell>
          <table:table-cell table:style-name="ce3" office:value-type="string" calcext:value-type="string">
            <text:p>files </text:p>
            <text:p>Compute the dirstat numbers by counting the number of files </text:p>
            <text:p>changed. Each changed file counts equally in the dirstat </text:p>
            <text:p>analysis. This is the computationally cheapest --dirstat </text:p>
            <text:p>behavior, since it does not have to lok at the file contents </text:p>
            <text:p>at all. </text:p>
            <text:p/>
            <text:p>cumulative </text:p>
            <text:p>Count changes in a child directory for the parent directory as </text:p>
            <text:p>well. Note that when using cumulative, the sum of the </text:p>
            <text:p>percentages reported may exced 100%. The default </text:p>
            <text:p>(non-cumulative) behavior can be specified with the </text:p>
            <text:p>noncumulative parameter. </text:p>
            <text:p/>
            <text:p>&lt;limit&gt; </text:p>
            <text:p>An integer parameter specifies a cut-of percent (3% by </text:p>
            <text:p>default). Directories contributing les than this percentage of </text:p>
            <text:p>the changes are not shown in the output. </text:p>
            <text:p/>
            <text:p>Example: The following will count changed files, while ignoring </text:p>
            <text:p>directories with les than 10% of the total amount of changed </text:p>
            <text:p>files, and accumulating child directory counts in the parent </text:p>
            <text:p>directories: --dirstat=files,10,cumulativ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815];&quot;.&quot;;[.F815];&quot;.&quot;;[.G815])" office:value-type="string" office:string-value="show.OPTIONS.&lt;name-width&gt;[" calcext:value-type="string">
            <text:p>show.OPTIONS.&lt;name-width&gt;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&lt;name-width&gt;[</text:p>
          </table:table-cell>
          <table:table-cell table:style-name="ce3" office:value-type="string" calcext:value-type="string">
            <text:p>Generate a diffstat. By default, as much space as necesary will be </text:p>
            <text:p>used for the filename part, and the rest for the graph part. </text:p>
            <text:p>Maximum width defaults to terminal width, or 0 columns if not </text:p>
            <text:p>connected to a terminal, and can be overidden by &lt;width&gt;. The </text:p>
            <text:p>width of the filename part can be limited by giving another width </text:p>
            <text:p>&lt;name-width&gt; after a comma. The width of the graph part can be </text:p>
            <text:p>limited by using --stat-graph-width=&lt;width&gt; (afects all commands </text:p>
            <text:p>generating a stat graph) or by see ting diff.statGraphWidth=&lt;width&gt; </text:p>
            <text:p>(does not afect git format-patch). By giving a third parameter </text:p>
            <text:p>&lt;count&gt;, you can limit the output to the first &lt;count&gt; lines, </text:p>
            <text:p>followed by ...  if there are more. </text:p>
            <text:p/>
            <text:p>These parameters can also be see t individually with </text:p>
            <text:p/>
          </table:table-cell>
          <table:table-cell table:style-name="ce1"/>
          <table:table-cell table:style-name="ce3" office:value-type="string" calcext:value-type="string">
            <text:p>stat[=&lt;width&gt;[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816];&quot;.&quot;;[.F816];&quot;.&quot;;[.G816])" office:value-type="string" office:string-value="show.OPTIONS.a/describe.c" calcext:value-type="string">
            <text:p>show.OPTIONS.a/describe.c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/describe.c</text:p>
          </table:table-cell>
          <table:table-cell table:style-name="ce3" office:value-type="string" calcext:value-type="string">
            <text:p>++ b/describe.c </text:p>
            <text:p>@@ -9,20 -9,12 +9,20 @@ </text:p>
            <text:p>return (a_date &gt; b_date) ? -1 : (a_date = b_date) ? 0 : 1; </text:p>
            <text:p>}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0">
          <table:table-cell table:number-columns-repeated="3"/>
          <table:table-cell table:formula="of:=CONCATENATE([.E817];&quot;.&quot;;[.F817];&quot;.&quot;;[.G817])" office:value-type="string" office:string-value="show.OPTIONS.a/file" calcext:value-type="string">
            <text:p>show.OPTIONS.a/file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/file</text:p>
          </table:table-cell>
          <table:table-cell table:style-name="ce3" office:value-type="string" calcext:value-type="string">
            <text:p>++ b/file </text:p>
            <text:p/>
            <text:p>Similar to two-line header for traditional unified diff format, </text:p>
            <text:p>/dev/null is used to signal created or deleted files. </text:p>
            <text:p/>
            <text:p>4. Chunk header format is modified to prevent people from accidentally </text:p>
            <text:p>feding it to patch -p1. Combined diff format was created for </text:p>
            <text:p>review of merge commit changes, and was not meant for apply. The </text:p>
            <text:p>change is similar to the change in the extended index header: </text:p>
            <text:p/>
            <text:p>@@ &lt;from-file-range&gt; &lt;from-file-range&gt; &lt;to-file-range&gt; @@ </text:p>
            <text:p/>
            <text:p>There are (number of parents + 1) @ characters in the chunk header </text:p>
            <text:p>for combined diff format. </text:p>
            <text:p/>
            <text:p>Unlike the traditional unified diff format, which shows two files A and </text:p>
            <text:p>B with a single column that has - (minus - appears in A but removed in </text:p>
            <text:p>B), + (plus - missing in A but added to B), or   (space - </text:p>
            <text:p>unchanged) prefix, this format compares two or more files file1, </text:p>
            <text:p>file2,... with one file X, and shows how X differs from each of fileN. </text:p>
            <text:p>One column for each of fileN is prepended to the output line to note </text:p>
            <text:p>how X's line is different from it. </text:p>
            <text:p/>
            <text:p>A - character in the column N means that the line appears in fileN but </text:p>
            <text:p>it does not appear in the result. A + character in the column N means </text:p>
            <text:p>that the line appears in the result, and fileN does not have that line </text:p>
            <text:p>(in other words, the line was added, from the point of view of that </text:p>
            <text:p>parent). </text:p>
            <text:p/>
            <text:p>In the above example output, the function signature was changed from </text:p>
            <text:p>both files (hence two - removals from both file1 and file2, plus ++ to </text:p>
            <text:p>mean one line that was added does not appear in either file1 or file2). </text:p>
            <text:p>Also eight other lines are the same from file1 but do not appear in </text:p>
            <text:p>file2 (hence prefixed with +). </text:p>
            <text:p/>
            <text:p>When shown by git diff-tree -c, it compares the parents of a merge </text:p>
            <text:p>commit with the merge result (i.e. file1..fileN are the parents). When </text:p>
            <text:p>shown by git diff-files -c, it compares the two unresolved merge </text:p>
            <text:p>parents with the working tree file (i.e. file1 is stage 2 aka our </text:p>
            <text:p>version, file2 is stage 3 aka their version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1">
          <table:table-cell table:number-columns-repeated="3"/>
          <table:table-cell table:formula="of:=CONCATENATE([.E818];&quot;.&quot;;[.F818];&quot;.&quot;;[.G818])" office:value-type="string" office:string-value="show.OPTIONS.abbbbrev--ccommmmitandthoseoptionswhichimplyitsuchas" calcext:value-type="string">
            <text:p>show.OPTIONS.abbbbrev--ccommmmitandthoseoptionswhichimplyitsuchas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bbbrev--ccommmmitandthoseoptionswhichimplyitsuchas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819];&quot;.&quot;;[.F819];&quot;.&quot;;[.G819])" office:value-type="string" office:string-value="show.OPTIONS.abbrev-commit" calcext:value-type="string">
            <text:p>show.OPTIONS.abbrev-commi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brev-commit</text:p>
          </table:table-cell>
          <table:table-cell table:style-name="ce3" office:value-type="string" calcext:value-type="string">
            <text:p>Instead of showing the full 40-byte hexadecimal commit object name, </text:p>
            <text:p>show only a partial prefix. Non default number of digits can be </text:p>
            <text:p>specified with -abrev=&lt;n&gt; (which also modiffies diff output, if </text:p>
            <text:p>it is displayed). </text:p>
            <text:p/>
            <text:p>This should make -pretty=oneline a whole lot more readable for </text:p>
            <text:p>people using 0-column terminal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820];&quot;.&quot;;[.F820];&quot;.&quot;;[.G820])" office:value-type="string" office:string-value="show.OPTIONS.abbrev[" calcext:value-type="string">
            <text:p>show.OPTIONS.abbrev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bbrev[</text:p>
          </table:table-cell>
          <table:table-cell table:style-name="ce3" office:value-type="string" calcext:value-type="string">
            <text:p>Instead of showing the full 40-byte hexadecimal object name in </text:p>
            <text:p>diff-raw format output and diff-tree header lines, show only a </text:p>
            <text:p>partial prefix. This is independent of the --full-index option </text:p>
            <text:p>above, which controls the diff-patch output format. Non default </text:p>
            <text:p>number of digits can be specified with --abbrev=&lt;n&gt;. </text:p>
            <text:p/>
            <text:p/>
          </table:table-cell>
          <table:table-cell table:style-name="ce3" office:value-type="string" calcext:value-type="string">
            <text:p>&lt;n&gt;]</text:p>
          </table:table-cell>
          <table:table-cell table:style-name="ce1"/>
          <table:table-cell table:number-columns-repeated="1014"/>
        </table:table-row>
        <table:table-row table:style-name="ro46">
          <table:table-cell table:number-columns-repeated="3"/>
          <table:table-cell table:formula="of:=CONCATENATE([.E821];&quot;.&quot;;[.F821];&quot;.&quot;;[.G821])" office:value-type="string" office:string-value="show.OPTIONS.binary" calcext:value-type="string">
            <text:p>show.OPTIONS.bina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inary</text:p>
          </table:table-cell>
          <table:table-cell table:style-name="ce3" office:value-type="string" calcext:value-type="string">
            <text:p>In addition to --full-index, output a binary diff that can be </text:p>
            <text:p>applied with git-appl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822];&quot;.&quot;;[.F822];&quot;.&quot;;[.G822])" office:value-type="string" office:string-value="show.OPTIONS.break-rewrites[" calcext:value-type="string">
            <text:p>show.OPTIONS.break-rewrites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reak-rewrites[</text:p>
          </table:table-cell>
          <table:table-cell table:style-name="ce3" office:value-type="string" calcext:value-type="string">
            <text:p>Break complete rewrite changes into pairs of delete and create. </text:p>
            <text:p>This see rves two purposes: </text:p>
            <text:p/>
            <text:p>It afects the way a change that amounts to a total rewrite of a </text:p>
            <text:p>file not as a see ries of deletion and insertion mixed together with </text:p>
            <text:p>a very few lines that happen to match textually as the context, but </text:p>
            <text:p>as a single deletion of everything old followed by a single </text:p>
            <text:p>insertion of everything new, and the number m controls this aspect </text:p>
            <text:p>of the -B option (defaults to 60%).  -B/70% specifies that les </text:p>
            <text:p>than 30% of the original should remain in the result for Git to </text:p>
            <text:p>consider it a total rewrite (i.e. otherwise the resulting patch </text:p>
            <text:p>will be a see ries of deletion and insertion mixed together with </text:p>
            <text:p>context lines). </text:p>
            <text:p/>
            <text:p>When used with -M, a totally-rewriten file is also considered as </text:p>
            <text:p>the source of a rename (usually -M only considers a file that </text:p>
            <text:p>disappeared as the source of a rename), and the number n controls </text:p>
            <text:p>this aspect of the -B option (defaults to 50%).  -B20% specifies </text:p>
            <text:p>that a change with addition and deletion compared to 20% or more of </text:p>
            <text:p>the file's size are eligible for being picked up as a posible </text:p>
            <text:p>source of a rename to another file. </text:p>
            <text:p/>
            <text:p/>
          </table:table-cell>
          <table:table-cell table:style-name="ce3" office:value-type="string" calcext:value-type="string">
            <text:p>[&lt;n&gt;][/&lt;m&gt;]]</text:p>
          </table:table-cell>
          <table:table-cell table:style-name="ce3" office:value-type="string" calcext:value-type="string">
            <text:p>B[&lt;n&gt;][/&lt;m&gt;]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823];&quot;.&quot;;[.F823];&quot;.&quot;;[.G823])" office:value-type="string" office:string-value="show.OPTIONS.butitdoescount" calcext:value-type="string">
            <text:p>show.OPTIONS.butitdoescoun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utitdoescount</text:p>
          </table:table-cell>
          <table:table-cell table:style-name="ce3" office:value-type="string" calcext:value-type="string">
            <text:p>rearanged lines within a file as much as other changes. The </text:p>
            <text:p>resulting output is consistent with what you get from the other </text:p>
            <text:p/>
          </table:table-cell>
          <table:table-cell table:style-name="ce1"/>
          <table:table-cell table:style-name="ce3" office:value-type="string" calcext:value-type="string">
            <text:p>ddirstaat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824];&quot;.&quot;;[.F824];&quot;.&quot;;[.G824])" office:value-type="string" office:string-value="show.OPTIONS.ccoptionisused):" calcext:value-type="string">
            <text:p>show.OPTIONS.ccoptionisused):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coptionisused):</text:p>
          </table:table-cell>
          <table:table-cell table:style-name="ce3" office:value-type="string" calcext:value-type="string">
            <text:p>diff -combined file </text:p>
            <text:p/>
            <text:p>or like this (when --cc option is used): </text:p>
            <text:p/>
            <text:p>diff -c file </text:p>
            <text:p/>
            <text:p>2. It is followed by one or more extended header lines (this example </text:p>
            <text:p>shows a merge with two parents): </text:p>
            <text:p/>
            <text:p>index &lt;hash&gt;,&lt;hash&gt;..&lt;hash&gt; </text:p>
            <text:p>mode &lt;mode&gt;,&lt;mode&gt;..&lt;mode&gt; </text:p>
            <text:p>new file mode &lt;mode&gt; </text:p>
            <text:p>deleted file mode &lt;mode&gt;,&lt;mode&gt; </text:p>
            <text:p/>
            <text:p>The mode &lt;mode&gt;,&lt;mode&gt;..&lt;mode&gt; line appears only if at least one of </text:p>
            <text:p>the &lt;mode&gt; is different from the rest. Extended headers with </text:p>
            <text:p>information about detected contents movement (renames and copying </text:p>
            <text:p>detection) are designed to work with diff of two &lt;tree-ish&gt; and are </text:p>
            <text:p>not used by combined diff format. </text:p>
            <text:p/>
            <text:p>3. It is followed by two-line from-file/to-file header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25];&quot;.&quot;;[.F825];&quot;.&quot;;[.G825])" office:value-type="string" office:string-value="show.OPTIONS.check" calcext:value-type="string">
            <text:p>show.OPTIONS.check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Warn if changes introduce conflict markers or whitespace erors. </text:p>
            <text:p>What are considered whitespace erors is controlled by </text:p>
            <text:p>core.whitespace configuration. By default, trailing whitespaces </text:p>
            <text:p>(including lines that solely consist of whitespaces) and a space </text:p>
            <text:p>character that is immediately followed by a tab character inside </text:p>
            <text:p>the initial indent of the line are considered whitespace erors. </text:p>
            <text:p>Exits with non-zero status if problems are found. Not compatible </text:p>
            <text:p>with -exit-code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826];&quot;.&quot;;[.F826];&quot;.&quot;;[.G826])" office:value-type="string" office:string-value="show.OPTIONS.color-words[" calcext:value-type="string">
            <text:p>show.OPTIONS.color-words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lor-words[</text:p>
          </table:table-cell>
          <table:table-cell table:style-name="ce3" office:value-type="string" calcext:value-type="string">
            <text:p>Equivalent to --word-diff=color plus (if a regex was specified) </text:p>
            <text:p/>
          </table:table-cell>
          <table:table-cell table:style-name="ce3" office:value-type="string" calcext:value-type="string">
            <text:p>&lt;regex&gt;]</text:p>
          </table:table-cell>
          <table:table-cell table:style-name="ce1"/>
          <table:table-cell table:number-columns-repeated="1014"/>
        </table:table-row>
        <table:table-row table:style-name="ro26">
          <table:table-cell table:number-columns-repeated="3"/>
          <table:table-cell table:formula="of:=CONCATENATE([.E827];&quot;.&quot;;[.F827];&quot;.&quot;;[.G827])" office:value-type="string" office:string-value="show.OPTIONS.color[" calcext:value-type="string">
            <text:p>show.OPTIONS.color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lor[</text:p>
          </table:table-cell>
          <table:table-cell table:style-name="ce3" office:value-type="string" calcext:value-type="string">
            <text:p>Show colored diff.  --color (i.e. without =&lt;when&gt;) is the same as </text:p>
            <text:p/>
          </table:table-cell>
          <table:table-cell table:style-name="ce3" office:value-type="string" calcext:value-type="string">
            <text:p>&lt;when&gt;]</text:p>
          </table:table-cell>
          <table:table-cell table:style-name="ce1"/>
          <table:table-cell table:number-columns-repeated="1014"/>
        </table:table-row>
        <table:table-row table:style-name="ro28">
          <table:table-cell table:number-columns-repeated="3"/>
          <table:table-cell table:formula="of:=CONCATENATE([.E828];&quot;.&quot;;[.F828];&quot;.&quot;;[.G828])" office:value-type="string" office:string-value="show.OPTIONS.consideracommitwiththefollowingdiffinthesame" calcext:value-type="string">
            <text:p>show.OPTIONS.consideracommitwiththefollowingdiffinthesame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nsideracommitwiththefollowingdiffinthesame</text:p>
          </table:table-cell>
          <table:table-cell table:style-name="ce3" office:value-type="string" calcext:value-type="string">
            <text:p>file: </text:p>
            <text:p/>
            <text:p>+    return !regexec(regexp, two-&gt;ptr, 1, &amp;regmatch, 0); </text:p>
            <text:p>.. </text:p>
            <text:p/>
          </table:table-cell>
          <table:table-cell table:style-name="ce1"/>
          <table:table-cell table:style-name="ce3" office:value-type="string" calcext:value-type="string">
            <text:p>g&lt;&lt;regexx&gt;&gt;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829];&quot;.&quot;;[.F829];&quot;.&quot;;[.G829])" office:value-type="string" office:string-value="show.OPTIONS.diff-algorithm" calcext:value-type="string">
            <text:p>show.OPTIONS.diff-algorithm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ff-algorithm</text:p>
          </table:table-cell>
          <table:table-cell table:style-name="ce3" office:value-type="string" calcext:value-type="string">
            <text:p>Chose a diff algorithm. The variants are as follows: </text:p>
            <text:p/>
            <text:p>default, myers </text:p>
            <text:p>The basic gredy diff algorithm. currently, this is the </text:p>
            <text:p>default. </text:p>
            <text:p/>
            <text:p>minimal </text:p>
            <text:p>Spend extra time to make sure the smallest posible diff is </text:p>
            <text:p>produced. </text:p>
            <text:p/>
            <text:p>patience </text:p>
            <text:p>Use patience diff algorithm when generating patches. </text:p>
            <text:p/>
            <text:p>histogram </text:p>
            <text:p>This algorithm extends the patience algorithm to support </text:p>
            <text:p>low-occurence common elements. </text:p>
            <text:p/>
            <text:p>For instance, if you configured diff.algorithm variable to a </text:p>
            <text:p>non-default value and want to use the default one, then you have to </text:p>
            <text:p>use --diff-algorithm=default option. </text:p>
            <text:p/>
            <text:p/>
          </table:table-cell>
          <table:table-cell table:style-name="ce3" office:value-type="string" calcext:value-type="string">
            <text:p>{patience|minimal|histogram|myers}</text:p>
          </table:table-cell>
          <table:table-cell table:style-name="ce1"/>
          <table:table-cell table:number-columns-repeated="1014"/>
        </table:table-row>
        <table:table-row table:style-name="ro28">
          <table:table-cell table:number-columns-repeated="3"/>
          <table:table-cell table:formula="of:=CONCATENATE([.E830];&quot;.&quot;;[.F830];&quot;.&quot;;[.G830])" office:value-type="string" office:string-value="show.OPTIONS.diff-filter" calcext:value-type="string">
            <text:p>show.OPTIONS.diff-filter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ff-filter</text:p>
          </table:table-cell>
          <table:table-cell table:style-name="ce3" office:value-type="string" calcext:value-type="string">
            <text:p>Select only files that are Added (AA), Copied (CC), Deleted (DD), </text:p>
            <text:p>modified (MM), Renamed (r), have their type (i.e. regular file, </text:p>
            <text:p>symlink, submodule, ..) changed (t), are Unmerged (UU), are Unknown </text:p>
            <text:p>(XX), or have had their pairing Broken (BB). Any combination of the </text:p>
            <text:p>filter characters (including none) can be used. When * </text:p>
            <text:p>(All-or-none) is added to the combination, all paths are see lected </text:p>
            <text:p>if there is any file that matches other criteria in the comparison; </text:p>
            <text:p>if there is no file that matches other criteria, nothing is </text:p>
            <text:p>selected. </text:p>
            <text:p/>
            <text:p>Also, these upper-case letters can be downcased to exclude. E.g. </text:p>
            <text:p/>
          </table:table-cell>
          <table:table-cell table:style-name="ce3" office:value-type="string" calcext:value-type="string">
            <text:p>[(A|C|D|M|R|T|U|X|B)...[*]]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831];&quot;.&quot;;[.F831];&quot;.&quot;;[.G831])" office:value-type="string" office:string-value="show.OPTIONS.diff--filter" calcext:value-type="string">
            <text:p>show.OPTIONS.diff--filter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iff--filter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832];&quot;.&quot;;[.F832];&quot;.&quot;;[.G832])" office:value-type="string" office:string-value="show.OPTIONS.dst-prefix" calcext:value-type="string">
            <text:p>show.OPTIONS.dst-prefix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st-prefix</text:p>
          </table:table-cell>
          <table:table-cell table:style-name="ce3" office:value-type="string" calcext:value-type="string">
            <text:p>Show the given destination prefix instead of b/. </text:p>
            <text:p/>
            <text:p/>
          </table:table-cell>
          <table:table-cell table:style-name="ce3" office:value-type="string" calcext:value-type="string">
            <text:p>&lt;prefix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833];&quot;.&quot;;[.F833];&quot;.&quot;;[.G833])" office:value-type="string" office:string-value="show.OPTIONS.encoding" calcext:value-type="string">
            <text:p>show.OPTIONS.encoding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ncoding</text:p>
          </table:table-cell>
          <table:table-cell table:style-name="ce3" office:value-type="string" calcext:value-type="string">
            <text:p>The commit objects record the encoding used for the log message in </text:p>
            <text:p>their encoding header; this option can be used to tell the command </text:p>
            <text:p>to re-code the commit log message in the encoding prefered by the </text:p>
            <text:p>user. For non plumbing commands this defaults to UTF-. Note that </text:p>
            <text:p>if an object claims to be encoded in X and we are outputing in X, </text:p>
            <text:p>we will output the object verbatim; this means that invalid </text:p>
            <text:p>sequences in the original commit may be copied to the output. </text:p>
            <text:p/>
            <text:p/>
          </table:table-cell>
          <table:table-cell table:style-name="ce3" office:value-type="string" calcext:value-type="string">
            <text:p>&lt;encoding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834];&quot;.&quot;;[.F834];&quot;.&quot;;[.G834])" office:value-type="string" office:string-value="show.OPTIONS.expand-tabs" calcext:value-type="string">
            <text:p>show.OPTIONS.expand-tabs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pand-tabs</text:p>
          </table:table-cell>
          <table:table-cell table:style-name="ce3" office:value-type="string" calcext:value-type="string">
            <text:p>Perform a tab expansion (replace each tab with enough spaces to </text:p>
            <text:p>fill to the next display column that is multiple of &lt;n&gt;) in the log </text:p>
            <text:p>message before showing it in the output.  --expand-tabs is a </text:p>
            <text:p>short-hand for --expand-tabs=, and --no-expand-tabs is a </text:p>
            <text:p>short-hand for --expand-tabs=0, which disables tab expansion. </text:p>
            <text:p/>
            <text:p>By default, tabs are expanded in pretty formats that indent the log </text:p>
            <text:p>message by 4 spaces (i.e.  medium, which is the default, full, and </text:p>
            <text:p>fuller). </text:p>
            <text:p/>
            <text:p/>
          </table:table-cell>
          <table:table-cell table:style-name="ce1"/>
          <table:table-cell table:style-name="ce3" office:value-type="string" calcext:value-type="string">
            <text:p>expand-tabs=&lt;n&gt;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835];&quot;.&quot;;[.F835];&quot;.&quot;;[.G835])" office:value-type="string" office:string-value="show.OPTIONS.ext-diff" calcext:value-type="string">
            <text:p>show.OPTIONS.ext-diff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ext-diff</text:p>
          </table:table-cell>
          <table:table-cell table:style-name="ce3" office:value-type="string" calcext:value-type="string">
            <text:p>Allow an external diff helper to be executed. If you see t an </text:p>
            <text:p>external diff driver with gitatributes(5), you need to use this </text:p>
            <text:p>option with git-log(1) and friend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4">
          <table:table-cell table:number-columns-repeated="3"/>
          <table:table-cell table:formula="of:=CONCATENATE([.E836];&quot;.&quot;;[.F836];&quot;.&quot;;[.G836])" office:value-type="string" office:string-value="show.OPTIONS.find-copies-harder" calcext:value-type="string">
            <text:p>show.OPTIONS.find-copies-harder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nd-copies-harder</text:p>
          </table:table-cell>
          <table:table-cell table:style-name="ce3" office:value-type="string" calcext:value-type="string">
            <text:p>For performance reasons, by default, -C option finds copies only if </text:p>
            <text:p>the original file of the copy was modified in the same changeset. </text:p>
            <text:p>This flag makes the command inspect unmodified files as candidates </text:p>
            <text:p>for the source of copy. This is a very expensive operation for </text:p>
            <text:p>large projects, so use it with caution. Giving more than one -C </text:p>
            <text:p>option has the same effec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37];&quot;.&quot;;[.F837];&quot;.&quot;;[.G837])" office:value-type="string" office:string-value="show.OPTIONS.find-copies[" calcext:value-type="string">
            <text:p>show.OPTIONS.find-copies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nd-copies[</text:p>
          </table:table-cell>
          <table:table-cell table:style-name="ce3" office:value-type="string" calcext:value-type="string">
            <text:p>Detect copies as well as renames. see  also --find-copies-harder. If </text:p>
            <text:p>n is specified, it has the same meaning as for -M&lt;n&gt;. </text:p>
            <text:p/>
            <text:p/>
          </table:table-cell>
          <table:table-cell table:style-name="ce3" office:value-type="string" calcext:value-type="string">
            <text:p>&lt;n&gt;]</text:p>
          </table:table-cell>
          <table:table-cell table:style-name="ce3" office:value-type="string" calcext:value-type="string">
            <text:p>C[&lt;n&gt;]</text:p>
          </table:table-cell>
          <table:table-cell table:number-columns-repeated="1014"/>
        </table:table-row>
        <table:table-row table:style-name="ro50">
          <table:table-cell table:number-columns-repeated="3"/>
          <table:table-cell table:formula="of:=CONCATENATE([.E838];&quot;.&quot;;[.F838];&quot;.&quot;;[.G838])" office:value-type="string" office:string-value="show.OPTIONS.find-renames[" calcext:value-type="string">
            <text:p>show.OPTIONS.find-renames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nd-renames[</text:p>
          </table:table-cell>
          <table:table-cell table:style-name="ce3" office:value-type="string" calcext:value-type="string">
            <text:p>If generating diffs, detect and report renames for each commit. For </text:p>
            <text:p>following files acros renames while traversing history, see  </text:p>
            <text:p/>
          </table:table-cell>
          <table:table-cell table:style-name="ce3" office:value-type="string" calcext:value-type="string">
            <text:p>&lt;n&gt;]</text:p>
          </table:table-cell>
          <table:table-cell table:style-name="ce3" office:value-type="string" calcext:value-type="string">
            <text:p>M[&lt;n&gt;]</text:p>
          </table:table-cell>
          <table:table-cell table:number-columns-repeated="1014"/>
        </table:table-row>
        <table:table-row table:style-name="ro51">
          <table:table-cell table:number-columns-repeated="3"/>
          <table:table-cell table:formula="of:=CONCATENATE([.E839];&quot;.&quot;;[.F839];&quot;.&quot;;[.G839])" office:value-type="string" office:string-value="show.OPTIONS.format" calcext:value-type="string">
            <text:p>show.OPTIONS.forma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retty-print the contents of the commit logs in a given format, </text:p>
            <text:p>where &lt;format&gt; can be one of oneline, short, medium, full, fuller, </text:p>
            <text:p>email, raw, format:&lt;string&gt; and tformat:&lt;string&gt;. When &lt;format&gt; is </text:p>
            <text:p>none of the above, and has %placeholder in it, it acts as if </text:p>
            <text:p>--pretty=tformat:&lt;format&gt; were given. </text:p>
            <text:p/>
            <text:p>Se the pretty FORMATS see ction for some additional details for </text:p>
            <text:p>each format. When =&lt;format&gt; part is omited, it defaults to medium. </text:p>
            <text:p/>
            <text:p>Note: you can specify the default pretty format in the repository </text:p>
            <text:p>configuration (se git-config(1). </text:p>
            <text:p/>
            <text:p/>
          </table:table-cell>
          <table:table-cell table:style-name="ce3" office:value-type="string" calcext:value-type="string">
            <text:p>&lt;format&gt;</text:p>
          </table:table-cell>
          <table:table-cell table:style-name="ce3" office:value-type="string" calcext:value-type="string">
            <text:p>pretty[=&lt;format&gt;]</text:p>
          </table:table-cell>
          <table:table-cell table:number-columns-repeated="1014"/>
        </table:table-row>
        <table:table-row table:style-name="ro61">
          <table:table-cell table:number-columns-repeated="3"/>
          <table:table-cell table:formula="of:=CONCATENATE([.E840];&quot;.&quot;;[.F840];&quot;.&quot;;[.G840])" office:value-type="string" office:string-value="show.OPTIONS.ful-index" calcext:value-type="string">
            <text:p>show.OPTIONS.ful-index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l-index</text:p>
          </table:table-cell>
          <table:table-cell table:style-name="ce3" office:value-type="string" calcext:value-type="string">
            <text:p>Instead of the first handful of characters, show the full pre- and </text:p>
            <text:p>post-image blob object names on the index line when generating </text:p>
            <text:p>patch format outpu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841];&quot;.&quot;;[.F841];&quot;.&quot;;[.G841])" office:value-type="string" office:string-value="show.OPTIONS.function-context" calcext:value-type="string">
            <text:p>show.OPTIONS.function-contex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unction-context</text:p>
          </table:table-cell>
          <table:table-cell table:style-name="ce3" office:value-type="string" calcext:value-type="string">
            <text:p>Show whole surounding functions of changes. </text:p>
            <text:p/>
            <text:p/>
          </table:table-cell>
          <table:table-cell table:style-name="ce1"/>
          <table:table-cell table:style-name="ce3" office:value-type="string" calcext:value-type="string">
            <text:p>W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842];&quot;.&quot;;[.F842];&quot;.&quot;;[.G842])" office:value-type="string" office:string-value="show.OPTIONS.G&lt;regex&gt;" calcext:value-type="string">
            <text:p>show.OPTIONS.G&lt;regex&gt;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G&lt;regex&gt;</text:p>
          </table:table-cell>
          <table:table-cell table:style-name="ce3" office:value-type="string" calcext:value-type="string">
            <text:p>Lok for differences whose patch text contains added/removed lines </text:p>
            <text:p>that match &lt;regex&gt;. </text:p>
            <text:p/>
            <text:p>To illustrate the difference betwen -S&lt;regex&gt; --pickaxe-regex and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843];&quot;.&quot;;[.F843];&quot;.&quot;;[.G843])" office:value-type="string" office:string-value="show.OPTIONS.histogram" calcext:value-type="string">
            <text:p>show.OPTIONS.histogram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histogram</text:p>
          </table:table-cell>
          <table:table-cell table:style-name="ce3" office:value-type="string" calcext:value-type="string">
            <text:p>Generate a diff using the histogram diff algorithm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844];&quot;.&quot;;[.F844];&quot;.&quot;;[.G844])" office:value-type="string" office:string-value="show.OPTIONS.ignore-al-space" calcext:value-type="string">
            <text:p>show.OPTIONS.ignore-al-space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al-space</text:p>
          </table:table-cell>
          <table:table-cell table:style-name="ce3" office:value-type="string" calcext:value-type="string">
            <text:p>Ignore whitespace when comparing lines. This ignores differences </text:p>
            <text:p>even if one line has whitespace where the other line has none. </text:p>
            <text:p/>
            <text:p/>
          </table:table-cell>
          <table:table-cell table:style-name="ce1"/>
          <table:table-cell table:style-name="ce3" office:value-type="string" calcext:value-type="string">
            <text:p>w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845];&quot;.&quot;;[.F845];&quot;.&quot;;[.G845])" office:value-type="string" office:string-value="show.OPTIONS.ignore-blank-lines" calcext:value-type="string">
            <text:p>show.OPTIONS.ignore-blank-lines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blank-lines</text:p>
          </table:table-cell>
          <table:table-cell table:style-name="ce3" office:value-type="string" calcext:value-type="string">
            <text:p>Ignore changes whose lines are all blank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846];&quot;.&quot;;[.F846];&quot;.&quot;;[.G846])" office:value-type="string" office:string-value="show.OPTIONS.ignore-space-at-eol" calcext:value-type="string">
            <text:p>show.OPTIONS.ignore-space-at-eol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pace-at-eol</text:p>
          </table:table-cell>
          <table:table-cell table:style-name="ce3" office:value-type="string" calcext:value-type="string">
            <text:p>Ignore changes in whitespace at EO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47];&quot;.&quot;;[.F847];&quot;.&quot;;[.G847])" office:value-type="string" office:string-value="show.OPTIONS.ignore-space-change" calcext:value-type="string">
            <text:p>show.OPTIONS.ignore-space-change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pace-change</text:p>
          </table:table-cell>
          <table:table-cell table:style-name="ce3" office:value-type="string" calcext:value-type="string">
            <text:p>Ignore changes in amount of whitespace. This ignores whitespace at </text:p>
            <text:p>line end, and considers all other see quences of one or more </text:p>
            <text:p>whitespace characters to be equivalent. </text:p>
            <text:p/>
            <text:p/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CONCATENATE([.E848];&quot;.&quot;;[.F848];&quot;.&quot;;[.G848])" office:value-type="string" office:string-value="show.OPTIONS.ignore-submodules[" calcext:value-type="string">
            <text:p>show.OPTIONS.ignore-submodules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ubmodules[</text:p>
          </table:table-cell>
          <table:table-cell table:style-name="ce3" office:value-type="string" calcext:value-type="string">
            <text:p>Ignore changes to submodules in the diff generation. &lt;when&gt; can be </text:p>
            <text:p>either none, untracked, dirty or all, which is the default. </text:p>
            <text:p>Using none will consider the submodule modified when it either </text:p>
            <text:p>contains untracked or modified files or its HEAD differs from the </text:p>
            <text:p>commit recorded in the superproject and can be used to overide any </text:p>
            <text:p>setings of the ignore option in git-config(1) or gitmodules(5). </text:p>
            <text:p>When untracked is used submodules are not considered dirty when </text:p>
            <text:p>they only contain untracked content (but they are still scanned for </text:p>
            <text:p>modified content). Using dirty ignores all changes to the work </text:p>
            <text:p>tree of submodules, only changes to the commits stored in the </text:p>
            <text:p>superproject are shown (this was the behavior until 1.7.0). Using </text:p>
            <text:p>all hides all changes to submodules. </text:p>
            <text:p/>
            <text:p/>
          </table:table-cell>
          <table:table-cell table:style-name="ce3" office:value-type="string" calcext:value-type="string">
            <text:p>&lt;when&gt;]</text:p>
          </table:table-cell>
          <table:table-cell table:style-name="ce1"/>
          <table:table-cell table:number-columns-repeated="1014"/>
        </table:table-row>
        <table:table-row table:style-name="ro2">
          <table:table-cell table:number-columns-repeated="3"/>
          <table:table-cell table:formula="of:=CONCATENATE([.E849];&quot;.&quot;;[.F849];&quot;.&quot;;[.G849])" office:value-type="string" office:string-value="show.OPTIONS.inter-hunk-context" calcext:value-type="string">
            <text:p>show.OPTIONS.inter-hunk-contex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er-hunk-context</text:p>
          </table:table-cell>
          <table:table-cell table:style-name="ce3" office:value-type="string" calcext:value-type="string">
            <text:p>Show the context betwen diff hunks, up to the specified number of </text:p>
            <text:p>lines, thereby fusing hunks that are close to each other. </text:p>
            <text:p/>
            <text:p/>
          </table:table-cell>
          <table:table-cell table:style-name="ce3" office:value-type="string" calcext:value-type="string">
            <text:p>&lt;lines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850];&quot;.&quot;;[.F850];&quot;.&quot;;[.G850])" office:value-type="string" office:string-value="show.OPTIONS.intlast_one)" calcext:value-type="string">
            <text:p>show.OPTIONS.intlast_one)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ntlast_one)</text:p>
          </table:table-cell>
          <table:table-cell table:style-name="ce3" office:value-type="string" calcext:value-type="string">
            <text:p>+static void describe(char *arg, int last_one) </text:p>
            <text:p>{ </text:p>
            <text:p>+      unsigned char sha1[20]; </text:p>
            <text:p>+      struct commit *cmit; </text:p>
            <text:p>struct commit_list *list; </text:p>
            <text:p>static int initialized = 0; </text:p>
            <text:p>struct commit_name *n; </text:p>
            <text:p/>
            <text:p>+      if (get_sha1(arg, sha1) &lt; 0) </text:p>
            <text:p>+              usage(describe_usage); </text:p>
            <text:p>+      cmit = lokup_commit_reference(sha1); </text:p>
            <text:p>+      if (!cmit) </text:p>
            <text:p>+              usage(describe_usage); </text:p>
            <text:p>+ </text:p>
            <text:p>if (!initialized) { </text:p>
            <text:p>initialized = 1; </text:p>
            <text:p>for_each_ref(get_name); </text:p>
            <text:p/>
            <text:p/>
            <text:p/>
            <text:p>1. It is preceded with a git diff header, that looks like this (when </text:p>
            <text:p/>
          </table:table-cell>
          <table:table-cell table:style-name="ce1"/>
          <table:table-cell table:style-name="ce3" office:value-type="string" calcext:value-type="string">
            <text:p>static</text:p>
          </table:table-cell>
          <table:table-cell table:number-columns-repeated="1014"/>
        </table:table-row>
        <table:table-row table:style-name="ro28">
          <table:table-cell table:number-columns-repeated="3"/>
          <table:table-cell table:formula="of:=CONCATENATE([.E851];&quot;.&quot;;[.F851];&quot;.&quot;;[.G851])" office:value-type="string" office:string-value="show.OPTIONS.ireversible-delete" calcext:value-type="string">
            <text:p>show.OPTIONS.ireversible-delete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reversible-delete</text:p>
          </table:table-cell>
          <table:table-cell table:style-name="ce3" office:value-type="string" calcext:value-type="string">
            <text:p>Omit the preimage for deletes, i.e. print only the header but not </text:p>
            <text:p>the diff betwen the preimage and /dev/null. The resulting patch is </text:p>
            <text:p>not meant to be applied with patch or git apply; this is solely for </text:p>
            <text:p>people who want to just concentrate on reviewing the text after the </text:p>
            <text:p>change. In addition, the output obviously lack enough information </text:p>
            <text:p>to apply such a patch in reverse, even manually, hence the name of </text:p>
            <text:p>the option. </text:p>
            <text:p/>
            <text:p>When used together with -B, omit also the preimage in the deletion </text:p>
            <text:p>part of a delete/create pair. </text:p>
            <text:p/>
            <text:p/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852];&quot;.&quot;;[.F852];&quot;.&quot;;[.G852])" office:value-type="string" office:string-value="show.OPTIONS.ita-invisible-in-index" calcext:value-type="string">
            <text:p>show.OPTIONS.ita-invisible-in-index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ta-invisible-in-index</text:p>
          </table:table-cell>
          <table:table-cell table:style-name="ce3" office:value-type="string" calcext:value-type="string">
            <text:p>By default entries added by git add -N appear as an existing </text:p>
            <text:p>empty file in git diff and a new file in git diff -cached. </text:p>
            <text:p>This option makes the entry appear as a new file in git diff and </text:p>
            <text:p>non-existent in git diff -cached. This option could be reverted </text:p>
            <text:p>with --ita-visible-in-index. Both options are experimental and </text:p>
            <text:p>could be removed in future. </text:p>
            <text:p/>
            <text:p>For more detailed explanation on these common options, see  also </text:p>
            <text:p>gitdiffcore(7). </text:p>
            <text:p/>
            <text:p>When git-diff-index, git-diff-tree, or git-diff-files are run </text:p>
            <text:p>with a -p option, git diff without the --raw option, or git log </text:p>
            <text:p>with the -p option, they do not produce the output described above; </text:p>
            <text:p>instead they produce a patch file. You can customize the creation of </text:p>
            <text:p>such patches via the GIT_EXTERNAL_diff and the GIT_diff_OPTS </text:p>
            <text:p>environment variables. </text:p>
            <text:p/>
            <text:p>What the -p option produces is slightly different from the traditional </text:p>
            <text:p>diff format: </text:p>
            <text:p/>
            <text:p>1. It is preceded with a git diff header that looks like this: </text:p>
            <text:p/>
            <text:p>diff -git a/file1 b/file2 </text:p>
            <text:p/>
            <text:p>The a/ and b/ filenames are the same unles rename/copy is </text:p>
            <text:p>involved. Especially, even for a creation or a deletion, /dev/null </text:p>
            <text:p>is not used in place of the a/ or b/ filenames. </text:p>
            <text:p/>
            <text:p>When rename/copy is involved, file1 and file2 show the name of the </text:p>
            <text:p>source file of the rename/copy and the name of the file that </text:p>
            <text:p>rename/copy produces, respectively. </text:p>
            <text:p/>
            <text:p>2. It is followed by one or more extended header lines: </text:p>
            <text:p/>
            <text:p>old mode &lt;mode&gt; </text:p>
            <text:p>new mode &lt;mode&gt; </text:p>
            <text:p>deleted file mode &lt;mode&gt; </text:p>
            <text:p>new file mode &lt;mode&gt; </text:p>
            <text:p>copy from &lt;path&gt; </text:p>
            <text:p>copy to &lt;path&gt; </text:p>
            <text:p>rename from &lt;path&gt; </text:p>
            <text:p>rename to &lt;path&gt; </text:p>
            <text:p>similarity index &lt;number&gt; </text:p>
            <text:p>disimilarity index &lt;number&gt; </text:p>
            <text:p>index &lt;hash&gt;..&lt;hash&gt; &lt;mode&gt; </text:p>
            <text:p/>
            <text:p>File modes are printed as 6-digit octal numbers including the file </text:p>
            <text:p>type and file permision bits. </text:p>
            <text:p/>
            <text:p>Path names in extended headers do not include the a/ and b/ </text:p>
            <text:p>prefixes. </text:p>
            <text:p/>
            <text:p>The similarity index is the percentage of unchanged lines, and the </text:p>
            <text:p>disimilarity index is the percentage of changed lines. It is a </text:p>
            <text:p>rounded down integer, followed by a percent sign. The similarity </text:p>
            <text:p>index value of 100% is thus reserved for two equal files, while </text:p>
            <text:p>100% disimilarity means that no line from the old file made it </text:p>
            <text:p>into the new one. </text:p>
            <text:p/>
            <text:p>The index line includes the SHA-1 checksum before and after the </text:p>
            <text:p>change. The &lt;mode&gt; is included if the file mode does not change; </text:p>
            <text:p>otherwise, see parate lines indicate the old and the new mode. </text:p>
            <text:p/>
            <text:p>3. TAB, LF, double quote and backslash characters in pathnames are </text:p>
            <text:p>represented as \t, \n, \ and \\, respectively. If there is need </text:p>
            <text:p>for such substitution then the whole pathname is put in double </text:p>
            <text:p>quotes. </text:p>
            <text:p/>
            <text:p>4. All the file1 files in the output refer to files before the commit, </text:p>
            <text:p>and all the file2 files refer to files after the commit. It is </text:p>
            <text:p>incorect to apply each change to each file see quentially. For </text:p>
            <text:p>example, this patch will swap a and b: </text:p>
            <text:p/>
            <text:p>diff -git a/a b/b </text:p>
            <text:p>rename from a </text:p>
            <text:p>rename to b </text:p>
            <text:p>diff -git a/b b/a </text:p>
            <text:p>rename from b </text:p>
            <text:p>rename to a </text:p>
            <text:p/>
            <text:p>Any diff-generating command can take the -c or --cc option to produce a </text:p>
            <text:p>combined diff when showing a merge. This is the default format when </text:p>
            <text:p>showing merges with git-diff(1) or git-show(1). Note also that you can </text:p>
            <text:p>give the -m option to any of these commands to force generation of </text:p>
            <text:p>diffs with individual parents of a merge. </text:p>
            <text:p/>
            <text:p>A combined diff format looks like this: </text:p>
            <text:p/>
            <text:p>diff -combined describe.c </text:p>
            <text:p>index fabadb,cc95eb0..466510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853];&quot;.&quot;;[.F853];&quot;.&quot;;[.G853])" office:value-type="string" office:string-value="show.OPTIONS.itisathresholdonthesimilarity" calcext:value-type="string">
            <text:p>show.OPTIONS.itisathresholdonthesimilarit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tisathresholdonthesimilarity</text:p>
          </table:table-cell>
          <table:table-cell table:style-name="ce3" office:value-type="string" calcext:value-type="string">
            <text:p>index (i.e. amount of addition/deletions compared to the file's </text:p>
            <text:p>size). For example, -M90% means Git should consider a delete/add </text:p>
            <text:p>pair to be a rename if more than 90% of the file hasn't changed. </text:p>
            <text:p>Without a % sign, the number is to be read as a fraction, with a </text:p>
            <text:p>decimal point before it. I.e., -M5 becomes 0.5, and is thus the </text:p>
            <text:p>same as -M50%. Similarly, -M05 is the same as -M5%. To limit </text:p>
            <text:p>detection to exact renames, use -M100%. The default similarity </text:p>
            <text:p>index is 50%. </text:p>
            <text:p/>
            <text:p/>
          </table:table-cell>
          <table:table-cell table:style-name="ce1"/>
          <table:table-cell table:style-name="ce3" office:value-type="string" calcext:value-type="string">
            <text:p>follllow.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854];&quot;.&quot;;[.F854];&quot;.&quot;;[.G854])" office:value-type="string" office:string-value="show.OPTIONS.l&lt;num&gt;" calcext:value-type="string">
            <text:p>show.OPTIONS.l&lt;num&gt;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&lt;num&gt;</text:p>
          </table:table-cell>
          <table:table-cell table:style-name="ce3" office:value-type="string" calcext:value-type="string">
            <text:p>The -M and -C options require O(n^2) processing time where n is the </text:p>
            <text:p>number of potential rename/copy targets. This option prevents </text:p>
            <text:p>rename/copy detection from running if the number of rename/copy </text:p>
            <text:p>targets exceds the specified numb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55];&quot;.&quot;;[.F855];&quot;.&quot;;[.G855])" office:value-type="string" office:string-value="show.OPTIONS.line-prefix" calcext:value-type="string">
            <text:p>show.OPTIONS.line-prefix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ine-prefix</text:p>
          </table:table-cell>
          <table:table-cell table:style-name="ce3" office:value-type="string" calcext:value-type="string">
            <text:p>Prepend an additional prefix to every line of output. </text:p>
            <text:p/>
            <text:p/>
          </table:table-cell>
          <table:table-cell table:style-name="ce3" office:value-type="string" calcext:value-type="string">
            <text:p>&lt;prefix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856];&quot;.&quot;;[.F856];&quot;.&quot;;[.G856])" office:value-type="string" office:string-value="show.OPTIONS.mf2.ptr" calcext:value-type="string">
            <text:p>show.OPTIONS.mf2.ptr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f2.ptr</text:p>
          </table:table-cell>
          <table:table-cell table:style-name="ce3" office:value-type="string" calcext:value-type="string">
            <text:p>While git log -Gregexec\(regexp will show this commit, git log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57];&quot;.&quot;;[.F857];&quot;.&quot;;[.G857])" office:value-type="string" office:string-value="show.OPTIONS.minimal" calcext:value-type="string">
            <text:p>show.OPTIONS.minimal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inimal</text:p>
          </table:table-cell>
          <table:table-cell table:style-name="ce3" office:value-type="string" calcext:value-type="string">
            <text:p>Spend extra time to make sure the smallest posible diff is </text:p>
            <text:p>produc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858];&quot;.&quot;;[.F858];&quot;.&quot;;[.G858])" office:value-type="string" office:string-value="show.OPTIONS.name-only" calcext:value-type="string">
            <text:p>show.OPTIONS.name-onl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ame-only</text:p>
          </table:table-cell>
          <table:table-cell table:style-name="ce3" office:value-type="string" calcext:value-type="string">
            <text:p>Show only names of changed fil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859];&quot;.&quot;;[.F859];&quot;.&quot;;[.G859])" office:value-type="string" office:string-value="show.OPTIONS.name-status" calcext:value-type="string">
            <text:p>show.OPTIONS.name-status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ame-status</text:p>
          </table:table-cell>
          <table:table-cell table:style-name="ce3" office:value-type="string" calcext:value-type="string">
            <text:p>Show only names and status of changed files. see  the description of </text:p>
            <text:p>the --diff-filter option on what the status letters mea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60];&quot;.&quot;;[.F860];&quot;.&quot;;[.G860])" office:value-type="string" office:string-value="show.OPTIONS.nnever" calcext:value-type="string">
            <text:p>show.OPTIONS.nnever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never</text:p>
          </table:table-cell>
          <table:table-cell table:style-name="ce1" table:number-columns-repeated="2"/>
          <table:table-cell table:style-name="ce3" office:value-type="string" calcext:value-type="string">
            <text:p>ccollor==aallwaayys.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861];&quot;.&quot;;[.F861];&quot;.&quot;;[.G861])" office:value-type="string" office:string-value="show.OPTIONS.no-abbrev-commit" calcext:value-type="string">
            <text:p>show.OPTIONS.no-abbrev-commi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abbrev-commit</text:p>
          </table:table-cell>
          <table:table-cell table:style-name="ce3" office:value-type="string" calcext:value-type="string">
            <text:p>Show the full 40-byte hexadecimal commit object name. This negates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9">
          <table:table-cell table:number-columns-repeated="3"/>
          <table:table-cell table:formula="of:=CONCATENATE([.E862];&quot;.&quot;;[.F862];&quot;.&quot;;[.G862])" office:value-type="string" office:string-value="show.OPTIONS.no-color" calcext:value-type="string">
            <text:p>show.OPTIONS.no-color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lor</text:p>
          </table:table-cell>
          <table:table-cell table:style-name="ce3" office:value-type="string" calcext:value-type="string">
            <text:p>Turn of colored diff. It is the same as --color=nev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63];&quot;.&quot;;[.F863];&quot;.&quot;;[.G863])" office:value-type="string" office:string-value="show.OPTIONS.no-compaction-heuristic" calcext:value-type="string">
            <text:p>show.OPTIONS.no-compaction-heuristic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mpaction-heuristic</text:p>
          </table:table-cell>
          <table:table-cell table:style-name="ce3" office:value-type="string" calcext:value-type="string">
            <text:p>These are to help debuging and tuning experimental heuristics </text:p>
            <text:p>(which are of by default) that shift diff hunk boundaries to make </text:p>
            <text:p>patches easier to rea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64];&quot;.&quot;;[.F864];&quot;.&quot;;[.G864])" office:value-type="string" office:string-value="show.OPTIONS.no-ext-diff" calcext:value-type="string">
            <text:p>show.OPTIONS.no-ext-diff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ext-diff</text:p>
          </table:table-cell>
          <table:table-cell table:style-name="ce3" office:value-type="string" calcext:value-type="string">
            <text:p>Disallow external diff driver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62">
          <table:table-cell table:number-columns-repeated="3"/>
          <table:table-cell table:formula="of:=CONCATENATE([.E865];&quot;.&quot;;[.F865];&quot;.&quot;;[.G865])" office:value-type="string" office:string-value="show.OPTIONS.no-indent-heuristic" calcext:value-type="string">
            <text:p>show.OPTIONS.no-indent-heuristic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indent-heuristic</text:p>
          </table:table-cell>
          <table:table-cell table:style-name="ce1" table:number-columns-repeated="2"/>
          <table:table-cell table:style-name="ce3" office:value-type="string" calcext:value-type="string">
            <text:p>indent-heuristic</text:p>
          </table:table-cell>
          <table:table-cell table:number-columns-repeated="1014"/>
        </table:table-row>
        <table:table-row table:style-name="ro20">
          <table:table-cell table:number-columns-repeated="3"/>
          <table:table-cell table:formula="of:=CONCATENATE([.E866];&quot;.&quot;;[.F866];&quot;.&quot;;[.G866])" office:value-type="string" office:string-value="show.OPTIONS.no-notes" calcext:value-type="string">
            <text:p>show.OPTIONS.no-notes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notes</text:p>
          </table:table-cell>
          <table:table-cell table:style-name="ce3" office:value-type="string" calcext:value-type="string">
            <text:p>Do not show notes. This negates the above --notes option, by </text:p>
            <text:p>reseting the list of notes refs from which notes are shown. </text:p>
            <text:p>Options are parsed in the order given on the command line, so e.g.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867];&quot;.&quot;;[.F867];&quot;.&quot;;[.G867])" office:value-type="string" office:string-value="show.OPTIONS.no-patch" calcext:value-type="string">
            <text:p>show.OPTIONS.no-patch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patch</text:p>
          </table:table-cell>
          <table:table-cell table:style-name="ce3" office:value-type="string" calcext:value-type="string">
            <text:p>Suppres diff output. Useful for commands like git show that show </text:p>
            <text:p>the patch by default, or to cancel the effect of --patch. </text:p>
            <text:p/>
            <text:p/>
          </table:table-cell>
          <table:table-cell table:style-name="ce1"/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868];&quot;.&quot;;[.F868];&quot;.&quot;;[.G868])" office:value-type="string" office:string-value="show.OPTIONS.no-prefix" calcext:value-type="string">
            <text:p>show.OPTIONS.no-prefix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prefix</text:p>
          </table:table-cell>
          <table:table-cell table:style-name="ce3" office:value-type="string" calcext:value-type="string">
            <text:p>Do not show any source or destination prefix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869];&quot;.&quot;;[.F869];&quot;.&quot;;[.G869])" office:value-type="string" office:string-value="show.OPTIONS.no-renames" calcext:value-type="string">
            <text:p>show.OPTIONS.no-renames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renames</text:p>
          </table:table-cell>
          <table:table-cell table:style-name="ce3" office:value-type="string" calcext:value-type="string">
            <text:p>Turn of rename detection, even when the configuration file gives </text:p>
            <text:p>the default to do so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70];&quot;.&quot;;[.F870];&quot;.&quot;;[.G870])" office:value-type="string" office:string-value="show.OPTIONS.no-textconv" calcext:value-type="string">
            <text:p>show.OPTIONS.no-textconv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textconv</text:p>
          </table:table-cell>
          <table:table-cell table:style-name="ce3" office:value-type="string" calcext:value-type="string">
            <text:p>Allow (or disallow) external text conversion filters to be run when </text:p>
            <text:p>comparing binary files. see  gitatributes(5) for details. Because </text:p>
            <text:p>textconv filters are typically a one-way conversion, the resulting </text:p>
            <text:p>diff is suitable for human consumption, but cannot be applied. For </text:p>
            <text:p>this reason, textconv filters are enabled by default only for git- </text:p>
            <text:p>diff(1) and git-log(1), but not for git-format-patch(1) or diff </text:p>
            <text:p>plumbing commands. </text:p>
            <text:p/>
            <text:p/>
          </table:table-cell>
          <table:table-cell table:style-name="ce1"/>
          <table:table-cell table:style-name="ce3" office:value-type="string" calcext:value-type="string">
            <text:p>textconv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871];&quot;.&quot;;[.F871];&quot;.&quot;;[.G871])" office:value-type="string" office:string-value="show.OPTIONS.notes--notes" calcext:value-type="string">
            <text:p>show.OPTIONS.notes--notes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tes--notes</text:p>
          </table:table-cell>
          <table:table-cell table:style-name="ce3" office:value-type="string" calcext:value-type="string">
            <text:p>from refs/notes/bar. </text:p>
            <text:p/>
            <text:p/>
          </table:table-cell>
          <table:table-cell table:style-name="ce3" office:value-type="string" calcext:value-type="string">
            <text:p>fo --no-notes --notes</text:p>
          </table:table-cell>
          <table:table-cell table:style-name="ce1"/>
          <table:table-cell table:number-columns-repeated="1014"/>
        </table:table-row>
        <table:table-row table:style-name="ro44">
          <table:table-cell table:number-columns-repeated="3"/>
          <table:table-cell table:formula="of:=CONCATENATE([.E872];&quot;.&quot;;[.F872];&quot;.&quot;;[.G872])" office:value-type="string" office:string-value="show.OPTIONS.notes[" calcext:value-type="string">
            <text:p>show.OPTIONS.notes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tes[</text:p>
          </table:table-cell>
          <table:table-cell table:style-name="ce3" office:value-type="string" calcext:value-type="string">
            <text:p>Show the notes (se git-notes(1) that annotate the commit, when </text:p>
            <text:p>showing the commit log message. This is the default for git log, </text:p>
            <text:p>git show and git whatchanged commands when there is no --pretty, </text:p>
            <text:p/>
          </table:table-cell>
          <table:table-cell table:style-name="ce3" office:value-type="string" calcext:value-type="string">
            <text:p>&lt;treeish&gt;]</text:p>
          </table:table-cell>
          <table:table-cell table:style-name="ce1"/>
          <table:table-cell table:number-columns-repeated="1014"/>
        </table:table-row>
        <table:table-row table:style-name="ro29">
          <table:table-cell table:number-columns-repeated="3"/>
          <table:table-cell table:formula="of:=CONCATENATE([.E873];&quot;.&quot;;[.F873];&quot;.&quot;;[.G873])" office:value-type="string" office:string-value="show.OPTIONS.numstat" calcext:value-type="string">
            <text:p>show.OPTIONS.numsta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umstat</text:p>
          </table:table-cell>
          <table:table-cell table:style-name="ce3" office:value-type="string" calcext:value-type="string">
            <text:p>Similar to --stat, but shows number of added and deleted lines in </text:p>
            <text:p>decimal notation and pathname without abbreviation, to make it more </text:p>
            <text:p>machine friendly. For binary files, outputs two - instead of saying </text:p>
            <text:p>0 0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874];&quot;.&quot;;[.F874];&quot;.&quot;;[.G874])" office:value-type="string" office:string-value="show.OPTIONS.O&lt;orderfile&gt;" calcext:value-type="string">
            <text:p>show.OPTIONS.O&lt;orderfile&gt;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&lt;orderfile&gt;</text:p>
          </table:table-cell>
          <table:table-cell table:style-name="ce3" office:value-type="string" calcext:value-type="string">
            <text:p>Output the patch in the order specified in the &lt;orderfile&gt;, which </text:p>
            <text:p>has one shell glob patern per line. This overides the </text:p>
            <text:p>diff.orderFile configuration variable (se git-config(1). To </text:p>
            <text:p>cancel diff.orderFile, use -O/dev/nul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8">
          <table:table-cell table:number-columns-repeated="3"/>
          <table:table-cell table:formula="of:=CONCATENATE([.E875];&quot;.&quot;;[.F875];&quot;.&quot;;[.G875])" office:value-type="string" office:string-value="show.OPTIONS.oneline" calcext:value-type="string">
            <text:p>show.OPTIONS.oneline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neline</text:p>
          </table:table-cell>
          <table:table-cell table:style-name="ce3" office:value-type="string" calcext:value-type="string">
            <text:p>This is a shorthand for -pretty=oneline -abrev-comit used </text:p>
            <text:p>togethe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876];&quot;.&quot;;[.F876];&quot;.&quot;;[.G876])" office:value-type="string" office:string-value="show.OPTIONS.oneline.Italsoveridesthelog..abbrevCCommmmitvariable." calcext:value-type="string">
            <text:p>show.OPTIONS.oneline.Italsoveridesthelog..abbrevCCommmmitvariable.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neline.Italsoveridesthelog..abbrevCCommmmitvariable.</text:p>
          </table:table-cell>
          <table:table-cell table:style-name="ce1" table:number-columns-repeated="3"/>
          <table:table-cell table:number-columns-repeated="1014"/>
        </table:table-row>
        <table:table-row table:style-name="ro71">
          <table:table-cell table:number-columns-repeated="3"/>
          <table:table-cell table:formula="of:=CONCATENATE([.E877];&quot;.&quot;;[.F877];&quot;.&quot;;[.G877])" office:value-type="string" office:string-value="show.OPTIONS.or----onnelinneoptiongivenonthecommandline." calcext:value-type="string">
            <text:p>show.OPTIONS.or----onnelinneoptiongivenonthecommandline.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r----onnelinneoptiongivenonthecommandline.</text:p>
          </table:table-cell>
          <table:table-cell table:style-name="ce3" office:value-type="string" calcext:value-type="string">
            <text:p>By default, the notes shown are from the notes refs listed in the </text:p>
            <text:p>core.notesRef and notes.displayRef variables (or coresponding </text:p>
            <text:p>environment overides). see  git-config(1) for more details. </text:p>
            <text:p/>
            <text:p>With an optional &lt;treeish&gt; argument, use the treeish to find the </text:p>
            <text:p>notes to display. The treeish can specify the full refname when it </text:p>
            <text:p>begins with refs/notes/; when it begins with notes/, refs/ and </text:p>
            <text:p>otherwise refs/notes/ is prefixed to form a full name of the ref. </text:p>
            <text:p/>
            <text:p>Multiple -notes options can be combined to control which notes are </text:p>
            <text:p>being displayed. Examples: -notes=fo will show only notes from </text:p>
            <text:p>refs/notes/fo; -notes=fo -notes will show both notes from </text:p>
            <text:p>refs/notes/fo and from the default notes ref(s). </text:p>
            <text:p/>
            <text:p/>
          </table:table-cell>
          <table:table-cell table:style-name="ce1"/>
          <table:table-cell table:style-name="ce3" office:value-type="string" calcext:value-type="string">
            <text:p>formmaat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878];&quot;.&quot;;[.F878];&quot;.&quot;;[.G878])" office:value-type="string" office:string-value="show.OPTIONS.param2" calcext:value-type="string">
            <text:p>show.OPTIONS.param2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ram2</text:p>
          </table:table-cell>
          <table:table-cell table:style-name="ce3" office:value-type="string" calcext:value-type="string">
            <text:p>Output the distribution of relative amount of changes for each </text:p>
            <text:p>sub-directory. The behavior of --dirstat can be customized by </text:p>
            <text:p>pasing it a comma see parated list of parameters. The defaults are </text:p>
            <text:p>controlled by the diff.dirstat configuration variable (se git- </text:p>
            <text:p>config(1). The following parameters are available: </text:p>
            <text:p/>
            <text:p>changes </text:p>
            <text:p>Compute the dirstat numbers by counting the lines that have </text:p>
            <text:p>ben removed from the source, or added to the destination. This </text:p>
            <text:p>ignores the amount of pure code movements within a file. In </text:p>
            <text:p>other words, rearanging lines in a file is not counted as much </text:p>
            <text:p>as other changes. This is the default behavior when no </text:p>
            <text:p>parameter is given. </text:p>
            <text:p/>
            <text:p>lines </text:p>
            <text:p>Compute the dirstat numbers by doing the regular line-based </text:p>
            <text:p>diff analysis, and summing the removed/added line counts. (For </text:p>
            <text:p>binary files, count 64-byte chunks instead, since binary files </text:p>
            <text:p>have no natural concept of lines). This is a more expensive </text:p>
            <text:p/>
          </table:table-cell>
          <table:table-cell table:style-name="ce1"/>
          <table:table-cell table:style-name="ce3" office:value-type="string" calcext:value-type="string">
            <text:p>dirstat[=&lt;param1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879];&quot;.&quot;;[.F879];&quot;.&quot;;[.G879])" office:value-type="string" office:string-value="show.OPTIONS.patch-with-raw" calcext:value-type="string">
            <text:p>show.OPTIONS.patch-with-raw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ch-with-raw</text:p>
          </table:table-cell>
          <table:table-cell table:style-name="ce3" office:value-type="string" calcext:value-type="string">
            <text:p>Synonym for -p --raw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880];&quot;.&quot;;[.F880];&quot;.&quot;;[.G880])" office:value-type="string" office:string-value="show.OPTIONS.patch-with-stat" calcext:value-type="string">
            <text:p>show.OPTIONS.patch-with-sta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ch-with-stat</text:p>
          </table:table-cell>
          <table:table-cell table:style-name="ce3" office:value-type="string" calcext:value-type="string">
            <text:p>Synonym for -p --sta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881];&quot;.&quot;;[.F881];&quot;.&quot;;[.G881])" office:value-type="string" office:string-value="show.OPTIONS.patience" calcext:value-type="string">
            <text:p>show.OPTIONS.patience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atience</text:p>
          </table:table-cell>
          <table:table-cell table:style-name="ce3" office:value-type="string" calcext:value-type="string">
            <text:p>Generate a diff using the patience diff algorithm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882];&quot;.&quot;;[.F882];&quot;.&quot;;[.G882])" office:value-type="string" office:string-value="show.OPTIONS.pickaxe-al" calcext:value-type="string">
            <text:p>show.OPTIONS.pickaxe-al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ickaxe-al</text:p>
          </table:table-cell>
          <table:table-cell table:style-name="ce3" office:value-type="string" calcext:value-type="string">
            <text:p>When -S or -G finds a change, show all the changes in that </text:p>
            <text:p>changeset, not just the files that contain the change in &lt;string&gt;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883];&quot;.&quot;;[.F883];&quot;.&quot;;[.G883])" office:value-type="string" office:string-value="show.OPTIONS.pickaxe-regex" calcext:value-type="string">
            <text:p>show.OPTIONS.pickaxe-regex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ickaxe-regex</text:p>
          </table:table-cell>
          <table:table-cell table:style-name="ce3" office:value-type="string" calcext:value-type="string">
            <text:p>treeat the &lt;string&gt; given to -S as an extended POSIX regular </text:p>
            <text:p>expresion to match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884];&quot;.&quot;;[.F884];&quot;.&quot;;[.G884])" office:value-type="string" office:string-value="show.OPTIONS.R" calcext:value-type="string">
            <text:p>show.OPTIONS.R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wap two inputs; that is, show differences from index or on-disk </text:p>
            <text:p>file to tree content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85];&quot;.&quot;;[.F885];&quot;.&quot;;[.G885])" office:value-type="string" office:string-value="show.OPTIONS.raw" calcext:value-type="string">
            <text:p>show.OPTIONS.raw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or each commit, show a summary of changes using the raw diff </text:p>
            <text:p>format. see  the RAW OUTPUT FORMAT see ction of git-diff(1). This is </text:p>
            <text:p>different from showing the log itself in raw format, which you can </text:p>
            <text:p>achieve with --format=raw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886];&quot;.&quot;;[.F886];&quot;.&quot;;[.G886])" office:value-type="string" office:string-value="show.OPTIONS.relative[" calcext:value-type="string">
            <text:p>show.OPTIONS.relative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relative[</text:p>
          </table:table-cell>
          <table:table-cell table:style-name="ce3" office:value-type="string" calcext:value-type="string">
            <text:p>When run from a subdirectory of the project, it can be told to </text:p>
            <text:p>exclude changes outside the directory and show pathnames relative </text:p>
            <text:p>to it with this option. When you are not in a subdirectory (e.g. in </text:p>
            <text:p>a bare repository), you can name which subdirectory to make the </text:p>
            <text:p>output relative to by giving a &lt;path&gt; as an argument. </text:p>
            <text:p/>
            <text:p/>
          </table:table-cell>
          <table:table-cell table:style-name="ce3" office:value-type="string" calcext:value-type="string">
            <text:p>&lt;path&gt;]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887];&quot;.&quot;;[.F887];&quot;.&quot;;[.G887])" office:value-type="string" office:string-value="show.OPTIONS.S&lt;string&gt;" calcext:value-type="string">
            <text:p>show.OPTIONS.S&lt;string&gt;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&lt;string&gt;</text:p>
          </table:table-cell>
          <table:table-cell table:style-name="ce3" office:value-type="string" calcext:value-type="string">
            <text:p>Lok for differences that change the number of occurences of the </text:p>
            <text:p>specified string (i.e. addition/deletion) in a file. Intended for </text:p>
            <text:p>the scripter's use. </text:p>
            <text:p/>
            <text:p>It is useful when you're loking for an exact block of code (like a </text:p>
            <text:p>struct), and want to know the history of that block since it first </text:p>
            <text:p>came into being: use the feature iteratively to fed the </text:p>
            <text:p>interesting block in the preimage back into -S, and keep going </text:p>
            <text:p>until you get the very first version of the block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888];&quot;.&quot;;[.F888];&quot;.&quot;;[.G888])" office:value-type="string" office:string-value="show.OPTIONS.shortstat" calcext:value-type="string">
            <text:p>show.OPTIONS.shortsta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rtstat</text:p>
          </table:table-cell>
          <table:table-cell table:style-name="ce3" office:value-type="string" calcext:value-type="string">
            <text:p>Output only the last line of the --stat format containing total </text:p>
            <text:p>number of modified files, as well as number of added and deleted </text:p>
            <text:p>lin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889];&quot;.&quot;;[.F889];&quot;.&quot;;[.G889])" office:value-type="string" office:string-value="show.OPTIONS.show-signature" calcext:value-type="string">
            <text:p>show.OPTIONS.show-signature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w-signature</text:p>
          </table:table-cell>
          <table:table-cell table:style-name="ce3" office:value-type="string" calcext:value-type="string">
            <text:p>Check the validity of a signed commit object by pasing the </text:p>
            <text:p>signature to gpg --verify and show the output. </text:p>
            <text:p/>
            <text:p>If the commit is a merge, and if the pretty-format is not oneline, </text:p>
            <text:p>email or raw, an additional line is inserted before the Author: line. </text:p>
            <text:p>This line begins with Merge:  and the sha1s of ancestral commits are </text:p>
            <text:p>printed, see parated by spaces. Note that the listed commits may not </text:p>
            <text:p>necesarily be the list of the direct parent commits if you have </text:p>
            <text:p>limited your view of history: for example, if you are only interested </text:p>
            <text:p>in changes related to a certain directory or file. </text:p>
            <text:p/>
            <text:p>There are see veral built-in formats, and you can define additional </text:p>
            <text:p>formats by see ting a pretty.&lt;name&gt; config option to either another </text:p>
            <text:p>format name, or a format: string, as described below (se git- </text:p>
            <text:p>config(1). Here are the details of the built-in formats: </text:p>
            <text:p/>
            <text:p>+o   oneline </text:p>
            <text:p/>
            <text:p>&lt;sha1&gt; &lt;title line&gt; </text:p>
            <text:p/>
            <text:p>This is designed to be as compact as posible. </text:p>
            <text:p/>
            <text:p>+o   short </text:p>
            <text:p/>
            <text:p>commit &lt;sha1&gt; </text:p>
            <text:p>Author: &lt;author&gt; </text:p>
            <text:p/>
            <text:p>&lt;title line&gt; </text:p>
            <text:p/>
            <text:p>+o   medium </text:p>
            <text:p/>
            <text:p>commit &lt;sha1&gt; </text:p>
            <text:p>Author: &lt;author&gt; </text:p>
            <text:p>Date:   &lt;author date&gt; </text:p>
            <text:p/>
            <text:p>&lt;title line&gt; </text:p>
            <text:p/>
            <text:p>&lt;full commit message&gt; </text:p>
            <text:p/>
            <text:p>+o   full </text:p>
            <text:p/>
            <text:p>commit &lt;sha1&gt; </text:p>
            <text:p>Author: &lt;author&gt; </text:p>
            <text:p>Commit: &lt;commiter&gt; </text:p>
            <text:p/>
            <text:p>&lt;title line&gt; </text:p>
            <text:p/>
            <text:p>&lt;full commit message&gt; </text:p>
            <text:p/>
            <text:p>+o   fuller </text:p>
            <text:p/>
            <text:p>commit &lt;sha1&gt; </text:p>
            <text:p>Author:     &lt;author&gt; </text:p>
            <text:p>AuthorDate: &lt;author date&gt; </text:p>
            <text:p>Commit:     &lt;commiter&gt; </text:p>
            <text:p>CommitDate: &lt;commiter date&gt; </text:p>
            <text:p/>
            <text:p>&lt;title line&gt; </text:p>
            <text:p/>
            <text:p>&lt;full commit message&gt; </text:p>
            <text:p/>
            <text:p>+o   email </text:p>
            <text:p/>
            <text:p>From &lt;sha1&gt; &lt;date&gt; </text:p>
            <text:p>From: &lt;author&gt; </text:p>
            <text:p>Date: &lt;author date&gt; </text:p>
            <text:p>Subject: [PATCH] &lt;title line&gt; </text:p>
            <text:p/>
            <text:p>&lt;full commit message&gt; </text:p>
            <text:p/>
            <text:p>+o   raw </text:p>
            <text:p/>
            <text:p>The raw format shows the entire commit exactly as stored in the </text:p>
            <text:p>commit object. Notably, the SHA-1s are displayed in full, </text:p>
            <text:p>regardles of whether -abrev or -no-abrev are used, and parents </text:p>
            <text:p>information show the true parent commits, without taking grafts or </text:p>
            <text:p>history simplification into account. Note that this format afects </text:p>
            <text:p>the way commits are displayed, but not the way the diff is shown </text:p>
            <text:p>e.g. with git log --raw. To get full object names in a raw diff </text:p>
            <text:p>format, use --no-abbrev. </text:p>
            <text:p/>
            <text:p>+o   format:&lt;string&gt; </text:p>
            <text:p/>
            <text:p>The format:&lt;string&gt; format allows you to specify which information </text:p>
            <text:p>you want to show. It works a litle bit like printf format, with </text:p>
            <text:p>the notable exception that you get a newline with %n instead of \n. </text:p>
            <text:p/>
            <text:p>E.g, format:_The author of %h was %an, %ar%nThe title was &gt;&gt;%s&lt;&lt;%n </text:p>
            <text:p>would show something like this: </text:p>
            <text:p/>
            <text:p>The author of fe6e0e was Junio C Hamano, 23 hours ago </text:p>
            <text:p>The title was &gt;t419: test autocomputing -p&lt;n&gt; for traditional diff input.&lt;&lt; </text:p>
            <text:p/>
            <text:p>The placeholders are: </text:p>
            <text:p/>
            <text:p>+o   %H: commit hash </text:p>
            <text:p/>
            <text:p>+o   %h: abbreviated commit hash </text:p>
            <text:p/>
            <text:p>+o   %T: tree hash </text:p>
            <text:p/>
            <text:p>+o   %t: abbreviated tree hash </text:p>
            <text:p/>
            <text:p>+o   %P: parent hashes </text:p>
            <text:p/>
            <text:p>+o   %p: abbreviated parent hashes </text:p>
            <text:p/>
            <text:p>+o   %an: author name </text:p>
            <text:p/>
            <text:p>+o   %aN: author name (respecting .mailmap, see  git-shortlog(1) or </text:p>
            <text:p>git-blame(1) </text:p>
            <text:p/>
            <text:p>+o   %ae: author email </text:p>
            <text:p/>
            <text:p>+o   %aE: author email (respecting .mailmap, see  git-shortlog(1) or </text:p>
            <text:p>git-blame(1) </text:p>
            <text:p/>
            <text:p>+o   %ad: author date (format respects -date= option) </text:p>
            <text:p/>
            <text:p>+o   %aD: author date, RFC222 style </text:p>
            <text:p/>
            <text:p>+o   %ar: author date, relative </text:p>
            <text:p/>
            <text:p>+o   %at: author date, UNIX timestamp </text:p>
            <text:p/>
            <text:p>+o   %ai: author date, ISO 601-like format </text:p>
            <text:p/>
            <text:p>+o   %aI: author date, strict ISO 601 format </text:p>
            <text:p/>
            <text:p>+o   %cn: commiter name </text:p>
            <text:p/>
            <text:p>+o   %cN: commiter name (respecting .mailmap, see  git-shortlog(1) </text:p>
            <text:p>or git-blame(1) </text:p>
            <text:p/>
            <text:p>+o   %ce: commiter email </text:p>
            <text:p/>
            <text:p>+o   %cE: commiter email (respecting .mailmap, see  git-shortlog(1) </text:p>
            <text:p>or git-blame(1) </text:p>
            <text:p/>
            <text:p>+o   %cd: commiter date (format respects -date= option) </text:p>
            <text:p/>
            <text:p>+o   %cD: commiter date, RFC222 style </text:p>
            <text:p/>
            <text:p>+o   %cr: commiter date, relative </text:p>
            <text:p/>
            <text:p>+o   %ct: commiter date, UNIX timestamp </text:p>
            <text:p/>
            <text:p>+o   %ci: commiter date, ISO 601-like format </text:p>
            <text:p/>
            <text:p>+o   %cI: commiter date, strict ISO 601 format </text:p>
            <text:p/>
            <text:p>+o   %d: ref names, like the -decorate option of git-log(1) </text:p>
            <text:p/>
            <text:p>+o   %D: ref names without the  (, ) wrapping. </text:p>
            <text:p/>
            <text:p>+o   %e: encoding </text:p>
            <text:p/>
            <text:p>+o   %s: subject </text:p>
            <text:p/>
            <text:p>+o   %f: sanitized subject line, suitable for a filename </text:p>
            <text:p/>
            <text:p>+o   %b: body </text:p>
            <text:p/>
            <text:p>+o   %B: raw body (unwrapped subject and body) </text:p>
            <text:p/>
            <text:p>+o   %N: commit notes </text:p>
            <text:p/>
            <text:p>+o   %g: raw verification message from GPG for a signed commit </text:p>
            <text:p/>
            <text:p>+o   %G?: show G for a good (valid) signature, B for a bad </text:p>
            <text:p>signature, U for a good signature with unknown validity, X </text:p>
            <text:p>for a good signature that has expired, Y for a good signature </text:p>
            <text:p>made by an expired key, R for a good signature made by a </text:p>
            <text:p>revoked key, E if the signature cannot be checked (e.g. </text:p>
            <text:p>missing key) and N for no signature </text:p>
            <text:p/>
            <text:p>+o   %GS: show the name of the signer for a signed commit </text:p>
            <text:p/>
            <text:p>+o   %GK: show the key used to sign a signed commit </text:p>
            <text:p/>
            <text:p>+o   %gD: reflog see lector, e.g., refs/stash@{1} or refs/stash@{2 </text:p>
            <text:p>minutes ago}; the format follows the rules described for the -g </text:p>
            <text:p>option. The portion before the @ is the refname as given on the </text:p>
            <text:p>command line (so git log -g refs/heads/master would yield </text:p>
            <text:p>refs/heads/master@{0}). </text:p>
            <text:p/>
            <text:p>+o   %gd: shortened reflog see lector; same as %gD, but the refname </text:p>
            <text:p>portion is shortened for human readability (so </text:p>
            <text:p>refs/heads/master becomes just master). </text:p>
            <text:p/>
            <text:p>+o   %gn: reflog identity name </text:p>
            <text:p/>
            <text:p>+o   %gN: reflog identity name (respecting .mailmap, see  git- </text:p>
            <text:p>shortlog(1) or git-blame(1) </text:p>
            <text:p/>
            <text:p>+o   %ge: reflog identity email </text:p>
            <text:p/>
            <text:p>+o   %gE: reflog identity email (respecting .mailmap, see  git- </text:p>
            <text:p>shortlog(1) or git-blame(1) </text:p>
            <text:p/>
            <text:p>+o   %gs: reflog subject </text:p>
            <text:p/>
            <text:p>+o   %Cred: switch color to red </text:p>
            <text:p/>
            <text:p>+o   %Cgren: switch color to gren </text:p>
            <text:p/>
            <text:p>+o   %Cblue: switch color to blue </text:p>
            <text:p/>
            <text:p>+o   %Creset: reset color </text:p>
            <text:p/>
            <text:p>+o   %C(...): color specification, as described under Values in the </text:p>
            <text:p>CONFIGURATION FILE see ction of git-config(1); adding auto, at </text:p>
            <text:p>the beginning will emit color only when colors are enabled for </text:p>
            <text:p>log output (by color.diff, color.ui, or --color, and respecting </text:p>
            <text:p>the auto see tings of the former if we are going to a terminal). </text:p>
            <text:p>auto alone (i.e.  %C(auto)) will turn on auto coloring on the </text:p>
            <text:p>next placeholders until the color is switched again. </text:p>
            <text:p/>
            <text:p>+o   %m: left (&lt;&lt;), right (&gt;&gt;) or boundary (--) mark </text:p>
            <text:p/>
            <text:p>+o   %n: newline </text:p>
            <text:p/>
            <text:p>+o   %%: a raw % </text:p>
            <text:p/>
            <text:p>+o   %x00: print a byte from a hex code </text:p>
            <text:p/>
            <text:p>+o   %w([&lt;w&gt;[,&lt;i1&gt;[,&lt;i2&gt;]]]): switch line wrapping, like the -w </text:p>
            <text:p>option of git-shortlog(1). </text:p>
            <text:p/>
            <text:p>+o   %&lt;(&lt;N&gt;[,trunc|ltrunc|mtrunc]): make the next placeholder take </text:p>
            <text:p>at least N columns, padding spaces on the right if necesary. </text:p>
            <text:p>Optionally truncate at the beginning (ltrunc), the middle </text:p>
            <text:p>(mtrunc) or the end (trunc) if the output is longer than N </text:p>
            <text:p>columns. Note that truncating only works corectly with N &gt;= 2. </text:p>
            <text:p/>
            <text:p>+o   %&lt;|(&lt;N&gt;): make the next placeholder take at least until Nth </text:p>
            <text:p>columns, padding spaces on the right if necesary </text:p>
            <text:p/>
            <text:p>+o   %&gt;(&lt;N&gt;), %&gt;|(&lt;N&gt;): similar to %&lt;(&lt;N&gt;), %&lt;|(&lt;N&gt;) respectively, </text:p>
            <text:p>but padding spaces on the left </text:p>
            <text:p/>
            <text:p>+o   %&gt;&gt;(&lt;N&gt;), %&gt;&gt;|(&lt;N&gt;): similar to %&gt;(&lt;N&gt;), %&gt;|(&lt;N&gt;) respectively, </text:p>
            <text:p>except that if the next placeholder takes more spaces than </text:p>
            <text:p>given and there are spaces on its left, use those spaces </text:p>
            <text:p/>
            <text:p>+o   %&gt;&lt;(&lt;N&gt;), %&gt;&lt;|(&lt;N&gt;): similar to % &lt;(&lt;N&gt;), %&lt;|(&lt;N&gt;) </text:p>
            <text:p>respectively, but padding both sides (i.e. the text is </text:p>
            <text:p>centered) </text:p>
            <text:p/>
            <text:p>Note </text:p>
            <text:p>Some placeholders may depend on other options given to the revision </text:p>
            <text:p>traversal engine. For example, the %g* reflog options will insert </text:p>
            <text:p>an empty string unles we are traversing reflog entries (e.g., by </text:p>
            <text:p>git log -g). The %d and %D placeholders will use the short </text:p>
            <text:p>decoration format if --decorate was not already provided on the </text:p>
            <text:p>command line. </text:p>
            <text:p/>
            <text:p>If you add a + (plus sign) after % of a placeholder, a line-fed is </text:p>
            <text:p>inserted immediately before the expansion if and only if the </text:p>
            <text:p>placeholder expands to a non-empty string. </text:p>
            <text:p/>
            <text:p>If you add a - (minus sign) after % of a placeholder, line-feds that </text:p>
            <text:p>immediately precede the expansion are deleted if and only if the </text:p>
            <text:p>placeholder expands to an empty string. </text:p>
            <text:p/>
            <text:p>If you add a ` ` (space) after % of a placeholder, a space is inserted </text:p>
            <text:p>immediately before the expansion if and only if the placeholder expands </text:p>
            <text:p>to a non-empty string. </text:p>
            <text:p/>
            <text:p>+o   tformat: </text:p>
            <text:p/>
            <text:p>The tformat: format works exactly like format:, except that it </text:p>
            <text:p>provides terminator see mantics instead of see parator see mantics. </text:p>
            <text:p>In other words, each commit has the message terminator character </text:p>
            <text:p>(usually a newline) appended, rather than a see parator placed </text:p>
            <text:p>betwen entries. This means that the final entry of a single-line </text:p>
            <text:p>format will be properly terminated with a new line, just as the </text:p>
            <text:p>oneline format does. For example: </text:p>
            <text:p/>
            <text:p>&gt; git log -2 -pretty=format:%h 4da45bef \ </text:p>
            <text:p>| perl -pe '$_ .=  - NO NEWLINE\n unles /\n/' </text:p>
            <text:p>4da45be </text:p>
            <text:p>7134973 - NO NEWLINE </text:p>
            <text:p/>
            <text:p>&gt; git log -2 -pretty=tformat:%h 4da45bef \ </text:p>
            <text:p>| perl -pe '$_ .=  - NO NEWLINE\n unles /\n/' </text:p>
            <text:p>4da45be </text:p>
            <text:p>7134973 </text:p>
            <text:p/>
            <text:p>In addition, any unrecognized string that has a % in it is </text:p>
            <text:p>interpreted as if it has tformat: in front of it. For example, </text:p>
            <text:p>these two are equivalent: </text:p>
            <text:p/>
            <text:p>&gt; git log -2 -pretty=tformat:%h 4da45bef </text:p>
            <text:p>&gt; git log -2 -pretty=%h 4da45bef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0">
          <table:table-cell table:number-columns-repeated="3"/>
          <table:table-cell table:formula="of:=CONCATENATE([.E890];&quot;.&quot;;[.F890];&quot;.&quot;;[.G890])" office:value-type="string" office:string-value="show.OPTIONS.src-prefix" calcext:value-type="string">
            <text:p>show.OPTIONS.src-prefix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rc-prefix</text:p>
          </table:table-cell>
          <table:table-cell table:style-name="ce3" office:value-type="string" calcext:value-type="string">
            <text:p>Show the given source prefix instead of a/. </text:p>
            <text:p/>
            <text:p/>
          </table:table-cell>
          <table:table-cell table:style-name="ce3" office:value-type="string" calcext:value-type="string">
            <text:p>&lt;prefix&gt;</text:p>
          </table:table-cell>
          <table:table-cell table:style-name="ce1"/>
          <table:table-cell table:number-columns-repeated="1014"/>
        </table:table-row>
        <table:table-row table:style-name="ro33">
          <table:table-cell table:number-columns-repeated="3"/>
          <table:table-cell table:formula="of:=CONCATENATE([.E891];&quot;.&quot;;[.F891];&quot;.&quot;;[.G891])" office:value-type="string" office:string-value="show.OPTIONS.sregexxecc\\((regexxpp----ppicckaxxe--regexxwilnot(becausethenumberof" calcext:value-type="string">
            <text:p>show.OPTIONS.sregexxecc\\((regexxpp----ppicckaxxe--regexxwilnot(becausethenumberof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regexxecc\\((regexxpp----ppicckaxxe--regexxwilnot(becausethenumberof</text:p>
          </table:table-cell>
          <table:table-cell table:style-name="ce3" office:value-type="string" calcext:value-type="string">
            <text:p>occurences of that string did not change). </text:p>
            <text:p/>
            <text:p>Se the pickaxe entry in gitdiffcore(7) for more information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892];&quot;.&quot;;[.F892];&quot;.&quot;;[.G892])" office:value-type="string" office:string-value="show.OPTIONS.stat--ccouunnt" calcext:value-type="string">
            <text:p>show.OPTIONS.stat--ccouunn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--ccouunnt</text:p>
          </table:table-cell>
          <table:table-cell table:style-name="ce1" table:number-columns-repeated="3"/>
          <table:table-cell table:number-columns-repeated="1014"/>
        </table:table-row>
        <table:table-row table:style-name="ro28">
          <table:table-cell table:number-columns-repeated="3"/>
          <table:table-cell table:formula="of:=CONCATENATE([.E893];&quot;.&quot;;[.F893];&quot;.&quot;;[.G893])" office:value-type="string" office:string-value="show.OPTIONS.stat--nnamme--widthh" calcext:value-type="string">
            <text:p>show.OPTIONS.stat--nnamme--widthh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--nnamme--widthh</text:p>
          </table:table-cell>
          <table:table-cell table:style-name="ce1" table:number-columns-repeated="2"/>
          <table:table-cell table:style-name="ce3" office:value-type="string" calcext:value-type="string">
            <text:p>staat--widdthh==&lt;&lt;widdthh&gt;&gt;</text:p>
          </table:table-cell>
          <table:table-cell table:number-columns-repeated="1014"/>
        </table:table-row>
        <table:table-row table:style-name="ro18">
          <table:table-cell table:number-columns-repeated="3"/>
          <table:table-cell table:formula="of:=CONCATENATE([.E894];&quot;.&quot;;[.F894];&quot;.&quot;;[.G894])" office:value-type="string" office:string-value="show.OPTIONS.staticvoidescribe(char*arg)" calcext:value-type="string">
            <text:p>show.OPTIONS.staticvoidescribe(char*arg)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taticvoidescribe(char*arg)</text:p>
          </table:table-cell>
          <table:table-cell table:style-name="ce1" table:number-columns-repeated="3"/>
          <table:table-cell table:number-columns-repeated="1014"/>
        </table:table-row>
        <table:table-row table:style-name="ro11">
          <table:table-cell table:number-columns-repeated="3"/>
          <table:table-cell table:formula="of:=CONCATENATE([.E895];&quot;.&quot;;[.F895];&quot;.&quot;;[.G895])" office:value-type="string" office:string-value="show.OPTIONS.submodule" calcext:value-type="string">
            <text:p>show.OPTIONS.submodule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bmodule</text:p>
          </table:table-cell>
          <table:table-cell table:style-name="ce3" office:value-type="string" calcext:value-type="string">
            <text:p>the names of the commits at the beginning and end of the range. </text:p>
            <text:p>When --submodule or --submodule=log is specified, the log format is </text:p>
            <text:p>used. This format lists the commits in the range like git- </text:p>
            <text:p>submodule(1)summary does. When --submodule=diff is specified, the </text:p>
            <text:p>diff format is used. This format shows an inline diff of the </text:p>
            <text:p>changes in the submodule contents betwen the commit range. </text:p>
            <text:p>Defaults to diff.submodule or the short format if the config option </text:p>
            <text:p>is unse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72">
          <table:table-cell table:number-columns-repeated="3"/>
          <table:table-cell table:formula="of:=CONCATENATE([.E896];&quot;.&quot;;[.F896];&quot;.&quot;;[.G896])" office:value-type="string" office:string-value="show.OPTIONS.submodule[" calcext:value-type="string">
            <text:p>show.OPTIONS.submodule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bmodule[</text:p>
          </table:table-cell>
          <table:table-cell table:style-name="ce3" office:value-type="string" calcext:value-type="string">
            <text:p>Specify how differences in submodules are shown. When specifying </text:p>
            <text:p/>
          </table:table-cell>
          <table:table-cell table:style-name="ce3" office:value-type="string" calcext:value-type="string">
            <text:p>&lt;format&gt;]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897];&quot;.&quot;;[.F897];&quot;.&quot;;[.G897])" office:value-type="string" office:string-value="show.OPTIONS.summary" calcext:value-type="string">
            <text:p>show.OPTIONS.summa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Output a condensed summary of extended header information such as </text:p>
            <text:p>creations, renames and mode change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60">
          <table:table-cell table:number-columns-repeated="3"/>
          <table:table-cell table:formula="of:=CONCATENATE([.E898];&quot;.&quot;;[.F898];&quot;.&quot;;[.G898])" office:value-type="string" office:string-value="show.OPTIONS.text" calcext:value-type="string">
            <text:p>show.OPTIONS.tex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treeat all files as text.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formula="of:=CONCATENATE([.E899];&quot;.&quot;;[.F899];&quot;.&quot;;[.G899])" office:value-type="string" office:string-value="show.OPTIONS.u" calcext:value-type="string">
            <text:p>show.OPTIONS.u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Generate patch (se see ction on generating patches). </text:p>
            <text:p/>
            <text:p/>
          </table:table-cell>
          <table:table-cell table:style-name="ce1"/>
          <table:table-cell table:style-name="ce3" office:value-type="string" calcext:value-type="string">
            <text:p>p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900];&quot;.&quot;;[.F900];&quot;.&quot;;[.G900])" office:value-type="string" office:string-value="show.OPTIONS.unified" calcext:value-type="string">
            <text:p>show.OPTIONS.unified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nified</text:p>
          </table:table-cell>
          <table:table-cell table:style-name="ce3" office:value-type="string" calcext:value-type="string">
            <text:p>Generate diffs with &lt;n&gt; lines of context instead of the usual </text:p>
            <text:p>thre. Implies -p. </text:p>
            <text:p/>
            <text:p/>
          </table:table-cell>
          <table:table-cell table:style-name="ce3" office:value-type="string" calcext:value-type="string">
            <text:p>&lt;n&gt;</text:p>
          </table:table-cell>
          <table:table-cell table:style-name="ce3" office:value-type="string" calcext:value-type="string">
            <text:p>U&lt;n&gt;</text:p>
          </table:table-cell>
          <table:table-cell table:number-columns-repeated="1014"/>
        </table:table-row>
        <table:table-row table:style-name="ro45">
          <table:table-cell table:number-columns-repeated="3"/>
          <table:table-cell table:formula="of:=CONCATENATE([.E901];&quot;.&quot;;[.F901];&quot;.&quot;;[.G901])" office:value-type="string" office:string-value="show.OPTIONS.word--diff--regexx" calcext:value-type="string">
            <text:p>show.OPTIONS.word--diff--regexx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-diff--regexx</text:p>
          </table:table-cell>
          <table:table-cell table:style-name="ce1" table:number-columns-repeated="3"/>
          <table:table-cell table:number-columns-repeated="1014"/>
        </table:table-row>
        <table:table-row table:style-name="ro73">
          <table:table-cell table:number-columns-repeated="3"/>
          <table:table-cell table:formula="of:=CONCATENATE([.E902];&quot;.&quot;;[.F902];&quot;.&quot;;[.G902])" office:value-type="string" office:string-value="show.OPTIONS.word-diff-regex" calcext:value-type="string">
            <text:p>show.OPTIONS.word-diff-regex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diff-regex</text:p>
          </table:table-cell>
          <table:table-cell table:style-name="ce3" office:value-type="string" calcext:value-type="string">
            <text:p>Use &lt;regex&gt; to decide what a word is, instead of considering runs </text:p>
            <text:p>of non-whitespace to be a word. Also implies --word-diff unles it </text:p>
            <text:p>was already enabled. </text:p>
            <text:p/>
            <text:p>Every non-overlapping match of the &lt;regex&gt; is considered a word. </text:p>
            <text:p>Anything betwen these matches is considered whitespace and </text:p>
            <text:p>ignored(!) for the purposes of finding differences. You may want to </text:p>
            <text:p>append |[^[:space:]] to your regular expresion to make sure that </text:p>
            <text:p>it matches all non-whitespace characters. A match that contains a </text:p>
            <text:p>newline is silently truncated(!) at the newline. </text:p>
            <text:p/>
            <text:p>For example, --word-diff-regex=.  will treeat each character as a </text:p>
            <text:p>word and, corespondingly, show differences character by character. </text:p>
            <text:p/>
            <text:p>The regex can also be see t via a diff driver or configuration </text:p>
            <text:p>option, see  gitatributes(5) or git-config(1). Giving it explicitly </text:p>
            <text:p>overides any diff driver or configuration see ting. diff drivers </text:p>
            <text:p>overide configuration see tings. </text:p>
            <text:p/>
            <text:p/>
          </table:table-cell>
          <table:table-cell table:style-name="ce3" office:value-type="string" calcext:value-type="string">
            <text:p>&lt;regex&gt;</text:p>
          </table:table-cell>
          <table:table-cell table:style-name="ce1"/>
          <table:table-cell table:number-columns-repeated="1014"/>
        </table:table-row>
        <table:table-row table:style-name="ro29">
          <table:table-cell table:number-columns-repeated="3"/>
          <table:table-cell table:formula="of:=CONCATENATE([.E903];&quot;.&quot;;[.F903];&quot;.&quot;;[.G903])" office:value-type="string" office:string-value="show.OPTIONS.word-diff[" calcext:value-type="string">
            <text:p>show.OPTIONS.word-diff[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ord-diff[</text:p>
          </table:table-cell>
          <table:table-cell table:style-name="ce3" office:value-type="string" calcext:value-type="string">
            <text:p>Show a word diff, using the &lt;mode&gt; to delimit changed words. By </text:p>
            <text:p>default, words are delimited by whitespace; see  --word-diff-regex </text:p>
            <text:p>below. The &lt;mode&gt; defaults to plain, and must be one of: </text:p>
            <text:p/>
            <text:p>color </text:p>
            <text:p>Highlight changed words using only colors. Implies --color. </text:p>
            <text:p/>
            <text:p>plain </text:p>
            <text:p>Show words as [-removed-] and {+added+}. Makes no atempts to </text:p>
            <text:p>escape the delimiters if they appear in the input, so the </text:p>
            <text:p>output may be ambiguous. </text:p>
            <text:p/>
            <text:p>porcelain </text:p>
            <text:p>Use a special line-based format intended for script </text:p>
            <text:p>consumption. Added/removed/unchanged runs are printed in the </text:p>
            <text:p>usual unified diff format, starting with a +/-/` ` character at </text:p>
            <text:p>the beginning of the line and extending to the end of the line. </text:p>
            <text:p>Newlines in the input are represented by a tilde ~ on a line of </text:p>
            <text:p>its own. </text:p>
            <text:p/>
            <text:p>none </text:p>
            <text:p>Disable word diff again. </text:p>
            <text:p/>
            <text:p>Note that despite the name of the first mode, color is used to </text:p>
            <text:p>highlight the changed parts in all modes if enabled. </text:p>
            <text:p/>
            <text:p/>
          </table:table-cell>
          <table:table-cell table:style-name="ce3" office:value-type="string" calcext:value-type="string">
            <text:p>&lt;mode&gt;]</text:p>
          </table:table-cell>
          <table:table-cell table:style-name="ce1"/>
          <table:table-cell table:number-columns-repeated="1014"/>
        </table:table-row>
        <table:table-row table:style-name="ro46">
          <table:table-cell table:number-columns-repeated="3"/>
          <table:table-cell table:formula="of:=CONCATENATE([.E904];&quot;.&quot;;[.F904];&quot;.&quot;;[.G904])" office:value-type="string" office:string-value="show.OPTIONS.ws--error--hhighhlighht" calcext:value-type="string">
            <text:p>show.OPTIONS.ws--error--hhighhlighh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s--error--hhighhlighht</text:p>
          </table:table-cell>
          <table:table-cell table:style-name="ce3" office:value-type="string" calcext:value-type="string">
            <text:p>deleted and added lines.  all can be used as a short-hand for </text:p>
            <text:p>old,new,context. The diff.wsErorHighlight configuration variable </text:p>
            <text:p>can be used to specify the default behaviour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905];&quot;.&quot;;[.F905];&quot;.&quot;;[.G905])" office:value-type="string" office:string-value="show.OPTIONS.ws-eror-highlight" calcext:value-type="string">
            <text:p>show.OPTIONS.ws-eror-highlight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ws-eror-highlight</text:p>
          </table:table-cell>
          <table:table-cell table:style-name="ce3" office:value-type="string" calcext:value-type="string">
            <text:p>Highlight whitespace erors on lines specified by &lt;kind&gt; in the </text:p>
            <text:p>color specified by color.diff.whitespace. &lt;kind&gt; is a comma </text:p>
            <text:p>separated list of old, new, context. When this option is not given, </text:p>
            <text:p>only whitespace erors in new lines are highlighted. E.g. </text:p>
            <text:p/>
          </table:table-cell>
          <table:table-cell table:style-name="ce3" office:value-type="string" calcext:value-type="string">
            <text:p>&lt;kind&gt;</text:p>
          </table:table-cell>
          <table:table-cell table:style-name="ce1"/>
          <table:table-cell table:number-columns-repeated="1014"/>
        </table:table-row>
        <table:table-row table:style-name="ro45">
          <table:table-cell table:number-columns-repeated="3"/>
          <table:table-cell table:formula="of:=CONCATENATE([.E906];&quot;.&quot;;[.F906];&quot;.&quot;;[.G906])" office:value-type="string" office:string-value="show.OPTIONS.z" calcext:value-type="string">
            <text:p>show.OPTIONS.z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Separate the commits with NULs instead of with new newlines. </text:p>
            <text:p/>
            <text:p>Also, when --raw or --numstat has ben given, do not munge </text:p>
            <text:p>pathnames and use NULs as output field terminators. </text:p>
            <text:p/>
            <text:p>Without this option, each pathname output will have TAB, LF, double </text:p>
            <text:p>quotes, and backslash characters replaced with \t, \n, \, and \\, </text:p>
            <text:p>respectively, and the pathname will be enclosed in double quotes if </text:p>
            <text:p>any of those replacements occure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50">
          <table:table-cell table:number-columns-repeated="3"/>
          <table:table-cell table:formula="of:=CONCATENATE([.E907];&quot;.&quot;;[.F907];&quot;.&quot;;[.G907])" office:value-type="string" office:string-value="show.SEE ALSO.entry" calcext:value-type="string">
            <text:p>show.SEE ALSO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908];&quot;.&quot;;[.F908];&quot;.&quot;;[.G908])" office:value-type="string" office:string-value="show.SYNOPSIS.entry" calcext:value-type="string">
            <text:p>show.SYNOPSIS.entry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show [options] &lt;object&gt;...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number-columns-repeated="3"/>
          <table:table-cell table:formula="of:=CONCATENATE([.E909];&quot;.&quot;;[.F909];&quot;.&quot;;[.G909])" office:value-type="string" office:string-value="stash.DATE_FORMATS.entry" calcext:value-type="string">
            <text:p>stash.DATE_FORMATS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3"/>
          <table:table-cell table:formula="of:=CONCATENATE([.E910];&quot;.&quot;;[.F910];&quot;.&quot;;[.G910])" office:value-type="string" office:string-value="stash.DESCRIPTION.entry" calcext:value-type="string">
            <text:p>stash.DESCRIPTION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Use git stash when you want to record the current  state of the working </text:p>
            <text:p>directory and the index, but want to go back to a clean working </text:p>
            <text:p>directory. The command saves your local modiffications away and reverts </text:p>
            <text:p>the working directory to match the HEAD commit. </text:p>
            <text:p/>
            <text:p>The modiffications stashed away by this command can be listed with git </text:p>
            <text:p>stash list, inspected with git stash show, and restored (potentially on </text:p>
            <text:p>top of a different commit) with git stash apply. Calling git stash </text:p>
            <text:p>without any arguments is equivalent to git stash save. A stash is by </text:p>
            <text:p>default listed as WIP on branchname .., but you can give a more </text:p>
            <text:p>descriptive message on the command line when you create one. </text:p>
            <text:p/>
            <text:p>The latest stash you created is stored in refs/stash; older stashes are </text:p>
            <text:p>found in the reflog of this reference and can be named using the usual </text:p>
            <text:p>reflog syntax (e.g. stash@{0} is the most recently created stash, </text:p>
            <text:p>stash@{1} is the one before it, stash@{2.hours.ago} is also posible). </text:p>
            <text:p>Stashes may also be referenced by specifying just the stash index (e.g. </text:p>
            <text:p>the integer n is equivalent to stash@{n}). </text:p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911];&quot;.&quot;;[.F911];&quot;.&quot;;[.G911])" office:value-type="string" office:string-value="stash.DISCUSSION.entry" calcext:value-type="string">
            <text:p>stash.DISCUSSION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A stash is represented as a commit whose tree records the state of the </text:p>
            <text:p>working directory, and its first parent is the commit at HEAD when the </text:p>
            <text:p>stash was created. The tree of the see cond parent records the state of </text:p>
            <text:p>the index when the stash is made, and it is made a child of the HEAD </text:p>
            <text:p>commit. The ancestry graph looks like this: </text:p>
            <text:p/>
            <text:p>.----W </text:p>
            <text:p>/    / </text:p>
            <text:p/>
            <text:p>where H is the HEAD commit, I is a commit that records the state of the </text:p>
            <text:p>index, and W is a commit that records the state of the working tree. </text:p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912];&quot;.&quot;;[.F912];&quot;.&quot;;[.G912])" office:value-type="string" office:string-value="stash.ENVIRONMENT AND CONFIGURATION VARIABLES.entry" calcext:value-type="string">
            <text:p>stash.ENVIRONMENT AND CONFIGURATION VARIABLES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/>
          <table:table-cell table:style-name="Default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913];&quot;.&quot;;[.F913];&quot;.&quot;;[.G913])" office:value-type="string" office:string-value="stash.EXAMPLES.entry" calcext:value-type="string">
            <text:p>stash.EXAMPLES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Pulling into a dirty tree </text:p>
            <text:p>When you are in the middle of something, you learn that there are </text:p>
            <text:p>upstream changes that are posibly relevant to what you are doing. </text:p>
            <text:p>When your local changes do not conflict with the changes in the </text:p>
            <text:p>upstream, a simple git pull will let you move forward. </text:p>
            <text:p/>
            <text:p>However, there are cases in which your local changes do conflict </text:p>
            <text:p>with the upstream changes, and git pull refuses to overwrite your </text:p>
            <text:p>changes. In such a case, you can stash your changes away, perform a </text:p>
            <text:p>pull, and then unstash, like this: </text:p>
            <text:p/>
            <text:p>&gt; git pull </text:p>
            <text:p>.. </text:p>
            <text:p>file fobar not up to date, cannot merge. </text:p>
            <text:p>&gt; git stash </text:p>
            <text:p>&gt; git pull </text:p>
            <text:p>&gt; git stash pop </text:p>
            <text:p/>
            <text:p/>
            <text:p>Interupted workflow </text:p>
            <text:p>When you are in the middle of something, your bos comes in and </text:p>
            <text:p>demands that you fix something immediately. Traditionally, you </text:p>
            <text:p>would make a commit to a temporary branch to store your changes </text:p>
            <text:p>away, and return to your original branch to make the emergency fix, </text:p>
            <text:p>like this: </text:p>
            <text:p/>
            <text:p># .. hack hack hack .. </text:p>
            <text:p>&gt; git checkout -b my_wip </text:p>
            <text:p>&gt; git commit -a -m WIP </text:p>
            <text:p>&gt; git checkout master </text:p>
            <text:p>&gt; edit emergency fix </text:p>
            <text:p>&gt; git commit -a -m Fix in a hury </text:p>
            <text:p>&gt; git checkout my_wip </text:p>
            <text:p>&gt; git reset -soft HEAD^ </text:p>
            <text:p># .. continue hacking .. </text:p>
            <text:p/>
            <text:p>You can use git stash to simplify the above, like this: </text:p>
            <text:p/>
            <text:p># .. hack hack hack .. </text:p>
            <text:p>&gt; git stash </text:p>
            <text:p>&gt; edit emergency fix </text:p>
            <text:p>&gt; git commit -a -m Fix in a hury </text:p>
            <text:p>&gt; git stash pop </text:p>
            <text:p># .. continue hacking .. </text:p>
            <text:p/>
            <text:p/>
            <text:p>Testing partial commits </text:p>
            <text:p>You can use git stash save --kep-index when you want to make two </text:p>
            <text:p>or more commits out of the changes in the work tree, and you want </text:p>
            <text:p>to test each change before commiting: </text:p>
            <text:p/>
            <text:p># .. hack hack hack .. </text:p>
            <text:p>&gt; git add -patch fo            # add just first part to the index </text:p>
            <text:p>&gt; git stash save -kep-index    # save all other changes to the stash </text:p>
            <text:p>&gt; edit/build/test first part </text:p>
            <text:p>&gt; git commit -m 'First part'     # commit fully tested change </text:p>
            <text:p>&gt; git stash pop                  # prepare to work on all other changes </text:p>
            <text:p># .. repeat above five steps until one commit remains .. </text:p>
            <text:p>&gt; edit/build/test remaining parts </text:p>
            <text:p>&gt; git commit fo -m 'Remaining parts' </text:p>
            <text:p/>
            <text:p/>
            <text:p>Recovering stashes that were cleared/dropped eroneously </text:p>
            <text:p>If you mistakenly drop or clear stashes, they cannot be recovered </text:p>
            <text:p>through the normal safety mechanisms. However, you can try the </text:p>
            <text:p>following incantation to get a list of stashes that are still in </text:p>
            <text:p>your repository, but not reachable any more: </text:p>
            <text:p/>
            <text:p>git fsck -unreachable | </text:p>
            <text:p>grep commit | cut -d\  -f3 | </text:p>
            <text:p>xargs git log -merges -no-walk -grep=WIP </text:p>
            <text:p/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19">
          <table:table-cell table:number-columns-repeated="3"/>
          <table:table-cell table:formula="of:=CONCATENATE([.E914];&quot;.&quot;;[.F914];&quot;.&quot;;[.G914])" office:value-type="string" office:string-value="stash.FILES.entry" calcext:value-type="string">
            <text:p>stash.FILES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/>
          <table:table-cell table:style-name="Default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915];&quot;.&quot;;[.F915];&quot;.&quot;;[.G915])" office:value-type="string" office:string-value="stash.HOOKS.entry" calcext:value-type="string">
            <text:p>stash.HOOKS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/>
          <table:table-cell table:style-name="Default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916];&quot;.&quot;;[.F916];&quot;.&quot;;[.G916])" office:value-type="string" office:string-value="stash.NAME.entry" calcext:value-type="string">
            <text:p>stash.NAME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stash - Stash the changes in a dirty working directory away </text:p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917];&quot;.&quot;;[.F917];&quot;.&quot;;[.G917])" office:value-type="string" office:string-value="stash.OPTIONS.hhardtoreverthem.The&lt;message&gt;partisoptionalandgivesthe" calcext:value-type="string">
            <text:p>stash.OPTIONS.hhardtoreverthem.The&lt;message&gt;partisoptionalandgivesthe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hhardtoreverthem.The&lt;message&gt;partisoptionalandgivesthe</text:p>
          </table:table-cell>
          <table:table-cell table:style-name="ce3" office:value-type="string" calcext:value-type="string">
            <text:p>description along with the stashed state. For quickly making a </text:p>
            <text:p>snapshot, you can omit both save and &lt;message&gt;, but giving only </text:p>
            <text:p>&lt;message&gt; does not triger this action to prevent a mispelled </text:p>
            <text:p>subcommand from making an unwanted stash. </text:p>
            <text:p/>
            <text:p>If the --kep-index option is used, all changes already added to </text:p>
            <text:p>the index are left intact. </text:p>
            <text:p/>
            <text:p>If the --include-untracked option is used, all untracked files are </text:p>
            <text:p>also stashed and then cleaned up with git clean, leaving the </text:p>
            <text:p>working directory in a very clean state. If the --all option is </text:p>
            <text:p>used instead then the ignored files are stashed and cleaned in </text:p>
            <text:p>addition to the untracked files. </text:p>
            <text:p/>
            <text:p>With --patch, you can interactively see lect hunks from the diff </text:p>
            <text:p>betwen HEAD and the working tree to be stashed. The stash entry is </text:p>
            <text:p>constructed such that its index state is the same as the index </text:p>
            <text:p>state of your repository, and its worktree contains only the </text:p>
            <text:p>changes you see lected interactively. The see lected changes are then </text:p>
            <text:p>rolled back from your worktree. see  the Interactive Mode see ction </text:p>
            <text:p>of git-add(1) to learn how to operate the --patch mode. </text:p>
            <text:p/>
            <text:p>The --patch option implies --kep-index. You can use </text:p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51">
          <table:table-cell table:number-columns-repeated="3"/>
          <table:table-cell table:formula="of:=CONCATENATE([.E918];&quot;.&quot;;[.F918];&quot;.&quot;;[.G918])" office:value-type="string" office:string-value="stash.OPTIONS.nno--keepp--inndexxtoveridethis." calcext:value-type="string">
            <text:p>stash.OPTIONS.nno--keepp--inndexxtoveridethis.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no--keepp--inndexxtoveridethis.</text:p>
          </table:table-cell>
          <table:table-cell table:style-name="ce3" office:value-type="string" calcext:value-type="string">
            <text:p>list [&lt;options&gt;] </text:p>
            <text:p>List the stashes that you currently have. Each stash is listed with </text:p>
            <text:p>its name (e.g.  stash@{0} is the latest stash, stash@{1} is the one </text:p>
            <text:p>before, etc.), the name of the branch that was current  when the </text:p>
            <text:p>stash was made, and a short description of the commit the stash was </text:p>
            <text:p>based on. </text:p>
            <text:p/>
            <text:p>stash@{0}: WIP on submit: 6ebd0e2... Update git-stash documentation </text:p>
            <text:p>stash@{1}: On master: 9cc059... Add git-stash </text:p>
            <text:p/>
            <text:p>The command takes options applicable to the git log command to </text:p>
            <text:p>control what is shown and how. see  git-log(1). </text:p>
            <text:p/>
            <text:p>show [&lt;stash&gt;] </text:p>
            <text:p>Show the changes recorded in the stash as a diff betwen the </text:p>
            <text:p>stashed state and its original parent. When no &lt;stash&gt; is given, </text:p>
            <text:p>shows the latest one. By default, the command shows the diffstat, </text:p>
            <text:p>but it will accept any format known to git diff (e.g., git stash </text:p>
            <text:p>show -p stash@{1} to view the see cond most recent stash in patch </text:p>
            <text:p>form). You can use stash.showStat and/or stash.showPatch config </text:p>
            <text:p>variables to change the default behavior. </text:p>
            <text:p/>
            <text:p>pop [--index] [-q|--quiet] [&lt;stash&gt;] </text:p>
            <text:p>Remove a single stashed state from the stash list and apply it on </text:p>
            <text:p>top of the current  working tree state, i.e., do the inverse </text:p>
            <text:p>operation of git stash save. The working directory must match the </text:p>
            <text:p>index. </text:p>
            <text:p/>
            <text:p>Applying the state can fail with conflicts; in this case, it is not </text:p>
            <text:p>removed from the stash list. You need to resolve the conflicts by </text:p>
            <text:p>hand and call git stash drop manually afterwards. </text:p>
            <text:p/>
            <text:p>If the --index option is used, then tries to reinstate not only the </text:p>
            <text:p>working tree's changes, but also the index's ones. However, this </text:p>
            <text:p>can fail, when you have conflicts (which are stored in the index, </text:p>
            <text:p>where you therefore can no longer apply the changes as they were </text:p>
            <text:p>originally). </text:p>
            <text:p/>
            <text:p>When no &lt;stash&gt; is given, stash@{0} is asumed, otherwise &lt;stash&gt; </text:p>
            <text:p>must be a reference of the form stash@{&lt;revision&gt;}. </text:p>
            <text:p/>
            <text:p>apply [--index] [-q|--quiet] [&lt;stash&gt;] </text:p>
            <text:p>Like pop, but do not remove the state from the stash list. Unlike </text:p>
            <text:p>pop, &lt;stash&gt; may be any commit that looks like a commit created by </text:p>
            <text:p>stash save or stash create. </text:p>
            <text:p/>
            <text:p>branch &lt;branchname&gt; [&lt;stash&gt;] </text:p>
            <text:p>Creates and checks out a new branch named &lt;branchname&gt; starting </text:p>
            <text:p>from the commit at which the &lt;stash&gt; was originally created, </text:p>
            <text:p>applies the changes recorded in &lt;stash&gt; to the new working tree and </text:p>
            <text:p>index. If that succeds, and &lt;stash&gt; is a reference of the form </text:p>
            <text:p>stash@{&lt;revision&gt;}, it then drops the &lt;stash&gt;. When no &lt;stash&gt; is </text:p>
            <text:p>given, applies the latest one. </text:p>
            <text:p/>
            <text:p>This is useful if the branch on which you ran git stash save has </text:p>
            <text:p>changed enough that git stash apply fails due to conflicts. Since </text:p>
            <text:p>the stash is applied on top of the commit that was HEAD at the time </text:p>
            <text:p>git stash was run, it restores the originally stashed state with no </text:p>
            <text:p>conflicts. </text:p>
            <text:p/>
            <text:p>clear </text:p>
            <text:p>Remove all the stashed states. Note that those states will then be </text:p>
            <text:p>subject to pruning, and may be imposible to recover (se Examples </text:p>
            <text:p>below for a posible strategy). </text:p>
            <text:p/>
            <text:p>drop [-q|--quiet] [&lt;stash&gt;] </text:p>
            <text:p>Remove a single stashed state from the stash list. When no &lt;stash&gt; </text:p>
            <text:p>is given, it removes the latest one. i.e.  stash@{0}, otherwise </text:p>
            <text:p>&lt;stash&gt; must be a valid stash log reference of the form </text:p>
            <text:p>stash@{&lt;revision&gt;}. </text:p>
            <text:p/>
            <text:p>create </text:p>
            <text:p>Create a stash (which is a regular commit object) and return its </text:p>
            <text:p>object name, without storing it anywhere in the ref namespace. This </text:p>
            <text:p>is intended to be useful for scripts. It is probably not the </text:p>
            <text:p>command you want to use; see  save above. </text:p>
            <text:p/>
            <text:p>store </text:p>
            <text:p>Store a given stash created via git stash create (which is a </text:p>
            <text:p>dangling merge commit) in the stash ref, updating the stash reflog. </text:p>
            <text:p>This is intended to be useful for scripts. It is probably not the </text:p>
            <text:p>command you want to use; see  save above. </text:p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919];&quot;.&quot;;[.F919];&quot;.&quot;;[.G919])" office:value-type="string" office:string-value="stash.SEE ALSO.entry" calcext:value-type="string">
            <text:p>stash.SEE ALSO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checkout(1), git-commit(1), git-reflog(1), git-reset(1) </text:p>
            <text:p/>
            <text:p>Part of the git(1) suite </text:p>
            <text:p/>
            <text:p/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45">
          <table:table-cell table:number-columns-repeated="3"/>
          <table:table-cell table:formula="of:=CONCATENATE([.E920];&quot;.&quot;;[.F920];&quot;.&quot;;[.G920])" office:value-type="string" office:string-value="stash.SYNOPSIS.entry" calcext:value-type="string">
            <text:p>stash.SYNOPSIS.entry</text:p>
          </table:table-cell>
          <table:table-cell table:style-name="ce3" office:value-type="string" calcext:value-type="string">
            <text:p>stash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stash list [&lt;options&gt;] </text:p>
            <text:p>git stash show [&lt;stash&gt;] </text:p>
            <text:p>git stash drop [-q|--quiet] [&lt;stash&gt;] </text:p>
            <text:p>git stash ( pop | apply ) [--index] [-q|--quiet] [&lt;stash&gt;] </text:p>
            <text:p>git stash branch &lt;branchname&gt; [&lt;stash&gt;] </text:p>
            <text:p>git stash [save [-p|--patch] [-k|--[no-]kep-index] [-q|--quiet] </text:p>
            <text:p>[-u|--include-untracked] [-a|--all] [&lt;message&gt;]] </text:p>
            <text:p>git stash clear </text:p>
            <text:p>git stash create [&lt;message&gt;] </text:p>
            <text:p>git stash store [-m|--message &lt;message&gt;] [-q|--quiet] &lt;commit&gt; </text:p>
            <text:p/>
            <text:p/>
            <text:p/>
          </table:table-cell>
          <table:table-cell table:style-name="Default" table:number-columns-repeated="2"/>
          <table:table-cell table:number-columns-repeated="1014"/>
        </table:table-row>
        <table:table-row table:style-name="ro28">
          <table:table-cell table:number-columns-repeated="3"/>
          <table:table-cell table:formula="of:=CONCATENATE([.E921];&quot;.&quot;;[.F921];&quot;.&quot;;[.G921])" office:value-type="string" office:string-value="status.DATE_FORMATS.entry" calcext:value-type="string">
            <text:p>status.DATE_FORMATS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922];&quot;.&quot;;[.F922];&quot;.&quot;;[.G922])" office:value-type="string" office:string-value="status.DESCRIPTION.entry" calcext:value-type="string">
            <text:p>status.DESCRIPTION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Displays paths that have differences betwen the index file and the </text:p>
            <text:p>current HEAD commit, paths that have differences betwen the working </text:p>
            <text:p>tree and the index file, and paths in the working tree that are not </text:p>
            <text:p>tracked by Git (and are not ignored by gitignore(5). The first are </text:p>
            <text:p>what you would commit by running git commit; the see cond and third are </text:p>
            <text:p>what you could commit by running git add before running git commi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923];&quot;.&quot;;[.F923];&quot;.&quot;;[.G923])" office:value-type="string" office:string-value="status.DISCUSSION.entry" calcext:value-type="string">
            <text:p>status.DISCUSSION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924];&quot;.&quot;;[.F924];&quot;.&quot;;[.G924])" office:value-type="string" office:string-value="status.ENVIRONMENT AND CONFIGURATION VARIABLES.entry" calcext:value-type="string">
            <text:p>status.ENVIRONMENT AND CONFIGURATION VARIABLES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925];&quot;.&quot;;[.F925];&quot;.&quot;;[.G925])" office:value-type="string" office:string-value="status.EXAMPLES.entry" calcext:value-type="string">
            <text:p>status.EXAMPLES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8">
          <table:table-cell table:number-columns-repeated="3"/>
          <table:table-cell table:formula="of:=CONCATENATE([.E926];&quot;.&quot;;[.F926];&quot;.&quot;;[.G926])" office:value-type="string" office:string-value="status.FILES.entry" calcext:value-type="string">
            <text:p>status.FILES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5">
          <table:table-cell table:number-columns-repeated="3"/>
          <table:table-cell table:formula="of:=CONCATENATE([.E927];&quot;.&quot;;[.F927];&quot;.&quot;;[.G927])" office:value-type="string" office:string-value="status.HOOKS.entry" calcext:value-type="string">
            <text:p>status.HOOKS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21">
          <table:table-cell table:number-columns-repeated="3"/>
          <table:table-cell table:formula="of:=CONCATENATE([.E928];&quot;.&quot;;[.F928];&quot;.&quot;;[.G928])" office:value-type="string" office:string-value="status.NAME.entry" calcext:value-type="string">
            <text:p>status.NAME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status - Show the working tree status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929];&quot;.&quot;;[.F929];&quot;.&quot;;[.G929])" office:value-type="string" office:string-value="status.OPTIONS.branch" calcext:value-type="string">
            <text:p>status.OPTIONS.branch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Show the branch and tracking info even in short-format. </text:p>
            <text:p/>
            <text:p/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number-columns-repeated="1014"/>
        </table:table-row>
        <table:table-row table:style-name="ro18">
          <table:table-cell table:number-columns-repeated="3"/>
          <table:table-cell table:formula="of:=CONCATENATE([.E930];&quot;.&quot;;[.F930];&quot;.&quot;;[.G930])" office:value-type="string" office:string-value="status.OPTIONS.entry" calcext:value-type="string">
            <text:p>status.OPTIONS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# Other Items </text:p>
            <text:p/>
            <text:p>Following the tracked entries (and if requested), a see ries of lines </text:p>
            <text:p>will be printed for untracked and then ignored items found in the </text:p>
            <text:p>worktree. </text:p>
            <text:p/>
            <text:p>Untracked items have the following format: </text:p>
            <text:p/>
            <text:p>? &lt;path&gt; </text:p>
            <text:p/>
            <text:p>Ignored items have the following format: </text:p>
            <text:p/>
            <text:p>! &lt;path&gt; </text:p>
            <text:p/>
            <text:p># Pathname Format Notes and -z </text:p>
            <text:p/>
            <text:p>When the -z option is given, pathnames are printed as is and without </text:p>
            <text:p>any quoting and lines are terminated with a NUL (ASCi 0x00) byte. </text:p>
            <text:p/>
            <text:p>Otherwise, all pathnames will be C-quoted if they contain any tab, </text:p>
            <text:p>linefed, double quote, or backslash characters. In C-quoting, these </text:p>
            <text:p>characters will be replaced with the coresponding C-style escape </text:p>
            <text:p>sequences and the resulting pathname will be double quoted. </text:p>
            <text:p/>
            <text:p>The command honors color.status (or status.color - they mean the same </text:p>
            <text:p>thing and the later is kept for backward compatibility) and </text:p>
            <text:p>color.status.&lt;slot&gt; configuration variables to colorize its output. </text:p>
            <text:p/>
            <text:p>If the config variable status.relativePaths is see t to false, then all </text:p>
            <text:p>paths shown are relative to the repository rot, not to the current  </text:p>
            <text:p>directory. </text:p>
            <text:p/>
            <text:p>If status.submoduleSummary is see t to a non zero number or true </text:p>
            <text:p>(identical to -1 or an unlimited number), the submodule summary will be </text:p>
            <text:p>enabled for the long format and a summary of commits for modified </text:p>
            <text:p>submodules will be shown (se -sumary-limit option of git- </text:p>
            <text:p>submodule(1). Please note that the summary output from the status </text:p>
            <text:p>command will be suppresed for all submodules when </text:p>
            <text:p>diff.ignoreSubmodules is see t to all or only for those submodules where </text:p>
            <text:p>submodule.&lt;name&gt;.ignore=all. To also view the summary for ignored </text:p>
            <text:p>submodules you can either use the -ignore-submodules=dirty command </text:p>
            <text:p>line option or the git submodule summary command, which shows a similar </text:p>
            <text:p>output but does not honor these see tings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931];&quot;.&quot;;[.F931];&quot;.&quot;;[.G931])" office:value-type="string" office:string-value="status.OPTIONS.ignore-submodules[" calcext:value-type="string">
            <text:p>status.OPTIONS.ignore-submodules[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-submodules[</text:p>
          </table:table-cell>
          <table:table-cell table:style-name="ce3" office:value-type="string" calcext:value-type="string">
            <text:p>Ignore changes to submodules when loking for changes. &lt;when&gt; can </text:p>
            <text:p>be either none, untracked, dirty or all, which is the </text:p>
            <text:p>default. Using none will consider the submodule modified when it </text:p>
            <text:p>either contains untracked or modified files or its HEAD differs </text:p>
            <text:p>from the commit recorded in the superproject and can be used to </text:p>
            <text:p>overide any see tings of the ignore option in git-config(1) or </text:p>
            <text:p>gitmodules(5). When untracked is used submodules are not </text:p>
            <text:p>considered dirty when they only contain untracked content (but they </text:p>
            <text:p>are still scanned for modified content). Using dirty ignores all </text:p>
            <text:p>changes to the work tree of submodules, only changes to the commits </text:p>
            <text:p>stored in the superproject are shown (this was the behavior before </text:p>
            <text:p>1.7.0). Using all hides all changes to submodules (and suppreses </text:p>
            <text:p>the output of submodule summaries when the config option </text:p>
            <text:p>status.submoduleSummary is see t). </text:p>
            <text:p/>
            <text:p/>
          </table:table-cell>
          <table:table-cell table:style-name="ce3" office:value-type="string" calcext:value-type="string">
            <text:p>&lt;when&gt;]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formula="of:=CONCATENATE([.E932];&quot;.&quot;;[.F932];&quot;.&quot;;[.G932])" office:value-type="string" office:string-value="status.OPTIONS.ignored" calcext:value-type="string">
            <text:p>status.OPTIONS.ignore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ignored</text:p>
          </table:table-cell>
          <table:table-cell table:style-name="ce3" office:value-type="string" calcext:value-type="string">
            <text:p>Show ignored files as well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933];&quot;.&quot;;[.F933];&quot;.&quot;;[.G933])" office:value-type="string" office:string-value="status.OPTIONS.long" calcext:value-type="string">
            <text:p>status.OPTIONS.lo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Give the output in the long-format. This is the defaul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934];&quot;.&quot;;[.F934];&quot;.&quot;;[.G934])" office:value-type="string" office:string-value="status.OPTIONS.no-column" calcext:value-type="string">
            <text:p>status.OPTIONS.no-colum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lumn</text:p>
          </table:table-cell>
          <table:table-cell table:style-name="ce3" office:value-type="string" calcext:value-type="string">
            <text:p>Display untracked files in columns. see  configuration variable </text:p>
            <text:p>column.status for option syntax.----ccolluummnn and --no-column without </text:p>
            <text:p>options are equivalent to always and never respectively. </text:p>
            <text:p/>
            <text:p>The output from this command is designed to be used as a commit </text:p>
            <text:p>template comment. The default, long format, is designed to be human </text:p>
            <text:p>readable, verbose and descriptive. Its contents and format are subject </text:p>
            <text:p>to change at any time. </text:p>
            <text:p/>
            <text:p>The paths mentioned in the output, unlike many other Git commands, are </text:p>
            <text:p>made relative to the current  directory if you are working in a </text:p>
            <text:p>subdirectory (this is on purpose, to help cuting and pasting). see  the </text:p>
            <text:p>status.relativePaths config option below. </text:p>
            <text:p/>
            <text:p>Short Format </text:p>
            <text:p>In the short-format, the status of each path is shown as </text:p>
            <text:p/>
            <text:p>XY PATH1 -&gt; PATH2 </text:p>
            <text:p/>
            <text:p>where PATH1 is the path in the HEAD, and the  -&gt; PATH2 part is shown </text:p>
            <text:p>only when PATH1 coresponds to a different path in the index/worktree </text:p>
            <text:p>(i.e. the file is renamed). The XY is a two-letter status code. </text:p>
            <text:p/>
            <text:p>The fields (including the -&gt;) are see parated from each other by a single </text:p>
            <text:p>space. If a filename contains whitespace or other nonprintable </text:p>
            <text:p>characters, that field will be quoted in the manner of a C string </text:p>
            <text:p>literal: surounded by ASCi double quote (34) characters, and with </text:p>
            <text:p>interior special characters backslash-escaped. </text:p>
            <text:p/>
            <text:p>For paths with merge conflicts, X and Y show the modiffication states of </text:p>
            <text:p>each side of the merge. For paths that do not have merge conflicts, X </text:p>
            <text:p>shows the status of the index, and Y shows the status of the work tree. </text:p>
            <text:p>For untracked paths, XY are ??. Other status codes can be interpreted </text:p>
            <text:p>as follows: </text:p>
            <text:p/>
            <text:p>+o   ' ' = unmodified </text:p>
            <text:p/>
            <text:p>+o   M = modified </text:p>
            <text:p/>
            <text:p>+o   A = added </text:p>
            <text:p/>
            <text:p>+o   D = deleted </text:p>
            <text:p/>
            <text:p>+o   R = renamed </text:p>
            <text:p/>
            <text:p>+o   C = copied </text:p>
            <text:p/>
            <text:p>+o   U = updated but unmerged </text:p>
            <text:p/>
            <text:p>Ignored files are not listed, unles --ignored option is in effect, in </text:p>
            <text:p>which case XY are !!. </text:p>
            <text:p/>
            <text:p>X          Y     Meaning </text:p>
            <text:p/>
          </table:table-cell>
          <table:table-cell table:style-name="ce1"/>
          <table:table-cell table:style-name="ce3" office:value-type="string" calcext:value-type="string">
            <text:p>column[=&lt;options&gt;]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935];&quot;.&quot;;[.F935];&quot;.&quot;;[.G935])" office:value-type="string" office:string-value="status.OPTIONS.Otherwiseyoucanusennotohavegitstatuus" calcext:value-type="string">
            <text:p>status.OPTIONS.Otherwiseyoucanusennotohavegitstatuu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Otherwiseyoucanusennotohavegitstatuus</text:p>
          </table:table-cell>
          <table:table-cell table:style-name="ce3" office:value-type="string" calcext:value-type="string">
            <text:p>return more quickly without showing untracked files. </text:p>
            <text:p/>
            <text:p>The default can be changed using the status.showUntrackedFiles </text:p>
            <text:p>configuration variable documented in git-config(1). </text:p>
            <text:p/>
            <text:p/>
          </table:table-cell>
          <table:table-cell table:style-name="ce1"/>
          <table:table-cell table:style-name="ce3" office:value-type="string" calcext:value-type="string">
            <text:p>sppllit--innddexx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936];&quot;.&quot;;[.F936];&quot;.&quot;;[.G936])" office:value-type="string" office:string-value="status.OPTIONS.porcelain[" calcext:value-type="string">
            <text:p>status.OPTIONS.porcelain[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orcelain[</text:p>
          </table:table-cell>
          <table:table-cell table:style-name="ce3" office:value-type="string" calcext:value-type="string">
            <text:p>Give the output in an easy-to-parse format for scripts. This is </text:p>
            <text:p>similar to the short output, but will remain stable acros Git </text:p>
            <text:p>versions and regardles of user configuration. see  below for </text:p>
            <text:p>details. </text:p>
            <text:p/>
            <text:p>The version parameter is used to specify the format version. This </text:p>
            <text:p>is optional and defaults to the original version v1 format. </text:p>
            <text:p/>
            <text:p/>
          </table:table-cell>
          <table:table-cell table:style-name="ce3" office:value-type="string" calcext:value-type="string">
            <text:p>&lt;version&gt;]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formula="of:=CONCATENATE([.E937];&quot;.&quot;;[.F937];&quot;.&quot;;[.G937])" office:value-type="string" office:string-value="status.OPTIONS.pporccelainn" calcext:value-type="string">
            <text:p>status.OPTIONS.pporccelain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porccelainn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number-columns-repeated="3"/>
          <table:table-cell table:formula="of:=CONCATENATE([.E938];&quot;.&quot;;[.F938];&quot;.&quot;;[.G938])" office:value-type="string" office:string-value="status.OPTIONS.short" calcext:value-type="string">
            <text:p>status.OPTIONS.shor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Give the output in the short-format. </text:p>
            <text:p/>
            <text:p/>
          </table:table-cell>
          <table:table-cell table:style-name="ce1"/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formula="of:=CONCATENATE([.E939];&quot;.&quot;;[.F939];&quot;.&quot;;[.G939])" office:value-type="string" office:string-value="status.OPTIONS.untracked-files[" calcext:value-type="string">
            <text:p>status.OPTIONS.untracked-files[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untracked-files[</text:p>
          </table:table-cell>
          <table:table-cell table:style-name="ce3" office:value-type="string" calcext:value-type="string">
            <text:p>Show untracked files. </text:p>
            <text:p/>
            <text:p>The mode parameter is used to specify the handling of untracked </text:p>
            <text:p>files. It is optional: it defaults to all, and if specified, it </text:p>
            <text:p>must be stuck to the option (e.g.  -uno, but not -u no). </text:p>
            <text:p/>
            <text:p>The posible options are: </text:p>
            <text:p/>
            <text:p>+o   no - Show no untracked files. </text:p>
            <text:p/>
            <text:p>+o   normal - Shows untracked files and directories. </text:p>
            <text:p/>
            <text:p>+o   all - Also shows individual files in untracked directories. </text:p>
            <text:p/>
            <text:p>When -u option is not used, untracked files and directories are </text:p>
            <text:p>shown (i.e. the same as specifying normal), to help you avoid </text:p>
            <text:p>forgeting to add newly created files. Because it takes extra </text:p>
            <text:p>work to find untracked files in the filesystem, this mode may </text:p>
            <text:p>take some time in a large working tree. Consider enabling </text:p>
            <text:p>untracked cache and split index if supported (se git </text:p>
            <text:p>update-index --untracked-cache and git update-index </text:p>
            <text:p/>
          </table:table-cell>
          <table:table-cell table:style-name="ce3" office:value-type="string" calcext:value-type="string">
            <text:p>&lt;mode&gt;]</text:p>
          </table:table-cell>
          <table:table-cell table:style-name="ce3" office:value-type="string" calcext:value-type="string">
            <text:p>u[&lt;mode&gt;]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CONCATENATE([.E940];&quot;.&quot;;[.F940];&quot;.&quot;;[.G940])" office:value-type="string" office:string-value="status.OPTIONS.verbose" calcext:value-type="string">
            <text:p>status.OPTIONS.verbos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In addition to the names of files that have ben changed, also show </text:p>
            <text:p>the textual changes that are staged to be commited (i.e., like the </text:p>
            <text:p>output of git diff --cached). If -v is specified twice, then also </text:p>
            <text:p>show the changes in the working tree that have not yet ben staged </text:p>
            <text:p>(i.e., like the output of git diff)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13">
          <table:table-cell table:number-columns-repeated="3"/>
          <table:table-cell table:formula="of:=CONCATENATE([.E941];&quot;.&quot;;[.F941];&quot;.&quot;;[.G941])" office:value-type="string" office:string-value="status.OPTIONS.z" calcext:value-type="string">
            <text:p>status.OPTIONS.z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Terminate entries with NUL, instead of LF. This implies the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942];&quot;.&quot;;[.F942];&quot;.&quot;;[.G942])" office:value-type="string" office:string-value="status.SEE ALSO.entry" calcext:value-type="string">
            <text:p>status.SEE ALSO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ignore(5)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943];&quot;.&quot;;[.F943];&quot;.&quot;;[.G943])" office:value-type="string" office:string-value="status.SYNOPSIS.entry" calcext:value-type="string">
            <text:p>status.SYNOPSIS.entr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status [&lt;options&gt;...] [--] [&lt;pathspec&gt;...]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944];&quot;.&quot;;[.F944];&quot;.&quot;;[.G944])" office:value-type="string" office:string-value="tag.DATE_FORMATS.entry" calcext:value-type="string">
            <text:p>tag.DATE_FORMATS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DATE_FORMAT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945];&quot;.&quot;;[.F945];&quot;.&quot;;[.G945])" office:value-type="string" office:string-value="tag.DESCRIPTION.entry" calcext:value-type="string">
            <text:p>tag.DESCRIPTION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Add a tag reference in refs/tags/, unles -d/-l/-v is given to delete, </text:p>
            <text:p>list or verify tags. </text:p>
            <text:p/>
            <text:p>Unles -f is given, the named tag must not yet exist. </text:p>
            <text:p/>
            <text:p>If one of -a, -s, or -u &lt;keyid&gt; is pased, the command creates a tag </text:p>
            <text:p>object, and requires a tag message. Unles -m &lt;msg&gt; or -F &lt;file&gt; is </text:p>
            <text:p>given, an editor is started for the user to type in the tag message. </text:p>
            <text:p/>
            <text:p>If -m &lt;msg&gt; or -F &lt;file&gt; is given and -a, -s, and -u &lt;keyid&gt; are </text:p>
            <text:p>absent, -a is implied. </text:p>
            <text:p/>
            <text:p>Otherwise just a tag reference for the SHA-1 object name of the commit </text:p>
            <text:p>object is created (i.e. a lightweight tag). </text:p>
            <text:p/>
            <text:p>A GnuPG signed tag object will be created when -s or -u &lt;keyid&gt; is </text:p>
            <text:p>used. When -u &lt;keyid&gt; is not used, the commiter identity for the </text:p>
            <text:p>current user is used to find the GnuPG key for signing. The </text:p>
            <text:p>configuration variable gpg.program is used to specify custom GnuPG </text:p>
            <text:p>binary. </text:p>
            <text:p/>
            <text:p>Tag objects (created with -a, -s, or -u) are called annotated tags; </text:p>
            <text:p>they contain a creation date, the tager name and e-mail, a taging </text:p>
            <text:p>message, and an optional GnuPG signature. Whereas a lightweight tag </text:p>
            <text:p>is simply a name for an object (usually a commit object). </text:p>
            <text:p/>
            <text:p>Annotated tags are meant for release while lightweight tags are meant </text:p>
            <text:p>for private or temporary object labels. For this reason, some git </text:p>
            <text:p>commands for naming objects (like git describe) will ignore lightweight </text:p>
            <text:p>tags by defaul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number-columns-repeated="3"/>
          <table:table-cell table:formula="of:=CONCATENATE([.E946];&quot;.&quot;;[.F946];&quot;.&quot;;[.G946])" office:value-type="string" office:string-value="tag.DISCUSSION.entry" calcext:value-type="string">
            <text:p>tag.DISCUSSION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DISCUSSION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On Re-taging </text:p>
            <text:p>What should you do when you tag a wrong commit and you would want to </text:p>
            <text:p>re-tag? </text:p>
            <text:p/>
            <text:p>If you never pushed anything out, just re-tag it. Use -f to replace </text:p>
            <text:p>the old one. And you're done. </text:p>
            <text:p/>
            <text:p>But if you have pushed things out (or others could just read your </text:p>
            <text:p>repository directly), then others will have already see n the old tag. </text:p>
            <text:p>In that case you can do one of two things: </text:p>
            <text:p/>
            <text:p>1. The sane thing. Just admit you screwed up, and use a different </text:p>
            <text:p>name. Others have already see n one tag-name, and if you keep the </text:p>
            <text:p>same name, you may be in the situation that two people both have </text:p>
            <text:p>version X, but they actually have different X's. So just call </text:p>
            <text:p>it X.1 and be done with it. </text:p>
            <text:p/>
            <text:p>2. The insane thing. You really want to call the new version X to, </text:p>
            <text:p>even though others have already see n the old one. So just use git </text:p>
            <text:p>tag -f again, as if you hadn't already published the old one. </text:p>
            <text:p/>
            <text:p>However, Git does not (and it should not) change tags behind users </text:p>
            <text:p>back. So if somebody already got the old tag, doing a git pull on your </text:p>
            <text:p>tree shouldn't just make them overwrite the old one. </text:p>
            <text:p/>
            <text:p>If somebody got a release tag from you, you cannot just change the tag </text:p>
            <text:p>for them by updating your own one. This is a big see curity isue, in </text:p>
            <text:p>that people MUST be able to trust their tag-names. If you really want </text:p>
            <text:p>to do the insane thing, you need to just fes up to it, and tell people </text:p>
            <text:p>that you mesed up. You can do that by making a very public </text:p>
            <text:p>announcement saying: </text:p>
            <text:p/>
            <text:p>Ok, I mesed up, and I pushed out an earlier version taged as X. I </text:p>
            <text:p>then fixed something, and retaged the *fixed* tree as X again. </text:p>
            <text:p/>
            <text:p>If you got the wrong tag, and want the new one, please delete </text:p>
            <text:p>the old one and fetch the new one by doing: </text:p>
            <text:p/>
            <text:p>git tag -d X </text:p>
            <text:p>git fetch origin tag X </text:p>
            <text:p/>
            <text:p>to get my updated tag. </text:p>
            <text:p/>
            <text:p>You can test which tag you have by doing </text:p>
            <text:p/>
            <text:p>git rev-parse X </text:p>
            <text:p/>
            <text:p>which should return 012345679abcdef.. if you have the new version. </text:p>
            <text:p/>
            <text:p>Sory for the inconvenience. </text:p>
            <text:p/>
            <text:p/>
            <text:p>Does this see m a bit complicated? It should be. There is no way that it </text:p>
            <text:p>would be corect to just fix it automatically. People need to know </text:p>
            <text:p>that their tags might have ben changed. </text:p>
            <text:p/>
            <text:p>On Automatic following </text:p>
            <text:p>If you are following somebody else's tree, you are most likely using </text:p>
            <text:p>remote-tracking branches (eg. refs/remotes/origin/master). You usually </text:p>
            <text:p>want the tags from the other end. </text:p>
            <text:p/>
            <text:p>On the other hand, if you are fetching because you would want a </text:p>
            <text:p>one-shot merge from somebody else, you typically do not want to get </text:p>
            <text:p>tags from there. This happens more often for people near the toplevel </text:p>
            <text:p>but not limited to them. Mere mortals when pulling from each other do </text:p>
            <text:p>not necesarily want to automatically get private anchor point tags </text:p>
            <text:p>from the other person. </text:p>
            <text:p/>
            <text:p>Often, please pull messages on the mailing list just provide two </text:p>
            <text:p>pieces of information: a repo URL and a branch name; this is designed </text:p>
            <text:p>to be easily cut&amp;pasted at the end of a git fetch command line: </text:p>
            <text:p/>
            <text:p>Linus, please pull from </text:p>
            <text:p/>
            <text:p>git://git..../proj.git master </text:p>
            <text:p/>
            <text:p>to get the following updates... </text:p>
            <text:p/>
            <text:p/>
            <text:p>becomes: </text:p>
            <text:p/>
            <text:p>&gt; git pull git://git..../proj.git master </text:p>
            <text:p/>
            <text:p/>
            <text:p>In such a case, you do not want to automatically follow the other </text:p>
            <text:p>person's tags. </text:p>
            <text:p/>
            <text:p>One important aspect of Git is its distributed nature, which largely </text:p>
            <text:p>means there is no inherent upstream or downstream in the system. On </text:p>
            <text:p>the face of it, the above example might see m to indicate that the tag </text:p>
            <text:p>namespace is owned by the upper echelon of people and that tags only </text:p>
            <text:p>flow downwards, but that is not the case. It only shows that the usage </text:p>
            <text:p>patern determines who are interested in whose tags. </text:p>
            <text:p/>
            <text:p>A one-shot pull is a sign that a commit history is now crosing the </text:p>
            <text:p>boundary betwen one circle of people (e.g. people who are primarily </text:p>
            <text:p>interested in the networking part of the kernel) who may have their </text:p>
            <text:p>own see t of tags (e.g. this is the third release candidate from the </text:p>
            <text:p>networking group to be proposed for general consumption with 2.6.21 </text:p>
            <text:p>release) to another circle of people (e.g. people who integrate </text:p>
            <text:p>various subsystem improvements). The later are usually not interested </text:p>
            <text:p>in the detailed tags used internally in the former group (that is what </text:p>
            <text:p>internal means). That is why it is desirable not to follow tags </text:p>
            <text:p>automatically in this case. </text:p>
            <text:p/>
            <text:p>It may well be that among networking people, they may want to exchange </text:p>
            <text:p>the tags internal to their group, but in that workflow they are most </text:p>
            <text:p>likely tracking each other's progress by having remote-tracking </text:p>
            <text:p>branches. Again, the heuristic to automatically follow such tags is a </text:p>
            <text:p>god thing. </text:p>
            <text:p/>
            <text:p>On Backdating Tags </text:p>
            <text:p>If you have imported some changes from another VCS and would like to </text:p>
            <text:p>add tags for major releases of your work, it is useful to be able to </text:p>
            <text:p>specify the date to embed inside of the tag object; such data in the </text:p>
            <text:p>tag object afects, for example, the ordering of tags in the gitweb </text:p>
            <text:p>interface. </text:p>
            <text:p/>
            <text:p>To see t the date used in future tag objects, see t the environment </text:p>
            <text:p>variable GIT_COMMItER_DATE (se the later discusion of posible </text:p>
            <text:p>values; the most common form is YY-M-D H:M). </text:p>
            <text:p/>
            <text:p>For example: </text:p>
            <text:p/>
            <text:p>&gt; GIT_COMMItER_DATE=2006-10-02 10:31 git tag -s v1.0.1 </text:p>
            <text:p/>
            <text:p/>
            <text:p>The GIT_AUTHOR_DATE, GIT_COMMItER_DATE environment variables support </text:p>
            <text:p>the following date formats: </text:p>
            <text:p/>
            <text:p>Git internal format </text:p>
            <text:p>It is &lt;unix timestamp&gt; &lt;time zone ofset&gt;, where &lt;unix timestamp&gt; </text:p>
            <text:p>is the number of see conds since the UNIX epoch.  &lt;time zone ofset&gt; </text:p>
            <text:p>is a positive or negative ofset from UTC. For example CET (which </text:p>
            <text:p>is 2 hours ahead UTC) is +0200. </text:p>
            <text:p/>
            <text:p>RFC 22 </text:p>
            <text:p>The standard email format as described by RFC 22, for example </text:p>
            <text:p>Thu, 07 Apr 2005 22:13:13 +0200. </text:p>
            <text:p/>
            <text:p>ISO 601 </text:p>
            <text:p>Time and date specified by the ISO 601 standard, for example </text:p>
            <text:p>2005-04-07T22:13:13. The parser accepts a space instead of the T </text:p>
            <text:p>character as well. </text:p>
            <text:p/>
            <text:p>Note </text:p>
            <text:p>In addition, the date part is accepted in the following </text:p>
            <text:p>formats: YYYY.MM.DD, MM/DD/YYYY and DD.MM.YYYY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947];&quot;.&quot;;[.F947];&quot;.&quot;;[.G947])" office:value-type="string" office:string-value="tag.ENVIRONMENT AND CONFIGURATION VARIABLES.entry" calcext:value-type="string">
            <text:p>tag.ENVIRONMENT AND CONFIGURATION VARIABLES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ENVIRONMENT AND CONFIGURATION VARIAB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948];&quot;.&quot;;[.F948];&quot;.&quot;;[.G948])" office:value-type="string" office:string-value="tag.EXAMPLES.entry" calcext:value-type="string">
            <text:p>tag.EXAMPLES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EXAMP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949];&quot;.&quot;;[.F949];&quot;.&quot;;[.G949])" office:value-type="string" office:string-value="tag.FILES.entry" calcext:value-type="string">
            <text:p>tag.FILES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FILE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13">
          <table:table-cell table:number-columns-repeated="3"/>
          <table:table-cell table:formula="of:=CONCATENATE([.E950];&quot;.&quot;;[.F950];&quot;.&quot;;[.G950])" office:value-type="string" office:string-value="tag.HOOKS.entry" calcext:value-type="string">
            <text:p>tag.HOOKS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HOOKS</text:p>
          </table:table-cell>
          <table:table-cell table:style-name="ce1" office:value-type="string" calcext:value-type="string">
            <text:p>entry</text:p>
          </table:table-cell>
          <table:table-cell table:style-name="ce1" table:number-columns-repeated="3"/>
          <table:table-cell table:number-columns-repeated="1014"/>
        </table:table-row>
        <table:table-row table:style-name="ro44">
          <table:table-cell table:number-columns-repeated="3"/>
          <table:table-cell table:formula="of:=CONCATENATE([.E951];&quot;.&quot;;[.F951];&quot;.&quot;;[.G951])" office:value-type="string" office:string-value="tag.NAME.entry" calcext:value-type="string">
            <text:p>tag.NAME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tag - Create, list, delete or verify a tag object signed with GPG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4">
          <table:table-cell table:number-columns-repeated="3"/>
          <table:table-cell table:formula="of:=CONCATENATE([.E952];&quot;.&quot;;[.F952];&quot;.&quot;;[.G952])" office:value-type="string" office:string-value="tag.OPTIONS.[no-]merged[&lt;commit&gt;]" calcext:value-type="string">
            <text:p>tag.OPTIONS.[no-]merged[&lt;commit&gt;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[no-]merged[&lt;commit&gt;]</text:p>
          </table:table-cell>
          <table:table-cell table:style-name="ce3" office:value-type="string" calcext:value-type="string">
            <text:p>Only list tags whose tips are reachable, or not reachable if </text:p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6">
          <table:table-cell table:number-columns-repeated="3"/>
          <table:table-cell table:formula="of:=CONCATENATE([.E953];&quot;.&quot;;[.F953];&quot;.&quot;;[.G953])" office:value-type="string" office:string-value="tag.OPTIONS.annotate" calcext:value-type="string">
            <text:p>tag.OPTIONS.annotat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annotate</text:p>
          </table:table-cell>
          <table:table-cell table:style-name="ce3" office:value-type="string" calcext:value-type="string">
            <text:p>Make an unsigned, annotated tag object </text:p>
            <text:p/>
            <text:p/>
          </table:table-cell>
          <table:table-cell table:style-name="ce1"/>
          <table:table-cell table:style-name="ce3" office:value-type="string" calcext:value-type="string">
            <text:p>a</text:p>
          </table:table-cell>
          <table:table-cell table:number-columns-repeated="1014"/>
        </table:table-row>
        <table:table-row table:style-name="ro24">
          <table:table-cell table:number-columns-repeated="3"/>
          <table:table-cell table:formula="of:=CONCATENATE([.E954];&quot;.&quot;;[.F954];&quot;.&quot;;[.G954])" office:value-type="string" office:string-value="tag.OPTIONS.cleanup" calcext:value-type="string">
            <text:p>tag.OPTIONS.cleanup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leanup</text:p>
          </table:table-cell>
          <table:table-cell table:style-name="ce3" office:value-type="string" calcext:value-type="string">
            <text:p>This option see ts how the tag message is cleaned up. The &lt;mode&gt; can </text:p>
            <text:p>be one of verbatim, whitespace and strip. The strip mode is </text:p>
            <text:p>default. The verbatim mode does not change message at all, </text:p>
            <text:p>whitespace removes just leading/trailing whitespace lines and strip </text:p>
            <text:p>removes both whitespace and commentary. </text:p>
            <text:p/>
            <text:p/>
          </table:table-cell>
          <table:table-cell table:style-name="ce3" office:value-type="string" calcext:value-type="string">
            <text:p>&lt;mode&gt;</text:p>
          </table:table-cell>
          <table:table-cell table:style-name="ce1"/>
          <table:table-cell table:number-columns-repeated="1014"/>
        </table:table-row>
        <table:table-row table:style-name="ro46">
          <table:table-cell table:number-columns-repeated="3"/>
          <table:table-cell table:formula="of:=CONCATENATE([.E955];&quot;.&quot;;[.F955];&quot;.&quot;;[.G955])" office:value-type="string" office:string-value="tag.OPTIONS.contains[&lt;commit&gt;]" calcext:value-type="string">
            <text:p>tag.OPTIONS.contains[&lt;commit&gt;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ontains[&lt;commit&gt;]</text:p>
          </table:table-cell>
          <table:table-cell table:style-name="ce3" office:value-type="string" calcext:value-type="string">
            <text:p>Only list tags which contain the specified commit (HEAD if not </text:p>
            <text:p>specified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1">
          <table:table-cell table:number-columns-repeated="3"/>
          <table:table-cell table:formula="of:=CONCATENATE([.E956];&quot;.&quot;;[.F956];&quot;.&quot;;[.G956])" office:value-type="string" office:string-value="tag.OPTIONS.create-reflog" calcext:value-type="string">
            <text:p>tag.OPTIONS.create-reflog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create-reflog</text:p>
          </table:table-cell>
          <table:table-cell table:style-name="ce3" office:value-type="string" calcext:value-type="string">
            <text:p>Create a reflog for the tag. </text:p>
            <text:p/>
            <text:p>&lt;tagname&gt; </text:p>
            <text:p>The name of the tag to create, delete, or describe. The new tag </text:p>
            <text:p>name must pas all checks defined by git-check-ref-format(1). Some </text:p>
            <text:p>of these checks may restrict the characters allowed in a tag name. </text:p>
            <text:p/>
            <text:p>&lt;commit&gt;, &lt;object&gt; </text:p>
            <text:p>The object that the new tag will refer to, usually a commit. </text:p>
            <text:p>Defaults to HEAD. </text:p>
            <text:p/>
            <text:p>&lt;format&gt; </text:p>
            <text:p>A string that interpolates %(fieldname) from the object pointed at </text:p>
            <text:p>by a ref being shown. The format is the same as that of git-for- </text:p>
            <text:p>each-ref(1). When unspecified, defaults to %(refname:strip=2)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957];&quot;.&quot;;[.F957];&quot;.&quot;;[.G957])" office:value-type="string" office:string-value="tag.OPTIONS.delete" calcext:value-type="string">
            <text:p>tag.OPTIONS.delet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Delete existing tags with the given names. </text:p>
            <text:p/>
            <text:p/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number-columns-repeated="1014"/>
        </table:table-row>
        <table:table-row table:style-name="ro50">
          <table:table-cell table:number-columns-repeated="3"/>
          <table:table-cell table:formula="of:=CONCATENATE([.E958];&quot;.&quot;;[.F958];&quot;.&quot;;[.G958])" office:value-type="string" office:string-value="tag.OPTIONS.file" calcext:value-type="string">
            <text:p>tag.OPTIONS.fil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Take the tag message from the given file. Use - to read the message </text:p>
            <text:p>from the standard input. Implies -a if none of -a, -s, or -u </text:p>
            <text:p>&lt;keyid&gt; is given. </text:p>
            <text:p/>
            <text:p/>
          </table:table-cell>
          <table:table-cell table:style-name="ce3" office:value-type="string" calcext:value-type="string">
            <text:p>&lt;file&gt;</text:p>
          </table:table-cell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959];&quot;.&quot;;[.F959];&quot;.&quot;;[.G959])" office:value-type="string" office:string-value="tag.OPTIONS.force" calcext:value-type="string">
            <text:p>tag.OPTIONS.forc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Replace an existing tag with the given name (instead of failing) </text:p>
            <text:p/>
            <text:p/>
          </table:table-cell>
          <table:table-cell table:style-name="ce1"/>
          <table:table-cell table:style-name="ce3" office:value-type="string" calcext:value-type="string">
            <text:p>f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960];&quot;.&quot;;[.F960];&quot;.&quot;;[.G960])" office:value-type="string" office:string-value="tag.OPTIONS.fromthespecifiedcommit(HHeadiffnot" calcext:value-type="string">
            <text:p>tag.OPTIONS.fromthespecifiedcommit(HHeadiffnot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fromthespecifiedcommit(HHeadiffnot</text:p>
          </table:table-cell>
          <table:table-cell table:style-name="ce3" office:value-type="string" calcext:value-type="string">
            <text:p>specified). </text:p>
            <text:p/>
            <text:p>By default, git tag in sign-with-default mode (-s) will use your </text:p>
            <text:p>commiter identity (of the form Your Name &lt;your@email.addres&gt;) to find </text:p>
            <text:p>a key. If you want to use a different default key, you can specify it </text:p>
            <text:p>in the repository configuration as follows: </text:p>
            <text:p/>
            <text:p>[user] </text:p>
            <text:p>signingKey = &lt;gpg-keyid&gt; </text:p>
            <text:p/>
            <text:p/>
            <text:p/>
          </table:table-cell>
          <table:table-cell table:style-name="ce1"/>
          <table:table-cell table:style-name="ce3" office:value-type="string" calcext:value-type="string">
            <text:p>nno--mmergedd</text:p>
          </table:table-cell>
          <table:table-cell table:number-columns-repeated="1014"/>
        </table:table-row>
        <table:table-row table:style-name="ro46">
          <table:table-cell table:number-columns-repeated="3"/>
          <table:table-cell table:formula="of:=CONCATENATE([.E961];&quot;.&quot;;[.F961];&quot;.&quot;;[.G961])" office:value-type="string" office:string-value="tag.OPTIONS.list&lt;patern&gt;" calcext:value-type="string">
            <text:p>tag.OPTIONS.list&lt;patern&gt;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ist&lt;patern&gt;</text:p>
          </table:table-cell>
          <table:table-cell table:style-name="ce3" office:value-type="string" calcext:value-type="string">
            <text:p>List tags with names that match the given patern (or all if no </text:p>
            <text:p>patern is given). Running git tag without arguments also lists </text:p>
            <text:p>all tags. The patern is a shell wildcard (i.e., matched using </text:p>
            <text:p>fnmatch(3)). Multiple paterns may be given; if any of them </text:p>
            <text:p>matches, the tag is shown. </text:p>
            <text:p/>
            <text:p/>
          </table:table-cell>
          <table:table-cell table:style-name="ce1"/>
          <table:table-cell table:style-name="ce3" office:value-type="string" calcext:value-type="string">
            <text:p>l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962];&quot;.&quot;;[.F962];&quot;.&quot;;[.G962])" office:value-type="string" office:string-value="tag.OPTIONS.local-user" calcext:value-type="string">
            <text:p>tag.OPTIONS.local-user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local-user</text:p>
          </table:table-cell>
          <table:table-cell table:style-name="ce3" office:value-type="string" calcext:value-type="string">
            <text:p>Make a GPG-signed tag, using the given key. </text:p>
            <text:p/>
            <text:p/>
          </table:table-cell>
          <table:table-cell table:style-name="ce3" office:value-type="string" calcext:value-type="string">
            <text:p>&lt;keyid&gt;</text:p>
          </table:table-cell>
          <table:table-cell table:style-name="ce3" office:value-type="string" calcext:value-type="string">
            <text:p>u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963];&quot;.&quot;;[.F963];&quot;.&quot;;[.G963])" office:value-type="string" office:string-value="tag.OPTIONS.message" calcext:value-type="string">
            <text:p>tag.OPTIONS.messag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Use the given tag message (instead of prompting). If multiple -m </text:p>
            <text:p>options are given, their values are concatenated as see parate </text:p>
            <text:p>paragraphs. Implies -a if none of -a, -s, or -u &lt;keyid&gt; is given. </text:p>
            <text:p/>
            <text:p/>
          </table:table-cell>
          <table:table-cell table:style-name="ce3" office:value-type="string" calcext:value-type="string">
            <text:p>&lt;msg&gt;</text:p>
          </table:table-cell>
          <table:table-cell table:style-name="ce3" office:value-type="string" calcext:value-type="string">
            <text:p>m</text:p>
          </table:table-cell>
          <table:table-cell table:number-columns-repeated="1014"/>
        </table:table-row>
        <table:table-row table:style-name="ro24">
          <table:table-cell table:number-columns-repeated="3"/>
          <table:table-cell table:formula="of:=CONCATENATE([.E964];&quot;.&quot;;[.F964];&quot;.&quot;;[.G964])" office:value-type="string" office:string-value="tag.OPTIONS.n&lt;num&gt;" calcext:value-type="string">
            <text:p>tag.OPTIONS.n&lt;num&gt;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&lt;num&gt;</text:p>
          </table:table-cell>
          <table:table-cell table:style-name="ce3" office:value-type="string" calcext:value-type="string">
            <text:p>&lt;num&gt; specifies how many lines from the annotation, if any, are </text:p>
            <text:p>printed when using -l. The default is not to print any annotation </text:p>
            <text:p>lines. If no number is given to -n, only the first line is printed. </text:p>
            <text:p>If the tag is not annotated, the commit message is displayed </text:p>
            <text:p>instead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3">
          <table:table-cell table:number-columns-repeated="3"/>
          <table:table-cell table:formula="of:=CONCATENATE([.E965];&quot;.&quot;;[.F965];&quot;.&quot;;[.G965])" office:value-type="string" office:string-value="tag.OPTIONS.no-column" calcext:value-type="string">
            <text:p>tag.OPTIONS.no-column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no-column</text:p>
          </table:table-cell>
          <table:table-cell table:style-name="ce3" office:value-type="string" calcext:value-type="string">
            <text:p>Display tag listing in columns. see  configuration variable </text:p>
            <text:p>column.tag for option syntax.----ccolluummnn and --no-column without </text:p>
            <text:p>options are equivalent to always and never respectively. </text:p>
            <text:p/>
            <text:p>This option is only applicable when listing tags without annotation </text:p>
            <text:p>lines. </text:p>
            <text:p/>
            <text:p/>
          </table:table-cell>
          <table:table-cell table:style-name="ce1"/>
          <table:table-cell table:style-name="ce3" office:value-type="string" calcext:value-type="string">
            <text:p>column[=&lt;options&gt;]</text:p>
          </table:table-cell>
          <table:table-cell table:number-columns-repeated="1014"/>
        </table:table-row>
        <table:table-row table:style-name="ro29">
          <table:table-cell table:number-columns-repeated="3"/>
          <table:table-cell table:formula="of:=CONCATENATE([.E966];&quot;.&quot;;[.F966];&quot;.&quot;;[.G966])" office:value-type="string" office:string-value="tag.OPTIONS.points-at&lt;object&gt;" calcext:value-type="string">
            <text:p>tag.OPTIONS.points-at&lt;object&gt;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points-at&lt;object&gt;</text:p>
          </table:table-cell>
          <table:table-cell table:style-name="ce3" office:value-type="string" calcext:value-type="string">
            <text:p>Only list tags of the given object. </text:p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44">
          <table:table-cell table:number-columns-repeated="3"/>
          <table:table-cell table:formula="of:=CONCATENATE([.E967];&quot;.&quot;;[.F967];&quot;.&quot;;[.G967])" office:value-type="string" office:string-value="tag.OPTIONS.sign" calcext:value-type="string">
            <text:p>tag.OPTIONS.sign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ign</text:p>
          </table:table-cell>
          <table:table-cell table:style-name="ce3" office:value-type="string" calcext:value-type="string">
            <text:p>Make a GPG-signed tag, using the default e-mail addres's key. </text:p>
            <text:p/>
            <text:p/>
          </table:table-cell>
          <table:table-cell table:style-name="ce1"/>
          <table:table-cell table:style-name="ce3" office:value-type="string" calcext:value-type="string">
            <text:p>s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968];&quot;.&quot;;[.F968];&quot;.&quot;;[.G968])" office:value-type="string" office:string-value="tag.OPTIONS.sort" calcext:value-type="string">
            <text:p>tag.OPTIONS.sort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Sort based on the key given. Prefix - to sort in descending order </text:p>
            <text:p>of the value. You may use the -sort=&lt;key&gt; option multiple times, </text:p>
            <text:p>in which case the last key becomes the primary key. Also supports </text:p>
            <text:p>version:refname or v:refname (tag names are treeated as </text:p>
            <text:p>versions). The version:refname sort order can also be afected by </text:p>
            <text:p>the versionsort.prereleaseSufix configuration variable. The keys </text:p>
            <text:p>supported are the same as those in git for-each-ref. Sort order </text:p>
            <text:p>defaults to the value configured for the tag.sort variable if it </text:p>
            <text:p>exists, or lexicographic order otherwise. see  git-config(1). </text:p>
            <text:p/>
            <text:p/>
          </table:table-cell>
          <table:table-cell table:style-name="ce3" office:value-type="string" calcext:value-type="string">
            <text:p>&lt;key&gt;</text:p>
          </table:table-cell>
          <table:table-cell table:style-name="ce1"/>
          <table:table-cell table:number-columns-repeated="1014"/>
        </table:table-row>
        <table:table-row table:style-name="ro26">
          <table:table-cell table:number-columns-repeated="3"/>
          <table:table-cell table:formula="of:=CONCATENATE([.E969];&quot;.&quot;;[.F969];&quot;.&quot;;[.G969])" office:value-type="string" office:string-value="tag.OPTIONS.verify" calcext:value-type="string">
            <text:p>tag.OPTIONS.verif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verify</text:p>
          </table:table-cell>
          <table:table-cell table:style-name="ce3" office:value-type="string" calcext:value-type="string">
            <text:p>Verify the GPG signature of the given tag names. </text:p>
            <text:p/>
            <text:p/>
          </table:table-cell>
          <table:table-cell table:style-name="ce1"/>
          <table:table-cell table:style-name="ce3" office:value-type="string" calcext:value-type="string">
            <text:p>v</text:p>
          </table:table-cell>
          <table:table-cell table:number-columns-repeated="1014"/>
        </table:table-row>
        <table:table-row table:style-name="ro44">
          <table:table-cell table:number-columns-repeated="3"/>
          <table:table-cell table:formula="of:=CONCATENATE([.E970];&quot;.&quot;;[.F970];&quot;.&quot;;[.G970])" office:value-type="string" office:string-value="tag.SEE ALSO.entry" calcext:value-type="string">
            <text:p>tag.SEE ALSO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SEE ALSO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-check-ref-format(1). git-config(1). </text:p>
            <text:p/>
            <text:p>Part of the git(1) suite </text:p>
            <text:p/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24">
          <table:table-cell table:number-columns-repeated="3"/>
          <table:table-cell table:formula="of:=CONCATENATE([.E971];&quot;.&quot;;[.F971];&quot;.&quot;;[.G971])" office:value-type="string" office:string-value="tag.SYNOPSIS.entry" calcext:value-type="string">
            <text:p>tag.SYNOPSIS.entry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SYNOPSIS</text:p>
          </table:table-cell>
          <table:table-cell table:style-name="ce1" office:value-type="string" calcext:value-type="string">
            <text:p>entry</text:p>
          </table:table-cell>
          <table:table-cell table:style-name="ce3" office:value-type="string" calcext:value-type="string">
            <text:p>git tag [-a | -s | -u &lt;keyid&gt;] [-f] [-m &lt;msg&gt; | -F &lt;file&gt;] </text:p>
            <text:p>&lt;tagname&gt; [&lt;commit&gt; | &lt;object&gt;] </text:p>
            <text:p>git tag -d &lt;tagname&gt;... </text:p>
            <text:p>git tag [-n[&lt;num&gt;]] -l [--contains &lt;commit&gt;] [--points-at &lt;object&gt;] </text:p>
            <text:p>[--column[=&lt;options&gt;] | -no-column] [--create-reflog] [--sort=&lt;key&gt;] </text:p>
            <text:p>[--format=&lt;format&gt;] [--[no-]merged [&lt;commit&gt;]] [&lt;patern&gt;...] </text:p>
            <text:p>git tag -v &lt;tagname&gt;... </text:p>
            <text:p/>
            <text:p/>
            <text:p/>
          </table:table-cell>
          <table:table-cell table:style-name="ce1" table:number-columns-repeated="2"/>
          <table:table-cell table:number-columns-repeated="1014"/>
        </table:table-row>
        <table:table-row table:style-name="ro1" table:number-rows-repeated="10476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Manuell.$A$1" table:cell-range-address="$Manuell.$D$1:.$J$971"/>
          <table:named-range table:name="_xlnm._FilterDatabase_0" table:base-cell-address="$Manuell.$A$1" table:cell-range-address="$Manuell.$E$1:.$J$971"/>
          <table:named-range table:name="_xlnm._FilterDatabase_0_0" table:base-cell-address="$Manuell.$A$1" table:cell-range-address="$Manuell.$E$1:.$J$971"/>
          <table:named-range table:name="_xlnm._FilterDatabase_0_0_0" table:base-cell-address="$Manuell.$A$1" table:cell-range-address="$Manuell.$E$1:.$J$971"/>
        </table:named-expressions>
      </table:table>
      <table:table table:name="Sheet2" table:style-name="ta2"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add</text:p>
          </table:table-cell>
          <table:table-cell table:formula="of:=CONCATENATE(&quot;* [&quot;;[.A1];&quot;](&quot;;[.A1];&quot;)&quot;)" office:value-type="string" office:string-value="* [add](add)" calcext:value-type="string">
            <text:p>* [add](ad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sect</text:p>
          </table:table-cell>
          <table:table-cell table:formula="of:=CONCATENATE(&quot;* [&quot;;[.A2];&quot;](&quot;;[.A2];&quot;)&quot;)" office:value-type="string" office:string-value="* [bisect](bisect)" calcext:value-type="string">
            <text:p>* [bisect](bisec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</text:p>
          </table:table-cell>
          <table:table-cell table:formula="of:=CONCATENATE(&quot;* [&quot;;[.A3];&quot;](&quot;;[.A3];&quot;)&quot;)" office:value-type="string" office:string-value="* [branch](branch)" calcext:value-type="string">
            <text:p>* [branch](branc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out</text:p>
          </table:table-cell>
          <table:table-cell table:formula="of:=CONCATENATE(&quot;* [&quot;;[.A4];&quot;](&quot;;[.A4];&quot;)&quot;)" office:value-type="string" office:string-value="* [checkout](checkout)" calcext:value-type="string">
            <text:p>* [checkout](checkou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</text:p>
          </table:table-cell>
          <table:table-cell table:formula="of:=CONCATENATE(&quot;* [&quot;;[.A5];&quot;](&quot;;[.A5];&quot;)&quot;)" office:value-type="string" office:string-value="* [clone](clone)" calcext:value-type="string">
            <text:p>* [clone](clon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it</text:p>
          </table:table-cell>
          <table:table-cell table:formula="of:=CONCATENATE(&quot;* [&quot;;[.A6];&quot;](&quot;;[.A6];&quot;)&quot;)" office:value-type="string" office:string-value="* [commit](commit)" calcext:value-type="string">
            <text:p>* [commit](commi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</text:p>
          </table:table-cell>
          <table:table-cell table:formula="of:=CONCATENATE(&quot;* [&quot;;[.A7];&quot;](&quot;;[.A7];&quot;)&quot;)" office:value-type="string" office:string-value="* [diff](diff)" calcext:value-type="string">
            <text:p>* [diff](diff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tch</text:p>
          </table:table-cell>
          <table:table-cell table:formula="of:=CONCATENATE(&quot;* [&quot;;[.A8];&quot;](&quot;;[.A8];&quot;)&quot;)" office:value-type="string" office:string-value="* [fetch](fetch)" calcext:value-type="string">
            <text:p>* [fetch](fetc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p</text:p>
          </table:table-cell>
          <table:table-cell table:formula="of:=CONCATENATE(&quot;* [&quot;;[.A9];&quot;](&quot;;[.A9];&quot;)&quot;)" office:value-type="string" office:string-value="* [grep](grep)" calcext:value-type="string">
            <text:p>* [grep](grep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</text:p>
          </table:table-cell>
          <table:table-cell table:formula="of:=CONCATENATE(&quot;* [&quot;;[.A10];&quot;](&quot;;[.A10];&quot;)&quot;)" office:value-type="string" office:string-value="* [init](init)" calcext:value-type="string">
            <text:p>* [init](ini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</text:p>
          </table:table-cell>
          <table:table-cell table:formula="of:=CONCATENATE(&quot;* [&quot;;[.A11];&quot;](&quot;;[.A11];&quot;)&quot;)" office:value-type="string" office:string-value="* [log](log)" calcext:value-type="string">
            <text:p>* [log](log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ge</text:p>
          </table:table-cell>
          <table:table-cell table:formula="of:=CONCATENATE(&quot;* [&quot;;[.A12];&quot;](&quot;;[.A12];&quot;)&quot;)" office:value-type="string" office:string-value="* [merge](merge)" calcext:value-type="string">
            <text:p>* [merge](mer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v</text:p>
          </table:table-cell>
          <table:table-cell table:formula="of:=CONCATENATE(&quot;* [&quot;;[.A13];&quot;](&quot;;[.A13];&quot;)&quot;)" office:value-type="string" office:string-value="* [mv](mv)" calcext:value-type="string">
            <text:p>* [mv](mv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table:formula="of:=CONCATENATE(&quot;* [&quot;;[.A14];&quot;](&quot;;[.A14];&quot;)&quot;)" office:value-type="string" office:string-value="* [pull](pull)" calcext:value-type="string">
            <text:p>* [pull](pul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</text:p>
          </table:table-cell>
          <table:table-cell table:formula="of:=CONCATENATE(&quot;* [&quot;;[.A15];&quot;](&quot;;[.A15];&quot;)&quot;)" office:value-type="string" office:string-value="* [push](push)" calcext:value-type="string">
            <text:p>* [push](pus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base</text:p>
          </table:table-cell>
          <table:table-cell table:formula="of:=CONCATENATE(&quot;* [&quot;;[.A16];&quot;](&quot;;[.A16];&quot;)&quot;)" office:value-type="string" office:string-value="* [rebase](rebase)" calcext:value-type="string">
            <text:p>* [rebase](rebas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t</text:p>
          </table:table-cell>
          <table:table-cell table:formula="of:=CONCATENATE(&quot;* [&quot;;[.A17];&quot;](&quot;;[.A17];&quot;)&quot;)" office:value-type="string" office:string-value="* [reset](reset)" calcext:value-type="string">
            <text:p>* [reset](rese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</text:p>
          </table:table-cell>
          <table:table-cell table:formula="of:=CONCATENATE(&quot;* [&quot;;[.A18];&quot;](&quot;;[.A18];&quot;)&quot;)" office:value-type="string" office:string-value="* [rm](rm)" calcext:value-type="string">
            <text:p>* [rm](r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</text:p>
          </table:table-cell>
          <table:table-cell table:formula="of:=CONCATENATE(&quot;* [&quot;;[.A19];&quot;](&quot;;[.A19];&quot;)&quot;)" office:value-type="string" office:string-value="* [show](show)" calcext:value-type="string">
            <text:p>* [show](show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sh</text:p>
          </table:table-cell>
          <table:table-cell table:formula="of:=CONCATENATE(&quot;* [&quot;;[.A20];&quot;](&quot;;[.A20];&quot;)&quot;)" office:value-type="string" office:string-value="* [stash](stash)" calcext:value-type="string">
            <text:p>* [stash](stas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table:formula="of:=CONCATENATE(&quot;* [&quot;;[.A21];&quot;](&quot;;[.A21];&quot;)&quot;)" office:value-type="string" office:string-value="* [status](status)" calcext:value-type="string">
            <text:p>* [status](statu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</text:p>
          </table:table-cell>
          <table:table-cell table:formula="of:=CONCATENATE(&quot;* [&quot;;[.A22];&quot;](&quot;;[.A22];&quot;)&quot;)" office:value-type="string" office:string-value="* [tag](tag)" calcext:value-type="string">
            <text:p>* [tag](tag)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nuell.A1:Manuell.J97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nuell" style:display-name="PageStyle_Manuel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3:44:39</meta:creation-date>
    <dc:language>de-DE</dc:language>
    <dc:date>2018-04-08T07:54:49.583404241</dc:date>
    <meta:editing-cycles>17</meta:editing-cycles>
    <meta:editing-duration>PT11H30M46S</meta:editing-duration>
    <meta:generator>LibreOffice/5.0.6.3$MacOSX_X86_64 LibreOffice_project/490fc03b25318460cfc54456516ea2519c11d1aa</meta:generator>
    <meta:document-statistic meta:table-count="2" meta:cell-count="5190" meta:object-count="0"/>
  </office:meta>
</office:document-meta>
</file>